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B8000022BF00002711669DE402.wmf"/>
  <manifest:file-entry manifest:media-type="" manifest:full-path="Pictures/2000010A00001D0B000015E1CE431587.wmf"/>
  <manifest:file-entry manifest:media-type="" manifest:full-path="Pictures/2000017B00002711000011FDEF655B50.wmf"/>
  <manifest:file-entry manifest:media-type="" manifest:full-path="Pictures/2000010C0000271100001E3C6F910856.wmf"/>
  <manifest:file-entry manifest:media-type="image/png" manifest:full-path="Pictures/10000000000000400000004077CDC8F9.png"/>
  <manifest:file-entry manifest:media-type="" manifest:full-path="Pictures/2000021400002012000014BDE806DA07.wmf"/>
  <manifest:file-entry manifest:media-type="" manifest:full-path="Pictures/200003EF000027110000104E5711B969.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harter1" svg:font-family="Charter"/>
    <style:font-face style:name="Courier1" svg:font-family="Courier" style:font-family-generic="modern" style:font-pitch="fixed"/>
    <style:font-face style:name="Cumberland" svg:font-family="Cumberland" style:font-family-generic="modern" style:font-pitch="fixed"/>
    <style:font-face style:name="Nimbus Mono L" svg:font-family="'Nimbus Mono L'" style:font-family-generic="modern" style:font-pitch="fixed"/>
    <style:font-face style:name="Courier" svg:font-family="Courier" style:font-family-generic="roman" style:font-pitch="fixed"/>
    <style:font-face style:name="Albany AMT" svg:font-family="'Albany AMT'" style:font-pitch="variable"/>
    <style:font-face style:name="Andale Sans UI" svg:font-family="'Andale Sans UI'" style:font-pitch="variable"/>
    <style:font-face style:name="Arial Unicode MS" svg:font-family="'Arial Unicode MS'" style:font-pitch="variable"/>
    <style:font-face style:name="Charter" svg:font-family="Charter" style:font-pitch="variable"/>
    <style:font-face style:name="HG Mincho Light J" svg:font-family="'HG Mincho Light J'" style:font-pitch="variable"/>
    <style:font-face style:name="Lucidasans" svg:font-family="Lucidasans" style:font-pitch="variable"/>
    <style:font-face style:name="Thorndale" svg:font-family="Thorndale" style:font-pitch="variable"/>
    <style:font-face style:name="cmmi10" svg:font-family="cmmi10" style:font-pitch="variable"/>
    <style:font-face style:name="Courier2" svg:font-family="Courier" style:font-family-generic="modern" style:font-pitch="variable"/>
    <style:font-face style:name="Charter2" svg:font-family="Charter" style:font-family-generic="roman" style:font-pitch="variable"/>
    <style:font-face style:name="Thorndale1" svg:font-family="Thorndale" style:font-family-generic="roman" style:font-pitch="variable"/>
    <style:font-face style:name="Times" svg:font-family="Times" style:font-family-generic="roman" style:font-pitch="variable"/>
    <style:font-face style:name="Arial" svg:font-family="Arial" style:font-family-generic="swiss" style:font-pitch="variable"/>
    <style:font-face style:name="Lucidatypewriter" svg:font-family="Lucidatypewriter" style:font-family-generic="swiss" style:font-pitch="variable"/>
    <style:font-face style:name="helvetica" svg:font-family="helvetica" style:font-family-generic="swiss" style:font-pitch="variable"/>
  </office:font-face-decls>
  <office:automatic-styles>
    <style:style style:name="P1" style:family="paragraph" style:parent-style-name="Standard">
      <style:paragraph-properties fo:text-align="center" style:justify-single-word="false"/>
      <style:text-properties style:font-name="Charter" fo:font-weight="normal"/>
    </style:style>
    <style:style style:name="P2" style:family="paragraph" style:parent-style-name="Standard">
      <style:paragraph-properties fo:text-align="center" style:justify-single-word="false"/>
      <style:text-properties style:font-name="Charter"/>
    </style:style>
    <style:style style:name="P3" style:family="paragraph" style:parent-style-name="Standard">
      <style:paragraph-properties fo:text-align="center" style:justify-single-word="false"/>
      <style:text-properties style:font-name="Charter" fo:font-size="18pt" style:text-underline-style="none"/>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text-properties fo:color="#800000" fo:font-size="13pt" style:font-size-asian="13pt" style:font-size-complex="13pt"/>
    </style:style>
    <style:style style:name="P6" style:family="paragraph" style:parent-style-name="Standard" style:list-style-name="L1">
      <style:paragraph-properties fo:break-before="page"/>
      <style:text-properties style:font-name="Charter" fo:font-size="16pt"/>
    </style:style>
    <style:style style:name="P7" style:family="paragraph" style:parent-style-name="Standard">
      <style:text-properties style:font-name="Charter" fo:font-size="12pt"/>
    </style:style>
    <style:style style:name="P8" style:family="paragraph" style:parent-style-name="Standard" style:list-style-name="L2">
      <style:text-properties style:font-name="Charter" fo:font-size="12pt"/>
    </style:style>
    <style:style style:name="P9" style:family="paragraph" style:parent-style-name="Standard" style:list-style-name="L2">
      <style:paragraph-properties fo:margin-left="0cm" fo:margin-right="0.06cm" fo:text-indent="0cm" style:auto-text-indent="false"/>
      <style:text-properties style:font-name="Charter" fo:font-size="12pt"/>
    </style:style>
    <style:style style:name="P10" style:family="paragraph" style:parent-style-name="Standard">
      <style:text-properties style:font-name="Charter"/>
    </style:style>
    <style:style style:name="P11" style:family="paragraph" style:parent-style-name="Standard">
      <style:paragraph-properties fo:break-before="page"/>
    </style:style>
    <style:style style:name="P12" style:family="paragraph" style:parent-style-name="Standard" style:list-style-name="L3">
      <style:text-properties style:font-name="Charter" fo:font-size="16pt"/>
    </style:style>
    <style:style style:name="P13" style:family="paragraph" style:parent-style-name="Standard">
      <style:text-properties style:font-name="Charter" fo:font-size="14pt"/>
    </style:style>
    <style:style style:name="P14" style:family="paragraph" style:parent-style-name="Standard" style:list-style-name="L4">
      <style:text-properties style:font-name="Charter" fo:font-size="14pt"/>
    </style:style>
    <style:style style:name="P15" style:family="paragraph">
      <style:paragraph-properties fo:text-align="center"/>
    </style:style>
    <style:style style:name="P16" style:family="paragraph">
      <style:paragraph-properties fo:margin-left="0cm" fo:margin-right="0cm" fo:margin-top="0cm" fo:margin-bottom="0cm" fo:line-height="100%" fo:text-align="start" text:enable-numbering="false" fo:text-indent="0cm"/>
    </style:style>
    <style:style style:name="P17" style:family="paragraph">
      <style:paragraph-properties fo:margin-left="0cm" fo:margin-right="0cm" fo:margin-top="0cm" fo:margin-bottom="0cm" fo:line-height="100%" fo:text-align="start" text:enable-numbering="false" fo:text-indent="0cm">
        <style:tab-stops/>
      </style:paragraph-properties>
      <style:text-properties fo:color="#000000" style:text-outline="false" style:text-line-through-style="none" style:text-position="0% 100%" style:font-name="Times" fo:font-size="24pt" fo:letter-spacing="normal" fo:font-style="normal" fo:text-shadow="none" style:text-underline-style="none" fo:font-weight="normal" style:text-underline-mode="continuous" style:text-line-through-mode="continuous" style:letter-kerning="false" style:text-scale="0%" fo:hyphenate="false"/>
    </style:style>
    <style:style style:name="P18" style:family="paragraph">
      <style:paragraph-properties fo:margin-left="0cm" fo:margin-right="0cm" fo:margin-top="0cm" fo:margin-bottom="0cm" fo:line-height="100%" fo:text-align="start" text:enable-numbering="false" fo:text-indent="0cm">
        <style:tab-stops/>
      </style:paragraph-properties>
      <style:text-properties fo:color="#000000" style:text-outline="false" style:text-line-through-style="none" style:text-position="0% 100%" style:font-name="Times" fo:font-size="16pt" fo:letter-spacing="normal" fo:font-style="normal" fo:text-shadow="none" style:text-underline-style="none" fo:font-weight="normal" style:text-underline-mode="continuous" style:text-line-through-mode="continuous" style:letter-kerning="false" style:text-scale="0%" fo:hyphenate="false"/>
    </style:style>
    <style:style style:name="P19" style:family="paragraph" style:parent-style-name="Standard">
      <style:paragraph-properties fo:break-before="page"/>
      <style:text-properties style:font-name="Charter"/>
    </style:style>
    <style:style style:name="P20" style:family="paragraph" style:parent-style-name="Standard">
      <style:text-properties style:font-name="Charter" fo:font-style="normal"/>
    </style:style>
    <style:style style:name="P21" style:family="paragraph">
      <style:paragraph-properties fo:margin-left="0cm" fo:margin-right="0cm" fo:margin-top="0cm" fo:margin-bottom="0cm" fo:line-height="100%" fo:text-align="start" text:enable-numbering="false" fo:text-indent="0cm">
        <style:tab-stops/>
      </style:paragraph-properties>
      <style:text-properties fo:color="#000000" style:text-outline="false" style:text-line-through-style="none" style:text-position="0% 100%" style:font-name="Times" fo:font-size="10pt" fo:letter-spacing="normal" fo:font-style="normal" fo:text-shadow="none" style:text-underline-style="none" fo:font-weight="normal" style:text-underline-mode="continuous" style:text-line-through-mode="continuous" style:letter-kerning="false" style:text-scale="0%" fo:hyphenate="false"/>
    </style:style>
    <style:style style:name="P22" style:family="paragraph" style:parent-style-name="Standard" style:list-style-name="L5"/>
    <style:style style:name="P23" style:family="paragraph" style:parent-style-name="Standard">
      <style:text-properties style:font-name="Lucidatypewriter" fo:font-size="10pt"/>
    </style:style>
    <style:style style:name="P24" style:family="paragraph">
      <style:paragraph-properties fo:margin-left="0cm" fo:margin-right="0cm" fo:margin-top="0cm" fo:margin-bottom="0cm" fo:line-height="100%" fo:text-align="start" fo:text-indent="0cm"/>
    </style:style>
    <style:style style:name="P25" style:family="paragraph">
      <style:paragraph-properties fo:margin-left="0cm" fo:margin-right="0cm" fo:margin-top="0cm" fo:margin-bottom="0cm" fo:line-height="100%" fo:text-align="start" text:enable-numbering="false" fo:text-indent="0cm">
        <style:tab-stops/>
      </style:paragraph-properties>
      <style:text-properties fo:color="#000000" style:text-outline="false" style:text-line-through-style="none" style:text-position="0% 100%" style:font-name="Times" fo:font-size="12pt" fo:letter-spacing="normal" fo:font-style="normal" fo:text-shadow="none" style:text-underline-style="none" fo:font-weight="normal" style:text-underline-mode="continuous" style:text-line-through-mode="continuous" style:letter-kerning="false" style:text-scale="0%" fo:hyphenate="false"/>
    </style:style>
    <style:style style:name="P26" style:family="paragraph" style:parent-style-name="Standard" style:list-style-name="L6">
      <style:text-properties style:font-name="Charter" fo:font-size="12pt"/>
    </style:style>
    <style:style style:name="P27" style:family="paragraph" style:parent-style-name="Standard" style:list-style-name="L7">
      <style:text-properties style:font-name="Charter" fo:font-size="12pt"/>
    </style:style>
    <style:style style:name="P28" style:family="paragraph" style:parent-style-name="Standard">
      <style:text-properties style:font-name="Lucidatypewriter"/>
    </style:style>
    <style:style style:name="P29" style:family="paragraph" style:parent-style-name="Standard">
      <style:paragraph-properties fo:margin-left="0cm" fo:margin-right="-0.321cm" fo:text-indent="0cm" style:auto-text-indent="false"/>
      <style:text-properties style:font-name="Charter"/>
    </style:style>
    <style:style style:name="P30" style:family="paragraph" style:parent-style-name="Standard">
      <style:text-properties style:font-name="Charter" fo:font-style="normal" style:font-style-asian="normal" style:font-style-complex="normal"/>
    </style:style>
    <style:style style:name="P31" style:family="paragraph" style:parent-style-name="Standard">
      <style:text-properties style:font-name="Courier1"/>
    </style:style>
    <style:style style:name="P32" style:family="paragraph" style:parent-style-name="Preformatted_20_Text">
      <style:paragraph-properties fo:text-align="start" style:justify-single-word="false"/>
      <style:text-properties style:font-name="Charter"/>
    </style:style>
    <style:style style:name="P33" style:family="paragraph" style:parent-style-name="Preformatted_20_Text">
      <style:text-properties style:font-name="Courier1" fo:font-size="12pt" style:font-size-asian="12pt" style:font-size-complex="12pt"/>
    </style:style>
    <style:style style:name="P34" style:family="paragraph" style:parent-style-name="Preformatted_20_Text">
      <style:paragraph-properties fo:text-align="start" style:justify-single-word="false"/>
      <style:text-properties style:font-name="Courier1" fo:font-size="12pt" style:font-size-asian="12pt" style:font-size-complex="12pt"/>
    </style:style>
    <style:style style:name="P35" style:family="paragraph" style:parent-style-name="Preformatted_20_Text">
      <style:text-properties style:font-name="Courier1"/>
    </style:style>
    <style:style style:name="P36" style:family="paragraph" style:parent-style-name="Preformatted_20_Text">
      <style:text-properties style:font-name="Charter1" fo:font-size="12pt" style:font-size-asian="12pt" style:font-size-complex="12pt"/>
    </style:style>
    <style:style style:name="P37" style:family="paragraph" style:parent-style-name="Preformatted_20_Text">
      <style:text-properties style:font-name="Charter1" fo:font-size="12pt" fo:font-style="normal" style:font-size-asian="12pt" style:font-style-asian="normal" style:font-size-complex="12pt" style:font-style-complex="normal"/>
    </style:style>
    <style:style style:name="P38" style:family="paragraph" style:parent-style-name="Preformatted_20_Text">
      <style:text-properties style:font-name="Charter"/>
    </style:style>
    <style:style style:name="P39" style:family="paragraph" style:parent-style-name="Standard">
      <style:text-properties style:font-name="Courier1" style:text-underline-style="none"/>
    </style:style>
    <style:style style:name="P40" style:family="paragraph" style:parent-style-name="Standard">
      <style:text-properties fo:font-style="normal" style:font-style-asian="normal" style:font-style-complex="normal"/>
    </style:style>
    <style:style style:name="P41" style:family="paragraph" style:parent-style-name="Standard">
      <style:text-properties fo:color="#00ff00" style:font-name="Courier1" fo:font-weight="bold" style:font-weight-asian="bold" style:font-weight-complex="bold"/>
    </style:style>
    <style:style style:name="P42" style:family="paragraph" style:parent-style-name="Standard">
      <style:text-properties fo:color="#000000" style:font-name="Courier1" fo:font-weight="normal" style:font-weight-asian="normal" style:font-weight-complex="normal"/>
    </style:style>
    <style:style style:name="P43" style:family="paragraph" style:parent-style-name="Standard">
      <style:text-properties fo:color="#000000" style:font-name="Courier1"/>
    </style:style>
    <style:style style:name="P44" style:family="paragraph" style:parent-style-name="Standard">
      <style:text-properties fo:color="#000000" style:font-name="Charter1" fo:font-style="normal" style:font-style-asian="normal" style:font-style-complex="normal"/>
    </style:style>
    <style:style style:name="P45" style:family="paragraph" style:parent-style-name="Standard">
      <style:paragraph-properties fo:text-align="start" style:justify-single-word="false"/>
      <style:text-properties style:font-name="Charter"/>
    </style:style>
    <style:style style:name="P46" style:family="paragraph" style:parent-style-name="Standard">
      <style:paragraph-properties fo:text-align="start" style:justify-single-word="false"/>
      <style:text-properties style:font-name="Charter" fo:font-style="normal" style:font-style-asian="normal" style:font-style-complex="normal"/>
    </style:style>
    <style:style style:name="P47" style:family="paragraph" style:parent-style-name="Standard">
      <style:text-properties style:font-name="Charter" fo:font-weight="bold" style:font-weight-asian="bold" style:font-weight-complex="bold"/>
    </style:style>
    <style:style style:name="P48" style:family="paragraph" style:parent-style-name="Standard">
      <style:text-properties style:font-name="Charter" fo:font-style="normal" fo:font-weight="normal" style:font-style-asian="normal" style:font-weight-asian="normal" style:font-style-complex="normal" style:font-weight-complex="normal"/>
    </style:style>
    <style:style style:name="P49" style:family="paragraph" style:parent-style-name="Standard">
      <style:paragraph-properties fo:margin-left="0cm" fo:margin-right="-0.434cm" fo:text-indent="0cm" style:auto-text-indent="false"/>
    </style:style>
    <style:style style:name="P50" style:family="paragraph" style:parent-style-name="Standard" style:list-style-name="L8">
      <style:text-properties style:font-name="Charter"/>
    </style:style>
    <style:style style:name="P51" style:family="paragraph" style:parent-style-name="Standard" style:list-style-name="L9">
      <style:text-properties style:font-name="Charter"/>
    </style:style>
    <style:style style:name="P52" style:family="paragraph" style:parent-style-name="Standard" style:list-style-name="L10">
      <style:text-properties style:font-name="Charter"/>
    </style:style>
    <style:style style:name="P53" style:family="paragraph" style:parent-style-name="Standard" style:list-style-name="L11">
      <style:text-properties style:font-name="Charter"/>
    </style:style>
    <style:style style:name="P54" style:family="paragraph" style:parent-style-name="Standard" style:list-style-name="L12">
      <style:text-properties style:font-name="Charter"/>
    </style:style>
    <style:style style:name="P55" style:family="paragraph" style:parent-style-name="Standard" style:list-style-name="L13">
      <style:text-properties style:font-name="Charter"/>
    </style:style>
    <style:style style:name="P56" style:family="paragraph" style:parent-style-name="Standard" style:list-style-name="L14">
      <style:text-properties style:font-name="Charter"/>
    </style:style>
    <style:style style:name="P57" style:family="paragraph" style:parent-style-name="Standard" style:list-style-name="L15">
      <style:text-properties style:font-name="Charter"/>
    </style:style>
    <style:style style:name="P58" style:family="paragraph" style:parent-style-name="Standard" style:list-style-name="L16">
      <style:text-properties style:font-name="Charter"/>
    </style:style>
    <style:style style:name="P59" style:family="paragraph" style:parent-style-name="Standard" style:list-style-name="L17">
      <style:text-properties style:font-name="Charter"/>
    </style:style>
    <style:style style:name="P60" style:family="paragraph" style:parent-style-name="Standard" style:list-style-name="L18">
      <style:text-properties style:font-name="Charter" fo:font-size="14pt"/>
    </style:style>
    <style:style style:name="P61" style:family="paragraph" style:parent-style-name="Standard" style:list-style-name="L19">
      <style:text-properties style:font-name="Charter"/>
    </style:style>
    <style:style style:name="P62" style:family="paragraph" style:parent-style-name="Standard" style:list-style-name="L20">
      <style:text-properties style:font-name="Charter"/>
    </style:style>
    <style:style style:name="P63" style:family="paragraph" style:parent-style-name="Standard" style:list-style-name="L21">
      <style:text-properties style:font-name="Charter" fo:font-style="normal"/>
    </style:style>
    <style:style style:name="P64" style:family="paragraph" style:parent-style-name="Standard" style:list-style-name="L22"/>
    <style:style style:name="P65" style:family="paragraph" style:parent-style-name="Standard" style:list-style-name="L23"/>
    <style:style style:name="P66" style:family="paragraph" style:parent-style-name="Standard">
      <style:text-properties fo:font-style="normal" style:text-underline-style="none"/>
    </style:style>
    <style:style style:name="P67" style:family="paragraph" style:parent-style-name="Standard" style:list-style-name="L24">
      <style:text-properties style:font-name="Charter" fo:font-style="italic"/>
    </style:style>
    <style:style style:name="P68" style:family="paragraph" style:parent-style-name="Standard" style:list-style-name="L25">
      <style:text-properties style:font-name="Charter" fo:font-style="italic"/>
    </style:style>
    <style:style style:name="P69" style:family="paragraph" style:parent-style-name="Standard" style:list-style-name="L26">
      <style:text-properties style:font-name="Charter"/>
    </style:style>
    <style:style style:name="P70" style:family="paragraph" style:parent-style-name="Standard" style:list-style-name="L27">
      <style:text-properties style:font-name="Charter" fo:font-style="italic"/>
    </style:style>
    <style:style style:name="P71" style:family="paragraph" style:parent-style-name="Standard" style:list-style-name="L28">
      <style:text-properties style:font-name="Charter" fo:font-size="14pt"/>
    </style:style>
    <style:style style:name="P72" style:family="paragraph" style:parent-style-name="Standard">
      <style:text-properties style:font-name="Charter" fo:font-weight="normal"/>
    </style:style>
    <style:style style:name="P73" style:family="paragraph" style:parent-style-name="Standard" style:list-style-name="L29">
      <style:text-properties style:font-name="Charter" fo:font-size="14pt"/>
    </style:style>
    <style:style style:name="P74" style:family="paragraph">
      <style:paragraph-properties fo:margin-left="0cm" fo:margin-right="0cm" fo:margin-top="0cm" fo:margin-bottom="0cm" fo:line-height="100%" fo:text-align="start" text:enable-numbering="false" fo:text-indent="0cm"/>
      <style:text-properties fo:color="#000000" style:text-outline="false" style:text-line-through-style="none" style:font-name="Times" fo:font-size="24pt" fo:font-style="normal" fo:text-shadow="none" style:text-underline-style="none" fo:font-weight="normal"/>
    </style:style>
    <style:style style:name="P75" style:family="paragraph">
      <style:paragraph-properties fo:margin-left="0cm" fo:margin-right="0cm" fo:margin-top="0cm" fo:margin-bottom="0cm" fo:line-height="100%" fo:text-align="start" text:enable-numbering="false" fo:text-indent="0cm">
        <style:tab-stops/>
      </style:paragraph-properties>
      <style:text-properties fo:color="#000000" style:text-outline="false" style:text-line-through-style="none" style:text-position="0% 100%" style:font-name="Times" fo:font-size="13.9499998092651pt" fo:letter-spacing="normal" fo:font-style="normal" fo:text-shadow="none" style:text-underline-style="none" fo:font-weight="normal" style:text-underline-mode="continuous" style:text-line-through-mode="continuous" style:letter-kerning="false" style:text-scale="0%" fo:hyphenate="false"/>
    </style:style>
    <style:style style:name="P76" style:family="paragraph">
      <style:paragraph-properties fo:margin-left="0cm" fo:margin-right="0cm" fo:margin-top="0cm" fo:margin-bottom="0cm" fo:line-height="100%" fo:text-align="start" text:enable-numbering="false" fo:text-indent="0cm">
        <style:tab-stops/>
      </style:paragraph-properties>
      <style:text-properties fo:color="#000000" style:text-outline="false" style:text-line-through-style="none" style:text-position="0% 100%" style:font-name="Times" fo:font-size="9pt" fo:letter-spacing="normal" fo:font-style="normal" fo:text-shadow="none" style:text-underline-style="none" fo:font-weight="normal" style:text-underline-mode="continuous" style:text-line-through-mode="continuous" style:letter-kerning="false" style:text-scale="0%" fo:hyphenate="false"/>
    </style:style>
    <style:style style:name="P77" style:family="paragraph" style:parent-style-name="Standard" style:list-style-name="L30">
      <style:text-properties style:font-name="Charter" fo:font-size="14pt"/>
    </style:style>
    <style:style style:name="P78" style:family="paragraph" style:parent-style-name="Standard" style:list-style-name="L31">
      <style:text-properties style:font-name="Charter"/>
    </style:style>
    <style:style style:name="P79" style:family="paragraph" style:parent-style-name="Standard" style:list-style-name="L32">
      <style:text-properties style:font-name="Charter"/>
    </style:style>
    <style:style style:name="P80" style:family="paragraph" style:parent-style-name="Standard" style:list-style-name="L33">
      <style:text-properties style:font-name="Charter"/>
    </style:style>
    <style:style style:name="P81" style:family="paragraph" style:parent-style-name="Standard" style:list-style-name="L34">
      <style:text-properties style:font-name="Charter"/>
    </style:style>
    <style:style style:name="P82" style:family="paragraph" style:parent-style-name="Standard" style:list-style-name="L35">
      <style:text-properties style:font-name="Charter"/>
    </style:style>
    <style:style style:name="P83" style:family="paragraph" style:parent-style-name="Standard" style:list-style-name="L36">
      <style:text-properties style:font-name="Charter"/>
    </style:style>
    <style:style style:name="P84" style:family="paragraph" style:parent-style-name="Standard" style:list-style-name="L37">
      <style:text-properties style:font-name="Charter"/>
    </style:style>
    <style:style style:name="P85" style:family="paragraph" style:parent-style-name="Standard" style:list-style-name="L38">
      <style:text-properties style:font-name="Charter"/>
    </style:style>
    <style:style style:name="P86" style:family="paragraph" style:parent-style-name="Standard" style:list-style-name="L39">
      <style:text-properties style:font-name="Charter" fo:font-size="14pt"/>
    </style:style>
    <style:style style:name="P87" style:family="paragraph" style:parent-style-name="Standard" style:list-style-name="L40">
      <style:text-properties style:font-name="Charter" fo:font-weight="normal"/>
    </style:style>
    <style:style style:name="P88" style:family="paragraph" style:parent-style-name="Standard" style:list-style-name="L41">
      <style:text-properties style:font-name="Charter" fo:font-weight="normal"/>
    </style:style>
    <style:style style:name="P89" style:family="paragraph" style:parent-style-name="Standard" style:list-style-name="L42">
      <style:text-properties style:font-name="Charter" fo:font-weight="normal"/>
    </style:style>
    <style:style style:name="P90" style:family="paragraph" style:parent-style-name="Standard">
      <style:text-properties style:font-name="Charter" fo:font-style="normal" fo:font-weight="normal" style:font-style-asian="normal" style:font-style-complex="normal"/>
    </style:style>
    <style:style style:name="P91" style:family="paragraph" style:parent-style-name="Standard">
      <style:text-properties style:font-name="Charter" fo:font-size="14pt" fo:font-weight="normal"/>
    </style:style>
    <style:style style:name="P92" style:family="paragraph" style:parent-style-name="Standard" style:list-style-name="L43">
      <style:text-properties style:font-name="Charter" fo:font-size="14pt" fo:font-weight="normal"/>
    </style:style>
    <style:style style:name="P93" style:family="paragraph" style:parent-style-name="Standard" style:list-style-name="L44">
      <style:text-properties style:font-name="Charter" fo:font-size="14pt"/>
    </style:style>
    <style:style style:name="P94" style:family="paragraph" style:parent-style-name="Standard" style:list-style-name="L45">
      <style:text-properties style:font-name="Charter" fo:font-size="14pt"/>
    </style:style>
    <style:style style:name="P95" style:family="paragraph" style:parent-style-name="Standard" style:list-style-name="L46">
      <style:text-properties style:font-name="Charter" fo:font-size="14pt"/>
    </style:style>
    <style:style style:name="P96" style:family="paragraph" style:parent-style-name="Standard" style:list-style-name="L47">
      <style:text-properties style:font-name="Charter"/>
    </style:style>
    <style:style style:name="P97" style:family="paragraph" style:parent-style-name="Standard" style:list-style-name="L48">
      <style:text-properties style:font-name="Charter"/>
    </style:style>
    <style:style style:name="P98" style:family="paragraph" style:parent-style-name="Standard" style:list-style-name="L49">
      <style:text-properties style:font-name="Charter"/>
    </style:style>
    <style:style style:name="P99" style:family="paragraph" style:parent-style-name="Standard" style:list-style-name="L50">
      <style:text-properties style:font-name="Charter" fo:font-size="14pt"/>
    </style:style>
    <style:style style:name="P100" style:family="paragraph" style:parent-style-name="Standard">
      <style:text-properties style:font-name="Charter" fo:font-size="12pt" fo:font-style="normal"/>
    </style:style>
    <style:style style:name="P101" style:family="paragraph" style:parent-style-name="Standard">
      <style:text-properties style:font-name="Charter" fo:font-size="12pt" style:font-size-asian="12pt" style:font-size-complex="12pt"/>
    </style:style>
    <style:style style:name="P102" style:family="paragraph" style:parent-style-name="Standard" style:list-style-name="L51">
      <style:text-properties style:font-name="Charter" fo:font-size="14pt"/>
    </style:style>
    <style:style style:name="P103" style:family="paragraph" style:parent-style-name="Standard" style:list-style-name="L52">
      <style:text-properties style:font-name="Charter" fo:font-size="12pt"/>
    </style:style>
    <style:style style:name="P104" style:family="paragraph" style:parent-style-name="Standard">
      <style:paragraph-properties fo:break-before="page"/>
      <style:text-properties style:font-name="Charter" fo:font-size="12pt" style:font-size-asian="12pt" style:font-size-complex="12pt"/>
    </style:style>
    <style:style style:name="P105" style:family="paragraph" style:parent-style-name="Standard" style:list-style-name="L53">
      <style:text-properties style:font-name="Charter" fo:font-size="14pt"/>
    </style:style>
    <style:style style:name="P106" style:family="paragraph" style:parent-style-name="Standard" style:list-style-name="L54">
      <style:text-properties style:font-name="Charter" fo:font-size="12pt"/>
    </style:style>
    <style:style style:name="P107" style:family="paragraph" style:parent-style-name="Standard" style:list-style-name="L55">
      <style:text-properties style:font-name="Charter" fo:font-size="12pt"/>
    </style:style>
    <style:style style:name="P108" style:family="paragraph" style:parent-style-name="Standard" style:list-style-name="L56">
      <style:text-properties style:font-name="Charter" fo:font-size="12pt"/>
    </style:style>
    <style:style style:name="P109" style:family="paragraph" style:parent-style-name="Standard" style:list-style-name="L57">
      <style:text-properties style:font-name="Charter" fo:font-size="12pt"/>
    </style:style>
    <style:style style:name="P110" style:family="paragraph" style:parent-style-name="Standard" style:list-style-name="L58">
      <style:text-properties style:font-name="Charter" fo:font-size="14pt"/>
    </style:style>
    <style:style style:name="P111" style:family="paragraph" style:parent-style-name="Standard" style:list-style-name="L59">
      <style:text-properties style:font-name="Charter" fo:font-size="14pt"/>
    </style:style>
    <style:style style:name="P112" style:family="paragraph" style:parent-style-name="Standard">
      <style:text-properties style:font-name="Charter" fo:font-size="12pt" fo:font-style="normal" style:font-style-asian="normal" style:font-style-complex="normal"/>
    </style:style>
    <style:style style:name="P113" style:family="paragraph" style:parent-style-name="Standard" style:list-style-name="L60">
      <style:text-properties style:font-name="Charter" fo:font-size="14pt"/>
    </style:style>
    <style:style style:name="P114" style:family="paragraph" style:parent-style-name="Standard">
      <style:text-properties fo:font-style="italic"/>
    </style:style>
    <style:style style:name="P115" style:family="paragraph" style:parent-style-name="Standard">
      <style:text-properties style:font-name="Courier1" fo:font-style="normal" style:font-style-asian="normal" style:font-style-complex="normal"/>
    </style:style>
    <style:style style:name="P116" style:family="paragraph" style:parent-style-name="Standard">
      <style:text-properties fo:font-style="normal"/>
    </style:style>
    <style:style style:name="P117" style:family="paragraph" style:parent-style-name="Standard">
      <style:paragraph-properties fo:break-before="page"/>
      <style:text-properties style:font-name="Charter" fo:font-size="12pt"/>
    </style:style>
    <style:style style:name="P118" style:family="paragraph" style:parent-style-name="Standard" style:list-style-name="L61">
      <style:text-properties style:font-name="Charter" fo:font-size="16pt"/>
    </style:style>
    <style:style style:name="P119" style:family="paragraph" style:parent-style-name="Standard" style:list-style-name="L62">
      <style:text-properties style:font-name="Charter" fo:font-size="14pt"/>
    </style:style>
    <style:style style:name="P120" style:family="paragraph" style:parent-style-name="Standard" style:list-style-name="L63">
      <style:text-properties style:font-name="Charter" fo:font-size="12pt"/>
    </style:style>
    <style:style style:name="P121" style:family="paragraph" style:parent-style-name="Standard" style:list-style-name="L64">
      <style:text-properties style:font-name="Charter" fo:font-size="12pt"/>
    </style:style>
    <style:style style:name="P122" style:family="paragraph" style:parent-style-name="Standard">
      <style:text-properties fo:font-size="12pt"/>
    </style:style>
    <style:style style:name="P123" style:family="paragraph" style:parent-style-name="Standard" style:list-style-name="L65">
      <style:text-properties style:font-name="Charter" fo:font-size="14pt"/>
    </style:style>
    <style:style style:name="P124" style:family="paragraph" style:parent-style-name="Standard">
      <style:text-properties fo:font-size="14pt"/>
    </style:style>
    <style:style style:name="P125" style:family="paragraph" style:parent-style-name="Standard">
      <style:text-properties style:font-name="Charter" fo:font-size="12pt" fo:font-weight="normal"/>
    </style:style>
    <style:style style:name="P126" style:family="paragraph" style:parent-style-name="Standard" style:list-style-name="L66"/>
    <style:style style:name="P127" style:family="paragraph" style:parent-style-name="Standard" style:list-style-name="L66">
      <style:text-properties style:font-name="Charter" fo:font-size="12pt" fo:font-weight="normal"/>
    </style:style>
    <style:style style:name="P128" style:family="paragraph" style:parent-style-name="Standard" style:list-style-name="L66">
      <style:text-properties fo:font-size="12pt" fo:font-weight="normal"/>
    </style:style>
    <style:style style:name="P129" style:family="paragraph" style:parent-style-name="Standard" style:list-style-name="L66">
      <style:text-properties style:font-name="Charter1" fo:font-size="12pt" fo:font-weight="normal"/>
    </style:style>
    <style:style style:name="P130" style:family="paragraph" style:parent-style-name="Standard">
      <style:text-properties fo:font-size="12pt" fo:font-weight="normal"/>
    </style:style>
    <style:style style:name="P131" style:family="paragraph" style:parent-style-name="Standard">
      <style:text-properties fo:font-weight="normal"/>
    </style:style>
    <style:style style:name="P132" style:family="paragraph" style:parent-style-name="Standard" style:list-style-name="L67">
      <style:text-properties style:font-name="Charter" fo:font-size="14pt"/>
    </style:style>
    <style:style style:name="P133" style:family="paragraph" style:parent-style-name="Standard">
      <style:paragraph-properties fo:text-align="start" style:justify-single-word="false"/>
      <style:text-properties style:font-name="Charter" fo:font-size="12pt" fo:font-style="normal"/>
    </style:style>
    <style:style style:name="P134" style:family="paragraph" style:parent-style-name="Standard">
      <style:paragraph-properties fo:text-align="start" style:justify-single-word="false"/>
    </style:style>
    <style:style style:name="P135" style:family="paragraph" style:parent-style-name="Standard">
      <style:text-properties fo:font-size="12pt" fo:font-style="normal"/>
    </style:style>
    <style:style style:name="P136" style:family="paragraph" style:parent-style-name="Standard" style:list-style-name="L68">
      <style:text-properties style:font-name="Charter" fo:font-size="14pt"/>
    </style:style>
    <style:style style:name="P137" style:family="paragraph" style:parent-style-name="Standard" style:list-style-name="L69">
      <style:text-properties style:font-name="Charter" fo:font-size="14pt"/>
    </style:style>
    <style:style style:name="P138" style:family="paragraph" style:parent-style-name="Standard">
      <style:text-properties fo:font-style="normal" fo:font-weight="normal"/>
    </style:style>
    <style:style style:name="P139" style:family="paragraph" style:parent-style-name="Standard">
      <style:text-properties style:font-name="Charter" fo:font-size="12pt" fo:font-style="normal" fo:font-weight="normal"/>
    </style:style>
    <style:style style:name="P140" style:family="paragraph" style:parent-style-name="Standard" style:list-style-name="L70">
      <style:text-properties style:font-name="Charter" fo:font-size="14pt" fo:font-style="normal" fo:font-weight="normal"/>
    </style:style>
    <style:style style:name="P141" style:family="paragraph" style:parent-style-name="Standard">
      <style:text-properties style:font-name="Charter" fo:font-size="12pt" fo:font-style="normal" fo:font-weight="normal" style:font-size-asian="12pt" style:font-size-complex="12pt"/>
    </style:style>
    <style:style style:name="P142" style:family="paragraph" style:parent-style-name="Standard">
      <style:text-properties style:font-name="Charter" fo:font-size="14pt" fo:font-style="normal" fo:font-weight="normal"/>
    </style:style>
    <style:style style:name="P143" style:family="paragraph" style:parent-style-name="Standard">
      <style:paragraph-properties fo:break-before="page"/>
      <style:text-properties style:font-name="Charter" fo:font-size="14pt" fo:font-style="normal" fo:font-weight="normal"/>
    </style:style>
    <style:style style:name="P144" style:family="paragraph" style:parent-style-name="Standard" style:list-style-name="L71">
      <style:text-properties style:font-name="Charter" fo:font-size="16pt"/>
    </style:style>
    <style:style style:name="P145" style:family="paragraph" style:parent-style-name="Standard">
      <style:text-properties style:font-name="Charter" fo:font-size="12pt" fo:font-style="normal" style:font-size-asian="12pt" style:font-style-asian="normal" style:font-size-complex="12pt" style:font-style-complex="normal"/>
    </style:style>
    <style:style style:name="P146" style:family="paragraph" style:parent-style-name="Standard">
      <style:text-properties style:font-name="Charter" fo:font-size="12pt" fo:font-style="italic" style:font-size-asian="12pt" style:font-style-asian="italic" style:font-size-complex="12pt" style:font-style-complex="italic"/>
    </style:style>
    <style:style style:name="P147" style:family="paragraph" style:parent-style-name="Standard">
      <style:text-properties style:font-name="Courier1" fo:font-size="12pt" style:font-size-asian="12pt" style:font-size-complex="12pt"/>
    </style:style>
    <style:style style:name="P148" style:family="paragraph" style:parent-style-name="Standard">
      <style:text-properties fo:color="#ff0000" style:font-name="Courier1" fo:font-size="12pt" style:font-size-asian="12pt" style:font-size-complex="12pt"/>
    </style:style>
    <style:style style:name="P149" style:family="paragraph" style:parent-style-name="Standard">
      <style:text-properties fo:color="#00ff00" style:font-name="Courier1" fo:font-size="12pt" style:font-size-asian="12pt" style:font-size-complex="12pt"/>
    </style:style>
    <style:style style:name="P150" style:family="paragraph" style:parent-style-name="Standard">
      <style:text-properties fo:color="#ff0000" style:font-name="Charter" fo:font-size="12pt" style:font-size-asian="12pt" style:font-size-complex="12pt"/>
    </style:style>
    <style:style style:name="P151" style:family="paragraph" style:parent-style-name="Standard" style:list-style-name="L71">
      <style:text-properties style:font-name="Charter" fo:font-size="14pt" style:font-size-asian="14pt" style:font-size-complex="14pt"/>
    </style:style>
    <style:style style:name="P152" style:family="paragraph" style:parent-style-name="Standard">
      <style:text-properties style:font-name="Charter" fo:font-size="14pt" style:font-size-asian="14pt" style:font-size-complex="14pt"/>
    </style:style>
    <style:style style:name="P153" style:family="paragraph" style:parent-style-name="Standard">
      <style:text-properties style:font-name="Charter" fo:font-size="14pt" fo:font-style="normal" style:font-size-asian="14pt" style:font-style-asian="normal" style:font-size-complex="14pt" style:font-style-complex="normal"/>
    </style:style>
    <style:style style:name="P154" style:family="paragraph" style:parent-style-name="Standard" style:list-style-name="L71">
      <style:text-properties style:font-name="Charter" fo:font-size="14pt" fo:font-style="normal" style:font-size-asian="14pt" style:font-style-asian="normal" style:font-size-complex="14pt" style:font-style-complex="normal"/>
    </style:style>
    <style:style style:name="P155" style:family="paragraph" style:parent-style-name="Standard" style:list-style-name="L72">
      <style:text-properties style:font-name="Charter" fo:font-size="12pt" fo:font-style="normal" style:font-size-asian="12pt" style:font-style-asian="normal" style:font-size-complex="12pt" style:font-style-complex="normal"/>
    </style:style>
    <style:style style:name="P156" style:family="paragraph" style:parent-style-name="Standard">
      <style:text-properties style:font-name="Courier1" fo:font-size="12pt" fo:font-style="normal" style:font-size-asian="12pt" style:font-style-asian="normal" style:font-size-complex="12pt" style:font-style-complex="normal"/>
    </style:style>
    <style:style style:name="P157" style:family="paragraph" style:parent-style-name="Standard">
      <style:text-properties style:font-name="Charter1" fo:font-size="12pt" fo:font-style="normal" style:font-size-asian="12pt" style:font-style-asian="normal" style:font-size-complex="12pt" style:font-style-complex="normal"/>
    </style:style>
    <style:style style:name="P158" style:family="paragraph" style:parent-style-name="Standard" style:list-style-name="L73">
      <style:text-properties style:font-name="Charter" fo:font-size="12pt" fo:font-style="normal" style:font-size-asian="12pt" style:font-style-asian="normal" style:font-size-complex="12pt" style:font-style-complex="normal"/>
    </style:style>
    <style:style style:name="P159" style:family="paragraph" style:parent-style-name="Standard" style:list-style-name="L74">
      <style:text-properties style:font-name="Charter" fo:font-size="12pt" fo:font-style="normal" style:font-size-asian="12pt" style:font-style-asian="normal" style:font-size-complex="12pt" style:font-style-complex="normal"/>
    </style:style>
    <style:style style:name="P160" style:family="paragraph" style:parent-style-name="Standard" style:list-style-name="L74">
      <style:text-properties style:font-name="Charter" fo:font-size="12pt" fo:font-style="italic" style:font-size-asian="12pt" style:font-style-asian="italic" style:font-size-complex="12pt" style:font-style-complex="italic"/>
    </style:style>
    <style:style style:name="P161" style:family="paragraph" style:parent-style-name="Standard" style:list-style-name="L75">
      <style:text-properties style:font-name="Charter" fo:font-size="14pt" style:font-size-asian="14pt" style:font-size-complex="14pt"/>
    </style:style>
    <style:style style:name="P162" style:family="paragraph" style:parent-style-name="Standard" style:list-style-name="L76">
      <style:text-properties style:font-name="Charter" fo:font-size="12pt" fo:font-style="normal" style:font-size-asian="12pt" style:font-style-asian="normal" style:font-size-complex="12pt" style:font-style-complex="normal"/>
    </style:style>
    <style:style style:name="P163" style:family="paragraph" style:parent-style-name="Standard" style:list-style-name="L77">
      <style:text-properties style:font-name="Charter" fo:font-size="12pt" fo:font-style="normal" style:font-size-asian="12pt" style:font-style-asian="normal" style:font-size-complex="12pt" style:font-style-complex="normal"/>
    </style:style>
    <style:style style:name="P164" style:family="paragraph" style:parent-style-name="Standard" style:list-style-name="L77">
      <style:text-properties style:font-name="Charter" fo:font-size="12pt" fo:font-style="italic" style:font-size-asian="12pt" style:font-style-asian="italic" style:font-size-complex="12pt" style:font-style-complex="italic"/>
    </style:style>
    <style:style style:name="P165" style:family="paragraph" style:parent-style-name="Standard">
      <style:paragraph-properties fo:break-before="page"/>
      <style:text-properties style:font-name="Charter" fo:font-size="16pt"/>
    </style:style>
    <style:style style:name="P166" style:family="paragraph" style:parent-style-name="Standard" style:list-style-name="L78">
      <style:text-properties style:font-name="Charter" fo:font-size="12pt" style:font-size-asian="12pt" style:font-size-complex="12pt"/>
    </style:style>
    <style:style style:name="P167" style:family="paragraph">
      <style:paragraph-properties fo:margin-left="0cm" fo:margin-right="0cm" fo:line-height="100%" fo:text-align="center" fo:text-indent="0cm"/>
      <style:text-properties fo:color="#000000" style:text-outline="false" style:text-line-through-style="none" style:font-name="Thorndale1" fo:font-size="24pt" fo:font-style="normal" fo:text-shadow="none" style:text-underline-style="none" fo:font-weight="normal" fo:hyphenate="true"/>
    </style:style>
    <style:style style:name="P168" style:family="paragraph">
      <style:paragraph-properties fo:margin-left="0cm" fo:margin-right="0cm" fo:line-height="100%" fo:text-align="start" fo:text-indent="0cm"/>
      <style:text-properties fo:hyphenate="true"/>
    </style:style>
    <style:style style:name="P169" style:family="paragraph">
      <style:paragraph-properties fo:margin-left="0cm" fo:margin-right="0cm" fo:line-height="100%" fo:text-align="start" fo:text-indent="0cm"/>
      <style:text-properties fo:color="#000000" style:text-outline="false" style:text-line-through-style="none" style:font-name="Thorndale1" fo:font-size="12pt" fo:font-style="normal" fo:text-shadow="none" style:text-underline-style="none" fo:font-weight="normal" fo:hyphenate="true"/>
    </style:style>
    <style:style style:name="P170" style:family="paragraph">
      <style:paragraph-properties fo:margin-left="0cm" fo:margin-right="0cm" fo:line-height="100%" fo:text-align="start" fo:text-indent="0cm"/>
      <style:text-properties fo:color="#000000" style:text-outline="false" style:text-line-through-style="none" style:font-name="Thorndale1" fo:font-size="18pt" fo:font-style="normal" fo:text-shadow="none" style:text-underline-style="none" fo:font-weight="normal" fo:hyphenate="true"/>
    </style:style>
    <style:style style:name="P171" style:family="paragraph">
      <style:paragraph-properties fo:margin-left="0cm" fo:margin-right="0cm" fo:line-height="100%" fo:text-align="start" fo:text-indent="0cm"/>
      <style:text-properties fo:color="#000000" style:text-outline="false" style:text-line-through-style="none" style:font-name="Thorndale1" fo:font-size="24pt" fo:font-style="normal" fo:text-shadow="none" style:text-underline-style="none" fo:font-weight="normal" fo:hyphenate="true"/>
    </style:style>
    <style:style style:name="P172" style:family="paragraph" style:parent-style-name="Standard" style:list-style-name="L79">
      <style:paragraph-properties fo:text-align="justify" style:justify-single-word="false"/>
      <style:text-properties fo:font-style="normal" style:font-style-asian="normal" style:font-style-complex="normal"/>
    </style:style>
    <style:style style:name="P173" style:family="paragraph" style:parent-style-name="Standard" style:list-style-name="L79"/>
    <style:style style:name="P174" style:family="paragraph" style:parent-style-name="Standard" style:list-style-name="L79">
      <style:text-properties style:text-position="0% 100%"/>
    </style:style>
    <style:style style:name="P175" style:family="paragraph" style:parent-style-name="Standard">
      <style:text-properties style:text-position="0% 100%" fo:font-style="normal" style:font-style-asian="normal"/>
    </style:style>
    <style:style style:name="P176" style:family="paragraph" style:parent-style-name="Standard">
      <style:text-properties style:text-position="0% 100%" fo:font-style="normal" style:font-style-asian="normal" style:font-style-complex="normal"/>
    </style:style>
    <style:style style:name="P177" style:family="paragraph" style:parent-style-name="Standard">
      <style:paragraph-properties fo:margin-left="0cm" fo:margin-right="-0.623cm" fo:text-indent="0cm" style:auto-text-indent="false"/>
    </style:style>
    <style:style style:name="P178" style:family="paragraph" style:parent-style-name="Standard">
      <style:text-properties fo:font-style="italic" style:font-style-asian="italic" style:font-style-complex="italic"/>
    </style:style>
    <style:style style:name="P179" style:family="paragraph">
      <style:paragraph-properties fo:margin-left="0cm" fo:margin-right="0cm" fo:line-height="100%" fo:text-align="center" fo:text-indent="0cm"/>
      <style:text-properties fo:hyphenate="true"/>
    </style:style>
    <style:style style:name="P180" style:family="paragraph">
      <style:paragraph-properties fo:margin-left="0cm" fo:margin-right="0cm" fo:line-height="100%" fo:text-align="center" fo:text-indent="0cm"/>
      <style:text-properties fo:color="#000000" style:text-outline="false" style:text-line-through-style="none" style:font-name="Thorndale1" fo:font-size="12pt" fo:font-style="normal" fo:text-shadow="none" style:text-underline-style="none" fo:font-weight="normal" fo:hyphenate="true"/>
    </style:style>
    <style:style style:name="P181" style:family="paragraph" style:parent-style-name="Standard" style:list-style-name="L80"/>
    <style:style style:name="P18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horndale1" fo:font-size="24pt" fo:font-style="normal" fo:text-shadow="none" style:text-underline-style="none" fo:font-weight="normal" style:font-name-asian="Andale Sans UI" style:font-size-asian="24pt" style:font-style-asian="normal" style:font-weight-asian="normal" style:font-name-complex="Lucidasans" style:font-size-complex="24pt" style:font-style-complex="normal" style:font-weight-complex="normal" style:text-emphasize="none" style:font-relief="none"/>
    </style:style>
    <style:style style:name="P183" style:family="paragraph">
      <style:paragraph-properties fo:margin-left="0cm" fo:margin-right="0cm" fo:margin-top="0cm" fo:margin-bottom="0cm" fo:line-height="100%" text:enable-numbering="false" fo:text-indent="0cm"/>
    </style:style>
    <style:style style:name="P184"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Thorndale1" fo:font-size="12pt" fo:font-style="normal" fo:text-shadow="none" style:text-underline-style="none" fo:font-weight="normal" style:font-name-asian="Andale Sans UI" style:font-size-asian="24pt" style:font-style-asian="normal" style:font-weight-asian="normal" style:font-name-complex="Lucidasans" style:font-size-complex="24pt" style:font-style-complex="normal" style:font-weight-complex="normal" style:text-emphasize="none" style:font-relief="none"/>
    </style:style>
    <style:style style:name="P185" style:family="paragraph">
      <style:paragraph-properties fo:margin-left="0cm" fo:margin-right="0cm" fo:margin-top="0cm" fo:margin-bottom="0cm" fo:line-height="100%" fo:text-align="center" text:enable-numbering="false" fo:text-indent="0cm"/>
    </style:style>
    <style:style style:name="P18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horndale1" fo:font-size="12pt" fo:font-style="normal" fo:text-shadow="none" style:text-underline-style="none" fo:font-weight="normal" style:font-name-asian="Andale Sans UI" style:font-size-asian="24pt" style:font-style-asian="normal" style:font-weight-asian="normal" style:font-name-complex="Lucidasans" style:font-size-complex="24pt" style:font-style-complex="normal" style:font-weight-complex="normal" style:text-emphasize="none" style:font-relief="none"/>
    </style:style>
    <style:style style:name="P187" style:family="paragraph" style:parent-style-name="Standard" style:list-style-name="L81"/>
    <style:style style:name="P188" style:family="paragraph" style:parent-style-name="Standard" style:list-style-name="L81">
      <style:text-properties style:font-name="Charter" fo:font-size="12pt" fo:font-style="normal" style:font-size-asian="12pt" style:font-style-asian="normal" style:font-size-complex="12pt" style:font-style-complex="normal"/>
    </style:style>
    <style:style style:name="P189" style:family="paragraph" style:parent-style-name="Standard" style:list-style-name="L81">
      <style:text-properties style:font-name="Charter" fo:font-size="12pt" fo:font-style="normal" fo:font-weight="normal" style:font-size-asian="12pt" style:font-style-asian="normal" style:font-weight-asian="normal" style:font-size-complex="12pt" style:font-style-complex="normal" style:font-weight-complex="normal"/>
    </style:style>
    <style:style style:name="P190" style:family="paragraph" style:parent-style-name="Standard" style:list-style-name="L81">
      <style:text-properties style:text-position="0% 100%" fo:font-style="italic" style:font-style-asian="italic" style:font-style-complex="italic"/>
    </style:style>
    <style:style style:name="P191" style:family="paragraph" style:parent-style-name="Standard" style:list-style-name="L81">
      <style:text-properties style:text-position="0% 100%" fo:font-style="normal" style:font-style-asian="normal" style:font-style-complex="normal"/>
    </style:style>
    <style:style style:name="P192" style:family="paragraph" style:parent-style-name="Footnote">
      <style:paragraph-properties fo:text-align="start" style:justify-single-word="false"/>
    </style:style>
    <style:style style:name="P193" style:family="paragraph" style:parent-style-name="Standard" style:list-style-name="L81">
      <style:text-properties fo:font-style="normal" style:font-style-asian="normal" style:font-style-complex="normal"/>
    </style:style>
    <style:style style:name="P194" style:family="paragraph" style:parent-style-name="Standard" style:list-style-name="L82">
      <style:text-properties style:font-name="Charter"/>
    </style:style>
    <style:style style:name="P195" style:family="paragraph" style:parent-style-name="Standard" style:list-style-name="L83"/>
    <style:style style:name="P196" style:family="paragraph" style:parent-style-name="Standard" style:list-style-name="L83">
      <style:text-properties style:font-name="Charter"/>
    </style:style>
    <style:style style:name="P197" style:family="paragraph" style:parent-style-name="Standard" style:list-style-name="L84">
      <style:text-properties style:font-name="Charter"/>
    </style:style>
    <style:style style:name="P198" style:family="paragraph" style:parent-style-name="Standard" style:list-style-name="L85"/>
    <style:style style:name="P199" style:family="paragraph" style:parent-style-name="Standard" style:list-style-name="L84"/>
    <style:style style:name="P200" style:family="paragraph" style:parent-style-name="Standard" style:list-style-name="L86">
      <style:text-properties style:font-name="Charter"/>
    </style:style>
    <style:style style:name="P201" style:family="paragraph" style:parent-style-name="Standard">
      <style:text-properties style:font-name="Charter" fo:font-size="12pt" fo:font-weight="normal" style:font-weight-asian="normal" style:font-weight-complex="normal"/>
    </style:style>
    <style:style style:name="P202" style:family="paragraph" style:parent-style-name="Standard" style:list-style-name="L87">
      <style:text-properties style:font-name="Charter" fo:font-size="16pt" style:font-size-asian="16pt" style:font-size-complex="16pt"/>
    </style:style>
    <style:style style:name="P203" style:family="paragraph" style:parent-style-name="Standard" style:list-style-name="L88">
      <style:text-properties style:font-name="Charter"/>
    </style:style>
    <style:style style:name="P204" style:family="paragraph" style:parent-style-name="Standard" style:list-style-name="L89">
      <style:text-properties style:font-name="Charter"/>
    </style:style>
    <style:style style:name="P205" style:family="paragraph" style:parent-style-name="Standard" style:list-style-name="L88">
      <style:text-properties style:font-name="Charter" fo:font-size="12pt"/>
    </style:style>
    <style:style style:name="P206" style:family="paragraph" style:parent-style-name="Standard" style:list-style-name="L89">
      <style:text-properties style:font-name="Charter" fo:font-size="12pt" style:font-size-asian="12pt" style:font-size-complex="12pt"/>
    </style:style>
    <style:style style:name="P207" style:family="paragraph" style:parent-style-name="Standard">
      <style:paragraph-properties fo:break-before="page"/>
      <style:text-properties style:font-name="Charter" fo:font-size="16pt" style:font-size-asian="16pt" style:font-size-complex="16pt"/>
    </style:style>
    <style:style style:name="P208" style:family="paragraph" style:parent-style-name="Standard">
      <style:text-properties style:font-name="Charter1" fo:font-size="12pt" style:font-size-asian="12pt" style:font-size-complex="12pt"/>
    </style:style>
    <style:style style:name="P209" style:family="paragraph" style:parent-style-name="Standard">
      <style:text-properties style:font-name="Charter" fo:font-size="16pt" style:font-size-asian="16pt" style:font-size-complex="16pt"/>
    </style:style>
    <style:style style:name="P210" style:family="paragraph" style:parent-style-name="Standard" style:list-style-name="L90">
      <style:text-properties style:font-name="Charter" fo:font-size="12pt"/>
    </style:style>
    <style:style style:name="P211" style:family="paragraph" style:parent-style-name="Standard" style:list-style-name="L91">
      <style:text-properties style:font-name="Charter" fo:font-size="12pt" style:font-size-asian="12pt" style:font-size-complex="12pt"/>
    </style:style>
    <style:style style:name="T1" style:family="text">
      <style:text-properties style:font-name="Charter"/>
    </style:style>
    <style:style style:name="T2" style:family="text">
      <style:text-properties style:font-name="Charter"/>
    </style:style>
    <style:style style:name="T3" style:family="text">
      <style:text-properties fo:language="de" fo:country="DE"/>
    </style:style>
    <style:style style:name="T4" style:family="text">
      <style:text-properties fo:font-weight="bold"/>
    </style:style>
    <style:style style:name="T5" style:family="text">
      <style:text-properties fo:font-style="italic" style:font-style-asian="italic" style:font-style-complex="italic"/>
    </style:style>
    <style:style style:name="T6" style:family="text">
      <style:text-properties fo:language="de" fo:country="DE" fo:font-style="italic" fo:font-weight="normal" style:font-style-asian="italic" style:font-weight-asian="normal" style:font-style-complex="italic"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font-name="Charter" fo:language="de" fo:country="DE"/>
    </style:style>
    <style:style style:name="T9" style:family="text">
      <style:text-properties fo:language="de" fo:country="DE" fo:font-style="italic" style:font-style-asian="italic" style:font-style-complex="italic"/>
    </style:style>
    <style:style style:name="T10" style:family="text">
      <style:text-properties fo:color="#000000" style:text-outline="false" style:text-line-through-style="none" style:font-name="Times" fo:font-size="16pt" fo:font-style="normal" fo:text-shadow="none" style:text-underline-style="none" fo:font-weight="normal"/>
    </style:style>
    <style:style style:name="T11" style:family="text">
      <style:text-properties fo:color="#000000" style:text-outline="false" style:text-line-through-style="none" style:font-name="Times" fo:font-size="24pt" fo:font-style="normal" fo:text-shadow="none" style:text-underline-style="none" fo:font-weight="normal"/>
    </style:style>
    <style:style style:name="T12" style:family="text">
      <style:text-properties fo:font-style="italic"/>
    </style:style>
    <style:style style:name="T13" style:family="text">
      <style:text-properties fo:font-style="normal"/>
    </style:style>
    <style:style style:name="T14" style:family="text">
      <style:text-properties fo:color="#000000" style:text-outline="false" style:text-line-through-style="none" style:font-name="Times" fo:font-size="10pt" fo:font-style="normal" fo:text-shadow="none" style:text-underline-style="none" fo:font-weight="normal"/>
    </style:style>
    <style:style style:name="T15" style:family="text">
      <style:text-properties style:font-name="Charter" fo:font-style="normal"/>
    </style:style>
    <style:style style:name="T16" style:family="text">
      <style:text-properties style:font-name="Charter" fo:font-style="italic"/>
    </style:style>
    <style:style style:name="T17" style:family="text">
      <style:text-properties style:font-name="Charter" fo:font-style="normal" fo:font-weight="bold"/>
    </style:style>
    <style:style style:name="T18" style:family="text">
      <style:text-properties fo:font-weight="normal"/>
    </style:style>
    <style:style style:name="T19" style:family="text">
      <style:text-properties style:font-name="Charter" fo:font-weight="bold"/>
    </style:style>
    <style:style style:name="T20" style:family="text">
      <style:text-properties style:font-name="Charter" fo:font-style="italic" style:font-style-asian="italic" style:font-style-complex="italic"/>
    </style:style>
    <style:style style:name="T21" style:family="text">
      <style:text-properties style:text-underline-style="solid" style:text-underline-width="auto" style:text-underline-color="font-color"/>
    </style:style>
    <style:style style:name="T22" style:family="text" style:parent-style-name="Source_20_Text">
      <style:text-properties fo:font-size="12pt"/>
    </style:style>
    <style:style style:name="T23" style:family="text">
      <style:text-properties fo:language="de" fo:country="DE" fo:font-style="italic" fo:font-weight="normal" style:font-weight-asian="normal" style:font-weight-complex="normal"/>
    </style:style>
    <style:style style:name="T24" style:family="text">
      <style:text-properties style:font-name="Charter" fo:font-size="12pt"/>
    </style:style>
    <style:style style:name="T25" style:family="text">
      <style:text-properties style:font-name="Courier1" fo:font-size="12pt" fo:font-style="normal" style:font-style-asian="normal" style:font-style-complex="normal"/>
    </style:style>
    <style:style style:name="T26" style:family="text">
      <style:text-properties style:font-name="Courier1" fo:font-style="normal" style:font-style-asian="normal" style:font-style-complex="normal"/>
    </style:style>
    <style:style style:name="T27" style:family="text">
      <style:text-properties style:font-name="Courier1" fo:font-style="italic"/>
    </style:style>
    <style:style style:name="T28" style:family="text">
      <style:text-properties fo:color="#000000" style:text-outline="false" style:text-line-through-style="none" style:font-name="Times" fo:font-size="12pt" fo:font-style="normal" fo:text-shadow="none" style:text-underline-style="none" fo:font-weight="normal"/>
    </style:style>
    <style:style style:name="T29" style:family="text">
      <style:text-properties style:font-name="Charter" fo:font-size="12pt" fo:font-weight="bold"/>
    </style:style>
    <style:style style:name="T30" style:family="text">
      <style:text-properties style:font-name="Charter" fo:font-size="12pt" fo:font-style="italic" fo:font-weight="normal" style:font-style-asian="italic" style:font-weight-asian="normal" style:font-style-complex="italic" style:font-weight-complex="normal"/>
    </style:style>
    <style:style style:name="T31" style:family="text">
      <style:text-properties style:font-name="Charter" fo:font-size="12pt" fo:font-style="italic"/>
    </style:style>
    <style:style style:name="T32" style:family="text">
      <style:text-properties style:font-name="Charter" fo:font-size="12pt" fo:language="de" fo:country="DE"/>
    </style:style>
    <style:style style:name="T33" style:family="text">
      <style:text-properties fo:font-style="normal" fo:font-weight="bold"/>
    </style:style>
    <style:style style:name="T34" style:family="text">
      <style:text-properties fo:font-size="12pt"/>
    </style:style>
    <style:style style:name="T35" style:family="text" style:parent-style-name="Source_20_Text">
      <style:text-properties fo:font-size="12pt" fo:language="de" fo:country="DE"/>
    </style:style>
    <style:style style:name="T36" style:family="text">
      <style:text-properties fo:font-style="normal" style:font-style-asian="normal" style:font-style-complex="normal"/>
    </style:style>
    <style:style style:name="T37" style:family="text" style:parent-style-name="Source_20_Text">
      <style:text-properties style:font-name="Courier1" fo:font-size="12pt"/>
    </style:style>
    <style:style style:name="T38" style:family="text">
      <style:text-properties fo:color="#ff0000" fo:font-weight="bold" style:font-weight-asian="bold" style:font-weight-complex="bold"/>
    </style:style>
    <style:style style:name="T39" style:family="text">
      <style:text-properties fo:color="#00ff00" fo:font-weight="bold" style:font-weight-asian="bold" style:font-weight-complex="bold"/>
    </style:style>
    <style:style style:name="T40" style:family="text">
      <style:text-properties fo:color="#0000ff" fo:font-weight="bold" style:font-weight-asian="bold" style:font-weight-complex="bold"/>
    </style:style>
    <style:style style:name="T41" style:family="text">
      <style:text-properties style:font-name="Courier1"/>
    </style:style>
    <style:style style:name="T42" style:family="text">
      <style:text-properties style:font-name="Charter" fo:font-style="normal" style:font-style-asian="normal" style:font-style-complex="normal"/>
    </style:style>
    <style:style style:name="T43" style:family="text">
      <style:text-properties fo:color="#ff0000" style:font-name="Courier1" fo:font-size="12pt" fo:font-weight="bold" style:font-size-asian="12pt" style:font-weight-asian="bold" style:font-size-complex="12pt" style:font-weight-complex="bold"/>
    </style:style>
    <style:style style:name="T44" style:family="text">
      <style:text-properties style:font-name="Charter1" fo:font-size="12pt" fo:font-style="normal" style:font-size-asian="12pt" style:font-style-asian="normal" style:font-size-complex="12pt" style:font-style-complex="normal"/>
    </style:style>
    <style:style style:name="T45" style:family="text">
      <style:text-properties style:font-name="Courier1" fo:font-size="12pt" fo:font-style="normal" style:font-size-asian="12pt" style:font-style-asian="normal" style:font-size-complex="12pt" style:font-style-complex="normal"/>
    </style:style>
    <style:style style:name="T46" style:family="text">
      <style:text-properties fo:font-size="12pt" style:text-underline-style="solid" style:text-underline-width="auto" style:text-underline-color="font-color" style:font-size-asian="12pt" style:font-size-complex="12pt"/>
    </style:style>
    <style:style style:name="T47" style:family="text">
      <style:text-properties fo:color="#000000" style:font-name="Courier1" style:text-underline-style="none" fo:font-weight="normal" style:font-weight-asian="normal" style:font-weight-complex="normal"/>
    </style:style>
    <style:style style:name="T48" style:family="text">
      <style:text-properties fo:font-style="italic" style:text-underline-style="solid" style:text-underline-width="auto" style:text-underline-color="font-color" style:font-style-asian="italic" style:font-style-complex="italic"/>
    </style:style>
    <style:style style:name="T49" style:family="text">
      <style:text-properties fo:color="#000000" style:font-name="Courier1" fo:font-style="normal" style:font-style-asian="normal" style:font-style-complex="normal"/>
    </style:style>
    <style:style style:name="T50" style:family="text">
      <style:text-properties fo:color="#000000" style:font-name="Charter1" fo:font-style="normal" style:font-style-asian="normal" style:font-style-complex="normal"/>
    </style:style>
    <style:style style:name="T51" style:family="text">
      <style:text-properties fo:font-weight="normal" style:font-weight-asian="normal" style:font-weight-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style:font-name="Charter" fo:font-style="normal" fo:font-weight="normal" style:font-style-asian="normal" style:font-weight-asian="normal" style:font-style-complex="normal" style:font-weight-complex="normal"/>
    </style:style>
    <style:style style:name="T54" style:family="text">
      <style:text-properties style:font-name="Charter" fo:font-style="italic" fo:font-weight="normal" style:font-style-asian="italic" style:font-weight-asian="normal" style:font-style-complex="italic" style:font-weight-complex="normal"/>
    </style:style>
    <style:style style:name="T55" style:family="text">
      <style:text-properties fo:language="de" fo:country="DE" fo:font-weight="bold"/>
    </style:style>
    <style:style style:name="T56" style:family="text" style:parent-style-name="Source_20_Text">
      <style:text-properties style:font-name="Charter"/>
    </style:style>
    <style:style style:name="T57" style:family="text" style:parent-style-name="Source_20_Text">
      <style:text-properties style:font-name="Charter" fo:font-style="italic"/>
    </style:style>
    <style:style style:name="T58" style:family="text" style:parent-style-name="Source_20_Text">
      <style:text-properties style:font-name="Charter" fo:language="de" fo:country="DE"/>
    </style:style>
    <style:style style:name="T59" style:family="text" style:parent-style-name="Source_20_Text">
      <style:text-properties style:font-name="Courier1" fo:font-style="normal" style:font-style-asian="normal" style:font-style-complex="normal"/>
    </style:style>
    <style:style style:name="T60" style:family="text" style:parent-style-name="Source_20_Text">
      <style:text-properties style:font-name="Charter" fo:font-style="normal"/>
    </style:style>
    <style:style style:name="T61" style:family="text" style:parent-style-name="Source_20_Text">
      <style:text-properties style:font-name="Charter" fo:font-style="italic" style:font-style-asian="italic" style:font-style-complex="italic"/>
    </style:style>
    <style:style style:name="T62" style:family="text" style:parent-style-name="Source_20_Text">
      <style:text-properties style:font-name="Charter" fo:font-style="normal" style:font-style-asian="normal" style:font-style-complex="normal"/>
    </style:style>
    <style:style style:name="T63" style:family="text">
      <style:text-properties fo:language="de" fo:country="DE" fo:font-style="italic"/>
    </style:style>
    <style:style style:name="T64" style:family="text" style:parent-style-name="Source_20_Text">
      <style:text-properties style:font-name="Courier1"/>
    </style:style>
    <style:style style:name="T65" style:family="text">
      <style:text-properties fo:font-style="italic" style:text-underline-style="none"/>
    </style:style>
    <style:style style:name="T66" style:family="text">
      <style:text-properties fo:font-style="normal" style:text-underline-style="none"/>
    </style:style>
    <style:style style:name="T67" style:family="text">
      <style:text-properties style:font-name="Charter" fo:language="de" fo:country="DE" fo:font-style="italic"/>
    </style:style>
    <style:style style:name="T68" style:family="text">
      <style:text-properties fo:language="de" fo:country="DE" fo:font-style="normal"/>
    </style:style>
    <style:style style:name="T69" style:family="text" style:parent-style-name="Source_20_Text">
      <style:text-properties fo:language="de" fo:country="DE"/>
    </style:style>
    <style:style style:name="T70" style:family="text">
      <style:text-properties fo:font-style="italic" style:font-style-asian="italic" style:font-weight-asian="normal" style:font-style-complex="italic" style:font-weight-complex="normal"/>
    </style:style>
    <style:style style:name="T71" style:family="text">
      <style:text-properties fo:font-style="normal" style:font-style-asian="normal" style:font-weight-asian="normal" style:font-style-complex="normal" style:font-weight-complex="normal"/>
    </style:style>
    <style:style style:name="T72" style:family="text">
      <style:text-properties fo:font-style="italic" fo:font-weight="normal"/>
    </style:style>
    <style:style style:name="T73" style:family="text">
      <style:text-properties fo:font-style="normal" fo:font-weight="normal" style:font-weight-asian="normal" style:font-weight-complex="normal"/>
    </style:style>
    <style:style style:name="T74" style:family="text">
      <style:text-properties fo:language="de" fo:country="DE" fo:font-style="normal" style:font-style-asian="normal" style:font-style-complex="normal"/>
    </style:style>
    <style:style style:name="T75" style:family="text">
      <style:text-properties style:font-name="Charter" fo:font-size="12pt" fo:font-style="italic" style:font-style-asian="italic" style:font-style-complex="italic"/>
    </style:style>
    <style:style style:name="T76" style:family="text">
      <style:text-properties style:font-name="Charter" fo:font-size="12pt" fo:font-style="normal" style:font-style-asian="normal" style:font-style-complex="normal"/>
    </style:style>
    <style:style style:name="T77" style:family="text">
      <style:text-properties style:font-name="Charter" fo:font-size="12pt" fo:font-style="normal" style:font-style-asian="normal" style:font-style-complex="normal"/>
    </style:style>
    <style:style style:name="T78" style:family="text">
      <style:text-properties fo:color="#000000" style:text-outline="false" style:text-line-through-style="none" style:font-name="Times" fo:font-size="13.9499998092651pt" fo:font-style="normal" fo:text-shadow="none" style:text-underline-style="none" fo:font-weight="normal"/>
    </style:style>
    <style:style style:name="T79" style:family="text">
      <style:text-properties fo:color="#000000" style:text-outline="false" style:text-line-through-style="none" style:font-name="Times" fo:font-size="9pt" fo:font-style="normal" fo:text-shadow="none" style:text-underline-style="none" fo:font-weight="normal"/>
    </style:style>
    <style:style style:name="T80" style:family="text">
      <style:text-properties style:font-style-asian="normal" style:font-style-complex="normal"/>
    </style:style>
    <style:style style:name="T81" style:family="text">
      <style:text-properties style:font-name="Charter" fo:font-weight="normal"/>
    </style:style>
    <style:style style:name="T82" style:family="text">
      <style:text-properties style:font-name="Charter" fo:font-style="italic" fo:font-weight="normal" style:font-style-asian="italic" style:font-style-complex="italic"/>
    </style:style>
    <style:style style:name="T83" style:family="text">
      <style:text-properties style:font-name="Charter" fo:font-style="normal" fo:font-weight="normal" style:font-style-asian="normal" style:font-style-complex="normal"/>
    </style:style>
    <style:style style:name="T84" style:family="text">
      <style:text-properties style:font-name="Charter" fo:language="de" fo:country="DE" fo:font-style="normal" fo:font-weight="normal" style:font-style-asian="normal" style:font-style-complex="normal"/>
    </style:style>
    <style:style style:name="T85" style:family="text" style:parent-style-name="Source_20_Text">
      <style:text-properties style:font-name="Charter" fo:font-size="12pt"/>
    </style:style>
    <style:style style:name="T86" style:family="text">
      <style:text-properties fo:language="de" fo:country="DE" style:text-underline-style="solid" style:text-underline-width="auto" style:text-underline-color="font-color"/>
    </style:style>
    <style:style style:name="T87" style:family="text">
      <style:text-properties style:font-name="Charter" fo:font-size="12pt" fo:language="de" fo:country="DE" fo:font-style="normal" style:font-style-asian="normal" style:font-style-complex="normal"/>
    </style:style>
    <style:style style:name="T88" style:family="text">
      <style:text-properties style:font-name="Charter" fo:font-size="12pt"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size="12pt" fo:language="de" fo:country="DE"/>
    </style:style>
    <style:style style:name="T91" style:family="text">
      <style:text-properties fo:font-size="12pt" fo:font-style="normal"/>
    </style:style>
    <style:style style:name="T92" style:family="text">
      <style:text-properties style:font-name="Charter" fo:font-size="12pt" fo:font-style="normal"/>
    </style:style>
    <style:style style:name="T93" style:family="text">
      <style:text-properties style:text-underline-style="none"/>
    </style:style>
    <style:style style:name="T94" style:family="text">
      <style:text-properties style:font-name="Charter" fo:font-size="16pt"/>
    </style:style>
    <style:style style:name="T95" style:family="text">
      <style:text-properties style:font-name="Charter" fo:font-size="12pt" fo:font-style="normal" fo:font-weight="normal" style:font-style-asian="normal" style:font-weight-asian="normal" style:font-style-complex="normal" style:font-weight-complex="normal"/>
    </style:style>
    <style:style style:name="T96" style:family="text">
      <style:text-properties style:font-name="Charter" fo:font-size="12pt" fo:font-weight="normal"/>
    </style:style>
    <style:style style:name="T97" style:family="text">
      <style:text-properties style:font-name="Charter" fo:font-size="12pt" fo:language="de" fo:country="DE" fo:font-weight="normal"/>
    </style:style>
    <style:style style:name="T98" style:family="text" style:parent-style-name="Source_20_Text">
      <style:text-properties fo:font-size="12pt" fo:font-weight="normal"/>
    </style:style>
    <style:style style:name="T99" style:family="text" style:parent-style-name="Source_20_Text">
      <style:text-properties style:font-name="Charter" fo:font-size="12pt" fo:font-weight="normal"/>
    </style:style>
    <style:style style:name="T100" style:family="text">
      <style:text-properties fo:font-size="12pt" fo:language="de" fo:country="DE" fo:font-weight="normal"/>
    </style:style>
    <style:style style:name="T101" style:family="text">
      <style:text-properties fo:font-size="12pt" fo:font-weight="normal"/>
    </style:style>
    <style:style style:name="T102" style:family="text" style:parent-style-name="Source_20_Text">
      <style:text-properties fo:font-size="12pt" fo:language="de" fo:country="DE" fo:font-weight="normal"/>
    </style:style>
    <style:style style:name="T103" style:family="text">
      <style:text-properties style:font-name="Courier2"/>
    </style:style>
    <style:style style:name="T104" style:family="text">
      <style:text-properties fo:font-size="12pt" fo:font-style="italic" fo:font-weight="normal"/>
    </style:style>
    <style:style style:name="T105" style:family="text">
      <style:text-properties style:font-name="Courier1" fo:font-style="italic"/>
    </style:style>
    <style:style style:name="T106" style:family="text">
      <style:text-properties style:font-name="Courier1" fo:font-style="normal"/>
    </style:style>
    <style:style style:name="T107" style:family="text" style:parent-style-name="Source_20_Text">
      <style:text-properties fo:font-weight="normal"/>
    </style:style>
    <style:style style:name="T108" style:family="text">
      <style:text-properties fo:language="de" fo:country="DE" style:text-underline-style="none"/>
    </style:style>
    <style:style style:name="T109" style:family="text">
      <style:text-properties fo:font-style="italic" fo:font-weight="bold"/>
    </style:style>
    <style:style style:name="T110" style:family="text" style:parent-style-name="Source_20_Text">
      <style:text-properties fo:font-style="normal"/>
    </style:style>
    <style:style style:name="T111" style:family="text">
      <style:text-properties fo:font-style="italic" style:font-weight-asian="normal" style:font-weight-complex="normal"/>
    </style:style>
    <style:style style:name="T112" style:family="text">
      <style:text-properties fo:font-weight="bold" style:font-style-asian="normal" style:font-weight-asian="bold" style:font-style-complex="normal" style:font-weight-complex="bold"/>
    </style:style>
    <style:style style:name="T113" style:family="text">
      <style:text-properties fo:font-style="italic" fo:font-weight="normal" style:font-style-asian="italic" style:font-style-complex="italic"/>
    </style:style>
    <style:style style:name="T114" style:family="text" style:parent-style-name="Source_20_Text">
      <style:text-properties fo:font-size="12pt" fo:font-style="normal"/>
    </style:style>
    <style:style style:name="T115" style:family="text">
      <style:text-properties fo:color="#ff0000"/>
    </style:style>
    <style:style style:name="T116" style:family="text">
      <style:text-properties fo:color="#00ff00"/>
    </style:style>
    <style:style style:name="T117" style:family="text">
      <style:text-properties fo:font-size="12pt" style:font-size-asian="12pt" style:font-size-complex="12pt"/>
    </style:style>
    <style:style style:name="T118" style:family="text">
      <style:text-properties fo:font-size="12pt" fo:font-style="italic" style:font-size-asian="12pt" style:font-style-asian="italic" style:font-size-complex="12pt" style:font-style-complex="italic"/>
    </style:style>
    <style:style style:name="T119" style:family="text">
      <style:text-properties style:font-name="Charter" fo:font-size="12pt" style:font-size-asian="12pt" style:font-size-complex="12pt"/>
    </style:style>
    <style:style style:name="T120" style:family="text">
      <style:text-properties fo:color="#000000" style:text-outline="false" style:text-line-through-style="none" style:font-name="Thorndale1" fo:font-size="12pt" fo:font-style="normal" fo:text-shadow="none" style:text-underline-style="none" fo:font-weight="normal"/>
    </style:style>
    <style:style style:name="T121" style:family="text">
      <style:text-properties fo:font-style="normal" fo:font-weight="bold" style:font-style-asian="normal" style:font-weight-asian="bold" style:font-style-complex="normal" style:font-weight-complex="bold"/>
    </style:style>
    <style:style style:name="T122" style:family="text">
      <style:text-properties style:text-position="sub 58%" fo:font-style="normal" style:font-style-asian="normal" style:font-style-complex="normal"/>
    </style:style>
    <style:style style:name="T123" style:family="text">
      <style:text-properties style:text-position="sub 58%"/>
    </style:style>
    <style:style style:name="T124" style:family="text">
      <style:text-properties style:text-position="0% 100%"/>
    </style:style>
    <style:style style:name="T125" style:family="text">
      <style:text-properties style:text-position="sub 58%" fo:font-weight="normal" style:font-weight-asian="normal" style:font-weight-complex="normal"/>
    </style:style>
    <style:style style:name="T126" style:family="text">
      <style:text-properties style:text-position="0% 100%" fo:font-style="italic" style:font-style-asian="italic" style:font-style-complex="italic"/>
    </style:style>
    <style:style style:name="T127" style:family="text">
      <style:text-properties style:text-position="0% 100%" fo:font-style="normal" style:font-style-asian="normal" style:font-style-complex="normal"/>
    </style:style>
    <style:style style:name="T128" style:family="text">
      <style:text-properties style:text-position="0% 100%" fo:font-style="normal" style:font-style-asian="normal" style:font-style-complex="normal"/>
    </style:style>
    <style:style style:name="T129" style:family="text">
      <style:text-properties style:text-position="0% 100%" fo:font-style="normal" fo:font-weight="bold" style:font-style-asian="normal" style:font-weight-asian="bold" style:font-style-complex="normal" style:font-weight-complex="bold"/>
    </style:style>
    <style:style style:name="T130" style:family="text">
      <style:text-properties style:font-style-complex="normal"/>
    </style:style>
    <style:style style:name="T131" style:family="text">
      <style:text-properties style:text-position="super 58%"/>
    </style:style>
    <style:style style:name="T132" style:family="text">
      <style:text-properties style:font-name="cmmi10"/>
    </style:style>
    <style:style style:name="T133" style:family="text">
      <style:text-properties style:use-window-font-color="true" style:text-outline="false" style:text-line-through-style="none" style:font-name="Thorndale1" fo:font-size="12pt" fo:font-style="normal" fo:text-shadow="none" style:text-underline-style="none" fo:font-weight="normal" style:font-name-asian="Andale Sans UI" style:font-size-asian="24pt" style:font-style-asian="normal" style:font-weight-asian="normal" style:font-name-complex="Lucidasans" style:font-size-complex="24pt" style:font-style-complex="normal" style:font-weight-complex="normal" style:text-emphasize="none" style:font-relief="none"/>
    </style:style>
    <style:style style:name="T134" style:family="text">
      <style:text-properties style:font-name="Thorndale" fo:font-style="normal" style:font-name-asian="Thorndale" style:font-style-asian="normal" style:font-name-complex="Thorndale" style:font-style-complex="normal"/>
    </style:style>
    <style:style style:name="T135" style:family="text">
      <style:text-properties style:font-name="Thorndale" fo:font-style="normal" style:font-style-asian="normal" style:font-style-complex="normal"/>
    </style:style>
    <style:style style:name="T136" style:family="text">
      <style:text-properties style:font-name="Charter" fo:font-size="12pt" fo:font-style="normal" style:font-size-asian="12pt" style:font-style-asian="normal" style:font-size-complex="12pt" style:font-style-complex="normal"/>
    </style:style>
    <style:style style:name="T137" style:family="text">
      <style:text-properties style:font-name="Charter" fo:font-size="12pt" fo:font-style="italic" style:font-size-asian="12pt" style:font-style-asian="italic" style:font-size-complex="12pt" style:font-style-complex="italic"/>
    </style:style>
    <style:style style:name="T138" style:family="text">
      <style:text-properties style:font-name="Charter1"/>
    </style:style>
    <style:style style:name="T139" style:family="text">
      <style:text-properties style:font-name="Charter" fo:font-size="12pt" fo:font-style="normal" fo:font-weight="normal" style:font-size-asian="12pt" style:font-style-asian="normal" style:font-weight-asian="normal" style:font-size-complex="12pt" style:font-style-complex="normal" style:font-weight-complex="normal"/>
    </style:style>
    <style:style style:name="T140" style:family="text">
      <style:text-properties style:font-name="Charter" fo:font-size="12pt" fo:font-style="normal" fo:font-weight="normal" style:font-size-asian="12pt" style:font-style-asian="normal" style:font-weight-asian="normal" style:font-size-complex="12pt" style:font-style-complex="normal" style:font-weight-complex="normal"/>
    </style:style>
    <style:style style:name="T141" style:family="text">
      <style:text-properties style:font-name="Charter" fo:font-size="12pt" fo:font-style="italic" fo:font-weight="normal" style:font-size-asian="12pt" style:font-style-asian="italic" style:font-weight-asian="normal" style:font-size-complex="12pt" style:font-style-complex="italic" style:font-weight-complex="normal"/>
    </style:style>
    <style:style style:name="T142" style:family="text">
      <style:text-properties style:text-position="0% 100%" style:font-name="Courier1" fo:font-style="normal" style:font-style-asian="normal" style:font-style-complex="normal"/>
    </style:style>
    <style:style style:name="T143" style:family="text">
      <style:text-properties fo:font-size="12pt"/>
    </style:style>
    <style:style style:name="T144" style:family="text" style:parent-style-name="Teletype">
      <style:text-properties style:font-name="Charter"/>
    </style:style>
    <style:style style:name="T145" style:family="text" style:parent-style-name="Teletype">
      <style:text-properties style:font-name="Charter" style:text-underline-style="solid" style:text-underline-width="auto" style:text-underline-color="font-color"/>
    </style:style>
    <style:style style:name="T146" style:family="text" style:parent-style-name="Teletype">
      <style:text-properties style:font-name="Charter" fo:font-size="12pt"/>
    </style:style>
    <style:style style:name="T147" style:family="text" style:parent-style-name="Teletype">
      <style:text-properties style:font-name="Charter" fo:font-size="12pt" style:text-underline-style="solid" style:text-underline-width="auto" style:text-underline-color="font-color"/>
    </style:style>
    <text:list-style style:name="L1">
      <text:list-level-style-number text:level="1" text:style-name="Numbering_20_Symbols"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04cm" text:min-label-width="0.499cm"/>
        <style:text-properties style:font-name="StarSymbol"/>
      </text:list-level-style-bullet>
      <text:list-level-style-bullet text:level="3" style:num-suffix="." text:bullet-char="•">
        <style:list-level-properties text:space-before="2.607cm" text:min-label-width="0.499cm"/>
        <style:text-properties style:font-name="StarSymbol"/>
      </text:list-level-style-bullet>
      <text:list-level-style-bullet text:level="4" style:num-suffix="." text:bullet-char="•">
        <style:list-level-properties text:space-before="3.911cm" text:min-label-width="0.499cm"/>
        <style:text-properties style:font-name="StarSymbol"/>
      </text:list-level-style-bullet>
      <text:list-level-style-bullet text:level="5" style:num-suffix="." text:bullet-char="•">
        <style:list-level-properties text:space-before="5.214cm" text:min-label-width="0.499cm"/>
        <style:text-properties style:font-name="StarSymbol"/>
      </text:list-level-style-bullet>
      <text:list-level-style-bullet text:level="6" style:num-suffix="." text:bullet-char="•">
        <style:list-level-properties text:space-before="6.518cm" text:min-label-width="0.499cm"/>
        <style:text-properties style:font-name="StarSymbol"/>
      </text:list-level-style-bullet>
      <text:list-level-style-bullet text:level="7" style:num-suffix="." text:bullet-char="•">
        <style:list-level-properties text:space-before="7.821cm" text:min-label-width="0.499cm"/>
        <style:text-properties style:font-name="StarSymbol"/>
      </text:list-level-style-bullet>
      <text:list-level-style-bullet text:level="8" style:num-suffix="." text:bullet-char="•">
        <style:list-level-properties text:space-before="9.125cm" text:min-label-width="0.499cm"/>
        <style:text-properties style:font-name="StarSymbol"/>
      </text:list-level-style-bullet>
      <text:list-level-style-bullet text:level="9" style:num-suffix="." text:bullet-char="•">
        <style:list-level-properties text:space-before="10.428cm" text:min-label-width="0.499cm"/>
        <style:text-properties style:font-name="StarSymbol"/>
      </text:list-level-style-bullet>
      <text:list-level-style-bullet text:level="10" style:num-suffix="." text:bullet-char="•">
        <style:list-level-properties text:space-before="11.732cm" text:min-label-width="0.499cm"/>
        <style:text-properties style:font-name="StarSymbol"/>
      </text:list-level-style-bullet>
    </text:list-style>
    <text:list-style style:name="L3">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format="1" text:display-levels="2">
        <style:list-level-properties text:space-before="0.134cm" text:min-label-width="0.499cm"/>
      </text:list-level-style-number>
      <text:list-level-style-number text:level="3" style:num-suffix="." style:num-format="1" text:display-levels="3">
        <style:list-level-properties text:space-before="0.268cm" text:min-label-width="0.499cm"/>
      </text:list-level-style-number>
      <text:list-level-style-number text:level="4" style:num-suffix="." style:num-format="1" text:display-levels="4">
        <style:list-level-properties text:space-before="0.402cm" text:min-label-width="0.499cm"/>
      </text:list-level-style-number>
      <text:list-level-style-number text:level="5" style:num-suffix="." style:num-format="1" text:display-levels="5">
        <style:list-level-properties text:space-before="0.536cm" text:min-label-width="0.499cm"/>
      </text:list-level-style-number>
      <text:list-level-style-number text:level="6" style:num-suffix="." style:num-format="1" text:display-levels="6">
        <style:list-level-properties text:space-before="0.67cm" text:min-label-width="0.499cm"/>
      </text:list-level-style-number>
      <text:list-level-style-number text:level="7" style:num-suffix="." style:num-format="1" text:display-levels="7">
        <style:list-level-properties text:space-before="0.805cm" text:min-label-width="0.499cm"/>
      </text:list-level-style-number>
      <text:list-level-style-number text:level="8" style:num-suffix="." style:num-format="1" text:display-levels="8">
        <style:list-level-properties text:space-before="0.939cm" text:min-label-width="0.499cm"/>
      </text:list-level-style-number>
      <text:list-level-style-number text:level="9" style:num-suffix="." style:num-format="1" text:display-levels="9">
        <style:list-level-properties text:space-before="1.073cm" text:min-label-width="0.499cm"/>
      </text:list-level-style-number>
      <text:list-level-style-number text:level="10" style:num-suffix="." style:num-format="1" text:display-levels="10">
        <style:list-level-properties text:space-before="1.207cm" text:min-label-width="0.499cm"/>
      </text:list-level-style-number>
    </text:list-style>
    <text:list-style style:name="L5">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284cm" text:min-label-width="0.499cm"/>
        <style:text-properties style:font-name="StarSymbol"/>
      </text:list-level-style-bullet>
      <text:list-level-style-bullet text:level="3" style:num-suffix="." text:bullet-char="–">
        <style:list-level-properties text:space-before="2.568cm" text:min-label-width="0.499cm"/>
        <style:text-properties style:font-name="StarSymbol"/>
      </text:list-level-style-bullet>
      <text:list-level-style-bullet text:level="4" style:num-suffix="." text:bullet-char="–">
        <style:list-level-properties text:space-before="3.853cm" text:min-label-width="0.499cm"/>
        <style:text-properties style:font-name="StarSymbol"/>
      </text:list-level-style-bullet>
      <text:list-level-style-bullet text:level="5" style:num-suffix="." text:bullet-char="–">
        <style:list-level-properties text:space-before="5.137cm" text:min-label-width="0.499cm"/>
        <style:text-properties style:font-name="StarSymbol"/>
      </text:list-level-style-bullet>
      <text:list-level-style-bullet text:level="6" style:num-suffix="." text:bullet-char="–">
        <style:list-level-properties text:space-before="6.421cm" text:min-label-width="0.499cm"/>
        <style:text-properties style:font-name="StarSymbol"/>
      </text:list-level-style-bullet>
      <text:list-level-style-bullet text:level="7" style:num-suffix="." text:bullet-char="–">
        <style:list-level-properties text:space-before="7.705cm" text:min-label-width="0.499cm"/>
        <style:text-properties style:font-name="StarSymbol"/>
      </text:list-level-style-bullet>
      <text:list-level-style-bullet text:level="8" style:num-suffix="." text:bullet-char="–">
        <style:list-level-properties text:space-before="8.989cm" text:min-label-width="0.499cm"/>
        <style:text-properties style:font-name="StarSymbol"/>
      </text:list-level-style-bullet>
      <text:list-level-style-bullet text:level="9" style:num-suffix="." text:bullet-char="–">
        <style:list-level-properties text:space-before="10.273cm" text:min-label-width="0.499cm"/>
        <style:text-properties style:font-name="StarSymbol"/>
      </text:list-level-style-bullet>
      <text:list-level-style-bullet text:level="10" style:num-suffix="." text:bullet-char="–">
        <style:list-level-properties text:space-before="11.557cm" text:min-label-width="0.499cm"/>
        <style:text-properties style:font-name="StarSymbol"/>
      </text:list-level-style-bullet>
    </text:list-style>
    <text:list-style style:name="L6">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284cm" text:min-label-width="0.499cm"/>
        <style:text-properties style:font-name="StarSymbol"/>
      </text:list-level-style-bullet>
      <text:list-level-style-bullet text:level="3" style:num-suffix="." text:bullet-char="–">
        <style:list-level-properties text:space-before="2.568cm" text:min-label-width="0.499cm"/>
        <style:text-properties style:font-name="StarSymbol"/>
      </text:list-level-style-bullet>
      <text:list-level-style-bullet text:level="4" style:num-suffix="." text:bullet-char="–">
        <style:list-level-properties text:space-before="3.853cm" text:min-label-width="0.499cm"/>
        <style:text-properties style:font-name="StarSymbol"/>
      </text:list-level-style-bullet>
      <text:list-level-style-bullet text:level="5" style:num-suffix="." text:bullet-char="–">
        <style:list-level-properties text:space-before="5.137cm" text:min-label-width="0.499cm"/>
        <style:text-properties style:font-name="StarSymbol"/>
      </text:list-level-style-bullet>
      <text:list-level-style-bullet text:level="6" style:num-suffix="." text:bullet-char="–">
        <style:list-level-properties text:space-before="6.421cm" text:min-label-width="0.499cm"/>
        <style:text-properties style:font-name="StarSymbol"/>
      </text:list-level-style-bullet>
      <text:list-level-style-bullet text:level="7" style:num-suffix="." text:bullet-char="–">
        <style:list-level-properties text:space-before="7.705cm" text:min-label-width="0.499cm"/>
        <style:text-properties style:font-name="StarSymbol"/>
      </text:list-level-style-bullet>
      <text:list-level-style-bullet text:level="8" style:num-suffix="." text:bullet-char="–">
        <style:list-level-properties text:space-before="8.989cm" text:min-label-width="0.499cm"/>
        <style:text-properties style:font-name="StarSymbol"/>
      </text:list-level-style-bullet>
      <text:list-level-style-bullet text:level="9" style:num-suffix="." text:bullet-char="–">
        <style:list-level-properties text:space-before="10.273cm" text:min-label-width="0.499cm"/>
        <style:text-properties style:font-name="StarSymbol"/>
      </text:list-level-style-bullet>
      <text:list-level-style-bullet text:level="10" style:num-suffix="." text:bullet-char="–">
        <style:list-level-properties text:space-before="11.557cm" text:min-label-width="0.499cm"/>
        <style:text-properties style:font-name="StarSymbol"/>
      </text:list-level-style-bullet>
    </text:list-style>
    <text:list-style style:name="L7">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284cm" text:min-label-width="0.499cm"/>
        <style:text-properties style:font-name="StarSymbol"/>
      </text:list-level-style-bullet>
      <text:list-level-style-bullet text:level="3" style:num-suffix="." text:bullet-char="–">
        <style:list-level-properties text:space-before="2.568cm" text:min-label-width="0.499cm"/>
        <style:text-properties style:font-name="StarSymbol"/>
      </text:list-level-style-bullet>
      <text:list-level-style-bullet text:level="4" style:num-suffix="." text:bullet-char="–">
        <style:list-level-properties text:space-before="3.853cm" text:min-label-width="0.499cm"/>
        <style:text-properties style:font-name="StarSymbol"/>
      </text:list-level-style-bullet>
      <text:list-level-style-bullet text:level="5" style:num-suffix="." text:bullet-char="–">
        <style:list-level-properties text:space-before="5.137cm" text:min-label-width="0.499cm"/>
        <style:text-properties style:font-name="StarSymbol"/>
      </text:list-level-style-bullet>
      <text:list-level-style-bullet text:level="6" style:num-suffix="." text:bullet-char="–">
        <style:list-level-properties text:space-before="6.421cm" text:min-label-width="0.499cm"/>
        <style:text-properties style:font-name="StarSymbol"/>
      </text:list-level-style-bullet>
      <text:list-level-style-bullet text:level="7" style:num-suffix="." text:bullet-char="–">
        <style:list-level-properties text:space-before="7.705cm" text:min-label-width="0.499cm"/>
        <style:text-properties style:font-name="StarSymbol"/>
      </text:list-level-style-bullet>
      <text:list-level-style-bullet text:level="8" style:num-suffix="." text:bullet-char="–">
        <style:list-level-properties text:space-before="8.989cm" text:min-label-width="0.499cm"/>
        <style:text-properties style:font-name="StarSymbol"/>
      </text:list-level-style-bullet>
      <text:list-level-style-bullet text:level="9" style:num-suffix="." text:bullet-char="–">
        <style:list-level-properties text:space-before="10.273cm" text:min-label-width="0.499cm"/>
        <style:text-properties style:font-name="StarSymbol"/>
      </text:list-level-style-bullet>
      <text:list-level-style-bullet text:level="10" style:num-suffix="." text:bullet-char="–">
        <style:list-level-properties text:space-before="11.557cm" text:min-label-width="0.499cm"/>
        <style:text-properties style:font-name="StarSymbol"/>
      </text:list-level-style-bullet>
    </text:list-style>
    <text:list-style style:name="L8">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55cm" text:min-label-width="0.499cm"/>
        <style:text-properties style:font-name="StarSymbol"/>
      </text:list-level-style-bullet>
      <text:list-level-style-bullet text:level="3" style:num-suffix="." text:bullet-char="•">
        <style:list-level-properties text:space-before="2.71cm" text:min-label-width="0.499cm"/>
        <style:text-properties style:font-name="StarSymbol"/>
      </text:list-level-style-bullet>
      <text:list-level-style-bullet text:level="4" style:num-suffix="." text:bullet-char="•">
        <style:list-level-properties text:space-before="4.064cm" text:min-label-width="0.499cm"/>
        <style:text-properties style:font-name="StarSymbol"/>
      </text:list-level-style-bullet>
      <text:list-level-style-bullet text:level="5" style:num-suffix="." text:bullet-char="•">
        <style:list-level-properties text:space-before="5.419cm" text:min-label-width="0.499cm"/>
        <style:text-properties style:font-name="StarSymbol"/>
      </text:list-level-style-bullet>
      <text:list-level-style-bullet text:level="6" style:num-suffix="." text:bullet-char="•">
        <style:list-level-properties text:space-before="6.774cm" text:min-label-width="0.499cm"/>
        <style:text-properties style:font-name="StarSymbol"/>
      </text:list-level-style-bullet>
      <text:list-level-style-bullet text:level="7" style:num-suffix="." text:bullet-char="•">
        <style:list-level-properties text:space-before="8.128cm" text:min-label-width="0.499cm"/>
        <style:text-properties style:font-name="StarSymbol"/>
      </text:list-level-style-bullet>
      <text:list-level-style-bullet text:level="8" style:num-suffix="." text:bullet-char="•">
        <style:list-level-properties text:space-before="9.483cm" text:min-label-width="0.499cm"/>
        <style:text-properties style:font-name="StarSymbol"/>
      </text:list-level-style-bullet>
      <text:list-level-style-bullet text:level="9" style:num-suffix="." text:bullet-char="•">
        <style:list-level-properties text:space-before="10.838cm" text:min-label-width="0.499cm"/>
        <style:text-properties style:font-name="StarSymbol"/>
      </text:list-level-style-bullet>
      <text:list-level-style-bullet text:level="10" style:num-suffix="." text:bullet-char="•">
        <style:list-level-properties text:space-before="12.192cm" text:min-label-width="0.499cm"/>
        <style:text-properties style:font-name="StarSymbol"/>
      </text:list-level-style-bullet>
    </text:list-style>
    <text:list-style style:name="L9">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57cm" text:min-label-width="0.499cm"/>
        <style:text-properties style:font-name="StarSymbol"/>
      </text:list-level-style-bullet>
      <text:list-level-style-bullet text:level="3" style:num-suffix="." text:bullet-char="•">
        <style:list-level-properties text:space-before="2.713cm" text:min-label-width="0.499cm"/>
        <style:text-properties style:font-name="StarSymbol"/>
      </text:list-level-style-bullet>
      <text:list-level-style-bullet text:level="4" style:num-suffix="." text:bullet-char="•">
        <style:list-level-properties text:space-before="4.069cm" text:min-label-width="0.499cm"/>
        <style:text-properties style:font-name="StarSymbol"/>
      </text:list-level-style-bullet>
      <text:list-level-style-bullet text:level="5" style:num-suffix="." text:bullet-char="•">
        <style:list-level-properties text:space-before="5.426cm" text:min-label-width="0.499cm"/>
        <style:text-properties style:font-name="StarSymbol"/>
      </text:list-level-style-bullet>
      <text:list-level-style-bullet text:level="6" style:num-suffix="." text:bullet-char="•">
        <style:list-level-properties text:space-before="6.782cm" text:min-label-width="0.499cm"/>
        <style:text-properties style:font-name="StarSymbol"/>
      </text:list-level-style-bullet>
      <text:list-level-style-bullet text:level="7" style:num-suffix="." text:bullet-char="•">
        <style:list-level-properties text:space-before="8.139cm" text:min-label-width="0.499cm"/>
        <style:text-properties style:font-name="StarSymbol"/>
      </text:list-level-style-bullet>
      <text:list-level-style-bullet text:level="8" style:num-suffix="." text:bullet-char="•">
        <style:list-level-properties text:space-before="9.495cm" text:min-label-width="0.499cm"/>
        <style:text-properties style:font-name="StarSymbol"/>
      </text:list-level-style-bullet>
      <text:list-level-style-bullet text:level="9" style:num-suffix="." text:bullet-char="•">
        <style:list-level-properties text:space-before="10.852cm" text:min-label-width="0.499cm"/>
        <style:text-properties style:font-name="StarSymbol"/>
      </text:list-level-style-bullet>
      <text:list-level-style-bullet text:level="10" style:num-suffix="." text:bullet-char="•">
        <style:list-level-properties text:space-before="12.208cm" text:min-label-width="0.499cm"/>
        <style:text-properties style:font-name="StarSymbol"/>
      </text:list-level-style-bullet>
    </text:list-style>
    <text:list-style style:name="L10">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57cm" text:min-label-width="0.499cm"/>
        <style:text-properties style:font-name="StarSymbol"/>
      </text:list-level-style-bullet>
      <text:list-level-style-bullet text:level="3" style:num-suffix="." text:bullet-char="•">
        <style:list-level-properties text:space-before="2.713cm" text:min-label-width="0.499cm"/>
        <style:text-properties style:font-name="StarSymbol"/>
      </text:list-level-style-bullet>
      <text:list-level-style-bullet text:level="4" style:num-suffix="." text:bullet-char="•">
        <style:list-level-properties text:space-before="4.069cm" text:min-label-width="0.499cm"/>
        <style:text-properties style:font-name="StarSymbol"/>
      </text:list-level-style-bullet>
      <text:list-level-style-bullet text:level="5" style:num-suffix="." text:bullet-char="•">
        <style:list-level-properties text:space-before="5.426cm" text:min-label-width="0.499cm"/>
        <style:text-properties style:font-name="StarSymbol"/>
      </text:list-level-style-bullet>
      <text:list-level-style-bullet text:level="6" style:num-suffix="." text:bullet-char="•">
        <style:list-level-properties text:space-before="6.782cm" text:min-label-width="0.499cm"/>
        <style:text-properties style:font-name="StarSymbol"/>
      </text:list-level-style-bullet>
      <text:list-level-style-bullet text:level="7" style:num-suffix="." text:bullet-char="•">
        <style:list-level-properties text:space-before="8.139cm" text:min-label-width="0.499cm"/>
        <style:text-properties style:font-name="StarSymbol"/>
      </text:list-level-style-bullet>
      <text:list-level-style-bullet text:level="8" style:num-suffix="." text:bullet-char="•">
        <style:list-level-properties text:space-before="9.495cm" text:min-label-width="0.499cm"/>
        <style:text-properties style:font-name="StarSymbol"/>
      </text:list-level-style-bullet>
      <text:list-level-style-bullet text:level="9" style:num-suffix="." text:bullet-char="•">
        <style:list-level-properties text:space-before="10.852cm" text:min-label-width="0.499cm"/>
        <style:text-properties style:font-name="StarSymbol"/>
      </text:list-level-style-bullet>
      <text:list-level-style-bullet text:level="10" style:num-suffix="." text:bullet-char="•">
        <style:list-level-properties text:space-before="12.208cm" text:min-label-width="0.499cm"/>
        <style:text-properties style:font-name="StarSymbol"/>
      </text:list-level-style-bullet>
    </text:list-style>
    <text:list-style style:name="L11">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04cm" text:min-label-width="0.499cm"/>
        <style:text-properties style:font-name="StarSymbol"/>
      </text:list-level-style-bullet>
      <text:list-level-style-bullet text:level="3" style:num-suffix="." text:bullet-char="•">
        <style:list-level-properties text:space-before="2.607cm" text:min-label-width="0.499cm"/>
        <style:text-properties style:font-name="StarSymbol"/>
      </text:list-level-style-bullet>
      <text:list-level-style-bullet text:level="4" style:num-suffix="." text:bullet-char="•">
        <style:list-level-properties text:space-before="3.911cm" text:min-label-width="0.499cm"/>
        <style:text-properties style:font-name="StarSymbol"/>
      </text:list-level-style-bullet>
      <text:list-level-style-bullet text:level="5" style:num-suffix="." text:bullet-char="•">
        <style:list-level-properties text:space-before="5.214cm" text:min-label-width="0.499cm"/>
        <style:text-properties style:font-name="StarSymbol"/>
      </text:list-level-style-bullet>
      <text:list-level-style-bullet text:level="6" style:num-suffix="." text:bullet-char="•">
        <style:list-level-properties text:space-before="6.518cm" text:min-label-width="0.499cm"/>
        <style:text-properties style:font-name="StarSymbol"/>
      </text:list-level-style-bullet>
      <text:list-level-style-bullet text:level="7" style:num-suffix="." text:bullet-char="•">
        <style:list-level-properties text:space-before="7.821cm" text:min-label-width="0.499cm"/>
        <style:text-properties style:font-name="StarSymbol"/>
      </text:list-level-style-bullet>
      <text:list-level-style-bullet text:level="8" style:num-suffix="." text:bullet-char="•">
        <style:list-level-properties text:space-before="9.125cm" text:min-label-width="0.499cm"/>
        <style:text-properties style:font-name="StarSymbol"/>
      </text:list-level-style-bullet>
      <text:list-level-style-bullet text:level="9" style:num-suffix="." text:bullet-char="•">
        <style:list-level-properties text:space-before="10.428cm" text:min-label-width="0.499cm"/>
        <style:text-properties style:font-name="StarSymbol"/>
      </text:list-level-style-bullet>
      <text:list-level-style-bullet text:level="10" style:num-suffix="." text:bullet-char="•">
        <style:list-level-properties text:space-before="11.732cm" text:min-label-width="0.499cm"/>
        <style:text-properties style:font-name="StarSymbol"/>
      </text:list-level-style-bullet>
    </text:list-style>
    <text:list-style style:name="L12">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02cm" text:min-label-width="0.499cm"/>
        <style:text-properties style:font-name="StarSymbol"/>
      </text:list-level-style-bullet>
      <text:list-level-style-bullet text:level="3" style:num-suffix="." text:bullet-char="•">
        <style:list-level-properties text:space-before="2.604cm" text:min-label-width="0.499cm"/>
        <style:text-properties style:font-name="StarSymbol"/>
      </text:list-level-style-bullet>
      <text:list-level-style-bullet text:level="4" style:num-suffix="." text:bullet-char="•">
        <style:list-level-properties text:space-before="3.905cm" text:min-label-width="0.499cm"/>
        <style:text-properties style:font-name="StarSymbol"/>
      </text:list-level-style-bullet>
      <text:list-level-style-bullet text:level="5" style:num-suffix="." text:bullet-char="•">
        <style:list-level-properties text:space-before="5.207cm" text:min-label-width="0.499cm"/>
        <style:text-properties style:font-name="StarSymbol"/>
      </text:list-level-style-bullet>
      <text:list-level-style-bullet text:level="6" style:num-suffix="." text:bullet-char="•">
        <style:list-level-properties text:space-before="6.509cm" text:min-label-width="0.499cm"/>
        <style:text-properties style:font-name="StarSymbol"/>
      </text:list-level-style-bullet>
      <text:list-level-style-bullet text:level="7" style:num-suffix="." text:bullet-char="•">
        <style:list-level-properties text:space-before="7.811cm" text:min-label-width="0.499cm"/>
        <style:text-properties style:font-name="StarSymbol"/>
      </text:list-level-style-bullet>
      <text:list-level-style-bullet text:level="8" style:num-suffix="." text:bullet-char="•">
        <style:list-level-properties text:space-before="9.112cm" text:min-label-width="0.499cm"/>
        <style:text-properties style:font-name="StarSymbol"/>
      </text:list-level-style-bullet>
      <text:list-level-style-bullet text:level="9" style:num-suffix="." text:bullet-char="•">
        <style:list-level-properties text:space-before="10.414cm" text:min-label-width="0.499cm"/>
        <style:text-properties style:font-name="StarSymbol"/>
      </text:list-level-style-bullet>
      <text:list-level-style-bullet text:level="10" style:num-suffix="." text:bullet-char="•">
        <style:list-level-properties text:space-before="11.716cm" text:min-label-width="0.499cm"/>
        <style:text-properties style:font-name="StarSymbol"/>
      </text:list-level-style-bullet>
    </text:list-style>
    <text:list-style style:name="L13">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57cm" text:min-label-width="0.499cm"/>
        <style:text-properties style:font-name="StarSymbol"/>
      </text:list-level-style-bullet>
      <text:list-level-style-bullet text:level="3" style:num-suffix="." text:bullet-char="•">
        <style:list-level-properties text:space-before="2.713cm" text:min-label-width="0.499cm"/>
        <style:text-properties style:font-name="StarSymbol"/>
      </text:list-level-style-bullet>
      <text:list-level-style-bullet text:level="4" style:num-suffix="." text:bullet-char="•">
        <style:list-level-properties text:space-before="4.069cm" text:min-label-width="0.499cm"/>
        <style:text-properties style:font-name="StarSymbol"/>
      </text:list-level-style-bullet>
      <text:list-level-style-bullet text:level="5" style:num-suffix="." text:bullet-char="•">
        <style:list-level-properties text:space-before="5.426cm" text:min-label-width="0.499cm"/>
        <style:text-properties style:font-name="StarSymbol"/>
      </text:list-level-style-bullet>
      <text:list-level-style-bullet text:level="6" style:num-suffix="." text:bullet-char="•">
        <style:list-level-properties text:space-before="6.782cm" text:min-label-width="0.499cm"/>
        <style:text-properties style:font-name="StarSymbol"/>
      </text:list-level-style-bullet>
      <text:list-level-style-bullet text:level="7" style:num-suffix="." text:bullet-char="•">
        <style:list-level-properties text:space-before="8.139cm" text:min-label-width="0.499cm"/>
        <style:text-properties style:font-name="StarSymbol"/>
      </text:list-level-style-bullet>
      <text:list-level-style-bullet text:level="8" style:num-suffix="." text:bullet-char="•">
        <style:list-level-properties text:space-before="9.495cm" text:min-label-width="0.499cm"/>
        <style:text-properties style:font-name="StarSymbol"/>
      </text:list-level-style-bullet>
      <text:list-level-style-bullet text:level="9" style:num-suffix="." text:bullet-char="•">
        <style:list-level-properties text:space-before="10.852cm" text:min-label-width="0.499cm"/>
        <style:text-properties style:font-name="StarSymbol"/>
      </text:list-level-style-bullet>
      <text:list-level-style-bullet text:level="10" style:num-suffix="." text:bullet-char="•">
        <style:list-level-properties text:space-before="12.208cm" text:min-label-width="0.499cm"/>
        <style:text-properties style:font-name="StarSymbol"/>
      </text:list-level-style-bullet>
    </text:list-style>
    <text:list-style style:name="L14">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57cm" text:min-label-width="0.499cm"/>
        <style:text-properties style:font-name="StarSymbol"/>
      </text:list-level-style-bullet>
      <text:list-level-style-bullet text:level="3" style:num-suffix="." text:bullet-char="•">
        <style:list-level-properties text:space-before="2.713cm" text:min-label-width="0.499cm"/>
        <style:text-properties style:font-name="StarSymbol"/>
      </text:list-level-style-bullet>
      <text:list-level-style-bullet text:level="4" style:num-suffix="." text:bullet-char="•">
        <style:list-level-properties text:space-before="4.069cm" text:min-label-width="0.499cm"/>
        <style:text-properties style:font-name="StarSymbol"/>
      </text:list-level-style-bullet>
      <text:list-level-style-bullet text:level="5" style:num-suffix="." text:bullet-char="•">
        <style:list-level-properties text:space-before="5.426cm" text:min-label-width="0.499cm"/>
        <style:text-properties style:font-name="StarSymbol"/>
      </text:list-level-style-bullet>
      <text:list-level-style-bullet text:level="6" style:num-suffix="." text:bullet-char="•">
        <style:list-level-properties text:space-before="6.782cm" text:min-label-width="0.499cm"/>
        <style:text-properties style:font-name="StarSymbol"/>
      </text:list-level-style-bullet>
      <text:list-level-style-bullet text:level="7" style:num-suffix="." text:bullet-char="•">
        <style:list-level-properties text:space-before="8.139cm" text:min-label-width="0.499cm"/>
        <style:text-properties style:font-name="StarSymbol"/>
      </text:list-level-style-bullet>
      <text:list-level-style-bullet text:level="8" style:num-suffix="." text:bullet-char="•">
        <style:list-level-properties text:space-before="9.495cm" text:min-label-width="0.499cm"/>
        <style:text-properties style:font-name="StarSymbol"/>
      </text:list-level-style-bullet>
      <text:list-level-style-bullet text:level="9" style:num-suffix="." text:bullet-char="•">
        <style:list-level-properties text:space-before="10.852cm" text:min-label-width="0.499cm"/>
        <style:text-properties style:font-name="StarSymbol"/>
      </text:list-level-style-bullet>
      <text:list-level-style-bullet text:level="10" style:num-suffix="." text:bullet-char="•">
        <style:list-level-properties text:space-before="12.208cm" text:min-label-width="0.499cm"/>
        <style:text-properties style:font-name="StarSymbol"/>
      </text:list-level-style-bullet>
    </text:list-style>
    <text:list-style style:name="L15">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57cm" text:min-label-width="0.499cm"/>
        <style:text-properties style:font-name="StarSymbol"/>
      </text:list-level-style-bullet>
      <text:list-level-style-bullet text:level="3" style:num-suffix="." text:bullet-char="•">
        <style:list-level-properties text:space-before="2.713cm" text:min-label-width="0.499cm"/>
        <style:text-properties style:font-name="StarSymbol"/>
      </text:list-level-style-bullet>
      <text:list-level-style-bullet text:level="4" style:num-suffix="." text:bullet-char="•">
        <style:list-level-properties text:space-before="4.069cm" text:min-label-width="0.499cm"/>
        <style:text-properties style:font-name="StarSymbol"/>
      </text:list-level-style-bullet>
      <text:list-level-style-bullet text:level="5" style:num-suffix="." text:bullet-char="•">
        <style:list-level-properties text:space-before="5.426cm" text:min-label-width="0.499cm"/>
        <style:text-properties style:font-name="StarSymbol"/>
      </text:list-level-style-bullet>
      <text:list-level-style-bullet text:level="6" style:num-suffix="." text:bullet-char="•">
        <style:list-level-properties text:space-before="6.782cm" text:min-label-width="0.499cm"/>
        <style:text-properties style:font-name="StarSymbol"/>
      </text:list-level-style-bullet>
      <text:list-level-style-bullet text:level="7" style:num-suffix="." text:bullet-char="•">
        <style:list-level-properties text:space-before="8.139cm" text:min-label-width="0.499cm"/>
        <style:text-properties style:font-name="StarSymbol"/>
      </text:list-level-style-bullet>
      <text:list-level-style-bullet text:level="8" style:num-suffix="." text:bullet-char="•">
        <style:list-level-properties text:space-before="9.495cm" text:min-label-width="0.499cm"/>
        <style:text-properties style:font-name="StarSymbol"/>
      </text:list-level-style-bullet>
      <text:list-level-style-bullet text:level="9" style:num-suffix="." text:bullet-char="•">
        <style:list-level-properties text:space-before="10.852cm" text:min-label-width="0.499cm"/>
        <style:text-properties style:font-name="StarSymbol"/>
      </text:list-level-style-bullet>
      <text:list-level-style-bullet text:level="10" style:num-suffix="." text:bullet-char="•">
        <style:list-level-properties text:space-before="12.208cm" text:min-label-width="0.499cm"/>
        <style:text-properties style:font-name="StarSymbol"/>
      </text:list-level-style-bullet>
    </text:list-style>
    <text:list-style style:name="L16">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55cm" text:min-label-width="0.499cm"/>
        <style:text-properties style:font-name="StarSymbol"/>
      </text:list-level-style-bullet>
      <text:list-level-style-bullet text:level="3" style:num-suffix="." text:bullet-char="•">
        <style:list-level-properties text:space-before="2.71cm" text:min-label-width="0.499cm"/>
        <style:text-properties style:font-name="StarSymbol"/>
      </text:list-level-style-bullet>
      <text:list-level-style-bullet text:level="4" style:num-suffix="." text:bullet-char="•">
        <style:list-level-properties text:space-before="4.064cm" text:min-label-width="0.499cm"/>
        <style:text-properties style:font-name="StarSymbol"/>
      </text:list-level-style-bullet>
      <text:list-level-style-bullet text:level="5" style:num-suffix="." text:bullet-char="•">
        <style:list-level-properties text:space-before="5.419cm" text:min-label-width="0.499cm"/>
        <style:text-properties style:font-name="StarSymbol"/>
      </text:list-level-style-bullet>
      <text:list-level-style-bullet text:level="6" style:num-suffix="." text:bullet-char="•">
        <style:list-level-properties text:space-before="6.774cm" text:min-label-width="0.499cm"/>
        <style:text-properties style:font-name="StarSymbol"/>
      </text:list-level-style-bullet>
      <text:list-level-style-bullet text:level="7" style:num-suffix="." text:bullet-char="•">
        <style:list-level-properties text:space-before="8.128cm" text:min-label-width="0.499cm"/>
        <style:text-properties style:font-name="StarSymbol"/>
      </text:list-level-style-bullet>
      <text:list-level-style-bullet text:level="8" style:num-suffix="." text:bullet-char="•">
        <style:list-level-properties text:space-before="9.483cm" text:min-label-width="0.499cm"/>
        <style:text-properties style:font-name="StarSymbol"/>
      </text:list-level-style-bullet>
      <text:list-level-style-bullet text:level="9" style:num-suffix="." text:bullet-char="•">
        <style:list-level-properties text:space-before="10.838cm" text:min-label-width="0.499cm"/>
        <style:text-properties style:font-name="StarSymbol"/>
      </text:list-level-style-bullet>
      <text:list-level-style-bullet text:level="10" style:num-suffix="." text:bullet-char="•">
        <style:list-level-properties text:space-before="12.192cm" text:min-label-width="0.499cm"/>
        <style:text-properties style:font-name="StarSymbol"/>
      </text:list-level-style-bullet>
    </text:list-style>
    <text:list-style style:name="L17">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57cm" text:min-label-width="0.499cm"/>
        <style:text-properties style:font-name="StarSymbol"/>
      </text:list-level-style-bullet>
      <text:list-level-style-bullet text:level="3" style:num-suffix="." text:bullet-char="•">
        <style:list-level-properties text:space-before="2.713cm" text:min-label-width="0.499cm"/>
        <style:text-properties style:font-name="StarSymbol"/>
      </text:list-level-style-bullet>
      <text:list-level-style-bullet text:level="4" style:num-suffix="." text:bullet-char="•">
        <style:list-level-properties text:space-before="4.069cm" text:min-label-width="0.499cm"/>
        <style:text-properties style:font-name="StarSymbol"/>
      </text:list-level-style-bullet>
      <text:list-level-style-bullet text:level="5" style:num-suffix="." text:bullet-char="•">
        <style:list-level-properties text:space-before="5.426cm" text:min-label-width="0.499cm"/>
        <style:text-properties style:font-name="StarSymbol"/>
      </text:list-level-style-bullet>
      <text:list-level-style-bullet text:level="6" style:num-suffix="." text:bullet-char="•">
        <style:list-level-properties text:space-before="6.782cm" text:min-label-width="0.499cm"/>
        <style:text-properties style:font-name="StarSymbol"/>
      </text:list-level-style-bullet>
      <text:list-level-style-bullet text:level="7" style:num-suffix="." text:bullet-char="•">
        <style:list-level-properties text:space-before="8.139cm" text:min-label-width="0.499cm"/>
        <style:text-properties style:font-name="StarSymbol"/>
      </text:list-level-style-bullet>
      <text:list-level-style-bullet text:level="8" style:num-suffix="." text:bullet-char="•">
        <style:list-level-properties text:space-before="9.495cm" text:min-label-width="0.499cm"/>
        <style:text-properties style:font-name="StarSymbol"/>
      </text:list-level-style-bullet>
      <text:list-level-style-bullet text:level="9" style:num-suffix="." text:bullet-char="•">
        <style:list-level-properties text:space-before="10.852cm" text:min-label-width="0.499cm"/>
        <style:text-properties style:font-name="StarSymbol"/>
      </text:list-level-style-bullet>
      <text:list-level-style-bullet text:level="10" style:num-suffix="." text:bullet-char="•">
        <style:list-level-properties text:space-before="12.208cm" text:min-label-width="0.499cm"/>
        <style:text-properties style:font-name="StarSymbol"/>
      </text:list-level-style-bullet>
    </text:list-style>
    <text:list-style style:name="L18">
      <text:list-level-style-number text:level="1" text:style-name="Numbering_20_Symbols" style:num-suffix="." style:num-format="1">
        <style:list-level-properties text:min-label-width="0.499cm"/>
      </text:list-level-style-number>
      <text:list-level-style-number text:level="2" text:style-name="Numbering_20_Symbols" style:num-format="1" text:start-value="2" text:display-levels="2">
        <style:list-level-properties text:space-before="0.118cm" text:min-label-width="0.499cm"/>
      </text:list-level-style-number>
      <text:list-level-style-number text:level="3" style:num-suffix="." style:num-format="1" text:display-levels="3">
        <style:list-level-properties text:space-before="0.237cm" text:min-label-width="0.499cm"/>
      </text:list-level-style-number>
      <text:list-level-style-number text:level="4" style:num-suffix="." style:num-format="1" text:display-levels="4">
        <style:list-level-properties text:space-before="0.355cm" text:min-label-width="0.499cm"/>
      </text:list-level-style-number>
      <text:list-level-style-number text:level="5" style:num-suffix="." style:num-format="1" text:display-levels="5">
        <style:list-level-properties text:space-before="0.473cm" text:min-label-width="0.499cm"/>
      </text:list-level-style-number>
      <text:list-level-style-number text:level="6" style:num-suffix="." style:num-format="1" text:display-levels="6">
        <style:list-level-properties text:space-before="0.591cm" text:min-label-width="0.499cm"/>
      </text:list-level-style-number>
      <text:list-level-style-number text:level="7" style:num-suffix="." style:num-format="1" text:display-levels="7">
        <style:list-level-properties text:space-before="0.709cm" text:min-label-width="0.499cm"/>
      </text:list-level-style-number>
      <text:list-level-style-number text:level="8" style:num-suffix="." style:num-format="1" text:display-levels="8">
        <style:list-level-properties text:space-before="0.827cm" text:min-label-width="0.499cm"/>
      </text:list-level-style-number>
      <text:list-level-style-number text:level="9" style:num-suffix="." style:num-format="1" text:display-levels="9">
        <style:list-level-properties text:space-before="0.946cm" text:min-label-width="0.499cm"/>
      </text:list-level-style-number>
      <text:list-level-style-number text:level="10" style:num-suffix="." style:num-format="1" text:display-levels="10">
        <style:list-level-properties text:space-before="1.064cm" text:min-label-width="0.499cm"/>
      </text:list-level-style-number>
    </text:list-style>
    <text:list-style style:name="L19">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04cm" text:min-label-width="0.499cm"/>
        <style:text-properties style:font-name="StarSymbol"/>
      </text:list-level-style-bullet>
      <text:list-level-style-bullet text:level="3" style:num-suffix="." text:bullet-char="•">
        <style:list-level-properties text:space-before="2.607cm" text:min-label-width="0.499cm"/>
        <style:text-properties style:font-name="StarSymbol"/>
      </text:list-level-style-bullet>
      <text:list-level-style-bullet text:level="4" style:num-suffix="." text:bullet-char="•">
        <style:list-level-properties text:space-before="3.911cm" text:min-label-width="0.499cm"/>
        <style:text-properties style:font-name="StarSymbol"/>
      </text:list-level-style-bullet>
      <text:list-level-style-bullet text:level="5" style:num-suffix="." text:bullet-char="•">
        <style:list-level-properties text:space-before="5.214cm" text:min-label-width="0.499cm"/>
        <style:text-properties style:font-name="StarSymbol"/>
      </text:list-level-style-bullet>
      <text:list-level-style-bullet text:level="6" style:num-suffix="." text:bullet-char="•">
        <style:list-level-properties text:space-before="6.518cm" text:min-label-width="0.499cm"/>
        <style:text-properties style:font-name="StarSymbol"/>
      </text:list-level-style-bullet>
      <text:list-level-style-bullet text:level="7" style:num-suffix="." text:bullet-char="•">
        <style:list-level-properties text:space-before="7.821cm" text:min-label-width="0.499cm"/>
        <style:text-properties style:font-name="StarSymbol"/>
      </text:list-level-style-bullet>
      <text:list-level-style-bullet text:level="8" style:num-suffix="." text:bullet-char="•">
        <style:list-level-properties text:space-before="9.125cm" text:min-label-width="0.499cm"/>
        <style:text-properties style:font-name="StarSymbol"/>
      </text:list-level-style-bullet>
      <text:list-level-style-bullet text:level="9" style:num-suffix="." text:bullet-char="•">
        <style:list-level-properties text:space-before="10.428cm" text:min-label-width="0.499cm"/>
        <style:text-properties style:font-name="StarSymbol"/>
      </text:list-level-style-bullet>
      <text:list-level-style-bullet text:level="10" style:num-suffix="." text:bullet-char="•">
        <style:list-level-properties text:space-before="11.732cm" text:min-label-width="0.499cm"/>
        <style:text-properties style:font-name="StarSymbol"/>
      </text:list-level-style-bullet>
    </text:list-style>
    <text:list-style style:name="L20">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04cm" text:min-label-width="0.499cm"/>
        <style:text-properties style:font-name="StarSymbol"/>
      </text:list-level-style-bullet>
      <text:list-level-style-bullet text:level="3" style:num-suffix="." text:bullet-char="•">
        <style:list-level-properties text:space-before="2.607cm" text:min-label-width="0.499cm"/>
        <style:text-properties style:font-name="StarSymbol"/>
      </text:list-level-style-bullet>
      <text:list-level-style-bullet text:level="4" style:num-suffix="." text:bullet-char="•">
        <style:list-level-properties text:space-before="3.911cm" text:min-label-width="0.499cm"/>
        <style:text-properties style:font-name="StarSymbol"/>
      </text:list-level-style-bullet>
      <text:list-level-style-bullet text:level="5" style:num-suffix="." text:bullet-char="•">
        <style:list-level-properties text:space-before="5.214cm" text:min-label-width="0.499cm"/>
        <style:text-properties style:font-name="StarSymbol"/>
      </text:list-level-style-bullet>
      <text:list-level-style-bullet text:level="6" style:num-suffix="." text:bullet-char="•">
        <style:list-level-properties text:space-before="6.518cm" text:min-label-width="0.499cm"/>
        <style:text-properties style:font-name="StarSymbol"/>
      </text:list-level-style-bullet>
      <text:list-level-style-bullet text:level="7" style:num-suffix="." text:bullet-char="•">
        <style:list-level-properties text:space-before="7.821cm" text:min-label-width="0.499cm"/>
        <style:text-properties style:font-name="StarSymbol"/>
      </text:list-level-style-bullet>
      <text:list-level-style-bullet text:level="8" style:num-suffix="." text:bullet-char="•">
        <style:list-level-properties text:space-before="9.125cm" text:min-label-width="0.499cm"/>
        <style:text-properties style:font-name="StarSymbol"/>
      </text:list-level-style-bullet>
      <text:list-level-style-bullet text:level="9" style:num-suffix="." text:bullet-char="•">
        <style:list-level-properties text:space-before="10.428cm" text:min-label-width="0.499cm"/>
        <style:text-properties style:font-name="StarSymbol"/>
      </text:list-level-style-bullet>
      <text:list-level-style-bullet text:level="10" style:num-suffix="." text:bullet-char="•">
        <style:list-level-properties text:space-before="11.732cm" text:min-label-width="0.499cm"/>
        <style:text-properties style:font-name="StarSymbol"/>
      </text:list-level-style-bullet>
    </text:list-style>
    <text:list-style style:name="L21">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02cm" text:min-label-width="0.499cm"/>
        <style:text-properties style:font-name="StarSymbol"/>
      </text:list-level-style-bullet>
      <text:list-level-style-bullet text:level="3" style:num-suffix="." text:bullet-char="•">
        <style:list-level-properties text:space-before="2.604cm" text:min-label-width="0.499cm"/>
        <style:text-properties style:font-name="StarSymbol"/>
      </text:list-level-style-bullet>
      <text:list-level-style-bullet text:level="4" style:num-suffix="." text:bullet-char="•">
        <style:list-level-properties text:space-before="3.905cm" text:min-label-width="0.499cm"/>
        <style:text-properties style:font-name="StarSymbol"/>
      </text:list-level-style-bullet>
      <text:list-level-style-bullet text:level="5" style:num-suffix="." text:bullet-char="•">
        <style:list-level-properties text:space-before="5.207cm" text:min-label-width="0.499cm"/>
        <style:text-properties style:font-name="StarSymbol"/>
      </text:list-level-style-bullet>
      <text:list-level-style-bullet text:level="6" style:num-suffix="." text:bullet-char="•">
        <style:list-level-properties text:space-before="6.509cm" text:min-label-width="0.499cm"/>
        <style:text-properties style:font-name="StarSymbol"/>
      </text:list-level-style-bullet>
      <text:list-level-style-bullet text:level="7" style:num-suffix="." text:bullet-char="•">
        <style:list-level-properties text:space-before="7.811cm" text:min-label-width="0.499cm"/>
        <style:text-properties style:font-name="StarSymbol"/>
      </text:list-level-style-bullet>
      <text:list-level-style-bullet text:level="8" style:num-suffix="." text:bullet-char="•">
        <style:list-level-properties text:space-before="9.112cm" text:min-label-width="0.499cm"/>
        <style:text-properties style:font-name="StarSymbol"/>
      </text:list-level-style-bullet>
      <text:list-level-style-bullet text:level="9" style:num-suffix="." text:bullet-char="•">
        <style:list-level-properties text:space-before="10.414cm" text:min-label-width="0.499cm"/>
        <style:text-properties style:font-name="StarSymbol"/>
      </text:list-level-style-bullet>
      <text:list-level-style-bullet text:level="10" style:num-suffix="." text:bullet-char="•">
        <style:list-level-properties text:space-before="11.716cm" text:min-label-width="0.499cm"/>
        <style:text-properties style:font-name="StarSymbol"/>
      </text:list-level-style-bullet>
    </text:list-style>
    <text:list-style style:name="L22">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04cm" text:min-label-width="0.499cm"/>
        <style:text-properties style:font-name="StarSymbol"/>
      </text:list-level-style-bullet>
      <text:list-level-style-bullet text:level="3" style:num-suffix="." text:bullet-char="•">
        <style:list-level-properties text:space-before="2.607cm" text:min-label-width="0.499cm"/>
        <style:text-properties style:font-name="StarSymbol"/>
      </text:list-level-style-bullet>
      <text:list-level-style-bullet text:level="4" style:num-suffix="." text:bullet-char="•">
        <style:list-level-properties text:space-before="3.911cm" text:min-label-width="0.499cm"/>
        <style:text-properties style:font-name="StarSymbol"/>
      </text:list-level-style-bullet>
      <text:list-level-style-bullet text:level="5" style:num-suffix="." text:bullet-char="•">
        <style:list-level-properties text:space-before="5.214cm" text:min-label-width="0.499cm"/>
        <style:text-properties style:font-name="StarSymbol"/>
      </text:list-level-style-bullet>
      <text:list-level-style-bullet text:level="6" style:num-suffix="." text:bullet-char="•">
        <style:list-level-properties text:space-before="6.518cm" text:min-label-width="0.499cm"/>
        <style:text-properties style:font-name="StarSymbol"/>
      </text:list-level-style-bullet>
      <text:list-level-style-bullet text:level="7" style:num-suffix="." text:bullet-char="•">
        <style:list-level-properties text:space-before="7.821cm" text:min-label-width="0.499cm"/>
        <style:text-properties style:font-name="StarSymbol"/>
      </text:list-level-style-bullet>
      <text:list-level-style-bullet text:level="8" style:num-suffix="." text:bullet-char="•">
        <style:list-level-properties text:space-before="9.125cm" text:min-label-width="0.499cm"/>
        <style:text-properties style:font-name="StarSymbol"/>
      </text:list-level-style-bullet>
      <text:list-level-style-bullet text:level="9" style:num-suffix="." text:bullet-char="•">
        <style:list-level-properties text:space-before="10.428cm" text:min-label-width="0.499cm"/>
        <style:text-properties style:font-name="StarSymbol"/>
      </text:list-level-style-bullet>
      <text:list-level-style-bullet text:level="10" style:num-suffix="." text:bullet-char="•">
        <style:list-level-properties text:space-before="11.732cm" text:min-label-width="0.499cm"/>
        <style:text-properties style:font-name="StarSymbol"/>
      </text:list-level-style-bullet>
    </text:list-style>
    <text:list-style style:name="L23">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04cm" text:min-label-width="0.499cm"/>
        <style:text-properties style:font-name="StarSymbol"/>
      </text:list-level-style-bullet>
      <text:list-level-style-bullet text:level="3" style:num-suffix="." text:bullet-char="•">
        <style:list-level-properties text:space-before="2.607cm" text:min-label-width="0.499cm"/>
        <style:text-properties style:font-name="StarSymbol"/>
      </text:list-level-style-bullet>
      <text:list-level-style-bullet text:level="4" style:num-suffix="." text:bullet-char="•">
        <style:list-level-properties text:space-before="3.911cm" text:min-label-width="0.499cm"/>
        <style:text-properties style:font-name="StarSymbol"/>
      </text:list-level-style-bullet>
      <text:list-level-style-bullet text:level="5" style:num-suffix="." text:bullet-char="•">
        <style:list-level-properties text:space-before="5.214cm" text:min-label-width="0.499cm"/>
        <style:text-properties style:font-name="StarSymbol"/>
      </text:list-level-style-bullet>
      <text:list-level-style-bullet text:level="6" style:num-suffix="." text:bullet-char="•">
        <style:list-level-properties text:space-before="6.518cm" text:min-label-width="0.499cm"/>
        <style:text-properties style:font-name="StarSymbol"/>
      </text:list-level-style-bullet>
      <text:list-level-style-bullet text:level="7" style:num-suffix="." text:bullet-char="•">
        <style:list-level-properties text:space-before="7.821cm" text:min-label-width="0.499cm"/>
        <style:text-properties style:font-name="StarSymbol"/>
      </text:list-level-style-bullet>
      <text:list-level-style-bullet text:level="8" style:num-suffix="." text:bullet-char="•">
        <style:list-level-properties text:space-before="9.125cm" text:min-label-width="0.499cm"/>
        <style:text-properties style:font-name="StarSymbol"/>
      </text:list-level-style-bullet>
      <text:list-level-style-bullet text:level="9" style:num-suffix="." text:bullet-char="•">
        <style:list-level-properties text:space-before="10.428cm" text:min-label-width="0.499cm"/>
        <style:text-properties style:font-name="StarSymbol"/>
      </text:list-level-style-bullet>
      <text:list-level-style-bullet text:level="10" style:num-suffix="." text:bullet-char="•">
        <style:list-level-properties text:space-before="11.732cm" text:min-label-width="0.499cm"/>
        <style:text-properties style:font-name="StarSymbol"/>
      </text:list-level-style-bullet>
    </text:list-style>
    <text:list-style style:name="L24">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57cm" text:min-label-width="0.499cm"/>
        <style:text-properties style:font-name="StarSymbol"/>
      </text:list-level-style-bullet>
      <text:list-level-style-bullet text:level="3" style:num-suffix="." text:bullet-char="•">
        <style:list-level-properties text:space-before="2.713cm" text:min-label-width="0.499cm"/>
        <style:text-properties style:font-name="StarSymbol"/>
      </text:list-level-style-bullet>
      <text:list-level-style-bullet text:level="4" style:num-suffix="." text:bullet-char="•">
        <style:list-level-properties text:space-before="4.069cm" text:min-label-width="0.499cm"/>
        <style:text-properties style:font-name="StarSymbol"/>
      </text:list-level-style-bullet>
      <text:list-level-style-bullet text:level="5" style:num-suffix="." text:bullet-char="•">
        <style:list-level-properties text:space-before="5.426cm" text:min-label-width="0.499cm"/>
        <style:text-properties style:font-name="StarSymbol"/>
      </text:list-level-style-bullet>
      <text:list-level-style-bullet text:level="6" style:num-suffix="." text:bullet-char="•">
        <style:list-level-properties text:space-before="6.782cm" text:min-label-width="0.499cm"/>
        <style:text-properties style:font-name="StarSymbol"/>
      </text:list-level-style-bullet>
      <text:list-level-style-bullet text:level="7" style:num-suffix="." text:bullet-char="•">
        <style:list-level-properties text:space-before="8.139cm" text:min-label-width="0.499cm"/>
        <style:text-properties style:font-name="StarSymbol"/>
      </text:list-level-style-bullet>
      <text:list-level-style-bullet text:level="8" style:num-suffix="." text:bullet-char="•">
        <style:list-level-properties text:space-before="9.495cm" text:min-label-width="0.499cm"/>
        <style:text-properties style:font-name="StarSymbol"/>
      </text:list-level-style-bullet>
      <text:list-level-style-bullet text:level="9" style:num-suffix="." text:bullet-char="•">
        <style:list-level-properties text:space-before="10.852cm" text:min-label-width="0.499cm"/>
        <style:text-properties style:font-name="StarSymbol"/>
      </text:list-level-style-bullet>
      <text:list-level-style-bullet text:level="10" style:num-suffix="." text:bullet-char="•">
        <style:list-level-properties text:space-before="12.208cm" text:min-label-width="0.499cm"/>
        <style:text-properties style:font-name="StarSymbol"/>
      </text:list-level-style-bullet>
    </text:list-style>
    <text:list-style style:name="L25">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57cm" text:min-label-width="0.499cm"/>
        <style:text-properties style:font-name="StarSymbol"/>
      </text:list-level-style-bullet>
      <text:list-level-style-bullet text:level="3" style:num-suffix="." text:bullet-char="•">
        <style:list-level-properties text:space-before="2.713cm" text:min-label-width="0.499cm"/>
        <style:text-properties style:font-name="StarSymbol"/>
      </text:list-level-style-bullet>
      <text:list-level-style-bullet text:level="4" style:num-suffix="." text:bullet-char="•">
        <style:list-level-properties text:space-before="4.069cm" text:min-label-width="0.499cm"/>
        <style:text-properties style:font-name="StarSymbol"/>
      </text:list-level-style-bullet>
      <text:list-level-style-bullet text:level="5" style:num-suffix="." text:bullet-char="•">
        <style:list-level-properties text:space-before="5.426cm" text:min-label-width="0.499cm"/>
        <style:text-properties style:font-name="StarSymbol"/>
      </text:list-level-style-bullet>
      <text:list-level-style-bullet text:level="6" style:num-suffix="." text:bullet-char="•">
        <style:list-level-properties text:space-before="6.782cm" text:min-label-width="0.499cm"/>
        <style:text-properties style:font-name="StarSymbol"/>
      </text:list-level-style-bullet>
      <text:list-level-style-bullet text:level="7" style:num-suffix="." text:bullet-char="•">
        <style:list-level-properties text:space-before="8.139cm" text:min-label-width="0.499cm"/>
        <style:text-properties style:font-name="StarSymbol"/>
      </text:list-level-style-bullet>
      <text:list-level-style-bullet text:level="8" style:num-suffix="." text:bullet-char="•">
        <style:list-level-properties text:space-before="9.495cm" text:min-label-width="0.499cm"/>
        <style:text-properties style:font-name="StarSymbol"/>
      </text:list-level-style-bullet>
      <text:list-level-style-bullet text:level="9" style:num-suffix="." text:bullet-char="•">
        <style:list-level-properties text:space-before="10.852cm" text:min-label-width="0.499cm"/>
        <style:text-properties style:font-name="StarSymbol"/>
      </text:list-level-style-bullet>
      <text:list-level-style-bullet text:level="10" style:num-suffix="." text:bullet-char="•">
        <style:list-level-properties text:space-before="12.208cm" text:min-label-width="0.499cm"/>
        <style:text-properties style:font-name="StarSymbol"/>
      </text:list-level-style-bullet>
    </text:list-style>
    <text:list-style style:name="L26">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57cm" text:min-label-width="0.499cm"/>
        <style:text-properties style:font-name="StarSymbol"/>
      </text:list-level-style-bullet>
      <text:list-level-style-bullet text:level="3" style:num-suffix="." text:bullet-char="•">
        <style:list-level-properties text:space-before="2.713cm" text:min-label-width="0.499cm"/>
        <style:text-properties style:font-name="StarSymbol"/>
      </text:list-level-style-bullet>
      <text:list-level-style-bullet text:level="4" style:num-suffix="." text:bullet-char="•">
        <style:list-level-properties text:space-before="4.069cm" text:min-label-width="0.499cm"/>
        <style:text-properties style:font-name="StarSymbol"/>
      </text:list-level-style-bullet>
      <text:list-level-style-bullet text:level="5" style:num-suffix="." text:bullet-char="•">
        <style:list-level-properties text:space-before="5.426cm" text:min-label-width="0.499cm"/>
        <style:text-properties style:font-name="StarSymbol"/>
      </text:list-level-style-bullet>
      <text:list-level-style-bullet text:level="6" style:num-suffix="." text:bullet-char="•">
        <style:list-level-properties text:space-before="6.782cm" text:min-label-width="0.499cm"/>
        <style:text-properties style:font-name="StarSymbol"/>
      </text:list-level-style-bullet>
      <text:list-level-style-bullet text:level="7" style:num-suffix="." text:bullet-char="•">
        <style:list-level-properties text:space-before="8.139cm" text:min-label-width="0.499cm"/>
        <style:text-properties style:font-name="StarSymbol"/>
      </text:list-level-style-bullet>
      <text:list-level-style-bullet text:level="8" style:num-suffix="." text:bullet-char="•">
        <style:list-level-properties text:space-before="9.495cm" text:min-label-width="0.499cm"/>
        <style:text-properties style:font-name="StarSymbol"/>
      </text:list-level-style-bullet>
      <text:list-level-style-bullet text:level="9" style:num-suffix="." text:bullet-char="•">
        <style:list-level-properties text:space-before="10.852cm" text:min-label-width="0.499cm"/>
        <style:text-properties style:font-name="StarSymbol"/>
      </text:list-level-style-bullet>
      <text:list-level-style-bullet text:level="10" style:num-suffix="." text:bullet-char="•">
        <style:list-level-properties text:space-before="12.208cm" text:min-label-width="0.499cm"/>
        <style:text-properties style:font-name="StarSymbol"/>
      </text:list-level-style-bullet>
    </text:list-style>
    <text:list-style style:name="L27">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57cm" text:min-label-width="0.499cm"/>
        <style:text-properties style:font-name="StarSymbol"/>
      </text:list-level-style-bullet>
      <text:list-level-style-bullet text:level="3" style:num-suffix="." text:bullet-char="•">
        <style:list-level-properties text:space-before="2.713cm" text:min-label-width="0.499cm"/>
        <style:text-properties style:font-name="StarSymbol"/>
      </text:list-level-style-bullet>
      <text:list-level-style-bullet text:level="4" style:num-suffix="." text:bullet-char="•">
        <style:list-level-properties text:space-before="4.069cm" text:min-label-width="0.499cm"/>
        <style:text-properties style:font-name="StarSymbol"/>
      </text:list-level-style-bullet>
      <text:list-level-style-bullet text:level="5" style:num-suffix="." text:bullet-char="•">
        <style:list-level-properties text:space-before="5.426cm" text:min-label-width="0.499cm"/>
        <style:text-properties style:font-name="StarSymbol"/>
      </text:list-level-style-bullet>
      <text:list-level-style-bullet text:level="6" style:num-suffix="." text:bullet-char="•">
        <style:list-level-properties text:space-before="6.782cm" text:min-label-width="0.499cm"/>
        <style:text-properties style:font-name="StarSymbol"/>
      </text:list-level-style-bullet>
      <text:list-level-style-bullet text:level="7" style:num-suffix="." text:bullet-char="•">
        <style:list-level-properties text:space-before="8.139cm" text:min-label-width="0.499cm"/>
        <style:text-properties style:font-name="StarSymbol"/>
      </text:list-level-style-bullet>
      <text:list-level-style-bullet text:level="8" style:num-suffix="." text:bullet-char="•">
        <style:list-level-properties text:space-before="9.495cm" text:min-label-width="0.499cm"/>
        <style:text-properties style:font-name="StarSymbol"/>
      </text:list-level-style-bullet>
      <text:list-level-style-bullet text:level="9" style:num-suffix="." text:bullet-char="•">
        <style:list-level-properties text:space-before="10.852cm" text:min-label-width="0.499cm"/>
        <style:text-properties style:font-name="StarSymbol"/>
      </text:list-level-style-bullet>
      <text:list-level-style-bullet text:level="10" style:num-suffix="." text:bullet-char="•">
        <style:list-level-properties text:space-before="12.208cm" text:min-label-width="0.499cm"/>
        <style:text-properties style:font-name="StarSymbol"/>
      </text:list-level-style-bullet>
    </text:list-style>
    <text:list-style style:name="L28">
      <text:list-level-style-number text:level="1" text:style-name="Numbering_20_Symbols" style:num-suffix="." style:num-format="1">
        <style:list-level-properties text:min-label-width="0.499cm"/>
      </text:list-level-style-number>
      <text:list-level-style-number text:level="2" text:style-name="Numbering_20_Symbols" style:num-format="1" text:start-value="3" text:display-levels="2">
        <style:list-level-properties text:space-before="0.118cm" text:min-label-width="0.499cm"/>
      </text:list-level-style-number>
      <text:list-level-style-number text:level="3" style:num-suffix="." style:num-format="1" text:display-levels="3">
        <style:list-level-properties text:space-before="0.237cm" text:min-label-width="0.499cm"/>
      </text:list-level-style-number>
      <text:list-level-style-number text:level="4" style:num-suffix="." style:num-format="1" text:display-levels="4">
        <style:list-level-properties text:space-before="0.355cm" text:min-label-width="0.499cm"/>
      </text:list-level-style-number>
      <text:list-level-style-number text:level="5" style:num-suffix="." style:num-format="1" text:display-levels="5">
        <style:list-level-properties text:space-before="0.473cm" text:min-label-width="0.499cm"/>
      </text:list-level-style-number>
      <text:list-level-style-number text:level="6" style:num-suffix="." style:num-format="1" text:display-levels="6">
        <style:list-level-properties text:space-before="0.591cm" text:min-label-width="0.499cm"/>
      </text:list-level-style-number>
      <text:list-level-style-number text:level="7" style:num-suffix="." style:num-format="1" text:display-levels="7">
        <style:list-level-properties text:space-before="0.709cm" text:min-label-width="0.499cm"/>
      </text:list-level-style-number>
      <text:list-level-style-number text:level="8" style:num-suffix="." style:num-format="1" text:display-levels="8">
        <style:list-level-properties text:space-before="0.827cm" text:min-label-width="0.499cm"/>
      </text:list-level-style-number>
      <text:list-level-style-number text:level="9" style:num-suffix="." style:num-format="1" text:display-levels="9">
        <style:list-level-properties text:space-before="0.946cm" text:min-label-width="0.499cm"/>
      </text:list-level-style-number>
      <text:list-level-style-number text:level="10" style:num-suffix="." style:num-format="1" text:display-levels="10">
        <style:list-level-properties text:space-before="1.064cm" text:min-label-width="0.499cm"/>
      </text:list-level-style-number>
    </text:list-style>
    <text:list-style style:name="L29">
      <text:list-level-style-number text:level="1" text:style-name="Numbering_20_Symbols" style:num-suffix="." style:num-format="1">
        <style:list-level-properties text:min-label-width="0.499cm"/>
      </text:list-level-style-number>
      <text:list-level-style-number text:level="2" text:style-name="Numbering_20_Symbols" style:num-format="1" text:start-value="4" text:display-levels="2">
        <style:list-level-properties text:space-before="0.12cm" text:min-label-width="0.499cm"/>
      </text:list-level-style-number>
      <text:list-level-style-number text:level="3" style:num-suffix="." style:num-format="1" text:display-levels="3">
        <style:list-level-properties text:space-before="0.24cm" text:min-label-width="0.499cm"/>
      </text:list-level-style-number>
      <text:list-level-style-number text:level="4" style:num-suffix="." style:num-format="1" text:display-levels="4">
        <style:list-level-properties text:space-before="0.36cm" text:min-label-width="0.499cm"/>
      </text:list-level-style-number>
      <text:list-level-style-number text:level="5" style:num-suffix="." style:num-format="1" text:display-levels="5">
        <style:list-level-properties text:space-before="0.48cm" text:min-label-width="0.499cm"/>
      </text:list-level-style-number>
      <text:list-level-style-number text:level="6" style:num-suffix="." style:num-format="1" text:display-levels="6">
        <style:list-level-properties text:space-before="0.6cm" text:min-label-width="0.499cm"/>
      </text:list-level-style-number>
      <text:list-level-style-number text:level="7" style:num-suffix="." style:num-format="1" text:display-levels="7">
        <style:list-level-properties text:space-before="0.72cm" text:min-label-width="0.499cm"/>
      </text:list-level-style-number>
      <text:list-level-style-number text:level="8" style:num-suffix="." style:num-format="1" text:display-levels="8">
        <style:list-level-properties text:space-before="0.84cm" text:min-label-width="0.499cm"/>
      </text:list-level-style-number>
      <text:list-level-style-number text:level="9" style:num-suffix="." style:num-format="1" text:display-levels="9">
        <style:list-level-properties text:space-before="0.96cm" text:min-label-width="0.499cm"/>
      </text:list-level-style-number>
      <text:list-level-style-number text:level="10" style:num-suffix="." style:num-format="1" text:display-levels="10">
        <style:list-level-properties text:space-before="1.08cm" text:min-label-width="0.499cm"/>
      </text:list-level-style-number>
    </text:list-style>
    <text:list-style style:name="L30">
      <text:list-level-style-number text:level="1" text:style-name="Numbering_20_Symbols" style:num-suffix="." style:num-format="1">
        <style:list-level-properties text:min-label-width="0.499cm"/>
      </text:list-level-style-number>
      <text:list-level-style-number text:level="2" text:style-name="Numbering_20_Symbols" style:num-format="1" text:start-value="6" text:display-levels="2">
        <style:list-level-properties text:space-before="0.134cm" text:min-label-width="0.499cm"/>
      </text:list-level-style-number>
      <text:list-level-style-number text:level="3" style:num-suffix="." style:num-format="1" text:display-levels="3">
        <style:list-level-properties text:space-before="0.268cm" text:min-label-width="0.499cm"/>
      </text:list-level-style-number>
      <text:list-level-style-number text:level="4" style:num-suffix="." style:num-format="1" text:display-levels="4">
        <style:list-level-properties text:space-before="0.402cm" text:min-label-width="0.499cm"/>
      </text:list-level-style-number>
      <text:list-level-style-number text:level="5" style:num-suffix="." style:num-format="1" text:display-levels="5">
        <style:list-level-properties text:space-before="0.536cm" text:min-label-width="0.499cm"/>
      </text:list-level-style-number>
      <text:list-level-style-number text:level="6" style:num-suffix="." style:num-format="1" text:display-levels="6">
        <style:list-level-properties text:space-before="0.67cm" text:min-label-width="0.499cm"/>
      </text:list-level-style-number>
      <text:list-level-style-number text:level="7" style:num-suffix="." style:num-format="1" text:display-levels="7">
        <style:list-level-properties text:space-before="0.805cm" text:min-label-width="0.499cm"/>
      </text:list-level-style-number>
      <text:list-level-style-number text:level="8" style:num-suffix="." style:num-format="1" text:display-levels="8">
        <style:list-level-properties text:space-before="0.939cm" text:min-label-width="0.499cm"/>
      </text:list-level-style-number>
      <text:list-level-style-number text:level="9" style:num-suffix="." style:num-format="1" text:display-levels="9">
        <style:list-level-properties text:space-before="1.073cm" text:min-label-width="0.499cm"/>
      </text:list-level-style-number>
      <text:list-level-style-number text:level="10" style:num-suffix="." style:num-format="1" text:display-levels="10">
        <style:list-level-properties text:space-before="1.207cm" text:min-label-width="0.499cm"/>
      </text:list-level-style-number>
    </text:list-style>
    <text:list-style style:name="L31">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429cm" text:min-label-width="0.499cm"/>
        <style:text-properties style:font-name="StarSymbol"/>
      </text:list-level-style-bullet>
      <text:list-level-style-bullet text:level="3" style:num-suffix="." text:bullet-char="•">
        <style:list-level-properties text:space-before="2.858cm" text:min-label-width="0.499cm"/>
        <style:text-properties style:font-name="StarSymbol"/>
      </text:list-level-style-bullet>
      <text:list-level-style-bullet text:level="4" style:num-suffix="." text:bullet-char="•">
        <style:list-level-properties text:space-before="4.286cm" text:min-label-width="0.499cm"/>
        <style:text-properties style:font-name="StarSymbol"/>
      </text:list-level-style-bullet>
      <text:list-level-style-bullet text:level="5" style:num-suffix="." text:bullet-char="•">
        <style:list-level-properties text:space-before="5.715cm" text:min-label-width="0.499cm"/>
        <style:text-properties style:font-name="StarSymbol"/>
      </text:list-level-style-bullet>
      <text:list-level-style-bullet text:level="6" style:num-suffix="." text:bullet-char="•">
        <style:list-level-properties text:space-before="7.144cm" text:min-label-width="0.499cm"/>
        <style:text-properties style:font-name="StarSymbol"/>
      </text:list-level-style-bullet>
      <text:list-level-style-bullet text:level="7" style:num-suffix="." text:bullet-char="•">
        <style:list-level-properties text:space-before="8.573cm" text:min-label-width="0.499cm"/>
        <style:text-properties style:font-name="StarSymbol"/>
      </text:list-level-style-bullet>
      <text:list-level-style-bullet text:level="8" style:num-suffix="." text:bullet-char="•">
        <style:list-level-properties text:space-before="10.001cm" text:min-label-width="0.499cm"/>
        <style:text-properties style:font-name="StarSymbol"/>
      </text:list-level-style-bullet>
      <text:list-level-style-bullet text:level="9" style:num-suffix="." text:bullet-char="•">
        <style:list-level-properties text:space-before="11.43cm" text:min-label-width="0.499cm"/>
        <style:text-properties style:font-name="StarSymbol"/>
      </text:list-level-style-bullet>
      <text:list-level-style-bullet text:level="10" style:num-suffix="." text:bullet-char="•">
        <style:list-level-properties text:space-before="12.859cm" text:min-label-width="0.499cm"/>
        <style:text-properties style:font-name="StarSymbol"/>
      </text:list-level-style-bullet>
    </text:list-style>
    <text:list-style style:name="L32">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57cm" text:min-label-width="0.499cm"/>
        <style:text-properties style:font-name="StarSymbol"/>
      </text:list-level-style-bullet>
      <text:list-level-style-bullet text:level="3" style:num-suffix="." text:bullet-char="•">
        <style:list-level-properties text:space-before="2.713cm" text:min-label-width="0.499cm"/>
        <style:text-properties style:font-name="StarSymbol"/>
      </text:list-level-style-bullet>
      <text:list-level-style-bullet text:level="4" style:num-suffix="." text:bullet-char="•">
        <style:list-level-properties text:space-before="4.069cm" text:min-label-width="0.499cm"/>
        <style:text-properties style:font-name="StarSymbol"/>
      </text:list-level-style-bullet>
      <text:list-level-style-bullet text:level="5" style:num-suffix="." text:bullet-char="•">
        <style:list-level-properties text:space-before="5.426cm" text:min-label-width="0.499cm"/>
        <style:text-properties style:font-name="StarSymbol"/>
      </text:list-level-style-bullet>
      <text:list-level-style-bullet text:level="6" style:num-suffix="." text:bullet-char="•">
        <style:list-level-properties text:space-before="6.782cm" text:min-label-width="0.499cm"/>
        <style:text-properties style:font-name="StarSymbol"/>
      </text:list-level-style-bullet>
      <text:list-level-style-bullet text:level="7" style:num-suffix="." text:bullet-char="•">
        <style:list-level-properties text:space-before="8.139cm" text:min-label-width="0.499cm"/>
        <style:text-properties style:font-name="StarSymbol"/>
      </text:list-level-style-bullet>
      <text:list-level-style-bullet text:level="8" style:num-suffix="." text:bullet-char="•">
        <style:list-level-properties text:space-before="9.495cm" text:min-label-width="0.499cm"/>
        <style:text-properties style:font-name="StarSymbol"/>
      </text:list-level-style-bullet>
      <text:list-level-style-bullet text:level="9" style:num-suffix="." text:bullet-char="•">
        <style:list-level-properties text:space-before="10.852cm" text:min-label-width="0.499cm"/>
        <style:text-properties style:font-name="StarSymbol"/>
      </text:list-level-style-bullet>
      <text:list-level-style-bullet text:level="10" style:num-suffix="." text:bullet-char="•">
        <style:list-level-properties text:space-before="12.208cm" text:min-label-width="0.499cm"/>
        <style:text-properties style:font-name="StarSymbol"/>
      </text:list-level-style-bullet>
    </text:list-style>
    <text:list-style style:name="L33">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57cm" text:min-label-width="0.499cm"/>
        <style:text-properties style:font-name="StarSymbol"/>
      </text:list-level-style-bullet>
      <text:list-level-style-bullet text:level="3" style:num-suffix="." text:bullet-char="•">
        <style:list-level-properties text:space-before="2.713cm" text:min-label-width="0.499cm"/>
        <style:text-properties style:font-name="StarSymbol"/>
      </text:list-level-style-bullet>
      <text:list-level-style-bullet text:level="4" style:num-suffix="." text:bullet-char="•">
        <style:list-level-properties text:space-before="4.069cm" text:min-label-width="0.499cm"/>
        <style:text-properties style:font-name="StarSymbol"/>
      </text:list-level-style-bullet>
      <text:list-level-style-bullet text:level="5" style:num-suffix="." text:bullet-char="•">
        <style:list-level-properties text:space-before="5.426cm" text:min-label-width="0.499cm"/>
        <style:text-properties style:font-name="StarSymbol"/>
      </text:list-level-style-bullet>
      <text:list-level-style-bullet text:level="6" style:num-suffix="." text:bullet-char="•">
        <style:list-level-properties text:space-before="6.782cm" text:min-label-width="0.499cm"/>
        <style:text-properties style:font-name="StarSymbol"/>
      </text:list-level-style-bullet>
      <text:list-level-style-bullet text:level="7" style:num-suffix="." text:bullet-char="•">
        <style:list-level-properties text:space-before="8.139cm" text:min-label-width="0.499cm"/>
        <style:text-properties style:font-name="StarSymbol"/>
      </text:list-level-style-bullet>
      <text:list-level-style-bullet text:level="8" style:num-suffix="." text:bullet-char="•">
        <style:list-level-properties text:space-before="9.495cm" text:min-label-width="0.499cm"/>
        <style:text-properties style:font-name="StarSymbol"/>
      </text:list-level-style-bullet>
      <text:list-level-style-bullet text:level="9" style:num-suffix="." text:bullet-char="•">
        <style:list-level-properties text:space-before="10.852cm" text:min-label-width="0.499cm"/>
        <style:text-properties style:font-name="StarSymbol"/>
      </text:list-level-style-bullet>
      <text:list-level-style-bullet text:level="10" style:num-suffix="." text:bullet-char="•">
        <style:list-level-properties text:space-before="12.208cm" text:min-label-width="0.499cm"/>
        <style:text-properties style:font-name="StarSymbol"/>
      </text:list-level-style-bullet>
    </text:list-style>
    <text:list-style style:name="L34">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57cm" text:min-label-width="0.499cm"/>
        <style:text-properties style:font-name="StarSymbol"/>
      </text:list-level-style-bullet>
      <text:list-level-style-bullet text:level="3" style:num-suffix="." text:bullet-char="•">
        <style:list-level-properties text:space-before="2.713cm" text:min-label-width="0.499cm"/>
        <style:text-properties style:font-name="StarSymbol"/>
      </text:list-level-style-bullet>
      <text:list-level-style-bullet text:level="4" style:num-suffix="." text:bullet-char="•">
        <style:list-level-properties text:space-before="4.069cm" text:min-label-width="0.499cm"/>
        <style:text-properties style:font-name="StarSymbol"/>
      </text:list-level-style-bullet>
      <text:list-level-style-bullet text:level="5" style:num-suffix="." text:bullet-char="•">
        <style:list-level-properties text:space-before="5.426cm" text:min-label-width="0.499cm"/>
        <style:text-properties style:font-name="StarSymbol"/>
      </text:list-level-style-bullet>
      <text:list-level-style-bullet text:level="6" style:num-suffix="." text:bullet-char="•">
        <style:list-level-properties text:space-before="6.782cm" text:min-label-width="0.499cm"/>
        <style:text-properties style:font-name="StarSymbol"/>
      </text:list-level-style-bullet>
      <text:list-level-style-bullet text:level="7" style:num-suffix="." text:bullet-char="•">
        <style:list-level-properties text:space-before="8.139cm" text:min-label-width="0.499cm"/>
        <style:text-properties style:font-name="StarSymbol"/>
      </text:list-level-style-bullet>
      <text:list-level-style-bullet text:level="8" style:num-suffix="." text:bullet-char="•">
        <style:list-level-properties text:space-before="9.495cm" text:min-label-width="0.499cm"/>
        <style:text-properties style:font-name="StarSymbol"/>
      </text:list-level-style-bullet>
      <text:list-level-style-bullet text:level="9" style:num-suffix="." text:bullet-char="•">
        <style:list-level-properties text:space-before="10.852cm" text:min-label-width="0.499cm"/>
        <style:text-properties style:font-name="StarSymbol"/>
      </text:list-level-style-bullet>
      <text:list-level-style-bullet text:level="10" style:num-suffix="." text:bullet-char="•">
        <style:list-level-properties text:space-before="12.208cm" text:min-label-width="0.499cm"/>
        <style:text-properties style:font-name="StarSymbol"/>
      </text:list-level-style-bullet>
    </text:list-style>
    <text:list-style style:name="L35">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57cm" text:min-label-width="0.499cm"/>
        <style:text-properties style:font-name="StarSymbol"/>
      </text:list-level-style-bullet>
      <text:list-level-style-bullet text:level="3" style:num-suffix="." text:bullet-char="•">
        <style:list-level-properties text:space-before="2.713cm" text:min-label-width="0.499cm"/>
        <style:text-properties style:font-name="StarSymbol"/>
      </text:list-level-style-bullet>
      <text:list-level-style-bullet text:level="4" style:num-suffix="." text:bullet-char="•">
        <style:list-level-properties text:space-before="4.069cm" text:min-label-width="0.499cm"/>
        <style:text-properties style:font-name="StarSymbol"/>
      </text:list-level-style-bullet>
      <text:list-level-style-bullet text:level="5" style:num-suffix="." text:bullet-char="•">
        <style:list-level-properties text:space-before="5.426cm" text:min-label-width="0.499cm"/>
        <style:text-properties style:font-name="StarSymbol"/>
      </text:list-level-style-bullet>
      <text:list-level-style-bullet text:level="6" style:num-suffix="." text:bullet-char="•">
        <style:list-level-properties text:space-before="6.782cm" text:min-label-width="0.499cm"/>
        <style:text-properties style:font-name="StarSymbol"/>
      </text:list-level-style-bullet>
      <text:list-level-style-bullet text:level="7" style:num-suffix="." text:bullet-char="•">
        <style:list-level-properties text:space-before="8.139cm" text:min-label-width="0.499cm"/>
        <style:text-properties style:font-name="StarSymbol"/>
      </text:list-level-style-bullet>
      <text:list-level-style-bullet text:level="8" style:num-suffix="." text:bullet-char="•">
        <style:list-level-properties text:space-before="9.495cm" text:min-label-width="0.499cm"/>
        <style:text-properties style:font-name="StarSymbol"/>
      </text:list-level-style-bullet>
      <text:list-level-style-bullet text:level="9" style:num-suffix="." text:bullet-char="•">
        <style:list-level-properties text:space-before="10.852cm" text:min-label-width="0.499cm"/>
        <style:text-properties style:font-name="StarSymbol"/>
      </text:list-level-style-bullet>
      <text:list-level-style-bullet text:level="10" style:num-suffix="." text:bullet-char="•">
        <style:list-level-properties text:space-before="12.208cm" text:min-label-width="0.499cm"/>
        <style:text-properties style:font-name="StarSymbol"/>
      </text:list-level-style-bullet>
    </text:list-style>
    <text:list-style style:name="L36">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57cm" text:min-label-width="0.499cm"/>
        <style:text-properties style:font-name="StarSymbol"/>
      </text:list-level-style-bullet>
      <text:list-level-style-bullet text:level="3" style:num-suffix="." text:bullet-char="•">
        <style:list-level-properties text:space-before="2.713cm" text:min-label-width="0.499cm"/>
        <style:text-properties style:font-name="StarSymbol"/>
      </text:list-level-style-bullet>
      <text:list-level-style-bullet text:level="4" style:num-suffix="." text:bullet-char="•">
        <style:list-level-properties text:space-before="4.069cm" text:min-label-width="0.499cm"/>
        <style:text-properties style:font-name="StarSymbol"/>
      </text:list-level-style-bullet>
      <text:list-level-style-bullet text:level="5" style:num-suffix="." text:bullet-char="•">
        <style:list-level-properties text:space-before="5.426cm" text:min-label-width="0.499cm"/>
        <style:text-properties style:font-name="StarSymbol"/>
      </text:list-level-style-bullet>
      <text:list-level-style-bullet text:level="6" style:num-suffix="." text:bullet-char="•">
        <style:list-level-properties text:space-before="6.782cm" text:min-label-width="0.499cm"/>
        <style:text-properties style:font-name="StarSymbol"/>
      </text:list-level-style-bullet>
      <text:list-level-style-bullet text:level="7" style:num-suffix="." text:bullet-char="•">
        <style:list-level-properties text:space-before="8.139cm" text:min-label-width="0.499cm"/>
        <style:text-properties style:font-name="StarSymbol"/>
      </text:list-level-style-bullet>
      <text:list-level-style-bullet text:level="8" style:num-suffix="." text:bullet-char="•">
        <style:list-level-properties text:space-before="9.495cm" text:min-label-width="0.499cm"/>
        <style:text-properties style:font-name="StarSymbol"/>
      </text:list-level-style-bullet>
      <text:list-level-style-bullet text:level="9" style:num-suffix="." text:bullet-char="•">
        <style:list-level-properties text:space-before="10.852cm" text:min-label-width="0.499cm"/>
        <style:text-properties style:font-name="StarSymbol"/>
      </text:list-level-style-bullet>
      <text:list-level-style-bullet text:level="10" style:num-suffix="." text:bullet-char="•">
        <style:list-level-properties text:space-before="12.208cm" text:min-label-width="0.499cm"/>
        <style:text-properties style:font-name="StarSymbol"/>
      </text:list-level-style-bullet>
    </text:list-style>
    <text:list-style style:name="L37">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57cm" text:min-label-width="0.499cm"/>
        <style:text-properties style:font-name="StarSymbol"/>
      </text:list-level-style-bullet>
      <text:list-level-style-bullet text:level="3" style:num-suffix="." text:bullet-char="•">
        <style:list-level-properties text:space-before="2.713cm" text:min-label-width="0.499cm"/>
        <style:text-properties style:font-name="StarSymbol"/>
      </text:list-level-style-bullet>
      <text:list-level-style-bullet text:level="4" style:num-suffix="." text:bullet-char="•">
        <style:list-level-properties text:space-before="4.069cm" text:min-label-width="0.499cm"/>
        <style:text-properties style:font-name="StarSymbol"/>
      </text:list-level-style-bullet>
      <text:list-level-style-bullet text:level="5" style:num-suffix="." text:bullet-char="•">
        <style:list-level-properties text:space-before="5.426cm" text:min-label-width="0.499cm"/>
        <style:text-properties style:font-name="StarSymbol"/>
      </text:list-level-style-bullet>
      <text:list-level-style-bullet text:level="6" style:num-suffix="." text:bullet-char="•">
        <style:list-level-properties text:space-before="6.782cm" text:min-label-width="0.499cm"/>
        <style:text-properties style:font-name="StarSymbol"/>
      </text:list-level-style-bullet>
      <text:list-level-style-bullet text:level="7" style:num-suffix="." text:bullet-char="•">
        <style:list-level-properties text:space-before="8.139cm" text:min-label-width="0.499cm"/>
        <style:text-properties style:font-name="StarSymbol"/>
      </text:list-level-style-bullet>
      <text:list-level-style-bullet text:level="8" style:num-suffix="." text:bullet-char="•">
        <style:list-level-properties text:space-before="9.495cm" text:min-label-width="0.499cm"/>
        <style:text-properties style:font-name="StarSymbol"/>
      </text:list-level-style-bullet>
      <text:list-level-style-bullet text:level="9" style:num-suffix="." text:bullet-char="•">
        <style:list-level-properties text:space-before="10.852cm" text:min-label-width="0.499cm"/>
        <style:text-properties style:font-name="StarSymbol"/>
      </text:list-level-style-bullet>
      <text:list-level-style-bullet text:level="10" style:num-suffix="." text:bullet-char="•">
        <style:list-level-properties text:space-before="12.208cm" text:min-label-width="0.499cm"/>
        <style:text-properties style:font-name="StarSymbol"/>
      </text:list-level-style-bullet>
    </text:list-style>
    <text:list-style style:name="L38">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55cm" text:min-label-width="0.499cm"/>
        <style:text-properties style:font-name="StarSymbol"/>
      </text:list-level-style-bullet>
      <text:list-level-style-bullet text:level="3" style:num-suffix="." text:bullet-char="•">
        <style:list-level-properties text:space-before="2.71cm" text:min-label-width="0.499cm"/>
        <style:text-properties style:font-name="StarSymbol"/>
      </text:list-level-style-bullet>
      <text:list-level-style-bullet text:level="4" style:num-suffix="." text:bullet-char="•">
        <style:list-level-properties text:space-before="4.064cm" text:min-label-width="0.499cm"/>
        <style:text-properties style:font-name="StarSymbol"/>
      </text:list-level-style-bullet>
      <text:list-level-style-bullet text:level="5" style:num-suffix="." text:bullet-char="•">
        <style:list-level-properties text:space-before="5.419cm" text:min-label-width="0.499cm"/>
        <style:text-properties style:font-name="StarSymbol"/>
      </text:list-level-style-bullet>
      <text:list-level-style-bullet text:level="6" style:num-suffix="." text:bullet-char="•">
        <style:list-level-properties text:space-before="6.774cm" text:min-label-width="0.499cm"/>
        <style:text-properties style:font-name="StarSymbol"/>
      </text:list-level-style-bullet>
      <text:list-level-style-bullet text:level="7" style:num-suffix="." text:bullet-char="•">
        <style:list-level-properties text:space-before="8.128cm" text:min-label-width="0.499cm"/>
        <style:text-properties style:font-name="StarSymbol"/>
      </text:list-level-style-bullet>
      <text:list-level-style-bullet text:level="8" style:num-suffix="." text:bullet-char="•">
        <style:list-level-properties text:space-before="9.483cm" text:min-label-width="0.499cm"/>
        <style:text-properties style:font-name="StarSymbol"/>
      </text:list-level-style-bullet>
      <text:list-level-style-bullet text:level="9" style:num-suffix="." text:bullet-char="•">
        <style:list-level-properties text:space-before="10.838cm" text:min-label-width="0.499cm"/>
        <style:text-properties style:font-name="StarSymbol"/>
      </text:list-level-style-bullet>
      <text:list-level-style-bullet text:level="10" style:num-suffix="." text:bullet-char="•">
        <style:list-level-properties text:space-before="12.192cm" text:min-label-width="0.499cm"/>
        <style:text-properties style:font-name="StarSymbol"/>
      </text:list-level-style-bullet>
    </text:list-style>
    <text:list-style style:name="L39">
      <text:list-level-style-number text:level="1" text:style-name="Numbering_20_Symbols" style:num-suffix="." style:num-format="1">
        <style:list-level-properties text:min-label-width="0.499cm"/>
      </text:list-level-style-number>
      <text:list-level-style-number text:level="2" text:style-name="Numbering_20_Symbols" style:num-format="1" text:start-value="7" text:display-levels="2">
        <style:list-level-properties text:space-before="0.134cm" text:min-label-width="0.499cm"/>
      </text:list-level-style-number>
      <text:list-level-style-number text:level="3" style:num-suffix="." style:num-format="1" text:display-levels="3">
        <style:list-level-properties text:space-before="0.268cm" text:min-label-width="0.499cm"/>
      </text:list-level-style-number>
      <text:list-level-style-number text:level="4" style:num-suffix="." style:num-format="1" text:display-levels="4">
        <style:list-level-properties text:space-before="0.402cm" text:min-label-width="0.499cm"/>
      </text:list-level-style-number>
      <text:list-level-style-number text:level="5" style:num-suffix="." style:num-format="1" text:display-levels="5">
        <style:list-level-properties text:space-before="0.536cm" text:min-label-width="0.499cm"/>
      </text:list-level-style-number>
      <text:list-level-style-number text:level="6" style:num-suffix="." style:num-format="1" text:display-levels="6">
        <style:list-level-properties text:space-before="0.67cm" text:min-label-width="0.499cm"/>
      </text:list-level-style-number>
      <text:list-level-style-number text:level="7" style:num-suffix="." style:num-format="1" text:display-levels="7">
        <style:list-level-properties text:space-before="0.805cm" text:min-label-width="0.499cm"/>
      </text:list-level-style-number>
      <text:list-level-style-number text:level="8" style:num-suffix="." style:num-format="1" text:display-levels="8">
        <style:list-level-properties text:space-before="0.939cm" text:min-label-width="0.499cm"/>
      </text:list-level-style-number>
      <text:list-level-style-number text:level="9" style:num-suffix="." style:num-format="1" text:display-levels="9">
        <style:list-level-properties text:space-before="1.073cm" text:min-label-width="0.499cm"/>
      </text:list-level-style-number>
      <text:list-level-style-number text:level="10" style:num-suffix="." style:num-format="1" text:display-levels="10">
        <style:list-level-properties text:space-before="1.207cm" text:min-label-width="0.499cm"/>
      </text:list-level-style-number>
    </text:list-style>
    <text:list-style style:name="L40">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57cm" text:min-label-width="0.499cm"/>
        <style:text-properties style:font-name="StarSymbol"/>
      </text:list-level-style-bullet>
      <text:list-level-style-bullet text:level="3" style:num-suffix="." text:bullet-char="•">
        <style:list-level-properties text:space-before="2.713cm" text:min-label-width="0.499cm"/>
        <style:text-properties style:font-name="StarSymbol"/>
      </text:list-level-style-bullet>
      <text:list-level-style-bullet text:level="4" style:num-suffix="." text:bullet-char="•">
        <style:list-level-properties text:space-before="4.069cm" text:min-label-width="0.499cm"/>
        <style:text-properties style:font-name="StarSymbol"/>
      </text:list-level-style-bullet>
      <text:list-level-style-bullet text:level="5" style:num-suffix="." text:bullet-char="•">
        <style:list-level-properties text:space-before="5.426cm" text:min-label-width="0.499cm"/>
        <style:text-properties style:font-name="StarSymbol"/>
      </text:list-level-style-bullet>
      <text:list-level-style-bullet text:level="6" style:num-suffix="." text:bullet-char="•">
        <style:list-level-properties text:space-before="6.782cm" text:min-label-width="0.499cm"/>
        <style:text-properties style:font-name="StarSymbol"/>
      </text:list-level-style-bullet>
      <text:list-level-style-bullet text:level="7" style:num-suffix="." text:bullet-char="•">
        <style:list-level-properties text:space-before="8.139cm" text:min-label-width="0.499cm"/>
        <style:text-properties style:font-name="StarSymbol"/>
      </text:list-level-style-bullet>
      <text:list-level-style-bullet text:level="8" style:num-suffix="." text:bullet-char="•">
        <style:list-level-properties text:space-before="9.495cm" text:min-label-width="0.499cm"/>
        <style:text-properties style:font-name="StarSymbol"/>
      </text:list-level-style-bullet>
      <text:list-level-style-bullet text:level="9" style:num-suffix="." text:bullet-char="•">
        <style:list-level-properties text:space-before="10.852cm" text:min-label-width="0.499cm"/>
        <style:text-properties style:font-name="StarSymbol"/>
      </text:list-level-style-bullet>
      <text:list-level-style-bullet text:level="10" style:num-suffix="." text:bullet-char="•">
        <style:list-level-properties text:space-before="12.208cm" text:min-label-width="0.499cm"/>
        <style:text-properties style:font-name="StarSymbol"/>
      </text:list-level-style-bullet>
    </text:list-style>
    <text:list-style style:name="L41">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57cm" text:min-label-width="0.499cm"/>
        <style:text-properties style:font-name="StarSymbol"/>
      </text:list-level-style-bullet>
      <text:list-level-style-bullet text:level="3" style:num-suffix="." text:bullet-char="•">
        <style:list-level-properties text:space-before="2.713cm" text:min-label-width="0.499cm"/>
        <style:text-properties style:font-name="StarSymbol"/>
      </text:list-level-style-bullet>
      <text:list-level-style-bullet text:level="4" style:num-suffix="." text:bullet-char="•">
        <style:list-level-properties text:space-before="4.069cm" text:min-label-width="0.499cm"/>
        <style:text-properties style:font-name="StarSymbol"/>
      </text:list-level-style-bullet>
      <text:list-level-style-bullet text:level="5" style:num-suffix="." text:bullet-char="•">
        <style:list-level-properties text:space-before="5.426cm" text:min-label-width="0.499cm"/>
        <style:text-properties style:font-name="StarSymbol"/>
      </text:list-level-style-bullet>
      <text:list-level-style-bullet text:level="6" style:num-suffix="." text:bullet-char="•">
        <style:list-level-properties text:space-before="6.782cm" text:min-label-width="0.499cm"/>
        <style:text-properties style:font-name="StarSymbol"/>
      </text:list-level-style-bullet>
      <text:list-level-style-bullet text:level="7" style:num-suffix="." text:bullet-char="•">
        <style:list-level-properties text:space-before="8.139cm" text:min-label-width="0.499cm"/>
        <style:text-properties style:font-name="StarSymbol"/>
      </text:list-level-style-bullet>
      <text:list-level-style-bullet text:level="8" style:num-suffix="." text:bullet-char="•">
        <style:list-level-properties text:space-before="9.495cm" text:min-label-width="0.499cm"/>
        <style:text-properties style:font-name="StarSymbol"/>
      </text:list-level-style-bullet>
      <text:list-level-style-bullet text:level="9" style:num-suffix="." text:bullet-char="•">
        <style:list-level-properties text:space-before="10.852cm" text:min-label-width="0.499cm"/>
        <style:text-properties style:font-name="StarSymbol"/>
      </text:list-level-style-bullet>
      <text:list-level-style-bullet text:level="10" style:num-suffix="." text:bullet-char="•">
        <style:list-level-properties text:space-before="12.208cm" text:min-label-width="0.499cm"/>
        <style:text-properties style:font-name="StarSymbol"/>
      </text:list-level-style-bullet>
    </text:list-style>
    <text:list-style style:name="L42">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57cm" text:min-label-width="0.499cm"/>
        <style:text-properties style:font-name="StarSymbol"/>
      </text:list-level-style-bullet>
      <text:list-level-style-bullet text:level="3" style:num-suffix="." text:bullet-char="•">
        <style:list-level-properties text:space-before="2.713cm" text:min-label-width="0.499cm"/>
        <style:text-properties style:font-name="StarSymbol"/>
      </text:list-level-style-bullet>
      <text:list-level-style-bullet text:level="4" style:num-suffix="." text:bullet-char="•">
        <style:list-level-properties text:space-before="4.069cm" text:min-label-width="0.499cm"/>
        <style:text-properties style:font-name="StarSymbol"/>
      </text:list-level-style-bullet>
      <text:list-level-style-bullet text:level="5" style:num-suffix="." text:bullet-char="•">
        <style:list-level-properties text:space-before="5.426cm" text:min-label-width="0.499cm"/>
        <style:text-properties style:font-name="StarSymbol"/>
      </text:list-level-style-bullet>
      <text:list-level-style-bullet text:level="6" style:num-suffix="." text:bullet-char="•">
        <style:list-level-properties text:space-before="6.782cm" text:min-label-width="0.499cm"/>
        <style:text-properties style:font-name="StarSymbol"/>
      </text:list-level-style-bullet>
      <text:list-level-style-bullet text:level="7" style:num-suffix="." text:bullet-char="•">
        <style:list-level-properties text:space-before="8.139cm" text:min-label-width="0.499cm"/>
        <style:text-properties style:font-name="StarSymbol"/>
      </text:list-level-style-bullet>
      <text:list-level-style-bullet text:level="8" style:num-suffix="." text:bullet-char="•">
        <style:list-level-properties text:space-before="9.495cm" text:min-label-width="0.499cm"/>
        <style:text-properties style:font-name="StarSymbol"/>
      </text:list-level-style-bullet>
      <text:list-level-style-bullet text:level="9" style:num-suffix="." text:bullet-char="•">
        <style:list-level-properties text:space-before="10.852cm" text:min-label-width="0.499cm"/>
        <style:text-properties style:font-name="StarSymbol"/>
      </text:list-level-style-bullet>
      <text:list-level-style-bullet text:level="10" style:num-suffix="." text:bullet-char="•">
        <style:list-level-properties text:space-before="12.208cm" text:min-label-width="0.499cm"/>
        <style:text-properties style:font-name="StarSymbol"/>
      </text:list-level-style-bullet>
    </text:list-style>
    <text:list-style style:name="L43">
      <text:list-level-style-number text:level="1" text:style-name="Numbering_20_Symbols" style:num-suffix="." style:num-format="1">
        <style:list-level-properties text:min-label-width="0.499cm"/>
      </text:list-level-style-number>
      <text:list-level-style-number text:level="2" text:style-name="Numbering_20_Symbols" style:num-format="1" text:start-value="8" text:display-levels="2">
        <style:list-level-properties text:space-before="0.134cm" text:min-label-width="0.499cm"/>
      </text:list-level-style-number>
      <text:list-level-style-number text:level="3" style:num-suffix="." style:num-format="1" text:display-levels="3">
        <style:list-level-properties text:space-before="0.268cm" text:min-label-width="0.499cm"/>
      </text:list-level-style-number>
      <text:list-level-style-number text:level="4" style:num-suffix="." style:num-format="1" text:display-levels="4">
        <style:list-level-properties text:space-before="0.402cm" text:min-label-width="0.499cm"/>
      </text:list-level-style-number>
      <text:list-level-style-number text:level="5" style:num-suffix="." style:num-format="1" text:display-levels="5">
        <style:list-level-properties text:space-before="0.536cm" text:min-label-width="0.499cm"/>
      </text:list-level-style-number>
      <text:list-level-style-number text:level="6" style:num-suffix="." style:num-format="1" text:display-levels="6">
        <style:list-level-properties text:space-before="0.67cm" text:min-label-width="0.499cm"/>
      </text:list-level-style-number>
      <text:list-level-style-number text:level="7" style:num-suffix="." style:num-format="1" text:display-levels="7">
        <style:list-level-properties text:space-before="0.805cm" text:min-label-width="0.499cm"/>
      </text:list-level-style-number>
      <text:list-level-style-number text:level="8" style:num-suffix="." style:num-format="1" text:display-levels="8">
        <style:list-level-properties text:space-before="0.939cm" text:min-label-width="0.499cm"/>
      </text:list-level-style-number>
      <text:list-level-style-number text:level="9" style:num-suffix="." style:num-format="1" text:display-levels="9">
        <style:list-level-properties text:space-before="1.073cm" text:min-label-width="0.499cm"/>
      </text:list-level-style-number>
      <text:list-level-style-number text:level="10" style:num-suffix="." style:num-format="1" text:display-levels="10">
        <style:list-level-properties text:space-before="1.207cm" text:min-label-width="0.499cm"/>
      </text:list-level-style-number>
    </text:list-style>
    <text:list-style style:name="L44">
      <text:list-level-style-number text:level="1" text:style-name="Numbering_20_Symbols" style:num-suffix="." style:num-format="1">
        <style:list-level-properties text:min-label-width="0.499cm"/>
      </text:list-level-style-number>
      <text:list-level-style-number text:level="2" text:style-name="Numbering_20_Symbols" style:num-format="1" text:start-value="9" text:display-levels="2">
        <style:list-level-properties text:space-before="0.134cm" text:min-label-width="0.499cm"/>
      </text:list-level-style-number>
      <text:list-level-style-number text:level="3" style:num-suffix="." style:num-format="1" text:display-levels="3">
        <style:list-level-properties text:space-before="0.268cm" text:min-label-width="0.499cm"/>
      </text:list-level-style-number>
      <text:list-level-style-number text:level="4" style:num-suffix="." style:num-format="1" text:display-levels="4">
        <style:list-level-properties text:space-before="0.402cm" text:min-label-width="0.499cm"/>
      </text:list-level-style-number>
      <text:list-level-style-number text:level="5" style:num-suffix="." style:num-format="1" text:display-levels="5">
        <style:list-level-properties text:space-before="0.536cm" text:min-label-width="0.499cm"/>
      </text:list-level-style-number>
      <text:list-level-style-number text:level="6" style:num-suffix="." style:num-format="1" text:display-levels="6">
        <style:list-level-properties text:space-before="0.67cm" text:min-label-width="0.499cm"/>
      </text:list-level-style-number>
      <text:list-level-style-number text:level="7" style:num-suffix="." style:num-format="1" text:display-levels="7">
        <style:list-level-properties text:space-before="0.805cm" text:min-label-width="0.499cm"/>
      </text:list-level-style-number>
      <text:list-level-style-number text:level="8" style:num-suffix="." style:num-format="1" text:display-levels="8">
        <style:list-level-properties text:space-before="0.939cm" text:min-label-width="0.499cm"/>
      </text:list-level-style-number>
      <text:list-level-style-number text:level="9" style:num-suffix="." style:num-format="1" text:display-levels="9">
        <style:list-level-properties text:space-before="1.073cm" text:min-label-width="0.499cm"/>
      </text:list-level-style-number>
      <text:list-level-style-number text:level="10" style:num-suffix="." style:num-format="1" text:display-levels="10">
        <style:list-level-properties text:space-before="1.207cm" text:min-label-width="0.499cm"/>
      </text:list-level-style-number>
    </text:list-style>
    <text:list-style style:name="L45">
      <text:list-level-style-number text:level="1" text:style-name="Numbering_20_Symbols" style:num-suffix="." style:num-format="1">
        <style:list-level-properties text:min-label-width="0.499cm"/>
      </text:list-level-style-number>
      <text:list-level-style-number text:level="2" text:style-name="Numbering_20_Symbols" style:num-format="1" text:start-value="10" text:display-levels="2">
        <style:list-level-properties text:space-before="0.134cm" text:min-label-width="0.499cm"/>
      </text:list-level-style-number>
      <text:list-level-style-number text:level="3" style:num-suffix="." style:num-format="1" text:display-levels="3">
        <style:list-level-properties text:space-before="0.268cm" text:min-label-width="0.499cm"/>
      </text:list-level-style-number>
      <text:list-level-style-number text:level="4" style:num-suffix="." style:num-format="1" text:display-levels="4">
        <style:list-level-properties text:space-before="0.402cm" text:min-label-width="0.499cm"/>
      </text:list-level-style-number>
      <text:list-level-style-number text:level="5" style:num-suffix="." style:num-format="1" text:display-levels="5">
        <style:list-level-properties text:space-before="0.536cm" text:min-label-width="0.499cm"/>
      </text:list-level-style-number>
      <text:list-level-style-number text:level="6" style:num-suffix="." style:num-format="1" text:display-levels="6">
        <style:list-level-properties text:space-before="0.67cm" text:min-label-width="0.499cm"/>
      </text:list-level-style-number>
      <text:list-level-style-number text:level="7" style:num-suffix="." style:num-format="1" text:display-levels="7">
        <style:list-level-properties text:space-before="0.805cm" text:min-label-width="0.499cm"/>
      </text:list-level-style-number>
      <text:list-level-style-number text:level="8" style:num-suffix="." style:num-format="1" text:display-levels="8">
        <style:list-level-properties text:space-before="0.939cm" text:min-label-width="0.499cm"/>
      </text:list-level-style-number>
      <text:list-level-style-number text:level="9" style:num-suffix="." style:num-format="1" text:display-levels="9">
        <style:list-level-properties text:space-before="1.073cm" text:min-label-width="0.499cm"/>
      </text:list-level-style-number>
      <text:list-level-style-number text:level="10" style:num-suffix="." style:num-format="1" text:display-levels="10">
        <style:list-level-properties text:space-before="1.207cm" text:min-label-width="0.499cm"/>
      </text:list-level-style-number>
    </text:list-style>
    <text:list-style style:name="L46">
      <text:list-level-style-number text:level="1" text:style-name="Numbering_20_Symbols" style:num-suffix="." style:num-format="1">
        <style:list-level-properties text:min-label-width="0.499cm"/>
      </text:list-level-style-number>
      <text:list-level-style-number text:level="2" text:style-name="Numbering_20_Symbols" style:num-format="1" text:start-value="11" text:display-levels="2">
        <style:list-level-properties text:space-before="0.12cm" text:min-label-width="0.499cm"/>
      </text:list-level-style-number>
      <text:list-level-style-number text:level="3" style:num-suffix="." style:num-format="1" text:display-levels="3">
        <style:list-level-properties text:space-before="0.24cm" text:min-label-width="0.499cm"/>
      </text:list-level-style-number>
      <text:list-level-style-number text:level="4" style:num-suffix="." style:num-format="1" text:display-levels="4">
        <style:list-level-properties text:space-before="0.36cm" text:min-label-width="0.499cm"/>
      </text:list-level-style-number>
      <text:list-level-style-number text:level="5" style:num-suffix="." style:num-format="1" text:display-levels="5">
        <style:list-level-properties text:space-before="0.48cm" text:min-label-width="0.499cm"/>
      </text:list-level-style-number>
      <text:list-level-style-number text:level="6" style:num-suffix="." style:num-format="1" text:display-levels="6">
        <style:list-level-properties text:space-before="0.6cm" text:min-label-width="0.499cm"/>
      </text:list-level-style-number>
      <text:list-level-style-number text:level="7" style:num-suffix="." style:num-format="1" text:display-levels="7">
        <style:list-level-properties text:space-before="0.72cm" text:min-label-width="0.499cm"/>
      </text:list-level-style-number>
      <text:list-level-style-number text:level="8" style:num-suffix="." style:num-format="1" text:display-levels="8">
        <style:list-level-properties text:space-before="0.84cm" text:min-label-width="0.499cm"/>
      </text:list-level-style-number>
      <text:list-level-style-number text:level="9" style:num-suffix="." style:num-format="1" text:display-levels="9">
        <style:list-level-properties text:space-before="0.96cm" text:min-label-width="0.499cm"/>
      </text:list-level-style-number>
      <text:list-level-style-number text:level="10" style:num-suffix="." style:num-format="1" text:display-levels="10">
        <style:list-level-properties text:space-before="1.08cm" text:min-label-width="0.499cm"/>
      </text:list-level-style-number>
    </text:list-style>
    <text:list-style style:name="L47">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57cm" text:min-label-width="0.499cm"/>
        <style:text-properties style:font-name="StarSymbol"/>
      </text:list-level-style-bullet>
      <text:list-level-style-bullet text:level="3" style:num-suffix="." text:bullet-char="•">
        <style:list-level-properties text:space-before="2.713cm" text:min-label-width="0.499cm"/>
        <style:text-properties style:font-name="StarSymbol"/>
      </text:list-level-style-bullet>
      <text:list-level-style-bullet text:level="4" style:num-suffix="." text:bullet-char="•">
        <style:list-level-properties text:space-before="4.069cm" text:min-label-width="0.499cm"/>
        <style:text-properties style:font-name="StarSymbol"/>
      </text:list-level-style-bullet>
      <text:list-level-style-bullet text:level="5" style:num-suffix="." text:bullet-char="•">
        <style:list-level-properties text:space-before="5.426cm" text:min-label-width="0.499cm"/>
        <style:text-properties style:font-name="StarSymbol"/>
      </text:list-level-style-bullet>
      <text:list-level-style-bullet text:level="6" style:num-suffix="." text:bullet-char="•">
        <style:list-level-properties text:space-before="6.782cm" text:min-label-width="0.499cm"/>
        <style:text-properties style:font-name="StarSymbol"/>
      </text:list-level-style-bullet>
      <text:list-level-style-bullet text:level="7" style:num-suffix="." text:bullet-char="•">
        <style:list-level-properties text:space-before="8.139cm" text:min-label-width="0.499cm"/>
        <style:text-properties style:font-name="StarSymbol"/>
      </text:list-level-style-bullet>
      <text:list-level-style-bullet text:level="8" style:num-suffix="." text:bullet-char="•">
        <style:list-level-properties text:space-before="9.495cm" text:min-label-width="0.499cm"/>
        <style:text-properties style:font-name="StarSymbol"/>
      </text:list-level-style-bullet>
      <text:list-level-style-bullet text:level="9" style:num-suffix="." text:bullet-char="•">
        <style:list-level-properties text:space-before="10.852cm" text:min-label-width="0.499cm"/>
        <style:text-properties style:font-name="StarSymbol"/>
      </text:list-level-style-bullet>
      <text:list-level-style-bullet text:level="10" style:num-suffix="." text:bullet-char="•">
        <style:list-level-properties text:space-before="12.208cm" text:min-label-width="0.499cm"/>
        <style:text-properties style:font-name="StarSymbol"/>
      </text:list-level-style-bullet>
    </text:list-style>
    <text:list-style style:name="L48">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57cm" text:min-label-width="0.499cm"/>
        <style:text-properties style:font-name="StarSymbol"/>
      </text:list-level-style-bullet>
      <text:list-level-style-bullet text:level="3" style:num-suffix="." text:bullet-char="•">
        <style:list-level-properties text:space-before="2.713cm" text:min-label-width="0.499cm"/>
        <style:text-properties style:font-name="StarSymbol"/>
      </text:list-level-style-bullet>
      <text:list-level-style-bullet text:level="4" style:num-suffix="." text:bullet-char="•">
        <style:list-level-properties text:space-before="4.069cm" text:min-label-width="0.499cm"/>
        <style:text-properties style:font-name="StarSymbol"/>
      </text:list-level-style-bullet>
      <text:list-level-style-bullet text:level="5" style:num-suffix="." text:bullet-char="•">
        <style:list-level-properties text:space-before="5.426cm" text:min-label-width="0.499cm"/>
        <style:text-properties style:font-name="StarSymbol"/>
      </text:list-level-style-bullet>
      <text:list-level-style-bullet text:level="6" style:num-suffix="." text:bullet-char="•">
        <style:list-level-properties text:space-before="6.782cm" text:min-label-width="0.499cm"/>
        <style:text-properties style:font-name="StarSymbol"/>
      </text:list-level-style-bullet>
      <text:list-level-style-bullet text:level="7" style:num-suffix="." text:bullet-char="•">
        <style:list-level-properties text:space-before="8.139cm" text:min-label-width="0.499cm"/>
        <style:text-properties style:font-name="StarSymbol"/>
      </text:list-level-style-bullet>
      <text:list-level-style-bullet text:level="8" style:num-suffix="." text:bullet-char="•">
        <style:list-level-properties text:space-before="9.495cm" text:min-label-width="0.499cm"/>
        <style:text-properties style:font-name="StarSymbol"/>
      </text:list-level-style-bullet>
      <text:list-level-style-bullet text:level="9" style:num-suffix="." text:bullet-char="•">
        <style:list-level-properties text:space-before="10.852cm" text:min-label-width="0.499cm"/>
        <style:text-properties style:font-name="StarSymbol"/>
      </text:list-level-style-bullet>
      <text:list-level-style-bullet text:level="10" style:num-suffix="." text:bullet-char="•">
        <style:list-level-properties text:space-before="12.208cm" text:min-label-width="0.499cm"/>
        <style:text-properties style:font-name="StarSymbol"/>
      </text:list-level-style-bullet>
    </text:list-style>
    <text:list-style style:name="L49">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57cm" text:min-label-width="0.499cm"/>
        <style:text-properties style:font-name="StarSymbol"/>
      </text:list-level-style-bullet>
      <text:list-level-style-bullet text:level="3" style:num-suffix="." text:bullet-char="•">
        <style:list-level-properties text:space-before="2.713cm" text:min-label-width="0.499cm"/>
        <style:text-properties style:font-name="StarSymbol"/>
      </text:list-level-style-bullet>
      <text:list-level-style-bullet text:level="4" style:num-suffix="." text:bullet-char="•">
        <style:list-level-properties text:space-before="4.069cm" text:min-label-width="0.499cm"/>
        <style:text-properties style:font-name="StarSymbol"/>
      </text:list-level-style-bullet>
      <text:list-level-style-bullet text:level="5" style:num-suffix="." text:bullet-char="•">
        <style:list-level-properties text:space-before="5.426cm" text:min-label-width="0.499cm"/>
        <style:text-properties style:font-name="StarSymbol"/>
      </text:list-level-style-bullet>
      <text:list-level-style-bullet text:level="6" style:num-suffix="." text:bullet-char="•">
        <style:list-level-properties text:space-before="6.782cm" text:min-label-width="0.499cm"/>
        <style:text-properties style:font-name="StarSymbol"/>
      </text:list-level-style-bullet>
      <text:list-level-style-bullet text:level="7" style:num-suffix="." text:bullet-char="•">
        <style:list-level-properties text:space-before="8.139cm" text:min-label-width="0.499cm"/>
        <style:text-properties style:font-name="StarSymbol"/>
      </text:list-level-style-bullet>
      <text:list-level-style-bullet text:level="8" style:num-suffix="." text:bullet-char="•">
        <style:list-level-properties text:space-before="9.495cm" text:min-label-width="0.499cm"/>
        <style:text-properties style:font-name="StarSymbol"/>
      </text:list-level-style-bullet>
      <text:list-level-style-bullet text:level="9" style:num-suffix="." text:bullet-char="•">
        <style:list-level-properties text:space-before="10.852cm" text:min-label-width="0.499cm"/>
        <style:text-properties style:font-name="StarSymbol"/>
      </text:list-level-style-bullet>
      <text:list-level-style-bullet text:level="10" style:num-suffix="." text:bullet-char="•">
        <style:list-level-properties text:space-before="12.208cm" text:min-label-width="0.499cm"/>
        <style:text-properties style:font-name="StarSymbol"/>
      </text:list-level-style-bullet>
    </text:list-style>
    <text:list-style style:name="L50">
      <text:list-level-style-number text:level="1" text:style-name="Numbering_20_Symbols" style:num-suffix="." style:num-format="1">
        <style:list-level-properties text:min-label-width="0.499cm"/>
      </text:list-level-style-number>
      <text:list-level-style-number text:level="2" text:style-name="Numbering_20_Symbols" style:num-format="1" text:start-value="12" text:display-levels="2">
        <style:list-level-properties text:space-before="0.134cm" text:min-label-width="0.499cm"/>
      </text:list-level-style-number>
      <text:list-level-style-number text:level="3" style:num-suffix="." style:num-format="1" text:display-levels="3">
        <style:list-level-properties text:space-before="0.268cm" text:min-label-width="0.499cm"/>
      </text:list-level-style-number>
      <text:list-level-style-number text:level="4" style:num-suffix="." style:num-format="1" text:display-levels="4">
        <style:list-level-properties text:space-before="0.402cm" text:min-label-width="0.499cm"/>
      </text:list-level-style-number>
      <text:list-level-style-number text:level="5" style:num-suffix="." style:num-format="1" text:display-levels="5">
        <style:list-level-properties text:space-before="0.536cm" text:min-label-width="0.499cm"/>
      </text:list-level-style-number>
      <text:list-level-style-number text:level="6" style:num-suffix="." style:num-format="1" text:display-levels="6">
        <style:list-level-properties text:space-before="0.67cm" text:min-label-width="0.499cm"/>
      </text:list-level-style-number>
      <text:list-level-style-number text:level="7" style:num-suffix="." style:num-format="1" text:display-levels="7">
        <style:list-level-properties text:space-before="0.805cm" text:min-label-width="0.499cm"/>
      </text:list-level-style-number>
      <text:list-level-style-number text:level="8" style:num-suffix="." style:num-format="1" text:display-levels="8">
        <style:list-level-properties text:space-before="0.939cm" text:min-label-width="0.499cm"/>
      </text:list-level-style-number>
      <text:list-level-style-number text:level="9" style:num-suffix="." style:num-format="1" text:display-levels="9">
        <style:list-level-properties text:space-before="1.073cm" text:min-label-width="0.499cm"/>
      </text:list-level-style-number>
      <text:list-level-style-number text:level="10" style:num-suffix="." style:num-format="1" text:display-levels="10">
        <style:list-level-properties text:space-before="1.207cm" text:min-label-width="0.499cm"/>
      </text:list-level-style-number>
    </text:list-style>
    <text:list-style style:name="L51">
      <text:list-level-style-number text:level="1" text:style-name="Numbering_20_Symbols" style:num-suffix="." style:num-format="1">
        <style:list-level-properties text:min-label-width="0.499cm"/>
      </text:list-level-style-number>
      <text:list-level-style-number text:level="2" text:style-name="Numbering_20_Symbols" style:num-format="1" text:start-value="13" text:display-levels="2">
        <style:list-level-properties text:space-before="0.136cm" text:min-label-width="0.499cm"/>
      </text:list-level-style-number>
      <text:list-level-style-number text:level="3" style:num-suffix="." style:num-format="1" text:display-levels="3">
        <style:list-level-properties text:space-before="0.272cm" text:min-label-width="0.499cm"/>
      </text:list-level-style-number>
      <text:list-level-style-number text:level="4" style:num-suffix="." style:num-format="1" text:display-levels="4">
        <style:list-level-properties text:space-before="0.408cm" text:min-label-width="0.499cm"/>
      </text:list-level-style-number>
      <text:list-level-style-number text:level="5" style:num-suffix="." style:num-format="1" text:display-levels="5">
        <style:list-level-properties text:space-before="0.543cm" text:min-label-width="0.499cm"/>
      </text:list-level-style-number>
      <text:list-level-style-number text:level="6" style:num-suffix="." style:num-format="1" text:display-levels="6">
        <style:list-level-properties text:space-before="0.679cm" text:min-label-width="0.499cm"/>
      </text:list-level-style-number>
      <text:list-level-style-number text:level="7" style:num-suffix="." style:num-format="1" text:display-levels="7">
        <style:list-level-properties text:space-before="0.815cm" text:min-label-width="0.499cm"/>
      </text:list-level-style-number>
      <text:list-level-style-number text:level="8" style:num-suffix="." style:num-format="1" text:display-levels="8">
        <style:list-level-properties text:space-before="0.951cm" text:min-label-width="0.499cm"/>
      </text:list-level-style-number>
      <text:list-level-style-number text:level="9" style:num-suffix="." style:num-format="1" text:display-levels="9">
        <style:list-level-properties text:space-before="1.087cm" text:min-label-width="0.499cm"/>
      </text:list-level-style-number>
      <text:list-level-style-number text:level="10" style:num-suffix="." style:num-format="1" text:display-levels="10">
        <style:list-level-properties text:space-before="1.223cm" text:min-label-width="0.499cm"/>
      </text:list-level-style-number>
    </text:list-style>
    <text:list-style style:name="L52">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04cm" text:min-label-width="0.499cm"/>
        <style:text-properties style:font-name="StarSymbol"/>
      </text:list-level-style-bullet>
      <text:list-level-style-bullet text:level="3" style:num-suffix="." text:bullet-char="•">
        <style:list-level-properties text:space-before="2.607cm" text:min-label-width="0.499cm"/>
        <style:text-properties style:font-name="StarSymbol"/>
      </text:list-level-style-bullet>
      <text:list-level-style-bullet text:level="4" style:num-suffix="." text:bullet-char="•">
        <style:list-level-properties text:space-before="3.911cm" text:min-label-width="0.499cm"/>
        <style:text-properties style:font-name="StarSymbol"/>
      </text:list-level-style-bullet>
      <text:list-level-style-bullet text:level="5" style:num-suffix="." text:bullet-char="•">
        <style:list-level-properties text:space-before="5.214cm" text:min-label-width="0.499cm"/>
        <style:text-properties style:font-name="StarSymbol"/>
      </text:list-level-style-bullet>
      <text:list-level-style-bullet text:level="6" style:num-suffix="." text:bullet-char="•">
        <style:list-level-properties text:space-before="6.518cm" text:min-label-width="0.499cm"/>
        <style:text-properties style:font-name="StarSymbol"/>
      </text:list-level-style-bullet>
      <text:list-level-style-bullet text:level="7" style:num-suffix="." text:bullet-char="•">
        <style:list-level-properties text:space-before="7.821cm" text:min-label-width="0.499cm"/>
        <style:text-properties style:font-name="StarSymbol"/>
      </text:list-level-style-bullet>
      <text:list-level-style-bullet text:level="8" style:num-suffix="." text:bullet-char="•">
        <style:list-level-properties text:space-before="9.125cm" text:min-label-width="0.499cm"/>
        <style:text-properties style:font-name="StarSymbol"/>
      </text:list-level-style-bullet>
      <text:list-level-style-bullet text:level="9" style:num-suffix="." text:bullet-char="•">
        <style:list-level-properties text:space-before="10.428cm" text:min-label-width="0.499cm"/>
        <style:text-properties style:font-name="StarSymbol"/>
      </text:list-level-style-bullet>
      <text:list-level-style-bullet text:level="10" style:num-suffix="." text:bullet-char="•">
        <style:list-level-properties text:space-before="11.732cm" text:min-label-width="0.499cm"/>
        <style:text-properties style:font-name="StarSymbol"/>
      </text:list-level-style-bullet>
    </text:list-style>
    <text:list-style style:name="L53">
      <text:list-level-style-number text:level="1" text:style-name="Numbering_20_Symbols" style:num-suffix="." style:num-format="1">
        <style:list-level-properties text:min-label-width="0.499cm"/>
      </text:list-level-style-number>
      <text:list-level-style-number text:level="2" text:style-name="Numbering_20_Symbols" style:num-format="1" text:start-value="14" text:display-levels="2">
        <style:list-level-properties text:space-before="0.136cm" text:min-label-width="0.499cm"/>
      </text:list-level-style-number>
      <text:list-level-style-number text:level="3" style:num-suffix="." style:num-format="1" text:display-levels="3">
        <style:list-level-properties text:space-before="0.272cm" text:min-label-width="0.499cm"/>
      </text:list-level-style-number>
      <text:list-level-style-number text:level="4" style:num-suffix="." style:num-format="1" text:display-levels="4">
        <style:list-level-properties text:space-before="0.408cm" text:min-label-width="0.499cm"/>
      </text:list-level-style-number>
      <text:list-level-style-number text:level="5" style:num-suffix="." style:num-format="1" text:display-levels="5">
        <style:list-level-properties text:space-before="0.543cm" text:min-label-width="0.499cm"/>
      </text:list-level-style-number>
      <text:list-level-style-number text:level="6" style:num-suffix="." style:num-format="1" text:display-levels="6">
        <style:list-level-properties text:space-before="0.679cm" text:min-label-width="0.499cm"/>
      </text:list-level-style-number>
      <text:list-level-style-number text:level="7" style:num-suffix="." style:num-format="1" text:display-levels="7">
        <style:list-level-properties text:space-before="0.815cm" text:min-label-width="0.499cm"/>
      </text:list-level-style-number>
      <text:list-level-style-number text:level="8" style:num-suffix="." style:num-format="1" text:display-levels="8">
        <style:list-level-properties text:space-before="0.951cm" text:min-label-width="0.499cm"/>
      </text:list-level-style-number>
      <text:list-level-style-number text:level="9" style:num-suffix="." style:num-format="1" text:display-levels="9">
        <style:list-level-properties text:space-before="1.087cm" text:min-label-width="0.499cm"/>
      </text:list-level-style-number>
      <text:list-level-style-number text:level="10" style:num-suffix="." style:num-format="1" text:display-levels="10">
        <style:list-level-properties text:space-before="1.223cm" text:min-label-width="0.499cm"/>
      </text:list-level-style-number>
    </text:list-style>
    <text:list-style style:name="L54">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02cm" text:min-label-width="0.499cm"/>
        <style:text-properties style:font-name="StarSymbol"/>
      </text:list-level-style-bullet>
      <text:list-level-style-bullet text:level="3" style:num-suffix="." text:bullet-char="•">
        <style:list-level-properties text:space-before="2.604cm" text:min-label-width="0.499cm"/>
        <style:text-properties style:font-name="StarSymbol"/>
      </text:list-level-style-bullet>
      <text:list-level-style-bullet text:level="4" style:num-suffix="." text:bullet-char="•">
        <style:list-level-properties text:space-before="3.905cm" text:min-label-width="0.499cm"/>
        <style:text-properties style:font-name="StarSymbol"/>
      </text:list-level-style-bullet>
      <text:list-level-style-bullet text:level="5" style:num-suffix="." text:bullet-char="•">
        <style:list-level-properties text:space-before="5.207cm" text:min-label-width="0.499cm"/>
        <style:text-properties style:font-name="StarSymbol"/>
      </text:list-level-style-bullet>
      <text:list-level-style-bullet text:level="6" style:num-suffix="." text:bullet-char="•">
        <style:list-level-properties text:space-before="6.509cm" text:min-label-width="0.499cm"/>
        <style:text-properties style:font-name="StarSymbol"/>
      </text:list-level-style-bullet>
      <text:list-level-style-bullet text:level="7" style:num-suffix="." text:bullet-char="•">
        <style:list-level-properties text:space-before="7.811cm" text:min-label-width="0.499cm"/>
        <style:text-properties style:font-name="StarSymbol"/>
      </text:list-level-style-bullet>
      <text:list-level-style-bullet text:level="8" style:num-suffix="." text:bullet-char="•">
        <style:list-level-properties text:space-before="9.112cm" text:min-label-width="0.499cm"/>
        <style:text-properties style:font-name="StarSymbol"/>
      </text:list-level-style-bullet>
      <text:list-level-style-bullet text:level="9" style:num-suffix="." text:bullet-char="•">
        <style:list-level-properties text:space-before="10.414cm" text:min-label-width="0.499cm"/>
        <style:text-properties style:font-name="StarSymbol"/>
      </text:list-level-style-bullet>
      <text:list-level-style-bullet text:level="10" style:num-suffix="." text:bullet-char="•">
        <style:list-level-properties text:space-before="11.716cm" text:min-label-width="0.499cm"/>
        <style:text-properties style:font-name="StarSymbol"/>
      </text:list-level-style-bullet>
    </text:list-style>
    <text:list-style style:name="L55">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02cm" text:min-label-width="0.499cm"/>
        <style:text-properties style:font-name="StarSymbol"/>
      </text:list-level-style-bullet>
      <text:list-level-style-bullet text:level="3" style:num-suffix="." text:bullet-char="•">
        <style:list-level-properties text:space-before="2.604cm" text:min-label-width="0.499cm"/>
        <style:text-properties style:font-name="StarSymbol"/>
      </text:list-level-style-bullet>
      <text:list-level-style-bullet text:level="4" style:num-suffix="." text:bullet-char="•">
        <style:list-level-properties text:space-before="3.905cm" text:min-label-width="0.499cm"/>
        <style:text-properties style:font-name="StarSymbol"/>
      </text:list-level-style-bullet>
      <text:list-level-style-bullet text:level="5" style:num-suffix="." text:bullet-char="•">
        <style:list-level-properties text:space-before="5.207cm" text:min-label-width="0.499cm"/>
        <style:text-properties style:font-name="StarSymbol"/>
      </text:list-level-style-bullet>
      <text:list-level-style-bullet text:level="6" style:num-suffix="." text:bullet-char="•">
        <style:list-level-properties text:space-before="6.509cm" text:min-label-width="0.499cm"/>
        <style:text-properties style:font-name="StarSymbol"/>
      </text:list-level-style-bullet>
      <text:list-level-style-bullet text:level="7" style:num-suffix="." text:bullet-char="•">
        <style:list-level-properties text:space-before="7.811cm" text:min-label-width="0.499cm"/>
        <style:text-properties style:font-name="StarSymbol"/>
      </text:list-level-style-bullet>
      <text:list-level-style-bullet text:level="8" style:num-suffix="." text:bullet-char="•">
        <style:list-level-properties text:space-before="9.112cm" text:min-label-width="0.499cm"/>
        <style:text-properties style:font-name="StarSymbol"/>
      </text:list-level-style-bullet>
      <text:list-level-style-bullet text:level="9" style:num-suffix="." text:bullet-char="•">
        <style:list-level-properties text:space-before="10.414cm" text:min-label-width="0.499cm"/>
        <style:text-properties style:font-name="StarSymbol"/>
      </text:list-level-style-bullet>
      <text:list-level-style-bullet text:level="10" style:num-suffix="." text:bullet-char="•">
        <style:list-level-properties text:space-before="11.716cm" text:min-label-width="0.499cm"/>
        <style:text-properties style:font-name="StarSymbol"/>
      </text:list-level-style-bullet>
    </text:list-style>
    <text:list-style style:name="L56">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02cm" text:min-label-width="0.499cm"/>
        <style:text-properties style:font-name="StarSymbol"/>
      </text:list-level-style-bullet>
      <text:list-level-style-bullet text:level="3" style:num-suffix="." text:bullet-char="•">
        <style:list-level-properties text:space-before="2.604cm" text:min-label-width="0.499cm"/>
        <style:text-properties style:font-name="StarSymbol"/>
      </text:list-level-style-bullet>
      <text:list-level-style-bullet text:level="4" style:num-suffix="." text:bullet-char="•">
        <style:list-level-properties text:space-before="3.905cm" text:min-label-width="0.499cm"/>
        <style:text-properties style:font-name="StarSymbol"/>
      </text:list-level-style-bullet>
      <text:list-level-style-bullet text:level="5" style:num-suffix="." text:bullet-char="•">
        <style:list-level-properties text:space-before="5.207cm" text:min-label-width="0.499cm"/>
        <style:text-properties style:font-name="StarSymbol"/>
      </text:list-level-style-bullet>
      <text:list-level-style-bullet text:level="6" style:num-suffix="." text:bullet-char="•">
        <style:list-level-properties text:space-before="6.509cm" text:min-label-width="0.499cm"/>
        <style:text-properties style:font-name="StarSymbol"/>
      </text:list-level-style-bullet>
      <text:list-level-style-bullet text:level="7" style:num-suffix="." text:bullet-char="•">
        <style:list-level-properties text:space-before="7.811cm" text:min-label-width="0.499cm"/>
        <style:text-properties style:font-name="StarSymbol"/>
      </text:list-level-style-bullet>
      <text:list-level-style-bullet text:level="8" style:num-suffix="." text:bullet-char="•">
        <style:list-level-properties text:space-before="9.112cm" text:min-label-width="0.499cm"/>
        <style:text-properties style:font-name="StarSymbol"/>
      </text:list-level-style-bullet>
      <text:list-level-style-bullet text:level="9" style:num-suffix="." text:bullet-char="•">
        <style:list-level-properties text:space-before="10.414cm" text:min-label-width="0.499cm"/>
        <style:text-properties style:font-name="StarSymbol"/>
      </text:list-level-style-bullet>
      <text:list-level-style-bullet text:level="10" style:num-suffix="." text:bullet-char="•">
        <style:list-level-properties text:space-before="11.716cm" text:min-label-width="0.499cm"/>
        <style:text-properties style:font-name="StarSymbol"/>
      </text:list-level-style-bullet>
    </text:list-style>
    <text:list-style style:name="L57">
      <text:list-level-style-number text:level="1" text:style-name="Numbering_20_Symbols" style:num-suffix="." style:num-format="1">
        <style:list-level-properties text:min-label-width="0.499cm"/>
      </text:list-level-style-number>
      <text:list-level-style-number text:level="2" text:style-name="Numbering_20_Symbols" style:num-format="1" text:start-value="15" text:display-levels="2">
        <style:list-level-properties text:space-before="0.136cm" text:min-label-width="0.499cm"/>
      </text:list-level-style-number>
      <text:list-level-style-number text:level="3" style:num-suffix="." style:num-format="1" text:display-levels="3">
        <style:list-level-properties text:space-before="0.272cm" text:min-label-width="0.499cm"/>
      </text:list-level-style-number>
      <text:list-level-style-number text:level="4" style:num-suffix="." style:num-format="1" text:display-levels="4">
        <style:list-level-properties text:space-before="0.408cm" text:min-label-width="0.499cm"/>
      </text:list-level-style-number>
      <text:list-level-style-number text:level="5" style:num-suffix="." style:num-format="1" text:display-levels="5">
        <style:list-level-properties text:space-before="0.543cm" text:min-label-width="0.499cm"/>
      </text:list-level-style-number>
      <text:list-level-style-number text:level="6" style:num-suffix="." style:num-format="1" text:display-levels="6">
        <style:list-level-properties text:space-before="0.679cm" text:min-label-width="0.499cm"/>
      </text:list-level-style-number>
      <text:list-level-style-number text:level="7" style:num-suffix="." style:num-format="1" text:display-levels="7">
        <style:list-level-properties text:space-before="0.815cm" text:min-label-width="0.499cm"/>
      </text:list-level-style-number>
      <text:list-level-style-number text:level="8" style:num-suffix="." style:num-format="1" text:display-levels="8">
        <style:list-level-properties text:space-before="0.951cm" text:min-label-width="0.499cm"/>
      </text:list-level-style-number>
      <text:list-level-style-number text:level="9" style:num-suffix="." style:num-format="1" text:display-levels="9">
        <style:list-level-properties text:space-before="1.087cm" text:min-label-width="0.499cm"/>
      </text:list-level-style-number>
      <text:list-level-style-number text:level="10" style:num-suffix="." style:num-format="1" text:display-levels="10">
        <style:list-level-properties text:space-before="1.223cm" text:min-label-width="0.499cm"/>
      </text:list-level-style-number>
    </text:list-style>
    <text:list-style style:name="L58">
      <text:list-level-style-number text:level="1" text:style-name="Numbering_20_Symbols" style:num-suffix="." style:num-format="1">
        <style:list-level-properties text:min-label-width="0.499cm"/>
      </text:list-level-style-number>
      <text:list-level-style-number text:level="2" text:style-name="Numbering_20_Symbols" style:num-format="1" text:start-value="15" text:display-levels="2">
        <style:list-level-properties text:space-before="0.134cm" text:min-label-width="0.499cm"/>
      </text:list-level-style-number>
      <text:list-level-style-number text:level="3" style:num-suffix="." style:num-format="1" text:display-levels="3">
        <style:list-level-properties text:space-before="0.268cm" text:min-label-width="0.499cm"/>
      </text:list-level-style-number>
      <text:list-level-style-number text:level="4" style:num-suffix="." style:num-format="1" text:display-levels="4">
        <style:list-level-properties text:space-before="0.402cm" text:min-label-width="0.499cm"/>
      </text:list-level-style-number>
      <text:list-level-style-number text:level="5" style:num-suffix="." style:num-format="1" text:display-levels="5">
        <style:list-level-properties text:space-before="0.536cm" text:min-label-width="0.499cm"/>
      </text:list-level-style-number>
      <text:list-level-style-number text:level="6" style:num-suffix="." style:num-format="1" text:display-levels="6">
        <style:list-level-properties text:space-before="0.67cm" text:min-label-width="0.499cm"/>
      </text:list-level-style-number>
      <text:list-level-style-number text:level="7" style:num-suffix="." style:num-format="1" text:display-levels="7">
        <style:list-level-properties text:space-before="0.805cm" text:min-label-width="0.499cm"/>
      </text:list-level-style-number>
      <text:list-level-style-number text:level="8" style:num-suffix="." style:num-format="1" text:display-levels="8">
        <style:list-level-properties text:space-before="0.939cm" text:min-label-width="0.499cm"/>
      </text:list-level-style-number>
      <text:list-level-style-number text:level="9" style:num-suffix="." style:num-format="1" text:display-levels="9">
        <style:list-level-properties text:space-before="1.073cm" text:min-label-width="0.499cm"/>
      </text:list-level-style-number>
      <text:list-level-style-number text:level="10" style:num-suffix="." style:num-format="1" text:display-levels="10">
        <style:list-level-properties text:space-before="1.207cm" text:min-label-width="0.499cm"/>
      </text:list-level-style-number>
    </text:list-style>
    <text:list-style style:name="L59">
      <text:list-level-style-number text:level="1" text:style-name="Numbering_20_Symbols" style:num-suffix="." style:num-format="1">
        <style:list-level-properties text:min-label-width="0.499cm"/>
      </text:list-level-style-number>
      <text:list-level-style-number text:level="2" text:style-name="Numbering_20_Symbols" style:num-format="1" text:start-value="16" text:display-levels="2">
        <style:list-level-properties text:space-before="0.134cm" text:min-label-width="0.499cm"/>
      </text:list-level-style-number>
      <text:list-level-style-number text:level="3" style:num-suffix="." style:num-format="1" text:display-levels="3">
        <style:list-level-properties text:space-before="0.268cm" text:min-label-width="0.499cm"/>
      </text:list-level-style-number>
      <text:list-level-style-number text:level="4" style:num-suffix="." style:num-format="1" text:display-levels="4">
        <style:list-level-properties text:space-before="0.402cm" text:min-label-width="0.499cm"/>
      </text:list-level-style-number>
      <text:list-level-style-number text:level="5" style:num-suffix="." style:num-format="1" text:display-levels="5">
        <style:list-level-properties text:space-before="0.536cm" text:min-label-width="0.499cm"/>
      </text:list-level-style-number>
      <text:list-level-style-number text:level="6" style:num-suffix="." style:num-format="1" text:display-levels="6">
        <style:list-level-properties text:space-before="0.67cm" text:min-label-width="0.499cm"/>
      </text:list-level-style-number>
      <text:list-level-style-number text:level="7" style:num-suffix="." style:num-format="1" text:display-levels="7">
        <style:list-level-properties text:space-before="0.805cm" text:min-label-width="0.499cm"/>
      </text:list-level-style-number>
      <text:list-level-style-number text:level="8" style:num-suffix="." style:num-format="1" text:display-levels="8">
        <style:list-level-properties text:space-before="0.939cm" text:min-label-width="0.499cm"/>
      </text:list-level-style-number>
      <text:list-level-style-number text:level="9" style:num-suffix="." style:num-format="1" text:display-levels="9">
        <style:list-level-properties text:space-before="1.073cm" text:min-label-width="0.499cm"/>
      </text:list-level-style-number>
      <text:list-level-style-number text:level="10" style:num-suffix="." style:num-format="1" text:display-levels="10">
        <style:list-level-properties text:space-before="1.207cm" text:min-label-width="0.499cm"/>
      </text:list-level-style-number>
    </text:list-style>
    <text:list-style style:name="L60">
      <text:list-level-style-number text:level="1" text:style-name="Numbering_20_Symbols" style:num-suffix="." style:num-format="1">
        <style:list-level-properties text:min-label-width="0.499cm"/>
      </text:list-level-style-number>
      <text:list-level-style-number text:level="2" text:style-name="Numbering_20_Symbols" style:num-format="1" text:start-value="17" text:display-levels="2">
        <style:list-level-properties text:space-before="0.136cm" text:min-label-width="0.499cm"/>
      </text:list-level-style-number>
      <text:list-level-style-number text:level="3" style:num-suffix="." style:num-format="1" text:display-levels="3">
        <style:list-level-properties text:space-before="0.272cm" text:min-label-width="0.499cm"/>
      </text:list-level-style-number>
      <text:list-level-style-number text:level="4" style:num-suffix="." style:num-format="1" text:display-levels="4">
        <style:list-level-properties text:space-before="0.408cm" text:min-label-width="0.499cm"/>
      </text:list-level-style-number>
      <text:list-level-style-number text:level="5" style:num-suffix="." style:num-format="1" text:display-levels="5">
        <style:list-level-properties text:space-before="0.543cm" text:min-label-width="0.499cm"/>
      </text:list-level-style-number>
      <text:list-level-style-number text:level="6" style:num-suffix="." style:num-format="1" text:display-levels="6">
        <style:list-level-properties text:space-before="0.679cm" text:min-label-width="0.499cm"/>
      </text:list-level-style-number>
      <text:list-level-style-number text:level="7" style:num-suffix="." style:num-format="1" text:display-levels="7">
        <style:list-level-properties text:space-before="0.815cm" text:min-label-width="0.499cm"/>
      </text:list-level-style-number>
      <text:list-level-style-number text:level="8" style:num-suffix="." style:num-format="1" text:display-levels="8">
        <style:list-level-properties text:space-before="0.951cm" text:min-label-width="0.499cm"/>
      </text:list-level-style-number>
      <text:list-level-style-number text:level="9" style:num-suffix="." style:num-format="1" text:display-levels="9">
        <style:list-level-properties text:space-before="1.087cm" text:min-label-width="0.499cm"/>
      </text:list-level-style-number>
      <text:list-level-style-number text:level="10" style:num-suffix="." style:num-format="1" text:display-levels="10">
        <style:list-level-properties text:space-before="1.223cm" text:min-label-width="0.499cm"/>
      </text:list-level-style-number>
    </text:list-style>
    <text:list-style style:name="L61">
      <text:list-level-style-number text:level="1" text:style-name="Numbering_20_Symbols"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number text:level="1" text:style-name="Numbering_20_Symbols" style:num-suffix="." style:num-format="1" text:start-value="2">
        <style:list-level-properties text:min-label-width="0.499cm"/>
      </text:list-level-style-number>
      <text:list-level-style-number text:level="2" text:style-name="Numbering_20_Symbols" style:num-format="1" text:display-levels="2">
        <style:list-level-properties text:space-before="0.134cm" text:min-label-width="0.499cm"/>
      </text:list-level-style-number>
      <text:list-level-style-number text:level="3" style:num-suffix="." style:num-format="1" text:display-levels="3">
        <style:list-level-properties text:space-before="0.268cm" text:min-label-width="0.499cm"/>
      </text:list-level-style-number>
      <text:list-level-style-number text:level="4" style:num-suffix="." style:num-format="1" text:display-levels="4">
        <style:list-level-properties text:space-before="0.402cm" text:min-label-width="0.499cm"/>
      </text:list-level-style-number>
      <text:list-level-style-number text:level="5" style:num-suffix="." style:num-format="1" text:display-levels="5">
        <style:list-level-properties text:space-before="0.536cm" text:min-label-width="0.499cm"/>
      </text:list-level-style-number>
      <text:list-level-style-number text:level="6" style:num-suffix="." style:num-format="1" text:display-levels="6">
        <style:list-level-properties text:space-before="0.67cm" text:min-label-width="0.499cm"/>
      </text:list-level-style-number>
      <text:list-level-style-number text:level="7" style:num-suffix="." style:num-format="1" text:display-levels="7">
        <style:list-level-properties text:space-before="0.805cm" text:min-label-width="0.499cm"/>
      </text:list-level-style-number>
      <text:list-level-style-number text:level="8" style:num-suffix="." style:num-format="1" text:display-levels="8">
        <style:list-level-properties text:space-before="0.939cm" text:min-label-width="0.499cm"/>
      </text:list-level-style-number>
      <text:list-level-style-number text:level="9" style:num-suffix="." style:num-format="1" text:display-levels="9">
        <style:list-level-properties text:space-before="1.073cm" text:min-label-width="0.499cm"/>
      </text:list-level-style-number>
      <text:list-level-style-number text:level="10" style:num-suffix="." style:num-format="1" text:display-levels="10">
        <style:list-level-properties text:space-before="1.207cm" text:min-label-width="0.499cm"/>
      </text:list-level-style-number>
    </text:list-style>
    <text:list-style style:name="L63">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4">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text:style-name="Numbering_20_Symbols" style:num-suffix="." style:num-format="1" text:start-value="2">
        <style:list-level-properties text:space-before="0.999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5">
      <text:list-level-style-number text:level="1" text:style-name="Numbering_20_Symbols" style:num-suffix="." style:num-format="1" text:start-value="2">
        <style:list-level-properties text:min-label-width="0.499cm"/>
      </text:list-level-style-number>
      <text:list-level-style-number text:level="2" text:style-name="Numbering_20_Symbols" style:num-format="1" text:start-value="2" text:display-levels="2">
        <style:list-level-properties text:space-before="0.134cm" text:min-label-width="0.499cm"/>
      </text:list-level-style-number>
      <text:list-level-style-number text:level="3" style:num-suffix="." style:num-format="1" text:display-levels="3">
        <style:list-level-properties text:space-before="0.268cm" text:min-label-width="0.499cm"/>
      </text:list-level-style-number>
      <text:list-level-style-number text:level="4" style:num-suffix="." style:num-format="1" text:display-levels="4">
        <style:list-level-properties text:space-before="0.402cm" text:min-label-width="0.499cm"/>
      </text:list-level-style-number>
      <text:list-level-style-number text:level="5" style:num-suffix="." style:num-format="1" text:display-levels="5">
        <style:list-level-properties text:space-before="0.536cm" text:min-label-width="0.499cm"/>
      </text:list-level-style-number>
      <text:list-level-style-number text:level="6" style:num-suffix="." style:num-format="1" text:display-levels="6">
        <style:list-level-properties text:space-before="0.67cm" text:min-label-width="0.499cm"/>
      </text:list-level-style-number>
      <text:list-level-style-number text:level="7" style:num-suffix="." style:num-format="1" text:display-levels="7">
        <style:list-level-properties text:space-before="0.805cm" text:min-label-width="0.499cm"/>
      </text:list-level-style-number>
      <text:list-level-style-number text:level="8" style:num-suffix="." style:num-format="1" text:display-levels="8">
        <style:list-level-properties text:space-before="0.939cm" text:min-label-width="0.499cm"/>
      </text:list-level-style-number>
      <text:list-level-style-number text:level="9" style:num-suffix="." style:num-format="1" text:display-levels="9">
        <style:list-level-properties text:space-before="1.073cm" text:min-label-width="0.499cm"/>
      </text:list-level-style-number>
      <text:list-level-style-number text:level="10" style:num-suffix="." style:num-format="1" text:display-levels="10">
        <style:list-level-properties text:space-before="1.207cm" text:min-label-width="0.499cm"/>
      </text:list-level-style-number>
    </text:list-style>
    <text:list-style style:name="L66">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04cm" text:min-label-width="0.499cm"/>
        <style:text-properties style:font-name="StarSymbol"/>
      </text:list-level-style-bullet>
      <text:list-level-style-bullet text:level="3" style:num-suffix="." text:bullet-char="•">
        <style:list-level-properties text:space-before="2.607cm" text:min-label-width="0.499cm"/>
        <style:text-properties style:font-name="StarSymbol"/>
      </text:list-level-style-bullet>
      <text:list-level-style-bullet text:level="4" style:num-suffix="." text:bullet-char="•">
        <style:list-level-properties text:space-before="3.911cm" text:min-label-width="0.499cm"/>
        <style:text-properties style:font-name="StarSymbol"/>
      </text:list-level-style-bullet>
      <text:list-level-style-bullet text:level="5" style:num-suffix="." text:bullet-char="•">
        <style:list-level-properties text:space-before="5.214cm" text:min-label-width="0.499cm"/>
        <style:text-properties style:font-name="StarSymbol"/>
      </text:list-level-style-bullet>
      <text:list-level-style-bullet text:level="6" style:num-suffix="." text:bullet-char="•">
        <style:list-level-properties text:space-before="6.518cm" text:min-label-width="0.499cm"/>
        <style:text-properties style:font-name="StarSymbol"/>
      </text:list-level-style-bullet>
      <text:list-level-style-bullet text:level="7" style:num-suffix="." text:bullet-char="•">
        <style:list-level-properties text:space-before="7.821cm" text:min-label-width="0.499cm"/>
        <style:text-properties style:font-name="StarSymbol"/>
      </text:list-level-style-bullet>
      <text:list-level-style-bullet text:level="8" style:num-suffix="." text:bullet-char="•">
        <style:list-level-properties text:space-before="9.125cm" text:min-label-width="0.499cm"/>
        <style:text-properties style:font-name="StarSymbol"/>
      </text:list-level-style-bullet>
      <text:list-level-style-bullet text:level="9" style:num-suffix="." text:bullet-char="•">
        <style:list-level-properties text:space-before="10.428cm" text:min-label-width="0.499cm"/>
        <style:text-properties style:font-name="StarSymbol"/>
      </text:list-level-style-bullet>
      <text:list-level-style-bullet text:level="10" style:num-suffix="." text:bullet-char="•">
        <style:list-level-properties text:space-before="11.732cm" text:min-label-width="0.499cm"/>
        <style:text-properties style:font-name="StarSymbol"/>
      </text:list-level-style-bullet>
    </text:list-style>
    <text:list-style style:name="L67">
      <text:list-level-style-number text:level="1" text:style-name="Numbering_20_Symbols" style:num-suffix="." style:num-format="1" text:start-value="2">
        <style:list-level-properties text:min-label-width="0.499cm"/>
      </text:list-level-style-number>
      <text:list-level-style-number text:level="2" text:style-name="Numbering_20_Symbols" style:num-format="1" text:start-value="3" text:display-levels="2">
        <style:list-level-properties text:space-before="0.134cm" text:min-label-width="0.499cm"/>
      </text:list-level-style-number>
      <text:list-level-style-number text:level="3" style:num-suffix="." style:num-format="1" text:display-levels="3">
        <style:list-level-properties text:space-before="0.268cm" text:min-label-width="0.499cm"/>
      </text:list-level-style-number>
      <text:list-level-style-number text:level="4" style:num-suffix="." style:num-format="1" text:display-levels="4">
        <style:list-level-properties text:space-before="0.402cm" text:min-label-width="0.499cm"/>
      </text:list-level-style-number>
      <text:list-level-style-number text:level="5" style:num-suffix="." style:num-format="1" text:display-levels="5">
        <style:list-level-properties text:space-before="0.536cm" text:min-label-width="0.499cm"/>
      </text:list-level-style-number>
      <text:list-level-style-number text:level="6" style:num-suffix="." style:num-format="1" text:display-levels="6">
        <style:list-level-properties text:space-before="0.67cm" text:min-label-width="0.499cm"/>
      </text:list-level-style-number>
      <text:list-level-style-number text:level="7" style:num-suffix="." style:num-format="1" text:display-levels="7">
        <style:list-level-properties text:space-before="0.805cm" text:min-label-width="0.499cm"/>
      </text:list-level-style-number>
      <text:list-level-style-number text:level="8" style:num-suffix="." style:num-format="1" text:display-levels="8">
        <style:list-level-properties text:space-before="0.939cm" text:min-label-width="0.499cm"/>
      </text:list-level-style-number>
      <text:list-level-style-number text:level="9" style:num-suffix="." style:num-format="1" text:display-levels="9">
        <style:list-level-properties text:space-before="1.073cm" text:min-label-width="0.499cm"/>
      </text:list-level-style-number>
      <text:list-level-style-number text:level="10" style:num-suffix="." style:num-format="1" text:display-levels="10">
        <style:list-level-properties text:space-before="1.207cm" text:min-label-width="0.499cm"/>
      </text:list-level-style-number>
    </text:list-style>
    <text:list-style style:name="L68">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display-levels="2">
        <style:list-level-properties text:space-before="0.134cm" text:min-label-width="0.499cm"/>
      </text:list-level-style-number>
      <text:list-level-style-number text:level="3" style:num-suffix="." style:num-format="1" text:display-levels="3">
        <style:list-level-properties text:space-before="0.268cm" text:min-label-width="0.499cm"/>
      </text:list-level-style-number>
      <text:list-level-style-number text:level="4" style:num-suffix="." style:num-format="1" text:display-levels="4">
        <style:list-level-properties text:space-before="0.402cm" text:min-label-width="0.499cm"/>
      </text:list-level-style-number>
      <text:list-level-style-number text:level="5" style:num-suffix="." style:num-format="1" text:display-levels="5">
        <style:list-level-properties text:space-before="0.536cm" text:min-label-width="0.499cm"/>
      </text:list-level-style-number>
      <text:list-level-style-number text:level="6" style:num-suffix="." style:num-format="1" text:display-levels="6">
        <style:list-level-properties text:space-before="0.67cm" text:min-label-width="0.499cm"/>
      </text:list-level-style-number>
      <text:list-level-style-number text:level="7" style:num-suffix="." style:num-format="1" text:display-levels="7">
        <style:list-level-properties text:space-before="0.805cm" text:min-label-width="0.499cm"/>
      </text:list-level-style-number>
      <text:list-level-style-number text:level="8" style:num-suffix="." style:num-format="1" text:display-levels="8">
        <style:list-level-properties text:space-before="0.939cm" text:min-label-width="0.499cm"/>
      </text:list-level-style-number>
      <text:list-level-style-number text:level="9" style:num-suffix="." style:num-format="1" text:display-levels="9">
        <style:list-level-properties text:space-before="1.073cm" text:min-label-width="0.499cm"/>
      </text:list-level-style-number>
      <text:list-level-style-number text:level="10" style:num-suffix="." style:num-format="1" text:display-levels="10">
        <style:list-level-properties text:space-before="1.207cm" text:min-label-width="0.499cm"/>
      </text:list-level-style-number>
    </text:list-style>
    <text:list-style style:name="L69">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start-value="2" text:display-levels="2">
        <style:list-level-properties text:space-before="0.134cm" text:min-label-width="0.499cm"/>
      </text:list-level-style-number>
      <text:list-level-style-number text:level="3" style:num-suffix="." style:num-format="1" text:display-levels="3">
        <style:list-level-properties text:space-before="0.268cm" text:min-label-width="0.499cm"/>
      </text:list-level-style-number>
      <text:list-level-style-number text:level="4" style:num-suffix="." style:num-format="1" text:display-levels="4">
        <style:list-level-properties text:space-before="0.402cm" text:min-label-width="0.499cm"/>
      </text:list-level-style-number>
      <text:list-level-style-number text:level="5" style:num-suffix="." style:num-format="1" text:display-levels="5">
        <style:list-level-properties text:space-before="0.536cm" text:min-label-width="0.499cm"/>
      </text:list-level-style-number>
      <text:list-level-style-number text:level="6" style:num-suffix="." style:num-format="1" text:display-levels="6">
        <style:list-level-properties text:space-before="0.67cm" text:min-label-width="0.499cm"/>
      </text:list-level-style-number>
      <text:list-level-style-number text:level="7" style:num-suffix="." style:num-format="1" text:display-levels="7">
        <style:list-level-properties text:space-before="0.805cm" text:min-label-width="0.499cm"/>
      </text:list-level-style-number>
      <text:list-level-style-number text:level="8" style:num-suffix="." style:num-format="1" text:display-levels="8">
        <style:list-level-properties text:space-before="0.939cm" text:min-label-width="0.499cm"/>
      </text:list-level-style-number>
      <text:list-level-style-number text:level="9" style:num-suffix="." style:num-format="1" text:display-levels="9">
        <style:list-level-properties text:space-before="1.073cm" text:min-label-width="0.499cm"/>
      </text:list-level-style-number>
      <text:list-level-style-number text:level="10" style:num-suffix="." style:num-format="1" text:display-levels="10">
        <style:list-level-properties text:space-before="1.207cm" text:min-label-width="0.499cm"/>
      </text:list-level-style-number>
    </text:list-style>
    <text:list-style style:name="L70">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start-value="3" text:display-levels="2">
        <style:list-level-properties text:space-before="0.134cm" text:min-label-width="0.499cm"/>
      </text:list-level-style-number>
      <text:list-level-style-number text:level="3" style:num-suffix="." style:num-format="1" text:display-levels="3">
        <style:list-level-properties text:space-before="0.268cm" text:min-label-width="0.499cm"/>
      </text:list-level-style-number>
      <text:list-level-style-number text:level="4" style:num-suffix="." style:num-format="1" text:display-levels="4">
        <style:list-level-properties text:space-before="0.402cm" text:min-label-width="0.499cm"/>
      </text:list-level-style-number>
      <text:list-level-style-number text:level="5" style:num-suffix="." style:num-format="1" text:display-levels="5">
        <style:list-level-properties text:space-before="0.536cm" text:min-label-width="0.499cm"/>
      </text:list-level-style-number>
      <text:list-level-style-number text:level="6" style:num-suffix="." style:num-format="1" text:display-levels="6">
        <style:list-level-properties text:space-before="0.67cm" text:min-label-width="0.499cm"/>
      </text:list-level-style-number>
      <text:list-level-style-number text:level="7" style:num-suffix="." style:num-format="1" text:display-levels="7">
        <style:list-level-properties text:space-before="0.805cm" text:min-label-width="0.499cm"/>
      </text:list-level-style-number>
      <text:list-level-style-number text:level="8" style:num-suffix="." style:num-format="1" text:display-levels="8">
        <style:list-level-properties text:space-before="0.939cm" text:min-label-width="0.499cm"/>
      </text:list-level-style-number>
      <text:list-level-style-number text:level="9" style:num-suffix="." style:num-format="1" text:display-levels="9">
        <style:list-level-properties text:space-before="1.073cm" text:min-label-width="0.499cm"/>
      </text:list-level-style-number>
      <text:list-level-style-number text:level="10" style:num-suffix="." style:num-format="1" text:display-levels="10">
        <style:list-level-properties text:space-before="1.207cm" text:min-label-width="0.499cm"/>
      </text:list-level-style-number>
    </text:list-style>
    <text:list-style style:name="L71">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86cm" text:min-label-width="0.635cm"/>
        <style:text-properties style:font-name="StarSymbol"/>
      </text:list-level-style-bullet>
      <text:list-level-style-bullet text:level="3" text:style-name="Bullet_20_Symbols" style:num-suffix="." text:bullet-char="–">
        <style:list-level-properties text:space-before="2.572cm" text:min-label-width="0.635cm"/>
        <style:text-properties style:font-name="StarSymbol"/>
      </text:list-level-style-bullet>
      <text:list-level-style-bullet text:level="4" text:style-name="Bullet_20_Symbols" style:num-suffix="." text:bullet-char="–">
        <style:list-level-properties text:space-before="3.858cm" text:min-label-width="0.635cm"/>
        <style:text-properties style:font-name="StarSymbol"/>
      </text:list-level-style-bullet>
      <text:list-level-style-bullet text:level="5" text:style-name="Bullet_20_Symbols" style:num-suffix="." text:bullet-char="–">
        <style:list-level-properties text:space-before="5.144cm" text:min-label-width="0.635cm"/>
        <style:text-properties style:font-name="StarSymbol"/>
      </text:list-level-style-bullet>
      <text:list-level-style-bullet text:level="6" text:style-name="Bullet_20_Symbols" style:num-suffix="." text:bullet-char="–">
        <style:list-level-properties text:space-before="6.429cm" text:min-label-width="0.635cm"/>
        <style:text-properties style:font-name="StarSymbol"/>
      </text:list-level-style-bullet>
      <text:list-level-style-bullet text:level="7" text:style-name="Bullet_20_Symbols" style:num-suffix="." text:bullet-char="–">
        <style:list-level-properties text:space-before="7.715cm" text:min-label-width="0.635cm"/>
        <style:text-properties style:font-name="StarSymbol"/>
      </text:list-level-style-bullet>
      <text:list-level-style-bullet text:level="8" text:style-name="Bullet_20_Symbols" style:num-suffix="." text:bullet-char="–">
        <style:list-level-properties text:space-before="9.001cm" text:min-label-width="0.635cm"/>
        <style:text-properties style:font-name="StarSymbol"/>
      </text:list-level-style-bullet>
      <text:list-level-style-bullet text:level="9" text:style-name="Bullet_20_Symbols" style:num-suffix="." text:bullet-char="–">
        <style:list-level-properties text:space-before="10.287cm" text:min-label-width="0.635cm"/>
        <style:text-properties style:font-name="StarSymbol"/>
      </text:list-level-style-bullet>
      <text:list-level-style-bullet text:level="10" text:style-name="Bullet_20_Symbols" style:num-suffix="." text:bullet-char="–">
        <style:list-level-properties text:space-before="11.573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86cm" text:min-label-width="0.635cm"/>
        <style:text-properties style:font-name="StarSymbol"/>
      </text:list-level-style-bullet>
      <text:list-level-style-bullet text:level="3" text:style-name="Bullet_20_Symbols" style:num-suffix="." text:bullet-char="–">
        <style:list-level-properties text:space-before="2.572cm" text:min-label-width="0.635cm"/>
        <style:text-properties style:font-name="StarSymbol"/>
      </text:list-level-style-bullet>
      <text:list-level-style-bullet text:level="4" text:style-name="Bullet_20_Symbols" style:num-suffix="." text:bullet-char="–">
        <style:list-level-properties text:space-before="3.858cm" text:min-label-width="0.635cm"/>
        <style:text-properties style:font-name="StarSymbol"/>
      </text:list-level-style-bullet>
      <text:list-level-style-bullet text:level="5" text:style-name="Bullet_20_Symbols" style:num-suffix="." text:bullet-char="–">
        <style:list-level-properties text:space-before="5.144cm" text:min-label-width="0.635cm"/>
        <style:text-properties style:font-name="StarSymbol"/>
      </text:list-level-style-bullet>
      <text:list-level-style-bullet text:level="6" text:style-name="Bullet_20_Symbols" style:num-suffix="." text:bullet-char="–">
        <style:list-level-properties text:space-before="6.429cm" text:min-label-width="0.635cm"/>
        <style:text-properties style:font-name="StarSymbol"/>
      </text:list-level-style-bullet>
      <text:list-level-style-bullet text:level="7" text:style-name="Bullet_20_Symbols" style:num-suffix="." text:bullet-char="–">
        <style:list-level-properties text:space-before="7.715cm" text:min-label-width="0.635cm"/>
        <style:text-properties style:font-name="StarSymbol"/>
      </text:list-level-style-bullet>
      <text:list-level-style-bullet text:level="8" text:style-name="Bullet_20_Symbols" style:num-suffix="." text:bullet-char="–">
        <style:list-level-properties text:space-before="9.001cm" text:min-label-width="0.635cm"/>
        <style:text-properties style:font-name="StarSymbol"/>
      </text:list-level-style-bullet>
      <text:list-level-style-bullet text:level="9" text:style-name="Bullet_20_Symbols" style:num-suffix="." text:bullet-char="–">
        <style:list-level-properties text:space-before="10.287cm" text:min-label-width="0.635cm"/>
        <style:text-properties style:font-name="StarSymbol"/>
      </text:list-level-style-bullet>
      <text:list-level-style-bullet text:level="10" text:style-name="Bullet_20_Symbols" style:num-suffix="." text:bullet-char="–">
        <style:list-level-properties text:space-before="11.573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86cm" text:min-label-width="0.635cm"/>
        <style:text-properties style:font-name="StarSymbol"/>
      </text:list-level-style-bullet>
      <text:list-level-style-bullet text:level="3" text:style-name="Bullet_20_Symbols" style:num-suffix="." text:bullet-char="–">
        <style:list-level-properties text:space-before="2.572cm" text:min-label-width="0.635cm"/>
        <style:text-properties style:font-name="StarSymbol"/>
      </text:list-level-style-bullet>
      <text:list-level-style-bullet text:level="4" text:style-name="Bullet_20_Symbols" style:num-suffix="." text:bullet-char="–">
        <style:list-level-properties text:space-before="3.858cm" text:min-label-width="0.635cm"/>
        <style:text-properties style:font-name="StarSymbol"/>
      </text:list-level-style-bullet>
      <text:list-level-style-bullet text:level="5" text:style-name="Bullet_20_Symbols" style:num-suffix="." text:bullet-char="–">
        <style:list-level-properties text:space-before="5.144cm" text:min-label-width="0.635cm"/>
        <style:text-properties style:font-name="StarSymbol"/>
      </text:list-level-style-bullet>
      <text:list-level-style-bullet text:level="6" text:style-name="Bullet_20_Symbols" style:num-suffix="." text:bullet-char="–">
        <style:list-level-properties text:space-before="6.429cm" text:min-label-width="0.635cm"/>
        <style:text-properties style:font-name="StarSymbol"/>
      </text:list-level-style-bullet>
      <text:list-level-style-bullet text:level="7" text:style-name="Bullet_20_Symbols" style:num-suffix="." text:bullet-char="–">
        <style:list-level-properties text:space-before="7.715cm" text:min-label-width="0.635cm"/>
        <style:text-properties style:font-name="StarSymbol"/>
      </text:list-level-style-bullet>
      <text:list-level-style-bullet text:level="8" text:style-name="Bullet_20_Symbols" style:num-suffix="." text:bullet-char="–">
        <style:list-level-properties text:space-before="9.001cm" text:min-label-width="0.635cm"/>
        <style:text-properties style:font-name="StarSymbol"/>
      </text:list-level-style-bullet>
      <text:list-level-style-bullet text:level="9" text:style-name="Bullet_20_Symbols" style:num-suffix="." text:bullet-char="–">
        <style:list-level-properties text:space-before="10.287cm" text:min-label-width="0.635cm"/>
        <style:text-properties style:font-name="StarSymbol"/>
      </text:list-level-style-bullet>
      <text:list-level-style-bullet text:level="10" text:style-name="Bullet_20_Symbols" style:num-suffix="." text:bullet-char="–">
        <style:list-level-properties text:space-before="11.573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86cm" text:min-label-width="0.635cm"/>
        <style:text-properties style:font-name="StarSymbol"/>
      </text:list-level-style-bullet>
      <text:list-level-style-bullet text:level="3" text:style-name="Bullet_20_Symbols" style:num-suffix="." text:bullet-char="–">
        <style:list-level-properties text:space-before="2.572cm" text:min-label-width="0.635cm"/>
        <style:text-properties style:font-name="StarSymbol"/>
      </text:list-level-style-bullet>
      <text:list-level-style-bullet text:level="4" text:style-name="Bullet_20_Symbols" style:num-suffix="." text:bullet-char="–">
        <style:list-level-properties text:space-before="3.858cm" text:min-label-width="0.635cm"/>
        <style:text-properties style:font-name="StarSymbol"/>
      </text:list-level-style-bullet>
      <text:list-level-style-bullet text:level="5" text:style-name="Bullet_20_Symbols" style:num-suffix="." text:bullet-char="–">
        <style:list-level-properties text:space-before="5.144cm" text:min-label-width="0.635cm"/>
        <style:text-properties style:font-name="StarSymbol"/>
      </text:list-level-style-bullet>
      <text:list-level-style-bullet text:level="6" text:style-name="Bullet_20_Symbols" style:num-suffix="." text:bullet-char="–">
        <style:list-level-properties text:space-before="6.429cm" text:min-label-width="0.635cm"/>
        <style:text-properties style:font-name="StarSymbol"/>
      </text:list-level-style-bullet>
      <text:list-level-style-bullet text:level="7" text:style-name="Bullet_20_Symbols" style:num-suffix="." text:bullet-char="–">
        <style:list-level-properties text:space-before="7.715cm" text:min-label-width="0.635cm"/>
        <style:text-properties style:font-name="StarSymbol"/>
      </text:list-level-style-bullet>
      <text:list-level-style-bullet text:level="8" text:style-name="Bullet_20_Symbols" style:num-suffix="." text:bullet-char="–">
        <style:list-level-properties text:space-before="9.001cm" text:min-label-width="0.635cm"/>
        <style:text-properties style:font-name="StarSymbol"/>
      </text:list-level-style-bullet>
      <text:list-level-style-bullet text:level="9" text:style-name="Bullet_20_Symbols" style:num-suffix="." text:bullet-char="–">
        <style:list-level-properties text:space-before="10.287cm" text:min-label-width="0.635cm"/>
        <style:text-properties style:font-name="StarSymbol"/>
      </text:list-level-style-bullet>
      <text:list-level-style-bullet text:level="10" text:style-name="Bullet_20_Symbols" style:num-suffix="." text:bullet-char="–">
        <style:list-level-properties text:space-before="11.573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86cm" text:min-label-width="0.635cm"/>
        <style:text-properties style:font-name="StarSymbol"/>
      </text:list-level-style-bullet>
      <text:list-level-style-bullet text:level="3" text:style-name="Bullet_20_Symbols" style:num-suffix="." text:bullet-char="–">
        <style:list-level-properties text:space-before="2.572cm" text:min-label-width="0.635cm"/>
        <style:text-properties style:font-name="StarSymbol"/>
      </text:list-level-style-bullet>
      <text:list-level-style-bullet text:level="4" text:style-name="Bullet_20_Symbols" style:num-suffix="." text:bullet-char="–">
        <style:list-level-properties text:space-before="3.858cm" text:min-label-width="0.635cm"/>
        <style:text-properties style:font-name="StarSymbol"/>
      </text:list-level-style-bullet>
      <text:list-level-style-bullet text:level="5" text:style-name="Bullet_20_Symbols" style:num-suffix="." text:bullet-char="–">
        <style:list-level-properties text:space-before="5.144cm" text:min-label-width="0.635cm"/>
        <style:text-properties style:font-name="StarSymbol"/>
      </text:list-level-style-bullet>
      <text:list-level-style-bullet text:level="6" text:style-name="Bullet_20_Symbols" style:num-suffix="." text:bullet-char="–">
        <style:list-level-properties text:space-before="6.429cm" text:min-label-width="0.635cm"/>
        <style:text-properties style:font-name="StarSymbol"/>
      </text:list-level-style-bullet>
      <text:list-level-style-bullet text:level="7" text:style-name="Bullet_20_Symbols" style:num-suffix="." text:bullet-char="–">
        <style:list-level-properties text:space-before="7.715cm" text:min-label-width="0.635cm"/>
        <style:text-properties style:font-name="StarSymbol"/>
      </text:list-level-style-bullet>
      <text:list-level-style-bullet text:level="8" text:style-name="Bullet_20_Symbols" style:num-suffix="." text:bullet-char="–">
        <style:list-level-properties text:space-before="9.001cm" text:min-label-width="0.635cm"/>
        <style:text-properties style:font-name="StarSymbol"/>
      </text:list-level-style-bullet>
      <text:list-level-style-bullet text:level="9" text:style-name="Bullet_20_Symbols" style:num-suffix="." text:bullet-char="–">
        <style:list-level-properties text:space-before="10.287cm" text:min-label-width="0.635cm"/>
        <style:text-properties style:font-name="StarSymbol"/>
      </text:list-level-style-bullet>
      <text:list-level-style-bullet text:level="10" text:style-name="Bullet_20_Symbols" style:num-suffix="." text:bullet-char="–">
        <style:list-level-properties text:space-before="11.573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86cm" text:min-label-width="0.635cm"/>
        <style:text-properties style:font-name="StarSymbol"/>
      </text:list-level-style-bullet>
      <text:list-level-style-bullet text:level="3" text:style-name="Bullet_20_Symbols" style:num-suffix="." text:bullet-char="–">
        <style:list-level-properties text:space-before="2.572cm" text:min-label-width="0.635cm"/>
        <style:text-properties style:font-name="StarSymbol"/>
      </text:list-level-style-bullet>
      <text:list-level-style-bullet text:level="4" text:style-name="Bullet_20_Symbols" style:num-suffix="." text:bullet-char="–">
        <style:list-level-properties text:space-before="3.858cm" text:min-label-width="0.635cm"/>
        <style:text-properties style:font-name="StarSymbol"/>
      </text:list-level-style-bullet>
      <text:list-level-style-bullet text:level="5" text:style-name="Bullet_20_Symbols" style:num-suffix="." text:bullet-char="–">
        <style:list-level-properties text:space-before="5.144cm" text:min-label-width="0.635cm"/>
        <style:text-properties style:font-name="StarSymbol"/>
      </text:list-level-style-bullet>
      <text:list-level-style-bullet text:level="6" text:style-name="Bullet_20_Symbols" style:num-suffix="." text:bullet-char="–">
        <style:list-level-properties text:space-before="6.429cm" text:min-label-width="0.635cm"/>
        <style:text-properties style:font-name="StarSymbol"/>
      </text:list-level-style-bullet>
      <text:list-level-style-bullet text:level="7" text:style-name="Bullet_20_Symbols" style:num-suffix="." text:bullet-char="–">
        <style:list-level-properties text:space-before="7.715cm" text:min-label-width="0.635cm"/>
        <style:text-properties style:font-name="StarSymbol"/>
      </text:list-level-style-bullet>
      <text:list-level-style-bullet text:level="8" text:style-name="Bullet_20_Symbols" style:num-suffix="." text:bullet-char="–">
        <style:list-level-properties text:space-before="9.001cm" text:min-label-width="0.635cm"/>
        <style:text-properties style:font-name="StarSymbol"/>
      </text:list-level-style-bullet>
      <text:list-level-style-bullet text:level="9" text:style-name="Bullet_20_Symbols" style:num-suffix="." text:bullet-char="–">
        <style:list-level-properties text:space-before="10.287cm" text:min-label-width="0.635cm"/>
        <style:text-properties style:font-name="StarSymbol"/>
      </text:list-level-style-bullet>
      <text:list-level-style-bullet text:level="10" text:style-name="Bullet_20_Symbols" style:num-suffix="." text:bullet-char="–">
        <style:list-level-properties text:space-before="11.573cm" text:min-label-width="0.635cm"/>
        <style:text-properties style:font-name="StarSymbol"/>
      </text:list-level-style-bullet>
    </text:list-style>
    <text:list-style style:name="L7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2">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94cm" text:min-label-width="0.499cm"/>
        <style:text-properties style:font-name="StarSymbol"/>
      </text:list-level-style-bullet>
      <text:list-level-style-bullet text:level="3" style:num-suffix="." text:bullet-char="•">
        <style:list-level-properties text:space-before="2.787cm" text:min-label-width="0.499cm"/>
        <style:text-properties style:font-name="StarSymbol"/>
      </text:list-level-style-bullet>
      <text:list-level-style-bullet text:level="4" style:num-suffix="." text:bullet-char="•">
        <style:list-level-properties text:space-before="4.181cm" text:min-label-width="0.499cm"/>
        <style:text-properties style:font-name="StarSymbol"/>
      </text:list-level-style-bullet>
      <text:list-level-style-bullet text:level="5" style:num-suffix="." text:bullet-char="•">
        <style:list-level-properties text:space-before="5.574cm" text:min-label-width="0.499cm"/>
        <style:text-properties style:font-name="StarSymbol"/>
      </text:list-level-style-bullet>
      <text:list-level-style-bullet text:level="6" style:num-suffix="." text:bullet-char="•">
        <style:list-level-properties text:space-before="6.968cm" text:min-label-width="0.499cm"/>
        <style:text-properties style:font-name="StarSymbol"/>
      </text:list-level-style-bullet>
      <text:list-level-style-bullet text:level="7" style:num-suffix="." text:bullet-char="•">
        <style:list-level-properties text:space-before="8.361cm" text:min-label-width="0.499cm"/>
        <style:text-properties style:font-name="StarSymbol"/>
      </text:list-level-style-bullet>
      <text:list-level-style-bullet text:level="8" style:num-suffix="." text:bullet-char="•">
        <style:list-level-properties text:space-before="9.754cm" text:min-label-width="0.499cm"/>
        <style:text-properties style:font-name="StarSymbol"/>
      </text:list-level-style-bullet>
      <text:list-level-style-bullet text:level="9" style:num-suffix="." text:bullet-char="•">
        <style:list-level-properties text:space-before="11.148cm" text:min-label-width="0.499cm"/>
        <style:text-properties style:font-name="StarSymbol"/>
      </text:list-level-style-bullet>
      <text:list-level-style-bullet text:level="10" style:num-suffix="." text:bullet-char="•">
        <style:list-level-properties text:space-before="12.541cm" text:min-label-width="0.499cm"/>
        <style:text-properties style:font-name="StarSymbol"/>
      </text:list-level-style-bullet>
    </text:list-style>
    <text:list-style style:name="L83">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57cm" text:min-label-width="0.499cm"/>
        <style:text-properties style:font-name="StarSymbol"/>
      </text:list-level-style-bullet>
      <text:list-level-style-bullet text:level="3" style:num-suffix="." text:bullet-char="•">
        <style:list-level-properties text:space-before="2.713cm" text:min-label-width="0.499cm"/>
        <style:text-properties style:font-name="StarSymbol"/>
      </text:list-level-style-bullet>
      <text:list-level-style-bullet text:level="4" style:num-suffix="." text:bullet-char="•">
        <style:list-level-properties text:space-before="4.069cm" text:min-label-width="0.499cm"/>
        <style:text-properties style:font-name="StarSymbol"/>
      </text:list-level-style-bullet>
      <text:list-level-style-bullet text:level="5" style:num-suffix="." text:bullet-char="•">
        <style:list-level-properties text:space-before="5.426cm" text:min-label-width="0.499cm"/>
        <style:text-properties style:font-name="StarSymbol"/>
      </text:list-level-style-bullet>
      <text:list-level-style-bullet text:level="6" style:num-suffix="." text:bullet-char="•">
        <style:list-level-properties text:space-before="6.782cm" text:min-label-width="0.499cm"/>
        <style:text-properties style:font-name="StarSymbol"/>
      </text:list-level-style-bullet>
      <text:list-level-style-bullet text:level="7" style:num-suffix="." text:bullet-char="•">
        <style:list-level-properties text:space-before="8.139cm" text:min-label-width="0.499cm"/>
        <style:text-properties style:font-name="StarSymbol"/>
      </text:list-level-style-bullet>
      <text:list-level-style-bullet text:level="8" style:num-suffix="." text:bullet-char="•">
        <style:list-level-properties text:space-before="9.495cm" text:min-label-width="0.499cm"/>
        <style:text-properties style:font-name="StarSymbol"/>
      </text:list-level-style-bullet>
      <text:list-level-style-bullet text:level="9" style:num-suffix="." text:bullet-char="•">
        <style:list-level-properties text:space-before="10.852cm" text:min-label-width="0.499cm"/>
        <style:text-properties style:font-name="StarSymbol"/>
      </text:list-level-style-bullet>
      <text:list-level-style-bullet text:level="10" style:num-suffix="." text:bullet-char="•">
        <style:list-level-properties text:space-before="12.208cm" text:min-label-width="0.499cm"/>
        <style:text-properties style:font-name="StarSymbol"/>
      </text:list-level-style-bullet>
    </text:list-style>
    <text:list-style style:name="L84">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55cm" text:min-label-width="0.499cm"/>
        <style:text-properties style:font-name="StarSymbol"/>
      </text:list-level-style-bullet>
      <text:list-level-style-bullet text:level="3" style:num-suffix="." text:bullet-char="•">
        <style:list-level-properties text:space-before="2.71cm" text:min-label-width="0.499cm"/>
        <style:text-properties style:font-name="StarSymbol"/>
      </text:list-level-style-bullet>
      <text:list-level-style-bullet text:level="4" style:num-suffix="." text:bullet-char="•">
        <style:list-level-properties text:space-before="4.064cm" text:min-label-width="0.499cm"/>
        <style:text-properties style:font-name="StarSymbol"/>
      </text:list-level-style-bullet>
      <text:list-level-style-bullet text:level="5" style:num-suffix="." text:bullet-char="•">
        <style:list-level-properties text:space-before="5.419cm" text:min-label-width="0.499cm"/>
        <style:text-properties style:font-name="StarSymbol"/>
      </text:list-level-style-bullet>
      <text:list-level-style-bullet text:level="6" style:num-suffix="." text:bullet-char="•">
        <style:list-level-properties text:space-before="6.774cm" text:min-label-width="0.499cm"/>
        <style:text-properties style:font-name="StarSymbol"/>
      </text:list-level-style-bullet>
      <text:list-level-style-bullet text:level="7" style:num-suffix="." text:bullet-char="•">
        <style:list-level-properties text:space-before="8.128cm" text:min-label-width="0.499cm"/>
        <style:text-properties style:font-name="StarSymbol"/>
      </text:list-level-style-bullet>
      <text:list-level-style-bullet text:level="8" style:num-suffix="." text:bullet-char="•">
        <style:list-level-properties text:space-before="9.483cm" text:min-label-width="0.499cm"/>
        <style:text-properties style:font-name="StarSymbol"/>
      </text:list-level-style-bullet>
      <text:list-level-style-bullet text:level="9" style:num-suffix="." text:bullet-char="•">
        <style:list-level-properties text:space-before="10.838cm" text:min-label-width="0.499cm"/>
        <style:text-properties style:font-name="StarSymbol"/>
      </text:list-level-style-bullet>
      <text:list-level-style-bullet text:level="10" style:num-suffix="." text:bullet-char="•">
        <style:list-level-properties text:space-before="12.192cm" text:min-label-width="0.499cm"/>
        <style:text-properties style:font-name="StarSymbol"/>
      </text:list-level-style-bullet>
    </text:list-style>
    <text:list-style style:name="L85">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55cm" text:min-label-width="0.499cm"/>
        <style:text-properties style:font-name="StarSymbol"/>
      </text:list-level-style-bullet>
      <text:list-level-style-bullet text:level="3" style:num-suffix="." text:bullet-char="•">
        <style:list-level-properties text:space-before="2.71cm" text:min-label-width="0.499cm"/>
        <style:text-properties style:font-name="StarSymbol"/>
      </text:list-level-style-bullet>
      <text:list-level-style-bullet text:level="4" style:num-suffix="." text:bullet-char="•">
        <style:list-level-properties text:space-before="4.064cm" text:min-label-width="0.499cm"/>
        <style:text-properties style:font-name="StarSymbol"/>
      </text:list-level-style-bullet>
      <text:list-level-style-bullet text:level="5" style:num-suffix="." text:bullet-char="•">
        <style:list-level-properties text:space-before="5.419cm" text:min-label-width="0.499cm"/>
        <style:text-properties style:font-name="StarSymbol"/>
      </text:list-level-style-bullet>
      <text:list-level-style-bullet text:level="6" style:num-suffix="." text:bullet-char="•">
        <style:list-level-properties text:space-before="6.774cm" text:min-label-width="0.499cm"/>
        <style:text-properties style:font-name="StarSymbol"/>
      </text:list-level-style-bullet>
      <text:list-level-style-bullet text:level="7" style:num-suffix="." text:bullet-char="•">
        <style:list-level-properties text:space-before="8.128cm" text:min-label-width="0.499cm"/>
        <style:text-properties style:font-name="StarSymbol"/>
      </text:list-level-style-bullet>
      <text:list-level-style-bullet text:level="8" style:num-suffix="." text:bullet-char="•">
        <style:list-level-properties text:space-before="9.483cm" text:min-label-width="0.499cm"/>
        <style:text-properties style:font-name="StarSymbol"/>
      </text:list-level-style-bullet>
      <text:list-level-style-bullet text:level="9" style:num-suffix="." text:bullet-char="•">
        <style:list-level-properties text:space-before="10.838cm" text:min-label-width="0.499cm"/>
        <style:text-properties style:font-name="StarSymbol"/>
      </text:list-level-style-bullet>
      <text:list-level-style-bullet text:level="10" style:num-suffix="." text:bullet-char="•">
        <style:list-level-properties text:space-before="12.192cm" text:min-label-width="0.499cm"/>
        <style:text-properties style:font-name="StarSymbol"/>
      </text:list-level-style-bullet>
    </text:list-style>
    <text:list-style style:name="L86">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55cm" text:min-label-width="0.499cm"/>
        <style:text-properties style:font-name="StarSymbol"/>
      </text:list-level-style-bullet>
      <text:list-level-style-bullet text:level="3" style:num-suffix="." text:bullet-char="•">
        <style:list-level-properties text:space-before="2.71cm" text:min-label-width="0.499cm"/>
        <style:text-properties style:font-name="StarSymbol"/>
      </text:list-level-style-bullet>
      <text:list-level-style-bullet text:level="4" style:num-suffix="." text:bullet-char="•">
        <style:list-level-properties text:space-before="4.064cm" text:min-label-width="0.499cm"/>
        <style:text-properties style:font-name="StarSymbol"/>
      </text:list-level-style-bullet>
      <text:list-level-style-bullet text:level="5" style:num-suffix="." text:bullet-char="•">
        <style:list-level-properties text:space-before="5.419cm" text:min-label-width="0.499cm"/>
        <style:text-properties style:font-name="StarSymbol"/>
      </text:list-level-style-bullet>
      <text:list-level-style-bullet text:level="6" style:num-suffix="." text:bullet-char="•">
        <style:list-level-properties text:space-before="6.774cm" text:min-label-width="0.499cm"/>
        <style:text-properties style:font-name="StarSymbol"/>
      </text:list-level-style-bullet>
      <text:list-level-style-bullet text:level="7" style:num-suffix="." text:bullet-char="•">
        <style:list-level-properties text:space-before="8.128cm" text:min-label-width="0.499cm"/>
        <style:text-properties style:font-name="StarSymbol"/>
      </text:list-level-style-bullet>
      <text:list-level-style-bullet text:level="8" style:num-suffix="." text:bullet-char="•">
        <style:list-level-properties text:space-before="9.483cm" text:min-label-width="0.499cm"/>
        <style:text-properties style:font-name="StarSymbol"/>
      </text:list-level-style-bullet>
      <text:list-level-style-bullet text:level="9" style:num-suffix="." text:bullet-char="•">
        <style:list-level-properties text:space-before="10.838cm" text:min-label-width="0.499cm"/>
        <style:text-properties style:font-name="StarSymbol"/>
      </text:list-level-style-bullet>
      <text:list-level-style-bullet text:level="10" style:num-suffix="." text:bullet-char="•">
        <style:list-level-properties text:space-before="12.192cm" text:min-label-width="0.499cm"/>
        <style:text-properties style:font-name="StarSymbol"/>
      </text:list-level-style-bullet>
    </text:list-style>
    <text:list-style style:name="L87">
      <text:list-level-style-number text:level="1" text:style-name="Numbering_20_Symbols" style:num-suffix="." style:num-format="1" text:start-value="6">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88">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57cm" text:min-label-width="0.499cm"/>
        <style:text-properties style:font-name="StarSymbol"/>
      </text:list-level-style-bullet>
      <text:list-level-style-bullet text:level="3" style:num-suffix="." text:bullet-char="•">
        <style:list-level-properties text:space-before="2.713cm" text:min-label-width="0.499cm"/>
        <style:text-properties style:font-name="StarSymbol"/>
      </text:list-level-style-bullet>
      <text:list-level-style-bullet text:level="4" style:num-suffix="." text:bullet-char="•">
        <style:list-level-properties text:space-before="4.069cm" text:min-label-width="0.499cm"/>
        <style:text-properties style:font-name="StarSymbol"/>
      </text:list-level-style-bullet>
      <text:list-level-style-bullet text:level="5" style:num-suffix="." text:bullet-char="•">
        <style:list-level-properties text:space-before="5.426cm" text:min-label-width="0.499cm"/>
        <style:text-properties style:font-name="StarSymbol"/>
      </text:list-level-style-bullet>
      <text:list-level-style-bullet text:level="6" style:num-suffix="." text:bullet-char="•">
        <style:list-level-properties text:space-before="6.782cm" text:min-label-width="0.499cm"/>
        <style:text-properties style:font-name="StarSymbol"/>
      </text:list-level-style-bullet>
      <text:list-level-style-bullet text:level="7" style:num-suffix="." text:bullet-char="•">
        <style:list-level-properties text:space-before="8.139cm" text:min-label-width="0.499cm"/>
        <style:text-properties style:font-name="StarSymbol"/>
      </text:list-level-style-bullet>
      <text:list-level-style-bullet text:level="8" style:num-suffix="." text:bullet-char="•">
        <style:list-level-properties text:space-before="9.495cm" text:min-label-width="0.499cm"/>
        <style:text-properties style:font-name="StarSymbol"/>
      </text:list-level-style-bullet>
      <text:list-level-style-bullet text:level="9" style:num-suffix="." text:bullet-char="•">
        <style:list-level-properties text:space-before="10.852cm" text:min-label-width="0.499cm"/>
        <style:text-properties style:font-name="StarSymbol"/>
      </text:list-level-style-bullet>
      <text:list-level-style-bullet text:level="10" style:num-suffix="." text:bullet-char="•">
        <style:list-level-properties text:space-before="12.208cm" text:min-label-width="0.499cm"/>
        <style:text-properties style:font-name="StarSymbol"/>
      </text:list-level-style-bullet>
    </text:list-style>
    <text:list-style style:name="L89">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94cm" text:min-label-width="0.499cm"/>
        <style:text-properties style:font-name="StarSymbol"/>
      </text:list-level-style-bullet>
      <text:list-level-style-bullet text:level="3" style:num-suffix="." text:bullet-char="•">
        <style:list-level-properties text:space-before="2.787cm" text:min-label-width="0.499cm"/>
        <style:text-properties style:font-name="StarSymbol"/>
      </text:list-level-style-bullet>
      <text:list-level-style-bullet text:level="4" style:num-suffix="." text:bullet-char="•">
        <style:list-level-properties text:space-before="4.181cm" text:min-label-width="0.499cm"/>
        <style:text-properties style:font-name="StarSymbol"/>
      </text:list-level-style-bullet>
      <text:list-level-style-bullet text:level="5" style:num-suffix="." text:bullet-char="•">
        <style:list-level-properties text:space-before="5.574cm" text:min-label-width="0.499cm"/>
        <style:text-properties style:font-name="StarSymbol"/>
      </text:list-level-style-bullet>
      <text:list-level-style-bullet text:level="6" style:num-suffix="." text:bullet-char="•">
        <style:list-level-properties text:space-before="6.968cm" text:min-label-width="0.499cm"/>
        <style:text-properties style:font-name="StarSymbol"/>
      </text:list-level-style-bullet>
      <text:list-level-style-bullet text:level="7" style:num-suffix="." text:bullet-char="•">
        <style:list-level-properties text:space-before="8.361cm" text:min-label-width="0.499cm"/>
        <style:text-properties style:font-name="StarSymbol"/>
      </text:list-level-style-bullet>
      <text:list-level-style-bullet text:level="8" style:num-suffix="." text:bullet-char="•">
        <style:list-level-properties text:space-before="9.754cm" text:min-label-width="0.499cm"/>
        <style:text-properties style:font-name="StarSymbol"/>
      </text:list-level-style-bullet>
      <text:list-level-style-bullet text:level="9" style:num-suffix="." text:bullet-char="•">
        <style:list-level-properties text:space-before="11.148cm" text:min-label-width="0.499cm"/>
        <style:text-properties style:font-name="StarSymbol"/>
      </text:list-level-style-bullet>
      <text:list-level-style-bullet text:level="10" style:num-suffix="." text:bullet-char="•">
        <style:list-level-properties text:space-before="12.541cm" text:min-label-width="0.499cm"/>
        <style:text-properties style:font-name="StarSymbol"/>
      </text:list-level-style-bullet>
    </text:list-style>
    <text:list-style style:name="L90">
      <text:list-level-style-bullet text:level="1" style:num-suffix="." text:bullet-char="•">
        <style:list-level-properties text:min-label-width="0.499cm"/>
        <style:text-properties style:font-name="StarSymbol"/>
      </text:list-level-style-bullet>
      <text:list-level-style-bullet text:level="2" style:num-suffix="." text:bullet-char="•">
        <style:list-level-properties text:space-before="1.355cm" text:min-label-width="0.499cm"/>
        <style:text-properties style:font-name="StarSymbol"/>
      </text:list-level-style-bullet>
      <text:list-level-style-bullet text:level="3" style:num-suffix="." text:bullet-char="•">
        <style:list-level-properties text:space-before="2.71cm" text:min-label-width="0.499cm"/>
        <style:text-properties style:font-name="StarSymbol"/>
      </text:list-level-style-bullet>
      <text:list-level-style-bullet text:level="4" style:num-suffix="." text:bullet-char="•">
        <style:list-level-properties text:space-before="4.064cm" text:min-label-width="0.499cm"/>
        <style:text-properties style:font-name="StarSymbol"/>
      </text:list-level-style-bullet>
      <text:list-level-style-bullet text:level="5" style:num-suffix="." text:bullet-char="•">
        <style:list-level-properties text:space-before="5.419cm" text:min-label-width="0.499cm"/>
        <style:text-properties style:font-name="StarSymbol"/>
      </text:list-level-style-bullet>
      <text:list-level-style-bullet text:level="6" style:num-suffix="." text:bullet-char="•">
        <style:list-level-properties text:space-before="6.774cm" text:min-label-width="0.499cm"/>
        <style:text-properties style:font-name="StarSymbol"/>
      </text:list-level-style-bullet>
      <text:list-level-style-bullet text:level="7" style:num-suffix="." text:bullet-char="•">
        <style:list-level-properties text:space-before="8.128cm" text:min-label-width="0.499cm"/>
        <style:text-properties style:font-name="StarSymbol"/>
      </text:list-level-style-bullet>
      <text:list-level-style-bullet text:level="8" style:num-suffix="." text:bullet-char="•">
        <style:list-level-properties text:space-before="9.483cm" text:min-label-width="0.499cm"/>
        <style:text-properties style:font-name="StarSymbol"/>
      </text:list-level-style-bullet>
      <text:list-level-style-bullet text:level="9" style:num-suffix="." text:bullet-char="•">
        <style:list-level-properties text:space-before="10.838cm" text:min-label-width="0.499cm"/>
        <style:text-properties style:font-name="StarSymbol"/>
      </text:list-level-style-bullet>
      <text:list-level-style-bullet text:level="10" style:num-suffix="." text:bullet-char="•">
        <style:list-level-properties text:space-before="12.192cm" text:min-label-width="0.499cm"/>
        <style:text-properties style:font-name="StarSymbol"/>
      </text:list-level-style-bullet>
    </text:list-style>
    <text:list-style style:name="L9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1" svg:stroke-width="0cm" svg:stroke-color="#000000"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run-through="foreground"/>
    </style:style>
    <style:style style:name="gr4" style:family="graphic">
      <style:graphic-properties draw:stroke="solid" draw:stroke-dash="Dash_20_1" svg:stroke-width="0cm" svg:stroke-color="#000000" svg:stroke-opacity="100%" draw:stroke-linejoin="round" draw:fill="solid" draw:fill-color="#ff3333"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run-through="foreground"/>
    </style:style>
    <style:style style:name="gr5" style:family="graphic">
      <style:graphic-properties draw:stroke="solid" draw:stroke-dash="Dash_20_1" svg:stroke-width="0cm" svg:stroke-color="#000000" draw:marker-start-width="0.3cm" draw:marker-start-center="false" draw:marker-end="Arrow" draw:marker-end-width="0.25cm" draw:marker-end-center="false" svg:stroke-opacity="100%" draw:stroke-linejoin="round" draw:fill="solid" draw:fill-color="#ff3333" draw:textarea-horizontal-align="center" draw:textarea-vertical-align="middle" draw:shadow="hidden" draw:shadow-offset-x="0.3cm" draw:shadow-offset-y="0.3cm" draw:shadow-color="#808080" draw:shadow-opacity="100%" style:run-through="foreground"/>
    </style:style>
    <style:style style:name="gr6" style:family="graphic">
      <style:graphic-properties draw:stroke="none" draw:stroke-dash="Dash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45cm" fo:min-width="1.80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7" style:family="graphic">
      <style:graphic-properties draw:stroke="none" draw:stroke-dash="Dash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45cm" fo:min-width="1.7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8" style:family="graphic">
      <style:graphic-properties draw:stroke="none" draw:stroke-dash="Dash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45cm" fo:min-width="5.94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9" style:family="graphic">
      <style:graphic-properties draw:stroke="none" draw:stroke-dash="Dash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65cm" fo:min-width="5.81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10" style:family="graphic">
      <style:graphic-properties draw:stroke="solid" draw:stroke-dash="Dash_20_1" svg:stroke-width="0cm" svg:stroke-color="#000000" svg:stroke-opacity="100%" draw:stroke-linejoin="round" draw:fill="none" draw:fill-color="#00b8ff" draw:gradient-step-count="0" draw:fill-hatch-solid="false" draw:opacity="100%" draw:opacity-name="Transparency_20_1"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run-through="foreground"/>
    </style:style>
    <style:style style:name="gr11" style:family="graphic">
      <style:graphic-properties draw:stroke="solid" draw:stroke-dash="Dash_20_1" svg:stroke-width="0cm" svg:stroke-color="#000000"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run-through="foreground"/>
    </style:style>
    <style:style style:name="gr12" style:family="graphic">
      <style:graphic-properties draw:stroke="solid" draw:stroke-dash="Dash_20_1" svg:stroke-width="0cm" svg:stroke-color="#000000" svg:stroke-opacity="100%" draw:stroke-linejoin="round" draw:fill="solid" draw:fill-color="#3deb3d"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run-through="foreground"/>
    </style:style>
    <style:style style:name="gr13" style:family="graphic">
      <style:graphic-properties draw:stroke="none" draw:stroke-dash="Dash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1.924cm" fo:min-width="0.82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14" style:family="graphic">
      <style:graphic-properties draw:stroke="none" draw:stroke-dash="Dash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654cm" fo:min-width="2.72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15" style:family="graphic">
      <style:graphic-properties draw:stroke="none" draw:stroke-dash="Dash_20_1" svg:stroke-width="0cm" svg:stroke-color="#000000" svg:stroke-opacity="100%" draw:stroke-linejoin="round" draw:fill="solid" draw:fill-color="#ffff00"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1.289cm" fo:min-width="2.45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16" style:family="graphic">
      <style:graphic-properties draw:stroke="none" draw:stroke-dash="Dash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764cm" fo:min-width="2.84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17" style:family="graphic">
      <style:graphic-properties draw:stroke="none" draw:stroke-dash="Dash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764cm" fo:min-width="2.78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18" style:family="graphic">
      <style:graphic-properties draw:stroke="none" draw:stroke-dash="Dash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764cm" fo:min-width="0.27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19" style:family="graphic">
      <style:graphic-properties draw:stroke="none" draw:stroke-dash="Dash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764cm" fo:min-width="0.53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20" style:family="graphic">
      <style:graphic-properties draw:stroke="solid" draw:stroke-dash="Dash_20_1" svg:stroke-width="0cm" svg:stroke-color="#000000" draw:marker-start-width="0.3cm" draw:marker-start-center="false" draw:marker-end-width="0.3cm" draw:marker-end-center="false" svg:stroke-opacity="100%" draw:stroke-linejoin="round" draw:fill="solid" draw:fill-color="#dc230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run-through="foreground"/>
    </style:style>
    <style:style style:name="gr21" style:family="graphic">
      <style:graphic-properties draw:stroke="solid" draw:stroke-dash="Dash_20_1" svg:stroke-width="0cm" svg:stroke-color="#000000" draw:marker-start-width="0.3cm" draw:marker-start-center="false" draw:marker-end-width="0.3cm" draw:marker-end-center="false" svg:stroke-opacity="100%" draw:stroke-linejoin="round" draw:fill="solid" draw:fill-color="#33cc66"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run-through="foreground"/>
    </style:style>
    <style:style style:name="gr22" style:family="graphic">
      <style:graphic-properties draw:stroke="solid" draw:stroke-dash="Dash_20_1" svg:stroke-width="0cm" svg:stroke-color="#000000" draw:marker-start-width="0.3cm" draw:marker-start-center="false" draw:marker-end-width="0.3cm" draw:marker-end-center="false" svg:stroke-opacity="100%" draw:stroke-linejoin="round" draw:fill="solid" draw:fill-color="#b3b3b3"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run-through="foreground"/>
    </style:style>
    <style:style style:name="gr23" style:family="graphic">
      <style:graphic-properties draw:stroke="none" draw:stroke-dash="Dash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533cm" fo:min-width="1.37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24" style:family="graphic">
      <style:graphic-properties draw:stroke="none" draw:stroke-dash="Dash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533cm" fo:min-width="0.56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25" style:family="graphic">
      <style:graphic-properties draw:stroke="none" draw:stroke-dash="Dash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533cm" fo:min-width="2.02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26" style:family="graphic">
      <style:graphic-properties draw:stroke="none" draw:stroke-dash="Dash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533cm" fo:min-width="1.96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27" style:family="graphic">
      <style:graphic-properties draw:stroke="none" draw:stroke-dash="Dash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771cm" fo:min-width="0.71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28" style:family="graphic">
      <style:graphic-properties draw:stroke="solid" draw:stroke-dash="Dash_20_1" svg:stroke-width="0cm" svg:stroke-color="#000000" draw:marker-start-width="0.3cm" draw:marker-start-center="false" draw:marker-end="Arrow" draw:marker-end-width="0.25cm" draw:marker-end-center="false" svg:stroke-opacity="100%" draw:stroke-linejoin="round" draw:fill="solid" draw:fill-color="#b84747" draw:textarea-horizontal-align="center" draw:textarea-vertical-align="middle" draw:shadow="hidden" draw:shadow-offset-x="0.3cm" draw:shadow-offset-y="0.3cm" draw:shadow-color="#808080" draw:shadow-opacity="100%" style:run-through="foreground"/>
    </style:style>
    <style:style style:name="gr29" style:family="graphic">
      <style:graphic-properties draw:stroke="none" draw:stroke-dash="Dash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1.108cm" fo:min-width="1.90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30" style:family="graphic">
      <style:graphic-properties draw:stroke="none" draw:stroke-dash="Dash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1.108cm" fo:min-width="1.95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31" style:family="graphic">
      <style:graphic-properties draw:stroke="solid" draw:stroke-dash="Dash_20_3"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2" style:family="graphic">
      <style:graphic-properties draw:stroke="solid" draw:stroke-dash="Dash_20_5"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3" style:family="graphic">
      <style:graphic-properties draw:stroke="solid" draw:stroke-dash="Dash_20_7"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4" style:family="graphic">
      <style:graphic-properties draw:stroke="solid" draw:stroke-dash="Dash_20_9"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5" style:family="graphic">
      <style:graphic-properties draw:stroke="solid" draw:stroke-dash="Dash_20_11"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6" style:family="graphic">
      <style:graphic-properties draw:stroke="solid" draw:stroke-dash="Dash_20_13"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7" style:family="graphic">
      <style:graphic-properties draw:stroke="solid" draw:stroke-dash="Dash_20_15"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8" style:family="graphic">
      <style:graphic-properties draw:stroke="solid" draw:stroke-dash="Dash_20_17"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9" style:family="graphic">
      <style:graphic-properties draw:stroke="solid" draw:stroke-dash="Dash_20_19" svg:stroke-width="0cm" svg:stroke-color="#000000" draw:marker-start-width="0.3cm" draw:marker-start-center="false" draw:marker-end="Linienende_20_1" draw:marker-end-width="0.25cm" draw:marker-end-center="false" draw:fill="solid" draw:fill-color="#00b8ff" draw:fill-gradient-name="Gradient_20_30" draw:fill-hatch-name="Hatch_20_46" draw:fill-image-name="Bitmape_20_1" draw:textarea-horizontal-align="center" draw:textarea-vertical-align="middle" draw:shadow="hidden" draw:shadow-offset-x="0.3cm" draw:shadow-offset-y="0.3cm" draw:shadow-color="#808080" style:run-through="foreground"/>
    </style:style>
    <style:style style:name="gr40" style:family="graphic">
      <style:graphic-properties draw:stroke="solid" draw:stroke-dash="Dash_20_21" svg:stroke-width="0cm" svg:stroke-color="#000000" draw:marker-start-width="0.3cm" draw:marker-start-center="false" draw:marker-end="Linienende_20_2" draw:marker-end-width="0.25cm" draw:marker-end-center="false" draw:fill="solid" draw:fill-color="#00b8ff" draw:fill-gradient-name="Gradient_20_30" draw:fill-hatch-name="Hatch_20_47" draw:fill-image-name="Bitmape_20_1" draw:textarea-horizontal-align="center" draw:textarea-vertical-align="middle" draw:shadow="hidden" draw:shadow-offset-x="0.3cm" draw:shadow-offset-y="0.3cm" draw:shadow-color="#808080" style:run-through="foreground"/>
    </style:style>
    <style:style style:name="gr41" style:family="graphic">
      <style:graphic-properties draw:stroke="solid" draw:stroke-dash="Dash_20_23" svg:stroke-width="0cm" svg:stroke-color="#000000" draw:marker-start-width="0.3cm" draw:marker-start-center="false" draw:marker-end="Linienende_20_3" draw:marker-end-width="0.25cm" draw:marker-end-center="false" draw:fill="solid" draw:fill-color="#00b8ff" draw:fill-gradient-name="Gradient_20_30" draw:fill-hatch-name="Hatch_20_48" draw:fill-image-name="Bitmape_20_1" draw:textarea-horizontal-align="center" draw:textarea-vertical-align="middle" draw:shadow="hidden" draw:shadow-offset-x="0.3cm" draw:shadow-offset-y="0.3cm" draw:shadow-color="#808080" style:run-through="foreground"/>
    </style:style>
    <style:style style:name="gr42" style:family="graphic">
      <style:graphic-properties draw:stroke="solid" draw:stroke-dash="Dash_20_25" svg:stroke-width="0cm" svg:stroke-color="#000000" draw:marker-start-width="0.3cm" draw:marker-start-center="false" draw:marker-end="Linienende_20_4" draw:marker-end-width="0.25cm" draw:marker-end-center="false" draw:fill="solid" draw:fill-color="#00b8ff" draw:fill-gradient-name="Gradient_20_30" draw:fill-hatch-name="Hatch_20_49" draw:fill-image-name="Bitmape_20_1" draw:textarea-horizontal-align="center" draw:textarea-vertical-align="middle" draw:shadow="hidden" draw:shadow-offset-x="0.3cm" draw:shadow-offset-y="0.3cm" draw:shadow-color="#808080" style:run-through="foreground"/>
    </style:style>
    <style:style style:name="gr43" style:family="graphic">
      <style:graphic-properties draw:stroke="solid" draw:stroke-dash="Dash_20_27" svg:stroke-width="0cm" svg:stroke-color="#000000" draw:marker-start-width="0.3cm" draw:marker-start-center="false" draw:marker-end="Linienende_20_5" draw:marker-end-width="0.25cm" draw:marker-end-center="false" draw:fill="solid" draw:fill-color="#00b8ff" draw:fill-gradient-name="Gradient_20_30" draw:fill-hatch-name="Hatch_20_50" draw:fill-image-name="Bitmape_20_1" draw:textarea-horizontal-align="center" draw:textarea-vertical-align="middle" draw:shadow="hidden" draw:shadow-offset-x="0.3cm" draw:shadow-offset-y="0.3cm" draw:shadow-color="#808080" style:run-through="foreground"/>
    </style:style>
    <style:style style:name="gr44" style:family="graphic">
      <style:graphic-properties draw:stroke="solid" draw:stroke-dash="Dash_20_29" svg:stroke-width="0cm" svg:stroke-color="#000000" draw:marker-start-width="0.3cm" draw:marker-start-center="false" draw:marker-end="Linienende_20_6" draw:marker-end-width="0.25cm" draw:marker-end-center="false" draw:fill="solid" draw:fill-color="#00b8ff" draw:fill-gradient-name="Gradient_20_30" draw:fill-hatch-name="Hatch_20_51" draw:fill-image-name="Bitmape_20_1" draw:textarea-horizontal-align="center" draw:textarea-vertical-align="middle" draw:shadow="hidden" draw:shadow-offset-x="0.3cm" draw:shadow-offset-y="0.3cm" draw:shadow-color="#808080" style:run-through="foreground"/>
    </style:style>
    <style:style style:name="gr45" style:family="graphic">
      <style:graphic-properties draw:stroke="solid" draw:stroke-dash="Dash_20_31" svg:stroke-width="0.199cm" svg:stroke-color="#23ff23" draw:marker-start="Symmetric_20_Arrow" draw:marker-start-width="0.9cm" draw:marker-start-center="false" draw:marker-end="Symmetric_20_Arrow" draw:marker-end-width="0.9cm" draw:marker-end-center="false" draw:fill="solid" draw:fill-color="#00b8ff" draw:fill-gradient-name="Gradient_20_30" draw:fill-hatch-name="Hatch_20_52" draw:fill-image-name="Bitmape_20_1" draw:textarea-horizontal-align="center" draw:textarea-vertical-align="middle" fo:padding-top="0.099cm" fo:padding-bottom="0.099cm" fo:padding-left="0.099cm" fo:padding-right="0.099cm" draw:shadow="hidden" draw:shadow-offset-x="0.3cm" draw:shadow-offset-y="0.3cm" draw:shadow-color="#808080" style:run-through="foreground"/>
    </style:style>
    <style:style style:name="gr46" style:family="graphic">
      <style:graphic-properties draw:stroke="solid" draw:stroke-dash="Dash_20_33" svg:stroke-width="0.101cm" svg:stroke-color="#ff3333" draw:marker-start-width="0.15cm" draw:marker-start-center="false" draw:marker-end="Symmetric_20_Arrow" draw:marker-end-width="0.55cm" draw:marker-end-center="false" draw:fill="solid" draw:fill-color="#00b8ff" draw:fill-gradient-name="Gradient_20_30" draw:fill-hatch-name="Hatch_20_53" draw:fill-image-name="Bitmape_20_1" draw:textarea-horizontal-align="center" draw:textarea-vertical-align="middle" fo:padding-top="0.049cm" fo:padding-bottom="0.049cm" fo:padding-left="0.049cm" fo:padding-right="0.049cm" draw:shadow="hidden" draw:shadow-offset-x="0.3cm" draw:shadow-offset-y="0.3cm" draw:shadow-color="#808080" style:run-through="foreground"/>
    </style:style>
    <style:style style:name="gr47" style:family="graphic">
      <style:graphic-properties draw:stroke="solid" draw:stroke-dash="Dash_20_35" svg:stroke-width="0.101cm" svg:stroke-color="#ff3333" draw:marker-start-width="0.15cm" draw:marker-start-center="false" draw:marker-end="Symmetric_20_Arrow" draw:marker-end-width="0.55cm" draw:marker-end-center="false" draw:fill="solid" draw:fill-color="#00b8ff" draw:fill-gradient-name="Gradient_20_30" draw:fill-hatch-name="Hatch_20_54" draw:fill-image-name="Bitmape_20_1" draw:textarea-horizontal-align="center" draw:textarea-vertical-align="middle" fo:padding-top="0.049cm" fo:padding-bottom="0.049cm" fo:padding-left="0.049cm" fo:padding-right="0.049cm" draw:shadow="hidden" draw:shadow-offset-x="0.3cm" draw:shadow-offset-y="0.3cm" draw:shadow-color="#808080" style:run-through="foreground"/>
    </style:style>
    <style:style style:name="gr48" style:family="graphic">
      <style:graphic-properties draw:stroke="none" draw:stroke-dash="Dash_20_37" svg:stroke-width="0.4cm" svg:stroke-color="#000000" draw:marker-start-width="0.3cm" draw:marker-start-center="false" draw:marker-end-width="0.3cm" draw:marker-end-center="false" draw:fill="none" draw:fill-color="#ffffff" draw:fill-gradient-name="Gradient_20_30" draw:fill-hatch-name="Hatch_20_55" draw:fill-image-name="Bitmape_20_1" draw:textarea-horizontal-align="left" draw:auto-grow-height="true" draw:auto-grow-width="true" fo:min-height="0.57cm" fo:min-width="2.519cm" draw:shadow="hidden" draw:shadow-offset-x="0.3cm" draw:shadow-offset-y="0.3cm" draw:shadow-color="#808080" style:run-through="foreground"/>
    </style:style>
    <style:style style:name="gr49" style:family="graphic">
      <style:graphic-properties draw:stroke="none" draw:stroke-dash="Dash_20_39" svg:stroke-width="0.4cm" svg:stroke-color="#000000" draw:marker-start-width="0.3cm" draw:marker-start-center="false" draw:marker-end-width="0.3cm" draw:marker-end-center="false" draw:fill="none" draw:fill-color="#ffffff" draw:fill-gradient-name="Gradient_20_30" draw:fill-hatch-name="Hatch_20_56" draw:fill-image-name="Bitmape_20_1" draw:textarea-horizontal-align="left" draw:auto-grow-height="true" draw:auto-grow-width="true" fo:min-height="0.517cm" fo:min-width="1.395cm" draw:shadow="hidden" draw:shadow-offset-x="0.3cm" draw:shadow-offset-y="0.3cm" draw:shadow-color="#808080" style:run-through="foreground"/>
    </style:style>
    <style:style style:name="gr50" style:family="graphic">
      <style:graphic-properties draw:stroke="none" draw:stroke-dash="Dash_20_41" svg:stroke-width="0.4cm" svg:stroke-color="#000000" draw:marker-start-width="0.3cm" draw:marker-start-center="false" draw:marker-end-width="0.3cm" draw:marker-end-center="false" draw:fill="none" draw:fill-color="#ffffff" draw:fill-gradient-name="Gradient_20_30" draw:fill-hatch-name="Hatch_20_57" draw:fill-image-name="Bitmape_20_1" draw:textarea-horizontal-align="left" draw:auto-grow-height="true" draw:auto-grow-width="true" fo:min-height="0.517cm" fo:min-width="1.395cm" draw:shadow="hidden" draw:shadow-offset-x="0.3cm" draw:shadow-offset-y="0.3cm" draw:shadow-color="#808080" style:run-through="foreground"/>
    </style:style>
    <style:style style:name="gr51" style:family="graphic">
      <style:graphic-properties draw:stroke="none" draw:stroke-dash="Dash_20_43" svg:stroke-width="0.4cm" svg:stroke-color="#000000" draw:marker-start-width="0.3cm" draw:marker-start-center="false" draw:marker-end-width="0.3cm" draw:marker-end-center="false" draw:fill="none" draw:fill-color="#ffffff" draw:fill-gradient-name="Gradient_20_30" draw:fill-hatch-name="Hatch_20_58" draw:fill-image-name="Bitmape_20_1" draw:textarea-horizontal-align="left" draw:auto-grow-height="true" draw:auto-grow-width="true" fo:min-height="0.572cm" fo:min-width="2.955cm" draw:shadow="hidden" draw:shadow-offset-x="0.3cm" draw:shadow-offset-y="0.3cm" draw:shadow-color="#808080" style:run-through="foreground"/>
    </style:style>
    <style:style style:name="gr52" style:family="graphic">
      <style:graphic-properties draw:stroke="none" draw:stroke-dash="Dash_20_45" svg:stroke-width="0.4cm" svg:stroke-color="#000000" draw:marker-start-width="0.3cm" draw:marker-start-center="false" draw:marker-end-width="0.3cm" draw:marker-end-center="false" draw:fill="none" draw:fill-color="#ffffff" draw:fill-gradient-name="Gradient_20_30" draw:fill-hatch-name="Hatch_20_59" draw:fill-image-name="Bitmape_20_1" draw:textarea-horizontal-align="left" draw:auto-grow-height="true" draw:auto-grow-width="true" fo:min-height="1.021cm" fo:min-width="1.609cm" draw:shadow="hidden" draw:shadow-offset-x="0.3cm" draw:shadow-offset-y="0.3cm" draw:shadow-color="#808080" style:run-through="foreground"/>
    </style:style>
    <style:style style:name="gr53" style:family="graphic">
      <style:graphic-properties draw:stroke="none" draw:stroke-dash="Dash_20_47" svg:stroke-width="0.4cm" svg:stroke-color="#000000" draw:marker-start-width="0.3cm" draw:marker-start-center="false" draw:marker-end-width="0.3cm" draw:marker-end-center="false" draw:fill="none" draw:fill-color="#ffffff" draw:fill-gradient-name="Gradient_20_30" draw:fill-hatch-name="Hatch_20_60" draw:fill-image-name="Bitmape_20_1" draw:textarea-horizontal-align="left" draw:auto-grow-height="true" draw:auto-grow-width="true" fo:min-height="1.021cm" fo:min-width="1.609cm" draw:shadow="hidden" draw:shadow-offset-x="0.3cm" draw:shadow-offset-y="0.3cm" draw:shadow-color="#808080" style:run-through="foreground"/>
    </style:style>
    <style:style style:name="gr54" style:family="graphic">
      <style:graphic-properties draw:stroke="none" draw:stroke-dash="Dash_20_49" svg:stroke-width="0.4cm" svg:stroke-color="#000000" draw:marker-start-width="0.3cm" draw:marker-start-center="false" draw:marker-end-width="0.3cm" draw:marker-end-center="false" draw:fill="none" draw:fill-color="#ffffff" draw:fill-gradient-name="Gradient_20_30" draw:fill-hatch-name="Hatch_20_61" draw:fill-image-name="Bitmape_20_1" draw:textarea-horizontal-align="left" draw:auto-grow-height="true" draw:auto-grow-width="true" fo:min-height="0.517cm" fo:min-width="2.15cm" draw:shadow="hidden" draw:shadow-offset-x="0.3cm" draw:shadow-offset-y="0.3cm" draw:shadow-color="#808080" style:run-through="foreground"/>
    </style:style>
    <style:style style:name="gr55" style:family="graphic">
      <style:graphic-properties draw:stroke="none" draw:stroke-dash="Dash_20_51" svg:stroke-width="0.4cm" svg:stroke-color="#000000" draw:marker-start-width="0.3cm" draw:marker-start-center="false" draw:marker-end-width="0.3cm" draw:marker-end-center="false" draw:fill="none" draw:fill-color="#ffffff" draw:fill-gradient-name="Gradient_20_30" draw:fill-hatch-name="Hatch_20_62" draw:fill-image-name="Bitmape_20_1" draw:textarea-horizontal-align="left" draw:auto-grow-height="true" draw:auto-grow-width="true" fo:min-height="0.517cm" fo:min-width="2.15cm" draw:shadow="hidden" draw:shadow-offset-x="0.3cm" draw:shadow-offset-y="0.3cm" draw:shadow-color="#808080" style:run-through="foreground"/>
    </style:style>
    <style:style style:name="gr56" style:family="graphic">
      <style:graphic-properties draw:stroke="none" draw:stroke-dash="Dash_20_53" svg:stroke-width="0.4cm" svg:stroke-color="#000000" draw:marker-start-width="0.3cm" draw:marker-start-center="false" draw:marker-end-width="0.3cm" draw:marker-end-center="false" draw:fill="none" draw:fill-color="#ffffff" draw:fill-gradient-name="Gradient_20_30" draw:fill-hatch-name="Hatch_20_63" draw:fill-image-name="Bitmape_20_1" draw:textarea-horizontal-align="left" draw:auto-grow-height="true" draw:auto-grow-width="true" fo:min-height="0.58cm" fo:min-width="1.868cm" draw:shadow="hidden" draw:shadow-offset-x="0.3cm" draw:shadow-offset-y="0.3cm" draw:shadow-color="#808080" style:run-through="foreground"/>
    </style:style>
    <style:style style:name="gr57" style:family="graphic">
      <style:graphic-properties draw:stroke="none" draw:stroke-dash="Dash_20_55" svg:stroke-width="0.4cm" svg:stroke-color="#000000" draw:marker-start-width="0.3cm" draw:marker-start-center="false" draw:marker-end-width="0.3cm" draw:marker-end-center="false" draw:fill="none" draw:fill-color="#ffffff" draw:fill-gradient-name="Gradient_20_30" draw:fill-hatch-name="Hatch_20_64" draw:fill-image-name="Bitmape_20_1" draw:textarea-horizontal-align="left" draw:auto-grow-height="true" draw:auto-grow-width="true" fo:min-height="0.515cm" fo:min-width="1.972cm" draw:shadow="hidden" draw:shadow-offset-x="0.3cm" draw:shadow-offset-y="0.3cm" draw:shadow-color="#808080" style:run-through="foreground"/>
    </style:style>
    <style:style style:name="gr58" style:family="graphic">
      <style:graphic-properties draw:stroke="none" draw:stroke-dash="Dash_20_57" svg:stroke-width="0.4cm" svg:stroke-color="#000000" draw:marker-start-width="0.3cm" draw:marker-start-center="false" draw:marker-end-width="0.3cm" draw:marker-end-center="false" draw:fill="none" draw:fill-color="#ffffff" draw:fill-gradient-name="Gradient_20_30" draw:fill-hatch-name="Hatch_20_65" draw:fill-image-name="Bitmape_20_1" draw:textarea-horizontal-align="left" draw:auto-grow-height="true" draw:auto-grow-width="true" fo:min-height="0.69cm" fo:min-width="0.004cm" draw:shadow="hidden" draw:shadow-offset-x="0.3cm" draw:shadow-offset-y="0.3cm" draw:shadow-color="#808080" style:run-through="foreground"/>
    </style:style>
    <style:style style:name="gr59" style:family="graphic">
      <style:graphic-properties draw:stroke="solid" draw:stroke-dash="Dash_20_59"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60" style:family="graphic">
      <style:graphic-properties draw:stroke="solid" draw:stroke-dash="Dash_20_61"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61" style:family="graphic">
      <style:graphic-properties draw:stroke="solid" draw:stroke-dash="Dash_20_63"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62" style:family="graphic">
      <style:graphic-properties draw:stroke="solid" draw:stroke-dash="Dash_20_65"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2%" draw:contrast="0%" draw:gamma="908%" draw:red="0%" draw:green="-11%" draw:blue="0%" fo:clip="rect(0cm 0cm 0cm 0cm)" draw:image-opacity="100%" style:mirror="none" style:run-through="foreground"/>
    </style:style>
    <style:style style:name="gr63" style:family="graphic">
      <style:graphic-properties draw:stroke="solid" draw:stroke-dash="Dash_20_67"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64" style:family="graphic">
      <style:graphic-properties draw:stroke="solid" draw:stroke-dash="Dash_20_69"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65" style:family="graphic">
      <style:graphic-properties draw:stroke="solid" draw:stroke-dash="Dash_20_71"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66" style:family="graphic">
      <style:graphic-properties draw:stroke="solid" draw:stroke-dash="Dash_20_73"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67" style:family="graphic">
      <style:graphic-properties draw:stroke="solid" draw:stroke-dash="Dash_20_75"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68" style:family="graphic">
      <style:graphic-properties draw:stroke="solid" draw:stroke-dash="Dash_20_77"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69" style:family="graphic">
      <style:graphic-properties draw:stroke="solid" draw:stroke-dash="Dash_20_79" svg:stroke-width="0cm" svg:stroke-color="#000000" draw:marker-start-width="0.3cm" draw:marker-start-center="false" draw:marker-end="Linienende_20_7" draw:marker-end-width="0.25cm" draw:marker-end-center="false" draw:fill="solid" draw:fill-color="#00b8ff" draw:fill-gradient-name="Gradient_20_30" draw:fill-hatch-name="Hatch_20_66" draw:fill-image-name="Bitmape_20_1" draw:textarea-horizontal-align="center" draw:textarea-vertical-align="middle" draw:shadow="hidden" draw:shadow-offset-x="0.3cm" draw:shadow-offset-y="0.3cm" draw:shadow-color="#808080" style:run-through="foreground"/>
    </style:style>
    <style:style style:name="gr70" style:family="graphic">
      <style:graphic-properties draw:stroke="solid" draw:stroke-dash="Dash_20_81" svg:stroke-width="0cm" svg:stroke-color="#000000" draw:marker-start-width="0.3cm" draw:marker-start-center="false" draw:marker-end="Linienende_20_8" draw:marker-end-width="0.25cm" draw:marker-end-center="false" draw:fill="solid" draw:fill-color="#00b8ff" draw:fill-gradient-name="Gradient_20_30" draw:fill-hatch-name="Hatch_20_67" draw:fill-image-name="Bitmape_20_1" draw:textarea-horizontal-align="center" draw:textarea-vertical-align="middle" draw:shadow="hidden" draw:shadow-offset-x="0.3cm" draw:shadow-offset-y="0.3cm" draw:shadow-color="#808080" style:run-through="foreground"/>
    </style:style>
    <style:style style:name="gr71" style:family="graphic">
      <style:graphic-properties draw:stroke="solid" draw:stroke-dash="Dash_20_83" svg:stroke-width="0cm" svg:stroke-color="#000000" draw:marker-start-width="0.3cm" draw:marker-start-center="false" draw:marker-end="Linienende_20_9" draw:marker-end-width="0.25cm" draw:marker-end-center="false" draw:fill="solid" draw:fill-color="#00b8ff" draw:fill-gradient-name="Gradient_20_30" draw:fill-hatch-name="Hatch_20_68" draw:fill-image-name="Bitmape_20_1" draw:textarea-horizontal-align="center" draw:textarea-vertical-align="middle" draw:shadow="hidden" draw:shadow-offset-x="0.3cm" draw:shadow-offset-y="0.3cm" draw:shadow-color="#808080" style:run-through="foreground"/>
    </style:style>
    <style:style style:name="gr72" style:family="graphic">
      <style:graphic-properties draw:stroke="solid" draw:stroke-dash="Dash_20_85" svg:stroke-width="0cm" svg:stroke-color="#000000" draw:marker-start-width="0.3cm" draw:marker-start-center="false" draw:marker-end="Linienende_20_10" draw:marker-end-width="0.25cm" draw:marker-end-center="false" draw:fill="solid" draw:fill-color="#00b8ff" draw:fill-gradient-name="Gradient_20_30" draw:fill-hatch-name="Hatch_20_69" draw:fill-image-name="Bitmape_20_1" draw:textarea-horizontal-align="center" draw:textarea-vertical-align="middle" draw:shadow="hidden" draw:shadow-offset-x="0.3cm" draw:shadow-offset-y="0.3cm" draw:shadow-color="#808080" style:run-through="foreground"/>
    </style:style>
    <style:style style:name="gr73" style:family="graphic">
      <style:graphic-properties draw:stroke="solid" draw:stroke-dash="Dash_20_87" svg:stroke-width="0cm" svg:stroke-color="#000000" draw:marker-start-width="0.3cm" draw:marker-start-center="false" draw:marker-end="Linienende_20_11" draw:marker-end-width="0.25cm" draw:marker-end-center="false" draw:fill="solid" draw:fill-color="#00b8ff" draw:fill-gradient-name="Gradient_20_30" draw:fill-hatch-name="Hatch_20_70" draw:fill-image-name="Bitmape_20_1" draw:textarea-horizontal-align="center" draw:textarea-vertical-align="middle" draw:shadow="hidden" draw:shadow-offset-x="0.3cm" draw:shadow-offset-y="0.3cm" draw:shadow-color="#808080" style:run-through="foreground"/>
    </style:style>
    <style:style style:name="gr74" style:family="graphic">
      <style:graphic-properties draw:stroke="solid" draw:stroke-dash="Dash_20_89" svg:stroke-width="0cm" svg:stroke-color="#000000" draw:marker-start-width="0.3cm" draw:marker-start-center="false" draw:marker-end="Linienende_20_12" draw:marker-end-width="0.25cm" draw:marker-end-center="false" draw:fill="solid" draw:fill-color="#00b8ff" draw:fill-gradient-name="Gradient_20_30" draw:fill-hatch-name="Hatch_20_71" draw:fill-image-name="Bitmape_20_1" draw:textarea-horizontal-align="center" draw:textarea-vertical-align="middle" draw:shadow="hidden" draw:shadow-offset-x="0.3cm" draw:shadow-offset-y="0.3cm" draw:shadow-color="#808080" style:run-through="foreground"/>
    </style:style>
    <style:style style:name="gr75" style:family="graphic">
      <style:graphic-properties draw:stroke="solid" draw:stroke-dash="Dash_20_91" svg:stroke-width="0.101cm" svg:stroke-color="#ff3333" draw:marker-start-width="0.15cm" draw:marker-start-center="false" draw:marker-end="Symmetric_20_Arrow" draw:marker-end-width="0.55cm" draw:marker-end-center="false" draw:fill="solid" draw:fill-color="#00b8ff" draw:fill-gradient-name="Gradient_20_30" draw:fill-hatch-name="Hatch_20_72" draw:fill-image-name="Bitmape_20_1" draw:textarea-horizontal-align="center" draw:textarea-vertical-align="middle" fo:padding-top="0.049cm" fo:padding-bottom="0.049cm" fo:padding-left="0.049cm" fo:padding-right="0.049cm" draw:shadow="hidden" draw:shadow-offset-x="0.3cm" draw:shadow-offset-y="0.3cm" draw:shadow-color="#808080" style:run-through="foreground"/>
    </style:style>
    <style:style style:name="gr76" style:family="graphic">
      <style:graphic-properties draw:stroke="solid" draw:stroke-dash="Dash_20_93" svg:stroke-width="0.101cm" svg:stroke-color="#ff3333" draw:marker-start-width="0.15cm" draw:marker-start-center="false" draw:marker-end="Symmetric_20_Arrow" draw:marker-end-width="0.55cm" draw:marker-end-center="false" draw:fill="solid" draw:fill-color="#00b8ff" draw:fill-gradient-name="Gradient_20_30" draw:fill-hatch-name="Hatch_20_73" draw:fill-image-name="Bitmape_20_1" draw:textarea-horizontal-align="center" draw:textarea-vertical-align="middle" fo:padding-top="0.049cm" fo:padding-bottom="0.049cm" fo:padding-left="0.049cm" fo:padding-right="0.049cm" draw:shadow="hidden" draw:shadow-offset-x="0.3cm" draw:shadow-offset-y="0.3cm" draw:shadow-color="#808080" style:run-through="foreground"/>
    </style:style>
    <style:style style:name="gr77" style:family="graphic">
      <style:graphic-properties draw:stroke="none" draw:stroke-dash="Dash_20_95" svg:stroke-width="0.4cm" svg:stroke-color="#000000" draw:marker-start-width="0.3cm" draw:marker-start-center="false" draw:marker-end-width="0.3cm" draw:marker-end-center="false" draw:fill="none" draw:fill-color="#ffffff" draw:fill-gradient-name="Gradient_20_30" draw:fill-hatch-name="Hatch_20_74" draw:fill-image-name="Bitmape_20_1" draw:textarea-horizontal-align="left" draw:auto-grow-height="true" draw:auto-grow-width="true" fo:min-height="0.512cm" fo:min-width="1.395cm" draw:shadow="hidden" draw:shadow-offset-x="0.3cm" draw:shadow-offset-y="0.3cm" draw:shadow-color="#808080" style:run-through="foreground"/>
    </style:style>
    <style:style style:name="gr78" style:family="graphic">
      <style:graphic-properties draw:stroke="none" draw:stroke-dash="Dash_20_97" svg:stroke-width="0.4cm" svg:stroke-color="#000000" draw:marker-start-width="0.3cm" draw:marker-start-center="false" draw:marker-end-width="0.3cm" draw:marker-end-center="false" draw:fill="none" draw:fill-color="#ffffff" draw:fill-gradient-name="Gradient_20_30" draw:fill-hatch-name="Hatch_20_75" draw:fill-image-name="Bitmape_20_1" draw:textarea-horizontal-align="left" draw:auto-grow-height="true" draw:auto-grow-width="true" fo:min-height="0.512cm" fo:min-width="1.395cm" draw:shadow="hidden" draw:shadow-offset-x="0.3cm" draw:shadow-offset-y="0.3cm" draw:shadow-color="#808080" style:run-through="foreground"/>
    </style:style>
    <style:style style:name="gr79" style:family="graphic">
      <style:graphic-properties draw:stroke="none" draw:stroke-dash="Dash_20_99" svg:stroke-width="0.4cm" svg:stroke-color="#000000" draw:marker-start-width="0.3cm" draw:marker-start-center="false" draw:marker-end-width="0.3cm" draw:marker-end-center="false" draw:fill="none" draw:fill-color="#ffffff" draw:fill-gradient-name="Gradient_20_30" draw:fill-hatch-name="Hatch_20_76" draw:fill-image-name="Bitmape_20_1" draw:textarea-horizontal-align="left" draw:auto-grow-height="true" draw:auto-grow-width="true" fo:min-height="0.512cm" fo:min-width="3.113cm" draw:shadow="hidden" draw:shadow-offset-x="0.3cm" draw:shadow-offset-y="0.3cm" draw:shadow-color="#808080" style:run-through="foreground"/>
    </style:style>
    <style:style style:name="gr80" style:family="graphic">
      <style:graphic-properties draw:stroke="none" draw:stroke-dash="Dash_20_101" svg:stroke-width="0.4cm" svg:stroke-color="#000000" draw:marker-start-width="0.3cm" draw:marker-start-center="false" draw:marker-end-width="0.3cm" draw:marker-end-center="false" draw:fill="none" draw:fill-color="#ffffff" draw:fill-gradient-name="Gradient_20_30" draw:fill-hatch-name="Hatch_20_77" draw:fill-image-name="Bitmape_20_1" draw:textarea-horizontal-align="left" draw:auto-grow-height="true" draw:auto-grow-width="true" fo:min-height="2.041cm" fo:min-width="2.325cm" draw:shadow="hidden" draw:shadow-offset-x="0.3cm" draw:shadow-offset-y="0.3cm" draw:shadow-color="#808080" style:run-through="foreground"/>
    </style:style>
    <style:style style:name="gr81" style:family="graphic">
      <style:graphic-properties draw:stroke="none" draw:stroke-dash="Dash_20_103" svg:stroke-width="0.4cm" svg:stroke-color="#000000" draw:marker-start-width="0.3cm" draw:marker-start-center="false" draw:marker-end-width="0.3cm" draw:marker-end-center="false" draw:fill="none" draw:fill-color="#ffffff" draw:fill-gradient-name="Gradient_20_30" draw:fill-hatch-name="Hatch_20_78" draw:fill-image-name="Bitmape_20_1" draw:textarea-horizontal-align="left" draw:auto-grow-height="true" draw:auto-grow-width="true" fo:min-height="0.512cm" fo:min-width="2.15cm" draw:shadow="hidden" draw:shadow-offset-x="0.3cm" draw:shadow-offset-y="0.3cm" draw:shadow-color="#808080" style:run-through="foreground"/>
    </style:style>
    <style:style style:name="gr82" style:family="graphic">
      <style:graphic-properties draw:stroke="none" draw:stroke-dash="Dash_20_105" svg:stroke-width="0.4cm" svg:stroke-color="#000000" draw:marker-start-width="0.3cm" draw:marker-start-center="false" draw:marker-end-width="0.3cm" draw:marker-end-center="false" draw:fill="none" draw:fill-color="#ffffff" draw:fill-gradient-name="Gradient_20_30" draw:fill-hatch-name="Hatch_20_79" draw:fill-image-name="Bitmape_20_1" draw:textarea-horizontal-align="left" draw:auto-grow-height="true" draw:auto-grow-width="true" fo:min-height="0.512cm" fo:min-width="2.15cm" draw:shadow="hidden" draw:shadow-offset-x="0.3cm" draw:shadow-offset-y="0.3cm" draw:shadow-color="#808080" style:run-through="foreground"/>
    </style:style>
    <style:style style:name="gr83" style:family="graphic">
      <style:graphic-properties draw:stroke="none" draw:stroke-dash="Dash_20_107" svg:stroke-width="0.4cm" svg:stroke-color="#000000" draw:marker-start-width="0.3cm" draw:marker-start-center="false" draw:marker-end-width="0.3cm" draw:marker-end-center="false" draw:fill="none" draw:fill-color="#ffffff" draw:fill-gradient-name="Gradient_20_30" draw:fill-hatch-name="Hatch_20_80" draw:fill-image-name="Bitmape_20_1" draw:textarea-horizontal-align="left" draw:auto-grow-height="true" draw:auto-grow-width="true" fo:min-height="0.512cm" fo:min-width="1.868cm" draw:shadow="hidden" draw:shadow-offset-x="0.3cm" draw:shadow-offset-y="0.3cm" draw:shadow-color="#808080" style:run-through="foreground"/>
    </style:style>
    <style:style style:name="gr84" style:family="graphic">
      <style:graphic-properties draw:stroke="none" draw:stroke-dash="Dash_20_109" svg:stroke-width="0.4cm" svg:stroke-color="#000000" draw:marker-start-width="0.3cm" draw:marker-start-center="false" draw:marker-end-width="0.3cm" draw:marker-end-center="false" draw:fill="none" draw:fill-color="#ffffff" draw:fill-gradient-name="Gradient_20_30" draw:fill-hatch-name="Hatch_20_81" draw:fill-image-name="Bitmape_20_1" draw:textarea-horizontal-align="left" draw:auto-grow-height="true" draw:auto-grow-width="true" fo:min-height="0.512cm" fo:min-width="1.868cm" draw:shadow="hidden" draw:shadow-offset-x="0.3cm" draw:shadow-offset-y="0.3cm" draw:shadow-color="#808080" style:run-through="foreground"/>
    </style:style>
    <style:style style:name="gr85" style:family="graphic">
      <style:graphic-properties draw:stroke="none" draw:stroke-dash="Dash_20_111" svg:stroke-width="0.4cm" svg:stroke-color="#000000" draw:marker-start-width="0.3cm" draw:marker-start-center="false" draw:marker-end-width="0.3cm" draw:marker-end-center="false" draw:fill="none" draw:fill-color="#ffffff" draw:fill-gradient-name="Gradient_20_30" draw:fill-hatch-name="Hatch_20_82" draw:fill-image-name="Bitmape_20_1" draw:textarea-horizontal-align="left" draw:auto-grow-height="true" draw:auto-grow-width="true" fo:min-height="0.557cm" fo:min-width="0.004cm" draw:shadow="hidden" draw:shadow-offset-x="0.3cm" draw:shadow-offset-y="0.3cm" draw:shadow-color="#808080" style:run-through="foreground"/>
    </style:style>
    <style:style style:name="gr86" style:family="graphic">
      <style:graphic-properties draw:stroke="none" draw:stroke-dash="Dash_20_113" svg:stroke-width="0.4cm" svg:stroke-color="#000000" draw:marker-start-width="0.3cm" draw:marker-start-center="false" draw:marker-end-width="0.3cm" draw:marker-end-center="false" draw:fill="none" draw:fill-color="#ffffff" draw:fill-gradient-name="Gradient_20_30" draw:fill-hatch-name="Hatch_20_83" draw:fill-image-name="Bitmape_20_1" draw:textarea-horizontal-align="left" draw:auto-grow-height="true" draw:auto-grow-width="true" fo:min-height="1.531cm" fo:min-width="1.7cm" draw:shadow="hidden" draw:shadow-offset-x="0.3cm" draw:shadow-offset-y="0.3cm" draw:shadow-color="#808080" style:run-through="foreground"/>
    </style:style>
    <style:style style:name="gr87"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88" style:family="graphic">
      <style:graphic-properties draw:stroke="solid" svg:stroke-width="0.101cm" svg:stroke-color="#ff3333" draw:marker-start-width="0.15cm" draw:marker-start-center="false" draw:marker-end="Symmetric_20_Arrow" draw:marker-end-width="0.55cm" draw:marker-end-center="false" draw:fill="solid" draw:fill-color="#00b8ff" draw:textarea-horizontal-align="center" draw:textarea-vertical-align="middle" fo:padding-top="0.049cm" fo:padding-bottom="0.049cm" fo:padding-left="0.049cm" fo:padding-right="0.049cm" draw:shadow="hidden" draw:shadow-offset-x="0.3cm" draw:shadow-offset-y="0.3cm" draw:shadow-color="#808080" style:run-through="foreground"/>
    </style:style>
    <style:style style:name="gr89" style:family="graphic">
      <style:graphic-properties draw:stroke="none" svg:stroke-width="0.4cm" svg:stroke-color="#000000" draw:marker-start-width="0.3cm" draw:marker-start-center="false" draw:marker-end-width="0.3cm" draw:marker-end-center="false" draw:fill="none" draw:fill-color="#ffffff" draw:textarea-horizontal-align="left" draw:auto-grow-height="true" draw:auto-grow-width="true" fo:min-height="0.774cm" fo:min-width="2.618cm" draw:shadow="hidden" draw:shadow-offset-x="0.3cm" draw:shadow-offset-y="0.3cm" draw:shadow-color="#808080" style:run-through="foreground"/>
    </style:style>
    <style:style style:name="gr90" style:family="graphic">
      <style:graphic-properties draw:stroke="none" svg:stroke-width="0.4cm" svg:stroke-color="#000000" draw:marker-start-width="0.3cm" draw:marker-start-center="false" draw:marker-end-width="0.3cm" draw:marker-end-center="false" draw:fill="none" draw:fill-color="#ffffff" draw:textarea-horizontal-align="left" draw:auto-grow-height="true" draw:auto-grow-width="true" fo:min-height="0.526cm" fo:min-width="2.219cm" draw:shadow="hidden" draw:shadow-offset-x="0.3cm" draw:shadow-offset-y="0.3cm" draw:shadow-color="#808080" style:run-through="foreground"/>
    </style:style>
    <style:style style:name="gr91" style:family="graphic">
      <style:graphic-properties draw:stroke="none" svg:stroke-width="0.4cm" svg:stroke-color="#000000" draw:marker-start-width="0.3cm" draw:marker-start-center="false" draw:marker-end-width="0.3cm" draw:marker-end-center="false" draw:fill="none" draw:fill-color="#ffffff" draw:textarea-horizontal-align="left" draw:auto-grow-height="true" draw:auto-grow-width="true" fo:min-height="0.587cm" fo:min-width="4.249cm" draw:shadow="hidden" draw:shadow-offset-x="0.3cm" draw:shadow-offset-y="0.3cm" draw:shadow-color="#808080" style:run-through="foreground"/>
    </style:style>
    <style:style style:name="gr92" style:family="graphic">
      <style:graphic-properties draw:stroke="none" svg:stroke-width="0.4cm" svg:stroke-color="#000000" draw:marker-start-width="0.3cm" draw:marker-start-center="false" draw:marker-end-width="0.3cm" draw:marker-end-center="false" draw:fill="none" draw:fill-color="#ffffff" draw:textarea-horizontal-align="left" draw:auto-grow-height="true" draw:auto-grow-width="true" fo:min-height="1.547cm" fo:min-width="3.351cm" draw:shadow="hidden" draw:shadow-offset-x="0.3cm" draw:shadow-offset-y="0.3cm" draw:shadow-color="#808080" style:run-through="foreground"/>
    </style:style>
    <style:style style:name="gr93" style:family="graphic">
      <style:graphic-properties draw:stroke="solid" svg:stroke-width="0cm" svg:stroke-color="#000000" draw:marker-start-width="0.3cm" draw:marker-start-center="false" draw:marker-end="Linienende_20_13"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94" style:family="graphic">
      <style:graphic-properties draw:stroke="solid" svg:stroke-width="0cm" svg:stroke-color="#000000" draw:marker-start-width="0.3cm" draw:marker-start-center="false" draw:marker-end="Linienende_20_14"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95"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774cm" fo:min-width="4.217cm" draw:shadow="hidden" draw:shadow-offset-x="0.3cm" draw:shadow-offset-y="0.3cm" draw:shadow-color="#808080" style:run-through="foreground"/>
    </style:style>
    <style:style style:name="gr96" style:family="graphic">
      <style:graphic-properties draw:stroke="solid" svg:stroke-width="0cm" svg:stroke-color="#000000" draw:marker-start-width="0.3cm" draw:marker-start-center="false" draw:marker-end="Linienende_20_15"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97" style:family="graphic">
      <style:graphic-properties draw:stroke="solid" svg:stroke-width="0cm" svg:stroke-color="#000000" draw:marker-start-width="0.3cm" draw:marker-start-center="false" draw:marker-end="Linienende_20_16"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98"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774cm" fo:min-width="0.376cm" draw:shadow="hidden" draw:shadow-offset-x="0.3cm" draw:shadow-offset-y="0.3cm" draw:shadow-color="#808080" style:run-through="foreground"/>
    </style:style>
    <number:date-style style:name="N5076" number:language="de" number:country="DE"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Sicherheitsrelevante Programmierfehler</text:p>
      <text:p text:style-name="P2"/>
      <text:p text:style-name="P4"><text:span text:style-name="T1">Thomas Biege &lt;</text:span><text:a xlink:type="simple" xlink:href="mailto:thomas@suse.de"><text:span text:style-name="T2">thomas@suse.de</text:span></text:a><text:span text:style-name="T1">&gt;</text:span></text:p>
      <text:p text:style-name="P2"/>
      <text:p text:style-name="P2"/>
      <text:p text:style-name="P2">Erste Version:</text:p>
      <text:p text:style-name="P2">05. September 2001</text:p>
      <text:p text:style-name="P2"/>
      <text:p text:style-name="P2">Letzte Korrektur:</text:p>
      <text:p text:style-name="P2"><text:date style:data-style-name="N5076" text:date-value="2007-01-19T14:34:30">19. Januar 2007</text:date></text:p>
      <text:p text:style-name="P5"/>
      <text:list text:style-name="L1">
        <text:list-item>
          <text:p text:style-name="P6"><text:s/>Einleitung - Motivation</text:p>
        </text:list-item>
      </text:list>
      <text:p text:style-name="P7"><text:tab/>"Warum sollte ich als Programmierer auf Sicherheit achten?"</text:p>
      <text:p text:style-name="P7"><text:tab/>"Ich will mein Programm nur schnell fertig stellen, und es soll so viele Funktionen</text:p>
      <text:p text:style-name="P7"><text:tab/>wie möglich bieten."</text:p>
      <text:p text:style-name="P7"><text:tab/>Diese Aussagen spiegeln i. d. R. die Einstellung von vielen (natürlich nicht allen)</text:p>
      <text:p text:style-name="P7"><text:tab/>Programmieren wieder. Diese pragmatischen und kurzsichtigen Ansichten entstehen</text:p>
      <text:p text:style-name="P7"><text:tab/>aber nicht grundlos. Die <text:span text:style-name="T3">Entwicklerteams</text:span> von kommerzieller, aber auch nicht-</text:p>
      <text:p text:style-name="P7"><text:tab/>kommerzieller (s. KDE vs. GNOME, <text:span text:style-name="T3">Kernelentwicklung</text:span> etc.), Software stehen</text:p>
      <text:p text:style-name="P7"><text:tab/>unter einem hohen <text:span text:style-name="T3">Erwartungsdruck.</text:span> Riesige Softwareprodukte müssen in</text:p>
      <text:p text:style-name="P7"><text:tab/>Rekordzeit an den Kunden gebracht werden weil der Manager, der den</text:p>
      <text:p text:style-name="P7"><text:tab/>Vertrag mit den Kunden ausgehandelt hat, aufgrund mangelnder Erfahrung nicht </text:p>
      <text:p text:style-name="P7"><text:tab/>in der Lage war einen <text:span text:style-name="T3">angemessenen</text:span> Zeitraum festzulegen. Oder es besteht ein </text:p>
      <text:p text:style-name="P7"><text:tab/><text:span text:style-name="T3">Konkurrenzkampf</text:span>, der gewonnen werden <text:span text:style-name="T3">muss.</text:span><text:tab/></text:p>
      <text:p text:style-name="P7"><text:tab/>Aufgrund dieser Tatsache kommt es immer wieder zu <text:span text:style-name="T3">Sicherheitsproblemen</text:span> in</text:p>
      <text:p text:style-name="P7"><text:tab/>großen und kleinen Programmen. Diese <text:span text:style-name="T3">Sicherheitsprobleme</text:span> führen zu Kosten</text:p>
      <text:p text:style-name="P7"><text:tab/>nicht nur innerhalb der Entwicklungsfirma, sondern auch beim Kunden.</text:p>
      <text:p text:style-name="P7"><text:tab/>Diese Kosten setzen sich aus folgenden Punkten zusammen:</text:p>
      <text:list text:style-name="L2">
        <text:list-item>
          <text:list>
            <text:list-item>
              <text:list>
                <text:list-item>
                  <text:p text:style-name="P8">Programmierer müssen von laufenden Projekten abgezogen werden, um die <text:span text:style-name="T3">Sicherheitslücke</text:span> zu beheben</text:p>
                </text:list-item>
                <text:list-item>
                  <text:p text:style-name="P8">Kunden müssen informiert werden</text:p>
                </text:list-item>
                <text:list-item>
                  <text:p text:style-name="P8">das neue Produkt muss dem Kunden zur Verfügung gestellt werden</text:p>
                </text:list-item>
                <text:list-item>
                  <text:p text:style-name="P8">der Kunde muss das alte Produkt ersetzen, was zu Fehlern führt, die wiederum die eigene Support-Abteilung belasten</text:p>
                </text:list-item>
                <text:list-item>
                  <text:p text:style-name="P8">das Image des Unternehmens wird angekratzt, was langfristig zum größten Schaden führt (s. Einbrüche in das Microsoft-Netzwerk über Microsoft-Produkte)<text:note text:id="ftn1" text:note-class="footnote"><text:note-citation>1</text:note-citation><text:note-body><text:p text:style-name="Footnote">Sicherheitsprobleme verschweigen kann viel größeren Schaden anrichten, sobald es bekannt wird.</text:p></text:note-body></text:note></text:p>
                </text:list-item>
                <text:list-item>
                  <text:p text:style-name="P9">Zudem werden/müssen Produkte für Banken und Versicherungen <text:s/>i. d. R. von einem externen (und sehr teuren) Consultant überprüft werden. Und diese Arbeit kann ein Tag dauern oder eine Woche je nachdem wie die Code- und Dokumentationsqualität ist.</text:p>
                </text:list-item>
              </text:list>
            </text:list-item>
          </text:list>
        </text:list-item>
      </text:list>
      <text:p text:style-name="P7"/>
      <text:p text:style-name="P7"><text:tab/>Wenn schon während der Planungsphase (und noch besser während der Ausbildung</text:p>
      <text:p text:style-name="P7"><text:tab/>des Programmierers) an die Sicherheit gedacht wird, dann können ein Großteil dieser</text:p>
      <text:p text:style-name="P7"><text:tab/>Kosten reduziert oder ganz vermieden werden. Dazu ist es nötig, <text:span text:style-name="T3">dass</text:span> die Entwickler</text:p>
      <text:p text:style-name="P7"><text:tab/>über die Schwächen und Eigenschaften der verwendeten Programmiersprache</text:p>
      <text:p text:style-name="P7"><text:span text:style-name="T3"><text:tab/>bescheid wissen, um Probleme </text:span>vermeiden zu können.</text:p>
      <text:p text:style-name="P7"><text:tab/>In Sonderfällen, bei Finanz-/Versicherungsprodukten, privilegierten Server-</text:p>
      <text:p text:style-name="P7"><text:tab/>programmen usw. sollte zusätzlich ein <text:span text:style-name="T3">Quellcode-Review</text:span> von zwei erfahrenden</text:p>
      <text:p text:style-name="P7"><text:tab/>Personen, i. d. R. Programmierer, die nicht an dem Projekt beteiligt sind, nach-</text:p>
      <text:p text:style-name="P7"><text:tab/>einander durchgeführt werden (<text:span text:style-name="T4">Vier-Augen-Prinzip</text:span>).</text:p>
      <text:p text:style-name="P10"/>
      <text:p text:style-name="P11"/>
      <text:list text:style-name="L3">
        <text:list-item>
          <text:p text:style-name="P12"><text:s/>C</text:p>
        </text:list-item>
      </text:list>
      <text:p text:style-name="P7"><text:tab/>Die Sprache C ist eine der am häufigsten verwendeten Programmiersprachen. Die</text:p>
      <text:p text:style-name="P7"><text:tab/>Kernels von <text:span text:style-name="T3">Betriebssystemen</text:span> werden mit ihr genauso programmiert, wie kleine</text:p>
      <text:p text:style-name="P7"><text:tab/>privilegierte <text:span text:style-name="T3">System-Tools</text:span>, Server-<text:span text:style-name="T3">Dämonen</text:span> und grafische Benutzeroberflächen (<text:span text:style-name="T5">GUI</text:span>).</text:p>
      <text:p text:style-name="P7"><text:tab/>Aus diesem Grund werden die meisten Sicherheitslücken in Programmen gefunden,</text:p>
      <text:p text:style-name="P7"><text:tab/>die mit <text:span text:style-name="T5">C</text:span> geschrieben wurden. Das <text:span text:style-name="T3">lässt</text:span> nicht den <text:span text:style-name="T3">Rückschluss</text:span> zu, dass <text:span text:style-name="T5">C</text:span> eine</text:p>
      <text:p text:style-name="P7"><text:tab/>"unsichere" Sprache ist, sondern nur, dass <text:span text:style-name="T5">C</text:span> sehr verbreitet, kraftvoll und flexibel ist.</text:p>
      <text:p text:style-name="P7"/>
      <text:p text:style-name="P7"><text:tab/>Viele der in diesem Abschnitt beschriebenen <text:span text:style-name="T3">Sicherheitsrisiken</text:span> treffen auch auf</text:p>
      <text:p text:style-name="P7"><text:tab/>andere Programmiersprachen zu, da sie abhängig von der Betriebsumgebung</text:p>
      <text:p text:style-name="P7"><text:tab/>sind.</text:p>
      <text:p text:style-name="P13"/>
      <text:list text:style-name="L4">
        <text:list-item>
          <text:list>
            <text:list-item>
              <text:p text:style-name="P14"><text:s/><text:span text:style-name="T3">Speicherüberlauf</text:span></text:p>
            </text:list-item>
          </text:list>
        </text:list-item>
      </text:list>
      <text:p text:style-name="P7"><text:tab/><text:span text:style-name="T3">Speicherüberläufe</text:span> (<text:span text:style-name="T3">engl.</text:span> <text:span text:style-name="T6">Buffer</text:span><text:span text:style-name="T7"> Overflows</text:span>) ist einer der bekanntesten Gründe für Sich-</text:p>
      <text:p text:style-name="P7"><text:tab/>erheitsprobleme und Programmabstürze. Sie entstehen überall da, wo Daten</text:p>
      <text:p text:style-name="P7"><text:tab/>aus nicht-vertrauenswürdigen Quellen, wie Tastatur, Netzwerk oder Benutzer-</text:p>
      <text:p text:style-name="P7"><text:tab/>dateien, in einen <text:span text:style-name="T3">Speicherbereich</text:span> mit statischer Größe ohne <text:span text:style-name="T3">Längenprüfung</text:span></text:p>
      <text:p text:style-name="P7"><text:tab/>geschrieben werden.</text:p>
      <text:p text:style-name="P7"/>
      <text:p text:style-name="Standard"><text:span text:style-name="T1"><text:tab/>Die Auswirkung eines </text:span><text:span text:style-name="T8">Speicherüberlaufs </text:span><text:span text:style-name="T1">hängt stark von dem </text:span><text:span text:style-name="T8">Speichert</text:span><text:span text:style-name="T3">yp</text:span> und -inhalt </text:p>
      <text:p text:style-name="Standard"><text:tab/>ab. <text:span text:style-name="T1">Bevor wir jedoch dazu kommen müssen wir noch einen kleinen Blick auf die </text:span></text:p>
      <text:p text:style-name="P10"><text:tab/>Speicherverwaltung von Programmen auf Intel-<text:span text:style-name="T3">basierten</text:span> Prozessoren werfen, um ein</text:p>
      <text:p text:style-name="P10"><text:tab/>besseres Verständnis für die Vorgänge bei den folgenden Beispielen zu bekommen.</text:p>
      <text:p text:style-name="P10"><text:tab/>Lokale Variablen werden auf dem <text:span text:style-name="T5">Stack</text:span> und globale Variablen auf dem <text:span text:style-name="T9">Heap</text:span></text:p>
      <text:p text:style-name="P10"><text:tab/>gespeichert. <text:span text:style-name="T5">Stack</text:span> und <text:span text:style-name="T5">Heap</text:span> teilen sich den selben Speicherbereich, wobei der <text:span text:style-name="T5">Heap</text:span></text:p>
      <text:p text:style-name="P10"><text:tab/>von unten nach oben und der <text:span text:style-name="T5">Stack</text:span> von oben nach unten wächst.</text:p>
      <text:p text:style-name="P10"><draw:g text:anchor-type="paragraph" draw:z-index="0" draw:style-name="gr1"><draw:g draw:style-name="gr2"><draw:rect draw:style-name="gr3" draw:text-style-name="P15" svg:width="5.375cm" svg:height="4.269cm" svg:x="3.539cm" svg:y="1.296cm"><text:p/></draw:rect><draw:rect draw:style-name="gr4" draw:text-style-name="P15" svg:width="5.375cm" svg:height="4.269cm" svg:x="3.539cm" svg:y="6.429cm"><text:p/></draw:rect><draw:line draw:style-name="gr5" draw:text-style-name="P15" svg:x1="9.342cm" svg:y1="1.474cm" svg:x2="9.342cm" svg:y2="5.547cm"><text:p/></draw:line><draw:line draw:style-name="gr5" draw:text-style-name="P15" svg:x1="9.342cm" svg:y1="10.504cm" svg:x2="9.342cm" svg:y2="6.429cm"><text:p/></draw:line><draw:frame draw:style-name="gr6" draw:text-style-name="P17" svg:width="1.802cm" svg:height="0.946cm" svg:x="5.204cm" svg:y="2.924cm"><draw:text-box><text:p text:style-name="P16"><text:span text:style-name="T10">Stack</text:span></text:p></draw:text-box></draw:frame><draw:frame draw:style-name="gr7" draw:text-style-name="P17" svg:width="1.706cm" svg:height="0.946cm" svg:x="5.296cm" svg:y="7.87cm"><draw:text-box><text:p text:style-name="P16"><text:span text:style-name="T10">Heap</text:span></text:p></draw:text-box></draw:frame><draw:frame draw:style-name="gr8" draw:text-style-name="P18" svg:width="5.942cm" svg:height="0.946cm" svg:x="9.566cm" svg:y="3.067cm"><draw:text-box><text:p text:style-name="P16"><text:span text:style-name="T10">wächst nach unten</text:span></text:p></draw:text-box></draw:frame><draw:frame draw:style-name="gr9" draw:text-style-name="P17" svg:width="5.815cm" svg:height="1.024cm" svg:x="9.561cm" svg:y="8.025cm"><draw:text-box><text:p text:style-name="P16"><text:span text:style-name="T10">wächst</text:span><text:span text:style-name="T11"> </text:span><text:span text:style-name="T10">nach oben</text:span></text:p></draw:text-box></draw:frame></draw:g><draw:rect draw:style-name="gr10" draw:text-style-name="P15" svg:width="11.851cm" svg:height="9.408cm" svg:x="2.424cm" svg:y="1.305cm"><text:p/></draw:rect></draw:g></text:p>
      <text:p text:style-name="P19"><text:tab/>Jede Funktion hat ihren eigenen <text:span text:style-name="T7">Stack-Frame</text:span>, auf dem sie ihre lokale Variablen</text:p>
      <text:p text:style-name="P10"><text:tab/>speichert. Dasselbe gilt für <text:span text:style-name="T3">Programmblöcke</text:span>, in <text:span text:style-name="T5">C</text:span>/<text:span text:style-name="T5">C++</text:span> durch die geschweiften</text:p>
      <text:p text:style-name="P10"><text:tab/>Klammern <text:span text:style-name="T12">{</text:span><text:span text:style-name="T13"> und </text:span><text:span text:style-name="T12">}</text:span><text:span text:style-name="T13"> gekennzeichnet. Neben lokalen Daten müssen vor dem Sprung</text:span></text:p>
      <text:p text:style-name="P20"><text:tab/>zum Maschinencode der Funktion auf dem <text:span text:style-name="T5">Stack</text:span> noch <text:span text:style-name="T3">Prozessorregisterinhalte</text:span></text:p>
      <text:p text:style-name="P20"><text:tab/>gesichert werden damit nach Beendigung der Funktion ein Rücksprung in die</text:p>
      <text:p text:style-name="P20"><text:tab/>aufrufende Funktion möglich ist.</text:p>
      <text:p text:style-name="P20"><draw:g text:anchor-type="paragraph" draw:z-index="1" draw:style-name="gr1"><draw:rect draw:style-name="gr11" draw:text-style-name="P15" svg:width="3.363cm" svg:height="2.59cm" svg:x="12.256cm" svg:y="3.067cm"><text:p/></draw:rect><draw:rect draw:style-name="gr3" draw:text-style-name="P15" svg:width="3.363cm" svg:height="2.588cm" svg:x="12.256cm" svg:y="5.637cm"><text:p/></draw:rect><draw:rect draw:style-name="gr12" draw:text-style-name="P15" svg:width="3.363cm" svg:height="2.588cm" svg:x="12.256cm" svg:y="0.497cm"><text:p/></draw:rect><draw:frame draw:style-name="gr13" draw:text-style-name="P21" svg:width="0.823cm" svg:height="1.925cm" svg:x="13.618cm" svg:y="3.388cm"><draw:text-box><text:p text:style-name="P16"><text:span text:style-name="T14">IP</text:span></text:p><text:p text:style-name="P16"><text:span text:style-name="T14"/></text:p><text:p text:style-name="P16"><text:span text:style-name="T14">BP</text:span></text:p></draw:text-box></draw:frame><draw:frame draw:style-name="gr14" draw:text-style-name="P21" svg:width="2.722cm" svg:height="0.655cm" svg:x="12.743cm" svg:y="1.462cm"><draw:text-box><text:p text:style-name="P16"><text:span text:style-name="T14">Parameter</text:span></text:p></draw:text-box></draw:frame><draw:frame draw:style-name="gr15" draw:text-style-name="P21" svg:width="2.46cm" svg:height="1.29cm" svg:x="12.923cm" svg:y="6.279cm"><draw:text-box><text:p text:style-name="P16"><text:span text:style-name="T14">lokale</text:span></text:p><text:p text:style-name="P16"><text:span text:style-name="T14">Variablen</text:span></text:p></draw:text-box></draw:frame></draw:g></text:p>
      <text:p text:style-name="P20"/>
      <text:p text:style-name="P20"><text:tab/>Erst werden die <text:span text:style-name="T3">Funktionsparamter</text:span> vor dem Aufruf des</text:p>
      <text:p text:style-name="P20"><text:tab/>Unterprogramms mit <text:span text:style-name="T12">PUSH</text:span> auf dem <text:span text:style-name="T5">Stack</text:span> geschrieben.</text:p>
      <text:p text:style-name="P20"/>
      <text:p text:style-name="P20"/>
      <text:p text:style-name="Standard"><text:span text:style-name="T15"><text:tab/>Der Assembler Befehl </text:span><text:span text:style-name="T16">CALL</text:span><text:span text:style-name="T15"> sichert die aktuelle </text:span><text:span text:style-name="T17">Position</text:span></text:p>
      <text:p text:style-name="P20"><text:span text:style-name="T4"><text:tab/>im Maschinencode</text:span>, die durch <text:span text:style-name="T12">IP</text:span> dargestellt wird.</text:p>
      <text:p text:style-name="P20"><text:tab/>Das <text:span text:style-name="T12">BP</text:span><text:span text:style-name="T5">-Register</text:span>, das für den <text:span text:style-name="T9">Stack-Frame</text:span> der aufrufenden</text:p>
      <text:p text:style-name="P20"><text:tab/>Funktion benötigt wird, wird ebenfalls gesichert.</text:p>
      <text:p text:style-name="P20"/>
      <text:p text:style-name="P20"><text:tab/>Letztendlich richtet die Funktion ihren <text:span text:style-name="T7">Stack-Frame</text:span> für</text:p>
      <text:p text:style-name="P10"><text:span text:style-name="T13"><text:tab/>die </text:span>lokalen Variablen ein.</text:p>
      <text:p text:style-name="P10"/>
      <text:p text:style-name="P10"/>
      <text:p text:style-name="P10"/>
      <text:p text:style-name="P10"/>
      <text:p text:style-name="P10"><text:tab/>Nach Beendigung der Funktion wird das <text:span text:style-name="T12">BP-Register</text:span> restauriert und in die über-</text:p>
      <text:p text:style-name="P10"><text:tab/>geordnete Funktion gesprungen. Dies geschieht durch den ASM-Befehl <text:span text:style-name="T12">RET,</text:span> der das</text:p>
      <text:p text:style-name="P10"><text:tab/>zuvor auf dem <text:span text:style-name="T5">Stack</text:span> <text:span text:style-name="T3">gesicherte</text:span> Register <text:span text:style-name="T12">IP</text:span><text:span text:style-name="T13"> wiederherstellt</text:span><text:span text:style-name="T12">.</text:span></text:p>
      <text:p text:style-name="P10"><text:tab/>Das hat zur Folge, dass die Ausführung des Maschinencodes an der Stelle fortfährt,</text:p>
      <text:p text:style-name="P10"><text:tab/>auf die das Registerpaar <text:span text:style-name="T12">CS:IP</text:span> zeigt (also direkt nach dem <text:span text:style-name="T12">CALL</text:span> Befehl).</text:p>
      <text:p text:style-name="P10"/>
      <text:p text:style-name="P10"><text:tab/>Nun aber zu den Auswirkungen.</text:p>
      <text:p text:style-name="P10"/>
      <text:p text:style-name="P10"><text:span text:style-name="T4"><text:tab/>Stack</text:span><text:span text:style-name="T18">. </text:span>Speicherüberläufe auf dem <text:span text:style-name="T5">Stack</text:span> können auf drei verschiedene Arten</text:p>
      <text:p text:style-name="P10"><text:tab/>ausgenutzt werden.</text:p>
      <text:p text:style-name="P10"/>
      <text:list text:style-name="L5">
        <text:list-item>
          <text:list>
            <text:list-item>
              <text:list>
                <text:list-item>
                  <text:p text:style-name="P22"><text:span text:style-name="T19">Inhalte von Variablen</text:span><text:span text:style-name="T1">, die auf dem </text:span><text:span text:style-name="T20">Stack</text:span><text:span text:style-name="T1"> über der betroffenen Variable</text:span></text:p>
                </text:list-item>
              </text:list>
            </text:list-item>
          </text:list>
        </text:list-item>
      </text:list>
      <text:p text:style-name="P10"><text:tab/><text:tab/>liegen (abhängig vom Prozessortyp), können mit beliebigen Daten vom</text:p>
      <text:p text:style-name="P10"><text:tab/><text:tab/>Angreifer überschrieben werden.</text:p>
      <text:p text:style-name="P10"><text:tab/><text:tab/>Ein klassisches Beispiel für ein ausnutzbares Sicherheitsloch ist die</text:p>
      <text:p text:style-name="P10"><text:tab/><text:tab/><text:span text:style-name="T3">Authentifizierung</text:span> mit Hilfe eines <text:span text:style-name="T3">Passworts.</text:span> Dabei wird erst das <text:span text:style-name="T3">Passwort</text:span> aus</text:p>
      <text:p text:style-name="P10"><text:tab/><text:tab/>einer lokalen Datenbank gelesen und in eine Variable gespeichert. Im</text:p>
      <text:p text:style-name="P10"><text:tab/><text:tab/>späteren Verlauf des Programms wird das Passwort vom Benutzer abgefragt</text:p>
      <text:p text:style-name="P10"><text:tab/><text:tab/>und die beiden Zeichenketten verglichen</text:p>
      <text:p text:style-name="P10"/>
      <text:p text:style-name="P10"><text:tab/><text:tab/><text:span text:style-name="T21">Beispiel:</text:span></text:p>
      <text:p text:style-name="P23"><text:span text:style-name="T22"><text:tab/><text:tab/>[...]</text:span></text:p>
      <text:p text:style-name="P23"><text:span text:style-name="T22"><text:tab/><text:tab/>/* that's our secret phrase */</text:span></text:p>
      <text:p text:style-name="P23"><text:span text:style-name="T22"><text:tab/><text:tab/>char origPassword[12] = "Geheim\0";</text:span></text:p>
      <text:p text:style-name="P23"><text:span text:style-name="T22"><text:tab/><text:tab/>char userPassword[12];</text:span></text:p>
      <text:p text:style-name="P23"><text:span text:style-name="T22"><text:tab/><text:tab/>[...]</text:span></text:p>
      <text:p text:style-name="P23"/>
      <text:p text:style-name="P23"><text:span text:style-name="T22"><text:tab/><text:tab/>gets(userPassword);<text:tab/><text:tab/><text:tab/>/* read user input */</text:span></text:p>
      <text:p text:style-name="P23"><text:span text:style-name="T22"><text:tab/><text:tab/>[...]</text:span></text:p>
      <text:p text:style-name="P23"/>
      <text:p text:style-name="P23"><text:span text:style-name="T22"><text:tab/><text:tab/>if(strncmp(origPassword, userPassword, 12) != 0)</text:span></text:p>
      <text:p text:style-name="P23"><text:span text:style-name="T22"><text:tab/><text:tab/>{</text:span></text:p>
      <text:p text:style-name="P23"><text:span text:style-name="T22"><text:tab/><text:tab/><text:tab/>printf("Password doesn't match!\n");</text:span></text:p>
      <text:p text:style-name="P23"><text:span text:style-name="T22"><text:tab/><text:tab/><text:tab/>exit(-1);</text:span></text:p>
      <text:p text:style-name="P23"><text:span text:style-name="T22"><text:tab/><text:tab/>}</text:span></text:p>
      <text:p text:style-name="P23"><text:span text:style-name="T22"><text:tab/><text:tab/>[...]</text:span></text:p>
      <text:p text:style-name="P23"><text:span text:style-name="T22"><text:tab/><text:tab/>/* give user access to everything */</text:span></text:p>
      <text:p text:style-name="P23"><text:span text:style-name="T22"><text:tab/><text:tab/>[...]</text:span></text:p>
      <text:p text:style-name="P7"/>
      <text:p text:style-name="P7"><text:tab/><text:tab/>Wenn der Benutzer jetzt mehr als 12 Zeichen<text:span text:style-name="T12"> </text:span><text:span text:style-name="T13">(</text:span><text:span text:style-name="T12">32-Bit </text:span><text:span text:style-name="T23">Alignment</text:span><text:span text:style-name="T13">) eingibt</text:span>,</text:p>
      <text:p text:style-name="Standard"><text:span text:style-name="T24"><text:tab/><text:tab/>dann überschreibt er den Inhalt von </text:span><text:span text:style-name="T25">origPassword[]</text:span><text:span text:style-name="T24">. Gibt er also</text:span></text:p>
      <text:p text:style-name="P7"><text:span text:style-name="T12"><text:tab/><text:tab/>'</text:span><text:span text:style-name="T26">sesamoeffne!sesamoeffne!</text:span><text:span text:style-name="T12">'</text:span> ein, so enthält <text:span text:style-name="T26">userPassword[]</text:span> und</text:p>
      <text:p text:style-name="P7"><text:tab/><text:tab/><text:span text:style-name="T26">origPassword[] </text:span>den selben <text:span text:style-name="T5">String</text:span> <text:span text:style-name="T3">und zwar</text:span> <text:span text:style-name="T12">'</text:span><text:span text:style-name="T27">sesamoeffne!</text:span><text:span text:style-name="T12">'</text:span>; ein Vergleich</text:p>
      <text:p text:style-name="P7"><text:tab/><text:tab/>wird also positiv ausfallen.</text:p>
      <text:p text:style-name="P7"><draw:g text:anchor-type="paragraph" draw:z-index="3" draw:style-name="gr1"><draw:rect draw:style-name="gr4" draw:text-style-name="P15" svg:width="3.306cm" svg:height="1.415cm" svg:x="5.585cm" svg:y="1.078cm"><text:p/></draw:rect><draw:frame draw:style-name="gr16" draw:text-style-name="P25" svg:width="2.844cm" svg:height="0.765cm" svg:x="6.245cm" svg:y="0.362cm"><draw:text-box><text:p text:style-name="P24"><text:span text:style-name="T28">userPassword</text:span></text:p></draw:text-box></draw:frame><draw:frame draw:style-name="gr17" draw:text-style-name="P25" svg:width="2.789cm" svg:height="0.765cm" svg:x="9.349cm" svg:y="0.362cm"><draw:text-box><text:p text:style-name="P24"><text:span text:style-name="T28">origPassword</text:span></text:p></draw:text-box></draw:frame><draw:frame draw:style-name="gr18" draw:text-style-name="P25" svg:width="0.278cm" svg:height="0.765cm" svg:x="5.532cm" svg:y="2.516cm"><draw:text-box><text:p text:style-name="P24"><text:span text:style-name="T28">0</text:span></text:p></draw:text-box></draw:frame><draw:frame draw:style-name="gr19" draw:text-style-name="P25" svg:width="0.532cm" svg:height="0.765cm" svg:x="8.702cm" svg:y="2.516cm"><draw:text-box><text:p text:style-name="P24"><text:span text:style-name="T28">11</text:span></text:p></draw:text-box></draw:frame><draw:frame draw:style-name="gr19" draw:text-style-name="P25" svg:width="0.532cm" svg:height="0.765cm" svg:x="11.972cm" svg:y="2.516cm"><draw:text-box><text:p text:style-name="P24"><text:span text:style-name="T28">23</text:span></text:p></draw:text-box></draw:frame><draw:rect draw:style-name="gr12" draw:text-style-name="P15" svg:width="3.306cm" svg:height="1.415cm" svg:x="8.871cm" svg:y="1.078cm"><text:p/></draw:rect><draw:rect draw:style-name="gr4" draw:text-style-name="P15" svg:width="3.306cm" svg:height="1.415cm" svg:x="5.585cm" svg:y="4.195cm"><text:p/></draw:rect><draw:frame draw:style-name="gr16" draw:text-style-name="P25" svg:width="2.844cm" svg:height="0.765cm" svg:x="6.248cm" svg:y="3.477cm"><draw:text-box><text:p text:style-name="P24"><text:span text:style-name="T28">userPassword</text:span></text:p></draw:text-box></draw:frame><draw:frame draw:style-name="gr17" draw:text-style-name="P25" svg:width="2.789cm" svg:height="0.765cm" svg:x="9.349cm" svg:y="3.477cm"><draw:text-box><text:p text:style-name="P24"><text:span text:style-name="T28">origPassword</text:span></text:p></draw:text-box></draw:frame><draw:frame draw:style-name="gr18" draw:text-style-name="P25" svg:width="0.278cm" svg:height="0.765cm" svg:x="5.534cm" svg:y="5.631cm"><draw:text-box><text:p text:style-name="P24"><text:span text:style-name="T28">0</text:span></text:p></draw:text-box></draw:frame><draw:frame draw:style-name="gr19" draw:text-style-name="P25" svg:width="0.532cm" svg:height="0.765cm" svg:x="8.707cm" svg:y="5.631cm"><draw:text-box><text:p text:style-name="P24"><text:span text:style-name="T28">11</text:span></text:p></draw:text-box></draw:frame><draw:frame draw:style-name="gr19" draw:text-style-name="P25" svg:width="0.532cm" svg:height="0.765cm" svg:x="11.972cm" svg:y="5.631cm"><draw:text-box><text:p text:style-name="P24"><text:span text:style-name="T28">23</text:span></text:p></draw:text-box></draw:frame><draw:rect draw:style-name="gr4" draw:text-style-name="P15" svg:width="3.306cm" svg:height="1.415cm" svg:x="8.873cm" svg:y="4.195cm"><text:p/></draw:rect></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text:style-name="L6">
        <text:list-item>
          <text:list>
            <text:list-item>
              <text:list>
                <text:list-item>
                  <text:p text:style-name="P26">Es können natürlich nicht nur <text:span text:style-name="T3">Variableninhalte</text:span>, sondern auch die </text:p>
                </text:list-item>
              </text:list>
            </text:list-item>
          </text:list>
        </text:list-item>
      </text:list>
      <text:p text:style-name="P7"><text:tab/><text:tab/><text:span text:style-name="T4">gesicherten Register</text:span> auf dem <text:span text:style-name="T5">Stack</text:span> überschrieben werden. Gibt der</text:p>
      <text:p text:style-name="P7"><text:tab/><text:tab/>Angreifer also noch mehr Zeichen ein und überschreibt den <text:span text:style-name="T6">Instruction</text:span></text:p>
      <text:p text:style-name="Standard"><text:span text:style-name="T29"><text:tab/><text:tab/></text:span><text:span text:style-name="T30">Pointer </text:span><text:span text:style-name="T24">(</text:span><text:span text:style-name="T31">IP</text:span><text:span text:style-name="T24">), so kann er Programmcode an einer beliebigen Stelle des</text:span></text:p>
      <text:p text:style-name="P7"><text:tab/><text:tab/>Programms ausführen. In der Regel wird aber nicht auf <text:span text:style-name="T3">programmeigenen</text:span></text:p>
      <text:p text:style-name="Standard"><text:span text:style-name="T32"><text:tab/><text:tab/></text:span><text:span text:style-name="T24">Code gesprungen, sondern es wird die CPU mit eigenem Maschinencode</text:span></text:p>
      <text:p text:style-name="P7"><text:tab/><text:tab/>gefüttert. Dazu wird der <text:span text:style-name="T3">Maschinencode</text:span> in die Variable, also dem <text:span text:style-name="T5">Stack</text:span>,</text:p>
      <text:p text:style-name="P7"><text:tab/><text:tab/>geschrieben und zusätzlich die gesicherte <text:span text:style-name="T12">IP-</text:span>Adresse auf die Startadresse des</text:p>
      <text:p text:style-name="P7"><text:tab/><text:tab/>fremden Programmcodes gesetzt. Wenn die Variable zu klein ist, um den</text:p>
      <text:p text:style-name="P7"><text:tab/><text:tab/>Maschinencode aufzunehmen, dann kann er auch in dem <text:span text:style-name="T3">Programm-</text:span></text:p>
      <text:p text:style-name="P7"><text:span text:style-name="T3"><text:tab/><text:tab/></text:span><text:span text:style-name="T9">Environment</text:span>, auf dem <text:span text:style-name="T5">Heap</text:span> oder sonstwo im adressierbaren Raum</text:p>
      <text:p text:style-name="P7"><text:tab/><text:tab/>abgelegt werden.</text:p>
      <text:p text:style-name="P7"><text:tab/><text:tab/>Wenn nun die Funktion an ihr Ende angelangt ist, wird durch <text:span text:style-name="T12">RET</text:span> das <text:span text:style-name="T12">IP-</text:span></text:p>
      <text:p text:style-name="P7"><text:tab/><text:tab/>Register der CPU mit dem <text:span text:style-name="T12">IP</text:span>-Wert vom <text:span text:style-name="T5">Stack</text:span>, der durch den</text:p>
      <text:p text:style-name="P7"><text:tab/><text:tab/>Angreifer gesetzt wurde, belegt und der Computer führt nun treu die Code-</text:p>
      <text:p text:style-name="P7"><text:tab/><text:tab/>sequenzen des Angreifers aus.</text:p>
      <text:p text:style-name="P7"/>
      <text:list text:style-name="L7">
        <text:list-item>
          <text:list>
            <text:list-item>
              <text:list>
                <text:list-item>
                  <text:p text:style-name="P27">Desweiteren können <text:span text:style-name="T33">Zeiger auf Funktionen</text:span> überschrieben werden, um bei</text:p>
                </text:list-item>
              </text:list>
            </text:list-item>
          </text:list>
        </text:list-item>
      </text:list>
      <text:p text:style-name="P7"><text:tab/><text:tab/>Verwendung dieses Zeigers fremden Code auszuführen. Es läuft wieder nach</text:p>
      <text:p text:style-name="P7"><text:tab/><text:tab/>dem alten Schema ab. Der Angreifer speichert seinen Maschinencode in eine</text:p>
      <text:p text:style-name="P10"><text:span text:style-name="T34"><text:tab/><text:tab/>globale oder </text:span>lokale Variable oder auch im Programm-<text:span text:style-name="T5">Environment</text:span> (hierzu ist</text:p>
      <text:p text:style-name="P10"><text:tab/><text:tab/>kein <text:span text:style-name="T5">Overflow</text:span> nötig, es wird lediglich ein Aufbewahrungsort für den Code</text:p>
      <text:p text:style-name="P10"><text:tab/><text:tab/>benötigt) und <text:span text:style-name="T3">lässt</text:span> den <text:span text:style-name="T3">Funktionszeiger</text:span> auf seinen Programmcode zeigen.</text:p>
      <text:p text:style-name="P10"><text:tab/><text:tab/>Wird der <text:span text:style-name="T3">Funktionszeiger</text:span> benutzt, dann wird nicht etwa der eigentliche </text:p>
      <text:p text:style-name="P10"><text:tab/><text:tab/>Funktionscode, sondern der Code des Angreifers ausgeführt.</text:p>
      <text:p text:style-name="P10"/>
      <text:p text:style-name="P10"><text:tab/><text:tab/><text:span text:style-name="T21">Beispiel:</text:span></text:p>
      <text:p text:style-name="P10"><text:span text:style-name="T22"><text:tab/><text:tab/>[...]</text:span></text:p>
      <text:p text:style-name="P23"><text:span text:style-name="T22"><text:tab/><text:tab/>long (* funcptr) () = atol();</text:span></text:p>
      <text:p text:style-name="P23"><text:span text:style-name="T22"><text:tab/><text:tab/>[...]</text:span></text:p>
      <text:p text:style-name="P23"><text:span text:style-name="T22"><text:tab/><text:tab/>/*</text:span></text:p>
      <text:p text:style-name="P23"><text:span text:style-name="T22"><text:tab/><text:tab/>** irgendwo im </text:span><text:span text:style-name="T35">erreichbaren</text:span><text:span text:style-name="T22"> Speicher schreibt der <text:tab/><text:tab/><text:tab/><text:tab/>** Angreifer seinen Code</text:span></text:p>
      <text:p text:style-name="P23"><text:span text:style-name="T22"><text:tab/><text:tab/>*/</text:span></text:p>
      <text:p text:style-name="P23"><text:span text:style-name="T22"><text:tab/><text:tab/>[...]</text:span></text:p>
      <text:p text:style-name="P23"/>
      <text:p text:style-name="P23"><text:span text:style-name="T22"><text:tab/><text:tab/>/*</text:span></text:p>
      <text:p text:style-name="P23"><text:span text:style-name="T22"><text:tab/><text:tab/>** durch einen Overflow im Programmcode überschreibt</text:span></text:p>
      <text:p text:style-name="P23"><text:span text:style-name="T22"><text:tab/><text:tab/>** der Angreifer den Wert, den (*funcptr) enthält,</text:span></text:p>
      <text:p text:style-name="P23"><text:span text:style-name="T22"><text:tab/><text:tab/>** mit der Startadresse seines Codes</text:span></text:p>
      <text:p text:style-name="P23"><text:span text:style-name="T22"><text:tab/><text:tab/>*/</text:span></text:p>
      <text:p text:style-name="P23"><text:span text:style-name="T22"><text:tab/><text:tab/>[...]</text:span></text:p>
      <text:p text:style-name="P23"/>
      <text:p text:style-name="P23"><text:span text:style-name="T22"><text:tab/><text:tab/>/*</text:span></text:p>
      <text:p text:style-name="P23"><text:span text:style-name="T22"><text:tab/><text:tab/>** die Funktion wird über den Zeiger </text:span><text:span text:style-name="T35">aufgerufen</text:span><text:span text:style-name="T22"> und</text:span></text:p>
      <text:p text:style-name="P23"><text:span text:style-name="T22"><text:tab/><text:tab/>** somit der Fremdcode ausgeführt</text:span></text:p>
      <text:p text:style-name="P23"><text:span text:style-name="T22"><text:tab/><text:tab/>*/</text:span></text:p>
      <text:p text:style-name="P23"><text:span text:style-name="T22"><text:tab/><text:tab/>(*funcptr)(string);</text:span></text:p>
      <text:p text:style-name="P28"><text:span text:style-name="T22"><text:tab/><text:tab/>[...]</text:span></text:p>
      <text:p text:style-name="P28"/>
      <text:p text:style-name="P28"/>
      <text:p text:style-name="P10"><text:span text:style-name="T4"><text:tab/>Heap</text:span><text:span text:style-name="T18">. </text:span>Genau wie beim <text:span text:style-name="T5">Stack</text:span> können auch durch Überläufe auf dem <text:span text:style-name="T5">Heap</text:span> Daten</text:p>
      <text:p text:style-name="P10"><text:tab/>und Funktionszeiger üeberschrieben werden, damit das Verhalten des Programms zu</text:p>
      <text:p text:style-name="P10"><text:tab/>Gunsten des Angreifers verändert wird.</text:p>
      <text:p text:style-name="P10"><text:tab/>Der <text:span text:style-name="T5">Heap</text:span> bietet noch die Möglichkeit die <text:span text:style-name="T12">jmp_buf-</text:span>Variable der <text:span text:style-name="T12">setjmp(3)</text:span> Funktion</text:p>
      <text:p text:style-name="Standard"><text:span text:style-name="T1"><text:tab/>zu überschreiben. Der </text:span><text:span text:style-name="T20">Jump-Buffer</text:span><text:span text:style-name="T1"> enthält unter anderem die Adresse für die</text:span></text:p>
      <text:p text:style-name="P10"><text:tab/>Stelle im <text:span text:style-name="T3">Code, an der</text:span> <text:span text:style-name="T12">setjmp(3)</text:span><text:span text:style-name="T36"> gesetzt wurde</text:span>. Wird dieser Wert mit der Start-</text:p>
      <text:p text:style-name="P10"><text:tab/>adresse des eigenen Maschinencodes überschrieben und <text:span text:style-name="T12">longjmp(3)</text:span> aufgerufen, </text:p>
      <text:p text:style-name="P10"><text:tab/>dann wird das <text:span text:style-name="T12">IP</text:span>-Register auf dem Beginn des fremden Codes gesetzt und </text:p>
      <text:p text:style-name="P10"><text:tab/>damit zur Ausführung gebracht.</text:p>
      <text:p text:style-name="P10"/>
      <text:p text:style-name="P29"><text:span text:style-name="T4"><text:tab/>Wertebereich</text:span><text:span text:style-name="T18">. </text:span>Fehler, die in letzter Zeit immer mehr an Bedeutung gewonnen haben, </text:p>
      <text:p text:style-name="P10"><text:tab/>da man sie nur schwer findet und ihre Auswirkung oft plattformabhängig ist, sind</text:p>
      <text:p text:style-name="P10"><text:tab/>die sog. <text:span text:style-name="T5">Integer Overflows</text:span><text:span text:style-name="T36"> und </text:span><text:span text:style-name="T5">Signed Bugs</text:span><text:span text:style-name="T36">.</text:span></text:p>
      <text:p text:style-name="P30"/>
      <text:p text:style-name="P30"><text:tab/>Zu beachten ist, dass <text:span text:style-name="T5">Overflows</text:span> für vorzeichenlose Zahlen im C-Standard definiert sind,</text:p>
      <text:p text:style-name="P30"><text:tab/>die Handhabung von verzeichenbehafteten Zahlen aber undefiniert ist und somit von der</text:p>
      <text:p text:style-name="P30"><text:tab/>Compiler Implementierung abhängt.</text:p>
      <text:p text:style-name="P30"/>
      <text:p text:style-name="P10"><text:tab/>Erst sollen einige theoretische <text:span text:style-name="T3">Codebeispiele</text:span> die Gefahr verdeutlichen bevor Beispiele</text:p>
      <text:p text:style-name="P10"><text:tab/>aus der Praxis gezeigt werden.<text:tab/></text:p>
      <text:p text:style-name="P10"/>
      <text:p text:style-name="P10"><text:tab/><text:span text:style-name="T21">Beispiel:</text:span></text:p>
      <text:p text:style-name="P10"><text:tab/>1.)</text:p>
      <text:p text:style-name="P10"><text:tab/><text:span text:style-name="T22">[...]</text:span></text:p>
      <text:p text:style-name="P10"><text:span text:style-name="T22"><text:tab/>unsigned int uintAnzahl;</text:span></text:p>
      <text:p text:style-name="P10"><text:span text:style-name="T22"><text:tab/>unsigned int uintGroesse;</text:span></text:p>
      <text:p text:style-name="P10"/>
      <text:p text:style-name="P10"><text:span text:style-name="T22"><text:tab/>uintAnzahl <text:s/>= uintGetZahlFromUser();</text:span></text:p>
      <text:p text:style-name="P10"><text:span text:style-name="T22"><text:tab/>uintGroesse = uintAnzahl * sizeof(struct myStructure);</text:span></text:p>
      <text:p text:style-name="P10"/>
      <text:p text:style-name="P10"><text:span text:style-name="T22"><text:tab/>/*</text:span></text:p>
      <text:p text:style-name="P10"><text:span text:style-name="T22"><text:tab/>** Wenn der Benutzer das Maximum für den <text:tab/><text:tab/><text:tab/><text:tab/><text:tab/><text:tab/>** Wertebereich unsigned int (UINT_MAX definiert in</text:span></text:p>
      <text:p text:style-name="P10"><text:span text:style-name="T22"><text:tab/>** limits.h) als Zahl eingibt, dann wird</text:span></text:p>
      <text:p text:style-name="P10"><text:span text:style-name="T22"><text:tab/>** durch die Multiplikation ein Wert größer als</text:span></text:p>
      <text:p text:style-name="P10"><text:span text:style-name="T22"><text:tab/>** UINT_MAX errechnet.</text:span></text:p>
      <text:p text:style-name="P10"><text:span text:style-name="T22"><text:tab/>** Die Variable erfährt nun einen Überlauf mit der Folge,</text:span></text:p>
      <text:p text:style-name="P10"><text:span text:style-name="T37"><text:tab/>** dass uintGroesse einen kleineren Wert zugewiesen bekommt.</text:span></text:p>
      <text:p text:style-name="P10"><text:span text:style-name="T37"><text:tab/>** Man kann sich dieses Verhalten ähnlich vorstellen wie das</text:span></text:p>
      <text:p text:style-name="P10"><text:span text:style-name="T37"><text:tab/>** Verhalten eines Ringpuffers.</text:span></text:p>
      <text:p text:style-name="P10"><text:span text:style-name="T22"><text:tab/>*/</text:span></text:p>
      <text:p text:style-name="P10"/>
      <text:p text:style-name="P10"><text:span text:style-name="T22"><text:tab/>myStructureArray[i] = malloc(uintGroesse);</text:span></text:p>
      <text:p text:style-name="P10"/>
      <text:p text:style-name="P10"><text:span text:style-name="T22"><text:tab/>/*</text:span></text:p>
      <text:p text:style-name="P10"><text:span text:style-name="T22"><text:tab/>** durch den Aufruf von malloc(3) wird also ein</text:span></text:p>
      <text:p text:style-name="P10"><text:span text:style-name="T22"><text:tab/>** kleiner Speicherbereiche alloziert als</text:span></text:p>
      <text:p text:style-name="P10"><text:span text:style-name="T22"><text:tab/>** UINT_MAX * sizeof(struct myStructure);</text:span></text:p>
      <text:p text:style-name="P10"><text:span text:style-name="T22"><text:tab/>** Der kleinere Buffer führt zwangsläufig zu einen</text:span></text:p>
      <text:p text:style-name="P10"><text:span text:style-name="T22"><text:tab/>** Bufferoverflow.</text:span></text:p>
      <text:p text:style-name="P10"><text:span text:style-name="T22"><text:tab/>*/</text:span></text:p>
      <text:p text:style-name="P10"><text:span text:style-name="T22"><text:tab/>[...]</text:span></text:p>
      <text:p text:style-name="P10"/>
      <text:p text:style-name="P10"/>
      <text:p text:style-name="P10"><text:tab/>2.)</text:p>
      <text:p text:style-name="P10"><text:tab/><text:span text:style-name="Source_20_Text">[...]</text:span></text:p>
      <text:p text:style-name="P10"><text:span text:style-name="Source_20_Text"><text:tab/></text:span><text:span text:style-name="T22">unsigned int uintAnzahl = uintGetZahlFromUser();</text:span></text:p>
      <text:p text:style-name="P10"><text:span text:style-name="T22"><text:tab/>myArray[i] = malloc(uintAnzahl + strlen("oops!"));</text:span></text:p>
      <text:p text:style-name="P10"/>
      <text:p text:style-name="P10"><text:span text:style-name="T22"><text:tab/>/*</text:span></text:p>
      <text:p text:style-name="P10"><text:span text:style-name="T22"><text:tab/>** Bei Addition passiert natürlich das selbe,</text:span></text:p>
      <text:p text:style-name="P10"><text:span text:style-name="T22"><text:tab/>** der von malloc(3) allozierte Buffer ist zu klein</text:span></text:p>
      <text:p text:style-name="P10"><text:span text:style-name="T22"><text:tab/>*/</text:span></text:p>
      <text:p text:style-name="P10"/>
      <text:p text:style-name="P10"><text:span text:style-name="Source_20_Text"><text:tab/><text:tab/><text:tab/></text:span></text:p>
      <text:p text:style-name="P10"><text:tab/>3.)</text:p>
      <text:p text:style-name="P10"><text:tab/><text:span text:style-name="Source_20_Text">[...]</text:span></text:p>
      <text:p text:style-name="P10"><text:span text:style-name="Source_20_Text"><text:tab/>char Buffer[1024];</text:span></text:p>
      <text:p text:style-name="P10"><text:span text:style-name="Source_20_Text"><text:tab/>[...]</text:span></text:p>
      <text:p text:style-name="P10"/>
      <text:p text:style-name="P10"><text:span text:style-name="Source_20_Text"><text:tab/>short</text:span><text:span text:style-name="T22"> shortAnzahl;</text:span></text:p>
      <text:p text:style-name="P10"><text:span text:style-name="T22"><text:tab/>[...]</text:span></text:p>
      <text:p text:style-name="P10"/>
      <text:p text:style-name="P10"><text:span text:style-name="T22"><text:tab/>shortAnzahl = longGetZahlFromUser();</text:span></text:p>
      <text:p text:style-name="P10"/>
      <text:p text:style-name="P10"><text:span text:style-name="T22"><text:tab/>[...]</text:span></text:p>
      <text:p text:style-name="P10"/>
      <text:p text:style-name="P10"><text:span text:style-name="T22"><text:tab/>if(shortAnzahl &gt; sizeof(Buffer))</text:span></text:p>
      <text:p text:style-name="P10"><text:span text:style-name="T22"><text:tab/>{</text:span></text:p>
      <text:p text:style-name="P10"><text:span text:style-name="T22"><text:tab/><text:tab/>fprintf(stderr, "Buffer zu klein!\n");</text:span></text:p>
      <text:p text:style-name="P10"><text:span text:style-name="T22"><text:tab/><text:tab/>exit(-1);</text:span></text:p>
      <text:p text:style-name="P10"><text:span text:style-name="T22"><text:tab/>}</text:span></text:p>
      <text:p text:style-name="P10"/>
      <text:p text:style-name="P10"><text:span text:style-name="T22"><text:tab/>/*</text:span></text:p>
      <text:p text:style-name="P10"><text:span text:style-name="T22"><text:tab/>** Wenn wir für shortAnzahl -1 angeben, dann ist der</text:span></text:p>
      <text:p text:style-name="P10"><text:span text:style-name="T22"><text:tab/>** Ausdruck in der if-Bedingung logisch fals, aber wenn</text:span></text:p>
      <text:p text:style-name="P10"><text:span text:style-name="T22"><text:tab/>** wir später ein malloc(3), memcpy(3) oder</text:span></text:p>
      <text:p text:style-name="P10"><text:span text:style-name="T22"><text:tab/>** ähnliches machen, dann wird -1 als positiver</text:span></text:p>
      <text:p text:style-name="P10"><text:span text:style-name="T22"><text:tab/>** Wert von den Funktionen gehandelt. Der Wert -1</text:span></text:p>
      <text:p text:style-name="P10"><text:span text:style-name="T22"><text:tab/>** entspricht ca. 4 GB. Hier ist einmal die Zuweisung 'long'</text:span></text:p>
      <text:p text:style-name="P10"><text:span text:style-name="T22"><text:tab/>** zu 'short' sowie auch das Vorzeichen ein Problem!</text:span></text:p>
      <text:p text:style-name="P10"><text:span text:style-name="T22"><text:tab/>*/</text:span></text:p>
      <text:p text:style-name="P10"><text:span text:style-name="T22"><text:tab/>[...]</text:span></text:p>
      <text:p text:style-name="P10"/>
      <text:p text:style-name="P10"/>
      <text:p text:style-name="P10"><text:tab/>Die folgenden Fehler waren alle Teil einer realen Applikation und wurden behoben.</text:p>
      <text:p text:style-name="P10"><text:tab/>Die roten Zeilen enthalten den Fehler, die grünen Zeilen sind die entsprechende</text:p>
      <text:p text:style-name="P10"><text:tab/>Korrektur. Blaue Abschnitte kennzeichnen den Teil, bei dem der Fehler seine</text:p>
      <text:p text:style-name="P10"><text:tab/>negative Auswirkung hat.</text:p>
      <text:p text:style-name="P10"/>
      <text:p text:style-name="P10"><text:tab/><text:span text:style-name="T21">Bsp. smalltak 2.1.8:</text:span></text:p>
      <text:p text:style-name="P31"><text:tab/>[...]<text:tab/></text:p>
      <text:p text:style-name="P31"><text:tab/>memset (crgb, 0, 256 * sizeof (unsigned int *));</text:p>
      <text:p text:style-name="P31"><text:tab/>for (a = 0; a &lt; ncolors; a++)</text:p>
      <text:p text:style-name="P31"><text:s/><text:tab/>{</text:p>
      <text:p text:style-name="P31"><text:tab/><text:tab/><text:span text:style-name="T38">char1 = colorTable[a].string[0];</text:span></text:p>
      <text:p text:style-name="P31"><text:tab/><text:tab/><text:span text:style-name="T39">char1 = (unsigned char)colorTable[a].string[0];</text:span></text:p>
      <text:p text:style-name="P31"><text:tab/><text:tab/>if (crgb[char1] == NULL)</text:p>
      <text:p text:style-name="P31"><text:tab/><text:tab/>{</text:p>
      <text:p text:style-name="P31"><text:tab/><text:tab/><text:tab/><text:span text:style-name="T40">crgb[char1] </text:span>= (unsigned int *) ...</text:p>
      <text:p text:style-name="P31"><text:tab/>[...]</text:p>
      <text:p text:style-name="P31"/>
      <text:p text:style-name="P10"><text:tab/>Hier haben wir ein Vorzeichenproblem. Die Variable <text:span text:style-name="T26">char1</text:span><text:span text:style-name="T36"> ist vorzeichenbehaftet und</text:span></text:p>
      <text:p text:style-name="P30"><text:tab/>vom Typ <text:span text:style-name="T5">int</text:span> (32 Bit). Die Variable <text:span text:style-name="T41">colorTable[a].string[0]</text:span> besitzt ebenfalls ein</text:p>
      <text:p text:style-name="P30"><text:tab/>Vorzeichen ist aber vom Typ <text:span text:style-name="T5">char</text:span> und deswegen nur 8 Bit groß. Das Problem ist nicht </text:p>
      <text:p text:style-name="P30"><text:tab/>offensichtlich. Da wir einen Wert der Größe 8 Bit einer Variablen mit der Größe 32</text:p>
      <text:p text:style-name="P30"><text:tab/>Bit zuordnen kann es keinen Überlauf geben. Steht jedoch in <text:span text:style-name="T41">colorTable[a].</text:span></text:p>
      <text:p text:style-name="P30"><text:span text:style-name="T41"><text:tab/>string[0] </text:span>der Wert 0xFF so sind alle 8 Bits gesetzt. Das <text:span text:style-name="T5">Most Significant Bit</text:span> (MSB)</text:p>
      <text:p text:style-name="P30"><text:tab/>ist somit auch gesetzt und gibt an, dass der Wert negativ ist. Der binäre Wert 11111111</text:p>
      <text:p text:style-name="P30"><text:tab/>(0xFF)</text:p>
      <text:p text:style-name="P30"><text:tab/>entspricht somit dem Dezimalwert -1. Wird 0xFF nun in eine vorzeichenbehaftete</text:p>
      <text:p text:style-name="P30"><text:tab/>32 Bit Variable überführt, dann wird auch hier das MSB gesetzt. Das Resultat ist nun</text:p>
      <text:p text:style-name="Standard"><text:span text:style-name="T42"><text:tab/>nicht etwa der Wert 0x000000FF sondern 0xFFFFFFFF (-1 </text:span>dezimal<text:span text:style-name="T42">). Die Variable</text:span></text:p>
      <text:p text:style-name="P30"><text:tab/><text:span text:style-name="T41">char1</text:span> wird als Index im Array <text:span text:style-name="T41">crgb[]</text:span> benutzt, ist sie nun negativ, dann haben wir</text:p>
      <text:p text:style-name="P30"><text:tab/>einen „Speicherunterlauf“ (<text:span text:style-name="T5">Buffer Underflow</text:span>) und kopieren Daten ausserhalb des </text:p>
      <text:p text:style-name="P30"><text:tab/>Arrays und überschreiben evtl. vitale Informationen.</text:p>
      <text:p text:style-name="P10"/>
      <text:p text:style-name="P10"><text:tab/><text:span text:style-name="T21">Bsp. libxpm aus Xorg-X11 6.8.2:</text:span></text:p>
      <text:p text:style-name="P31"><text:tab/>[...]</text:p>
      <text:p text:style-name="P32"><text:bookmark text:name="comment_text_25"/><text:tab/><text:span text:style-name="T43">unsigned int i;</text:span></text:p>
      <text:p text:style-name="P33"><text:tab/><text:span text:style-name="T39">int i;</text:span></text:p>
      <text:p text:style-name="P33"/>
      <text:p text:style-name="P34"><text:tab/>for (i = nbytes; <text:span text:style-name="T40">--i &gt;=0</text:span>;)</text:p>
      <text:p text:style-name="P33"><text:tab/><text:tab/>*dst++ = *src++;</text:p>
      <text:p text:style-name="P35"/>
      <text:p text:style-name="P31"><text:tab/>[...]</text:p>
      <text:p text:style-name="P36"/>
      <text:p text:style-name="P36"><text:tab/>Eigentlich wurde die Variable <text:span text:style-name="T26">i</text:span><text:span text:style-name="T36"> zum Typ </text:span><text:span text:style-name="T5">unsigned int</text:span><text:span text:style-name="T36"> gemacht, um </text:span><text:span text:style-name="T5">Integer Overflows</text:span></text:p>
      <text:p text:style-name="P37"><text:tab/>zu verhindern. Es stellte sich jedoch heraus, dass dies zu einem anderen Problem</text:p>
      <text:p text:style-name="P37"><text:tab/>führte. Und zwar wird <text:span text:style-name="T41">i</text:span> in der For-Schleife als Terminationsbedingung für das</text:p>
      <text:p text:style-name="P37"><text:tab/>Kopieren eines <text:span text:style-name="T5">Strings</text:span> benutzt. Es wird so lange ein Byte kopiert wie <text:span text:style-name="T41">i</text:span> positiv oder</text:p>
      <text:p text:style-name="Preformatted_20_Text"><text:span text:style-name="T44"><text:tab/>Null (also nicht negativ) ist. Bei jedem Schleifendurchlauf wird </text:span><text:span text:style-name="T45">i</text:span><text:span text:style-name="T44"> um 1 dekrementiert.</text:span></text:p>
      <text:p text:style-name="P37"><text:tab/>Da <text:span text:style-name="T41">i</text:span> aber per definitionem kein Vorzeichen hat, kann <text:span text:style-name="T41">i</text:span> nie negativ werden. Die</text:p>
      <text:p text:style-name="P37"><text:tab/>Schleife läuft also endlos weiter, da die Terminationsbedingung nicht erfüllt wird.</text:p>
      <text:p text:style-name="P37"><text:tab/>Erreicht <text:span text:style-name="T41">i</text:span> den Wert 0 und wird ein weiteres mal dekrementiert, dann hat <text:span text:style-name="T41">i</text:span> den Wert </text:p>
      <text:p text:style-name="P37"><text:tab/>UINT_MAX (0xFFFFFFFF). Das Resultat ist wieder ein Speicherüberlauf diesmal in</text:p>
      <text:p text:style-name="P37"><text:tab/><text:span text:style-name="T41">*dst</text:span>.</text:p>
      <text:p text:style-name="P37"><text:tab/></text:p>
      <text:p text:style-name="P38"><text:tab/><text:span text:style-name="T46">Bsp. libxpm aus Xorg-X11 6.8.1:</text:span></text:p>
      <text:p text:style-name="P39"><text:tab/>[...]</text:p>
      <text:p text:style-name="P39"><text:tab/>static int <text:line-break/><text:tab/>CreateOldColorTable(ct, ncolors, oldct) <text:line-break/><text:tab/><text:tab/>XpmColor *ct; <text:line-break/><text:tab/><text:tab/><text:span text:style-name="T38">unsigned int ncolors;</text:span> <text:line-break/><text:tab/><text:tab/>XpmColor ***oldct; <text:line-break/><text:tab/>{ <text:line-break/><text:tab/><text:tab/>XpmColor **colorTable, **color; <text:line-break/><text:tab/><text:tab/><text:span text:style-name="T38">int a;</text:span></text:p>
      <text:p text:style-name="P39"><text:tab/><text:tab/><text:span text:style-name="T39">unsigned int a;</text:span> <text:line-break/><text:line-break/><text:tab/><text:tab/>if (ncolors &gt;= UINT_MAX / sizeof(XpmColor *)) <text:line-break/><text:tab/><text:tab/><text:tab/>return XpmNoMemory; <text:line-break/><text:line-break/><text:tab/><text:tab/>colorTable = (XpmColor **) XpmMalloc(ncolors * sizeof</text:p>
      <text:p text:style-name="P39"><text:tab/><text:tab/><text:tab/>(XpmColor *)); <text:line-break/></text:p>
      <text:p text:style-name="P39"><text:tab/><text:tab/>if (!colorTable) { <text:line-break/><text:tab/><text:tab/><text:tab/>*oldct = NULL; <text:line-break/><text:tab/><text:tab/><text:tab/>return (XpmNoMemory); <text:line-break/><text:tab/><text:tab/>}</text:p>
      <text:p text:style-name="P39"><text:s/><text:line-break/><text:tab/><text:tab/>for (a = 0, color = colorTable; <text:span text:style-name="T40">a &lt; (ncolors-1)</text:span>; <text:span text:style-name="T40">a++</text:span>,</text:p>
      <text:p text:style-name="P39"><text:tab/><text:tab/><text:tab/><text:tab/><text:tab/><text:tab/><text:tab/><text:tab/><text:tab/><text:tab/>color++, ct++) <text:line-break/><text:tab/><text:tab/><text:tab/>*color = ct;</text:p>
      <text:p text:style-name="P39"><text:s/><text:line-break/><text:tab/><text:tab/>*oldct = colorTable; <text:line-break/><text:tab/><text:tab/>return (XpmSuccess); <text:line-break/><text:tab/>} </text:p>
      <text:p text:style-name="P39"><text:tab/>[...]</text:p>
      <text:p text:style-name="Standard"/>
      <text:p text:style-name="Standard"><text:tab/>Hier haben wir wieder ein Problem in der For-Schleife. Diesmal ist es aber offen-</text:p>
      <text:p text:style-name="Standard"><text:tab/>sichtlicher. <text:s/>Die Bedingung <text:s/><text:span text:style-name="T47">a &lt; (ncolors-1)</text:span> kann zu einer Endlosschleife führen. <text:tab/><text:tab/>Da <text:span text:style-name="T26">a</text:span><text:span text:style-name="T36"> vorzeichenbehaftet ist (1 Bit (das MSB) wird für das Vorzeichen benutzt, darum</text:span></text:p>
      <text:p text:style-name="P40"><text:tab/>können nicht die ganzen 64 Bit der Variable benutzt werden, sondern nur 63 Bit)</text:p>
      <text:p text:style-name="P40"><text:tab/>und <text:span text:style-name="T41">ncolors</text:span> es nicht ist kann <text:span text:style-name="T5">a</text:span> niemals grösser als <text:span text:style-name="T41">ncolors</text:span> werden. Genauer gesagt</text:p>
      <text:p text:style-name="P40"><text:tab/><text:span text:style-name="T41">a</text:span> kann maximal halb so groß (INT_MAX) werden wie <text:span text:style-name="T41">ncolors</text:span> (UINT_MAX).</text:p>
      <text:p text:style-name="P10"/>
      <text:p text:style-name="P10"><text:tab/>Wie kann man sich nun vor <text:span text:style-name="T5">Integer Overflows</text:span><text:span text:style-name="T36"> schützen? Nicht alle Lösungen sind</text:span></text:p>
      <text:p text:style-name="P30"><text:tab/>frei von Nebenwirkungen. Sie mögen auf 32 Bit Maschinen funktionieren aber nicht</text:p>
      <text:p text:style-name="P30"><text:tab/>auf 64 Bit Maschinen. Oder der <text:span text:style-name="T5">C</text:span>-Standard definiert das Verhalten bei Wertebereichs-</text:p>
      <text:p text:style-name="P30"><text:tab/>überschreitungen nicht, was dazu führt, dass die Compiler ihr eigenes Süppchen</text:p>
      <text:p text:style-name="P30"><text:tab/>kochen.</text:p>
      <text:p text:style-name="P30"/>
      <text:p text:style-name="P30"><text:tab/>Fangen wir mit so einem Fall an. Nehmen wir an der Benutzer übergibt uns eine</text:p>
      <text:p text:style-name="P10"><text:span text:style-name="T36"><text:tab/>Variable </text:span><text:span text:style-name="T26">n</text:span><text:span text:style-name="T36">, die die Anzahl der Elemente vom Typ </text:span><text:span text:style-name="T26">struct myData</text:span><text:span text:style-name="T36"> angibt, die wir</text:span></text:p>
      <text:p text:style-name="P30"><text:tab/>gleich empfangen werden. Nun wurden alle Vorkehrungen getroffen, um einen</text:p>
      <text:p text:style-name="P30"><text:tab/>Speicherüberlauf zu vermeiden. Und vor <text:span text:style-name="T5">Integer Overflows</text:span> wollen wir uns wie folgt</text:p>
      <text:p text:style-name="P30"><text:tab/>schützen:</text:p>
      <text:p text:style-name="P31"><text:tab/>[...]</text:p>
      <text:p text:style-name="P31"><text:tab/>#define SIZEOF_MYDATA 100</text:p>
      <text:p text:style-name="P31"><text:tab/>[...]</text:p>
      <text:p text:style-name="P31"><text:tab/>int a;</text:p>
      <text:p text:style-name="P31"><text:tab/>[...]</text:p>
      <text:p text:style-name="P31"><text:tab/>if(a * SIZEOF_MYDATA / SIZEOF_MYDATA != a)</text:p>
      <text:p text:style-name="P31"><text:tab/><text:tab/>[EXIT]</text:p>
      <text:p text:style-name="P31"><text:tab/>[...]</text:p>
      <text:p text:style-name="P10"/>
      <text:p text:style-name="P10"><text:tab/>Nach ein paar Gedankenexperimenten sieht man, dass die if-Anweisung mögliche</text:p>
      <text:p text:style-name="P10"><text:tab/><text:span text:style-name="T5">Integer Overflows</text:span><text:span text:style-name="T36"> abfängt. Leider hat sie Sache einen subtilen Haken. Der </text:span><text:span text:style-name="T5">C</text:span><text:span text:style-name="T36">-Standard</text:span></text:p>
      <text:p text:style-name="P30"><text:tab/>definiert für überlaufende <text:span text:style-name="T5">signed</text:span> Variablen keine Vorgehensweise, während <text:span text:style-name="T5">unsigned</text:span></text:p>
      <text:p text:style-name="P30"><text:tab/>Werte einfach wieder bei 0 beginnen. Das führt dazu, dass unser Test vom Compiler</text:p>
      <text:p text:style-name="P30"><text:tab/>anders interpretiert wird als wir erwarten. In einigen Fällen wird der Teil sogar „weg-</text:p>
      <text:p text:style-name="P30"><text:tab/>optimiert“.</text:p>
      <text:p text:style-name="P30"/>
      <text:p text:style-name="P30"><text:tab/>Also benutzen wir den Typ <text:span text:style-name="T5">size_t</text:span>, da er nicht vorzeichenbehaftet ist und zudem noch</text:p>
      <text:p text:style-name="P30"><text:tab/>auf allen Architekturen problemlos zu benutzen ist.</text:p>
      <text:p text:style-name="P30"/>
      <text:p text:style-name="P30"><text:tab/><text:span text:style-name="T21">Bsp. xpdf 2.02pl1:</text:span></text:p>
      <text:p text:style-name="P31"><text:tab/>[...]</text:p>
      <text:p text:style-name="P41"><text:s text:c="5"/>size_t size;</text:p>
      <text:p text:style-name="P42"><text:tab/>[...]</text:p>
      <text:p text:style-name="P41"><text:tab/>if(size*sizeof(XRefEntry)/sizeof(XRefEntry) != size)</text:p>
      <text:p text:style-name="P41"><text:tab/>{</text:p>
      <text:p text:style-name="P41"><text:s text:c="7"/>error(-1, "Invalid 'size' inside xref table.");</text:p>
      <text:p text:style-name="P41"><text:s text:c="7"/>ok = gFalse;</text:p>
      <text:p text:style-name="P41"><text:s text:c="7"/>errCode = errDamaged;<text:tab/>#define SIZEOF_MYDATA 100</text:p>
      <text:p text:style-name="P41"><text:tab/>}</text:p>
      <text:p text:style-name="P41"/>
      <text:p text:style-name="P31"><text:tab/>entries = (XRefEntry *)<text:span text:style-name="T40">gmalloc(size * sizeof(XRefEntry)</text:span>);</text:p>
      <text:p text:style-name="P31"/>
      <text:p text:style-name="P31"><text:tab/>for (i = 0; i &lt; size; ++i)</text:p>
      <text:p text:style-name="P31"><text:tab/>{</text:p>
      <text:p text:style-name="P31"><text:s text:c="5"/><text:tab/>entries[i].offset = 0xffffffff;</text:p>
      <text:p text:style-name="P31"><text:s text:c="5"/><text:tab/>entries[i].used = gFalse;</text:p>
      <text:p text:style-name="P31"><text:tab/>}</text:p>
      <text:p text:style-name="P31"><text:tab/>[...]</text:p>
      <text:p text:style-name="P10"/>
      <text:p text:style-name="P10"><text:tab/>Der grün markierte Teil ist soweit völlig in Ordnung, das Problem ist <text:span text:style-name="T5">gmalloc()</text:span><text:span text:style-name="T36">.</text:span></text:p>
      <text:p text:style-name="P30"><text:tab/>Der Parameter ist nicht vom Typ <text:span text:style-name="T5">size_t</text:span> sondern vom Typ <text:span text:style-name="T5">int</text:span>, das Resultat ist also</text:p>
      <text:p text:style-name="P30"><text:tab/>abermals ein Wertebereichsüberlauf. Zudem ist diese Implementierung nicht 64 Bit-</text:p>
      <text:p text:style-name="P30"><text:tab/>tauglich.</text:p>
      <text:p text:style-name="P10"/>
      <text:p text:style-name="P10"><text:tab/>Im Dezember 2004 wurde mehrere potentielle <text:span text:style-name="T5">Integer Overflows</text:span><text:span text:style-name="T36"> im Samba-Code</text:span></text:p>
      <text:p text:style-name="P30"><text:tab/>behoben. Dafür wurden die Funktionen <text:span text:style-name="T5">malloc()</text:span>, <text:span text:style-name="T5">realloc()</text:span>, <text:span text:style-name="T5">calloc()</text:span> aus der <text:span text:style-name="T5">glibc</text:span> mit</text:p>
      <text:p text:style-name="P30"><text:tab/>eigenen Funktionen ersetzt, die das Ergebnis einer arithmetischen Operation vor dem</text:p>
      <text:p text:style-name="P30"><text:tab/>Allozieren des Speichers prüfen.</text:p>
      <text:p text:style-name="P30"><text:tab/><text:span text:style-name="T21">Die folgende Funktion ist ein Ersatz für </text:span><text:span text:style-name="T48">malloc()</text:span><text:span text:style-name="T21">:</text:span></text:p>
      <text:p text:style-name="P43"><text:tab/>void *malloc_array(size_t el_size, unsigned int count)</text:p>
      <text:p text:style-name="P43"><text:tab/>{</text:p>
      <text:p text:style-name="P43"><text:tab/><text:tab/><text:span text:style-name="T39">if (count &gt;= MAX_ALLOC_SIZE/el_size) {</text:span></text:p>
      <text:p text:style-name="P41"><text:tab/><text:tab/><text:tab/>return NULL;</text:p>
      <text:p text:style-name="P41"><text:tab/><text:tab/>}</text:p>
      <text:p text:style-name="P43"/>
      <text:p text:style-name="P43"><text:tab/><text:tab/>#if defined(PARANOID_MALLOC_CHECKER)</text:p>
      <text:p text:style-name="P43"><text:tab/><text:tab/><text:tab/>return <text:span text:style-name="T40">malloc_(el_size*count)</text:span>;</text:p>
      <text:p text:style-name="P43"><text:tab/><text:tab/>#else</text:p>
      <text:p text:style-name="P43"><text:tab/><text:tab/><text:tab/>return malloc(el_size*count);</text:p>
      <text:p text:style-name="P43"><text:tab/><text:tab/>#endif</text:p>
      <text:p text:style-name="P43"><text:tab/>}</text:p>
      <text:p text:style-name="P10"/>
      <text:p text:style-name="P10"><text:tab/>Die if-Anweisung bricht ab, wenn der Wertebereich der Ergebnisvariablen überschritten</text:p>
      <text:p text:style-name="P10"><text:tab/>wird.<text:tab/>Und natürlich sind wir paranoid und definieren <text:span text:style-name="T49">PARANOID_MALLOC_CHECKER</text:span><text:span text:style-name="T50">,</text:span></text:p>
      <text:p text:style-name="P44"><text:tab/>um den Codeblock <text:span text:style-name="T41">return malloc_(el_size*count)</text:span> zu aktivieren.</text:p>
      <text:p text:style-name="P44"/>
      <text:p text:style-name="P44"><text:tab/>Guckt man sich aber nun <text:span text:style-name="T5">malloc_()</text:span> genauer an, entdeckt man, dass die vorherige</text:p>
      <text:p text:style-name="P44"><text:tab/>Prüfung ausgehebelt wird, da eine weitere arithmetische Operation folgt (<text:span text:style-name="T41">+ 16</text:span>) und</text:p>
      <text:p text:style-name="P44"><text:tab/>somit wieder ein <text:span text:style-name="T5">Integer Overflow</text:span> stattfinden kann.</text:p>
      <text:p text:style-name="P44"/>
      <text:p text:style-name="P31"><text:tab/>void *malloc_(size_t size)</text:p>
      <text:p text:style-name="P31"><text:tab/>{</text:p>
      <text:p text:style-name="P31"><text:tab/><text:tab/>#undef malloc</text:p>
      <text:p text:style-name="P31"/>
      <text:p text:style-name="P31"><text:tab/><text:tab/>/* If we don't add an amount here the glibc memset</text:p>
      <text:p text:style-name="P31"><text:tab/><text:tab/>seems to write one byte over. */</text:p>
      <text:p text:style-name="P31"/>
      <text:p text:style-name="P31"><text:tab/><text:tab/>return <text:span text:style-name="T38">malloc(size+16)</text:span>;</text:p>
      <text:p text:style-name="P31"/>
      <text:p text:style-name="P31"><text:tab/><text:tab/>#define malloc(s) __ERROR_DONT_USE_MALLOC_DIRECTLY</text:p>
      <text:p text:style-name="P31"><text:tab/>}</text:p>
      <text:p text:style-name="P31"/>
      <text:p text:style-name="P45"><text:tab/>Die Addition wurde nur eingefügt, damit <text:span text:style-name="T5">Valgrind</text:span><text:span text:style-name="T36"> (ein Programm zum Auffinden von</text:span></text:p>
      <text:p text:style-name="P46"><text:tab/>Speicherlecks und ähnlichem) diese Stelle nicht mehr bemängelt. Welch Ironie. Es </text:p>
      <text:p text:style-name="P46"><text:tab/>zeigt, dass ein Werkzeug alleine bei weitem nicht ausreicht, um Code zu überprüfen.</text:p>
      <text:p text:style-name="P45"/>
      <text:p text:style-name="P45"><text:tab/>Von diesem Problemen ist nicht nur <text:span text:style-name="T5">C</text:span><text:span text:style-name="T36"> betroffen sondern auch andere Programmier-</text:span></text:p>
      <text:p text:style-name="P30"><text:tab/>sprachen. In <text:span text:style-name="T5">C++</text:span> kann bspw. ein <text:span text:style-name="T5">Integer Overflow</text:span> im <text:span text:style-name="T5">new[]</text:span> Operator auftreten.</text:p>
      <text:p text:style-name="P30"><text:tab/>(<text:a xlink:type="simple" xlink:href="http://blogs.msdn.com/oldnewthing/archive/2004/01/29/64389.aspx">http://blogs.msdn.com/oldnewthing/archive/2004/01/29/64389.aspx</text:a>)</text:p>
      <text:p text:style-name="P10"/>
      <text:p text:style-name="P47"><text:tab/>fd_set<text:span text:style-name="T51">. Ein besonderer Fall eines Speicherüberlaufs stellt die Bitmaske </text:span><text:span text:style-name="T7">fd_set</text:span><text:span text:style-name="T52"> dar.</text:span></text:p>
      <text:p text:style-name="P48"><text:tab/>Diese wird im Zusammenhang mit dem <text:span text:style-name="T5">select(2)</text:span> Systemaufruf und den</text:p>
      <text:p text:style-name="Standard"><text:span text:style-name="T53"><text:tab/>entsprechenden Makros benutzt, um </text:span><text:span text:style-name="T54">Sockets</text:span><text:span text:style-name="T53"> </text:span>zu verwalten. Sie Socket-Nummer dient</text:p>
      <text:p text:style-name="Standard"><text:tab/>als Index in der Bitmaske. Leider wird beim Setzen des Bits nicht die obere Grenze</text:p>
      <text:p text:style-name="Standard"><text:tab/><text:span text:style-name="T5">FD_SETSIZE</text:span><text:span text:style-name="T36"> beachtet. Dadurch kann es vorkommen, dass das Bit außerhalb des</text:span></text:p>
      <text:p text:style-name="P40"><text:tab/>Bitfeldes gesetzt wird aber nur dann, wenn der Kernel einen höheren Wert erlaubt</text:p>
      <text:p text:style-name="P40"><text:tab/>(s. <text:span text:style-name="T5">ulimit(3) – open files</text:span>). Sprich, ist die Kernel-Grenze &gt;= <text:span text:style-name="T5">FD_SETSIZE</text:span> bekommt man</text:p>
      <text:p text:style-name="P49"><text:span text:style-name="T36"><text:tab/>Probleme. Die </text:span><text:span text:style-name="T5">fd_set</text:span><text:span text:style-name="T36">-Struktur kann sowohl auf dem </text:span><text:span text:style-name="T5">Stack</text:span><text:span text:style-name="T36"> als auch auf dem </text:span><text:span text:style-name="T5">Heap</text:span><text:span text:style-name="T36"> </text:span></text:p>
      <text:p text:style-name="Standard"><text:span text:style-name="T36"><text:tab/>liegen.</text:span> Das Resultat ist also ein klassischer Speicherüberlauf.</text:p>
      <text:p text:style-name="P47"/>
      <text:p text:style-name="P10"><text:tab/>Am Ende dieses Abschnittes werden ein paar <text:span text:style-name="T4">System-/</text:span><text:span text:style-name="T55">Bibliotheksaufrufe</text:span> und</text:p>
      <text:p text:style-name="P10"><text:tab/><text:span text:style-name="T33">Programmsegmente</text:span> aufgelistet, die die <text:span text:style-name="T4">häufigste Ursache für Speicherüberläufe</text:span></text:p>
      <text:p text:style-name="P10"><text:tab/>darstellen.</text:p>
      <text:p text:style-name="P10"/>
      <text:list text:style-name="L8">
        <text:list-item>
          <text:list>
            <text:list-item>
              <text:p text:style-name="P50">gets(3)</text:p>
            </text:list-item>
          </text:list>
        </text:list-item>
      </text:list>
      <text:p text:style-name="P10"><text:tab/><text:tab/>Daten werden von stdin in einen statischen Buffer gelesen. Der bekannteste</text:p>
      <text:p text:style-name="P10"><text:tab/><text:tab/>Bug dieser Art wurde vom <text:span text:style-name="T4">Moris Internet Wurm</text:span> im <text:span text:style-name="T12">fingerd</text:span> ausgenutzt, um</text:p>
      <text:p text:style-name="P10"><text:tab/><text:tab/>über das Netzwerk Kommandos auszuführen.</text:p>
      <text:p text:style-name="P10"/>
      <text:p text:style-name="P10"><text:tab/><text:tab/>Fehler:</text:p>
      <text:p text:style-name="P10"><text:tab/><text:tab/><text:span text:style-name="Source_20_Text">[...]</text:span></text:p>
      <text:p text:style-name="P10"><text:span text:style-name="Source_20_Text"><text:tab/><text:tab/>char HopeItFits[12];</text:span></text:p>
      <text:p text:style-name="P10"><text:span text:style-name="Source_20_Text"><text:tab/><text:tab/>[...]</text:span></text:p>
      <text:p text:style-name="P10"/>
      <text:p text:style-name="P10"><text:span text:style-name="Source_20_Text"><text:tab/><text:tab/>while(gets(HopeItFits) != NULL)</text:span></text:p>
      <text:p text:style-name="P10"><text:span text:style-name="Source_20_Text"><text:tab/><text:tab/>{</text:span></text:p>
      <text:p text:style-name="P10"><text:span text:style-name="Source_20_Text"><text:tab/><text:tab/><text:tab/>puts(HopeItFits);</text:span></text:p>
      <text:p text:style-name="P10"><text:span text:style-name="Source_20_Text"><text:tab/><text:tab/><text:tab/>memset(HopeItFits, 0, sizeof(HopeItFits));</text:span></text:p>
      <text:p text:style-name="P10"><text:span text:style-name="Source_20_Text"><text:tab/><text:tab/>}</text:span></text:p>
      <text:p text:style-name="P10"><text:span text:style-name="Source_20_Text"><text:tab/><text:tab/>[...]</text:span></text:p>
      <text:p text:style-name="P10"/>
      <text:p text:style-name="P10"><text:span text:style-name="T56"><text:tab/><text:tab/>Korrektur:</text:span></text:p>
      <text:p text:style-name="P10"><text:span text:style-name="T56"><text:tab/><text:tab/>Mit </text:span><text:span text:style-name="T57">fgets(3)</text:span><text:span text:style-name="T56"> können Daten durch </text:span><text:span text:style-name="T58">Größenbegrenzung</text:span><text:span text:style-name="T56"> sicher eingelesen</text:span></text:p>
      <text:p text:style-name="P10"><text:span text:style-name="T56"><text:tab/><text:tab/>werden.</text:span></text:p>
      <text:p text:style-name="P10"><text:span text:style-name="T56"><text:tab/><text:tab/>Wir geben die Menge der einzulesenden Daten mit </text:span><text:span text:style-name="T59">sizeof(HopeItFits)</text:span><text:span text:style-name="T60">,</text:span></text:p>
      <text:p text:style-name="P10"><text:span text:style-name="T60"><text:tab/><text:tab/></text:span><text:span text:style-name="T56">also 12 Bytes, an. </text:span><text:span text:style-name="T57">fgets(3) </text:span><text:span text:style-name="T56">liest dann nur 12-1 Bytes und fügt zudem am Ende</text:span></text:p>
      <text:p text:style-name="P10"><text:span text:style-name="T56"><text:tab/><text:tab/>des </text:span><text:span text:style-name="T61">Strings</text:span><text:span text:style-name="T56"> das </text:span><text:span text:style-name="T57">NULL</text:span><text:span text:style-name="T62">-</text:span><text:span text:style-name="T56">Zeichen ein, dadurch entstehen keine Probleme bei der</text:span></text:p>
      <text:p text:style-name="P10"><text:span text:style-name="T56"><text:tab/><text:tab/>Weiterverarbeitung des </text:span><text:span text:style-name="T61">Strings</text:span><text:span text:style-name="T56"> mit den weiteren Funktionen aus </text:span><text:span text:style-name="T57">string.h</text:span><text:span text:style-name="T56">.</text:span></text:p>
      <text:p text:style-name="P10"><text:span text:style-name="T56"><text:s/></text:span></text:p>
      <text:p text:style-name="P10"><text:span text:style-name="T56"><text:tab/><text:tab/></text:span><text:span text:style-name="Source_20_Text">[...]</text:span></text:p>
      <text:p text:style-name="P10"><text:span text:style-name="Source_20_Text"><text:tab/><text:tab/>char HopeItFits[12];</text:span></text:p>
      <text:p text:style-name="P10"><text:span text:style-name="Source_20_Text"><text:tab/><text:tab/>[...]</text:span></text:p>
      <text:p text:style-name="P10"/>
      <text:p text:style-name="P10"><text:span text:style-name="Source_20_Text"><text:tab/><text:tab/>while(fgets(HopeItFits, sizeof(HopeItFits), stdin) !=</text:span></text:p>
      <text:p text:style-name="P10"><text:span text:style-name="Source_20_Text"><text:tab/><text:tab/><text:tab/><text:tab/><text:tab/><text:tab/><text:tab/><text:tab/><text:tab/><text:tab/><text:tab/><text:tab/>NULL)</text:span></text:p>
      <text:p text:style-name="P10"><text:span text:style-name="Source_20_Text"><text:tab/><text:tab/>{</text:span></text:p>
      <text:p text:style-name="P10"><text:span text:style-name="Source_20_Text"><text:tab/><text:tab/><text:tab/>puts(HopeItFits);</text:span></text:p>
      <text:p text:style-name="P10"><text:span text:style-name="Source_20_Text"><text:tab/><text:tab/><text:tab/>memset(HopeItFits, 0, sizeof(HopeItFits));</text:span></text:p>
      <text:p text:style-name="P10"><text:span text:style-name="Source_20_Text"><text:tab/><text:tab/>}</text:span></text:p>
      <text:p text:style-name="P10"><text:span text:style-name="Source_20_Text"><text:tab/><text:tab/>[...]</text:span></text:p>
      <text:p text:style-name="P10"/>
      <text:list text:style-name="L9">
        <text:list-item>
          <text:list>
            <text:list-item>
              <text:p text:style-name="P51">*scanf(3)</text:p>
            </text:list-item>
          </text:list>
        </text:list-item>
      </text:list>
      <text:p text:style-name="P10"><text:tab/><text:tab/>Auch von den <text:span text:style-name="T12">scanf-Funktionen</text:span> werden Daten i. d. R. ohne Längenprüfung</text:p>
      <text:p text:style-name="P10"><text:tab/><text:tab/>eingelesen.</text:p>
      <text:p text:style-name="P10"/>
      <text:p text:style-name="P10"><text:tab/><text:tab/>Fehler:</text:p>
      <text:p text:style-name="P10"><text:tab/><text:tab/><text:span text:style-name="Source_20_Text">[...]</text:span></text:p>
      <text:p text:style-name="P10"><text:tab/><text:tab/><text:span text:style-name="Source_20_Text">char HopeItFits[12];</text:span></text:p>
      <text:p text:style-name="P10"><text:span text:style-name="Source_20_Text"><text:tab/><text:tab/>[...]</text:span></text:p>
      <text:p text:style-name="P10"/>
      <text:p text:style-name="P10"><text:span text:style-name="Source_20_Text"><text:tab/><text:tab/>while(scanf("%s", HopeItFits) != NULL)</text:span></text:p>
      <text:p text:style-name="P10"><text:span text:style-name="Source_20_Text"><text:tab/><text:tab/>{</text:span></text:p>
      <text:p text:style-name="P10"><text:span text:style-name="Source_20_Text"><text:tab/><text:tab/><text:tab/>puts(HopeItFits);</text:span></text:p>
      <text:p text:style-name="P10"><text:span text:style-name="Source_20_Text"><text:tab/><text:tab/><text:tab/>memset(HopeItFits, 0, sizeof(HopeItFits));</text:span></text:p>
      <text:p text:style-name="P10"><text:span text:style-name="Source_20_Text"><text:tab/><text:tab/>}</text:span></text:p>
      <text:p text:style-name="P10"><text:span text:style-name="Source_20_Text"><text:tab/><text:tab/>[...]</text:span></text:p>
      <text:p text:style-name="P10"/>
      <text:p text:style-name="P10"><text:span text:style-name="Source_20_Text"><text:tab/><text:tab/></text:span><text:span text:style-name="T56">Korrektur:</text:span></text:p>
      <text:p text:style-name="P10"><text:span text:style-name="T56"><text:tab/><text:tab/>Bei </text:span><text:span text:style-name="T57">*scanf(3)</text:span><text:span text:style-name="T56"> kann im </text:span><text:span text:style-name="T57">Format-String</text:span><text:span text:style-name="T56"> bei den </text:span><text:span text:style-name="T57">Format-Tags</text:span><text:span text:style-name="T56"> eine</text:span></text:p>
      <text:p text:style-name="P10"><text:span text:style-name="T56"><text:tab/><text:tab/>Größenbegrenzung eingestellt werden</text:span>. Für Strings geht das mit <text:span text:style-name="T12">%&lt;Größe&gt;s</text:span>.</text:p>
      <text:p text:style-name="P10"/>
      <text:p text:style-name="P10"><text:span text:style-name="T56"><text:tab/><text:tab/></text:span><text:span text:style-name="Source_20_Text">[...]</text:span></text:p>
      <text:p text:style-name="P10"><text:span text:style-name="Source_20_Text"><text:tab/><text:tab/>char HopeItFits[12];</text:span></text:p>
      <text:p text:style-name="P10"><text:span text:style-name="Source_20_Text"><text:tab/><text:tab/>[...]</text:span></text:p>
      <text:p text:style-name="P10"/>
      <text:p text:style-name="P10"><text:span text:style-name="Source_20_Text"><text:tab/><text:tab/>while(scanf("%11s", HopeItFits) != NULL)</text:span></text:p>
      <text:p text:style-name="P10"><text:span text:style-name="Source_20_Text"><text:tab/><text:tab/>{</text:span></text:p>
      <text:p text:style-name="P10"><text:span text:style-name="Source_20_Text"><text:tab/><text:tab/><text:tab/>HopeItFits[11] = `\0`;</text:span></text:p>
      <text:p text:style-name="P10"><text:span text:style-name="Source_20_Text"><text:tab/><text:tab/><text:tab/>puts(HopeItFits);</text:span></text:p>
      <text:p text:style-name="P10"><text:span text:style-name="Source_20_Text"><text:tab/><text:tab/><text:tab/>memset(HopeItFits, 0, sizeof(HopeItFits));</text:span></text:p>
      <text:p text:style-name="P10"><text:span text:style-name="Source_20_Text"><text:tab/><text:tab/>}</text:span></text:p>
      <text:p text:style-name="P10"><text:span text:style-name="Source_20_Text"><text:tab/><text:tab/>[...]</text:span> </text:p>
      <text:p text:style-name="P10"/>
      <text:p text:style-name="P10"/>
      <text:list text:style-name="L10">
        <text:list-item>
          <text:list>
            <text:list-item>
              <text:p text:style-name="P52">*sprintf(3)</text:p>
            </text:list-item>
          </text:list>
        </text:list-item>
      </text:list>
      <text:p text:style-name="P10"><text:tab/><text:tab/>Imgrunde besteht hier dasselbe Problem wie mit den <text:span text:style-name="T12">scanf-Funktionen</text:span>.</text:p>
      <text:p text:style-name="Standard"><text:span text:style-name="T1"><text:tab/><text:tab/>Die </text:span><text:span text:style-name="T8">Größenbegrenzungen</text:span><text:span text:style-name="T1"> können hier entweder auch in den </text:span><text:span text:style-name="T16">Format-</text:span></text:p>
      <text:p text:style-name="Standard"><text:span text:style-name="T16"><text:tab/><text:tab/>Tags</text:span><text:span text:style-name="T1"> definiert</text:span> w<text:span text:style-name="T1">erden oder mit Hilfe des zweiten Arguments der Funktion</text:span></text:p>
      <text:p text:style-name="P10"><text:tab/><text:tab/><text:span text:style-name="T12">snprintf(3)</text:span> bzw. <text:span text:style-name="T12">vsnprintf(3)</text:span>.</text:p>
      <text:p text:style-name="P10"/>
      <text:p text:style-name="P10"><text:tab/><text:tab/>Fehler:</text:p>
      <text:p text:style-name="P10"><text:tab/><text:tab/><text:span text:style-name="Source_20_Text">[...]</text:span></text:p>
      <text:p text:style-name="Standard"><text:span text:style-name="T1"><text:tab/><text:tab/></text:span><text:span text:style-name="Source_20_Text">char HopeItFits[12];</text:span></text:p>
      <text:p text:style-name="Standard"><text:span text:style-name="Source_20_Text"><text:tab/><text:tab/>char BigBadBuffer[120];</text:span></text:p>
      <text:p text:style-name="P10"><text:span text:style-name="Source_20_Text"><text:tab/><text:tab/>[...]</text:span></text:p>
      <text:p text:style-name="P10"/>
      <text:p text:style-name="P10"><text:span text:style-name="Source_20_Text"><text:tab/><text:tab/>while(scanf("%120s", BigBadBuffer) != NULL)</text:span></text:p>
      <text:p text:style-name="P10"><text:span text:style-name="Source_20_Text"><text:tab/><text:tab/>{</text:span></text:p>
      <text:p text:style-name="P10"><text:span text:style-name="Source_20_Text"><text:tab/><text:tab/><text:tab/>BigBadBuffer[119] = `\0`;</text:span></text:p>
      <text:p text:style-name="P10"><text:span text:style-name="Source_20_Text"><text:tab/><text:tab/><text:tab/>sprintf(HopeItFits, "%s", BigBadBuffer);</text:span></text:p>
      <text:p text:style-name="P10"><text:span text:style-name="Source_20_Text"><text:tab/><text:tab/><text:tab/>[...]</text:span></text:p>
      <text:p text:style-name="P10"><text:span text:style-name="Source_20_Text"><text:tab/><text:tab/><text:tab/>memset(HopeItFits, 0, sizeof(HopeItFits));<text:tab/></text:span></text:p>
      <text:p text:style-name="P10"><text:tab/><text:tab/><text:tab/><text:span text:style-name="Source_20_Text">memset(BigBadBuffers, 0, sizeof(BigBadBuffers));</text:span></text:p>
      <text:p text:style-name="P10"><text:span text:style-name="Source_20_Text"><text:tab/><text:tab/>}</text:span></text:p>
      <text:p text:style-name="P10"><text:span text:style-name="Source_20_Text"><text:tab/><text:tab/>[...]</text:span></text:p>
      <text:p text:style-name="P10"/>
      <text:p text:style-name="P10"><text:span text:style-name="Source_20_Text"><text:tab/><text:tab/></text:span><text:span text:style-name="T56">Korrektur:</text:span></text:p>
      <text:list text:style-name="L11">
        <text:list-item>
          <text:list>
            <text:list-item>
              <text:list>
                <text:list-item>
                  <text:p text:style-name="P53"><text:span text:style-name="T57">Format-Tags</text:span><text:span text:style-name="T56">:</text:span></text:p>
                </text:list-item>
              </text:list>
            </text:list-item>
          </text:list>
        </text:list-item>
      </text:list>
      <text:p text:style-name="P10"><text:span text:style-name="T56"><text:tab/><text:tab/><text:tab/></text:span><text:span text:style-name="Source_20_Text">[...]</text:span></text:p>
      <text:p text:style-name="Standard"><text:span text:style-name="T1"><text:tab/><text:tab/><text:tab/></text:span><text:span text:style-name="Source_20_Text">char HopeItFits[12];</text:span></text:p>
      <text:p text:style-name="Standard"><text:span text:style-name="Source_20_Text"><text:tab/><text:tab/><text:tab/>char BigBadBuffer[120];</text:span></text:p>
      <text:p text:style-name="P10"><text:span text:style-name="Source_20_Text"><text:tab/><text:tab/><text:tab/>[...]</text:span></text:p>
      <text:p text:style-name="P10"/>
      <text:p text:style-name="P10"><text:span text:style-name="Source_20_Text"><text:tab/><text:tab/><text:tab/>while(scanf("%120s", BigBadBuffer) != NULL)</text:span></text:p>
      <text:p text:style-name="P10"><text:span text:style-name="Source_20_Text"><text:tab/><text:tab/><text:tab/>{</text:span></text:p>
      <text:p text:style-name="P10"><text:span text:style-name="Source_20_Text"><text:tab/><text:tab/><text:tab/><text:tab/>BigBadBuffer[119] = `\0`;</text:span></text:p>
      <text:p text:style-name="P10"><text:span text:style-name="Source_20_Text"><text:tab/><text:tab/><text:tab/><text:tab/>sprintf(HopeItFits, "%.11s", BigBadBuffer);</text:span></text:p>
      <text:p text:style-name="P10"><text:span text:style-name="Source_20_Text"><text:tab/><text:tab/><text:tab/><text:tab/>[...]</text:span></text:p>
      <text:p text:style-name="P10"/>
      <text:p text:style-name="P10"><text:span text:style-name="Source_20_Text"><text:tab/><text:tab/><text:tab/><text:tab/>memset(HopeItFits, 0, sizeof(HopeItFits));<text:tab/></text:span></text:p>
      <text:p text:style-name="P10"><text:tab/><text:tab/><text:tab/><text:tab/><text:span text:style-name="Source_20_Text">memset(BigBadBuffers, 0,</text:span></text:p>
      <text:p text:style-name="P10"><text:span text:style-name="Source_20_Text"><text:tab/><text:tab/><text:tab/><text:tab/><text:tab/><text:tab/><text:tab/><text:tab/>sizeof(BigBadBuffers));</text:span></text:p>
      <text:p text:style-name="P10"><text:span text:style-name="Source_20_Text"><text:tab/><text:tab/><text:tab/>}</text:span></text:p>
      <text:p text:style-name="P10"><text:span text:style-name="Source_20_Text"><text:tab/><text:tab/><text:tab/>[...]</text:span></text:p>
      <text:p text:style-name="P10"><text:tab/></text:p>
      <text:list text:style-name="L12">
        <text:list-item>
          <text:list>
            <text:list-item>
              <text:list>
                <text:list-item>
                  <text:p text:style-name="P54"><text:span text:style-name="T57">snprintf(3)</text:span><text:span text:style-name="T56">:</text:span></text:p>
                </text:list-item>
              </text:list>
            </text:list-item>
          </text:list>
        </text:list-item>
      </text:list>
      <text:p text:style-name="P10"><text:span text:style-name="T56"><text:tab/><text:tab/><text:tab/></text:span><text:span text:style-name="Source_20_Text">[...]</text:span></text:p>
      <text:p text:style-name="Standard"><text:span text:style-name="T1"><text:tab/><text:tab/><text:tab/></text:span><text:span text:style-name="Source_20_Text">char HopeItFits[12];</text:span></text:p>
      <text:p text:style-name="Standard"><text:span text:style-name="Source_20_Text"><text:tab/><text:tab/><text:tab/>char BigBadBuffer[120];</text:span></text:p>
      <text:p text:style-name="P10"><text:span text:style-name="Source_20_Text"><text:tab/><text:tab/><text:tab/>[...]</text:span></text:p>
      <text:p text:style-name="P10"/>
      <text:p text:style-name="P10"><text:span text:style-name="Source_20_Text"><text:tab/><text:tab/><text:tab/>while(scanf("%120s", BigBadBuffer) != NULL)</text:span></text:p>
      <text:p text:style-name="P10"><text:span text:style-name="Source_20_Text"><text:tab/><text:tab/><text:tab/>{</text:span></text:p>
      <text:p text:style-name="P10"><text:span text:style-name="Source_20_Text"><text:tab/><text:tab/><text:tab/><text:tab/>BigBadBuffer[119] = `\0`;</text:span></text:p>
      <text:p text:style-name="P10"><text:span text:style-name="Source_20_Text"><text:tab/><text:tab/><text:tab/><text:tab/>snprintf(HopeItFits, sizeof(HopeItFits), "%s",</text:span></text:p>
      <text:p text:style-name="P10"><text:span text:style-name="Source_20_Text"><text:tab/><text:tab/><text:tab/><text:tab/><text:tab/><text:tab/><text:tab/><text:tab/><text:tab/><text:tab/>BigBadBuffer);</text:span></text:p>
      <text:p text:style-name="P10"><text:span text:style-name="Source_20_Text"><text:tab/><text:tab/><text:tab/><text:tab/>[...]</text:span></text:p>
      <text:p text:style-name="P10"/>
      <text:p text:style-name="P10"><text:span text:style-name="Source_20_Text"><text:tab/><text:tab/><text:tab/><text:tab/>memset(HopeItFits, 0, sizeof(HopeItFits));<text:tab/></text:span></text:p>
      <text:p text:style-name="P10"><text:tab/><text:tab/><text:tab/><text:tab/><text:span text:style-name="Source_20_Text">memset(BigBadBuffers, 0,</text:span></text:p>
      <text:p text:style-name="P10"><text:span text:style-name="Source_20_Text"><text:tab/><text:tab/><text:tab/><text:tab/><text:tab/><text:tab/><text:tab/><text:tab/>sizeof(BigBadBuffers));</text:span></text:p>
      <text:p text:style-name="P10"><text:span text:style-name="Source_20_Text"><text:tab/><text:tab/><text:tab/>}</text:span></text:p>
      <text:p text:style-name="P10"><text:span text:style-name="Source_20_Text"><text:tab/><text:tab/><text:tab/>[...]</text:span></text:p>
      <text:p text:style-name="P10"/>
      <text:p text:style-name="P10"/>
      <text:list text:style-name="L13">
        <text:list-item>
          <text:list>
            <text:list-item>
              <text:p text:style-name="P55">strcpy(3)/strcat(3)</text:p>
            </text:list-item>
          </text:list>
        </text:list-item>
      </text:list>
      <text:p text:style-name="P10"><text:tab/><text:tab/>Auch bei <text:span text:style-name="T12">strcpy(3)</text:span> und <text:span text:style-name="T12">strcat(3)</text:span> muss auf die Größe des Zielpuffers geachtet</text:p>
      <text:p text:style-name="P10"><text:tab/><text:tab/>werden.</text:p>
      <text:p text:style-name="P10"/>
      <text:p text:style-name="P10"/>
      <text:p text:style-name="P10"><text:tab/><text:tab/>Fehler:</text:p>
      <text:p text:style-name="P10"><text:tab/><text:tab/><text:span text:style-name="Source_20_Text">[...]</text:span></text:p>
      <text:p text:style-name="Standard"><text:span text:style-name="T1"><text:tab/><text:tab/></text:span><text:span text:style-name="Source_20_Text">char HopeItFits[12];</text:span></text:p>
      <text:p text:style-name="Standard"><text:span text:style-name="Source_20_Text"><text:tab/><text:tab/>char BigBadBuffer[120];</text:span></text:p>
      <text:p text:style-name="P10"><text:span text:style-name="Source_20_Text"><text:tab/><text:tab/>[...]</text:span></text:p>
      <text:p text:style-name="P10"/>
      <text:p text:style-name="P10"><text:span text:style-name="Source_20_Text"><text:tab/><text:tab/>while(scanf("%120s", BigBadBuffer) != NULL)</text:span></text:p>
      <text:p text:style-name="P10"><text:span text:style-name="Source_20_Text"><text:tab/><text:tab/>{</text:span></text:p>
      <text:p text:style-name="P10"><text:span text:style-name="Source_20_Text"><text:tab/><text:tab/><text:tab/>BigBadBuffer[119] = `\0`;</text:span></text:p>
      <text:p text:style-name="P10"><text:span text:style-name="Source_20_Text"><text:tab/><text:tab/><text:tab/>strcpy(HopeItFits, BigBadBuffer);</text:span></text:p>
      <text:p text:style-name="P10"><text:span text:style-name="Source_20_Text"><text:tab/><text:tab/><text:tab/>[...]</text:span></text:p>
      <text:p text:style-name="P10"/>
      <text:p text:style-name="P10"><text:span text:style-name="Source_20_Text"><text:tab/><text:tab/><text:tab/>memset(HopeItFits, 0, sizeof(HopeItFits));<text:tab/></text:span></text:p>
      <text:p text:style-name="P10"><text:tab/><text:tab/><text:tab/><text:span text:style-name="Source_20_Text">memset(BigBadBuffers, 0, sizeof(BigBadBuffers));</text:span></text:p>
      <text:p text:style-name="P10"><text:span text:style-name="Source_20_Text"><text:tab/><text:tab/>}</text:span></text:p>
      <text:p text:style-name="P10"><text:span text:style-name="Source_20_Text"><text:tab/><text:tab/>[...]</text:span></text:p>
      <text:p text:style-name="P10"/>
      <text:p text:style-name="P10"><text:span text:style-name="Source_20_Text"><text:tab/><text:tab/></text:span><text:span text:style-name="T56">Korrektur:</text:span></text:p>
      <text:p text:style-name="P10"><text:span text:style-name="T56"><text:tab/><text:tab/>Mit </text:span><text:span text:style-name="T57">strncpy(3)</text:span><text:span text:style-name="T56"> bzw. </text:span><text:span text:style-name="T57">strncat(3)</text:span><text:span text:style-name="T56"> kann die Anzahl der zu kopierenden Bytes</text:span></text:p>
      <text:p text:style-name="P10"><text:span text:style-name="T56"><text:tab/><text:tab/>angegeben werden.</text:span></text:p>
      <text:p text:style-name="P10"><text:span text:style-name="T56"><text:tab/><text:tab/>Man muss jedoch aufpassen, da </text:span><text:span text:style-name="T57">strncpy(3)</text:span><text:span text:style-name="T60">/</text:span><text:span text:style-name="T57">strncat(3)</text:span><text:span text:style-name="T56"> genau die Anzahl der</text:span></text:p>
      <text:p text:style-name="P10"><text:span text:style-name="T56"><text:tab/><text:tab/>Bytes kopiert, die man als drittes Argument beim Funktionsaufruf angibt und</text:span></text:p>
      <text:p text:style-name="P10"><text:span text:style-name="T56"><text:tab/><text:tab/>(</text:span><text:span text:style-name="T57">strncpy(3)</text:span><text:span text:style-name="T60">/</text:span><text:span text:style-name="T57">strncat(3))</text:span><text:span text:style-name="T56"> kein </text:span><text:span text:style-name="T57">NULL</text:span><text:span text:style-name="T56">-Byte dem </text:span><text:span text:style-name="T61">String</text:span><text:span text:style-name="T56"> anhängt. S</text:span><text:span text:style-name="T57">trcpy(3)</text:span><text:span text:style-name="T56"> und </text:span></text:p>
      <text:p text:style-name="P10"><text:span text:style-name="T57"><text:tab/><text:tab/>strcat(3) </text:span><text:span text:style-name="T56">funktionieren in dem Fall also nicht wie bspw. <text:s/></text:span><text:span text:style-name="T57">fgets(3)</text:span><text:span text:style-name="T56">!</text:span></text:p>
      <text:p text:style-name="P10"/>
      <text:p text:style-name="P10"><text:span text:style-name="T56"><text:tab/><text:tab/></text:span><text:span text:style-name="Source_20_Text">[...]</text:span></text:p>
      <text:p text:style-name="Standard"><text:span text:style-name="T1"><text:tab/><text:tab/></text:span><text:span text:style-name="Source_20_Text">char HopeItFits[12];</text:span></text:p>
      <text:p text:style-name="Standard"><text:span text:style-name="Source_20_Text"><text:tab/><text:tab/>char BigBadBuffer[120];</text:span></text:p>
      <text:p text:style-name="P10"><text:span text:style-name="Source_20_Text"><text:tab/><text:tab/>[...]</text:span></text:p>
      <text:p text:style-name="P10"/>
      <text:p text:style-name="P10"><text:span text:style-name="Source_20_Text"><text:tab/><text:tab/>while(scanf("%120s", BigBadBuffer) != NULL)</text:span></text:p>
      <text:p text:style-name="P10"><text:span text:style-name="Source_20_Text"><text:tab/><text:tab/>{</text:span></text:p>
      <text:p text:style-name="P10"><text:span text:style-name="Source_20_Text"><text:tab/><text:tab/><text:tab/>BigBadBuffer[119] = `\0`;</text:span></text:p>
      <text:p text:style-name="P10"><text:span text:style-name="Source_20_Text"><text:tab/><text:tab/><text:tab/>strncpy(HopeItFits, BigBadBuffer,</text:span></text:p>
      <text:p text:style-name="P10"><text:span text:style-name="Source_20_Text"><text:tab/><text:tab/><text:tab/><text:tab/><text:tab/><text:tab/><text:tab/><text:tab/><text:tab/>sizeof(HopeItFits)-1);</text:span></text:p>
      <text:p text:style-name="P10"><text:span text:style-name="Source_20_Text"><text:tab/><text:tab/><text:tab/>HopeItFits[sizeof(HopeItFits)-1] = '\0';</text:span></text:p>
      <text:p text:style-name="P10"><text:span text:style-name="Source_20_Text"><text:tab/><text:tab/><text:tab/>[...]</text:span></text:p>
      <text:p text:style-name="P10"/>
      <text:p text:style-name="P10"><text:span text:style-name="Source_20_Text"><text:tab/><text:tab/><text:tab/>memset(HopeItFits, 0, sizeof(HopeItFits));<text:tab/></text:span></text:p>
      <text:p text:style-name="P10"><text:tab/><text:tab/><text:tab/><text:span text:style-name="Source_20_Text">memset(BigBadBuffers, 0, sizeof(BigBadBuffers));</text:span></text:p>
      <text:p text:style-name="P10"><text:span text:style-name="Source_20_Text"><text:tab/><text:tab/>}</text:span></text:p>
      <text:p text:style-name="P10"><text:span text:style-name="Source_20_Text"><text:tab/><text:tab/>[...]</text:span></text:p>
      <text:p text:style-name="P10"/>
      <text:p text:style-name="P10"/>
      <text:list text:style-name="L14">
        <text:list-item>
          <text:list>
            <text:list-item>
              <text:p text:style-name="P56">strncpy(3)/strncat(3), bei falscher Benutzung</text:p>
            </text:list-item>
          </text:list>
        </text:list-item>
      </text:list>
      <text:p text:style-name="P10"><text:tab/><text:tab/>Viele Programmierer benutzen <text:span text:style-name="T12">strncat(3)</text:span> oder <text:span text:style-name="T12">strncpy(3)</text:span> und denken sie</text:p>
      <text:p text:style-name="P10"><text:tab/><text:tab/>befinden sich damit auf der sicheren Seite, vergessen jedoch die besondere</text:p>
      <text:p text:style-name="P10"><text:tab/><text:tab/>Eigenschaft von <text:span text:style-name="T12">strncpy(3)</text:span> (s. o.). Dadurch entsteht ein <text:span text:style-name="T4">1-Byte</text:span></text:p>
      <text:p text:style-name="P45"><text:span text:style-name="T4"><text:tab/><text:tab/>Speicherüberlauf</text:span>, der zum <text:span text:style-name="T3">Absturz</text:span> (<text:span text:style-name="T12">Segmentation Fault</text:span>) führt aber unter</text:p>
      <text:p text:style-name="P10"><text:tab/><text:tab/>Umständen auch ein Sicherheitsproblem darstellen kann.</text:p>
      <text:p text:style-name="P10"/>
      <text:p text:style-name="P10"><text:tab/><text:tab/>Fehler:</text:p>
      <text:p text:style-name="P10"><text:span text:style-name="T56"><text:tab/><text:tab/></text:span><text:span text:style-name="Source_20_Text">[...]</text:span></text:p>
      <text:p text:style-name="Standard"><text:span text:style-name="T1"><text:tab/><text:tab/></text:span><text:span text:style-name="Source_20_Text">char HopeItFits[12];</text:span></text:p>
      <text:p text:style-name="Standard"><text:span text:style-name="Source_20_Text"><text:tab/><text:tab/>char BigBadBuffer[120];</text:span></text:p>
      <text:p text:style-name="P10"><text:span text:style-name="Source_20_Text"><text:tab/><text:tab/>[...]</text:span></text:p>
      <text:p text:style-name="P10"/>
      <text:p text:style-name="P10"><text:span text:style-name="Source_20_Text"><text:tab/><text:tab/>while(scanf("%120s", BigBadBuffer) != NULL)</text:span></text:p>
      <text:p text:style-name="P10"><text:span text:style-name="Source_20_Text"><text:tab/><text:tab/>{</text:span></text:p>
      <text:p text:style-name="P10"><text:span text:style-name="Source_20_Text"><text:tab/><text:tab/><text:tab/>BigBadBuffer[119] = `\0`;</text:span></text:p>
      <text:p text:style-name="P10"><text:span text:style-name="Source_20_Text"><text:tab/><text:tab/><text:tab/>strncpy(HopeItFits, BigBadBuffer,</text:span></text:p>
      <text:p text:style-name="P10"><text:span text:style-name="Source_20_Text"><text:tab/><text:tab/><text:tab/><text:tab/><text:tab/><text:tab/><text:tab/><text:tab/><text:tab/>sizeof(HopeItFits));</text:span></text:p>
      <text:p text:style-name="P10"><text:span text:style-name="Source_20_Text"><text:tab/><text:tab/><text:tab/>[...]</text:span></text:p>
      <text:p text:style-name="P10"/>
      <text:p text:style-name="P10"><text:span text:style-name="Source_20_Text"><text:tab/><text:tab/><text:tab/>memset(HopeItFits, 0, sizeof(HopeItFits));<text:tab/></text:span></text:p>
      <text:p text:style-name="P10"><text:tab/><text:tab/><text:tab/><text:span text:style-name="Source_20_Text">memset(BigBadBuffers, 0, sizeof(BigBadBuffers));</text:span></text:p>
      <text:p text:style-name="P10"><text:span text:style-name="Source_20_Text"><text:tab/><text:tab/>}</text:span></text:p>
      <text:p text:style-name="P10"><text:span text:style-name="Source_20_Text"><text:tab/><text:tab/>[...]</text:span></text:p>
      <text:p text:style-name="P10"/>
      <text:p text:style-name="P10"><text:tab/><text:tab/>Korrektur:</text:p>
      <text:p text:style-name="P10"><text:span text:style-name="T56"><text:tab/><text:tab/></text:span><text:span text:style-name="Source_20_Text">[...]</text:span></text:p>
      <text:p text:style-name="Standard"><text:span text:style-name="T1"><text:tab/><text:tab/></text:span><text:span text:style-name="Source_20_Text">char HopeItFits[12];</text:span></text:p>
      <text:p text:style-name="Standard"><text:span text:style-name="Source_20_Text"><text:tab/><text:tab/>char BigBadBuffer[120];</text:span></text:p>
      <text:p text:style-name="P10"><text:span text:style-name="Source_20_Text"><text:tab/><text:tab/>[...]</text:span></text:p>
      <text:p text:style-name="P10"/>
      <text:p text:style-name="P10"><text:span text:style-name="Source_20_Text"><text:tab/><text:tab/>while(scanf("%120s", BigBadBuffer) != NULL)</text:span></text:p>
      <text:p text:style-name="P10"><text:span text:style-name="Source_20_Text"><text:tab/><text:tab/>{</text:span></text:p>
      <text:p text:style-name="P10"><text:span text:style-name="Source_20_Text"><text:tab/><text:tab/><text:tab/>BigBadBuffer[119] = `\0`;</text:span></text:p>
      <text:p text:style-name="P10"><text:span text:style-name="Source_20_Text"><text:tab/><text:tab/><text:tab/>strncpy(HopeItFits, BigBadBuffer,</text:span></text:p>
      <text:p text:style-name="P10"><text:span text:style-name="Source_20_Text"><text:tab/><text:tab/><text:tab/><text:tab/><text:tab/><text:tab/><text:tab/><text:tab/><text:tab/>sizeof(HopeItFits)-1);</text:span></text:p>
      <text:p text:style-name="P10"><text:span text:style-name="Source_20_Text"><text:tab/><text:tab/><text:tab/>HopeItFits[sizeof(HopeItFits)-1] = '\0';</text:span></text:p>
      <text:p text:style-name="P10"><text:span text:style-name="Source_20_Text"><text:tab/><text:tab/><text:tab/>[...]</text:span></text:p>
      <text:p text:style-name="P10"/>
      <text:p text:style-name="P10"><text:span text:style-name="Source_20_Text"><text:tab/><text:tab/><text:tab/>memset(HopeItFits, 0, sizeof(HopeItFits));<text:tab/></text:span></text:p>
      <text:p text:style-name="P10"><text:tab/><text:tab/><text:tab/><text:span text:style-name="Source_20_Text">memset(BigBadBuffers, 0, sizeof(BigBadBuffers));</text:span></text:p>
      <text:p text:style-name="P10"><text:span text:style-name="Source_20_Text"><text:tab/><text:tab/>}</text:span></text:p>
      <text:p text:style-name="P10"><text:span text:style-name="Source_20_Text"><text:tab/><text:tab/>[...]</text:span></text:p>
      <text:p text:style-name="P10"/>
      <text:p text:style-name="P10"/>
      <text:list text:style-name="L15">
        <text:list-item>
          <text:list>
            <text:list-item>
              <text:p text:style-name="P57">Lesen in einer Schleife ohne Beachtung der Pufferlänge</text:p>
            </text:list-item>
          </text:list>
        </text:list-item>
      </text:list>
      <text:p text:style-name="P10"><text:tab/><text:tab/>Häufig findet man Schleifen, die <text:span text:style-name="T3">Benutzereingaben</text:span> solange einlesen bis ein</text:p>
      <text:p text:style-name="P10"><text:tab/><text:tab/>bestimmtes Zeichen, z. B. das <text:span text:style-name="T63">Newline</text:span><text:span text:style-name="T36">-Zeichen</text:span><text:span text:style-name="T12"> '\n'</text:span>, im <text:span text:style-name="T3">Eingabe-Stream</text:span></text:p>
      <text:p text:style-name="P10"><text:tab/><text:tab/>gefunden wurde.</text:p>
      <text:p text:style-name="P10"/>
      <text:p text:style-name="P10"><text:tab/><text:tab/>Fehler:</text:p>
      <text:p text:style-name="P10"><text:span text:style-name="Source_20_Text"><text:tab/><text:tab/>[...]</text:span></text:p>
      <text:p text:style-name="P10"><text:span text:style-name="Source_20_Text"><text:tab/><text:tab/>int Byte, i;</text:span></text:p>
      <text:p text:style-name="Standard"><text:span text:style-name="Source_20_Text"><text:tab/><text:tab/>char HopeItFits[12];</text:span></text:p>
      <text:p text:style-name="P10"><text:span text:style-name="Source_20_Text"><text:tab/><text:tab/>[...]</text:span></text:p>
      <text:p text:style-name="P10"/>
      <text:p text:style-name="P10"><text:span text:style-name="Source_20_Text"><text:tab/><text:tab/>i = 0;</text:span></text:p>
      <text:p text:style-name="P10"><text:span text:style-name="Source_20_Text"><text:tab/><text:tab/>while((Byte = getc(stdin)) != `\n`)</text:span></text:p>
      <text:p text:style-name="P10"><text:span text:style-name="Source_20_Text"><text:tab/><text:tab/>{</text:span></text:p>
      <text:p text:style-name="P10"><text:span text:style-name="Source_20_Text"><text:tab/><text:tab/><text:tab/>HopeItFits[i] = Byte;</text:span></text:p>
      <text:p text:style-name="P10"><text:span text:style-name="Source_20_Text"><text:tab/><text:tab/><text:tab/>[...]</text:span></text:p>
      <text:p text:style-name="P10"/>
      <text:p text:style-name="P10"><text:span text:style-name="Source_20_Text"><text:tab/><text:tab/><text:tab/>i++;</text:span></text:p>
      <text:p text:style-name="P10"><text:span text:style-name="Source_20_Text"><text:tab/><text:tab/>}</text:span></text:p>
      <text:p text:style-name="P10"><text:span text:style-name="Source_20_Text"><text:tab/><text:tab/>[...]</text:span></text:p>
      <text:p text:style-name="P10"/>
      <text:p text:style-name="P10"><text:tab/><text:tab/>Wenn ein Angreifer einen Speicherüberlauf provozieren möchte, dann muss</text:p>
      <text:p text:style-name="P10"><text:tab/><text:tab/>er lediglich mehr als 12 Byte eingeben, die kein <text:span text:style-name="T12">Newline</text:span><text:span text:style-name="T36">-Zeichen</text:span><text:span text:style-name="T13"> enthalten.</text:span></text:p>
      <text:p text:style-name="P10"/>
      <text:p text:style-name="P10"><text:tab/><text:tab/>Korrektur:</text:p>
      <text:p text:style-name="P10"><text:span text:style-name="Source_20_Text"><text:tab/><text:tab/>[...]</text:span></text:p>
      <text:p text:style-name="P10"><text:span text:style-name="Source_20_Text"><text:tab/><text:tab/>int Byte, i;</text:span></text:p>
      <text:p text:style-name="Standard"><text:span text:style-name="Source_20_Text"><text:tab/><text:tab/>char HopeItFits[12];</text:span></text:p>
      <text:p text:style-name="P10"><text:span text:style-name="Source_20_Text"><text:tab/><text:tab/>[...]</text:span></text:p>
      <text:p text:style-name="P10"/>
      <text:p text:style-name="P10"><text:span text:style-name="Source_20_Text"><text:tab/><text:tab/>i = 0;</text:span></text:p>
      <text:p text:style-name="P10"><text:span text:style-name="Source_20_Text"><text:tab/><text:tab/>while((Byte = getc(stdin)) != `\n`)</text:span></text:p>
      <text:p text:style-name="P10"><text:span text:style-name="Source_20_Text"><text:tab/><text:tab/>{</text:span></text:p>
      <text:p text:style-name="P10"><text:span text:style-name="Source_20_Text"><text:tab/><text:tab/><text:tab/>HopeItFits[i] = Byte;</text:span></text:p>
      <text:p text:style-name="P10"><text:span text:style-name="Source_20_Text"><text:tab/><text:tab/><text:tab/>[...]</text:span></text:p>
      <text:p text:style-name="P10"/>
      <text:p text:style-name="P10"><text:span text:style-name="Source_20_Text"><text:tab/><text:tab/><text:tab/>if(++i &gt;= sizeof(HopeItFits))</text:span></text:p>
      <text:p text:style-name="P10"><text:span text:style-name="Source_20_Text"><text:tab/><text:tab/><text:tab/>{</text:span></text:p>
      <text:p text:style-name="P10"><text:span text:style-name="Source_20_Text"><text:tab/><text:tab/><text:tab/><text:tab/>fprintf(stderr, "Too much data read!\n");</text:span></text:p>
      <text:p text:style-name="P10"><text:span text:style-name="Source_20_Text"><text:tab/><text:tab/><text:tab/><text:tab/>return(-1);</text:span></text:p>
      <text:p text:style-name="P10"><text:span text:style-name="Source_20_Text"><text:tab/><text:tab/><text:tab/>}</text:span></text:p>
      <text:p text:style-name="P10"><text:span text:style-name="Source_20_Text"><text:tab/><text:tab/>}</text:span></text:p>
      <text:p text:style-name="P10"><text:span text:style-name="Source_20_Text"><text:tab/><text:tab/>[...]</text:span></text:p>
      <text:p text:style-name="P10"/>
      <text:p text:style-name="P10"><text:span text:style-name="Source_20_Text"><text:tab/><text:tab/></text:span>Eine Lösung über <text:span text:style-name="T12">strncat(3)</text:span> &amp; Co. ist natürlich auch möglich.</text:p>
      <text:p text:style-name="Standard"/>
      <text:p text:style-name="P10"/>
      <text:list text:style-name="L16">
        <text:list-item>
          <text:list>
            <text:list-item>
              <text:p text:style-name="P58">getwd(3)</text:p>
            </text:list-item>
          </text:list>
        </text:list-item>
      </text:list>
      <text:p text:style-name="P10"><text:tab/><text:tab/>Die Bibliotheksfunktion <text:span text:style-name="T12">getwd(3)</text:span> gibt den Namen des aktuellen</text:p>
      <text:p text:style-name="P10"><text:tab/><text:tab/><text:span text:style-name="T3">Verzeichnisses</text:span> in einem <text:span text:style-name="T12">char-Array</text:span> zurück, das ihr als Argument übergeben</text:p>
      <text:p text:style-name="P10"><text:tab/><text:tab/>wurde. Ist das Array zu klein für den Namen kommt es zu einem</text:p>
      <text:p text:style-name="P10"><text:tab/><text:tab/>Speicherüberlauf. Neuere Versionen der Implementierung von <text:span text:style-name="T12">getwd(3)</text:span></text:p>
      <text:p text:style-name="P10"><text:span text:style-name="T12"><text:tab/><text:tab/></text:span>schreiben maximal <text:span text:style-name="T12">PATH_MAX</text:span> Zeichen in das Array, man ist also sicher,</text:p>
      <text:p text:style-name="P10"><text:tab/><text:tab/>wenn das Array <text:span text:style-name="T12">PATH_MAX</text:span>+1 Byte groß ist.</text:p>
      <text:p text:style-name="P10"><text:tab/><text:tab/>Durch die Verwendung von <text:span text:style-name="T12">getcwd(3)</text:span> oder <text:span text:style-name="T12">get_current_dir_name(3)</text:span></text:p>
      <text:p text:style-name="P10"><text:tab/><text:tab/>kann man sicher sein, dass man nicht doch zufällig aufgrund von </text:p>
      <text:p text:style-name="P10"><text:tab/><text:tab/><text:span text:style-name="T3">Implementierungsunterschiede</text:span> einen Speicherüberlauf zum Opfer fällt.</text:p>
      <text:p text:style-name="P10"><text:tab/><text:tab/>Es ist jedoch bei <text:span text:style-name="T12">getcwd(3)</text:span> Vorsicht geboten, da es auf alten <text:span text:style-name="T63">SunOS</text:span> Systemen</text:p>
      <text:p text:style-name="P10"><text:tab/><text:tab/>einfach nur <text:span text:style-name="T63">popen</text:span><text:span text:style-name="T12">("pwd")</text:span> aufruft, und das bringt seine eigenen Sicherheits-</text:p>
      <text:p text:style-name="P10"><text:tab/><text:tab/>probleme mit sich. (s. Abschnitt Programmumgebung)</text:p>
      <text:p text:style-name="P10"/>
      <text:list text:style-name="L17">
        <text:list-item>
          <text:list>
            <text:list-item>
              <text:p text:style-name="P59">und viele andere</text:p>
            </text:list-item>
          </text:list>
        </text:list-item>
      </text:list>
      <text:p text:style-name="P10"><text:tab/><text:tab/>Es gibt noch viele andere Funktionen, die keine Längenprüfung durchführen.</text:p>
      <text:p text:style-name="P10"><text:tab/><text:tab/>Sie hängen von dem Betriebssystem, den vorhandenen Bibliotheken und den</text:p>
      <text:p text:style-name="P10"><text:tab/><text:tab/>Implementierungen ab.</text:p>
      <text:p text:style-name="P10"/>
      <text:p text:style-name="P10"/>
      <text:list text:style-name="L18">
        <text:list-item>
          <text:list>
            <text:list-item>
              <text:p text:style-name="P60"><text:s/><text:span text:style-name="T3">Race</text:span> <text:span text:style-name="T3">Conditions</text:span> (nicht auf C beschränkt!)</text:p>
            </text:list-item>
          </text:list>
        </text:list-item>
      </text:list>
      <text:p text:style-name="P10"><text:tab/><text:span text:style-name="T5">Race Conditions</text:span> können überall da entstehen wo <text:span text:style-name="T4">nicht-atomare</text:span> Aufrufe für</text:p>
      <text:p text:style-name="P10"><text:tab/>sicherheitsrelevante Programmabschnitte verwendet werden. Hier soll nur eine</text:p>
      <text:p text:style-name="P10"><text:tab/>klassische und häufig anzutreffende Art von <text:span text:style-name="T12">Race Conditions</text:span> beschrieben werden: Die</text:p>
      <text:p text:style-name="P10"><text:tab/>Handhabung von Dateien.</text:p>
      <text:p text:style-name="Standard"><text:span text:style-name="T1"><text:tab/>Grundsätzlich können </text:span><text:span text:style-name="T16">Race Conditions</text:span><text:span text:style-name="T1"> in den verschiedensten Facetten auftreten</text:span></text:p>
      <text:p text:style-name="Standard"><text:tab/>und beschränken sich nicht nur auf das Filesystem. Weitere Beispiele wären</text:p>
      <text:p text:style-name="Standard"><text:tab/><text:span text:style-name="T3">multithreaded</text:span> Programmcode (s. <text:span text:style-name="T63">pthread</text:span><text:span text:style-name="T12">_</text:span><text:span text:style-name="T63">mutex</text:span><text:span text:style-name="T12">_</text:span><text:span text:style-name="T63">lock</text:span><text:span text:style-name="T12">(3)</text:span><text:span text:style-name="T13"> und</text:span></text:p>
      <text:p text:style-name="Standard"><text:span text:style-name="T13"><text:tab/></text:span><text:span text:style-name="T12">pthread_mutex_</text:span><text:span text:style-name="T63">unlock</text:span><text:span text:style-name="T12">(3)</text:span>), der auf gemeinsame Variablen <text:span text:style-name="T3">zugreift</text:span>, die</text:p>
      <text:p text:style-name="Standard"><text:tab/>Synchronisation verteilter Datenbanken, Signale, usw..</text:p>
      <text:p text:style-name="Standard"/>
      <text:p text:style-name="Standard"><text:tab/><text:span text:style-name="T21">Beispiele:</text:span></text:p>
      <text:p text:style-name="Standard"><text:tab/><text:span text:style-name="T1">Wenn ein privilegiertes Programm eine Datei öffnet, die dem Benutzer</text:span></text:p>
      <text:p text:style-name="P10"><text:tab/>gehört, der das Programm aufruft, dann muss vor dem Öffnen der Datei</text:p>
      <text:p text:style-name="P10"><text:tab/>überprüft werden, ob der Benutzer das überhaupt darf.</text:p>
      <text:p text:style-name="P10"/>
      <text:p text:style-name="P10"><text:tab/>Fehler:</text:p>
      <text:p text:style-name="P10"><text:tab/><text:span text:style-name="Source_20_Text">[...]</text:span></text:p>
      <text:p text:style-name="P10"><text:span text:style-name="Source_20_Text"><text:tab/>if(access("/home/evil_ed/RythmStick", W_OK) == 0)</text:span></text:p>
      <text:p text:style-name="P10"><text:span text:style-name="Source_20_Text"><text:tab/>{</text:span></text:p>
      <text:p text:style-name="P10"><text:span text:style-name="Source_20_Text"><text:tab/><text:tab/>/* Benutzer darf schreiben */</text:span></text:p>
      <text:p text:style-name="P10"><text:span text:style-name="Source_20_Text"><text:tab/><text:tab/>if((fd = open("/home/evil_ed/RythmStick", O_WRONLY)) &lt; 0)</text:span></text:p>
      <text:p text:style-name="P10"><text:span text:style-name="Source_20_Text"><text:tab/><text:tab/>{</text:span></text:p>
      <text:p text:style-name="P10"><text:span text:style-name="Source_20_Text"><text:tab/><text:tab/><text:tab/>fprintf(stderr, "Darf Datei nicht</text:span><text:span text:style-name="T64"> öffnen!\n");</text:span></text:p>
      <text:p text:style-name="P10"><text:span text:style-name="Source_20_Text"><text:tab/><text:tab/><text:tab/>exit(-1);</text:span></text:p>
      <text:p text:style-name="P10"><text:span text:style-name="Source_20_Text"><text:tab/><text:tab/>}</text:span></text:p>
      <text:p text:style-name="P10"><text:span text:style-name="Source_20_Text"><text:tab/>}</text:span></text:p>
      <text:p text:style-name="P10"><text:span text:style-name="Source_20_Text"><text:tab/>[...]</text:span></text:p>
      <text:p text:style-name="Standard"/>
      <text:p text:style-name="P10"><text:tab/>Doch zuerst müssen die verschiedenen <text:span text:style-name="T3">benutzerbezogenen</text:span> ID's von Unix erklärt</text:p>
      <text:p text:style-name="P10"><text:tab/>werden:</text:p>
      <text:list text:style-name="L19">
        <text:list-item>
          <text:list>
            <text:list-item>
              <text:list>
                <text:list-item>
                  <text:p text:style-name="P61">User ID</text:p>
                </text:list-item>
              </text:list>
            </text:list-item>
          </text:list>
        </text:list-item>
      </text:list>
      <text:p text:style-name="P10"><text:tab/><text:tab/><text:tab/>Jeder Benutzer erhält eine eineindeutige Nummer.</text:p>
      <text:p text:style-name="P10"><text:tab/><text:tab/><text:tab/>Die UID 0 gehört <text:span text:style-name="T5">root</text:span>. Wer mit der UID 0 arbeitet, der</text:p>
      <text:p text:style-name="P10"><text:tab/><text:tab/><text:tab/>wird von keiner Sicherheitsschranke des Systems aufgehalten<text:note text:id="ftn2" text:note-class="footnote"><text:note-citation>2</text:note-citation><text:note-body><text:p text:style-name="Footnote">Mit Ausnahme vom Systemen mit <text:span text:style-name="T5">Role Based Access Control</text:span><text:span text:style-name="T36"> u. ä..</text:span></text:p></text:note-body></text:note>.</text:p>
      <text:p text:style-name="P10"><text:tab/><text:tab/><text:tab/>Normale Benutzer erhalten in der Regel UID ab einen bestimmten</text:p>
      <text:p text:style-name="P10"><text:tab/><text:tab/><text:tab/>Wert, z. B. 100 oder 500. Alle darunter liegenden UID's gehören</text:p>
      <text:p text:style-name="P10"><text:tab/><text:tab/><text:tab/><text:span text:style-name="T3">Systemprozesse</text:span></text:p>
      <text:list text:style-name="L20">
        <text:list-item>
          <text:list>
            <text:list-item>
              <text:list>
                <text:list-item>
                  <text:p text:style-name="P62"><text:span text:style-name="T3">Group</text:span> ID</text:p>
                </text:list-item>
              </text:list>
            </text:list-item>
          </text:list>
        </text:list-item>
      </text:list>
      <text:p text:style-name="P10"><text:tab/><text:tab/><text:tab/>Unix-Systeme haben mehrere Gruppen. Die Administratoren</text:p>
      <text:p text:style-name="P10"><text:tab/><text:tab/><text:tab/>können bspw. der Gruppe <text:span text:style-name="T5">root</text:span><text:span text:style-name="T13"> oder </text:span><text:span text:style-name="T9">wheel</text:span><text:span text:style-name="T13"> zugeordnet sein.</text:span></text:p>
      <text:p text:style-name="P20"><text:tab/><text:tab/><text:tab/>Benutzer sind meistens in der Gruppe <text:span text:style-name="T5">user</text:span> oder werden in Gruppen</text:p>
      <text:p text:style-name="P20"><text:tab/><text:tab/><text:tab/>für ihren Tätigkeitsbereich zugeordnet, z. B. <text:span text:style-name="T5">fb4</text:span>, <text:span text:style-name="T9">wwwadmin</text:span>,</text:p>
      <text:p text:style-name="P20"><text:tab/><text:tab/><text:tab/><text:span text:style-name="T9">students</text:span>, <text:span text:style-name="T9">accounting</text:span> etc.</text:p>
      <text:p text:style-name="P20"><text:tab/><text:tab/><text:tab/>Ein Benutzer kann 1..NGROUP_MAX (32) Gruppen angehören.</text:p>
      <text:list text:style-name="L21">
        <text:list-item>
          <text:list>
            <text:list-item>
              <text:list>
                <text:list-item>
                  <text:p text:style-name="P63"><text:span text:style-name="T3">SetUID</text:span> und <text:span text:style-name="T3">SetGID</text:span></text:p>
                </text:list-item>
              </text:list>
            </text:list-item>
          </text:list>
        </text:list-item>
      </text:list>
      <text:p text:style-name="P20"><text:tab/><text:tab/><text:tab/>Damit ein Programm eine Aufgabe erledigen kann, für die es höhere</text:p>
      <text:p text:style-name="P20"><text:tab/><text:tab/><text:tab/>Rechte benötigt, kann entweder ein Benutzer mit diesen Rechten</text:p>
      <text:p text:style-name="P20"><text:tab/><text:tab/><text:tab/>das Programm ausführen, oder dem System wird gesagt, dass dieses</text:p>
      <text:p text:style-name="P20"><text:tab/><text:tab/><text:tab/>Programm die benötigten Rechte beim Ausführen zu bekommen hat.</text:p>
      <text:p text:style-name="P20"><text:tab/><text:tab/><text:tab/>Der erste Fall ist sehr unbequem und unsicher, da entweder jeder</text:p>
      <text:p text:style-name="P20"><text:tab/><text:tab/><text:tab/>das Passwort kennen <text:span text:style-name="T3">müsste</text:span> oder sich die Person, die das Passwort</text:p>
      <text:p text:style-name="Standard"><text:tab/><text:tab/><text:tab/>weiß, in das System einloggen muss, um eine Aufgabe für einen</text:p>
      <text:p text:style-name="Standard"><text:tab/><text:tab/><text:tab/>anderen Benutzer zu erledigen. </text:p>
      <text:p text:style-name="Standard"><text:tab/><text:tab/><text:tab/>Unix hat hierfür extra zwei Flags in der <text:span text:style-name="T3">Filesystem-Implementierung.</text:span></text:p>
      <text:p text:style-name="Standard"><text:tab/><text:tab/><text:tab/>Das <text:span text:style-name="T4">SetUID-Flag</text:span> gibt dem Programm beim Ausführen die (effektive)</text:p>
      <text:p text:style-name="Standard"><text:tab/><text:tab/><text:tab/>UID des Benutzers, dem das Programm gehört und nicht die UID des</text:p>
      <text:p text:style-name="Standard"><text:tab/><text:tab/><text:tab/>Benutzers, der das Programm ausführt (reale UID). Das gleiche gilt</text:p>
      <text:p text:style-name="Standard"><text:tab/><text:tab/><text:tab/>für das <text:span text:style-name="T4">SetGID-Flag</text:span><text:span text:style-name="T51"> und Gruppen</text:span>.</text:p>
      <text:list text:style-name="L22">
        <text:list-item>
          <text:list>
            <text:list-item>
              <text:list>
                <text:list-item>
                  <text:p text:style-name="P64">reale UID/GID und effektive UID/GID</text:p>
                </text:list-item>
              </text:list>
            </text:list-item>
          </text:list>
        </text:list-item>
      </text:list>
      <text:p text:style-name="Standard"><text:tab/><text:tab/><text:tab/>Die reale UID ist die UID des Benutzers. Führt Benutzer Thomas</text:p>
      <text:p text:style-name="Standard"><text:tab/><text:tab/><text:tab/>mit der UID 543 bspw. ein SetUID Programm vom Benutzer <text:span text:style-name="T5">root</text:span></text:p>
      <text:p text:style-name="Standard"><text:tab/><text:tab/><text:tab/>aus, so hat das Programm die effektive UID 0 und die reale UID 543.</text:p>
      <text:p text:style-name="Standard"><text:tab/><text:tab/><text:tab/>Da für die <text:span text:style-name="T3">Zugangsüberprüfung</text:span> auf <text:span text:style-name="T3">Systemobjekte</text:span> in Unix-Systemen</text:p>
      <text:p text:style-name="Standard"><text:tab/><text:tab/><text:tab/>die effektive UID benutzt wird, können die UID's getauscht oder</text:p>
      <text:p text:style-name="Standard"><text:tab/><text:tab/><text:tab/>sogar die effektive UID verworfen werden. Ist die reale UID nicht 0,</text:p>
      <text:p text:style-name="Standard"><text:tab/><text:tab/><text:tab/>so kann eine verworfene UID nicht zurückgeholt werden, eine</text:p>
      <text:p text:style-name="Standard"><text:tab/><text:tab/><text:tab/><text:span text:style-name="T3">getauschte</text:span> UID hingegen schon.</text:p>
      <text:list text:style-name="L23">
        <text:list-item>
          <text:list>
            <text:list-item>
              <text:list>
                <text:list-item>
                  <text:p text:style-name="P65">saved UID/GID (POSIX)</text:p>
                </text:list-item>
              </text:list>
            </text:list-item>
          </text:list>
        </text:list-item>
      </text:list>
      <text:p text:style-name="Standard"><text:tab/><text:tab/><text:tab/>Die saved ID's sind nur implementiert, wenn _<text:span text:style-name="T65">POSIX_SAVED_IDS</text:span></text:p>
      <text:p text:style-name="P66"><text:tab/><text:tab/><text:tab/>gesetzt ist. Dass sollte bei modernen Unix-Derivaten der Fall sein.</text:p>
      <text:p text:style-name="P66"><text:tab/><text:tab/><text:tab/>Ist die reale und effektive UID bspw. 543 und die saved UID 0, dann</text:p>
      <text:p text:style-name="P66"><text:tab/><text:tab/><text:tab/>ist ein Wechsel, obwohl die effektive UID nicht 0 ist, möglich. Die</text:p>
      <text:p text:style-name="Standard"><text:span text:style-name="T66"><text:tab/><text:tab/><text:tab/>saved UID wird nur verworfen, wenn </text:span><text:span text:style-name="T65">setuid(2)</text:span><text:span text:style-name="T66"> aufgerufen wird und</text:span></text:p>
      <text:p text:style-name="P66"><text:tab/><text:tab/><text:tab/>die effektive UID 0 ist. <text:span text:style-name="T3">Desweiteren</text:span> wird die saved UID auf die reale UID</text:p>
      <text:p text:style-name="P66"><text:tab/><text:tab/><text:tab/>gesetzt wenn diese und die effektive UID ungleich 0 ist.</text:p>
      <text:p text:style-name="P66"><text:tab/><text:tab/><text:tab/>Zudem müssen SetUID Applikationen, deren SetUID ungleich 0 ist</text:p>
      <text:p text:style-name="P66"><text:tab/><text:tab/><text:tab/><text:span text:style-name="T12">setreuid(getuid(), getuid())</text:span> benutzen, um ihre Privilegien loszuwerden;</text:p>
      <text:p text:style-name="P66"><text:tab/><text:tab/><text:tab/>ein einfaches <text:span text:style-name="T12">setuid(2)</text:span> hilft nicht. Dasselbe gilt natürlich auch für</text:p>
      <text:p text:style-name="P66"><text:tab/><text:tab/><text:tab/>die GID.</text:p>
      <text:list text:style-name="L23">
        <text:list-item text:start-value="1">
          <text:list>
            <text:list-item text:start-value="1">
              <text:list>
                <text:list-item text:start-value="1">
                  <text:p text:style-name="P65">filesystem UID/GID (Linux &gt;= 1.1.44)</text:p>
                </text:list-item>
              </text:list>
            </text:list-item>
          </text:list>
        </text:list-item>
      </text:list>
      <text:p text:style-name="Standard"><text:tab/><text:tab/><text:tab/>Damit der NFS-Dienst seine effektive UID nicht anpassen muss und</text:p>
      <text:p text:style-name="Standard"><text:tab/><text:tab/><text:tab/>somit über Signale etc. angreifbar wäre, wurden in Linux zwei weitere</text:p>
      <text:p text:style-name="Standard"><text:tab/><text:tab/><text:tab/>Systemaufrufe implementiert: <text:span text:style-name="T5">setfsuid(2)</text:span><text:span text:style-name="T36"> und </text:span><text:span text:style-name="T5">setfsgid(2)</text:span></text:p>
      <text:p text:style-name="P40"><text:tab/><text:tab/><text:tab/></text:p>
      <text:p text:style-name="P20"/>
      <text:p text:style-name="P10"><text:span text:style-name="Source_20_Text"><text:tab/></text:span>Der <text:span text:style-name="T12">access(2)</text:span> Aufruf benutzt die <text:span text:style-name="T4">reale UID</text:span> und <text:span text:style-name="T4">reale GID</text:span> zum Prüfen der</text:p>
      <text:p text:style-name="P10"><text:tab/>Rechte. Das heißt, dass die <text:span text:style-name="T4">effektive UID/GID</text:span> von <text:span text:style-name="T4">SetUID/-GID</text:span></text:p>
      <text:p text:style-name="P10"><text:tab/>Programmen nicht zutragen kommt. Bei der <text:span text:style-name="T3">Zugriffsüberprüfung</text:span> mit</text:p>
      <text:p text:style-name="P10"><text:tab/><text:span text:style-name="T12">open(2)</text:span> hingegen wird die <text:span text:style-name="T4">effektive UID/GID</text:span> benutzt. Dieser Umstand</text:p>
      <text:p text:style-name="P10"><text:tab/>wäre nicht weiter schlimm - ja, sogar erwünscht - wenn <text:span text:style-name="T12">access(2)</text:span> und</text:p>
      <text:p text:style-name="P10"><text:tab/><text:span text:style-name="T12">open(2)</text:span> eine atomare Funktion, also ein Systemaufruf, wäre.</text:p>
      <text:p text:style-name="P10"><text:tab/>Zwischen <text:span text:style-name="T12">access(2)</text:span> und <text:span text:style-name="T12">open(2)</text:span> besteht aber nun ein Zeitfenster, in dem</text:p>
      <text:p text:style-name="P10"><text:tab/>das Programm verwundbar ist. Der Angreifer kann nun die Datei</text:p>
      <text:p text:style-name="Standard"><text:span text:style-name="T1"><text:tab/></text:span><text:span text:style-name="T16">"/home/evil_ed/RythmStick"</text:span><text:span text:style-name="T1"> löschen und durch einen Link ersetzen, der</text:span></text:p>
      <text:p text:style-name="Standard"><text:span text:style-name="T1"><text:tab/>bspw. auf </text:span><text:span text:style-name="T16">"/etc/</text:span><text:span text:style-name="T67">security</text:span><text:span text:style-name="T16">/</text:span><text:span text:style-name="T67">shadow</text:span><text:span text:style-name="T16">"</text:span><text:span text:style-name="T1"> zeigt. Der </text:span><text:span text:style-name="T16">open(2)</text:span><text:span text:style-name="T1"> Aufruf öffnet also dann</text:span></text:p>
      <text:p text:style-name="Standard"><text:span text:style-name="T1"><text:tab/>nicht </text:span><text:span text:style-name="T16">"/home/evil_ed/RythmStick"</text:span><text:span text:style-name="T1"> sondern über den Verweis</text:span></text:p>
      <text:p text:style-name="P10"><text:span text:style-name="T12"><text:tab/>"/etc/security/shadow"</text:span> und verarbeitet die Daten, an die der Benutzer</text:p>
      <text:p text:style-name="P10"><text:tab/>eigentlich nicht Hand anlegen darf.</text:p>
      <text:p text:style-name="P10"/>
      <text:p text:style-name="P10"><text:tab/>Also nochmal zur Verdeutlichung:</text:p>
      <text:p text:style-name="Standard"><text:span text:style-name="T1"><text:tab/>Die Datei </text:span><text:span text:style-name="T16">"/home/evil_ed/RythmStick"</text:span><text:span text:style-name="T1"> existiert und Benutzer </text:span><text:span text:style-name="T20">EvilEd</text:span><text:span text:style-name="T1"> hat darauf</text:span></text:p>
      <text:p text:style-name="P10"><text:tab/><text:span text:style-name="T3">Schreibrechte</text:span>, das wird mit <text:span text:style-name="T12">access("...", W_OK)</text:span> geprüft.</text:p>
      <text:p text:style-name="P10"><text:tab/>Jetzt löscht EvilEd die originale Datei und setzt eine Datei-Verknüpfung auf eine</text:p>
      <text:p text:style-name="P10"><text:tab/>Datei, auf die er keine Schreibrechte hat. <text:span text:style-name="T12">Open(2)</text:span> folgt dem Link und öffnet die</text:p>
      <text:p text:style-name="P10"><text:tab/>geschützte Datei.</text:p>
      <text:p text:style-name="P10"/>
      <text:p text:style-name="P10"><text:tab/>Korrektur:</text:p>
      <text:p text:style-name="P10"><text:tab/>Man kann auf verschiedene Art und Weise diesem Problem begegnen.</text:p>
      <text:p text:style-name="P10"><text:tab/>Grundsätzlich sollten sensitive <text:span text:style-name="T3">File-Operation</text:span> nicht mit symbolischen Filenamen,</text:p>
      <text:p text:style-name="P10"><text:tab/>sondern mit <text:span text:style-name="T3">File-Deskriptoren</text:span> <text:span text:style-name="T18">durchgeführt</text:span> werden. Wenn man Funktionen</text:p>
      <text:p text:style-name="P10"><text:tab/>benutzen muss, die die Angabe eines <text:span text:style-name="T3">File-Deskriptors</text:span> nicht erlauben, dann muss</text:p>
      <text:p text:style-name="P10"><text:tab/>mit <text:span text:style-name="T12">chdir(2)</text:span><text:span text:style-name="T13"> in das Verzeichnis gewechselt und alle </text:span><text:span text:style-name="T68">darüber liegenden Verzeichnisse</text:span></text:p>
      <text:p text:style-name="P20"><text:tab/>überprüft werden (kein Link, Besitzer muss entweder <text:span text:style-name="T12">root</text:span> oder EUID sein).</text:p>
      <text:p text:style-name="P10"/>
      <text:list text:style-name="L24">
        <text:list-item>
          <text:list>
            <text:list-item>
              <text:p text:style-name="P67">faccess()</text:p>
            </text:list-item>
          </text:list>
        </text:list-item>
      </text:list>
      <text:p text:style-name="P10"><text:tab/><text:tab/>Leider existiert <text:span text:style-name="T12">faccess()</text:span> nicht auf allen System, z. B. nicht auf <text:span text:style-name="T12">Linux</text:span>,</text:p>
      <text:p text:style-name="P10"><text:span text:style-name="T12"><text:tab/><text:tab/></text:span><text:span text:style-name="T63">OpenBSD</text:span>, <text:span text:style-name="T12">Solaris</text:span> und <text:span text:style-name="T12">AIX</text:span>.</text:p>
      <text:p text:style-name="P10"/>
      <text:p text:style-name="P10"><text:tab/><text:tab/><text:span text:style-name="Source_20_Text">[...]</text:span></text:p>
      <text:p text:style-name="P10"><text:span text:style-name="Source_20_Text"><text:tab/><text:tab/>fd = open("datei", O_WRONLY);</text:span></text:p>
      <text:p text:style-name="P10"><text:span text:style-name="Source_20_Text"><text:tab/><text:tab/>if(faccess(fd, W_OK) != 0)</text:span></text:p>
      <text:p text:style-name="P10"><text:span text:style-name="Source_20_Text"><text:tab/><text:tab/>{</text:span></text:p>
      <text:p text:style-name="P10"><text:span text:style-name="Source_20_Text"><text:tab/><text:tab/><text:tab/>fprintf(stderr, "Netter Versuch!\n");</text:span></text:p>
      <text:p text:style-name="P10"><text:span text:style-name="Source_20_Text"><text:tab/><text:tab/><text:tab/>exit(-1);</text:span></text:p>
      <text:p text:style-name="P10"><text:span text:style-name="Source_20_Text"><text:tab/><text:tab/>}</text:span></text:p>
      <text:p text:style-name="P10"><text:span text:style-name="Source_20_Text"><text:tab/><text:tab/>[...]</text:span></text:p>
      <text:p text:style-name="P10"/>
      <text:p text:style-name="P10"><text:span text:style-name="Source_20_Text"><text:tab/><text:tab/></text:span>Ein weiterer Nachteil von <text:span text:style-name="T12">faccess()</text:span> ist, dass vorher ein <text:span text:style-name="T12">open(2)</text:span> gemacht</text:p>
      <text:p text:style-name="P10"><text:tab/><text:tab/>werden muss. Wenn <text:span text:style-name="T12">open(2)</text:span> auf <text:span text:style-name="T3">Gerätedateien</text:span> (Unix) angewandt wird,</text:p>
      <text:p text:style-name="P10"><text:tab/><text:tab/>dann kann je nach Implementierung des <text:span text:style-name="T3">Gerätettreibers</text:span> bereits eine</text:p>
      <text:p text:style-name="P10"><text:tab/><text:tab/>Aktion mit dem entsprechenden Gerät durchgeführt werden. Als Beispiel</text:p>
      <text:p text:style-name="P10"><text:tab/><text:tab/>sind Magnetbänder zu nennen, die <text:span text:style-name="T3">zurück gespult</text:span> werden, wenn die Geräte-</text:p>
      <text:p text:style-name="P10"><text:tab/><text:tab/>datei geöffnet wird. Bei iterativen Backups kann es zum Verlust der alten</text:p>
      <text:p text:style-name="P10"><text:tab/><text:tab/><text:span text:style-name="T3">Backup-Daten</text:span> führen.</text:p>
      <text:p text:style-name="P10"/>
      <text:list text:style-name="L25">
        <text:list-item>
          <text:list>
            <text:list-item>
              <text:p text:style-name="P68">O_NOFOLLOW</text:p>
            </text:list-item>
          </text:list>
        </text:list-item>
      </text:list>
      <text:p text:style-name="P45"><text:tab/><text:tab/>Die Option <text:span text:style-name="T12">O_NOFOLLOW</text:span> verbietet es <text:span text:style-name="T12">open(2)</text:span> <text:span text:style-name="T4">symbolischen Links</text:span> zu</text:p>
      <text:p text:style-name="P45"><text:tab/><text:tab/>folgen. Sie kann aber mit <text:span text:style-name="T4">Hard-Links</text:span> ausgetrickst werden und nützt</text:p>
      <text:p text:style-name="P45"><text:tab/><text:tab/>deswegen in diesem Fall wenig.</text:p>
      <text:p text:style-name="Standard"/>
      <text:list text:style-name="L26">
        <text:list-item>
          <text:list>
            <text:list-item>
              <text:p text:style-name="P69"><text:span text:style-name="T12">setegid(2)</text:span> und <text:span text:style-name="T12">seteuid(2)</text:span></text:p>
            </text:list-item>
          </text:list>
        </text:list-item>
      </text:list>
      <text:p text:style-name="P10"><text:tab/><text:tab/>Mit <text:span text:style-name="T12">seteuid(2)</text:span><text:span text:style-name="T13"> und </text:span><text:span text:style-name="T12">setegid(2)</text:span> lassen sich für den Zeitraum, in dem <text:span text:style-name="T12">open(2)</text:span></text:p>
      <text:p text:style-name="P10"><text:span text:style-name="T12"><text:tab/><text:tab/></text:span>ausgeführt wird, die erhöhten Privilegien des Programms verwerfen um die</text:p>
      <text:p text:style-name="P10"><text:tab/><text:tab/>Rechte des Benutzers anzunehmen. Nach <text:span text:style-name="T12">open(2)</text:span> können die alten Rechte</text:p>
      <text:p text:style-name="P10"><text:tab/><text:tab/>wieder hergestellt werden.</text:p>
      <text:p text:style-name="P10"/>
      <text:p text:style-name="Standard"><text:span text:style-name="T1"><text:tab/><text:tab/>Die </text:span><text:span text:style-name="T16">sete(u|g)id(2)</text:span><text:span text:style-name="T1"> bzw. </text:span><text:span text:style-name="T16">setre(u|g)id(2)</text:span><text:span text:style-name="T1"> Funktionen sind Konform zu</text:span></text:p>
      <text:p text:style-name="P10"><text:span text:style-name="T12"><text:tab/><text:tab/>BSD4.3 </text:span>und sind im erweiterten <text:span text:style-name="T12">POSIX</text:span> Standard enthalten, wenn</text:p>
      <text:p text:style-name="P10"><text:span text:style-name="T12"><text:tab/><text:tab/>_POSIX_SAVED_IDS </text:span>definiert ist. Das Betriebssystem muss zusätzlich zu</text:p>
      <text:p text:style-name="P10"><text:tab/><text:tab/>den <text:span text:style-name="T4">realen</text:span> und <text:span text:style-name="T4">effektiven IDs</text:span><text:span text:style-name="T18"> </text:span>also auch <text:span text:style-name="T4">saved ID</text:span>s unterstützen.</text:p>
      <text:p text:style-name="P10"><text:tab/><text:tab/>Dabei ist darauf zu achten, dass die <text:span text:style-name="T4">Gruppen ID vor der User ID</text:span> herabgesetzt</text:p>
      <text:p text:style-name="P10"><text:tab/><text:tab/>wird, da andernfalls bei bereits verringerter UID die GID nicht mehr geändert</text:p>
      <text:p text:style-name="P10"><text:tab/><text:tab/>werden kann. Die Tatsache wird leider oft vergessen und das Programm </text:p>
      <text:p text:style-name="P10"><text:tab/><text:tab/>enthält dann immer noch ein Sicherheitsloch. Zudem sollte immer der Rück-</text:p>
      <text:p text:style-name="P10"><text:tab/><text:tab/>gabewert von <text:span text:style-name="T12">setuid(2)</text:span> und <text:span text:style-name="T12">setgid(2)</text:span> überprüft werden, um auf unliebsame</text:p>
      <text:p text:style-name="P10"><text:span text:style-name="T3"><text:tab/><text:tab/>Ereignisse</text:span> reagieren zu können.</text:p>
      <text:p text:style-name="P10"/>
      <text:p text:style-name="P10"><text:tab/><text:tab/><text:span text:style-name="Source_20_Text">[...]</text:span></text:p>
      <text:p text:style-name="P10"><text:span text:style-name="Source_20_Text"><text:tab/><text:tab/>uid_t euid, ruid;</text:span></text:p>
      <text:p text:style-name="P10"><text:span text:style-name="Source_20_Text"><text:tab/><text:tab/>gid_t egid, rgid;</text:span></text:p>
      <text:p text:style-name="P10"/>
      <text:p text:style-name="P10"><text:span text:style-name="Source_20_Text"><text:tab/><text:tab/>euid = geteuid();</text:span></text:p>
      <text:p text:style-name="P10"><text:span text:style-name="Source_20_Text"><text:tab/><text:tab/>egid = getegid();</text:span></text:p>
      <text:p text:style-name="P10"><text:span text:style-name="Source_20_Text"><text:tab/><text:tab/>ruid = getuid();</text:span></text:p>
      <text:p text:style-name="P10"><text:span text:style-name="Source_20_Text"><text:tab/><text:tab/>rgid = getgid();</text:span></text:p>
      <text:p text:style-name="P10"><text:tab/><text:tab/></text:p>
      <text:p text:style-name="P10"><text:span text:style-name="Source_20_Text"><text:tab/><text:tab/>if(setegid(rgid) &lt; 0)</text:span></text:p>
      <text:p text:style-name="P10"><text:span text:style-name="Source_20_Text"><text:tab/><text:tab/><text:tab/>[Exit]</text:span></text:p>
      <text:p text:style-name="P10"><text:span text:style-name="Source_20_Text"><text:tab/><text:tab/>if(seteuid(ruid) &lt; 0)</text:span></text:p>
      <text:p text:style-name="P10"><text:span text:style-name="Source_20_Text"><text:tab/><text:tab/><text:tab/>[Exit]</text:span></text:p>
      <text:p text:style-name="P10"/>
      <text:p text:style-name="P10"><text:span text:style-name="Source_20_Text"><text:tab/><text:tab/>open("...", ...);</text:span></text:p>
      <text:p text:style-name="P10"/>
      <text:p text:style-name="P45"><text:span text:style-name="Source_20_Text"><text:tab/><text:tab/>if(setegid(egid) &lt; 0)</text:span></text:p>
      <text:p text:style-name="P10"><text:span text:style-name="Source_20_Text"><text:tab/><text:tab/><text:tab/>[Exit]</text:span></text:p>
      <text:p text:style-name="P10"><text:span text:style-name="Source_20_Text"><text:tab/><text:tab/>if(seteuid(euid) &lt; 0)</text:span></text:p>
      <text:p text:style-name="P10"><text:span text:style-name="Source_20_Text"><text:tab/><text:tab/><text:tab/>[Exit]</text:span></text:p>
      <text:p text:style-name="P10"><text:span text:style-name="Source_20_Text"><text:tab/><text:tab/>[...]</text:span></text:p>
      <text:p text:style-name="P10"/>
      <text:list text:style-name="L27">
        <text:list-item>
          <text:list>
            <text:list-item>
              <text:p text:style-name="P70">fork(2)</text:p>
            </text:list-item>
          </text:list>
        </text:list-item>
      </text:list>
      <text:p text:style-name="P10"><text:tab/><text:tab/>Der einzig portable und sicherste aber auch umständlichste Weg besteht darin</text:p>
      <text:p text:style-name="P10"><text:tab/><text:tab/>einen <text:span text:style-name="T55">Child</text:span><text:span text:style-name="T4">-</text:span><text:span text:style-name="T55">Process</text:span> mit <text:span text:style-name="T12">fork(2)</text:span> zu erzeugen, die Privilegien dauerhaft zu</text:p>
      <text:p text:style-name="P10"><text:tab/><text:tab/>verwerfen, die Datei zu öffnen und nach der Rückgabe des File-Deskriptors</text:p>
      <text:p text:style-name="P10"><text:tab/><text:tab/>an den <text:span text:style-name="T55">Parent</text:span><text:span text:style-name="T4">-Process</text:span><text:span text:style-name="T18"> </text:span>den <text:span text:style-name="T4">Child-Process </text:span>zu beenden.</text:p>
      <text:p text:style-name="P10"/>
      <text:p text:style-name="P10"><text:tab/><text:tab/><text:span text:style-name="Source_20_Text">[...]</text:span></text:p>
      <text:p text:style-name="P10"><text:span text:style-name="Source_20_Text"><text:tab/><text:tab/>pid_t child_pid;</text:span></text:p>
      <text:p text:style-name="P10"><text:span text:style-name="Source_20_Text"><text:tab/><text:tab/>[...]</text:span></text:p>
      <text:p text:style-name="P10"/>
      <text:p text:style-name="P10"><text:span text:style-name="Source_20_Text"><text:tab/><text:tab/>if((child_pid = fork()) &lt; 0)</text:span></text:p>
      <text:p text:style-name="P10"><text:span text:style-name="Source_20_Text"><text:tab/><text:tab/><text:tab/>[Exit]</text:span></text:p>
      <text:p text:style-name="P10"><text:span text:style-name="Source_20_Text"><text:tab/><text:tab/>else if(child_pid &gt; 0)<text:tab/>// Parent</text:span></text:p>
      <text:p text:style-name="P10"><text:span text:style-name="Source_20_Text"><text:tab/><text:tab/><text:tab/>[Get Filedescriptor and Wait on Child]</text:span></text:p>
      <text:p text:style-name="P10"><text:span text:style-name="Source_20_Text"><text:tab/><text:tab/>else<text:tab/><text:tab/><text:tab/><text:tab/><text:tab/>// Child</text:span></text:p>
      <text:p text:style-name="P10"><text:span text:style-name="Source_20_Text"><text:tab/><text:tab/>{</text:span></text:p>
      <text:p text:style-name="P10"><text:span text:style-name="Source_20_Text"><text:tab/><text:tab/><text:tab/>inf fd;</text:span></text:p>
      <text:p text:style-name="P10"/>
      <text:p text:style-name="P10"><text:span text:style-name="Source_20_Text"><text:tab/><text:tab/><text:tab/>if(setgid(getgid()) &lt; 0)</text:span></text:p>
      <text:p text:style-name="P10"><text:span text:style-name="Source_20_Text"><text:tab/><text:tab/><text:tab/><text:tab/>[Exit]</text:span></text:p>
      <text:p text:style-name="P10"><text:span text:style-name="Source_20_Text"><text:tab/><text:tab/><text:tab/>if(setuid(getuid()) &lt; 0)</text:span></text:p>
      <text:p text:style-name="P10"><text:tab/><text:tab/><text:tab/><text:tab/><text:span text:style-name="Source_20_Text">[Exit]</text:span></text:p>
      <text:p text:style-name="P10"><text:span text:style-name="Source_20_Text"><text:tab/><text:tab/><text:tab/>/*</text:span></text:p>
      <text:p text:style-name="P10"><text:span text:style-name="Source_20_Text"><text:tab/><text:tab/><text:tab/>** Wenn die EUID des Prozeßes 0 ist, dann werden</text:span></text:p>
      <text:p text:style-name="P10"><text:span text:style-name="Source_20_Text"><text:tab/><text:tab/><text:tab/>** mit set(u|g)id(2) _alle_ IDs (real, effektiv,</text:span></text:p>
      <text:p text:style-name="P10"><text:span text:style-name="Source_20_Text"><text:tab/><text:tab/><text:tab/>** saved) gändert!</text:span></text:p>
      <text:p text:style-name="P10"><text:span text:style-name="Source_20_Text"><text:tab/><text:tab/><text:tab/>** Andernfalls wird _nur_ die effektive ID gesetzt!</text:span></text:p>
      <text:p text:style-name="P10"><text:span text:style-name="Source_20_Text"><text:tab/><text:tab/><text:tab/>*/</text:span></text:p>
      <text:p text:style-name="P10"/>
      <text:p text:style-name="P10"><text:span text:style-name="Source_20_Text"><text:tab/><text:tab/><text:tab/>if( (fd = open("userfile", O_WRONLY)) &lt; 0)</text:span></text:p>
      <text:p text:style-name="P10"><text:span text:style-name="Source_20_Text"><text:tab/><text:tab/><text:tab/><text:tab/>[Exit]</text:span></text:p>
      <text:p text:style-name="P10"><text:tab/></text:p>
      <text:p text:style-name="P10"><text:span text:style-name="Source_20_Text"><text:tab/><text:tab/><text:tab/>/*</text:span></text:p>
      <text:p text:style-name="P10"><text:span text:style-name="Source_20_Text"><text:tab/><text:tab/><text:tab/>** Nun kann der </text:span><text:span text:style-name="T69">File-Deskriptor</text:span><text:span text:style-name="Source_20_Text"> dem Parent-Process</text:span></text:p>
      <text:p text:style-name="P10"><text:span text:style-name="Source_20_Text"><text:tab/><text:tab/><text:tab/>** übergeben werden. Leider gibt es dafür keine</text:span></text:p>
      <text:p text:style-name="P10"><text:span text:style-name="Source_20_Text"><text:tab/><text:tab/><text:tab/>** standardisierte Funktion. SystemV und BSD Unix</text:span></text:p>
      <text:p text:style-name="P10"><text:span text:style-name="Source_20_Text"><text:tab/><text:tab/><text:tab/>** bieten unterschiedliche Möglichkeiten.</text:span></text:p>
      <text:p text:style-name="P10"><text:span text:style-name="Source_20_Text"><text:tab/><text:tab/><text:tab/>** SVR4:</text:span></text:p>
      <text:p text:style-name="P10"><text:span text:style-name="Source_20_Text"><text:tab/><text:tab/><text:tab/>** - ioctl(I_SENDFD)</text:span></text:p>
      <text:p text:style-name="P10"><text:span text:style-name="Source_20_Text"><text:tab/><text:tab/><text:tab/>** - Unix Domain Sockets</text:span></text:p>
      <text:p text:style-name="P10"><text:span text:style-name="Source_20_Text"><text:tab/><text:tab/><text:tab/>** 4.3BSD:</text:span></text:p>
      <text:p text:style-name="P10"><text:span text:style-name="Source_20_Text"><text:tab/><text:tab/><text:tab/>** - sendmsg(2) and recvmsg(2)</text:span></text:p>
      <text:p text:style-name="P10"><text:span text:style-name="Source_20_Text"><text:tab/><text:tab/><text:tab/>** - Unix Domain Sockets</text:span></text:p>
      <text:p text:style-name="P10"><text:span text:style-name="Source_20_Text"><text:tab/><text:tab/><text:tab/>*/</text:span></text:p>
      <text:p text:style-name="P10"><text:span text:style-name="Source_20_Text"><text:tab/><text:tab/><text:tab/>[...]</text:span></text:p>
      <text:p text:style-name="P10"><text:span text:style-name="Source_20_Text"><text:tab/><text:tab/>}</text:span></text:p>
      <text:p text:style-name="P10"><text:span text:style-name="Source_20_Text"><text:tab/><text:tab/>[...]</text:span></text:p>
      <text:p text:style-name="P10"/>
      <text:p text:style-name="P10"/>
      <text:list text:style-name="L28">
        <text:list-item>
          <text:list>
            <text:list-item>
              <text:p text:style-name="P71"><text:s/>Temporäre Dateien</text:p>
            </text:list-item>
          </text:list>
        </text:list-item>
      </text:list>
      <text:p text:style-name="P10"><text:tab/>Neben Speicherüberläufen sind Fehler bei der Handhabung temporärer Dateien</text:p>
      <text:p text:style-name="P10"><text:tab/>der häufigste Grund für Sicherheitsprobleme. Obwohl es sich dabei oft um <text:span text:style-name="T7">Race</text:span></text:p>
      <text:p text:style-name="P72"><text:span text:style-name="T70"><text:tab/>Conditions</text:span><text:span text:style-name="T71"> handelt wird dieser Fall gesondert dargestellt.</text:span></text:p>
      <text:p text:style-name="P10"><text:tab/>In der Regel werden temporäre Dateien in <text:span text:style-name="T4">öffentlich beschreibbaren</text:span></text:p>
      <text:p text:style-name="P10"><text:span text:style-name="T4"><text:tab/></text:span><text:span text:style-name="T55">Verzeichnissen</text:span><text:span text:style-name="T4"> </text:span>angelegt (Unix: <text:span text:style-name="T12">/tmp</text:span>, „<text:span text:style-name="T12">/var/tmp</text:span>). Um das Löschen von Dateien in</text:p>
      <text:p text:style-name="P10"><text:tab/>öffentlichen Verzeichnissen zu <text:span text:style-name="T3">verhindern</text:span> wird bspw. in Unix ein <text:span text:style-name="T4">Filesystem-Flag</text:span></text:p>
      <text:p text:style-name="P10"><text:tab/>gesetzt (<text:span text:style-name="T72">chmod o+t /tmp</text:span>), somit kann ein Benutzer nur seine Dateien aus dem</text:p>
      <text:p text:style-name="P10"><text:tab/>Verzeichnis entfernen. <text:span text:style-name="T3">Unterverzeichnisse</text:span> werden nicht von dem Flag geschützt,</text:p>
      <text:p text:style-name="P10"><text:tab/><text:span text:style-name="T3">d.h.</text:span> wenn das Unterverzeichnis für <text:span text:style-name="T3">jedermann</text:span> <text:span text:style-name="T3">beschreibbar</text:span> ist, dann kann in diesem</text:p>
      <text:p text:style-name="P10"><text:tab/>Verzeichnis alles verändert werden. Das <text:span text:style-name="T33">t-Flag</text:span> muss also für jedes Verzeichnis explizit</text:p>
      <text:p text:style-name="P10"><text:tab/>gesetzt werden. Ein Beispiel für diesen Fehler ist das Verzeichnis <text:span text:style-name="T12">/tmp/soffice.tmp</text:span></text:p>
      <text:p text:style-name="P10"><text:span text:style-name="T13"><text:tab/>wie es früher</text:span> von <text:span text:style-name="T12">StarOffice</text:span> erstellt wurde.</text:p>
      <text:p text:style-name="P10"><text:tab/>Neben dem unerlaubten Löschen von Dateien besteht noch die Gefahr des Lesens</text:p>
      <text:p text:style-name="P10"><text:tab/>von geheimen Daten (z. B. bei älteren <text:span text:style-name="T12">AcroRead</text:span> und <text:span text:style-name="T12">WordPerfect</text:span> Versionen) und</text:p>
      <text:p text:style-name="P10"><text:tab/>Gefahr durch <text:span text:style-name="T7">Race Conditions</text:span> oder <text:span text:style-name="T73">Angriffe über Filelinks</text:span>.</text:p>
      <text:p text:style-name="P10"><text:tab/>Folgende <text:span text:style-name="T4">nicht-atomare</text:span> und <text:span text:style-name="T36">unsichere </text:span><text:span text:style-name="T74">Codesegmente</text:span><text:span text:style-name="T36"> </text:span>zur Erstellung von </text:p>
      <text:p text:style-name="P10"><text:tab/>temporären Dateien werden oft benutzt:</text:p>
      <text:p text:style-name="P10"/>
      <text:p text:style-name="P10"><text:tab/>Fehler:</text:p>
      <text:p text:style-name="P10"><text:tab/><text:span text:style-name="Source_20_Text">[...]</text:span></text:p>
      <text:p text:style-name="P10"><text:span text:style-name="Source_20_Text"><text:tab/>FILE *tmp_datei;</text:span></text:p>
      <text:p text:style-name="P10"><text:span text:style-name="Source_20_Text"><text:tab/>[...]</text:span></text:p>
      <text:p text:style-name="P10"/>
      <text:p text:style-name="P10"><text:span text:style-name="Source_20_Text"><text:tab/>tmp_datei = tmpfile();</text:span></text:p>
      <text:p text:style-name="P10"><text:span text:style-name="Source_20_Text"><text:tab/>[...]</text:span></text:p>
      <text:p text:style-name="P10"/>
      <text:p text:style-name="P10"/>
      <text:p text:style-name="P10"><text:tab/>oder:</text:p>
      <text:p text:style-name="P10"><text:tab/><text:span text:style-name="Source_20_Text">[...]</text:span></text:p>
      <text:p text:style-name="P10"><text:span text:style-name="Source_20_Text"><text:tab/>char *tmp_name;</text:span></text:p>
      <text:p text:style-name="P10"><text:span text:style-name="Source_20_Text"><text:tab/>int tmpfd;</text:span></text:p>
      <text:p text:style-name="P10"/>
      <text:p text:style-name="P10"><text:span text:style-name="Source_20_Text"><text:tab/>tmp_name = tmpnam(NULL);</text:span></text:p>
      <text:p text:style-name="P10"/>
      <text:p text:style-name="P10"><text:span text:style-name="Source_20_Text"><text:tab/>if( (tmpfd = open(tmp_name, O_RDWR | O_CREAT)) &lt; 0)</text:span></text:p>
      <text:p text:style-name="P10"><text:span text:style-name="Source_20_Text"><text:tab/><text:tab/>[EXIT]</text:span></text:p>
      <text:p text:style-name="P10"><text:span text:style-name="Source_20_Text"><text:tab/>unlink(tmp_name);</text:span></text:p>
      <text:p text:style-name="P10"><text:span text:style-name="Source_20_Text"><text:tab/>/*</text:span></text:p>
      <text:p text:style-name="P10"><text:span text:style-name="Source_20_Text"><text:tab/>** entferne den Dateiname, damit bei Beendigung des</text:span></text:p>
      <text:p text:style-name="P10"><text:span text:style-name="Source_20_Text"><text:tab/>** Programmcodes oder beim Schließen des File-Deskriptors</text:span></text:p>
      <text:p text:style-name="P10"><text:span text:style-name="Source_20_Text"><text:tab/>** die Datei nicht auf dem Filesystem zurückbleibt.</text:span></text:p>
      <text:p text:style-name="P10"><text:span text:style-name="Source_20_Text"><text:tab/>*/</text:span></text:p>
      <text:p text:style-name="P10"><text:span text:style-name="Source_20_Text"><text:tab/>[...]</text:span></text:p>
      <text:p text:style-name="Standard"/>
      <text:p text:style-name="P10"><text:tab/>Beide Methoden zur <text:span text:style-name="T3">Dateierzeugung</text:span> sind unsicher, da sie nicht atomar sind und</text:p>
      <text:p text:style-name="P10"><text:tab/>symbolischen Links folgen.</text:p>
      <text:p text:style-name="P10"><text:tab/>Im zweiten Beispiel ist nicht die Funktion <text:span text:style-name="T12">tmpnam(3)</text:span> für das Sicherheitsrisiko</text:p>
      <text:p text:style-name="P10"><text:tab/>verantwortlich, sondern der darauffolgende <text:span text:style-name="T12">open(2)</text:span> Befehl. Funktionen wie</text:p>
      <text:p text:style-name="P10"><text:tab/><text:span text:style-name="T12">tmpnam(3)</text:span>, <text:span text:style-name="T12">tempnam(3)</text:span> oder <text:span text:style-name="T12">mktemp(3)</text:span> garantieren nur, dass der Dateiname</text:p>
      <text:p text:style-name="P10"><text:tab/>zum Zeitpunkt ihres Aufrufs nicht vorhanden ist. Aber zwischen der Erzeugung</text:p>
      <text:p text:style-name="P10"><text:tab/>des Namens und dem Öffnen kann ein Angreifer bspw. einen Link mit genau</text:p>
      <text:p text:style-name="P10"><text:tab/>diesem Namen erzeugen und <text:span text:style-name="T12">open(2)</text:span> folgt dem Link (sog. <text:span text:style-name="T7">Race </text:span><text:span text:style-name="T6">Condition</text:span><text:span text:style-name="T18">).</text:span></text:p>
      <text:p text:style-name="P10"/>
      <text:p text:style-name="P10"><text:tab/>Korrektur:</text:p>
      <text:p text:style-name="P10"><text:span text:style-name="Source_20_Text"><text:tab/>[...]</text:span></text:p>
      <text:p text:style-name="P10"><text:span text:style-name="Source_20_Text"><text:tab/>int <text:s text:c="2"/>tmpfd;</text:span></text:p>
      <text:p text:style-name="P10"><text:span text:style-name="Source_20_Text"><text:tab/>char *template = "/tmp/MyTempFile.XXXXXX";</text:span></text:p>
      <text:p text:style-name="P10"><text:span text:style-name="Source_20_Text"><text:tab/>[...]</text:span></text:p>
      <text:p text:style-name="P10"/>
      <text:p text:style-name="P10"><text:span text:style-name="Source_20_Text"><text:tab/>if( (tmpfd = mkstemp(template)) &lt; 0)</text:span></text:p>
      <text:p text:style-name="P10"><text:span text:style-name="Source_20_Text"><text:tab/><text:tab/>[Exit]</text:span></text:p>
      <text:p text:style-name="P10"/>
      <text:p text:style-name="P10"><text:span text:style-name="Source_20_Text"><text:tab/>fchmod(tmpfd, 0600);</text:span></text:p>
      <text:p text:style-name="P10"><text:span text:style-name="Source_20_Text"><text:tab/>[...]</text:span></text:p>
      <text:p text:style-name="Standard"/>
      <text:p text:style-name="P10"><text:tab/><text:span text:style-name="T12">Mkstemp(3)</text:span> erzeugt einen <text:span text:style-name="T3">eindeutigen</text:span> Namen und öffnet ihn auf sichere Art</text:p>
      <text:p text:style-name="P10"><text:tab/>und Weise. Leider hat diese Lösung den Nachteil, dass <text:span text:style-name="T12">mkstemp(3)</text:span> nicht im</text:p>
      <text:p text:style-name="P10"><text:tab/><text:span text:style-name="T12">POSIX</text:span> Standard enthalten ist (<text:span text:style-name="T12">BSD4.3</text:span>) und alte Versionen die Zugriffsrechte</text:p>
      <text:p text:style-name="P10"><text:tab/>auf 0666 setzen, <text:span text:style-name="T3">sodass</text:span> jeder in die Datei schreiben und daraus lesen kann.</text:p>
      <text:p text:style-name="P10"><text:tab/>Wenn man sicher und portablen Code erzeugen möchte, dann muss man</text:p>
      <text:p text:style-name="P10"><text:tab/>selbst <text:span text:style-name="T12">open(2)</text:span> mit den richtigen Parametern aufrufen.</text:p>
      <text:p text:style-name="P10"/>
      <text:p text:style-name="P10"><text:span text:style-name="Source_20_Text"><text:tab/>[...]</text:span></text:p>
      <text:p text:style-name="P10"><text:span text:style-name="Source_20_Text"><text:tab/>int tmp_fd;</text:span></text:p>
      <text:p text:style-name="P10"><text:span text:style-name="Source_20_Text"><text:tab/>FILE *tmp_stream;</text:span></text:p>
      <text:p text:style-name="P10"><text:span text:style-name="Source_20_Text"><text:tab/>char tmp_name;</text:span></text:p>
      <text:p text:style-name="P10"><text:span text:style-name="Source_20_Text"><text:tab/>[...]</text:span></text:p>
      <text:p text:style-name="P10"/>
      <text:p text:style-name="P10"><text:span text:style-name="Source_20_Text"><text:tab/>if((tmp_name = tmpname(NULL)) == NULL)</text:span></text:p>
      <text:p text:style-name="P10"><text:span text:style-name="Source_20_Text"><text:tab/><text:tab/>[Exit]</text:span></text:p>
      <text:p text:style-name="P10"/>
      <text:p text:style-name="P10"><text:span text:style-name="Source_20_Text"><text:tab/>if((tmp_fd = open(tmp_name, O_RDWR|O_CREAT|O_EXCL, 0600)) &lt; 0)</text:span></text:p>
      <text:p text:style-name="P10"><text:span text:style-name="Source_20_Text"><text:tab/>{</text:span></text:p>
      <text:p text:style-name="P10"><text:span text:style-name="Source_20_Text"><text:tab/><text:tab/>fprintf(stderr, "Possible Link Attack detected!\n");</text:span></text:p>
      <text:p text:style-name="P10"><text:span text:style-name="Source_20_Text"><text:tab/><text:tab/>exit(-1);</text:span></text:p>
      <text:p text:style-name="P10"><text:span text:style-name="Source_20_Text"><text:tab/>}</text:span></text:p>
      <text:p text:style-name="P10"/>
      <text:p text:style-name="P10"><text:span text:style-name="Source_20_Text"><text:tab/>/*</text:span></text:p>
      <text:p text:style-name="P10"><text:span text:style-name="Source_20_Text"><text:tab/>** Wir wollen die Stream-I/O Funktionen aus stdio.h</text:span></text:p>
      <text:p text:style-name="P10"><text:span text:style-name="Source_20_Text"><text:tab/>** nutzen.</text:span></text:p>
      <text:p text:style-name="P10"><text:span text:style-name="Source_20_Text"><text:tab/>*/</text:span></text:p>
      <text:p text:style-name="P10"><text:span text:style-name="Source_20_Text"><text:tab/>if( (tmp_stream = fdopen(tmp_fd, "rw")) &lt; 0)</text:span></text:p>
      <text:p text:style-name="P10"><text:span text:style-name="Source_20_Text"><text:tab/><text:tab/>[Exit]</text:span></text:p>
      <text:p text:style-name="P10"/>
      <text:p text:style-name="P10"><text:span text:style-name="Source_20_Text"><text:tab/>[...]</text:span></text:p>
      <text:p text:style-name="P10"/>
      <text:p text:style-name="P10"><text:tab/>Zu beachten ist, dass das O_EXCL Flag bei Dateien, die über NFS Version 1 und 2</text:p>
      <text:p text:style-name="P10"><text:tab/>eingebunden sind, nicht beachtet wird! Dieser Fehler ist ab Version 3 behoben.</text:p>
      <text:p text:style-name="P10"/>
      <text:p text:style-name="P10"/>
      <text:list text:style-name="L29">
        <text:list-item>
          <text:list>
            <text:list-item>
              <text:p text:style-name="P73"><text:s/>Format Bugs</text:p>
            </text:list-item>
          </text:list>
        </text:list-item>
      </text:list>
      <text:p text:style-name="P7"><text:tab/>Ein neuer <text:span text:style-name="T3">Bug-Typ</text:span>, der ebenfalls zu Sicherheitsproblemen führt, ist der sog.</text:p>
      <text:p text:style-name="P7"><text:tab/><text:span text:style-name="T5">Format(-ing) Bug</text:span>. Dieser Bug wurde erst im Jahr 2000 entdeckt und schlummerte</text:p>
      <text:p text:style-name="P7"><text:tab/>schon seit vielen Jahren unbemerkt in diversen Softwarepaketen.</text:p>
      <text:p text:style-name="P7"/>
      <text:p text:style-name="P7"><text:tab/>Betroffen sind alle Programme, die Daten aus nicht-vertrauensvollen Quellen</text:p>
      <text:p text:style-name="P7"><text:tab/>an Funktionen mit variabler <text:span text:style-name="T3">Parameterlänge</text:span> als <text:span text:style-name="T12">Format-String</text:span> weitergeben.</text:p>
      <text:p text:style-name="P7"><text:tab/>(Also alle <text:span text:style-name="T12">printf(3)</text:span>-ähnlichen Funktionen)</text:p>
      <text:p text:style-name="P7"/>
      <text:p text:style-name="P7"><text:tab/>Fehler:</text:p>
      <text:p text:style-name="P7"><text:span text:style-name="Source_20_Text"><text:tab/>[...]</text:span></text:p>
      <text:p text:style-name="P7"><text:span text:style-name="Source_20_Text"><text:tab/>snprintf(buf, sizeof(buf), UntrustedUserDataBuffer);</text:span></text:p>
      <text:p text:style-name="P7"><text:span text:style-name="Source_20_Text"><text:tab/>[...]</text:span></text:p>
      <text:p text:style-name="P7"/>
      <text:p text:style-name="P7"><text:tab/>Korrektur:</text:p>
      <text:p text:style-name="P7"><text:span text:style-name="Source_20_Text"><text:tab/>[...]</text:span></text:p>
      <text:p text:style-name="P7"><text:span text:style-name="Source_20_Text"><text:tab/>snprintf(buf, sizeof(buf), "%s", UntrustedUserDataBuffer);</text:span></text:p>
      <text:p text:style-name="P7"><text:span text:style-name="Source_20_Text"><text:tab/>[...]</text:span></text:p>
      <text:p text:style-name="P7"/>
      <text:p text:style-name="P7"><text:tab/>Hier kann natürlich auch <text:span text:style-name="T12">strncat(3)</text:span><text:span text:style-name="T13"> o.ä. benutzt werden.</text:span></text:p>
      <text:p text:style-name="P7"/>
      <text:p text:style-name="P7"><text:tab/>Um den Bug besser verstehen zu können, <text:span text:style-name="T3">muss</text:span> man wissen wie die variable Anzahl</text:p>
      <text:p text:style-name="P7"><text:tab/>von Parametern von <text:span text:style-name="T5">C</text:span> bearbeitet wird.</text:p>
      <text:p text:style-name="P7"/>
      <text:p text:style-name="P7"><text:tab/>Die nicht-fixe <text:span text:style-name="T3">Parameteranzahl</text:span> wird bei der Funktionsdeklaration einfach mit</text:p>
      <text:p text:style-name="P7"><text:tab/>drei Punkten <text:span text:style-name="T12">"..."</text:span> definiert.</text:p>
      <text:p text:style-name="P7"/>
      <text:p text:style-name="P7"><text:tab/><text:span text:style-name="T21">Beispiel:</text:span></text:p>
      <text:p text:style-name="P7"><text:span text:style-name="Source_20_Text"><text:tab/>int my_sprintf(char *buffer, char *format_string, ...);</text:span></text:p>
      <text:p text:style-name="Standard"/>
      <text:p text:style-name="P7"><text:tab/>Die unbekannte Anzahl der übergebenen Argumente kann die Funktion mit den</text:p>
      <text:p text:style-name="P7"><text:tab/>Makros <text:span text:style-name="T12">va_start(3)</text:span>, <text:span text:style-name="T12">va_arg(3)</text:span> und <text:span text:style-name="T12">va_end(3)</text:span>, die in <text:span text:style-name="T12">stdarg.h</text:span> definiert sind,</text:p>
      <text:p text:style-name="P7"><text:tab/>bearbeiten.</text:p>
      <text:p text:style-name="P7"/>
      <text:p text:style-name="P7"><text:tab/><text:span text:style-name="T21">Beispiel:</text:span></text:p>
      <text:p text:style-name="P7"><text:span text:style-name="Source_20_Text"><text:tab/>int my_sprintf(char *buffer, char *format_string, ...)</text:span></text:p>
      <text:p text:style-name="P7"><text:span text:style-name="Source_20_Text"><text:tab/>{</text:span></text:p>
      <text:p text:style-name="P7"><text:span text:style-name="Source_20_Text"><text:tab/><text:tab/>va_list arg_ptr;<text:tab/><text:tab/>/* Argumentzeiger */</text:span></text:p>
      <text:p text:style-name="P7"><text:span text:style-name="Source_20_Text"><text:tab/><text:tab/>short ShortValue;</text:span></text:p>
      <text:p text:style-name="P7"><text:span text:style-name="Source_20_Text"><text:tab/><text:tab/>[...]</text:span></text:p>
      <text:p text:style-name="P7"/>
      <text:p text:style-name="P7"><text:span text:style-name="Source_20_Text"><text:tab/><text:tab/>va_start(arg_ptr, format_string);</text:span></text:p>
      <text:p text:style-name="P7"><text:span text:style-name="Source_20_Text"><text:tab/><text:tab/>/*</text:span></text:p>
      <text:p text:style-name="P7"><text:span text:style-name="Source_20_Text"><text:tab/><text:tab/>** setze arg_ptr auf das erste optionale</text:span></text:p>
      <text:p text:style-name="P7"><text:span text:style-name="Source_20_Text"><text:tab/><text:tab/>** Argument.</text:span></text:p>
      <text:p text:style-name="P7"><text:span text:style-name="Source_20_Text"><text:tab/><text:tab/>*/</text:span></text:p>
      <text:p text:style-name="P7"><text:span text:style-name="Source_20_Text"><text:tab/><text:tab/>[...]</text:span></text:p>
      <text:p text:style-name="P7"/>
      <text:p text:style-name="P7"><text:span text:style-name="Source_20_Text"><text:tab/><text:tab/>while(format_string != NULL)</text:span></text:p>
      <text:p text:style-name="P7"><text:span text:style-name="Source_20_Text"><text:tab/><text:tab/>{</text:span></text:p>
      <text:p text:style-name="P7"><text:span text:style-name="Source_20_Text"><text:tab/><text:tab/><text:tab/>[...]</text:span></text:p>
      <text:p text:style-name="P7"/>
      <text:p text:style-name="P7"><text:span text:style-name="Source_20_Text"><text:tab/><text:tab/><text:tab/>ShortValue = va_arg(arg_ptr, short);</text:span></text:p>
      <text:p text:style-name="P7"><text:span text:style-name="Source_20_Text"><text:tab/><text:tab/><text:tab/>/* va_arg() liefert den short Wert */</text:span></text:p>
      <text:p text:style-name="P7"><text:span text:style-name="Source_20_Text"><text:tab/><text:tab/><text:tab/>[...]</text:span></text:p>
      <text:p text:style-name="P7"/>
      <text:p text:style-name="P7"><text:span text:style-name="Source_20_Text"><text:tab/><text:tab/><text:tab/>++format_string;</text:span></text:p>
      <text:p text:style-name="P7"><text:span text:style-name="Source_20_Text"><text:tab/><text:tab/><text:tab/>/* naechstes Zeichen im Format-String */</text:span></text:p>
      <text:p text:style-name="P7"><text:span text:style-name="Source_20_Text"><text:tab/><text:tab/>}</text:span></text:p>
      <text:p text:style-name="P7"><text:span text:style-name="Source_20_Text"><text:tab/><text:tab/>va_end(arg_ptr);</text:span></text:p>
      <text:p text:style-name="P7"><text:span text:style-name="Source_20_Text"><text:tab/><text:tab/>[...]</text:span></text:p>
      <text:p text:style-name="P7"><text:span text:style-name="Source_20_Text"><text:tab/>}</text:span></text:p>
      <text:p text:style-name="Standard"/>
      <text:p text:style-name="P7"><text:tab/>Um an den nächsten optionalen Parameter zu gelangen, geht <text:span text:style-name="T12">va_arg(3)</text:span> einfach</text:p>
      <text:p text:style-name="P7"><text:tab/>den <text:span text:style-name="T5">Stack</text:span> rückwärts hoch (Adressen werden dekrementiert).</text:p>
      <text:p text:style-name="P7"><text:tab/>Wenn der Angreifer die Möglichkeit hat den <text:span text:style-name="T12">Format-String</text:span> selbst zu definieren,</text:p>
      <text:p text:style-name="P7"><text:tab/>dann kann er <text:span text:style-name="T12">Format-Tags</text:span> innerhalb des <text:span text:style-name="T12">Format-Strings</text:span> angeben ohne,</text:p>
      <text:p text:style-name="P7"><text:tab/>dass dafür <text:span text:style-name="T12">Format-Variablen</text:span> auf dem <text:span text:style-name="T5">Stack</text:span> vorhanden sind.</text:p>
      <text:p text:style-name="P7"/>
      <text:p text:style-name="P7"><text:tab/><text:span text:style-name="T21">Beispiel:</text:span></text:p>
      <text:p text:style-name="P7"><text:tab/><text:span text:style-name="Source_20_Text">[...]</text:span></text:p>
      <text:p text:style-name="P7"><text:span text:style-name="Source_20_Text"><text:tab/>#define MAX_BUF 1024;</text:span></text:p>
      <text:p text:style-name="P7"><text:span text:style-name="Source_20_Text"><text:tab/>[...]</text:span></text:p>
      <text:p text:style-name="P7"/>
      <text:p text:style-name="P7"><text:span text:style-name="Source_20_Text"><text:tab/>char Buffer[MAX_BUF];</text:span></text:p>
      <text:p text:style-name="P7"><text:span text:style-name="Source_20_Text"><text:tab/>char UntrustedUserDataBuffer[MAX_BUF];</text:span></text:p>
      <text:p text:style-name="P7"><text:span text:style-name="Source_20_Text"><text:tab/>[...]</text:span></text:p>
      <text:p text:style-name="P7"/>
      <text:p text:style-name="P7"><text:span text:style-name="Source_20_Text"><text:tab/>getDataFromNetwork(UntrustedUserDataBuffer, MAX_BUF);</text:span></text:p>
      <text:p text:style-name="P7"><text:span text:style-name="Source_20_Text"><text:tab/>[...]</text:span></text:p>
      <text:p text:style-name="P7"/>
      <text:p text:style-name="P7"><text:tab/><text:span text:style-name="Source_20_Text">my_sprintf(Buffer, UntrustedUserDataBuffer);</text:span></text:p>
      <text:p text:style-name="P7"><text:span text:style-name="Source_20_Text"><text:tab/>/*</text:span></text:p>
      <text:p text:style-name="P7"><text:span text:style-name="Source_20_Text"><text:tab/>** UntrustedUserDataBuffer enthält bspw.</text:span></text:p>
      <text:p text:style-name="P7"><text:span text:style-name="Source_20_Text"><text:tab/>** "Gute Nacht! %s %p %p %s %p"</text:span></text:p>
      <text:p text:style-name="P7"><text:span text:style-name="Source_20_Text"><text:tab/>** Für die Format-Tags existiert keine Format-Variable!</text:span></text:p>
      <text:p text:style-name="P7"><text:span text:style-name="Source_20_Text"><text:tab/>*/</text:span></text:p>
      <text:p text:style-name="P7"><text:span text:style-name="Source_20_Text"><text:tab/>[...]</text:span></text:p>
      <text:p text:style-name="Standard"/>
      <text:p text:style-name="P7"><text:tab/>Auch wenn keine <text:span text:style-name="T12">Format-Variablen</text:span> vorhanden sind geht <text:span text:style-name="T12">va_arg(3)</text:span> einfach</text:p>
      <text:p text:style-name="P7"><text:tab/>den <text:span text:style-name="T5">Stack</text:span> hinauf, um die Werte für die Platzhalter zu bekommen. Es werden</text:p>
      <text:p text:style-name="P7"><text:tab/>natürlich auch die <text:span text:style-name="T12">Stack-Frames</text:span> von anderen, zuvor aufgerufenen Funktionen</text:p>
      <text:p text:style-name="P7"><text:tab/>durchsucht. Aufgrund dieser Eigenschaft, ist es dem Angreifer nicht nur möglich das</text:p>
      <text:p text:style-name="P7"><text:tab/>Programm zum <text:span text:style-name="T3">Absturz</text:span> zu bringen, er kann auch geheime/wertvolle Informationen</text:p>
      <text:p text:style-name="P7"><text:tab/>lesen, den Wert lokaler Variablen ändern oder sogar eigenen Code ausführen.</text:p>
      <text:p text:style-name="P7"><text:tab/>Um Veränderungen innerhalb des <text:span text:style-name="T3">Prozessspeichers</text:span> durchführen zu können, ist</text:p>
      <text:p text:style-name="P7"><text:tab/>der <text:span text:style-name="T12">Format-Tag "%n"</text:span> nötig, mit dessen Hilfe die Position im <text:span text:style-name="T12">Format-String </text:span>an eine</text:p>
      <text:p text:style-name="P7"><text:tab/>bestimmte Adresse, die durch eine <text:span text:style-name="T12">Format-Variable </text:span>angegeben wird, geschrieben</text:p>
      <text:p text:style-name="P7"><text:tab/>werden kann.</text:p>
      <text:p text:style-name="P7"/>
      <text:p text:style-name="P7"><text:tab/>Folgendermaßen können <text:span text:style-name="T5">Format Bugs</text:span> vermieden werden:</text:p>
      <text:p text:style-name="P7"><text:span text:style-name="Source_20_Text"><text:tab/>my_sprintf(Buffer, "%s", UntrustedUserDataBuffer);</text:span></text:p>
      <text:p text:style-name="Standard"/>
      <text:p text:style-name="P7"><text:tab/>Somit werden die <text:span text:style-name="T12">Format-Tags</text:span> nicht nochmal geparst.</text:p>
      <text:p text:style-name="P7"/>
      <text:p text:style-name="Standard"><text:span text:style-name="T24"><text:tab/></text:span><text:span text:style-name="T75">Perl</text:span><text:span text:style-name="T24"> ist</text:span><text:span text:style-name="T76"> ebenfalls anfällig für </text:span><text:span text:style-name="T75">Format Bugs</text:span><text:span text:style-name="T76">. </text:span><text:a xlink:type="simple" xlink:href="http://cve.mitre.org/cgi-bin/cvename.cgi?name=CAN-2005-1127"><text:span text:style-name="T77">CAN-2005-1127</text:span></text:a> demonstriert so ein </text:p>
      <text:p text:style-name="Standard"><text:tab/>Problem.</text:p>
      <text:p text:style-name="P13"/>
      <text:p text:style-name="P13"/>
      <text:list text:style-name="L29" text:continue-numbering="true">
        <text:list-item>
          <text:list text:continue-numbering="true">
            <text:list-item>
              <text:p text:style-name="P73"><text:s/>Dynamischer Speicher und free(3)</text:p>
            </text:list-item>
          </text:list>
        </text:list-item>
      </text:list>
      <text:p text:style-name="P10"><text:tab/>Kurz nachdem der sicherheitsrelevante <text:span text:style-name="T3">Einfluss</text:span> von <text:span text:style-name="T5">Format Bugs</text:span> gezeigt wurde,</text:p>
      <text:p text:style-name="P10"><text:tab/>kam ein weiterer interessanter Bug ans Tageslicht: Fehler bei der Verwendung von</text:p>
      <text:p text:style-name="P10"><text:tab/>dynamisch alloziertem Speicher.</text:p>
      <text:p text:style-name="P10"/>
      <text:p text:style-name="Standard"><text:span text:style-name="T1"><text:tab/></text:span>Für ein besseres Verständnis muss erst die Funktionsweise von <text:span text:style-name="T5">{</text:span><text:span text:style-name="T12">m,c,re}alloc(3)</text:span> und</text:p>
      <text:p text:style-name="Standard"><text:tab/><text:span text:style-name="T12">free(3)</text:span>, wie es in den meisten Linux-Systemen implementiert ist, (grob) <text:span text:style-name="T3">erläutert</text:span></text:p>
      <text:p text:style-name="Standard"><text:tab/>werden.</text:p>
      <text:p text:style-name="Standard"/>
      <text:p text:style-name="Standard"><text:tab/>Der Speicher wird mit Hilfe von Speicherblöcken in einer <text:span text:style-name="T3">doppelt verketteten</text:span></text:p>
      <text:p text:style-name="Standard"><text:tab/>Liste verwaltet.</text:p>
      <text:p text:style-name="Standard"><text:tab/>Ein Block sieht folgendermaßen aus:</text:p>
      <text:p text:style-name="Standard"/>
      <text:p text:style-name="Standard"/>
      <text:p text:style-name="Standard"/>
      <text:p text:style-name="P10"/>
      <text:p text:style-name="P10"><draw:g text:anchor-type="paragraph" draw:z-index="2" draw:style-name="gr1"><draw:g draw:style-name="gr2"><draw:rect draw:style-name="gr20" draw:text-style-name="P74" svg:width="3.994cm" svg:height="1.184cm" svg:x="8.087cm" svg:y="0.66cm"><text:p/></draw:rect><draw:rect draw:style-name="gr20" draw:text-style-name="P74" svg:width="3.994cm" svg:height="1.184cm" svg:x="8.087cm" svg:y="1.84cm"><text:p/></draw:rect><draw:rect draw:style-name="gr21" draw:text-style-name="P74" svg:width="3.994cm" svg:height="1.183cm" svg:x="8.087cm" svg:y="4.089cm"><text:p/></draw:rect><draw:rect draw:style-name="gr21" draw:text-style-name="P74" svg:width="3.992cm" svg:height="1.183cm" svg:x="8.089cm" svg:y="3.006cm"><text:p/></draw:rect><draw:rect draw:style-name="gr22" draw:text-style-name="P74" svg:width="3.994cm" svg:height="1.183cm" svg:x="8.066cm" svg:y="5.237cm"><text:p/></draw:rect><draw:frame draw:style-name="gr23" draw:text-style-name="P21" svg:width="1.371cm" svg:height="0.533cm" svg:x="8.736cm" svg:y="1.12cm"><draw:text-box><text:p text:style-name="P16"><text:span text:style-name="T14">prev_size</text:span></text:p></draw:text-box></draw:frame><draw:frame draw:style-name="gr24" draw:text-style-name="P21" svg:width="0.565cm" svg:height="0.533cm" svg:x="8.798cm" svg:y="2.154cm"><draw:text-box><text:p text:style-name="P16"><text:span text:style-name="T14">size</text:span></text:p></draw:text-box></draw:frame><draw:frame draw:style-name="gr25" draw:text-style-name="P21" svg:width="2.022cm" svg:height="0.533cm" svg:x="8.542cm" svg:y="4.452cm"><draw:text-box><text:p text:style-name="P16"><text:span text:style-name="T14">bk oder Daten</text:span></text:p></draw:text-box></draw:frame><draw:frame draw:style-name="gr26" draw:text-style-name="P21" svg:width="1.962cm" svg:height="0.533cm" svg:x="8.542cm" svg:y="3.466cm"><draw:text-box><text:p text:style-name="P16"><text:span text:style-name="T14">fd oder Daten</text:span></text:p></draw:text-box></draw:frame><draw:frame draw:style-name="gr27" draw:text-style-name="P75" svg:width="0.712cm" svg:height="0.772cm" svg:x="8.78cm" svg:y="5.68cm"><draw:text-box><text:p text:style-name="P16"><text:span text:style-name="T78">. . .</text:span></text:p></draw:text-box></draw:frame></draw:g><draw:line draw:style-name="gr28" draw:text-style-name="P15" svg:x1="5.981cm" svg:y1="0.66cm" svg:x2="8.068cm" svg:y2="0.66cm"><text:p/></draw:line><draw:line draw:style-name="gr28" draw:text-style-name="P15" svg:x1="5.951cm" svg:y1="2.997cm" svg:x2="8.038cm" svg:y2="2.997cm"><text:p/></draw:line><draw:frame draw:style-name="gr29" draw:text-style-name="P76" svg:width="1.902cm" svg:height="1.193cm" svg:x="4.307cm" svg:y="0.48cm"><draw:text-box><text:p text:style-name="P16"><text:span text:style-name="T14">Block</text:span></text:p><text:p text:style-name="P16"><text:span text:style-name="T79">(intern)</text:span></text:p><text:p text:style-name="P16"><text:span text:style-name="T79">chunk</text:span></text:p></draw:text-box></draw:frame><draw:frame draw:style-name="gr30" draw:text-style-name="P76" svg:width="1.953cm" svg:height="1.193cm" svg:x="4.307cm" svg:y="2.81cm"><draw:text-box><text:p text:style-name="P16"><text:span text:style-name="T14">Block</text:span></text:p><text:p text:style-name="P16"><text:span text:style-name="T79">(extern)</text:span></text:p><text:p text:style-name="P16"><text:span text:style-name="T79">mem</text:span></text:p></draw:text-box></draw:frame></draw: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tab/>Intern arbeitet <text:span text:style-name="T12">malloc(3)</text:span> mit dem Zeiger <text:span text:style-name="T12">chunk</text:span>. Der Programmierer bekommt</text:p>
      <text:p text:style-name="P10"><text:tab/>den Zeiger <text:span text:style-name="T12">mem = ((char *) chunk) + 8</text:span>, der direkt auf den dynamisch allozierten</text:p>
      <text:p text:style-name="P10"><text:tab/>Speicher zeigt.</text:p>
      <text:p text:style-name="P10"><text:tab/>Wenn ein <text:span text:style-name="T3">Listenelement</text:span> bzw. Speicherblock (<text:span text:style-name="T12">chunk</text:span>) unbenutzt ist, also er nicht</text:p>
      <text:p text:style-name="P10"><text:tab/>auf allozierten Speicher verweist, dann werden <text:span text:style-name="T12">fd</text:span> und <text:span text:style-name="T12">bk</text:span> als Zeiger für die</text:p>
      <text:p text:style-name="P10"><text:tab/><text:span text:style-name="T3">Listenelemente</text:span> benutzt, ansonsten enthalten sie Daten.</text:p>
      <text:p text:style-name="Standard"><text:tab/>Die Größe des <text:span text:style-name="T3">Vorgängerblocks</text:span> wird durch <text:span text:style-name="T12">prev_size</text:span> wiedergegeben, <text:span text:style-name="T12">size</text:span> enthält</text:p>
      <text:p text:style-name="Standard"><text:tab/>die Größe des aktuellen Blocks.</text:p>
      <text:p text:style-name="P10"><text:tab/>Wird nun <text:span text:style-name="T12">free(3)</text:span> benutzt um den Speicher wieder freizugeben, dann muss</text:p>
      <text:p text:style-name="P10"><text:tab/>zunächst der Zeiger <text:span text:style-name="T12">chunk</text:span> durch simple Subtraktion (8 Byte auf 32 Bit</text:p>
      <text:p text:style-name="P10"><text:tab/>Architekturen) errechnet werden. Dieser Zeiger wird an die interne Funktion</text:p>
      <text:p text:style-name="P10"><text:tab/><text:span text:style-name="T12">chunk_free()</text:span> übergeben.</text:p>
      <text:p text:style-name="P10"><text:tab/>In dieser Funktion wird der Block wieder in die <text:span text:style-name="T3">doppelt verkettete</text:span> Liste eingefügt,</text:p>
      <text:p text:style-name="P10"><text:tab/>nachdem sichergestellt wurde, <text:span text:style-name="T3">dass</text:span> der Vorgänger und Nachfolger des <text:s/>aktuellen</text:p>
      <text:p text:style-name="P10"><text:tab/>Blocks ebenfalls nicht benutzt wird. Ob ein Block benutzt wird oder nicht kann</text:p>
      <text:p text:style-name="P10"><text:tab/>durch eine logische <text:span text:style-name="T12">UND-Verknüpfung </text:span>zwischen dem Element <text:span text:style-name="T12">size</text:span> und der</text:p>
      <text:p text:style-name="P10"><text:tab/>Konstanten <text:span text:style-name="T12">PREV_INUSE</text:span> <text:span text:style-name="T3">festgestellt</text:span> werden.</text:p>
      <text:p text:style-name="P10"><text:tab/>Um den Block wieder in die Kette einzubinden, werden die Zeiger <text:span text:style-name="T12">fd</text:span> und <text:span text:style-name="T12">bk</text:span></text:p>
      <text:p text:style-name="P10"><text:tab/>des Vorgängerblocks und <text:span text:style-name="T3">Nachfolgerblocks</text:span> benötigt. Für das Verbiegen der Zeiger</text:p>
      <text:p text:style-name="P10"><text:tab/>wird das Makro <text:span text:style-name="T12">unlink()</text:span> verwendet.</text:p>
      <text:p text:style-name="P10"/>
      <text:p text:style-name="P10"><text:tab/><text:span text:style-name="Source_20_Text">#define unlink(P, BK, FD)<text:tab/>\</text:span></text:p>
      <text:p text:style-name="P10"><text:span text:style-name="Source_20_Text"><text:tab/>{<text:tab/><text:tab/><text:tab/><text:tab/><text:tab/><text:tab/>\</text:span></text:p>
      <text:p text:style-name="P10"><text:span text:style-name="Source_20_Text"><text:tab/><text:tab/>BK <text:s text:c="4"/>= P-&gt;bk;<text:tab/><text:tab/>\</text:span></text:p>
      <text:p text:style-name="P10"><text:span text:style-name="Source_20_Text"><text:tab/><text:tab/>FD <text:s text:c="4"/>= P-&gt;fd;<text:tab/><text:tab/>\</text:span></text:p>
      <text:p text:style-name="P10"><text:span text:style-name="Source_20_Text"><text:tab/><text:tab/>FD-&gt;bk = BK;<text:tab/><text:tab/><text:tab/>\</text:span></text:p>
      <text:p text:style-name="P10"><text:span text:style-name="Source_20_Text"><text:tab/><text:tab/>BK-&gt;fd = FD;<text:tab/><text:tab/><text:tab/>\</text:span></text:p>
      <text:p text:style-name="P10"><text:span text:style-name="Source_20_Text"><text:tab/>}</text:span></text:p>
      <text:p text:style-name="P10"/>
      <text:p text:style-name="P10"><text:span text:style-name="Source_20_Text"><text:tab/></text:span>Ist es einem Angreifer möglich das Argument für <text:span text:style-name="T12">free(3)</text:span> frei zu definieren, dann</text:p>
      <text:p text:style-name="P10"><text:tab/>ist er in der Lage über das Makro <text:span text:style-name="T12">unlink()</text:span> den Speicherinhalt zu verändern. Durch</text:p>
      <text:p text:style-name="P10"><text:tab/>geschicktes setzen der Zeiger <text:span text:style-name="T12">fd</text:span> und <text:span text:style-name="T12">bk</text:span> können <text:span text:style-name="T3">Funktionszeiger</text:span>, Rücksprung-</text:p>
      <text:p text:style-name="P10"><text:tab/>adressen, Variableninhalte usw. modifiziert werden, um die Sicherheit eines</text:p>
      <text:p text:style-name="P10"><text:tab/>Systems zu <text:span text:style-name="T3">kompromittieren.</text:span></text:p>
      <text:p text:style-name="P10"/>
      <text:p text:style-name="P10"><text:tab/>Es ist darauf zu achten, dass Aufrufe von <text:span text:style-name="T12">free(3)</text:span> sich immer nur auf tatsächlich</text:p>
      <text:p text:style-name="P10"><text:tab/>allozierte Speicherbereiche beziehen!</text:p>
      <text:p text:style-name="P10"/>
      <text:p text:style-name="P10"><text:tab/>Die internen Informationen zur Verwaltung von <text:span text:style-name="T3">dynamischalloziertem</text:span> Speicher</text:p>
      <text:p text:style-name="P10"><text:tab/>können natürlich auch mit Hilfe eines Speicherüberlaufs verändert werden. Dies ist</text:p>
      <text:p text:style-name="P10"><text:tab/>wesentlich einfacher und häufiger anzutreffen als die Manipulation des Argumentes</text:p>
      <text:p text:style-name="P10"><text:tab/>von <text:span text:style-name="T5">free(3)</text:span>.</text:p>
      <text:p text:style-name="P10"/>
      <text:p text:style-name="P10"><text:tab/>Neuere <text:span text:style-name="T5">glibc</text:span><text:span text:style-name="T36"> Versionen (&gt;= 2.3.x) überprüfen die Verkettung beim Aufruf von </text:span><text:span text:style-name="T5">free(3)</text:span><text:span text:style-name="T36">.</text:span></text:p>
      <text:p text:style-name="P10"/>
      <text:p text:style-name="P13"/>
      <text:list text:style-name="L30">
        <text:list-item>
          <text:list>
            <text:list-item>
              <text:p text:style-name="P77"><text:s/>Chroot-Umgebungen (nicht auf <text:span text:style-name="T5">C</text:span> beschränkt!)</text:p>
            </text:list-item>
          </text:list>
        </text:list-item>
      </text:list>
      <text:p text:style-name="P7"><text:tab/>Mit dem <text:span text:style-name="T63">chroot</text:span><text:span text:style-name="T12">(2)</text:span> Systemaufruf kann die Sicht eines Prozeßes auf das Dateisystem </text:p>
      <text:p text:style-name="P10"><text:tab/>verändert werden.</text:p>
      <text:p text:style-name="P10"><text:tab/>Aus Sicherheitsaspekten werden <text:span text:style-name="T3">Dämonprozesse</text:span> (Server) häufig (leider nicht</text:p>
      <text:p text:style-name="P10"><text:tab/>häufig genug) in ein sog. <text:span text:style-name="T12">Chroot-Jail </text:span>verbannt, d.h. das von privilegierten <text:span text:style-name="T3">Prozessen</text:span></text:p>
      <text:p text:style-name="P10"><text:tab/>die <text:span text:style-name="T12">UID</text:span> und <text:span text:style-name="T12">GID</text:span> geändert wird, der <text:span text:style-name="T3">Prozess</text:span> in ein speziell <text:span text:style-name="T3">präpariertes</text:span> Verzeichnis</text:p>
      <text:p text:style-name="P10"><text:tab/>wechselt welches das neue <text:span text:style-name="T3">Wurzelverzeichnis</text:span> (<text:span text:style-name="T3">Root-</text:span>Directory) wird. Wird nun ein</text:p>
      <text:p text:style-name="P10"><text:tab/>Softwarefehler in diesem <text:span text:style-name="T3">Server-Programm</text:span> ausgenutzt, dann</text:p>
      <text:p text:style-name="P10"><text:tab/>kann der Angreifer nur mit den <text:span text:style-name="T3">verringerten</text:span> <text:span text:style-name="T3">Benutzerrechten</text:span> und auch nur in dem</text:p>
      <text:p text:style-name="P10"><text:tab/><text:span text:style-name="T12">Chroot-Verzeichnis</text:span> agieren. Der Zugriff auf <text:span text:style-name="T3">darüber liegende</text:span> Verzeichnisstrukturen</text:p>
      <text:p text:style-name="P10"><text:tab/>wird ihm verwehrt.</text:p>
      <text:p text:style-name="P10"><text:tab/>Da der <text:span text:style-name="T3">Dämonprozess</text:span> aber zur Laufzeit auf bestimmte Ressourcen im Filesystem</text:p>
      <text:p text:style-name="P10"><text:tab/>zugreifen muss, müssen <text:span text:style-name="T9">Shared</text:span><text:span text:style-name="T5"> </text:span><text:span text:style-name="T9">Libraries</text:span> (werden nicht benötigt, wenn das</text:p>
      <text:p text:style-name="P10"><text:tab/>Programm statisch Übersetzt wurde) Geräte-, System- und Konfigurationsdateien</text:p>
      <text:p text:style-name="P10"><text:tab/>in das <text:span text:style-name="T12">Chroot-Verzeichnis</text:span> kopiert werden.</text:p>
      <text:p text:style-name="Standard"><text:span text:style-name="T1"><text:tab/>Beim Aufsetzen von </text:span><text:span text:style-name="T16">Chroot-Umgebungen</text:span><text:span text:style-name="T1"> werden nicht selten kleine aber </text:span></text:p>
      <text:p text:style-name="P10"><text:tab/>schwerwiegende Fehler gemacht.</text:p>
      <text:p text:style-name="P10"/>
      <text:list text:style-name="L31">
        <text:list-item>
          <text:list>
            <text:list-item>
              <text:p text:style-name="P78">Sensible Daten</text:p>
            </text:list-item>
          </text:list>
        </text:list-item>
      </text:list>
      <text:p text:style-name="P10"><text:tab/><text:tab/>Einige Programme, z. B. FTP Server, benötigen die <text:span text:style-name="T3">Passwortdatei,</text:span> um die</text:p>
      <text:p text:style-name="P10"><text:tab/><text:tab/>Besitzer und Gruppen von Dateien korrekt anzuzeigen. Aus diesem Grund</text:p>
      <text:p text:style-name="P10"><text:tab/><text:tab/>wurde früher häufig die Datei <text:span text:style-name="T12">/etc/</text:span><text:span text:style-name="T63">passwd</text:span> einfach nach <text:span text:style-name="T12">~fptd/etc/</text:span> kopiert.</text:p>
      <text:p text:style-name="P10"><text:tab/><text:tab/>Ein Angreifer konnte sich nun über anonymen FTP-Zugriff einfach einloggen,</text:p>
      <text:p text:style-name="P10"><text:tab/><text:tab/>die <text:span text:style-name="T72">passwd</text:span> Datei auf seinen Rechner übertragen und versuchen die</text:p>
      <text:p text:style-name="P10"><text:tab/><text:tab/><text:span text:style-name="T3">Passwörter</text:span> zu knacken.</text:p>
      <text:p text:style-name="P10"><text:tab/><text:tab/>Falls nicht unbedingt nötig, dann sollten niemals sensible Daten in die</text:p>
      <text:p text:style-name="P10"><text:tab/><text:tab/><text:span text:style-name="T12">Chroot-Umgebung</text:span> gelangen.</text:p>
      <text:p text:style-name="P10"/>
      <text:list text:style-name="L32">
        <text:list-item>
          <text:list>
            <text:list-item>
              <text:p text:style-name="P79">Gerätedateien</text:p>
            </text:list-item>
          </text:list>
        </text:list-item>
      </text:list>
      <text:p text:style-name="P10"><text:tab/><text:tab/>Wenn das Server-Programm Gerätedateien benötigt, dann sollte man</text:p>
      <text:p text:style-name="P10"><text:tab/><text:tab/>genau auf die Art der Geräte achten.</text:p>
      <text:p text:style-name="P10"><text:tab/><text:tab/>Geräte wie <text:span text:style-name="T12">/dev/zero</text:span> und <text:span text:style-name="T12">/dev/null</text:span> sind unproblematisch, sind aber</text:p>
      <text:p text:style-name="P10"><text:tab/><text:tab/>Special Files vorhanden, die Zugriff auf den Speicher (z. B. <text:span text:style-name="T12">/dev/kmem</text:span>)</text:p>
      <text:p text:style-name="P10"><text:tab/><text:tab/>oder die Festplatte (z. B. <text:span text:style-name="T12">/dev/sdb3</text:span>) und dergleichen erlauben, dann kann</text:p>
      <text:p text:style-name="P10"><text:tab/><text:tab/>ein Angreifer, je nach Zugriffsrechten, sensible Daten lesen, neue Accounts</text:p>
      <text:p text:style-name="P10"><text:tab/><text:tab/>einrichten oder den Kernel des Betriebssystems verändern und somit</text:p>
      <text:p text:style-name="P10"><text:tab/><text:tab/>weiteren Zugang zum System erlangen.</text:p>
      <text:p text:style-name="P10"/>
      <text:list text:style-name="L33">
        <text:list-item>
          <text:list>
            <text:list-item>
              <text:p text:style-name="P80">Privilegien</text:p>
            </text:list-item>
          </text:list>
        </text:list-item>
      </text:list>
      <text:p text:style-name="P10"><text:tab/><text:tab/>Werden die Rechte des Servers nicht komplett verworfen, läuft das</text:p>
      <text:p text:style-name="P10"><text:tab/><text:tab/>Programm also noch mit Root-Rechten, dann ist ein Ausbruch aus dem</text:p>
      <text:p text:style-name="P10"><text:tab/><text:tab/><text:span text:style-name="T12">Chroot-Jail</text:span> kein Problem.</text:p>
      <text:p text:style-name="P10"/>
      <text:p text:style-name="P10"><text:tab/><text:tab/>Viele Administratoren und Programmierer fühlen sich sicher, wenn</text:p>
      <text:p text:style-name="P10"><text:tab/><text:tab/>sie ihrem Server als neue <text:span text:style-name="T12">UID/GID </text:span><text:span text:style-name="T63">nobody</text:span> o.ä. zuweisen.</text:p>
      <text:p text:style-name="P10"><text:tab/><text:tab/>Das Problem entsteht, wenn diese IDs nicht explizit von diesem Server,</text:p>
      <text:p text:style-name="P10"><text:tab/><text:tab/>sondern auch von anderen Programmen des Systems verwendet werden.</text:p>
      <text:p text:style-name="P10"><text:tab/><text:tab/>Der Angreifer kann nun über Signale die anderen Programme stören,</text:p>
      <text:p text:style-name="P10"><text:tab/><text:tab/>anhalten oder beenden. Er kann sogar mit Hilfe von <text:span text:style-name="T63">ptrace</text:span><text:span text:style-name="T12">(2)</text:span> Systemaufrufe</text:p>
      <text:p text:style-name="P10"><text:tab/><text:tab/>mitlesen und verändern, um so geheime Informationen wie <text:span text:style-name="T3">Passwörter zu</text:span></text:p>
      <text:p text:style-name="P10"><text:tab/><text:tab/>erlangen oder außerhalb der <text:span text:style-name="T12">Chroot-Umgebung</text:span> Kommandos ausführen.</text:p>
      <text:p text:style-name="P10"/>
      <text:p text:style-name="P10"><text:tab/><text:tab/>Zudem wird oft vergessen die zusätzlichen GID's zu verwerfen, oder die </text:p>
      <text:p text:style-name="P10"><text:tab/><text:tab/>Reihenfolge der Systemaufrufe ist falsch.</text:p>
      <text:p text:style-name="P10"/>
      <text:p text:style-name="P10"><text:tab/><text:tab/><text:span text:style-name="Source_20_Text">[...]</text:span></text:p>
      <text:p text:style-name="P10"><text:span text:style-name="Source_20_Text"><text:tab/><text:tab/>setpwent();</text:span></text:p>
      <text:p text:style-name="P10"><text:span text:style-name="Source_20_Text"><text:tab/><text:tab/>pwd_ptr = getpwnam(&lt;user&gt;);</text:span></text:p>
      <text:p text:style-name="P10"><text:span text:style-name="Source_20_Text"><text:tab/><text:tab/>if(chroot(&lt;jail&gt;) || chdir("/"))</text:span></text:p>
      <text:p text:style-name="P10"><text:span text:style-name="Source_20_Text"><text:tab/><text:tab/><text:tab/>[EXIT]</text:span></text:p>
      <text:p text:style-name="P10"/>
      <text:p text:style-name="P10"><text:span text:style-name="Source_20_Text"><text:tab/><text:tab/>if(setgroups(0, 0) &lt; 0)<text:tab/>// drop </text:span><text:span text:style-name="T69">supplementary</text:span><text:span text:style-name="Source_20_Text"> </text:span><text:span text:style-name="T69">groups</text:span></text:p>
      <text:p text:style-name="P10"><text:span text:style-name="Source_20_Text"><text:tab/><text:tab/><text:tab/>[EXIT]</text:span></text:p>
      <text:p text:style-name="P10"/>
      <text:p text:style-name="P10"><text:span text:style-name="Source_20_Text"><text:tab/><text:tab/>if(setgid(pwd_ptr-&gt;gid) || setuid(pwd_ptr-&gt;</text:span><text:span text:style-name="T69">uid</text:span><text:span text:style-name="Source_20_Text">)</text:span></text:p>
      <text:p text:style-name="P10"><text:span text:style-name="Source_20_Text"><text:tab/><text:tab/><text:tab/>[EXIT]</text:span></text:p>
      <text:p text:style-name="P10"><text:span text:style-name="Source_20_Text"><text:tab/><text:tab/></text:span><text:span text:style-name="T69">endpwent</text:span><text:span text:style-name="Source_20_Text">();</text:span></text:p>
      <text:p text:style-name="P10"><text:span text:style-name="Source_20_Text"><text:tab/><text:tab/>[...]</text:span></text:p>
      <text:p text:style-name="Standard"/>
      <text:p text:style-name="P10"><text:tab/><text:tab/>Der Aufruf von <text:span text:style-name="T12">endpwent(3)</text:span><text:span text:style-name="T13"> ist nötig, damit der offene </text:span><text:span text:style-name="T68">File-Deskriptor</text:span><text:span text:style-name="T13"> für die</text:span></text:p>
      <text:p text:style-name="P20"><text:tab/><text:tab/>Passwortdatenbank wieder geschlossen wird. (s. nächster Abschnitt)</text:p>
      <text:p text:style-name="P20"><text:tab/><text:tab/>Für das Protokollieren über Syslog muss natürlich <text:span text:style-name="T21">vor</text:span> dem <text:span text:style-name="T12">chroot(2)</text:span></text:p>
      <text:p text:style-name="P20"><text:tab/><text:tab/><text:span text:style-name="T12">openlog(3)</text:span> aufgerufen werden oder <text:span text:style-name="T5">/dev/log</text:span><text:span text:style-name="T80"> im Jail vorhanden sein</text:span>.</text:p>
      <text:p text:style-name="P10"/>
      <text:list text:style-name="L34">
        <text:list-item>
          <text:list>
            <text:list-item>
              <text:p text:style-name="P81">Offene <text:span text:style-name="T3">File-Deskriptoren</text:span></text:p>
            </text:list-item>
          </text:list>
        </text:list-item>
      </text:list>
      <text:p text:style-name="P10"><text:tab/><text:tab/>Wenn der Angreifer es schafft von dem <text:span text:style-name="T3">Serverprozess</text:span> eigene Programme</text:p>
      <text:p text:style-name="P10"><text:tab/><text:tab/><text:span text:style-name="T3">abzuspalten</text:span> (z. B. über Speicherüberläufe), dann kann er auf offene</text:p>
      <text:p text:style-name="P10"><text:tab/><text:tab/>File-Deskriptoren zugreifen. Er kann Daten außerhalb des <text:span text:style-name="T12">Chroot-</text:span><text:span text:style-name="T63">Jails</text:span></text:p>
      <text:p text:style-name="P10"><text:tab/><text:tab/>lesen, falls die File-Deskriptoren auf Dateien zeigen, die sich nicht im</text:p>
      <text:p text:style-name="P10"><text:tab/><text:tab/><text:span text:style-name="T12">Chroot-Verzeichni</text:span>s befinden, oder er kann sogar über <text:span text:style-name="T63">fchdir</text:span><text:span text:style-name="T12">(2)</text:span> aus</text:p>
      <text:p text:style-name="P10"><text:tab/><text:tab/>dem <text:span text:style-name="T12">Chroot-Jail</text:span> ausbrechen, wenn die Deskriptoren auf Verzeichnisse</text:p>
      <text:p text:style-name="P10"><text:tab/><text:tab/>verweisen (<text:span text:style-name="T63">opendir</text:span><text:span text:style-name="T12">(3)</text:span>).</text:p>
      <text:p text:style-name="P10"><text:tab/><text:tab/>Sollten die File-Deskriptoren auf Sockets zeigen, dann ist es dem Angreifer</text:p>
      <text:p text:style-name="P10"><text:tab/><text:tab/>möglich je nach Art des Sockets alle Netzpakete der <text:span text:style-name="T9">Collisiondomain</text:span>, alle</text:p>
      <text:p text:style-name="P10"><text:s/><text:tab/><text:tab/>Pakete an dem Rechner oder alle Pakete für den Server zu lesen.</text:p>
      <text:p text:style-name="P10"><text:tab/><text:tab/>Mit Hilfe eines <text:span text:style-name="T3">Socket-Deskriptors</text:span> ist der Angreifer u. U. sogar in der Lage</text:p>
      <text:p text:style-name="P10"><text:tab/><text:tab/>den Server zu personifizieren, um Sicherheitslücken in den Clients <text:tab/></text:p>
      <text:p text:style-name="P10"><text:tab/><text:tab/>auszunutzen oder wenigstens den Betrieb zu stören.</text:p>
      <text:p text:style-name="P10"><text:tab/><text:tab/>Über offene <text:span text:style-name="T3">Deskriptoren</text:span>, die auf <text:span text:style-name="T12">TTY's</text:span> zeigen, ist es mit <text:span text:style-name="T12">ioctl(2)</text:span> möglich</text:p>
      <text:p text:style-name="P10"><text:tab/><text:tab/>Befehle in den Eingabepuffer des <text:span text:style-name="T12">TTY's</text:span> schreiben.</text:p>
      <text:p text:style-name="P10"/>
      <text:list text:style-name="L35">
        <text:list-item>
          <text:list>
            <text:list-item>
              <text:p text:style-name="P82">Netzwerk-API </text:p>
            </text:list-item>
          </text:list>
        </text:list-item>
      </text:list>
      <text:p text:style-name="P10"><text:tab/><text:tab/>In der <text:span text:style-name="T12">Chroot-Umgebung</text:span> kann ein Angreifer ohne weiteres eigene</text:p>
      <text:p text:style-name="P10"><text:tab/><text:tab/>netzwerkfähige Programme benutzen, die Restriktionen von Paketfiltern</text:p>
      <text:p text:style-name="P10"><text:tab/><text:tab/>oder <text:span text:style-name="T12">TCP</text:span>/<text:span text:style-name="T12">UDP</text:span>-Wrappern umgehen indem er die <text:span text:style-name="T12">Loopback-Schnittstelle</text:span></text:p>
      <text:p text:style-name="P10"><text:span text:style-name="T12"><text:tab/><text:tab/></text:span>für die Kommunikation benutzt oder einfach aufgrund seiner IP-Adresse</text:p>
      <text:p text:style-name="P10"><text:tab/><text:tab/>weniger restriktiv von den <text:span text:style-name="T12">Access </text:span><text:span text:style-name="T63">Control</text:span><text:span text:style-name="T12"> </text:span><text:span text:style-name="T63">Lists</text:span> (<text:span text:style-name="T3">ACLs</text:span>) gehandhabt wird.</text:p>
      <text:p text:style-name="P10"><text:tab/><text:tab/>Natürlich kann der Angreifer auch seinen eigenen Server für andere Dienste</text:p>
      <text:p text:style-name="P10"><text:tab/><text:tab/>aufsetzen.</text:p>
      <text:p text:style-name="P10"/>
      <text:list text:style-name="L36">
        <text:list-item>
          <text:list>
            <text:list-item>
              <text:p text:style-name="P83">Hard-Links</text:p>
            </text:list-item>
          </text:list>
        </text:list-item>
      </text:list>
      <text:p text:style-name="P10"><text:tab/><text:tab/>Wenn im <text:span text:style-name="T12">Chroot-Verzeichnis</text:span> Hard-Links existieren, die auf Dateien</text:p>
      <text:p text:style-name="P10"><text:tab/><text:tab/>außerhalb des "<text:span text:style-name="T3">Gefängnisses</text:span>" verweisen, so können auf diese trotz der</text:p>
      <text:p text:style-name="P10"><text:tab/><text:tab/>Einschränkungen zugegriffen werden.</text:p>
      <text:p text:style-name="P10"/>
      <text:list text:style-name="L37">
        <text:list-item>
          <text:list>
            <text:list-item>
              <text:p text:style-name="P84">Zugriffsrechte</text:p>
            </text:list-item>
          </text:list>
        </text:list-item>
      </text:list>
      <text:p text:style-name="P10"><text:tab/><text:tab/>In das <text:span text:style-name="T12">Chroot-Verzeichnis</text:span> sollte nur der "eingesperrte" <text:span text:style-name="T3">Prozess</text:span> schreiben</text:p>
      <text:p text:style-name="P10"><text:tab/><text:tab/>dürfen, da sonst u. U. die Bedingungen (s. o.) von "außen" geändert werden</text:p>
      <text:p text:style-name="P10"><text:tab/><text:tab/>könnten, die das Verlassen des <text:span text:style-name="T12">Chroot-Jails</text:span> vereinfachen.</text:p>
      <text:p text:style-name="P10"><text:tab/><text:tab/>Neben den <text:span text:style-name="T3">Zugriffsmöglichkeiten</text:span> auf Dateien und Verzeichnisse, sollten auch</text:p>
      <text:p text:style-name="P10"><text:tab/><text:tab/>die Rechte von <text:span text:style-name="T5">(Interprocess Communication-)</text:span> <text:span text:style-name="T36">IPC-</text:span>Strukturen, z. B. <text:span text:style-name="T12">Shared</text:span></text:p>
      <text:p text:style-name="P10"><text:span text:style-name="T12"><text:tab/><text:tab/>Memory</text:span>, so restriktiv wie möglich sein.</text:p>
      <text:p text:style-name="P10"/>
      <text:list text:style-name="L38">
        <text:list-item>
          <text:list>
            <text:list-item>
              <text:p text:style-name="P85">/proc Filesystem</text:p>
            </text:list-item>
          </text:list>
        </text:list-item>
      </text:list>
      <text:p text:style-name="P10"><text:tab/><text:tab/>Ist das /proc Dateisystem im <text:span text:style-name="T5">Chroot-Jail</text:span> gemountet, dann war es früher mit</text:p>
      <text:p text:style-name="P10"><text:tab/><text:tab/>einem einfachen <text:span text:style-name="T12">chdir(2) /proc/1/root/</text:span><text:span text:style-name="T13"> (Linux-spezifisch) o. ä. möglich, den</text:span></text:p>
      <text:p text:style-name="P20"><text:tab/><text:tab/>Rest des Dateisystems zu erreichen.</text:p>
      <text:p text:style-name="P10"/>
      <text:p text:style-name="P10"><text:tab/><text:tab/></text:p>
      <text:p text:style-name="P10"><text:tab/>Die Sicherheit von <text:span text:style-name="T12">Chroot-Umgebungen</text:span> stützt sich also auf die korrekte</text:p>
      <text:p text:style-name="P10"><text:tab/>Programmierung und auf das fehlerfreie Einrichten des Verzeichnisses.</text:p>
      <text:p text:style-name="P10"/>
      <text:p text:style-name="P10"><text:tab/>Aufbau einer <text:span text:style-name="T5">Chroot-Umgebung</text:span>:</text:p>
      <text:p text:style-name="P10"><text:tab/><text:span text:style-name="Source_20_Text">[...]</text:span></text:p>
      <text:p text:style-name="P10"><text:span text:style-name="Source_20_Text"><text:tab/>#</text:span><text:span text:style-name="T69">ifdef</text:span><text:span text:style-name="Source_20_Text"> OPEN_MAX</text:span></text:p>
      <text:p text:style-name="P10"><text:span text:style-name="Source_20_Text"><text:s text:c="2"/><text:tab/><text:tab/></text:span><text:span text:style-name="T69">static</text:span><text:span text:style-name="Source_20_Text"> long maxopenfd = OPEN_MAX;</text:span></text:p>
      <text:p text:style-name="P10"><text:span text:style-name="Source_20_Text"><text:tab/>#else</text:span></text:p>
      <text:p text:style-name="P10"><text:span text:style-name="Source_20_Text"><text:tab/><text:tab/>static long maxopenfd = 0L;</text:span></text:p>
      <text:p text:style-name="P10"><text:span text:style-name="Source_20_Text"><text:tab/>#</text:span><text:span text:style-name="T69">endif</text:span></text:p>
      <text:p text:style-name="P10"><text:span text:style-name="Source_20_Text"><text:tab/>[...]</text:span></text:p>
      <text:p text:style-name="P10"/>
      <text:p text:style-name="P10"><text:span text:style-name="Source_20_Text"><text:tab/>if(chroot(&lt;special Dir&gt;) &lt; 0)</text:span></text:p>
      <text:p text:style-name="P10"><text:span text:style-name="Source_20_Text"><text:tab/><text:tab/>[Exit]</text:span></text:p>
      <text:p text:style-name="P10"><text:span text:style-name="Source_20_Text"><text:tab/>if(chdir("/") &lt; 0)</text:span></text:p>
      <text:p text:style-name="P10"><text:span text:style-name="Source_20_Text"><text:tab/><text:tab/>[Exit]</text:span></text:p>
      <text:p text:style-name="P10"/>
      <text:p text:style-name="P10"><text:span text:style-name="Source_20_Text"><text:tab/>/* drop </text:span><text:span text:style-name="T69">privileges</text:span><text:span text:style-name="Source_20_Text"> */</text:span></text:p>
      <text:p text:style-name="P10"><text:span text:style-name="Source_20_Text"><text:tab/>if(setgid(&lt;</text:span><text:span text:style-name="T69">special</text:span><text:span text:style-name="Source_20_Text"> GID&gt;) &lt; 0)</text:span></text:p>
      <text:p text:style-name="P10"><text:span text:style-name="Source_20_Text"><text:tab/><text:tab/>[Exit]</text:span></text:p>
      <text:p text:style-name="P10"><text:span text:style-name="Source_20_Text"><text:tab/>if(setuid(&lt;special UID&gt;) &lt; 0)</text:span></text:p>
      <text:p text:style-name="P10"><text:span text:style-name="Source_20_Text"><text:tab/><text:tab/>[Exit]</text:span></text:p>
      <text:p text:style-name="P10"/>
      <text:p text:style-name="P10"><text:span text:style-name="Source_20_Text"><text:tab/>/*</text:span></text:p>
      <text:p text:style-name="P10"><text:span text:style-name="Source_20_Text"><text:tab/>** We set the Close-on-Exec flag on all open filedescriptors.</text:span></text:p>
      <text:p text:style-name="P10"><text:span text:style-name="Source_20_Text"><text:tab/>** If an attacker spawns a new process due to a bufferoverflow</text:span></text:p>
      <text:p text:style-name="P10"><text:span text:style-name="Source_20_Text"><text:tab/>** s/he won't be able to access our open file/network</text:span></text:p>
      <text:p text:style-name="P10"><text:span text:style-name="Source_20_Text"><text:tab/>** handles.</text:span></text:p>
      <text:p text:style-name="P10"><text:span text:style-name="Source_20_Text"><text:tab/>*/</text:span></text:p>
      <text:p text:style-name="P10"><text:span text:style-name="Source_20_Text"><text:tab/>if(maxopenfd = 0)</text:span></text:p>
      <text:p text:style-name="P10"><text:span text:style-name="Source_20_Text"><text:tab/><text:tab/>if((maxopenfd = sysconf(_SC_OPEN_MAX)) &lt; 0)</text:span></text:p>
      <text:p text:style-name="P10"><text:span text:style-name="Source_20_Text"><text:tab/><text:tab/><text:tab/>maxopenfd = OPEN_MAX_LINUX;</text:span></text:p>
      <text:p text:style-name="P10"/>
      <text:p text:style-name="P10"><text:span text:style-name="Source_20_Text"><text:tab/>for (i = 3; i &lt;= maxopenfd; i++)</text:span></text:p>
      <text:p text:style-name="P10"><text:span text:style-name="Source_20_Text"><text:tab/>{</text:span></text:p>
      <text:p text:style-name="P10"><text:span text:style-name="Source_20_Text"><text:tab/><text:tab/>oldval = fcntl(i , F_GETFD, 0L);</text:span></text:p>
      <text:p text:style-name="P10"><text:span text:style-name="Source_20_Text"><text:tab/><text:tab/>(void) fcntl(i, F_SETFD, (oldval != -1) ? (oldval |= <text:tab/><text:tab/><text:tab/><text:tab/><text:tab/><text:tab/><text:tab/><text:tab/><text:tab/>FD_CLOEXEC) : FD_CLOEXEC);</text:span></text:p>
      <text:p text:style-name="P10"><text:span text:style-name="Source_20_Text"><text:tab/>}</text:span></text:p>
      <text:p text:style-name="P10"/>
      <text:p text:style-name="P10"><text:span text:style-name="T56"><text:tab/>[...]</text:span></text:p>
      <text:p text:style-name="Standard"/>
      <text:p text:style-name="Standard"><text:tab/>Die Einrichtung des Verzeichnisses hängt stark von der Applikation ab und wird</text:p>
      <text:p text:style-name="Standard"><text:tab/>deswegen hier nicht gezeigt.</text:p>
      <text:p text:style-name="Standard"/>
      <text:p text:style-name="P13"/>
      <text:list text:style-name="L39">
        <text:list-item>
          <text:list>
            <text:list-item>
              <text:p text:style-name="P86"><text:s/>Programmumgebung (nicht auf <text:span text:style-name="T5">C</text:span> beschränkt!)</text:p>
            </text:list-item>
          </text:list>
        </text:list-item>
      </text:list>
      <text:p text:style-name="P7"><text:tab/>Jedes Programm läuft in einer Programmumgebung, die das <text:span text:style-name="T3">Laufverhalten</text:span></text:p>
      <text:p text:style-name="P10"><text:span text:style-name="T34"><text:tab/>beeinflussen </text:span>kann. Die Umgebung (eng. <text:span text:style-name="T5">Environment</text:span>) besteht aus einem Feld</text:p>
      <text:p text:style-name="P10"><text:tab/>von Variablennamen und deren zugeordneten Wert, z. B. <text:span text:style-name="T5">TIMEZONE=GMT</text:span> oder</text:p>
      <text:p text:style-name="P10"><text:tab/><text:span text:style-name="T5">USER=thomas</text:span>.</text:p>
      <text:p text:style-name="P10"/>
      <text:p text:style-name="P10"><text:tab/><text:span text:style-name="T21">Beispiel:</text:span></text:p>
      <text:p text:style-name="P10"><text:tab/><text:span text:style-name="Source_20_Text">environ[0] = "USER=thomas";</text:span></text:p>
      <text:p text:style-name="P10"><text:span text:style-name="Source_20_Text"><text:tab/>environ[1] = "HOME=/home/thomas";</text:span></text:p>
      <text:p text:style-name="P10"><text:span text:style-name="Source_20_Text"><text:tab/>environ[2] = "MAIL=/var/spool/mail/thomas"</text:span></text:p>
      <text:p text:style-name="P10"><text:span text:style-name="Source_20_Text"><text:tab/>.</text:span></text:p>
      <text:p text:style-name="P10"><text:span text:style-name="Source_20_Text"><text:tab/>.</text:span></text:p>
      <text:p text:style-name="P10"><text:span text:style-name="Source_20_Text"><text:tab/>.</text:span></text:p>
      <text:p text:style-name="P10"/>
      <text:p text:style-name="P10"><text:tab/>Grundsätzlich sollte ein Programm so wenig wie möglich auf seine Umgebung</text:p>
      <text:p text:style-name="P10"><text:tab/>vertrauen, da sie von einem lokalen Benutzer nach belieben verändert werden kann.</text:p>
      <text:p text:style-name="P10"/>
      <text:p text:style-name="P10"><text:tab/>Privilegierte <text:span text:style-name="T3">Prozesse</text:span>, die andere Programme aufrufen, sollten immer</text:p>
      <text:p text:style-name="P72"><text:tab/>ihr <text:span text:style-name="T5">Environment</text:span> verwerfen und eine neue und sichere Umgebung aufbauen, die</text:p>
      <text:p text:style-name="P72"><text:tab/>problemlos von dem <text:span text:style-name="T3">aufgerufenen</text:span> Programm geerbt werden kann.</text:p>
      <text:p text:style-name="P72"><text:tab/>Grundsätzlich sollte das <text:span text:style-name="T5">Environment</text:span> so wenig wie möglich als Informationsquelle</text:p>
      <text:p text:style-name="P72"><text:tab/>genutzt werden.</text:p>
      <text:p text:style-name="P72"/>
      <text:p text:style-name="P72"><text:tab/>Es folgt ein (wahrscheinlich unvollständiger) Blick auf einige Umgebungsvariablen,</text:p>
      <text:p text:style-name="P72"><text:tab/>die problematisch werden können.</text:p>
      <text:p text:style-name="P72"><text:tab/>Die Variablen oder deren Namen sind von Unix-Derivat zu Unix-Derivat</text:p>
      <text:p text:style-name="P72"><text:tab/>unterschiedlich, und andere machen nicht auf allen oder nur alten Systemen</text:p>
      <text:p text:style-name="P72"><text:tab/>Schwierigkeiten.</text:p>
      <text:p text:style-name="P72"/>
      <text:list text:style-name="L40">
        <text:list-item>
          <text:list>
            <text:list-item>
              <text:p text:style-name="P87">PATH</text:p>
            </text:list-item>
          </text:list>
        </text:list-item>
      </text:list>
      <text:p text:style-name="P72"><text:tab/><text:tab/>Die PATH-Variable enthält eine Liste von <text:span text:style-name="T3">Verzeichnisnamen</text:span>, die bei</text:p>
      <text:p text:style-name="P72"><text:tab/><text:tab/>der Angabe von Programmnamen nach den richtigen Pfad durchsucht</text:p>
      <text:p text:style-name="P72"><text:tab/><text:tab/>werden. Bibliotheksfunktionen, die die <text:span text:style-name="T3">Pfadvariable</text:span> benutzen sind: <text:span text:style-name="T63">execlp</text:span><text:span text:style-name="T12">(3)</text:span>,</text:p>
      <text:p text:style-name="P72"><text:tab/><text:tab/><text:span text:style-name="T63">execvp</text:span><text:span text:style-name="T12">(3)</text:span>, <text:span text:style-name="T12">popen(3)</text:span> und <text:span text:style-name="T63">system</text:span><text:span text:style-name="T12">(3)</text:span>. Grundsätzlich sollten immer die</text:p>
      <text:p text:style-name="P72"><text:tab/><text:tab/>kompletten Pfade benutzt werden, da ein böswilliger Benutzer lediglich die</text:p>
      <text:p text:style-name="P72"><text:span text:style-name="T3"><text:s/><text:tab/><text:tab/>Pfadliste</text:span> ändern <text:span text:style-name="T3">braucht</text:span>, um sein eigenes Programm mit demselben Namen</text:p>
      <text:p text:style-name="P72"><text:tab/><text:tab/>ungewollt zur Ausführung zu bringen.</text:p>
      <text:p text:style-name="P72"><text:tab/><text:tab/>Man sollte von der Verwendung von <text:span text:style-name="T12">popen(3)</text:span> und <text:span text:style-name="T12">system(3) </text:span>absehen, da</text:p>
      <text:p text:style-name="P72"><text:tab/><text:tab/>aufgrund der nicht absehbaren Interaktion mit den komplexen <text:span text:style-name="T3">Kommando-</text:span></text:p>
      <text:p text:style-name="P72"><text:span text:style-name="T3"><text:tab/><text:tab/>Shells</text:span> ein zu großes Sicherheitsrisiko besteht!<text:note text:id="ftn3" text:note-class="footnote"><text:note-citation>3</text:note-citation><text:note-body><text:p text:style-name="Footnote">In der libsecprog (s. Tools) befindet sich die Funktion s_popen() als sicherer Ersatz für popen(3)</text:p></text:note-body></text:note></text:p>
      <text:p text:style-name="P72"/>
      <text:list text:style-name="L41">
        <text:list-item>
          <text:list>
            <text:list-item>
              <text:p text:style-name="P88">IFS</text:p>
            </text:list-item>
          </text:list>
        </text:list-item>
      </text:list>
      <text:p text:style-name="P72"><text:tab/><text:tab/>IFS enthält eine Menge von Buchstaben, die als <text:span text:style-name="T3">Separator</text:span> für Shell-</text:p>
      <text:p text:style-name="P72"><text:tab/><text:tab/><text:span text:style-name="T3">Argumente</text:span> benutzt wird. Im Normalfall sind es alle <text:span text:style-name="T3">Whitespace</text:span>-</text:p>
      <text:p text:style-name="P72"><text:tab/><text:tab/><text:span text:style-name="T3">Zeichen.</text:span> Setzt ein Angreifer <text:span text:style-name="T12">IFS=o</text:span> und das Programm führt den Befehl</text:p>
      <text:p text:style-name="P72"><text:tab/><text:tab/><text:span text:style-name="T12">/bin/</text:span><text:span text:style-name="T63">show</text:span> aus, dann wird <text:span text:style-name="T12">'o'</text:span> als Separator betrachtet und <text:span text:style-name="T12">/bin/sh</text:span> mit</text:p>
      <text:p text:style-name="P72"><text:tab/><text:tab/>dem Parameter <text:span text:style-name="T12">w</text:span> aufgerufen. Das bedeutet, selbst wenn man eine Shell,</text:p>
      <text:p text:style-name="P72"><text:tab/><text:tab/>bzw. <text:span text:style-name="T12">popen(3)</text:span> oder <text:span text:style-name="T12">system(3)</text:span> (<text:span text:style-name="T12">popen(3)</text:span> und <text:span text:style-name="T12">system(3)</text:span> benutzen ihrerseits</text:p>
      <text:p text:style-name="P72"><text:tab/><text:tab/>eine Shell, um ihre Aufgabe zu erledigen) mit vollen Pfadnamen aufruft,</text:p>
      <text:p text:style-name="P72"><text:tab/><text:tab/>ist man immer noch über IFS angreifbar. Zum Glück ignorieren die modernen</text:p>
      <text:p text:style-name="P72"><text:tab/><text:tab/>Kommando-Shells den Wert von IFS.</text:p>
      <text:p text:style-name="P72"/>
      <text:list text:style-name="L42">
        <text:list-item>
          <text:list>
            <text:list-item>
              <text:p text:style-name="P89">LD_PRELOAD / LD_LIBRARY_PATH</text:p>
            </text:list-item>
          </text:list>
        </text:list-item>
      </text:list>
      <text:p text:style-name="P72"><text:tab/><text:tab/>Über LD_PRELOAD (der Name kann von System zu System variieren)</text:p>
      <text:p text:style-name="P72"><text:tab/><text:tab/>kann explizit der Pfad zu einer <text:span text:style-name="T12">Shared </text:span><text:span text:style-name="T63">Library</text:span> angegeben werden.</text:p>
      <text:p text:style-name="P72"><text:tab/><text:tab/>Lenkt nun ein Angreifer den Pfad zur Standard <text:span text:style-name="T5">C</text:span>-Bibliothek auf seine</text:p>
      <text:p text:style-name="P72"><text:tab/><text:tab/>eigene Bibliothek um, so kann er das Verhalten von Funktionen nach</text:p>
      <text:p text:style-name="P72"><text:tab/><text:tab/>seinem Willen steuern.</text:p>
      <text:p text:style-name="P72"><text:tab/><text:tab/>Wird bspw. die <text:span text:style-name="T12">crypt(3)</text:span> Funktion ersetzt, <text:span text:style-name="T3">sodass</text:span> bei der <text:span text:style-name="T3">Passwort</text:span>-</text:p>
      <text:p text:style-name="P72"><text:tab/><text:tab/>Generierung immer der Hashwert für den Benutzer <text:span text:style-name="T5">root</text:span> zurückgegeben</text:p>
      <text:p text:style-name="P72"><text:tab/><text:tab/>wird oder alle <text:span text:style-name="T9">String</text:span><text:span text:style-name="T3">-Vergleichsfunktionen</text:span> 0 als <text:span text:style-name="T3">Rückgabewert</text:span> haben, dann</text:p>
      <text:p text:style-name="P72"><text:tab/><text:tab/>kann der Angreifer über das <text:span text:style-name="T3">privilegierte</text:span> <text:span text:style-name="T3">Login-Programm</text:span> <text:span text:style-name="T12">/bin/login</text:span></text:p>
      <text:p text:style-name="P72"><text:tab/><text:tab/>eine <text:span text:style-name="T3">Kommando-Shell</text:span> mit erhöhten Rechten erlangen.</text:p>
      <text:p text:style-name="P72"><text:tab/><text:tab/>Glücklicherweise sorgen neuere Implementierungen der <text:span text:style-name="T5">libc</text:span> dafür, <text:span text:style-name="T3">dass</text:span></text:p>
      <text:p text:style-name="P72"><text:tab/><text:tab/>Prozesse mit erhöhten Rechten diese u. ä. Variablen ignorieren. Man sollte</text:p>
      <text:p text:style-name="P72"><text:tab/><text:tab/>jedoch nicht vergessen, <text:span text:style-name="T3">dass</text:span> andere Prozesse, die von dem privilegierten</text:p>
      <text:p text:style-name="P72"><text:tab/><text:tab/><text:span text:style-name="T3">Prozess</text:span> erzeugt wurden, selber aber nicht mit dem SetUID/-GID-Flag</text:p>
      <text:p text:style-name="P72"><text:tab/><text:tab/>versehen sind, <text:span text:style-name="T12">LD_PRELOAD</text:span> wieder benutzen. Dieser Umstand kann zu</text:p>
      <text:p text:style-name="P72"><text:tab/><text:tab/>Sicherheitsproblemen führen, wenn die erhöhten Rechte nicht vor dem</text:p>
      <text:p text:style-name="P72"><text:tab/><text:tab/>Erzeugen des Kindprozesses verworfen wurden.</text:p>
      <text:p text:style-name="P72"/>
      <text:p text:style-name="P72"><text:tab/>Desweiteren muss auf eine Konvention für <text:span text:style-name="T3">Pfadlisten</text:span> hingewiesen werden, die</text:p>
      <text:p text:style-name="P72"><text:tab/>oft übersehen oder unterschätzt wird. Elemente in Pfadlisten, bspw. für <text:span text:style-name="T5">PATH</text:span></text:p>
      <text:p text:style-name="Standard"><text:span text:style-name="T81"><text:tab/>oder </text:span><text:span text:style-name="T82">LD_LIBRARY_PATH</text:span><text:span text:style-name="T81">, <text:s/>werden mit einem Doppelpunkt ':'</text:span> getrennt,</text:p>
      <text:p text:style-name="Standard"><text:tab/>folgt einem Doppelpunkt kein Pfad (z. B. am Ende der Liste) oder direkt ein</text:p>
      <text:p text:style-name="Standard"><text:tab/>weiterer Doppelpunkt, dann handelt es sich um ein leeres Element der Liste.</text:p>
      <text:p text:style-name="Standard"><text:tab/>Leere Elemente werden jedoch als lokaler Pfad (<text:span text:style-name="T5">current </text:span><text:span text:style-name="T9">working</text:span><text:span text:style-name="T5"> </text:span><text:span text:style-name="T9">directory</text:span>)</text:p>
      <text:p text:style-name="Standard"><text:tab/>interpretiert!</text:p>
      <text:p text:style-name="Standard"><text:tab/>Dies bedeutet, dass einem Benutzer <text:span text:style-name="T5">Trojaner</text:span> in Form von Programmen</text:p>
      <text:p text:style-name="Standard"><text:tab/>oder Bibliotheken untergeschoben werden können.</text:p>
      <text:p text:style-name="P72"/>
      <text:p text:style-name="P10"><text:tab/><text:span text:style-name="T21">Beispiel:</text:span></text:p>
      <text:p text:style-name="P10"><text:tab/>&gt; <text:span text:style-name="T69">export</text:span><text:span text:style-name="Source_20_Text"> LD_LIBRARY_PATH=$MY_LIB_PATH:$LD_LIBRARY_PATH:</text:span></text:p>
      <text:p text:style-name="P10"><text:span text:style-name="Source_20_Text"><text:tab/>&gt; cd /tmp</text:span></text:p>
      <text:p text:style-name="P10"><text:span text:style-name="Source_20_Text"><text:tab/>&gt; ls</text:span></text:p>
      <text:p text:style-name="P72"><text:span text:style-name="T56"/></text:p>
      <text:p text:style-name="P72"><text:tab/>In dem obigen Beispiel sind u. U. zwei Fehler. Als erstes wird ein Doppelpunkt</text:p>
      <text:p text:style-name="P72"><text:tab/>am Ende der Liste benutzt, welches beim Laden von <text:span text:style-name="T5">ls(1)</text:span><text:span text:style-name="T36"> dazu führt, dass</text:span></text:p>
      <text:p text:style-name="P90"><text:tab/>zu <text:span text:style-name="T3">ladende</text:span> <text:span text:style-name="T5">Shared Libraries</text:span> auch im lokalen Verzeichnis (hier <text:span text:style-name="T5">/tmp</text:span>, welches</text:p>
      <text:p text:style-name="P90"><text:tab/>für <text:span text:style-name="T3">jedermann</text:span> beschreibbar ist) gesucht werden.</text:p>
      <text:p text:style-name="Standard"><text:span text:style-name="T83"><text:tab/>Weiter ist es problematisch </text:span><text:span text:style-name="T82">MY_LIB_PATH</text:span><text:span text:style-name="T83"> </text:span><text:span text:style-name="T84">ungeprüft</text:span><text:span text:style-name="T83"> zu nutzen. Ist diese</text:span></text:p>
      <text:p text:style-name="Standard"><text:tab/>Variable leer, so ist auch das Element leer und es wird abermals im lokalen</text:p>
      <text:p text:style-name="Standard"><text:tab/>Verzeichnis gesucht.</text:p>
      <text:p text:style-name="Standard"/>
      <text:p text:style-name="P72"><text:tab/>Umgebungsvariablen können auch über den Aufruf von <text:span text:style-name="T12">unset(3)</text:span> gelöscht</text:p>
      <text:p text:style-name="P72"><text:tab/>werden, dieses Verfahren ist aber u. U. nicht sicher, da Umgebungsvariablen</text:p>
      <text:p text:style-name="P72"><text:tab/>mehrmals in der Programmumgebung existieren können, was dazu führt,</text:p>
      <text:p text:style-name="P72"><text:tab/>dass die von dem Angreifer gesetzte Version eventuell nicht gelöscht wird.</text:p>
      <text:p text:style-name="P72"/>
      <text:p text:style-name="P91"/>
      <text:list text:style-name="L43">
        <text:list-item>
          <text:list>
            <text:list-item>
              <text:p text:style-name="P92"><text:s/>Benutzereingaben (nicht auf <text:span text:style-name="T5">C</text:span> beschränkt!)</text:p>
            </text:list-item>
          </text:list>
        </text:list-item>
      </text:list>
      <text:p text:style-name="P91"><text:tab/><text:span text:style-name="T34">Immer da, wo Benutzereingaben gelesen werden, sollte man die Menge der</text:span></text:p>
      <text:p text:style-name="Standard"><text:span text:style-name="T1"><text:tab/>erlaubten Zeichen begrenzen. In der Regel brauchen Menschen nur a-z, A-Z,</text:span> 0-9</text:p>
      <text:p text:style-name="Standard"><text:tab/>und Satzzeichen eingeben. Somit verringern wir die Angriffsfläche, da Binärdaten,</text:p>
      <text:p text:style-name="Standard"><text:tab/><text:span text:style-name="T3">Formatierungszeichen,</text:span> oder <text:span text:style-name="T12">Escape-Sequenzen</text:span> nicht mehr eingegeben werden können.</text:p>
      <text:p text:style-name="Standard"/>
      <text:p text:style-name="P13"/>
      <text:list text:style-name="L44">
        <text:list-item>
          <text:list>
            <text:list-item>
              <text:p text:style-name="P93"><text:s/>offene Resourcen</text:p>
            </text:list-item>
          </text:list>
        </text:list-item>
      </text:list>
      <text:p text:style-name="P7"><text:tab/>Bevor ein <text:span text:style-name="T3">privilegiertes</text:span> Programm einen benutzerdefinierten Prozess erzeugt,</text:p>
      <text:p text:style-name="P7"><text:tab/>sollten alle <text:span text:style-name="T3">File-Deskriptoren</text:span>, also auch Verzeichnisse, IPC-Handels und Sockets,</text:p>
      <text:p text:style-name="P7"><text:tab/>geschlossen werden. Um ganz sicher zu gehen, empfiehlt es sich das <text:span text:style-name="T4">Close-on-</text:span></text:p>
      <text:p text:style-name="P7"><text:span text:style-name="T4"><text:tab/>Exec Flag</text:span><text:span text:style-name="T18"> für die sicherheitsrelevanten File-Deskriptoren </text:span>direkt nach dem Öffnen zu</text:p>
      <text:p text:style-name="P45"><text:span text:style-name="T34"><text:tab/>setzen (natürlich abhängig von den Anforderungen der Software). (</text:span>s. auch <text:span text:style-name="T5">Chroot</text:span>)</text:p>
      <text:p text:style-name="P13"/>
      <text:p text:style-name="P13"/>
      <text:list text:style-name="L45">
        <text:list-item>
          <text:list>
            <text:list-item>
              <text:p text:style-name="P94"><text:s/>0,1,2 - Die Standard File-Deskriptoren (nicht auf <text:span text:style-name="T5">C</text:span> beschränkt!)</text:p>
            </text:list-item>
          </text:list>
        </text:list-item>
      </text:list>
      <text:p text:style-name="P7"><text:tab/>Die ersten drei File-Deskriptoren eines Programms sind der <text:span text:style-name="T63">Standardeingabe</text:span><text:span text:style-name="T12">,</text:span></text:p>
      <text:p text:style-name="P7"><text:span text:style-name="T12"><text:tab/>-ausgabe und -fehlerausgabe</text:span> zugeordnet. Werden diese File-Deskriptoren aber</text:p>
      <text:p text:style-name="P7"><text:tab/>von dem <text:span text:style-name="T12">Parent-Process</text:span> geschlossen, und der <text:span text:style-name="T12">Child-Prozess</text:span> öffnet nun einen</text:p>
      <text:p text:style-name="P7"><text:tab/><text:span text:style-name="T12">Raw-Socket</text:span>, dann wird dem ersten freien <text:span text:style-name="T3">File-Deskriptor</text:span> der Socket zugeordnet.</text:p>
      <text:p text:style-name="P7"><text:tab/>Ist es nun der Deskriptor für <text:span text:style-name="T63">Standardausgabe</text:span><text:span text:style-name="T12"> oder -fehlerausgabe</text:span>, dann werden</text:p>
      <text:p text:style-name="P7"><text:tab/>bei jeder Ausgabe des Programms Daten über das Netzwerk geschickt. Kann der</text:p>
      <text:p text:style-name="P7"><text:tab/>Angreifer die <text:span text:style-name="T3">Ausgabedatei</text:span> kontrollieren, dann ist er faktisch selber im Besitz</text:p>
      <text:p text:style-name="P7"><text:tab/>dieses Sockets.</text:p>
      <text:p text:style-name="P7"><text:tab/>Man sollte also die ersten drei File-Deskriptoren immer überprüfen und falls</text:p>
      <text:p text:style-name="P7"><text:tab/>nötig selbst belegen:</text:p>
      <text:p text:style-name="P7"/>
      <text:p text:style-name="P7"><text:tab/><text:span text:style-name="T21">Beispiel:</text:span></text:p>
      <text:p text:style-name="P7"><text:tab/><text:span text:style-name="Source_20_Text">[...]</text:span></text:p>
      <text:p text:style-name="P7"><text:span text:style-name="Source_20_Text"><text:tab/>int fd = 0;</text:span></text:p>
      <text:p text:style-name="P7"/>
      <text:p text:style-name="P7"><text:span text:style-name="Source_20_Text"><text:tab/>while(fd &lt; 2)</text:span></text:p>
      <text:p text:style-name="P7"><text:span text:style-name="Source_20_Text"><text:tab/>{</text:span></text:p>
      <text:p text:style-name="P7"><text:span text:style-name="Source_20_Text"><text:tab/><text:tab/>if( (fd = open("/dev/null", 0600)) &lt; 0)</text:span></text:p>
      <text:p text:style-name="P7"><text:span text:style-name="Source_20_Text"><text:tab/><text:tab/><text:tab/>return(-1);</text:span></text:p>
      <text:p text:style-name="P7"><text:span text:style-name="Source_20_Text"><text:tab/>}</text:span></text:p>
      <text:p text:style-name="P7"><text:span text:style-name="T85"><text:tab/>[...]</text:span></text:p>
      <text:p text:style-name="P7"/>
      <text:p text:style-name="P7"><text:tab/>Angriffe dieser Art müssen auf <text:span text:style-name="T12">OpenBSD</text:span>-Systemen mit neueren Kernel und</text:p>
      <text:p text:style-name="P7"><text:tab/><text:span text:style-name="T12">Linux</text:span>-Systemen und neuerer <text:span text:style-name="T9">glibc</text:span> nicht mehr befürchtet werden.</text:p>
      <text:p text:style-name="P7"/>
      <text:p text:style-name="P7"/>
      <text:list text:style-name="L46">
        <text:list-item>
          <text:list>
            <text:list-item>
              <text:p text:style-name="P95"><text:s/>Zugriffsrechte (nicht auf <text:span text:style-name="T5">C</text:span> beschränkt!)</text:p>
            </text:list-item>
          </text:list>
        </text:list-item>
      </text:list>
      <text:p text:style-name="P7"><text:tab/>So offen, wie nötig und so restriktiv wie möglich. Das sollte die Grundregel sein.</text:p>
      <text:p text:style-name="P10"><text:tab/>Einige Fehler oder <text:span text:style-name="T3">Versäumnisse</text:span> werden oft im Zusammenhang mit Zugriffs-</text:p>
      <text:p text:style-name="P10"><text:tab/>rechten gemacht:</text:p>
      <text:p text:style-name="P10"/>
      <text:list text:style-name="L47">
        <text:list-item>
          <text:list>
            <text:list-item>
              <text:p text:style-name="P96">falsche Angaben</text:p>
            </text:list-item>
          </text:list>
        </text:list-item>
      </text:list>
      <text:p text:style-name="P10"><text:tab/><text:tab/>Bei <text:span text:style-name="T12">open(2)</text:span> o.ä. Funktionen werden für die Angabe des <text:span text:style-name="T55">mode</text:span><text:span text:style-name="T4">-Arguments</text:span></text:p>
      <text:p text:style-name="P10"><text:tab/><text:tab/>nicht die <text:span text:style-name="T12">S_*</text:span>-Makros aus <text:span text:style-name="T12">sys/stat.h</text:span> genommen bzw. der oktale Wert</text:p>
      <text:p text:style-name="P10"><text:tab/><text:tab/>nicht vollständig angegeben. Wenn als Wert von <text:span text:style-name="T5">mode</text:span> 600 (dezimal)</text:p>
      <text:p text:style-name="P10"><text:tab/><text:tab/>benutzt wird anstatt 0600 (oktal), dann wird die Datei nicht wie gewünscht</text:p>
      <text:p text:style-name="P10"><text:tab/><text:tab/>als nur <text:span text:style-name="T3">les</text:span>- und schreibbar für den Eigentümer angelegt.</text:p>
      <text:p text:style-name="P10"/>
      <text:list text:style-name="L48">
        <text:list-item>
          <text:list>
            <text:list-item>
              <text:p text:style-name="P97"><text:span text:style-name="T3">umask</text:span>(2)</text:p>
            </text:list-item>
          </text:list>
        </text:list-item>
      </text:list>
      <text:p text:style-name="P10"><text:tab/><text:tab/>Mit <text:span text:style-name="T12">umask(2)</text:span> <text:span text:style-name="T3">lässt</text:span> sich eine Maske für das Kreieren von Dateien setzen.</text:p>
      <text:p text:style-name="P10"><text:tab/><text:tab/>Das bedeutet, dass das Mode-Argument mit der Maske wie folgt ver-</text:p>
      <text:p text:style-name="P10"><text:tab/><text:tab/>knüpft wird: <text:span text:style-name="T12">mode &amp; (~mask)</text:span></text:p>
      <text:p text:style-name="P10"><text:tab/><text:tab/>Somit bewirkt eine Maske mit dem Wert 0027, dass jeder im Filesystem</text:p>
      <text:p text:style-name="P10"><text:tab/><text:tab/>erzeugte Eintrag, also nicht nur Dateien, sondern auch <text:span text:style-name="T12">FIFO</text:span>'s und</text:p>
      <text:p text:style-name="P10"><text:tab/><text:tab/>Gerätedateien, nicht für jedermann beschreibbar, lesbar und ausführbar sind,</text:p>
      <text:p text:style-name="P10"><text:tab/><text:tab/>und die Gruppe die Datei nur lesen und ausführen (was imgrunde dasselbe</text:p>
      <text:p text:style-name="P10"><text:tab/><text:tab/>ist, da der Betriebssystemkernel eine Datei lesen muss, damit er sie ausführen</text:p>
      <text:p text:style-name="P10"><text:tab/><text:tab/>kann) aber nicht beschreiben kann.</text:p>
      <text:p text:style-name="P10"><text:tab/><text:tab/>Eine umask von 0027 ist ein guter Ausgangspunkt.</text:p>
      <text:p text:style-name="P10"/>
      <text:list text:style-name="L49">
        <text:list-item>
          <text:list>
            <text:list-item>
              <text:p text:style-name="P98">IPC</text:p>
            </text:list-item>
          </text:list>
        </text:list-item>
      </text:list>
      <text:p text:style-name="P10"><text:tab/><text:tab/>Oft vergessen Programmierer die Zugriffsrechte für <text:span text:style-name="T12">FIFO</text:span>'s, <text:span text:style-name="T12">Shared Memory</text:span></text:p>
      <text:p text:style-name="P10"><text:tab/><text:tab/><text:span text:style-name="T5">Segmente</text:span><text:span text:style-name="T36"> usw</text:span>. zu setzen, sodass sie für jedermann</text:p>
      <text:p text:style-name="P10"><text:tab/><text:tab/>lesbar oder sogar <text:span text:style-name="T3">beschreibbar</text:span> sind. Ein böswilliger Benutzer kann so</text:p>
      <text:p text:style-name="P10"><text:tab/><text:tab/>unberechtigt Informationen lesen oder den Prozess, der von der <text:span text:style-name="T12">IPC</text:span>-</text:p>
      <text:p text:style-name="P10"><text:tab/><text:tab/>Struktur ließt, stören oder in seinem Sinne manipulieren.</text:p>
      <text:p text:style-name="P10"/>
      <text:p text:style-name="P10"/>
      <text:list text:style-name="L50">
        <text:list-item>
          <text:list>
            <text:list-item>
              <text:p text:style-name="P99"><text:s/>System Limits (nicht auf <text:span text:style-name="T5">C</text:span> beschränkt!)</text:p>
            </text:list-item>
          </text:list>
        </text:list-item>
      </text:list>
      <text:p text:style-name="P7"><text:tab/>Es gibt verschiedene <text:span text:style-name="T3">Systemresourcen</text:span>, die durch den Administrator über</text:p>
      <text:p text:style-name="Standard"><text:tab/><text:span text:style-name="T63">ulimit</text:span><text:span text:style-name="T12">(1)</text:span> oder durch den Programmierer mit Hilfe von <text:span text:style-name="T63">setrlimt</text:span><text:span text:style-name="T12">(2)</text:span> begrenzt</text:p>
      <text:p text:style-name="Standard"><text:tab/>werden können. Durch Limitierung, z. B. von File-Deskriptoren oder Memory-</text:p>
      <text:p text:style-name="Standard"><text:tab/>größen, ist es möglich sog. <text:span text:style-name="T12">Denial-of-Service Attacken</text:span> zu verhindern.</text:p>
      <text:p text:style-name="Standard"><text:tab/>Wenn die Größe von <text:span text:style-name="T12">Core-Files</text:span> (Core-Dateien enthalten dein Speicher-</text:p>
      <text:p text:style-name="Standard"><text:tab/>auszug eines Programmes während des Absturzes) auf 0 gesetzt wird,</text:p>
      <text:p text:style-name="Standard"><text:tab/>kann sogar die ungewollte Preisgabe von Informationen verhindert werden.</text:p>
      <text:p text:style-name="Standard"><text:tab/>Als Beispiel ist ein Bug im FTP-<text:span text:style-name="T3">Dämon</text:span> zu nennen, der vor ein paar Jahren</text:p>
      <text:p text:style-name="Standard"><text:tab/>im Betriebssystem <text:span text:style-name="T12">Solaris</text:span> aufgetreten ist. Der FTP-Server hat den Inhalt</text:p>
      <text:p text:style-name="Standard"><text:tab/>der Datei <text:span text:style-name="T12">/etc/shadow</text:span>, die ein normaler Benutzern nicht lesen darf, in</text:p>
      <text:p text:style-name="Standard"><text:tab/>den Speicher geladen, um den Benutzer authentifizieren zu können. Der</text:p>
      <text:p text:style-name="Standard"><text:tab/>Angreifer konnte den Prozess durch senden von Signalen dazu bringen</text:p>
      <text:p text:style-name="Standard"><text:tab/>abzubrechen und eine <text:span text:style-name="T12">Core-Datei</text:span> zu schreiben. Aus der <text:span text:style-name="T12">Core-Datei</text:span> war es</text:p>
      <text:p text:style-name="Standard"><text:tab/>nun möglich die Daten der geschützten Datei <text:span text:style-name="T12">/etc/shadow</text:span> <text:s/>zu extrahieren.</text:p>
      <text:p text:style-name="Standard"/>
      <text:p text:style-name="Standard"><text:tab/><text:span text:style-name="T21">Beispiel für das setzen von </text:span><text:span text:style-name="T86">System-Limits</text:span><text:span text:style-name="T21">:</text:span></text:p>
      <text:p text:style-name="Standard"><text:tab/><text:span text:style-name="Source_20_Text">[...]</text:span></text:p>
      <text:p text:style-name="Standard"><text:span text:style-name="Source_20_Text"><text:tab/>extern int setlimits(sl_limit slim)</text:span></text:p>
      <text:p text:style-name="Standard"><text:span text:style-name="Source_20_Text"><text:tab/>{</text:span></text:p>
      <text:p text:style-name="Standard"><text:span text:style-name="Source_20_Text"><text:tab/><text:tab/>struct rlimit rst;</text:span></text:p>
      <text:p text:style-name="Standard"/>
      <text:p text:style-name="Standard"><text:span text:style-name="Source_20_Text"><text:tab/><text:tab/>rst.rlim_cur = 0;</text:span></text:p>
      <text:p text:style-name="Standard"/>
      <text:p text:style-name="Standard"><text:span text:style-name="Source_20_Text"><text:tab/><text:tab/>rst.rlim_max = slim.fsize;</text:span></text:p>
      <text:p text:style-name="Standard"><text:span text:style-name="Source_20_Text"><text:tab/><text:tab/>if(setrlimit(RLIMIT_FSIZE, &amp;rst) &lt; 0)</text:span></text:p>
      <text:p text:style-name="Standard"><text:span text:style-name="Source_20_Text"><text:tab/><text:tab/><text:tab/>return(-1);</text:span></text:p>
      <text:p text:style-name="Standard"/>
      <text:p text:style-name="Standard"><text:span text:style-name="Source_20_Text"><text:tab/><text:tab/>rst.rlim_max = slim.data;</text:span></text:p>
      <text:p text:style-name="Standard"><text:span text:style-name="Source_20_Text"><text:tab/><text:tab/>if(setrlimit(RLIMIT_DATA, &amp;rst) &lt; 0)</text:span></text:p>
      <text:p text:style-name="Standard"><text:span text:style-name="Source_20_Text"><text:tab/><text:tab/><text:tab/>return(-1);</text:span></text:p>
      <text:p text:style-name="Standard"/>
      <text:p text:style-name="Standard"><text:span text:style-name="Source_20_Text"><text:tab/><text:tab/>rst.rlim_max = slim.stack;</text:span></text:p>
      <text:p text:style-name="Standard"><text:span text:style-name="Source_20_Text"><text:tab/><text:tab/>if(setrlimit(RLIMIT_STACK, &amp;rst) &lt; 0)</text:span></text:p>
      <text:p text:style-name="Standard"><text:span text:style-name="Source_20_Text"><text:tab/><text:tab/><text:tab/>return(-1);</text:span></text:p>
      <text:p text:style-name="Standard"/>
      <text:p text:style-name="Standard"><text:span text:style-name="Source_20_Text"><text:tab/><text:tab/>rst.rlim_max = slim.core;</text:span></text:p>
      <text:p text:style-name="Standard"><text:span text:style-name="Source_20_Text"><text:tab/><text:tab/>if(setrlimit(RLIMIT_CORE, &amp;rst) &lt; 0)</text:span></text:p>
      <text:p text:style-name="Standard"><text:span text:style-name="Source_20_Text"><text:tab/><text:tab/><text:tab/>return(-1);</text:span></text:p>
      <text:p text:style-name="Standard"/>
      <text:p text:style-name="Standard"><text:span text:style-name="Source_20_Text"><text:tab/><text:tab/>rst.rlim_max = slim.rss;</text:span></text:p>
      <text:p text:style-name="Standard"><text:span text:style-name="Source_20_Text"><text:tab/><text:tab/>if(setrlimit(RLIMIT_RSS, &amp;rst) &lt; 0)</text:span></text:p>
      <text:p text:style-name="Standard"><text:span text:style-name="Source_20_Text"><text:tab/><text:tab/><text:tab/>return(-1);</text:span></text:p>
      <text:p text:style-name="Standard"/>
      <text:p text:style-name="Standard"><text:span text:style-name="Source_20_Text"><text:tab/><text:tab/>rst.rlim_max = slim.nofile;</text:span></text:p>
      <text:p text:style-name="Standard"><text:span text:style-name="Source_20_Text"><text:tab/><text:tab/>if(setrlimit(RLIMIT_NOFILE, &amp;rst) &lt; 0)</text:span></text:p>
      <text:p text:style-name="Standard"><text:span text:style-name="Source_20_Text"><text:tab/><text:tab/><text:tab/>return(-1);</text:span></text:p>
      <text:p text:style-name="Standard"/>
      <text:p text:style-name="Standard"><text:span text:style-name="Source_20_Text"><text:tab/><text:tab/>rst.rlim_max = slim.nproc;</text:span></text:p>
      <text:p text:style-name="Standard"><text:span text:style-name="Source_20_Text"><text:tab/><text:tab/>if(setrlimit(RLIMIT_NPROC, &amp;rst) &lt; 0)</text:span></text:p>
      <text:p text:style-name="Standard"><text:span text:style-name="Source_20_Text"><text:tab/><text:tab/><text:tab/>return(-1);</text:span></text:p>
      <text:p text:style-name="Standard"/>
      <text:p text:style-name="Standard"><text:span text:style-name="Source_20_Text"><text:tab/><text:tab/>rst.rlim_max = slim.memlock;</text:span></text:p>
      <text:p text:style-name="Standard"><text:span text:style-name="Source_20_Text"><text:tab/><text:tab/>if(setrlimit(RLIMIT_MEMLOCK, &amp;rst) &lt; 0)</text:span></text:p>
      <text:p text:style-name="Standard"><text:span text:style-name="Source_20_Text"><text:tab/><text:tab/><text:tab/>return(-1);</text:span></text:p>
      <text:p text:style-name="Standard"/>
      <text:p text:style-name="Standard"><text:span text:style-name="Source_20_Text"><text:tab/><text:tab/>return(0);</text:span></text:p>
      <text:p text:style-name="Standard"><text:span text:style-name="Source_20_Text"><text:tab/>}</text:span></text:p>
      <text:p text:style-name="Standard"><text:span text:style-name="Source_20_Text"><text:tab/>[...]</text:span></text:p>
      <text:p text:style-name="P7"/>
      <text:p text:style-name="P7"><text:tab/>Als negatives Beispiel für die Verwendung von System Limits soll hier eine alte</text:p>
      <text:p text:style-name="P7"><text:tab/>Version von <text:span text:style-name="T12">su(1)</text:span><text:span text:style-name="T13"> genannt werden. </text:span><text:span text:style-name="T12">Su(1)</text:span><text:span text:style-name="T13"> versuchte die </text:span><text:span text:style-name="T68">Passwortdatei</text:span><text:span text:style-name="T13"> zu</text:span></text:p>
      <text:p text:style-name="P100"><text:tab/>öffnen, wenn das nicht ging, dann wurde ohne <text:span text:style-name="T3">Passwortabfrage</text:span> eine Kommando-</text:p>
      <text:p text:style-name="P100"><text:tab/>Shell mit Root Rechten geöffnet, da <text:span text:style-name="T12">su(1)</text:span> annahm, dass das Filesystem kaputt sei.</text:p>
      <text:p text:style-name="P100"><text:tab/>Wenn nun aber ein bösartiger Benutzer die maximale Anzahl offener File-</text:p>
      <text:p text:style-name="P100"><text:tab/>deskriptoren auf 0 setzt, dann kann er <text:span text:style-name="T12">su(1)</text:span> austricksen um Root-Zugriff zu be-</text:p>
      <text:p text:style-name="P100"><text:tab/>kommen.</text:p>
      <text:p text:style-name="P100"><text:tab/>Bei Fehlern sollten sicherheitsrelevante Programme sich beenden und nicht</text:p>
      <text:p text:style-name="P100"><text:tab/>versuchen den Fehler übermäßig zu interpretieren und beheben zu wollen.</text:p>
      <text:p text:style-name="P100"/>
      <text:p text:style-name="P101"/>
      <text:list text:style-name="L51">
        <text:list-item>
          <text:list>
            <text:list-item>
              <text:p text:style-name="P102"><text:s/>Signale (nicht auf <text:span text:style-name="T5">C</text:span> beschränkt!)</text:p>
            </text:list-item>
          </text:list>
        </text:list-item>
      </text:list>
      <text:p text:style-name="P7"><text:tab/>Ein Programmierer sollte einiges über dieses Thema wissen, damit seine Programme</text:p>
      <text:p text:style-name="P7"><text:tab/>stabil und sicher laufen und nicht durch das Senden von Signalen gestört werden</text:p>
      <text:p text:style-name="P7"><text:tab/>können.</text:p>
      <text:p text:style-name="P7"><text:tab/>Mindestens eine der folgende Bedingungen muss erfüllt sein, damit ein Prozess</text:p>
      <text:p text:style-name="P7"><text:tab/>Signale von einem anderen Prozess akzeptiert (<text:span text:style-name="T12">BSD Kernel</text:span>):</text:p>
      <text:p text:style-name="P7"><text:tab/>(Sender S, Empfänger E)</text:p>
      <text:p text:style-name="Standard"/>
      <text:list text:style-name="L52">
        <text:list-item>
          <text:list>
            <text:list-item>
              <text:list>
                <text:list-item>
                  <text:p text:style-name="P103">die reale <text:span text:style-name="T12">UID</text:span> von S ist die von <text:span text:style-name="T5">root</text:span></text:p>
                </text:list-item>
                <text:list-item>
                  <text:p text:style-name="P103">die reale <text:span text:style-name="T12">UID</text:span> von S und E sind gleich</text:p>
                </text:list-item>
                <text:list-item>
                  <text:p text:style-name="P103">die effektive <text:span text:style-name="T12">UID</text:span> von S und E sind gleich</text:p>
                </text:list-item>
                <text:list-item>
                  <text:p text:style-name="P103">die reale <text:span text:style-name="T12">UID</text:span> von S ist gleich der effektiven <text:span text:style-name="T12">UID</text:span> von E</text:p>
                </text:list-item>
                <text:list-item>
                  <text:p text:style-name="P103">die effektive <text:span text:style-name="T12">UID</text:span> von S ist gleich der reale <text:span text:style-name="T12">UID</text:span> von E </text:p>
                </text:list-item>
                <text:list-item>
                  <text:p text:style-name="P103">S und E gehören der selben <text:span text:style-name="T12">Session ID</text:span> an</text:p>
                </text:list-item>
              </text:list>
            </text:list-item>
          </text:list>
        </text:list-item>
      </text:list>
      <text:p text:style-name="P7"/>
      <text:p text:style-name="P7"><text:tab/>Die <text:span text:style-name="T12">UID</text:span> kann über <text:span text:style-name="T12">setuid(2)</text:span> bzw. <text:span text:style-name="T12">seteuid(2)</text:span> und die <text:span text:style-name="T12">Session ID</text:span> mit Hilfe von</text:p>
      <text:p text:style-name="P7"><text:tab/><text:span text:style-name="T12">setsid(2)</text:span> geändert werden.</text:p>
      <text:p text:style-name="P7"/>
      <text:p text:style-name="P7"><text:tab/>Bevor ein Programm kritische Codeabschnitte bearbeitet, sollte es immer alle</text:p>
      <text:p text:style-name="P7"><text:tab/>Signale blockieren. Auch eigene Signale, also nicht die die von einem Benutzer</text:p>
      <text:p text:style-name="P7"><text:tab/>geschickt wurden, können gefährlich werden.</text:p>
      <text:p text:style-name="P7"/>
      <text:p text:style-name="P7"><text:tab/><text:span text:style-name="T21">Beispiel:</text:span></text:p>
      <text:p text:style-name="P7"><text:span text:style-name="Source_20_Text"><text:tab/>[...]</text:span></text:p>
      <text:p text:style-name="P7"><text:span text:style-name="Source_20_Text"><text:tab/>extern int sigprotection(u_int toggle, sigset_t *sp_blockmask)</text:span></text:p>
      <text:p text:style-name="P7"><text:span text:style-name="Source_20_Text"><text:tab/>{</text:span></text:p>
      <text:p text:style-name="P7"><text:span text:style-name="Source_20_Text"><text:tab/><text:tab/>static sigset_t sp_savedmask;</text:span></text:p>
      <text:p text:style-name="P7"><text:span text:style-name="Source_20_Text"><text:tab/><text:tab/>static u_int <text:s text:c="3"/>sp_status = SP_OFF;</text:span></text:p>
      <text:p text:style-name="P7"/>
      <text:p text:style-name="P7"><text:span text:style-name="Source_20_Text"><text:tab/><text:tab/>switch(toggle)</text:span></text:p>
      <text:p text:style-name="P7"><text:span text:style-name="Source_20_Text"><text:tab/><text:tab/>{</text:span></text:p>
      <text:p text:style-name="P7"><text:span text:style-name="Source_20_Text"><text:tab/><text:tab/><text:tab/>case SP_ON:</text:span></text:p>
      <text:p text:style-name="P7"><text:span text:style-name="Source_20_Text"><text:tab/><text:tab/><text:tab/><text:tab/>if(sp_status != SP_ON)</text:span></text:p>
      <text:p text:style-name="P7"><text:span text:style-name="Source_20_Text"><text:tab/><text:tab/><text:tab/><text:tab/>{</text:span></text:p>
      <text:p text:style-name="P7"><text:span text:style-name="Source_20_Text"><text:tab/><text:tab/><text:tab/><text:tab/><text:tab/>if(sp_blockmask == NULL)</text:span></text:p>
      <text:p text:style-name="P7"><text:span text:style-name="Source_20_Text"><text:tab/><text:tab/><text:tab/><text:tab/><text:tab/><text:tab/>return(-1);</text:span></text:p>
      <text:p text:style-name="P7"/>
      <text:p text:style-name="P7"><text:span text:style-name="Source_20_Text"><text:tab/><text:tab/><text:tab/><text:tab/><text:tab/>sp_status = SP_ON;</text:span></text:p>
      <text:p text:style-name="P7"><text:span text:style-name="Source_20_Text"><text:tab/><text:tab/><text:tab/><text:tab/><text:tab/>if(sigprocmask(SIG_BLOCK, sp_blockmask,</text:span></text:p>
      <text:p text:style-name="P7"><text:span text:style-name="Source_20_Text"><text:tab/><text:tab/><text:tab/><text:tab/><text:tab/><text:tab/><text:tab/><text:tab/><text:tab/>&amp;sp_savedmask) &lt; 0)</text:span></text:p>
      <text:p text:style-name="P7"><text:span text:style-name="Source_20_Text"><text:tab/><text:tab/><text:tab/><text:tab/><text:tab/><text:tab/>return(-1);</text:span></text:p>
      <text:p text:style-name="P7"><text:span text:style-name="Source_20_Text"><text:tab/><text:tab/><text:tab/><text:tab/>}</text:span></text:p>
      <text:p text:style-name="P7"><text:span text:style-name="Source_20_Text"><text:tab/><text:tab/><text:tab/><text:tab/>break;</text:span></text:p>
      <text:p text:style-name="P7"><text:span text:style-name="Source_20_Text"><text:tab/><text:tab/><text:tab/>case SP_OFF:</text:span></text:p>
      <text:p text:style-name="P7"><text:span text:style-name="Source_20_Text"><text:tab/><text:tab/><text:tab/><text:tab/>if(sp_status != SP_OFF)</text:span></text:p>
      <text:p text:style-name="P7"><text:span text:style-name="Source_20_Text"><text:tab/><text:tab/><text:tab/><text:tab/>{</text:span></text:p>
      <text:p text:style-name="P7"><text:span text:style-name="Source_20_Text"><text:tab/><text:tab/><text:tab/><text:tab/><text:tab/>sp_status = SP_OFF;</text:span></text:p>
      <text:p text:style-name="P7"><text:span text:style-name="Source_20_Text"><text:tab/><text:tab/><text:tab/><text:tab/><text:tab/>if(sigprocmask(SIG_SETMASK, &amp;sp_savedmask,</text:span></text:p>
      <text:p text:style-name="P7"><text:span text:style-name="Source_20_Text"><text:tab/><text:tab/><text:tab/><text:tab/><text:tab/><text:tab/><text:tab/><text:tab/><text:tab/><text:tab/><text:tab/>NULL) &lt; 0)</text:span></text:p>
      <text:p text:style-name="P7"><text:span text:style-name="Source_20_Text"><text:tab/><text:tab/><text:tab/><text:tab/><text:tab/><text:tab/>return(-1);</text:span></text:p>
      <text:p text:style-name="P7"><text:span text:style-name="Source_20_Text"><text:tab/><text:tab/><text:tab/><text:tab/>}</text:span></text:p>
      <text:p text:style-name="P7"><text:span text:style-name="Source_20_Text"><text:tab/><text:tab/><text:tab/><text:tab/>break;</text:span></text:p>
      <text:p text:style-name="P7"><text:span text:style-name="Source_20_Text"><text:tab/><text:tab/><text:tab/>default:</text:span></text:p>
      <text:p text:style-name="P7"><text:span text:style-name="Source_20_Text"><text:tab/><text:tab/><text:tab/><text:tab/>return(-1);</text:span></text:p>
      <text:p text:style-name="P7"><text:span text:style-name="Source_20_Text"><text:tab/><text:tab/>}</text:span></text:p>
      <text:p text:style-name="P7"/>
      <text:p text:style-name="P7"><text:span text:style-name="Source_20_Text"><text:tab/><text:tab/>return(0);</text:span></text:p>
      <text:p text:style-name="P7"><text:span text:style-name="Source_20_Text"><text:tab/>}</text:span></text:p>
      <text:p text:style-name="P7"><text:span text:style-name="Source_20_Text"><text:tab/>[...]</text:span></text:p>
      <text:p text:style-name="P7"/>
      <text:p text:style-name="P7"><text:tab/>Als Beispiel für die Relevanz von Signalen ist hier ein Bug zu nennen, der in</text:p>
      <text:p text:style-name="P7"><text:tab/>dem Programm ping aufgetreten ist. Ping sendet mit Zeitverzögerung <text:span text:style-name="T12">ICMP</text:span></text:p>
      <text:p text:style-name="P7"><text:tab/>Echo-<text:span text:style-name="T3">Request</text:span> Nachrichten über das Netz, um die Existenz einer anderen</text:p>
      <text:p text:style-name="P7"><text:tab/><text:span text:style-name="T3">Netzwerkkomponente</text:span> und deren Erreichbarkeit festzustellen. Ein lokaler Brnutzer</text:p>
      <text:p text:style-name="P7"><text:tab/>konnte nun in kurzen Abständen das Signal <text:span text:style-name="T12">SIGALRM</text:span> senden und dadurch</text:p>
      <text:p text:style-name="P7"><text:tab/>die <text:span text:style-name="T3">Zeitverzögerung</text:span> nahezu aufheben um so das Netz mit <text:span text:style-name="T12">ICMP</text:span>-Paketen zu</text:p>
      <text:p text:style-name="P7"><text:tab/>überfluten.</text:p>
      <text:p text:style-name="P101"/>
      <text:p text:style-name="P104"/>
      <text:list text:style-name="L53">
        <text:list-item>
          <text:list>
            <text:list-item>
              <text:p text:style-name="P105"><text:s/><text:span text:style-name="T3">Intervall</text:span> Timer</text:p>
            </text:list-item>
          </text:list>
        </text:list-item>
      </text:list>
      <text:p text:style-name="P7"><text:tab/>Es gibt drei Intervall-Timer:</text:p>
      <text:list text:style-name="L54">
        <text:list-item>
          <text:list>
            <text:list-item>
              <text:list>
                <text:list-item>
                  <text:p text:style-name="P106">ITIMER_REAL<text:tab/><text:tab/>zählt die tatsächlich laufende Zeit und</text:p>
                </text:list-item>
              </text:list>
            </text:list-item>
          </text:list>
        </text:list-item>
      </text:list>
      <text:p text:style-name="P7"><text:tab/><text:tab/><text:tab/><text:tab/><text:tab/><text:tab/>liefert <text:span text:style-name="T12">SIGALRM</text:span> wenn die Null erreicht wurde.</text:p>
      <text:list text:style-name="L55">
        <text:list-item>
          <text:list>
            <text:list-item>
              <text:list>
                <text:list-item>
                  <text:p text:style-name="P107">ITIMER_VIRTUAL<text:tab/>zählt nur, wenn der Prozess ausgeführt wird</text:p>
                </text:list-item>
              </text:list>
            </text:list-item>
          </text:list>
        </text:list-item>
      </text:list>
      <text:p text:style-name="P7"><text:tab/><text:tab/><text:tab/><text:tab/><text:tab/><text:tab/>und liefert <text:span text:style-name="T12">SIGVTALRM</text:span> wenn die <text:s/>Null <text:s/>erre­</text:p>
      <text:p text:style-name="P7"><text:tab/><text:tab/><text:tab/><text:tab/><text:tab/><text:tab/>icht wurde.</text:p>
      <text:list text:style-name="L56">
        <text:list-item>
          <text:list>
            <text:list-item>
              <text:list>
                <text:list-item>
                  <text:p text:style-name="P108">ITIMER_PROF<text:tab/><text:tab/>zählt sowohl, wenn der Prozess <text:span text:style-name="T3">Rechenzeit</text:span></text:p>
                </text:list-item>
              </text:list>
            </text:list-item>
          </text:list>
        </text:list-item>
      </text:list>
      <text:p text:style-name="P7"><text:tab/><text:tab/><text:tab/><text:tab/><text:tab/><text:tab/>beansprucht, als auch, wenn das System für</text:p>
      <text:p text:style-name="P7"><text:tab/><text:tab/><text:tab/><text:tab/><text:tab/><text:tab/>den Prozess tätig ist. Zusammen mit</text:p>
      <text:p text:style-name="P7"><text:tab/><text:tab/><text:tab/><text:tab/><text:tab/><text:tab/><text:span text:style-name="T12">ITIMER_VIRTUAL</text:span>, kann man so ermitteln, <text:s/>wie</text:p>
      <text:p text:style-name="P7"><text:tab/><text:tab/><text:tab/><text:tab/><text:tab/><text:tab/>lange eine Applikation sich im User- und im</text:p>
      <text:p text:style-name="P7"><text:tab/><text:tab/><text:tab/><text:tab/><text:tab/><text:tab/>Kernelprogrammraum aufhält. Wenn der</text:p>
      <text:p text:style-name="P7"><text:tab/><text:tab/><text:tab/><text:tab/><text:tab/><text:tab/>Zähler abgelaufen ist, wird <text:span text:style-name="T12">SIGPROF</text:span> geliefert. <text:s text:c="18"/></text:p>
      <text:p text:style-name="P7"/>
      <text:p text:style-name="P7"><text:tab/>Da diese Timer an den <text:span text:style-name="T12">Child-Prozess</text:span> vererbt werden, sollten sicherheitskritische</text:p>
      <text:p text:style-name="P7"><text:tab/>Programme diese Timer ignorieren, damit ihr <text:span text:style-name="T3">Ablauf</text:span> nicht durch ungewollte</text:p>
      <text:p text:style-name="P7"><text:tab/>Signale gestört wird.</text:p>
      <text:p text:style-name="P7"><text:tab/>Die Intervall<text:span text:style-name="T12">-Timer</text:span> können über <text:span text:style-name="T63">setitimer</text:span><text:span text:style-name="T12">(2)</text:span> und <text:span text:style-name="T63">getitimer</text:span><text:span text:style-name="T12">(2)</text:span> manipuliert und</text:p>
      <text:list text:style-name="L57">
        <text:list-header>
          <text:p text:style-name="P109"><text:tab/>abgefragt werden.</text:p>
        </text:list-header>
      </text:list>
      <text:p text:style-name="P7"/>
      <text:p text:style-name="P7"/>
      <text:list text:style-name="L58">
        <text:list-item>
          <text:list>
            <text:list-item>
              <text:p text:style-name="P110"><text:s/>Terminals und Escape-Sequenzen/Control-Sequence-Introducer (CSI) </text:p>
            </text:list-item>
          </text:list>
        </text:list-item>
      </text:list>
      <text:p text:style-name="P7"><text:tab/>Terminals (also nicht nur die alten <text:span text:style-name="T12">Video Terminals</text:span> (<text:span text:style-name="T3">VT's</text:span>), die über serielle</text:p>
      <text:p text:style-name="P7"><text:tab/>Schnittstellen an <text:span text:style-name="T12">Mainframes</text:span> angeschlossen sind, sondern auch die</text:p>
      <text:p text:style-name="P7"><text:tab/>entsprechenden Emulatoren, die zum Betreib von bspw. Kommando-Shells</text:p>
      <text:p text:style-name="P7"><text:tab/>nötig sind) können nicht nur Zeichen darstellen, sondern bieten auch die</text:p>
      <text:p text:style-name="P7"><text:tab/>Möglichkeit über <text:span text:style-name="T12">Escape-Sequenzen</text:span> den Cursor zu positionieren, Vorder-</text:p>
      <text:p text:style-name="P7"><text:tab/>und Hintergrundfarbe zu verändern, Tasten neu zu belegen oder sogar</text:p>
      <text:p text:style-name="P7"><text:tab/>Kommandos auszuführen.</text:p>
      <text:p text:style-name="P7"><text:tab/></text:p>
      <text:p text:style-name="P7"><text:tab/>Diese Eigenschaften können von einem Angreifer dazu benutzt werden, um</text:p>
      <text:p text:style-name="P7"><text:tab/>das Terminal unbrauchbar zu machen, Informationen zu verfälschen oder sogar</text:p>
      <text:p text:style-name="P7"><text:tab/>Befehle ausführen zu lassen.</text:p>
      <text:p text:style-name="P7"/>
      <text:p text:style-name="P7"><text:tab/>Um diese Gefahr zu unterbinden, sollten Programme, die auf das Terminal eines</text:p>
      <text:p text:style-name="P7"><text:tab/>Benutzers schreiben, z. B. Mail-Clients, Chat-Programme, Web-Browser etc,</text:p>
      <text:p text:style-name="Standard"><text:span text:style-name="T24"><text:tab/>die </text:span><text:span text:style-name="T31">Escape</text:span><text:span text:style-name="T76">- und CSI-Zeichen</text:span><text:span text:style-name="T24"> ausfiltern (auf </text:span><text:span text:style-name="T87">vtXXX</text:span><text:span text:style-name="T76"> Terminals</text:span><text:span text:style-name="T24"> ist das: </text:span><text:span text:style-name="T88">0x00 bis 0x1F</text:span><text:span text:style-name="T24"> und</text:span></text:p>
      <text:p text:style-name="P7"><text:tab/><text:span text:style-name="T89">0x7F bis 0x9F</text:span>, CSI = <text:span text:style-name="T89">0x9B</text:span>), oder am besten nur Buchstaben, Zahlen und <text:span text:style-name="T3">Inter-</text:span></text:p>
      <text:p text:style-name="P7"><text:span text:style-name="T3"><text:tab/>punktionszeichen </text:span>passieren lassen. Da man dazu tendiert diese Fehlerklasse zu ver-</text:p>
      <text:p text:style-name="P7"><text:tab/>nachlässigen, besteht hier besondere Gefahr!</text:p>
      <text:p text:style-name="P101"/>
      <text:p text:style-name="P104"/>
      <text:list text:style-name="L59">
        <text:list-item>
          <text:list>
            <text:list-item>
              <text:p text:style-name="P111"><text:s/>Handhabung sensibler Daten (nicht auf <text:span text:style-name="T5">C</text:span> beschränkt!)</text:p>
            </text:list-item>
          </text:list>
        </text:list-item>
      </text:list>
      <text:p text:style-name="P13"><text:tab/><text:span text:style-name="T34">Sensible Daten, wie </text:span><text:span text:style-name="T90">Passwörter</text:span><text:span text:style-name="T34">, Personaldaten etc., sollten am besten sofort nach </text:span></text:p>
      <text:p text:style-name="P13"><text:span text:style-name="T34"><text:tab/>Verwendung wieder aus dem </text:span><text:span text:style-name="T91">RAM</text:span><text:span text:style-name="T34"> gelöscht werden. Im Idealfall bearbeiten ein</text:span></text:p>
      <text:p text:style-name="P7"><text:tab/>eigener Prozess diese Daten, dessen Umfang gering ist (also gut zu <text:span text:style-name="T3">prüfen). Mit </text:span></text:p>
      <text:p text:style-name="P7"><text:span text:style-name="T3"><text:tab/>anderen Anwendungen sollte nur über </text:span>sichere <text:span text:style-name="T36">IPC-Kanäle</text:span> (z. B. <text:span text:style-name="T12">Pipes</text:span>) kommuniziert</text:p>
      <text:p text:style-name="P7"><text:tab/>werden. Eigene IDs (Benutzer, Gruppe) schotten ihn zudem weiter ab (s. Chroot).</text:p>
      <text:p text:style-name="P7"><text:tab/>In einigen Fällen ist der Einsatz von Kryptographie sinnvoll.</text:p>
      <text:p text:style-name="P7"/>
      <text:p text:style-name="P7"><text:tab/>Um zu vermeiden, dass wichtige Daten vom Betriebssystem aus dem RAM in den </text:p>
      <text:p text:style-name="Standard"><text:span text:style-name="T24"><text:tab/></text:span><text:span text:style-name="T75">Swap Space</text:span><text:span text:style-name="T76"> (auf die Festplatte) geschrieben werden, kann die Funktion </text:span><text:span text:style-name="T75">mlock(2)</text:span></text:p>
      <text:p text:style-name="P112"><text:tab/>benutzt werden.</text:p>
      <text:p text:style-name="Standard"/>
      <text:p text:style-name="P7"><text:tab/>Häufig werden für sensible Daten gepufferte I/O-Funktionen verwendet. Das</text:p>
      <text:p text:style-name="P7"><text:tab/>kann vom Anwendungsprogrammierer gewollt sein oder ist Teil einer</text:p>
      <text:p text:style-name="P7"><text:tab/>Bibliothek, auf die der Programmierer keinen <text:span text:style-name="T3">Einfluss</text:span> hat.</text:p>
      <text:p text:style-name="P7"><text:tab/>In solchen Fällen befinden sich die Informationen in Speicherbereichen, die nicht</text:p>
      <text:p text:style-name="P7"><text:tab/>einfach und sicher gelöscht werden können. Hier sollte man den Puffer für den</text:p>
      <text:p text:style-name="P7"><text:span text:style-name="T5"><text:tab/></text:span><text:span text:style-name="T36">entsprechenden </text:span><text:span text:style-name="T5">Stream</text:span> mit <text:span text:style-name="T12">setbuf(3)</text:span> löschen (<text:span text:style-name="T12">setbuf(</text:span><text:span text:style-name="T63">fstream</text:span><text:span text:style-name="T12">, NULL</text:span><text:span text:style-name="T36">))</text:span>.</text:p>
      <text:p text:style-name="P7"/>
      <text:p text:style-name="P7"><text:tab/>Sollen Daten auf der Festplatte (oder RAM) sicher überschrieben werden, sodass sie</text:p>
      <text:p text:style-name="P7"><text:tab/>selbst durch <text:span text:style-name="T63">Magnetic</text:span><text:span text:style-name="T12"> Force </text:span><text:span text:style-name="T63">Microscopie</text:span> nicht wieder restauriert werden können,</text:p>
      <text:p text:style-name="P7"><text:tab/>empfiehlt sich folg. Paper von<text:span text:style-name="T13"> Peter </text:span><text:span text:style-name="T68">Gutmann</text:span><text:span text:style-name="T13"> </text:span>zu lesen: Peter Gutmann;</text:p>
      <text:p text:style-name="P7"><text:tab/><text:span text:style-name="T3">Secure</text:span> Deletion of Data from Magnetic and Solid-State Memory; USENIX 6</text:p>
      <text:p text:style-name="P7"><text:tab/>Nach jedem Schreiben sollte man jedoch beachten <text:span text:style-name="T12">fflush(3</text:span>) und anschließend </text:p>
      <text:p text:style-name="P7"><text:tab/><text:span text:style-name="T12">fsync(2)</text:span> aufzurufen, damit die Daten physikalisch auf das Medium geschreiben</text:p>
      <text:p text:style-name="P7"><text:tab/>werden. Von der Verwendung von <text:span text:style-name="T12">sync(3)</text:span> sollte abgesehen werden, da es im</text:p>
      <text:p text:style-name="P7"><text:tab/>Gegensatz zu <text:span text:style-name="T12">fsync(2)</text:span> auf einigen Unix-Derivaten nicht blockiert. Das Schreiben der</text:p>
      <text:p text:style-name="P7"><text:tab/>Bitmuster könnte also u. U. inkonsistent/<text:span text:style-name="T3">ineffektiv</text:span> werden.</text:p>
      <text:p text:style-name="P7"><text:tab/>Unter aktuellen Linux-Kernelversionen blockieren glücklicherweise beide System-</text:p>
      <text:p text:style-name="Standard"><text:span text:style-name="T24"><text:tab/>aufrufe, </text:span><text:span text:style-name="T31">fsync(3)</text:span><text:span text:style-name="T92"> und </text:span><text:span text:style-name="T31">sync(2)</text:span><text:span text:style-name="T92">. </text:span>Beide Funktionen können aber leider nicht garan-</text:p>
      <text:p text:style-name="Standard"><text:tab/>tieren, dass die Daten auch physikalisch geschrieben werden, solange der <text:span text:style-name="T12">Write-</text:span></text:p>
      <text:p text:style-name="Standard"><text:span text:style-name="T12"><text:tab/>Cache</text:span><text:span text:style-name="T13"> der Festplatte aktiv ist.</text:span></text:p>
      <text:p text:style-name="P7"/>
      <text:p text:style-name="P7"/>
      <text:list text:style-name="L60">
        <text:list-item>
          <text:list>
            <text:list-item>
              <text:p text:style-name="P113"><text:s/>Sonstiges</text:p>
            </text:list-item>
          </text:list>
        </text:list-item>
      </text:list>
      <text:p text:style-name="P10"><text:tab/>Imgrunde gibt es nicht viel, was man beim Linken falsch machen kann.</text:p>
      <text:p text:style-name="P10"><text:tab/>Man sollte jedoch immer darauf achten, dass die Pfadangaben für die <text:span text:style-name="T12">Shared</text:span></text:p>
      <text:p text:style-name="P10"><text:span text:style-name="T12"><text:tab/>Libraries</text:span> absolut sind. <text:span text:style-name="T4">Relative Pfade</text:span> zu <text:span text:style-name="T12">Shared Libraries</text:span> können ausgenutzt</text:p>
      <text:p text:style-name="Standard"><text:span text:style-name="T1"><text:tab/>werden, um eigene Libraries zur Laufzeit zu laden.</text:span> <text:span text:style-name="T3">Privilegierte</text:span> Prozesse</text:p>
      <text:p text:style-name="Standard"><text:tab/>würden somit die Sicherheit verletzen, indem sie <text:span text:style-name="T3">Funktionen</text:span>, die vom Angreifer</text:p>
      <text:p text:style-name="Standard"><text:tab/><text:span text:style-name="T3">verfasst</text:span> wurden, ausführen.</text:p>
      <text:p text:style-name="Standard"><text:tab/>Ein weiteres Problem, welches durch die Verwendung von <text:span text:style-name="T5">RPATH</text:span> beim Bauen von</text:p>
      <text:p text:style-name="Standard"><text:tab/>Software-Paketen <text:span text:style-name="T3">häufig</text:span> auftritt ist die Benutzung von <text:span text:style-name="T3">nicht-existierenden</text:span></text:p>
      <text:p text:style-name="Standard"><text:tab/>Pfaden in <text:span text:style-name="T63">world</text:span><text:span text:style-name="T12">-</text:span><text:span text:style-name="T63">writeable</text:span> Verzeichnissen.</text:p>
      <text:p text:style-name="Standard"><text:tab/><text:span text:style-name="T21">Bsp.:</text:span></text:p>
      <text:p text:style-name="P114"><text:span text:style-name="T93"><text:tab/></text:span><text:span text:style-name="T26">--rpath -Wl,/usr/src/packages/BUILD/unixODBC-</text:span></text:p>
      <text:p text:style-name="P115"><text:tab/>2.2.8/DriverManager/.libs</text:p>
      <text:p text:style-name="Standard"><text:tab/>Aufrufe, die die Kommando-Shell benutzen, wie <text:span text:style-name="T12">system(3)</text:span><text:span text:style-name="T13"> oder </text:span><text:span text:style-name="T12">popen(3)</text:span><text:span text:style-name="T13"> (und wie </text:span></text:p>
      <text:p text:style-name="P116"><text:tab/>bereits erwähnt, <text:span text:style-name="T12">getcwd(3)</text:span> unter alten SunOS) sollten unbedingt in <text:span text:style-name="T3">privilegierten</text:span></text:p>
      <text:p text:style-name="P116"><text:tab/>Applikationen und <text:span text:style-name="T3">Netzwerkdiensten</text:span> vermieden werden. Selbst, wenn die </text:p>
      <text:p text:style-name="P116"><text:tab/>Benutzereingaben gefiltert wurden, kann es immer noch zu unangenehmen</text:p>
      <text:p text:style-name="P116"><text:tab/>Interaktionen mit der Shell kommen, zum Beispiel mit den Umgebungsvariablen</text:p>
      <text:p text:style-name="P116"><text:tab/><text:span text:style-name="T12">ENV</text:span> und <text:span text:style-name="T12">BASH_ENV</text:span> (s. <text:span text:style-name="T63">bash</text:span><text:span text:style-name="T12">(1)</text:span>).</text:p>
      <text:p text:style-name="P7"/>
      <text:p text:style-name="P117"/>
      <text:list text:style-name="L61">
        <text:list-item>
          <text:p text:style-name="P118"><text:s/>Shell Skript</text:p>
        </text:list-item>
      </text:list>
      <text:p text:style-name="Standard"><text:span text:style-name="T94"><text:tab/></text:span><text:span text:style-name="T24">Shell-</text:span><text:span text:style-name="T32">Skripte</text:span><text:span text:style-name="T24"> übernehmen in der Regel kleine, häufig wiederkehrende Aufgaben.</text:span></text:p>
      <text:p text:style-name="Standard"><text:span text:style-name="T24"><text:tab/>Im Netzwerk-/Server-Bereich finden sie oft nur Anwendung als </text:span><text:span text:style-name="T95">CGI</text:span><text:span text:style-name="T24">-Skripte, ansonsten</text:span></text:p>
      <text:p text:style-name="P7"><text:tab/>bedient man sich ihrer als kleinere Parser oder <text:span text:style-name="T3">Hilfswerkzeuge</text:span> beim Verarbeiten von</text:p>
      <text:p text:style-name="Standard"><text:span text:style-name="T24"><text:tab/>Daten. Shell-Skripte dürfen nicht mit höheren</text:span> Privilegien versehen werden, da ihr</text:p>
      <text:p text:style-name="Standard"><text:tab/>sicherer Ablauf aufgrund der mächtigen Shell-Sprachen nicht garantiert werden </text:p>
      <text:p text:style-name="Standard"><text:tab/>kann. Falls ein Skript aber doch mit erhöhten Privilegien ausgestattet wurde, dann </text:p>
      <text:p text:style-name="Standard"><text:tab/>wird es von modernen Kommando-Shells oft verworfen. Wenn sie nun aber doch</text:p>
      <text:p text:style-name="Standard"><text:tab/>Root-Rechte benötigen, wird es z. B. als Benutzer <text:span text:style-name="T5">root</text:span> in den <text:span text:style-name="T74">Boot-Skripten</text:span>, als <text:span text:style-name="T36">Cron-</text:span></text:p>
      <text:p text:style-name="Standard"><text:span text:style-name="T36"><text:tab/>Job</text:span> oder über <text:span text:style-name="T12">sudo</text:span> aufgerufen; somit sind keine <text:span text:style-name="T12">SetUID/-GID Bits</text:span> nötig, aber die</text:p>
      <text:p text:style-name="Standard"><text:tab/>notwendigen Rechte trotzdem vorhanden.</text:p>
      <text:p text:style-name="Standard"><text:tab/>Shell-Skripte sind immer dann Gefahren ausgesetzt, wenn sie mit <text:span text:style-name="T3">User-Eingaben</text:span> oder </text:p>
      <text:p text:style-name="Standard"><text:tab/>öffentlichen Verzeichnissen arbeiten müssen. Speicherüberläufe sind in</text:p>
      <text:p text:style-name="Standard"><text:tab/><text:span text:style-name="T3">Shell-Sprachen</text:span> keine Bedrohung.</text:p>
      <text:p text:style-name="Standard"/>
      <text:p text:style-name="P7"/>
      <text:list text:style-name="L62">
        <text:list-item>
          <text:list>
            <text:list-item>
              <text:p text:style-name="P119"><text:s/>Dateisystem</text:p>
            </text:list-item>
          </text:list>
        </text:list-item>
      </text:list>
      <text:p text:style-name="P7"><text:tab/>Beim Anlegen von <text:span text:style-name="T89">t</text:span><text:span text:style-name="T4">emporären Dateien</text:span> bestehen die selben Gefahren (<text:span text:style-name="T12">Link-</text:span></text:p>
      <text:p text:style-name="P7"><text:span text:style-name="T12"><text:tab/>Attacken, Race Conditions</text:span>) wie bei <text:span text:style-name="T5">C</text:span>/<text:span text:style-name="T5">C++</text:span> auch.</text:p>
      <text:p text:style-name="P7"/>
      <text:p text:style-name="P7"><text:tab/><text:span text:style-name="T21">Folgende Methoden sind unsicher:</text:span></text:p>
      <text:p text:style-name="P7"><text:tab/><text:span text:style-name="Source_20_Text">[...]</text:span></text:p>
      <text:p text:style-name="P7"><text:span text:style-name="Source_20_Text"><text:tab/>TMPFILE=/var/tmp/myfile.$$</text:span></text:p>
      <text:p text:style-name="P7"/>
      <text:p text:style-name="P7"><text:span text:style-name="Source_20_Text"><text:tab/>echo "some data" &gt; $TMPFILE</text:span></text:p>
      <text:p text:style-name="P7"><text:span text:style-name="Source_20_Text"><text:tab/>echo "some more data &gt;&gt; $TMPFILE</text:span></text:p>
      <text:p text:style-name="P7"><text:span text:style-name="Source_20_Text"><text:tab/>[...]</text:span></text:p>
      <text:p text:style-name="P7"/>
      <text:p text:style-name="P7"><text:span text:style-name="Source_20_Text"><text:tab/>[...]</text:span></text:p>
      <text:p text:style-name="P7"><text:span text:style-name="Source_20_Text"><text:tab/></text:span><text:span text:style-name="T22">TMPFILE=/var/tmp/myfile.$$</text:span></text:p>
      <text:p text:style-name="P7"/>
      <text:p text:style-name="P7"><text:span text:style-name="Source_20_Text"><text:tab/>touch $TMPFILE</text:span></text:p>
      <text:p text:style-name="P7"><text:span text:style-name="T22"><text:tab/>echo "add some data" &gt;&gt; $TMPFILE</text:span></text:p>
      <text:p text:style-name="P7"><text:span text:style-name="T22"><text:tab/>[...]</text:span></text:p>
      <text:p text:style-name="P7"/>
      <text:p text:style-name="P7"><text:tab/>Wird das Skript z. B. beim Booten ausgeführt, also mit Root-Rechten, dann kann ein</text:p>
      <text:p text:style-name="P7"><text:tab/>Angreifer <text:span text:style-name="T3">durch</text:span> einfaches setzen von (symbolischen) Links Dateien seiner Wahl</text:p>
      <text:p text:style-name="P7"><text:tab/>überschreiben. Enthalten die Dateien zudem sensible Daten, z. B. <text:span text:style-name="T12">CHAP/PAP</text:span></text:p>
      <text:p text:style-name="P7"><text:tab/>Passwörter für <text:span text:style-name="T12">PPP</text:span>, dann ist es unter Umständen möglich, dass die Daten von</text:p>
      <text:p text:style-name="P7"><text:tab/>jedermann gelesen werden können.</text:p>
      <text:p text:style-name="P7"/>
      <text:p text:style-name="P7"><text:tab/>Es gibt zwei verschiedene Möglichkeiten um Dateien in öffentlichen Verzeichnissen</text:p>
      <text:p text:style-name="P7"><text:tab/>sicher zu erzeugen:</text:p>
      <text:p text:style-name="P7"/>
      <text:list text:style-name="L63">
        <text:list-item>
          <text:list>
            <text:list-item>
              <text:list>
                <text:list-item>
                  <text:p text:style-name="P120"><text:span text:style-name="T12">mktemp</text:span>(1) (BSD, Linux)</text:p>
                </text:list-item>
              </text:list>
            </text:list-item>
          </text:list>
        </text:list-item>
      </text:list>
      <text:p text:style-name="P7"><text:tab/><text:tab/><text:span text:style-name="Source_20_Text">[...]</text:span></text:p>
      <text:p text:style-name="P7"><text:span text:style-name="Source_20_Text"><text:tab/><text:tab/>TMPFILE=`/bin/mktemp -q /var/tmp/myfile.XXXXXX` || exit 1</text:span></text:p>
      <text:p text:style-name="P7"><text:span text:style-name="Source_20_Text"><text:tab/><text:tab/></text:span></text:p>
      <text:p text:style-name="P7"><text:span text:style-name="Source_20_Text"><text:tab/><text:tab/>echo "data" &gt;&gt; $TMPFILE</text:span></text:p>
      <text:p text:style-name="P7"><text:span text:style-name="Source_20_Text"><text:tab/><text:tab/>[...]</text:span></text:p>
      <text:p text:style-name="Standard"/>
      <text:p text:style-name="P7"><text:tab/><text:tab/>Mit <text:span text:style-name="T12">mktemp(1)</text:span> lassen sich auch Verzeichnisse und nicht nur Dateien</text:p>
      <text:p text:style-name="P7"><text:tab/><text:tab/>erzeugen, zudem legt <text:span text:style-name="T12">mktemp(1)</text:span> die Datei bzw. das Verzeichnis mit den</text:p>
      <text:p text:style-name="P7"><text:tab/><text:tab/>Rechten 0600 bzw. 0700 an, sodass nur der Besitzer Zugriff darauf hat.</text:p>
      <text:p text:style-name="P7"/>
      <text:list text:style-name="L64">
        <text:list-item>
          <text:list>
            <text:list-item>
              <text:list>
                <text:list-item>
                  <text:p text:style-name="P121">ein eigenes Verzeichnis</text:p>
                </text:list-item>
              </text:list>
            </text:list-item>
          </text:list>
        </text:list-item>
      </text:list>
      <text:p text:style-name="P7"><text:tab/><text:tab/><text:span text:style-name="Source_20_Text">[...]</text:span></text:p>
      <text:p text:style-name="P7"><text:span text:style-name="Source_20_Text"><text:tab/><text:tab/>umask 0077<text:tab/># just to be on the save side</text:span></text:p>
      <text:p text:style-name="P7"><text:span text:style-name="Source_20_Text"><text:tab/><text:tab/>TMPDIR=/tmp/mydir.$$</text:span></text:p>
      <text:p text:style-name="P7"/>
      <text:p text:style-name="P7"><text:span text:style-name="Source_20_Text"><text:tab/><text:tab/>/bin/rm -rf $TMPDIR</text:span></text:p>
      <text:p text:style-name="P7"><text:span text:style-name="Source_20_Text"><text:tab/><text:tab/>/bin/mkdir -m 0700 $TMPDIR || exit 1</text:span></text:p>
      <text:p text:style-name="P7"><text:span text:style-name="Source_20_Text"><text:tab/><text:tab/>[...]</text:span></text:p>
      <text:p text:style-name="Standard"/>
      <text:p text:style-name="P7"><text:tab/><text:tab/>In dem Verzeichnis können nun sicher Dateien erzeugt werden.</text:p>
      <text:p text:style-name="P7"/>
      <text:p text:style-name="P122"/>
      <text:list text:style-name="L65">
        <text:list-item>
          <text:list>
            <text:list-item>
              <text:p text:style-name="P123"><text:s/>Benutzer-Eingaben/nicht vertrauenswürdige Daten</text:p>
            </text:list-item>
          </text:list>
        </text:list-item>
      </text:list>
      <text:p text:style-name="P124"><text:span text:style-name="T24"><text:tab/>Shells besitzen sogenannte </text:span><text:span text:style-name="T29">Meta-Zeichen</text:span><text:span text:style-name="T96">, die dazu benutzt werden können um</text:span></text:p>
      <text:p text:style-name="P125"><text:tab/>Programme zu starten:</text:p>
      <text:list text:style-name="L66">
        <text:list-item>
          <text:list>
            <text:list-item>
              <text:list>
                <text:list-item>
                  <text:p text:style-name="P126"><text:span text:style-name="T97">Backtick</text:span><text:span text:style-name="T96">:<text:tab/><text:tab/><text:tab/><text:tab/></text:span><text:span text:style-name="T98">`&lt;Programm&gt;`</text:span></text:p>
                </text:list-item>
                <text:list-item>
                  <text:p text:style-name="P127">Command Substitution:<text:tab/><text:span text:style-name="Source_20_Text">$(&lt;Programm&gt;)</text:span></text:p>
                </text:list-item>
                <text:list-item>
                  <text:p text:style-name="P127"><text:span text:style-name="T99">Pipe:<text:tab/><text:tab/><text:tab/><text:tab/></text:span><text:span text:style-name="T98">|&lt;Programm&gt;</text:span></text:p>
                </text:list-item>
                <text:list-item>
                  <text:p text:style-name="P127"><text:span text:style-name="T99">Semikolon:<text:tab/><text:tab/><text:tab/></text:span><text:span text:style-name="T98">;&lt;Programm&gt;</text:span></text:p>
                </text:list-item>
                <text:list-item>
                  <text:p text:style-name="P126"><text:span text:style-name="T100">Ampersand</text:span><text:span text:style-name="T101">:<text:tab/><text:tab/><text:tab/></text:span><text:span text:style-name="T98">&amp;&lt;Programm&gt;</text:span></text:p>
                </text:list-item>
                <text:list-item>
                  <text:p text:style-name="P126"><text:span text:style-name="T100">exec</text:span><text:span text:style-name="T101">(1):<text:tab/><text:tab/><text:tab/><text:tab/></text:span><text:span text:style-name="T98">exec &lt;Programm&gt;</text:span></text:p>
                </text:list-item>
                <text:list-item>
                  <text:p text:style-name="P126"><text:span text:style-name="T100">eval</text:span><text:span text:style-name="T101">(1):<text:tab/><text:tab/><text:tab/><text:tab/></text:span><text:span text:style-name="T98">eval &lt;</text:span><text:span text:style-name="T102">shell</text:span><text:span text:style-name="T98"> </text:span><text:span text:style-name="T102">code</text:span><text:span text:style-name="T98">&gt;</text:span></text:p>
                </text:list-item>
                <text:list-item>
                  <text:p text:style-name="P128">logische Verknüpfungen:<text:tab/><text:span text:style-name="T103">||, &amp;&amp;</text:span></text:p>
                </text:list-item>
                <text:list-item>
                  <text:p text:style-name="P129">weitere?</text:p>
                </text:list-item>
              </text:list>
            </text:list-item>
          </text:list>
        </text:list-item>
      </text:list>
      <text:p text:style-name="P130"/>
      <text:p text:style-name="P130"><text:tab/>Sobald ein Shell Skript diese Zeichen aus den Daten einer nicht <text:span text:style-name="T3">vertrauenswürdigen</text:span></text:p>
      <text:p text:style-name="P130"><text:tab/>Quelle auf <text:span text:style-name="T3">Shell-Ebene</text:span> verarbeitet, ohne sie durch ein <text:span text:style-name="T12">Escape-Zeichen</text:span>, wie</text:p>
      <text:p text:style-name="Standard"><text:span text:style-name="T101"><text:tab/>Backslash </text:span><text:span text:style-name="T104">\</text:span><text:span text:style-name="T101"> oder </text:span><text:span text:style-name="T100">Anführungsstriche</text:span><text:span text:style-name="T101"> </text:span><text:span text:style-name="T104">"</text:span><text:span text:style-name="T101"> bzw </text:span><text:span text:style-name="T104">'</text:span><text:span text:style-name="T101">, unschädlich zu machen, dann kann ein</text:span></text:p>
      <text:p text:style-name="Standard"><text:tab/>Angreifer Programme auf dem Zielsystem ausführen. Zu den gefährlichen Quellen</text:p>
      <text:p text:style-name="Standard"><text:tab/>gehören nicht nur <text:span text:style-name="T3">Netzdaten</text:span>, Tastature<text:span text:style-name="T3">ingaben</text:span> oder <text:span text:style-name="T3">Dateiinhalte</text:span>, sondern</text:p>
      <text:p text:style-name="Standard"><text:tab/>natürlich auch <text:span text:style-name="T3">Dateinamen.</text:span></text:p>
      <text:p text:style-name="Standard"><text:tab/></text:p>
      <text:p text:style-name="Standard"><text:tab/>Als Beispiel wird hier ein alter Bug in <text:span text:style-name="T12">AMaViS</text:span> vorgestellt. <text:span text:style-name="T12">AMaViS</text:span> ist ein Viren-</text:p>
      <text:p text:style-name="Standard"><text:tab/>Scanner für <text:span text:style-name="T68">eMails</text:span>, der unter <text:span text:style-name="T12">Linux</text:span> läuft.</text:p>
      <text:p text:style-name="Standard"/>
      <text:p text:style-name="P11"/>
      <text:p text:style-name="Standard"><text:tab/><text:span text:style-name="T21">Folgender </text:span><text:span text:style-name="T86">Codeausschnitt</text:span><text:span text:style-name="T21"> enthält den Fehler:</text:span></text:p>
      <text:p text:style-name="Standard"><text:span text:style-name="Source_20_Text"><text:tab/>[...]</text:span></text:p>
      <text:p text:style-name="Standard"><text:span text:style-name="Source_20_Text"><text:tab/>cat &lt;&lt;EOF| ${mail} -s "VIRUS IN YOUR MAIL TO $7" $2</text:span></text:p>
      <text:p text:style-name="Standard"/>
      <text:p text:style-name="Standard"><text:span text:style-name="Source_20_Text"><text:s text:c="19"/>V I R U S <text:s/>A L E R T</text:span></text:p>
      <text:p text:style-name="Standard"/>
      <text:p text:style-name="Standard"><text:span text:style-name="Source_20_Text"><text:tab/> <text:s/>Our viruschecker found a VIRUS in your eMail to "$7".</text:span></text:p>
      <text:p text:style-name="Standard"><text:span text:style-name="Source_20_Text"><text:s text:c="9"/><text:tab/><text:tab/> We stopped delivery of this eMail!</text:span></text:p>
      <text:p text:style-name="Standard"/>
      <text:p text:style-name="Standard"><text:span text:style-name="Source_20_Text"><text:tab/> <text:s text:c="3"/>Now it is on you to check your system for viruses</text:span></text:p>
      <text:p text:style-name="Standard"/>
      <text:p text:style-name="Standard"><text:span text:style-name="Source_20_Text"><text:tab/> <text:s/>For further information about this viruschecker see:</text:span></text:p>
      <text:p text:style-name="Standard"><text:span text:style-name="Source_20_Text"><text:s text:c="9"/><text:tab/><text:tab/> <text:s text:c="4"/>http://aachalon.de/AMaViS/</text:span></text:p>
      <text:p text:style-name="Standard"><text:span text:style-name="Source_20_Text"><text:tab/> <text:s text:c="7"/>AMaViS - A Mail Virus Scanner, licenced GPL <text:s/></text:span></text:p>
      <text:p text:style-name="Standard"><text:span text:style-name="Source_20_Text"><text:tab/>EOF</text:span></text:p>
      <text:p text:style-name="Standard"><text:span text:style-name="Source_20_Text"><text:tab/>[...]</text:span></text:p>
      <text:p text:style-name="Standard"/>
      <text:p text:style-name="Standard"><text:tab/>Enthält eine <text:span text:style-name="T3">eMail</text:span> einen Virus, dann ist dieser Abschnitt dafür verantwortlich,</text:p>
      <text:p text:style-name="Standard"><text:tab/>dass mit Hilfe des Programms <text:span text:style-name="T12">mail</text:span> eine eMail mit einer Warnung an den Absender </text:p>
      <text:p text:style-name="Standard"><text:tab/>geschickt wird. Als <text:span text:style-name="T3">Empfängeradresse</text:span> wird <text:span text:style-name="T12">Reply-To</text:span><text:span text:style-name="T13"> aus dem </text:span><text:span text:style-name="T12">eMail Header</text:span></text:p>
      <text:p text:style-name="P116"><text:tab/>benutzt, die sich in der Variablen <text:span text:style-name="T12">$2</text:span> wiederfindet. Nun kann ein Angreifer als</text:p>
      <text:p text:style-name="P116"><text:span text:style-name="T12"><text:tab/>Reply-To</text:span> zum Beispiel <text:span text:style-name="T27">$(echo "evil:0:0:Boese:/:/bin/bash" &gt;</text:span></text:p>
      <text:p text:style-name="Standard"><text:span text:style-name="T27"><text:tab/>/etc/passwd)@evil.org </text:span><text:span text:style-name="T13">wählen. Durch den Aufruf von </text:span><text:span text:style-name="T12">mail</text:span><text:span text:style-name="T13"> wird nun <text:s/></text:span><text:span text:style-name="T27">echo</text:span></text:p>
      <text:p text:style-name="Standard"><text:span text:style-name="T27"><text:tab/>"evil:0:0:Boese:/:/bin/bash" &gt; /etc/passwd</text:span><text:span text:style-name="T13"> ausgeführt.</text:span> Da das Skript</text:p>
      <text:p text:style-name="Standard"><text:tab/>zu diesem Zeitpunkt mit Root-Rechten läuft, kann der Angreifer nur mit Hilfe einer</text:p>
      <text:p text:style-name="Standard"><text:tab/>einzigen eMail, die einen Virus enthält, ein eigenes <text:span text:style-name="T3">Benutzerkonto mit </text:span>Root-Zugriff</text:p>
      <text:p text:style-name="Standard"><text:tab/>einrichten.</text:p>
      <text:p text:style-name="Standard"/>
      <text:p text:style-name="Standard"><text:tab/>Ein weiteres Beispiel ist der Fax-Server Hylafax. Wenn ein Angreifer als Fax</text:p>
      <text:p text:style-name="Standard"><text:tab/>Absender-ID bspw. <text:span text:style-name="T12">`</text:span><text:span text:style-name="T27">mail </text:span><text:a xlink:type="simple" xlink:href="mailto:hax0r@looser.org"><text:span text:style-name="T105">hax0r@looser.org</text:span></text:a><text:span text:style-name="T27"> &lt; /etc/shadow`</text:span><text:span text:style-name="T106"> </text:span><text:span text:style-name="T13">angibt, dann</text:span></text:p>
      <text:p text:style-name="P116"><text:tab/>wird dieser Befehl im Verlauf des Programms ausgeführt und der Angreifer bekommt</text:p>
      <text:p text:style-name="P116"><text:tab/>eine Kopie der Shadow-Datei als eMail zugeschickt.</text:p>
      <text:p text:style-name="Standard"/>
      <text:p text:style-name="Standard"><text:tab/>Zum Stopfen dieses Sicherheitslochs wurde damals ein Patch erstellt, der</text:p>
      <text:p text:style-name="Standard"><text:tab/>die <text:span text:style-name="T4">Meta-Zeichen</text:span><text:span text:style-name="T18"> aus den Adressen entfernt. Besser ist es nur die erlaubten</text:span></text:p>
      <text:p text:style-name="P131"><text:tab/>Zeichen passieren zu lassen. Wenn man sich nicht sicher ist was erlaubt ist oder</text:p>
      <text:p text:style-name="P131"><text:tab/>nicht, dann sollte man einen Blick in die <text:span text:style-name="T4">Request For Comments</text:span>, kurz <text:span text:style-name="T4">RFCs</text:span>,</text:p>
      <text:p text:style-name="P131"><text:tab/>werfen, die den Quasi-Standard für Protokolle und Verhaltensweisen im Internet</text:p>
      <text:p text:style-name="P131"><text:tab/>darstellen.</text:p>
      <text:p text:style-name="P131"/>
      <text:p text:style-name="P131"><text:tab/><text:span text:style-name="T21">Folgender Shell Code könnte als Patch dienen:</text:span></text:p>
      <text:p text:style-name="P131"><text:span text:style-name="T107"><text:tab/>[...]</text:span></text:p>
      <text:p text:style-name="P131"><text:span text:style-name="T107"><text:tab/>CHECK=${1//[0-9a-zA-Z]/}</text:span></text:p>
      <text:p text:style-name="P131"/>
      <text:p text:style-name="P131"><text:span text:style-name="T107"><text:tab/>if [ "$CHECK" = "" ]; then</text:span></text:p>
      <text:p text:style-name="P131"><text:span text:style-name="T107"><text:s text:c="4"/><text:tab/><text:tab/>echo "Alles bestens!"</text:span></text:p>
      <text:p text:style-name="P131"><text:span text:style-name="T107"><text:tab/>else</text:span></text:p>
      <text:p text:style-name="P131"><text:span text:style-name="T107"><text:tab/><text:tab/>echo "Namespace nicht sauber!</text:span><text:span text:style-name="Source_20_Text">"</text:span></text:p>
      <text:p text:style-name="P131"><text:span text:style-name="Source_20_Text"><text:tab/><text:tab/>exit 1</text:span></text:p>
      <text:p text:style-name="P131"><text:span text:style-name="T107"><text:tab/>fi</text:span></text:p>
      <text:p text:style-name="P131"><text:span text:style-name="T107"><text:tab/>[...]</text:span></text:p>
      <text:p text:style-name="P131"/>
      <text:p text:style-name="P131"><text:span text:style-name="T107"><text:tab/><text:tab/></text:span></text:p>
      <text:list text:style-name="L67">
        <text:list-item>
          <text:list>
            <text:list-item>
              <text:p text:style-name="P132"><text:s/>Signale</text:p>
            </text:list-item>
          </text:list>
        </text:list-item>
      </text:list>
      <text:p text:style-name="P7"><text:tab/>Wenn Administratoren den Zugang zu ihrem System auf Shell-Ebene verhindern</text:p>
      <text:p text:style-name="P7"><text:tab/>wollen, z. B. auf POP3-, CVS-, oder FTP-Servern dann werden anstelle der Login-Shell </text:p>
      <text:p text:style-name="P7"><text:tab/>oft Shell-Skripte als <text:span text:style-name="T13">benutzt, die beim Einloggen ins System den Benutzer darüber</text:span></text:p>
      <text:p text:style-name="P100"><text:tab/>informieren, dass das interaktive Einloggen nicht erlaubt ist.</text:p>
      <text:p text:style-name="P100"><text:tab/>Oder es werden andere Skripte oder Programme aus dem Login-Shell-Skript</text:p>
      <text:p text:style-name="P133"><text:tab/>gestartet, um bspw. dem Benutzer zu Erlauben sein Passwort zu ändern.</text:p>
      <text:p text:style-name="P134"/>
      <text:p text:style-name="P133"><text:tab/>Ein Angreifer kann nun durch das Auslösen <text:span text:style-name="T3">diverser</text:span> Signale versuchen das</text:p>
      <text:p text:style-name="P133"><text:span text:style-name="T3"><text:tab/>aufgerufene </text:span>Programm abzubrechen, um auf die Kommando-Shell-Ebene zu gelangen.</text:p>
      <text:p text:style-name="P134"><text:span text:style-name="T92"><text:tab/>Darum müssen die entsprechenden Signale abgefangen und</text:span> <text:span text:style-name="T92">die Login-Session korrekt</text:span></text:p>
      <text:p text:style-name="P133"><text:tab/>beendet werden.</text:p>
      <text:p text:style-name="P133"/>
      <text:p text:style-name="P133"><text:tab/><text:span text:style-name="T21">Beispiel:</text:span></text:p>
      <text:p text:style-name="P133"><text:span text:style-name="Source_20_Text"><text:tab/>[...]</text:span></text:p>
      <text:p text:style-name="P133"><text:span text:style-name="Source_20_Text"><text:tab/>trap "echo 'Good Bye';exit 0" 1 2 3 4 5 6 7 8 9 10 11 12 13</text:span></text:p>
      <text:p text:style-name="P133"><text:span text:style-name="Source_20_Text"><text:tab/><text:tab/><text:tab/><text:tab/><text:tab/><text:tab/><text:tab/>14 15 16 23 24 25 26 27 </text:span></text:p>
      <text:p text:style-name="P133"><text:span text:style-name="Source_20_Text"><text:tab/>[...]</text:span></text:p>
      <text:p text:style-name="P133"><text:span text:style-name="Source_20_Text"><text:tab/># do something</text:span></text:p>
      <text:p text:style-name="P133"><text:span text:style-name="Source_20_Text"><text:tab/>[...]</text:span></text:p>
      <text:p text:style-name="P134"/>
      <text:p text:style-name="Standard"/>
      <text:list text:style-name="L67" text:continue-numbering="true">
        <text:list-item>
          <text:list text:continue-numbering="true">
            <text:list-item>
              <text:p text:style-name="P132"><text:s/>Sonstiges</text:p>
            </text:list-item>
          </text:list>
        </text:list-item>
      </text:list>
      <text:p text:style-name="P7"><text:tab/>Viel bleibt nicht mehr zu sagen.</text:p>
      <text:p text:style-name="P7"><text:tab/>Man sollte immer den vollen Pfadnamen beim Aufruf von Kommandos und</text:p>
      <text:p text:style-name="P7"><text:tab/>bei Verwendung von Dateinamen benutzen. Wenn es ein Angreifer gelingt, die</text:p>
      <text:p text:style-name="P7"><text:tab/>Programmumgebung, wie z. B. die <text:span text:style-name="T5">Environment</text:span>-Variable <text:span text:style-name="T12">PATH</text:span> zu ändern, dann</text:p>
      <text:p text:style-name="P7"><text:tab/>kann er seine gleichnamigen Programme von dem Skript aufrufen lassen.</text:p>
      <text:p text:style-name="P7"><text:tab/>Bei älteren Shells ist auf die IFS-Variable zu achten.</text:p>
      <text:p text:style-name="P7"/>
      <text:p text:style-name="P122"><text:tab/>Benutzt man Shell-Skripte zur Beschränkung interaktiver Login-Sessions auf wenige,</text:p>
      <text:p text:style-name="P122"><text:tab/>ausgewählte Programme, dann sollte man sich diese <text:span text:style-name="T3">Programme </text:span><text:span text:style-name="T86">sehr</text:span><text:span text:style-name="T108"> </text:span>genau angucken.</text:p>
      <text:p text:style-name="P122"><text:tab/>Viele Unix-Programme bieten die Möglichkeit über bestimmte <text:span text:style-name="T3">Zeichenfolgen</text:span>, z. B. <text:span text:style-name="T12">~!</text:span></text:p>
      <text:p text:style-name="P122"><text:span text:style-name="T12"><text:tab/></text:span><text:span text:style-name="T13">oder </text:span><text:span text:style-name="T12">!</text:span><text:span text:style-name="T13">, Shell-Kommandos auszuführen.</text:span></text:p>
      <text:p text:style-name="P122"><text:span text:style-name="T13"><text:tab/>Sollte man also dem Benutzer erlauben sich die </text:span><text:span text:style-name="T12">Man-Page</text:span><text:span text:style-name="T13"> von </text:span><text:span text:style-name="T12">passwd(1)</text:span></text:p>
      <text:p text:style-name="P122"><text:span text:style-name="T12"><text:tab/></text:span><text:span text:style-name="T13">anzugucken, bevor er sein Passwort ändert, dann sollte man sich darüber im</text:span></text:p>
      <text:p text:style-name="P135"><text:tab/>Klaren sein, dass <text:span text:style-name="T12">man(1)</text:span> zum Anzeigen der <text:span text:style-name="T12">Man-Pages</text:span> das Programm <text:span text:style-name="T12">less(1)</text:span></text:p>
      <text:p text:style-name="P135"><text:tab/>benutzt. Der Angreifer kann nun einfach Programme starten, indem er bei der</text:p>
      <text:p text:style-name="P135"><text:tab/>Benutzung von <text:span text:style-name="T12">less(1)</text:span> <text:span text:style-name="T12">!&lt;Programm&gt;</text:span> eintippt.</text:p>
      <text:p text:style-name="P7"/>
      <text:p text:style-name="P117"/>
      <text:list text:style-name="L61" text:continue-numbering="true">
        <text:list-item>
          <text:p text:style-name="P118"><text:s/>Perl</text:p>
        </text:list-item>
      </text:list>
      <text:p text:style-name="P7"><text:tab/><text:span text:style-name="T5">Perl</text:span> wird i. d. R. für kleine bis mittelgroße Aufgaben benutzt. Der große Vorteil</text:p>
      <text:p text:style-name="P7"><text:tab/>von <text:span text:style-name="T5">Perl</text:span> ist die Verarbeitung von Zeichen mit Hilfe von regulären Ausdrücken.</text:p>
      <text:p text:style-name="P7"><text:tab/>Der Aufgabenbereich von <text:span text:style-name="T5">Perl</text:span>-Skripten ist also ähnlich dem von Shell-Skripten;</text:p>
      <text:p text:style-name="P7"><text:tab/>im <text:span text:style-name="T5">CGI</text:span><text:span text:style-name="T36">-</text:span><text:span text:style-name="T74">Bereich</text:span> werden sie sogar wesentlich häufiger als Shell-Skripte eingesetzt.</text:p>
      <text:p text:style-name="P7"><text:tab/>Zusätzlich können viele Aufgaben, wie Netzwerkkommunikation (Client/Server),</text:p>
      <text:p text:style-name="P7"><text:tab/>mit Hilfe von Modulen ebenfalls von <text:span text:style-name="T5">Perl</text:span> erledigt werden.</text:p>
      <text:p text:style-name="P7"><text:tab/><text:span text:style-name="T5">Perl</text:span> ist also aufgrund seiner Vielseitigkeit einem breiten Spektrum an Gefahren-</text:p>
      <text:p text:style-name="P7"><text:tab/>quellen ausgesetzt.</text:p>
      <text:p text:style-name="P7"/>
      <text:p text:style-name="P13"/>
      <text:list text:style-name="L68">
        <text:list-item>
          <text:list>
            <text:list-item>
              <text:p text:style-name="P136"><text:s/>Temporäre Dateien</text:p>
            </text:list-item>
          </text:list>
        </text:list-item>
      </text:list>
      <text:p text:style-name="P7"><text:tab/><text:span text:style-name="T5">Perl</text:span> bietet keine dedizierte Möglichkeit um <text:span text:style-name="T18">temporäre Dateien</text:span><text:span text:style-name="T4"> </text:span>anzulegen. Leider</text:p>
      <text:p text:style-name="P7"><text:tab/>wird dafür häufig der <text:span text:style-name="T12">open()</text:span> Befehl benutzt, der ein <text:span text:style-name="T5">Perl</text:span>-Skript angreifbar macht</text:p>
      <text:p text:style-name="P7"><text:tab/>(<text:span text:style-name="T12">Link Attacken, Race Conditions</text:span>).</text:p>
      <text:p text:style-name="P7"><text:tab/>Eine sichere Möglichkeit bietet die Verwendung von eigenen Verzeichnissen, wie</text:p>
      <text:p text:style-name="P7"><text:tab/>im Shell-Skript Abschnitt beschrieben, oder die Funktion <text:span text:style-name="T12">sysopen()</text:span>.</text:p>
      <text:p text:style-name="P7"><text:tab/><text:span text:style-name="T12">Sysopen()</text:span> kann genauso wie der Systemaufruf <text:span text:style-name="T12">open(2)</text:span> benutzt werden.</text:p>
      <text:p text:style-name="P7"/>
      <text:p text:style-name="P7"><text:tab/><text:span text:style-name="T21">Beispiel:</text:span></text:p>
      <text:p text:style-name="P7"><text:span text:style-name="Source_20_Text"><text:tab/>[...]</text:span></text:p>
      <text:p text:style-name="P7"><text:span text:style-name="Source_20_Text"><text:tab/>use Fcntl qw(O_RDWR O_CREAT O_EXCL);</text:span></text:p>
      <text:p text:style-name="P7"><text:span text:style-name="Source_20_Text"><text:tab/>[...]</text:span></text:p>
      <text:p text:style-name="P7"/>
      <text:p text:style-name="P7"><text:span text:style-name="Source_20_Text"><text:tab/>sysopen(TMPFILE, "/tmp/myfile.666",</text:span></text:p>
      <text:p text:style-name="P7"><text:span text:style-name="Source_20_Text"><text:tab/><text:tab/><text:tab/><text:tab/><text:tab/><text:tab/><text:tab/>O_RDWR|O_CREAT|O_EXCL, 0600);</text:span></text:p>
      <text:p text:style-name="P7"><text:span text:style-name="Source_20_Text"><text:tab/>[...]</text:span></text:p>
      <text:p text:style-name="P7"/>
      <text:p text:style-name="P7"><text:tab/>Das Problem und dessen Lösung entsprechen also genau dem von <text:span text:style-name="T5">C</text:span>.</text:p>
      <text:p text:style-name="P7"/>
      <text:p text:style-name="P7"/>
      <text:list text:style-name="L69">
        <text:list-item>
          <text:list>
            <text:list-item>
              <text:p text:style-name="P137"><text:s/>Nebeneffekte</text:p>
            </text:list-item>
          </text:list>
        </text:list-item>
      </text:list>
      <text:p text:style-name="P7"><text:tab/>Viele <text:span text:style-name="T5">Perl</text:span> Befehle haben unangenehme Eigenschaften, die es einem <text:span text:style-name="T3">Angreifer</text:span></text:p>
      <text:p text:style-name="P7"><text:tab/>leicht machen können Sicherheitslücken zu finden.</text:p>
      <text:p text:style-name="P7"/>
      <text:p text:style-name="P7"><text:tab/>Nachfolgend eine Auflistung aller sicherheitsrelevanten Befehle und Eigenschaften.</text:p>
      <text:p text:style-name="P7"/>
      <text:p text:style-name="P7"><text:tab/>Grundsätzlich sollte man versuchen zur Erfüllung seiner Aufgaben die Befehle zu</text:p>
      <text:p text:style-name="P7"><text:tab/>benutzen, die ihrerseits nicht auf die Shell zurückgreifen. Wenn nicht vertrauens-</text:p>
      <text:p text:style-name="P7"><text:tab/>würdige Daten auf die Shell-Ebene gelangen, dann kann für nichts garantiert werden.</text:p>
      <text:p text:style-name="P7"/>
      <text:p text:style-name="P7"><text:tab/><text:span text:style-name="T109">System()</text:span><text:span text:style-name="T18"> und </text:span><text:span text:style-name="T109">exec()</text:span><text:span text:style-name="T18"> verhalten sich recht ähnlich und benutzen zudem beide</text:span></text:p>
      <text:p text:style-name="P125"><text:tab/>die Shell, wenn sie mit nur einem Argument <text:span text:style-name="T3">aufgerufen</text:span> werden.</text:p>
      <text:p text:style-name="P125"><text:tab/>Kann ein Angreifer dieses Argument definieren, dann ist es ihm möglich über </text:p>
      <text:p text:style-name="P125"><text:tab/>Shell-Meta-Zeichen ein beliebiges Kommando zu starten.</text:p>
      <text:p text:style-name="P125"/>
      <text:p text:style-name="P125"><text:tab/><text:span text:style-name="T93">Fehler</text:span>:</text:p>
      <text:p text:style-name="P125"><text:tab/><text:span text:style-name="Source_20_Text">system("ls -al /home/$username");</text:span></text:p>
      <text:p text:style-name="Standard"/>
      <text:p text:style-name="Standard"><text:span text:style-name="T96"><text:tab/>Gibt der Angreifer als </text:span><text:span text:style-name="T104">$username</text:span> <text:span text:style-name="T12">"evil;cat /etc/shadow"</text:span> an, dann wird die</text:p>
      <text:p text:style-name="Standard"><text:tab/>Datei <text:span text:style-name="T12">/etc/shadow</text:span> ausgegeben.</text:p>
      <text:p text:style-name="Standard"/>
      <text:p text:style-name="Standard"><text:tab/><text:span text:style-name="T93">Korrektur</text:span>:</text:p>
      <text:p text:style-name="Standard"><text:tab/><text:span text:style-name="Source_20_Text">system("ls", "-al", "/home/$username");</text:span></text:p>
      <text:p text:style-name="Standard"/>
      <text:p text:style-name="Standard"><text:tab/>Leider ist es dem Angreifer immer noch möglich, über <text:span text:style-name="T12">../../../../</text:span><text:span text:style-name="T13"> eine Datei</text:span></text:p>
      <text:p text:style-name="P116"><text:tab/>seiner Wahl benutzen zu lassen.</text:p>
      <text:p text:style-name="P116"/>
      <text:p text:style-name="P116"><text:tab/>Auch hier empfiehlt sich ein Filter Filter, der nur erlaubte Zeichen durchlässt.</text:p>
      <text:p text:style-name="P116"/>
      <text:p text:style-name="P116"><text:span text:style-name="Source_20_Text"><text:tab/>for($i = 0; $i &lt; scalar(@ARGV); $i++)</text:span></text:p>
      <text:p text:style-name="P116"><text:span text:style-name="Source_20_Text"><text:tab/>{</text:span></text:p>
      <text:p text:style-name="P116"><text:span text:style-name="Source_20_Text"><text:s text:c="8"/>$str = $ARGV[$i];</text:span></text:p>
      <text:p text:style-name="P116"><text:span text:style-name="Source_20_Text"/></text:p>
      <text:p text:style-name="P116"><text:span text:style-name="Source_20_Text"><text:s text:c="8"/>$str =~ s/\w//g;</text:span></text:p>
      <text:p text:style-name="P116"><text:span text:style-name="T110"><text:s text:c="8"/>if(length($str) &gt; 0)</text:span></text:p>
      <text:p text:style-name="P116"><text:span text:style-name="Source_20_Text"><text:s text:c="8"/>{</text:span></text:p>
      <text:p text:style-name="P116"><text:span text:style-name="Source_20_Text"><text:s text:c="11"/>print "Argument includes FORBIDDEN chars!\n";</text:span></text:p>
      <text:p text:style-name="P116"><text:span text:style-name="Source_20_Text"><text:tab/> <text:s text:c="5"/>die();</text:span></text:p>
      <text:p text:style-name="P116"><text:span text:style-name="Source_20_Text"><text:s text:c="8"/>}</text:span></text:p>
      <text:p text:style-name="P116"><text:span text:style-name="Source_20_Text"><text:s text:c="8"/>else</text:span></text:p>
      <text:p text:style-name="P116"><text:span text:style-name="Source_20_Text"><text:s text:c="8"/>{</text:span></text:p>
      <text:p text:style-name="P116"><text:span text:style-name="Source_20_Text"><text:s text:c="11"/>print "Argument includes allowed chars.\n";</text:span></text:p>
      <text:p text:style-name="P116"><text:span text:style-name="Source_20_Text"><text:s text:c="8"/>}</text:span></text:p>
      <text:p text:style-name="P116"><text:span text:style-name="Source_20_Text"><text:tab/>}</text:span></text:p>
      <text:p text:style-name="Standard"><text:span text:style-name="Source_20_Text"/></text:p>
      <text:p text:style-name="Standard"><text:span text:style-name="T13"><text:tab/>Die Funktionen </text:span><text:span text:style-name="T109">glob()</text:span><text:span text:style-name="T72">, </text:span><text:span text:style-name="T109">&lt;&gt;</text:span><text:span text:style-name="T33"> </text:span>und <text:span text:style-name="T109">Backticks</text:span><text:span text:style-name="T18"> benutzen ebenfalls die Shell und sollten</text:span></text:p>
      <text:p text:style-name="P131"><text:tab/>nicht direkt mit Benutzerdaten versorgt werden.</text:p>
      <text:p text:style-name="P131"><text:tab/><text:span text:style-name="T5">Perl</text:span>'s <text:span text:style-name="T109">open()</text:span> Befehl kann mit Hilfe des Pipe-Symbols Programme wie Dateien</text:p>
      <text:p text:style-name="P131"><text:tab/>benutzen.</text:p>
      <text:p text:style-name="P131"/>
      <text:p text:style-name="P131"><text:tab/><text:span text:style-name="T21">Beispiel:</text:span></text:p>
      <text:p text:style-name="P131"><text:span text:style-name="T107"><text:tab/>[...]</text:span></text:p>
      <text:p text:style-name="P131"><text:span text:style-name="T107"><text:tab/>open(LPD, "| lpd");</text:span></text:p>
      <text:p text:style-name="P131"><text:span text:style-name="T107"><text:tab/>[...]</text:span></text:p>
      <text:p text:style-name="P131"/>
      <text:p text:style-name="P131"><text:tab/>In diesem Beispiel wird der <text:span text:style-name="T12">BSD Drucker-Spooler</text:span><text:span text:style-name="T5">-Client</text:span> zum Schreiben geöffnet,</text:p>
      <text:p text:style-name="P131"><text:tab/>um eine Datei zu drucken.</text:p>
      <text:p text:style-name="P131"><text:tab/>Diese Eigenschaft kann von einem Angreifer dazu benutzt werden Programme</text:p>
      <text:p text:style-name="P131"><text:tab/>auszuführen, vorausgesetzt er kann das Argument von <text:span text:style-name="T5">open()</text:span><text:span text:style-name="T36"> kontrollieren.</text:span></text:p>
      <text:p text:style-name="P131"/>
      <text:p text:style-name="P131"><text:tab/>Wir können mit folgendem Code ein sicheres <text:span text:style-name="T111">popen</text:span><text:span text:style-name="T12">(3)</text:span> emulieren:</text:p>
      <text:p text:style-name="P131"><text:tab/><text:span text:style-name="Source_20_Text">[...]</text:span></text:p>
      <text:p text:style-name="P131"><text:span text:style-name="Source_20_Text"><text:tab/>open(PIPE, "-|") || exec("/bin/ls", $userdate);</text:span></text:p>
      <text:p text:style-name="P131"><text:span text:style-name="Source_20_Text"><text:tab/>print while &lt;PIPE&gt;;</text:span></text:p>
      <text:p text:style-name="P131"><text:span text:style-name="Source_20_Text"><text:tab/>[...]</text:span></text:p>
      <text:p text:style-name="Standard"/>
      <text:p text:style-name="P131"><text:tab/>Unter Umständen besteht hier immer noch die Gefahr, <text:span text:style-name="T3">dass</text:span> der Benutzer über <text:span text:style-name="T12">../</text:span><text:span text:style-name="T13"> im</text:span></text:p>
      <text:p text:style-name="P138"><text:tab/>Verzeichnisbaum zurückgeht <text:span text:style-name="T80">(</text:span><text:span text:style-name="T112">Directory Traversal</text:span><text:span text:style-name="T80">)</text:span>.</text:p>
      <text:p text:style-name="P131"><text:tab/></text:p>
      <text:p text:style-name="P131"><text:tab/>Um <text:span text:style-name="T5">Perl-</text:span>Befehle dynamisch während der Laufzeit eines <text:span text:style-name="T5">Perl</text:span>-Skriptes auszuführen,</text:p>
      <text:p text:style-name="P131"><text:tab/>kann der Befehl <text:span text:style-name="T4">eval()</text:span> oder der Modifier <text:span text:style-name="T4">/e</text:span> für Reguläre Ausdrücke, der einen</text:p>
      <text:p text:style-name="P131"><text:tab/>Ausdruck verarbeitet, bevor er ausgewertet wird, verwendet werden.</text:p>
      <text:p text:style-name="P131"><text:tab/>Werden also Benutzereingaben an <text:span text:style-name="T4">eval()</text:span> oder <text:span text:style-name="T4">/e</text:span> weitergegeben, so kann ein</text:p>
      <text:p text:style-name="P131"><text:tab/>Angreifer <text:span text:style-name="T5">Perl</text:span>-Code nach seiner Façon ausführen lassen. Hier hilft auch nicht</text:p>
      <text:p text:style-name="P131"><text:tab/>unbedingt ein <text:span text:style-name="T3">Zeichenfilter.</text:span></text:p>
      <text:p text:style-name="P131"/>
      <text:p text:style-name="P131"><text:tab/>Da <text:span text:style-name="T5">Perl</text:span> häufig <text:span text:style-name="T3">externe</text:span> Programme über die Shell aufruft, besteht die Gefahr</text:p>
      <text:p text:style-name="P131"><text:tab/>eines Angriffs über die <text:span text:style-name="T4">Umgebungsvariablen</text:span> <text:span text:style-name="T12">$PATH</text:span>, <text:span text:style-name="T12">$IFS</text:span> etc.</text:p>
      <text:p text:style-name="P131"><text:tab/>Sollte das <text:span text:style-name="T5">Perl</text:span>-Skript mir erhöhten Rechten laufen, so empfiehlt es sich die</text:p>
      <text:p text:style-name="P131"><text:tab/><text:span text:style-name="T3">Programmumgebung</text:span> zu säubern und komplett neu zu setzen zudem sollten</text:p>
      <text:p text:style-name="P131"><text:tab/>die vollen Pfadnamen benutzt und die Shell vermieden werden.</text:p>
      <text:p text:style-name="P131"/>
      <text:p text:style-name="P131"><text:tab/><text:span text:style-name="T21">Beispiel:</text:span></text:p>
      <text:p text:style-name="P131"><text:tab/><text:span text:style-name="Source_20_Text">[...]</text:span></text:p>
      <text:p text:style-name="P131"><text:span text:style-name="Source_20_Text"><text:tab/>$ENV{PATH} = join ':' =&gt; split(" ", &lt;&lt; '__PATHEND__');</text:span></text:p>
      <text:p text:style-name="P131"><text:span text:style-name="Source_20_Text"><text:tab/><text:tab/>/bin/</text:span></text:p>
      <text:p text:style-name="P131"><text:span text:style-name="Source_20_Text"><text:tab/><text:tab/>/sbin/</text:span></text:p>
      <text:p text:style-name="P131"><text:span text:style-name="Source_20_Text"><text:tab/><text:tab/>/usr/bin/</text:span></text:p>
      <text:p text:style-name="P131"><text:span text:style-name="Source_20_Text"><text:tab/><text:tab/>/usr/sbin/</text:span></text:p>
      <text:p text:style-name="P131"><text:span text:style-name="Source_20_Text"><text:tab/>__PATHEND__</text:span></text:p>
      <text:p text:style-name="P131"><text:span text:style-name="Source_20_Text"><text:tab/>[...]</text:span></text:p>
      <text:p text:style-name="P131"/>
      <text:p text:style-name="Standard"><text:span text:style-name="T18"><text:tab/>Eine Besonderheit spielt noch die </text:span><text:span text:style-name="T31">@INC</text:span> Variable. Diese Variable gibt den Pfad zu</text:p>
      <text:p text:style-name="Standard"><text:tab/>den <text:span text:style-name="T5">Perl</text:span>-Modulen an. Setzt der Angreifer sie auf einem Pfad, der seine Module</text:p>
      <text:p text:style-name="Standard"><text:tab/>enthält, dann kann er seinen Code ausführen lassen. Bevor also Module über</text:p>
      <text:p text:style-name="Standard"><text:tab/><text:span text:style-name="T12">use</text:span><text:span text:style-name="T13"> eingebunden werden sollte die </text:span><text:span text:style-name="T12">@INC</text:span><text:span text:style-name="T13"> Variable auf einen sicheren Wert gesetzt</text:span></text:p>
      <text:p text:style-name="P116"><text:tab/>werden.</text:p>
      <text:p text:style-name="P116"/>
      <text:p text:style-name="P100"><text:tab/>Das sog. <text:span text:style-name="T4">Poison NUL Byte</text:span><text:span text:style-name="T18"> (der Begriff wird auch für </text:span><text:span text:style-name="T113">One-Byte-Bufferoverflows</text:span></text:p>
      <text:p text:style-name="P125"><text:span text:style-name="T13"><text:tab/>verwendet) beschreibt eine Eigenschaft von </text:span><text:span text:style-name="T5">Perl</text:span><text:span text:style-name="T13"> im Zusammenhang </text:span>mit bspw. <text:span text:style-name="T5">C</text:span>.</text:p>
      <text:p text:style-name="P125"><text:span text:style-name="T5"><text:tab/>Perl </text:span>betrachtet das Zeichen <text:span text:style-name="T12">0x00</text:span> nicht als Ende einer Zeichenkette, <text:span text:style-name="T5">C</text:span> hingegen schon.</text:p>
      <text:p text:style-name="P125"><text:tab/>Diese Eigenschaft kann sich ein Angreifer zu nutze machen, indem er an geeigneter</text:p>
      <text:p text:style-name="P125"><text:tab/>Stelle in seiner Eingabe ein <text:span text:style-name="T12">0x00</text:span> Zeichen einbindet.</text:p>
      <text:p text:style-name="P125"/>
      <text:p text:style-name="P125"><text:tab/><text:span text:style-name="T21">Beispiel:</text:span></text:p>
      <text:p text:style-name="P125"><text:span text:style-name="Source_20_Text"><text:tab/>[...]</text:span></text:p>
      <text:p text:style-name="P125"><text:span text:style-name="Source_20_Text"><text:tab/>$username = param("username");</text:span></text:p>
      <text:p text:style-name="P125"><text:span text:style-name="Source_20_Text"><text:tab/>[...]</text:span></text:p>
      <text:p text:style-name="P125"><text:span text:style-name="Source_20_Text"><text:tab/>open(PROFILE, "-|") || exec("/usr/local/bin/my_txt2html",</text:span></text:p>
      <text:p text:style-name="P125"><text:span text:style-name="Source_20_Text"><text:tab/><text:tab/><text:tab/><text:tab/><text:tab/><text:tab/><text:tab/><text:tab/>"/etc/$username.profile");</text:span></text:p>
      <text:p text:style-name="P125"><text:span text:style-name="Source_20_Text"><text:tab/>print while &lt;PROFILE&gt;;</text:span></text:p>
      <text:p text:style-name="P125"><text:span text:style-name="Source_20_Text"><text:tab/>[...]</text:span></text:p>
      <text:p text:style-name="Standard"/>
      <text:p text:style-name="P125"><text:tab/>Dieses <text:span text:style-name="T36">CGI</text:span>-Skript ermöglicht es Benutzerprofile abzurufen, die in <text:span text:style-name="T12">/etc</text:span> liegen.</text:p>
      <text:p text:style-name="Standard"><text:span text:style-name="T96"><text:tab/>Gibt der Angreifer nun </text:span><text:span text:style-name="T27">profile.pl&amp;username=shadow%00 </text:span><text:span text:style-name="T24">an, dann öffnet</text:span></text:p>
      <text:p text:style-name="P7"><text:tab/><text:span text:style-name="T12">my_txt2html</text:span><text:span text:style-name="T13"> (C-Code) nicht </text:span><text:span text:style-name="T12">/etc/shadow0x00.profile</text:span><text:span text:style-name="T13">, sondern </text:span><text:span text:style-name="T12">/etc/shadow</text:span><text:span text:style-name="T13">.</text:span></text:p>
      <text:p text:style-name="P100"><text:tab/>Hier hilft auch wieder nur ein Filter für erlaubte Zeichen.</text:p>
      <text:p text:style-name="P100"/>
      <text:p text:style-name="P100"><text:tab/>Es ist wichtig, dass Backslashes in der <text:span text:style-name="T3">Benutzereingabe</text:span> entfernt werden.</text:p>
      <text:p text:style-name="P100"><text:tab/>Backslashes in der Benutzereingabe neutralisieren nachfolgende Backslashes,</text:p>
      <text:p text:style-name="P100"><text:tab/>die bspw. von dem eigenen <text:span text:style-name="T5">Perl-</text:span>Skript eingefügt wurden, um gefährliche</text:p>
      <text:p text:style-name="P100"><text:tab/>Eingaben zu entschärfen. Ähnliche Gefahren durch andere Zeichen sind ebenfalls</text:p>
      <text:p text:style-name="P100"><text:tab/>denkbar.</text:p>
      <text:p text:style-name="P100"><text:tab/>Um es nochmal deutlich zu machen:</text:p>
      <text:p text:style-name="P100"><text:tab/>Es sollten nicht die vermeintlich gefährlichen Zeichen ausgefiltert, sondern</text:p>
      <text:p text:style-name="P100"><text:tab/>einfach nur die erlaubten durchgelassen werden.</text:p>
      <text:p text:style-name="P100"/>
      <text:p text:style-name="P100"><text:tab/>Falls ein <text:span text:style-name="T5">Perl</text:span>-Skript wider aller Vernunft <text:span text:style-name="T4">SetUID</text:span> oder <text:span text:style-name="T4">SetGID</text:span> gesetzt sein sollte,</text:p>
      <text:p text:style-name="P100"><text:tab/>dann dürfen die besonderen Privilegien nur dann aktiviert werden, wenn sie</text:p>
      <text:p text:style-name="P100"><text:tab/>wirklich gebraucht werden. Diese Abschnitte sollten zudem so klein wie möglich sein.</text:p>
      <text:p text:style-name="P100"/>
      <text:p text:style-name="P100"><text:tab/><text:span text:style-name="T21">Beispiel:</text:span></text:p>
      <text:p text:style-name="P100"><text:span text:style-name="Source_20_Text"><text:tab/>[...]</text:span></text:p>
      <text:p text:style-name="P100"><text:span text:style-name="Source_20_Text"><text:tab/># drop privileges</text:span></text:p>
      <text:p text:style-name="P100"><text:span text:style-name="T114"><text:tab/>$) = $(<text:tab/># eGID = rGID</text:span></text:p>
      <text:p text:style-name="P100"><text:span text:style-name="Source_20_Text"><text:tab/>$&gt; = $&lt;<text:tab/># eUID = rUID</text:span></text:p>
      <text:p text:style-name="P100"><text:span text:style-name="Source_20_Text"><text:tab/>[...]</text:span></text:p>
      <text:p text:style-name="P100"/>
      <text:p text:style-name="P100"><text:span text:style-name="Source_20_Text"><text:tab/># gain back higher privileges</text:span></text:p>
      <text:p text:style-name="P100"><text:span text:style-name="T114"><text:tab/>$( = $)<text:tab/># rGID = eGID</text:span></text:p>
      <text:p text:style-name="P100"><text:span text:style-name="Source_20_Text"><text:tab/>$&lt; = $&gt;<text:tab/># rUID = eUID</text:span></text:p>
      <text:p text:style-name="P100"><text:span text:style-name="Source_20_Text"><text:tab/>[...]</text:span></text:p>
      <text:p text:style-name="P100"/>
      <text:p text:style-name="P100"><text:tab/><text:span text:style-name="T5">Perl</text:span>-Skripte mit besonderen Aufgaben und Privilegien sollten im <text:span text:style-name="T4">Taint-Mode</text:span></text:p>
      <text:p text:style-name="P139"><text:tab/>ausgeführt werden. Dazu <text:span text:style-name="T3">muss</text:span> <text:span text:style-name="T12">perl</text:span> lediglich die Option <text:span text:style-name="T12">-T</text:span> benutzen.</text:p>
      <text:p text:style-name="P139"><text:tab/>Natürlich kann der <text:span text:style-name="T5">Taint-Mode</text:span> nur einen geringen Teil der Sicherheitsrisiken</text:p>
      <text:p text:style-name="P139"><text:tab/>von <text:span text:style-name="T5">Perl</text:span> verhindern; aber leider kann er dem Programmierer nicht das Denken</text:p>
      <text:p text:style-name="P139"><text:tab/><text:span text:style-name="T3">abnehmen.</text:span></text:p>
      <text:p text:style-name="P139"/>
      <text:p text:style-name="P139"/>
      <text:list text:style-name="L70">
        <text:list-item>
          <text:list>
            <text:list-item>
              <text:p text:style-name="P140"><text:s/>Format-Strings</text:p>
            </text:list-item>
          </text:list>
        </text:list-item>
      </text:list>
      <text:p text:style-name="P141"><text:tab/>Im Jahr 2005 wurde ein <text:a xlink:type="simple" xlink:href="http://www.dyadsecurity.com/perl-0002.html">Advisory veröffentlicht</text:a>, in dem ein Fehler in Perl beschrieben</text:p>
      <text:p text:style-name="P141"><text:tab/>wurde, der das Ausführen von Code mit Hilfe von Funktionen mit variabler Argumen-</text:p>
      <text:p text:style-name="P141"><text:tab/>tenanzahl, beschreibt. Das Problem ist hier jedoch nicht, dass der <text:span text:style-name="T5">Stack</text:span><text:span text:style-name="T80"> abgesucht wird,</text:span></text:p>
      <text:p text:style-name="P141"><text:span text:style-name="T80"><text:tab/>sondern ein </text:span><text:span text:style-name="T5">Integer Overflow</text:span><text:span text:style-name="T80">.</text:span></text:p>
      <text:p text:style-name="P141"/>
      <text:p text:style-name="P141"><text:tab/><text:span text:style-name="T21">Fehler:</text:span></text:p>
      <text:p text:style-name="P141"><text:tab/><text:span text:style-name="T41">syslog($lvl,"$user logged in.")</text:span></text:p>
      <text:p text:style-name="P141"/>
      <text:p text:style-name="P141"><text:tab/><text:span text:style-name="T21">Korrektur:</text:span></text:p>
      <text:p text:style-name="P141"><text:tab/><text:span text:style-name="T41">syslog($lvl,"%s logged in.",$user)</text:span></text:p>
      <text:p text:style-name="P141"/>
      <text:p text:style-name="P142"/>
      <text:list text:style-name="L70" text:continue-numbering="true">
        <text:list-item>
          <text:list text:continue-numbering="true">
            <text:list-item>
              <text:p text:style-name="P140"><text:s/>Signale</text:p>
            </text:list-item>
          </text:list>
        </text:list-item>
      </text:list>
      <text:p text:style-name="P139"><text:tab/><text:span text:style-name="T5">Perl</text:span> ist bei Signalen den selben Gefahren ausgeliefert wie <text:span text:style-name="T5">C</text:span> und Shell-Sprachen.</text:p>
      <text:p text:style-name="P139"/>
      <text:p text:style-name="P139"><text:tab/><text:span text:style-name="T21">Um Signale zu blocken oder abzufangen kann man wie folgt vorgehen:</text:span></text:p>
      <text:p text:style-name="P139"><text:span text:style-name="Source_20_Text"><text:tab/>[...]</text:span></text:p>
      <text:p text:style-name="P139"><text:span text:style-name="Source_20_Text"><text:tab/>sub SayGoodBye</text:span></text:p>
      <text:p text:style-name="P139"><text:span text:style-name="Source_20_Text"><text:tab/>{</text:span></text:p>
      <text:p text:style-name="P139"><text:span text:style-name="Source_20_Text"><text:tab/><text:tab/>print "Good Bye!\n\n";</text:span></text:p>
      <text:p text:style-name="P139"><text:span text:style-name="Source_20_Text"><text:tab/><text:tab/>exit(0);</text:span></text:p>
      <text:p text:style-name="P139"><text:span text:style-name="Source_20_Text"><text:tab/>}</text:span></text:p>
      <text:p text:style-name="P139"><text:span text:style-name="Source_20_Text"><text:tab/>[...]</text:span></text:p>
      <text:p text:style-name="P139"><text:span text:style-name="Source_20_Text"><text:tab/>$SIG{'HUP'}<text:tab/>= 'SayGoodBye';</text:span></text:p>
      <text:p text:style-name="P139"><text:span text:style-name="Source_20_Text"><text:tab/>$SIG{'INT'}<text:tab/>= 'SayGoodBye';</text:span></text:p>
      <text:p text:style-name="P139"><text:span text:style-name="Source_20_Text"><text:tab/>$SIG{'QUIT'}<text:tab/>= 'SayGoodBye';</text:span></text:p>
      <text:p text:style-name="P139"><text:span text:style-name="Source_20_Text"><text:tab/>$SIG{'ILL'}<text:tab/>= 'SayGoodBye';</text:span></text:p>
      <text:p text:style-name="P139"><text:span text:style-name="Source_20_Text"><text:tab/>$SIG{'TRAP'}<text:tab/>= 'SayGoodBye';</text:span></text:p>
      <text:p text:style-name="P139"><text:span text:style-name="Source_20_Text"><text:tab/>$SIG{'ABRT'}<text:tab/>= 'SayGoodBye';</text:span></text:p>
      <text:p text:style-name="P139"><text:span text:style-name="Source_20_Text"><text:tab/>$SIG{'UNUSED'}<text:tab/>= 'SayGoodBye';</text:span></text:p>
      <text:p text:style-name="P139"><text:span text:style-name="Source_20_Text"><text:tab/>$SIG{'FPE'}<text:tab/>= 'SayGoodBye';</text:span></text:p>
      <text:p text:style-name="P139"><text:span text:style-name="Source_20_Text"><text:tab/>$SIG{'KILL'}<text:tab/>= 'SayGoodBye';</text:span></text:p>
      <text:p text:style-name="P139"><text:span text:style-name="Source_20_Text"><text:tab/>$SIG{'USR1'}<text:tab/>= 'SayGoodBye';</text:span></text:p>
      <text:p text:style-name="P139"><text:span text:style-name="Source_20_Text"><text:tab/>$SIG{'SEGV'}<text:tab/>= 'SayGoodBye';</text:span></text:p>
      <text:p text:style-name="P139"><text:span text:style-name="Source_20_Text"><text:tab/>$SIG{'USR2'}<text:tab/>= 'SayGoodBye';</text:span></text:p>
      <text:p text:style-name="P139"><text:span text:style-name="Source_20_Text"><text:tab/>$SIG{'PIPE'}<text:tab/>= 'SayGoodBye';</text:span></text:p>
      <text:p text:style-name="P139"><text:span text:style-name="Source_20_Text"><text:tab/>$SIG{'ALRM'}<text:tab/>= 'SayGoodBye';</text:span></text:p>
      <text:p text:style-name="P139"><text:span text:style-name="Source_20_Text"><text:tab/>$SIG{'TERM'}<text:tab/>= 'SayGoodBye';</text:span></text:p>
      <text:p text:style-name="P139"><text:span text:style-name="Source_20_Text"><text:tab/>$SIG{'STKFLT'}<text:tab/>= 'SayGoodBye';</text:span></text:p>
      <text:p text:style-name="P139"><text:span text:style-name="Source_20_Text"><text:tab/>$SIG{'IO'}<text:tab/>= 'SayGoodBye';</text:span></text:p>
      <text:p text:style-name="P139"><text:span text:style-name="Source_20_Text"><text:tab/>$SIG{'XCPU'}<text:tab/>= 'SayGoodBye';</text:span></text:p>
      <text:p text:style-name="P139"><text:span text:style-name="Source_20_Text"><text:tab/>$SIG{'XFSZ'}<text:tab/>= 'SayGoodBye';</text:span></text:p>
      <text:p text:style-name="P139"><text:span text:style-name="Source_20_Text"><text:tab/>$SIG{'VTALRM'}<text:tab/>= 'SayGoodBye';</text:span></text:p>
      <text:p text:style-name="P139"><text:span text:style-name="Source_20_Text"><text:tab/>$SIG{'PROF'}<text:tab/>= 'SayGoodBye';</text:span></text:p>
      <text:p text:style-name="P142"/>
      <text:p text:style-name="P143"/>
      <text:list text:style-name="L71">
        <text:list-item>
          <text:p text:style-name="P144"><text:s/>Java </text:p>
        </text:list-item>
      </text:list>
      <text:p text:style-name="P101"><text:tab/>Java gilt als sichere Programmiersprache. Der Grund dafür ist der <text:span text:style-name="T5">Bytecode </text:span><text:span text:style-name="T36">Verifier (ver-</text:span></text:p>
      <text:p text:style-name="P101"><text:span text:style-name="T36"><text:tab/>antwortlich für eine</text:span> strenge Einhaltung der Datentypisierung, Tests bzgl. Speicherüber-</text:p>
      <text:p text:style-name="P101"><text:tab/>und -unterläufe, Zugriffsregelung auf Objekte und deren Inhalt, etc.), die teilweise er-</text:p>
      <text:p text:style-name="P101"><text:tab/>zwungende Fehlerbehandlung in sog. <text:span text:style-name="T5">try/catch/finally</text:span>-Blöcken, und die <text:span text:style-name="T5">Sandbox </text:span><text:span text:style-name="T36">(Um-</text:span></text:p>
      <text:p text:style-name="P101"><text:span text:style-name="T36"><text:tab/>setzung der </text:span><text:span text:style-name="T5">Security Policy</text:span><text:span text:style-name="T36">)</text:span>.</text:p>
      <text:p text:style-name="P101"><text:tab/>Nichtsdestotrotz hat Java ein paar wenige Eigenheiten, die zu Problemen führen können.</text:p>
      <text:p text:style-name="P101"><text:tab/>Bei Java sind die Probleme einer mehr abstrakten Natur, d.h. Speicherüberläufe gibt es</text:p>
      <text:p text:style-name="P101"><text:tab/>zwar nicht, aber dafür muss man sich über den Austausch (Vererbung, Klonen, Interfaces,</text:p>
      <text:p text:style-name="P101"><text:tab/>...) und den Fluss von Daten/Objekten im Code Gedanken machen. Mit Ausnahme der</text:p>
      <text:p text:style-name="P101"><text:tab/>ersten drei Abschnitte basiert das Wissen in diesem Kapitel auf der Arbeit anderer Per-</text:p>
      <text:p text:style-name="P101"><text:tab/>sonen. Ich habe mir lediglich die Mühe gemacht die fremden Ergebnisse zusammen zu</text:p>
      <text:p text:style-name="P101"><text:tab/>fassen.</text:p>
      <text:p text:style-name="P101"><text:tab/>Da man mit Java sowohl <text:span text:style-name="T5">Standalone-</text:span><text:span text:style-name="T36">Programme wie auch mobilen Code schreiben kann</text:span></text:p>
      <text:p text:style-name="P101"><text:span text:style-name="T36"><text:tab/>(</text:span><text:span text:style-name="T5">JavaScript</text:span><text:span text:style-name="T36"> mal aussen vor), ergeben sich zwei unterschiedliche Gefahrenausprägungen.</text:span></text:p>
      <text:p text:style-name="P145"><text:tab/>Die Sicherheitsanforderungen von einfachen Applikationen ähnelt einem C-Programm</text:p>
      <text:p text:style-name="P145"><text:tab/>mit der Ausnahme, dass Java weniger anfällig ist für „technische“ Sicherheitsprobleme.</text:p>
      <text:p text:style-name="P145"><text:tab/>Bei <text:span text:style-name="T5">Java-Applets</text:span> sieht es hingegen ganz anders aus. Dort muss sich die <text:span text:style-name="T5">Java Virtual</text:span></text:p>
      <text:p text:style-name="P146"><text:tab/>Machine<text:span text:style-name="T36"> (JVM) gegen Programmcode schützen, der aus fragwürdigen Quellen stammt.</text:span></text:p>
      <text:p text:style-name="P145"><text:tab/>In der Regel ist es ein Web-Browser, der die JVM benutzt, um Applets ablaufen zulassen.</text:p>
      <text:p text:style-name="P145"><text:tab/>In der Vergangenheit gab es viele Fehler in den verschiedenen Implementierungen der</text:p>
      <text:p text:style-name="P145"><text:tab/>JVM, die dazu benutzt werden konnten aus der <text:span text:style-name="T5">Sandbox</text:span> des Applets auszubrechen.</text:p>
      <text:p text:style-name="P101"/>
      <text:p text:style-name="P101"><text:tab/>In den folgenden Abschnitten werden diese Stolperfallen erläutert.</text:p>
      <text:p text:style-name="P101"/>
      <text:list text:style-name="L71" text:continue-numbering="true">
        <text:list-item>
          <text:list text:continue-numbering="true">
            <text:list-item>
              <text:p text:style-name="P144"><text:s/>Dateierstellung</text:p>
            </text:list-item>
          </text:list>
        </text:list-item>
      </text:list>
      <text:p text:style-name="P101"><text:tab/>Wenn der Java-Programmierer Dateien im System anlegen will, dann trifft er auf die</text:p>
      <text:p text:style-name="P101"><text:tab/>selben Probleme wie bei der Verwendung von C oder Perl. Die da sind: Link-Attacken,</text:p>
      <text:p text:style-name="P101"><text:tab/>Zugriffsrechte, Race-Conditions.</text:p>
      <text:p text:style-name="P101"/>
      <text:p text:style-name="P101"><text:tab/>Betrachten wir einmal folg. Programmabschnitt:</text:p>
      <text:p text:style-name="P147"><text:tab/></text:p>
      <text:p text:style-name="P147"><text:tab/>public class LinkFollow</text:p>
      <text:p text:style-name="P147"><text:tab/>{</text:p>
      <text:p text:style-name="P147"><text:tab/><text:tab/>public static void main(String[] args)</text:p>
      <text:p text:style-name="P147"><text:tab/><text:tab/>{</text:p>
      <text:p text:style-name="P147"><text:tab/><text:tab/><text:tab/>File <text:s text:c="7"/>file_info = new File("/tmp/linktest");</text:p>
      <text:p text:style-name="P147"><text:tab/><text:tab/><text:tab/>FileWriter <text:s/>file;</text:p>
      <text:p text:style-name="P147"/>
      <text:p text:style-name="P147"><text:tab/><text:tab/></text:p>
      <text:p text:style-name="P147"><text:tab/><text:tab/><text:tab/>System.out.println("Try to open</text:p>
      <text:p text:style-name="P147"><text:tab/><text:tab/><text:tab/><text:tab/>file"+file_info.getName());</text:p>
      <text:p text:style-name="P147"/>
      <text:p text:style-name="P147"><text:tab/><text:tab/><text:tab/>if(file_info.exists())</text:p>
      <text:p text:style-name="P147"><text:tab/><text:tab/><text:tab/><text:tab/>System.out.println("\tFile exists.");</text:p>
      <text:p text:style-name="P147"><text:tab/><text:tab/><text:tab/>else</text:p>
      <text:p text:style-name="P147"><text:tab/><text:tab/><text:tab/><text:tab/>System.out.println("\tFile does not exist.");</text:p>
      <text:p text:style-name="P147"/>
      <text:p text:style-name="P147"><text:s text:c="16"/></text:p>
      <text:p text:style-name="P147"><text:tab/><text:tab/><text:tab/>try</text:p>
      <text:p text:style-name="P147"><text:tab/><text:tab/><text:tab/>{</text:p>
      <text:p text:style-name="P147"><text:tab/><text:tab/><text:tab/><text:tab/>file = new FileWriter(file_info);</text:p>
      <text:p text:style-name="P147"><text:tab/><text:tab/><text:tab/><text:tab/>System.out.println("Real path:</text:p>
      <text:p text:style-name="P147"><text:tab/><text:tab/><text:tab/><text:tab/><text:tab/>"+file_info.getCanonicalPath());</text:p>
      <text:p text:style-name="P147"><text:tab/><text:tab/><text:tab/><text:tab/>file.close();</text:p>
      <text:p text:style-name="P147"><text:tab/><text:tab/><text:tab/>}</text:p>
      <text:p text:style-name="P147"><text:tab/><text:tab/><text:tab/>catch(IOException e)</text:p>
      <text:p text:style-name="P147"><text:tab/><text:tab/><text:tab/>{</text:p>
      <text:p text:style-name="P147"><text:tab/><text:tab/><text:tab/><text:tab/>e.printStackTrace();</text:p>
      <text:p text:style-name="P147"><text:tab/><text:tab/><text:tab/>}</text:p>
      <text:p text:style-name="P147"><text:tab/><text:tab/>}</text:p>
      <text:p text:style-name="P147"><text:tab/>}</text:p>
      <text:p text:style-name="P101"/>
      <text:p text:style-name="P101"><text:tab/>Hier wird eine Datei namens „/tmp/linktest“ erzeugt. Man sieht, dass die Zugriffs-</text:p>
      <text:p text:style-name="P101"><text:tab/>rechte nicht explizit gesetzt werden könnnen. Stattdessen hängen die Zugriffsrechte von</text:p>
      <text:p text:style-name="P101"><text:tab/>der <text:span text:style-name="T5">umask</text:span> ab. Ist sie 0, dann darf jeder auf die Datei schreiben und davon lesen.</text:p>
      <text:p text:style-name="P101"><text:tab/>Dies ist noch das kleinere Übel, schlimmer ist, dass einem <text:span text:style-name="T5">Sym-Link</text:span> einfach gefolgt</text:p>
      <text:p text:style-name="P101"><text:tab/>und, wie in diesem Fall, die Datei auf 0 Byte Länge gekürzt wird.</text:p>
      <text:p text:style-name="P147"><text:tab/><text:span text:style-name="T115">evil@spiral:/tmp&gt; pwd -P</text:span></text:p>
      <text:p text:style-name="P148"><text:tab/>/tmp</text:p>
      <text:p text:style-name="P148"><text:tab/>evil@spiral:/tmp&gt; l ImportantFile.txt</text:p>
      <text:p text:style-name="P148"><text:tab/>-rw-r--r-- <text:s/>1 thomas users 1941504 Nov 23 17:46 ImportantFile.txt</text:p>
      <text:p text:style-name="P148"><text:tab/>evil@spiral:/tmp&gt; ln -s ImportantFile.txt linktest</text:p>
      <text:p text:style-name="P148"><text:tab/>evil@spiral:/tmp&gt; l linktest</text:p>
      <text:p text:style-name="P148"><text:tab/>lrwxrwxrwx <text:s/>1 evil untrusted 17 Nov 23 17:53 linktest -&gt; <text:tab/><text:tab/><text:tab/><text:tab/>ImportantFile.txt</text:p>
      <text:p text:style-name="P147"/>
      <text:p text:style-name="P147"/>
      <text:p text:style-name="P147"><text:tab/><text:span text:style-name="T116">thomas@spiral:~/JavaSecurity&gt; java LinkFollow</text:span></text:p>
      <text:p text:style-name="P149"><text:tab/>Try to open filelinktest</text:p>
      <text:p text:style-name="P149"><text:s text:c="8"/>File exists.</text:p>
      <text:p text:style-name="P149"><text:tab/>Real path: /tmp/ImportantFile.txt</text:p>
      <text:p text:style-name="P147"/>
      <text:p text:style-name="P147"/>
      <text:p text:style-name="P147"><text:tab/><text:span text:style-name="T115">evil@spiral:/tmp&gt; l ImportantFile.txt <text:s/>linktest</text:span></text:p>
      <text:p text:style-name="P148"><text:tab/>-rw-r--r-- <text:s/>1 thomas users <text:s/>0 Nov 23 17:54 ImportantFile.txt</text:p>
      <text:p text:style-name="P148"><text:tab/>lrwxrwxrwx <text:s/>1 evil <text:s text:c="2"/>untrusted <text:s/>17 Nov 23 17:53 linktest -&gt; </text:p>
      <text:p text:style-name="P148"><text:tab/><text:tab/>ImportantFile.txt</text:p>
      <text:p text:style-name="P101"/>
      <text:p text:style-name="P101"><text:tab/>Hier sehen wir, wie der Benutzer „evil“ einen <text:span text:style-name="T5">Link</text:span> anlegt. Dieser Link wird von dem Java-</text:p>
      <text:p text:style-name="P101"><text:tab/>Programm des Benutzers „thomas“ benutzt und der Inhalt der Datei „ImportantFile.txt“</text:p>
      <text:p text:style-name="P101"><text:tab/>wird gelöscht.</text:p>
      <text:p text:style-name="P101"/>
      <text:p text:style-name="P101"/>
      <text:list text:style-name="L71" text:continue-numbering="true">
        <text:list-item>
          <text:list text:continue-numbering="true">
            <text:list-item>
              <text:p text:style-name="P144"><text:s/>Poison NUL-Byte</text:p>
            </text:list-item>
          </text:list>
        </text:list-item>
      </text:list>
      <text:p text:style-name="P101"><text:tab/>Ebendso wie in Perl schreibt auch Java dem 0-Byte keine besondere Bedeutung bei der</text:p>
      <text:p text:style-name="P101"><text:tab/>Behandlung von <text:span text:style-name="T5">Strings</text:span><text:span text:style-name="T36"> zu. Wird also vom Benutzer eine Zeichenkette gelesen und an</text:span></text:p>
      <text:p text:style-name="P145"><text:tab/>ein C-Programm weitergegeben, dann betrachtet das C-Programm den <text:span text:style-name="T5">String</text:span> völlig</text:p>
      <text:p text:style-name="P145"><text:tab/>anders als das Java-Programm. Auch hier empfehlen sich Zeichenfilter, die zur</text:p>
      <text:p text:style-name="P145"><text:tab/>Begrenzung von Benutzereingaben benutzt werden können. (s. Abschnitt 3.2 über Perl's</text:p>
      <text:p text:style-name="P145"><text:tab/>Nebeneffekte)</text:p>
      <text:list text:style-name="L71" text:continue-numbering="true">
        <text:list-item>
          <text:list text:continue-numbering="true">
            <text:list-item>
              <text:p text:style-name="P144"><text:s/>Integer Overflows</text:p>
            </text:list-item>
          </text:list>
        </text:list-item>
      </text:list>
      <text:p text:style-name="P101"><text:tab/>Java ist genau wie C anfällig für Wertebereichsüberläufe.</text:p>
      <text:p text:style-name="P101"/>
      <text:p text:style-name="P147"><text:tab/>public class IntegerOverflow</text:p>
      <text:p text:style-name="P147"><text:tab/>{</text:p>
      <text:p text:style-name="P147"><text:tab/><text:tab/>public static void main(String[] args)</text:p>
      <text:p text:style-name="P147"><text:tab/><text:tab/>{</text:p>
      <text:p text:style-name="P147"><text:tab/><text:tab/><text:tab/>int<text:tab/>i,</text:p>
      <text:p text:style-name="P147"><text:tab/><text:tab/><text:tab/><text:tab/>i_max = Integer.MAX_VALUE,</text:p>
      <text:p text:style-name="P147"><text:tab/><text:tab/><text:tab/><text:tab/>i_min = Integer.MIN_VALUE;</text:p>
      <text:p text:style-name="P147"><text:tab/><text:tab/></text:p>
      <text:p text:style-name="P147"><text:tab/><text:tab/><text:tab/>i = i_max + 1;</text:p>
      <text:p text:style-name="P147"><text:tab/><text:tab/><text:tab/>System.out.println("i_max ("+i_max+",</text:p>
      <text:p text:style-name="P147"><text:tab/><text:tab/><text:tab/><text:tab/>0b"+Integer.toBinaryString(i_max)+") + 1 = "+i+" <text:tab/><text:tab/><text:tab/><text:tab/>(0b"+Integer.toBinaryString(i)+")");</text:p>
      <text:p text:style-name="P147"/>
      <text:p text:style-name="P147"><text:tab/><text:tab/><text:tab/>i = i_min - 1;</text:p>
      <text:p text:style-name="P147"><text:tab/><text:tab/><text:tab/>System.out.println("i_min ("+i_min+",</text:p>
      <text:p text:style-name="P147"><text:tab/><text:tab/><text:tab/><text:tab/>0b"+Integer.toBinaryString(i_min)+") - 1 = "+i+" <text:tab/><text:tab/><text:tab/><text:tab/>(0b"+Integer.toBinaryString(i)+")");</text:p>
      <text:p text:style-name="P147"><text:tab/><text:tab/></text:p>
      <text:p text:style-name="P147"><text:tab/><text:tab/><text:tab/>System.exit(0);</text:p>
      <text:p text:style-name="P147"><text:tab/><text:tab/>}</text:p>
      <text:p text:style-name="P147"><text:tab/>}</text:p>
      <text:p text:style-name="P101"/>
      <text:p text:style-name="P101"><text:tab/>Das Programm gibt folg. aus:</text:p>
      <text:p text:style-name="P150"><text:tab/>thomas@spiral:~/JavaSecurity&gt; java IntegerOverflow</text:p>
      <text:p text:style-name="P150"><text:tab/>i_max (2147483647, 0b1111111111111111111111111111111) + 1 = -2147483648 <text:tab/></text:p>
      <text:p text:style-name="P150"><text:tab/>(0b10000000000000000000000000000000)</text:p>
      <text:p text:style-name="P150"><text:tab/>i_min (-2147483648, 0b10000000000000000000000000000000) - 1 = 2147483647 <text:tab/></text:p>
      <text:p text:style-name="P150"><text:tab/>(0b1111111111111111111111111111111)</text:p>
      <text:p text:style-name="P101"/>
      <text:p text:style-name="P101"/>
      <text:list text:style-name="L71" text:continue-numbering="true">
        <text:list-item>
          <text:list text:continue-numbering="true">
            <text:list-item>
              <text:p text:style-name="P144"><text:s/>Java Kung-Fu: Die 14 Regeln der sicheren Java-Programmierung</text:p>
            </text:list-item>
          </text:list>
        </text:list-item>
      </text:list>
      <text:p text:style-name="P101"><text:tab/>Diese Regeln wurden von Gary Mcgraw und Edward Felten verfasst und durch Tipps aus</text:p>
      <text:p text:style-name="P101"><text:tab/>Sun's Java <text:span text:style-name="T5">Security Code Guidelines</text:span><text:span text:style-name="T36"> erweitert.</text:span> Ich habe die Aussagen nicht überprüft.</text:p>
      <text:p text:style-name="P101"/>
      <text:list text:style-name="L71" text:continue-numbering="true">
        <text:list-item>
          <text:list text:continue-numbering="true">
            <text:list-item>
              <text:list text:continue-numbering="true">
                <text:list-item>
                  <text:p text:style-name="P151"><text:s/>Nicht auf die Initialisierung vertrauen.</text:p>
                </text:list-item>
              </text:list>
            </text:list-item>
          </text:list>
        </text:list-item>
      </text:list>
      <text:p text:style-name="P152"><text:tab/><text:span text:style-name="T117">Leider gibt verschiedene Möglichkeiten eine Klasse zu erzeugen ohne dabei den</text:span></text:p>
      <text:p text:style-name="P101"><text:tab/><text:span text:style-name="T5">Constructor</text:span><text:span text:style-name="T36"> auszuführen. Das Resultat sind dann nicht initialisierte Variablen, die den</text:span></text:p>
      <text:p text:style-name="P145"><text:tab/>Programmablauf verändern können.</text:p>
      <text:p text:style-name="P145"><text:tab/>Um nicht Opfer dieses Umstandes zu werden, sollte der <text:span text:style-name="T5">Constructor </text:span>am Ende eine</text:p>
      <text:p text:style-name="P145"><text:tab/>private Boolean-Variable (<text:span text:style-name="T41">Initialized</text:span>) auf <text:span text:style-name="T5">true </text:span>setzen (Default: <text:span text:style-name="T5">false</text:span>). Andere</text:p>
      <text:p text:style-name="P145"><text:tab/>Methoden (die nicht direkt vom <text:span text:style-name="T5">Constructor</text:span> aufgerufen werden, welche wiederum auch</text:p>
      <text:p text:style-name="P145"><text:tab/>nicht <text:span text:style-name="T5">public</text:span> sein sollten) sollten als ersten den Wert von <text:span text:style-name="T41">Initialized</text:span> prüfen und nur</text:p>
      <text:p text:style-name="P145"><text:tab/>bei gesetztem Boolean-Wert die Verarbeitung fortsetzen.</text:p>
      <text:p text:style-name="P145"><text:tab/>Desweiteren sollten auch andere <text:span text:style-name="T5">Variablen</text:span> immer als <text:span text:style-name="T5">private </text:span>deklariert werden. Der</text:p>
      <text:p text:style-name="P145"><text:tab/>Zugriff auf diese Variablen erfolgt mit Hilfe von <text:span text:style-name="T5">get</text:span> und <text:span text:style-name="T5">set </text:span>Methoden.</text:p>
      <text:p text:style-name="P145"><text:tab/>Das selbe gilt für statische Klassen.</text:p>
      <text:p text:style-name="P145"/>
      <text:list text:style-name="L71" text:continue-numbering="true">
        <text:list-item>
          <text:list text:continue-numbering="true">
            <text:list-item>
              <text:list text:continue-numbering="true">
                <text:list-item>
                  <text:p text:style-name="P151"><text:s/>Zugriffsrechte auf Klassen, Methoden und Variablen einschränken.</text:p>
                </text:list-item>
              </text:list>
            </text:list-item>
          </text:list>
        </text:list-item>
      </text:list>
      <text:p text:style-name="P152"><text:tab/><text:span text:style-name="T117">Wie unter Punkt 1 schon erwähnt, sollten alle Variablen nur über spezielle Methoden</text:span></text:p>
      <text:p text:style-name="P101"><text:tab/>verändert oder ausgelesen werden können. Wenn es einen Grund gibt eine Variable</text:p>
      <text:p text:style-name="P101"><text:tab/><text:span text:style-name="T5">public</text:span><text:span text:style-name="T36"> zu machen, dann sollte dies ausführlich dokumentiert sein.</text:span></text:p>
      <text:p text:style-name="P145"/>
      <text:list text:style-name="L71" text:continue-numbering="true">
        <text:list-item>
          <text:list text:continue-numbering="true">
            <text:list-item>
              <text:list text:continue-numbering="true">
                <text:list-item>
                  <text:p text:style-name="P151"><text:s/>Wenn möglich, sollte alles als <text:span text:style-name="T5">final</text:span><text:span text:style-name="T36"> deklariert werden.</text:span></text:p>
                </text:list-item>
              </text:list>
            </text:list-item>
          </text:list>
        </text:list-item>
      </text:list>
      <text:p text:style-name="P153"><text:tab/><text:span text:style-name="T117">Java bietet die Möglichkeit Klassen und Methoden zu erweitern. Dies ist ein großer</text:span></text:p>
      <text:p text:style-name="P145"><text:tab/>Vorteil von objektorientierten Sprachen, aber ein Nachteil bzgl. der Sicherheit.</text:p>
      <text:p text:style-name="P145"><text:tab/>Um diese Angriffsmöglichkeit zu verhindern, sollte man alle Klassen und Methoden als</text:p>
      <text:p text:style-name="P145"><text:tab/><text:span text:style-name="T5">final</text:span> deklarieren. Dabei sollten Methoden der Oberklassen, wie bspw. <text:span text:style-name="T5">finalize,</text:span> nicht ver-</text:p>
      <text:p text:style-name="P145"><text:tab/>gessen werden!</text:p>
      <text:p text:style-name="P145"><text:tab/>Besonders problematisch sind nicht-finale, statische Variablen (s. 4.7). Es gibt leider</text:p>
      <text:p text:style-name="P145"><text:tab/>keinen Weg die Zugriffsbeschränkungen für solche Variablen zu prüfen.</text:p>
      <text:p text:style-name="P145"><text:tab/>Ein andere Lösung könnte es sein die Klasse nicht <text:span text:style-name="T5">public</text:span> zu setzen. Leider beschränkt das</text:p>
      <text:p text:style-name="P145"><text:tab/>nicht den Zugriff aus innerhalb dem selben Paket. Somit weiter zu Regel Nummer 4.</text:p>
      <text:p text:style-name="P145"/>
      <text:list text:style-name="L71" text:continue-numbering="true">
        <text:list-item>
          <text:list text:continue-numbering="true">
            <text:list-item>
              <text:list text:continue-numbering="true">
                <text:list-item>
                  <text:p text:style-name="P154"><text:s/>Nicht auf den <text:span text:style-name="T5">Package Scope</text:span> vertrauen.</text:p>
                </text:list-item>
              </text:list>
            </text:list-item>
          </text:list>
        </text:list-item>
      </text:list>
      <text:p text:style-name="P145"><text:tab/>Wird für Klassen, Methoden und/oder Variablen nicht explizit ein Zugriffsschutz</text:p>
      <text:p text:style-name="P145"><text:tab/>(<text:span text:style-name="T5">public, private, protected</text:span>) definiert, dann sind diese nur innerhalb eines Pakets erreich-</text:p>
      <text:p text:style-name="P145"><text:tab/>bar. Diese Vorgehensweise macht aus softwaretechnischer Sicht Sinn, erhöht aber keines-</text:p>
      <text:p text:style-name="P145"><text:tab/>falls die Sicherheit. Ein Angreifer kann dem Java-Paket einfach seine eigene Klasse hin-</text:p>
      <text:p text:style-name="P145"><text:tab/>zufügen und somit auf die ungeschützten Daten und Methoden Einfluss nehmen.</text:p>
      <text:p text:style-name="P145"><text:tab/>Von Haus aus sind Java-Pakete ungeschützt, neuer JVMs erlauben aber das „Abschließen“</text:p>
      <text:p text:style-name="P145"><text:tab/>von Paketen. Zudem sind einige Klassen, wie bspw. <text:span text:style-name="T41">java.lang</text:span>, nicht erweiterbar.</text:p>
      <text:p text:style-name="P145"/>
      <text:p text:style-name="P145"><text:tab/>Um sich vor bösartigen Klassen zu schützen, die in ein Paket geschmuggelt werden sollen,</text:p>
      <text:p text:style-name="P145"><text:tab/>gibt es zwei Lösungen:</text:p>
      <text:list text:style-name="L72">
        <text:list-item>
          <text:list>
            <text:list-item>
              <text:list>
                <text:list-item>
                  <text:p text:style-name="P155">Die <text:span text:style-name="T41">java.security</text:span> Datei:</text:p>
                </text:list-item>
              </text:list>
            </text:list-item>
          </text:list>
        </text:list-item>
      </text:list>
      <text:p text:style-name="P145"><text:tab/><text:tab/><text:tab/><text:span text:style-name="T41">... </text:span></text:p>
      <text:p text:style-name="P156"><text:tab/><text:tab/><text:tab/>package.definition=Package#1 [,Package#2,...,Package#n]</text:p>
      <text:p text:style-name="P156"><text:tab/><text:tab/><text:tab/>...</text:p>
      <text:p text:style-name="P157"><text:tab/><text:tab/><text:tab/>Diese Zeile führt dazu, dass die Methode <text:span text:style-name="T41">defineClass</text:span> des <text:span text:style-name="T5">ClassLoaders</text:span></text:p>
      <text:p text:style-name="P157"><text:span text:style-name="T5"><text:tab/><text:tab/><text:tab/></text:span>eine <text:span text:style-name="T5">Exception</text:span> auslöst, wenn versucht wird eine neue Klasse in dem Paket</text:p>
      <text:p text:style-name="P157"><text:tab/><text:tab/><text:tab/>zu definieren.</text:p>
      <text:p text:style-name="P157"><text:tab/><text:tab/><text:tab/>Von nun an darf das nur noch Code der folg. Erlaubnis erteilt bekommen</text:p>
      <text:p text:style-name="P157"><text:tab/><text:tab/><text:tab/>hat: <text:span text:style-name="T41">RuntimePermission("defineClassInPackage."+package)</text:span></text:p>
      <text:p text:style-name="P157"/>
      <text:list text:style-name="L72">
        <text:list-item text:start-value="1">
          <text:list>
            <text:list-item text:start-value="1">
              <text:list>
                <text:list-item text:start-value="1">
                  <text:p text:style-name="P155">Eine versiegelte JAR-Datei. Die Vorgehensweise wird im <text:a xlink:type="simple" xlink:href="http://java.sun.com/developer/JDCTechTips/2001/tt0130.html">Sun Developer Network</text:a> beschrieben.</text:p>
                </text:list-item>
              </text:list>
            </text:list-item>
          </text:list>
        </text:list-item>
      </text:list>
      <text:p text:style-name="P145"><text:tab/></text:p>
      <text:p text:style-name="P145"><text:tab/>Wenn man den Zugriff auf ein Paket regeln möchte, dann empfiehlt sich folgendes</text:p>
      <text:p text:style-name="P145"><text:tab/>Vorgehen:</text:p>
      <text:p text:style-name="P145"><text:tab/><text:tab/>- Die <text:span text:style-name="T41">java.security</text:span> Datei:</text:p>
      <text:p text:style-name="P156"><text:tab/><text:tab/><text:tab/>... </text:p>
      <text:p text:style-name="P156"><text:tab/><text:tab/><text:tab/>package.access=Package#1 [,Package#2,...,Package#n]</text:p>
      <text:p text:style-name="P156"><text:tab/><text:tab/><text:tab/>...</text:p>
      <text:p text:style-name="P157"><text:tab/><text:tab/><text:tab/>Diese Zeile führt dazu, dass die Methode <text:span text:style-name="T41">defineClass</text:span> des <text:span text:style-name="T5">ClassLoaders</text:span></text:p>
      <text:p text:style-name="P157"><text:span text:style-name="T5"><text:tab/><text:tab/><text:tab/></text:span>eine <text:span text:style-name="T5">Exception</text:span> auslöst, wenn versucht wird auf das Paket zuzugreifen.</text:p>
      <text:p text:style-name="P157"><text:tab/><text:tab/><text:tab/>Von nun an darf das nur noch Code der folg. Erlaubnis erteilt bekommen</text:p>
      <text:p text:style-name="P157"><text:tab/><text:tab/><text:tab/>hat: <text:span text:style-name="T41">RuntimePermission("accessClassInPackage."+package)</text:span></text:p>
      <text:p text:style-name="P156"/>
      <text:list text:style-name="L71" text:continue-numbering="true">
        <text:list-item>
          <text:list text:continue-numbering="true">
            <text:list-item>
              <text:list text:continue-numbering="true">
                <text:list-item>
                  <text:p text:style-name="P154"><text:s/>Vorsicht bei inneren Klassen.</text:p>
                </text:list-item>
              </text:list>
            </text:list-item>
          </text:list>
        </text:list-item>
      </text:list>
      <text:p text:style-name="P145"><text:tab/>Oft wird behauptet, dass innere Klassen nur von ihren äußeren Klassen aus erreicht</text:p>
      <text:p text:style-name="P145"><text:tab/>werden können. Dies ist jedoch falsch, da es im Java Bytecode kein Konzept der inneren</text:p>
      <text:p text:style-name="P145"><text:tab/>Klassen gibt. Somit darf jede Klasse innerhalb des selben Pakets auf die innere Klasse</text:p>
      <text:p text:style-name="P145"><text:tab/>zugreifen. Eine innere Klasse ist lediglich eine andere separate Klasse auf der selben</text:p>
      <text:p text:style-name="P145"><text:tab/>Ebene.</text:p>
      <text:p text:style-name="P145"><text:tab/>Aber leider ist es noch etwas schlimmer, denn eine innere Klasse hat vollen Zugriff auf</text:p>
      <text:p text:style-name="P145"><text:tab/>die Methoden und Variablen der äußeren Klassen, selbst wenn diese als <text:span text:style-name="T5">private</text:span> deklariert</text:p>
      <text:p text:style-name="P145"><text:tab/>sind. Dies ist notwendig, damit das Konzept der inneren Klasse funktioniert und führt</text:p>
      <text:p text:style-name="P145"><text:tab/>dazu, dass der Compiler die Zugriffsrechte „heimlich“ ändern muss. Somit sind vorher</text:p>
      <text:p text:style-name="P145"><text:tab/>geschützte Daten nun völlig einem Angreifer ausgeliefert.</text:p>
      <text:p text:style-name="P145"/>
      <text:list text:style-name="L71" text:continue-numbering="true">
        <text:list-item>
          <text:list text:continue-numbering="true">
            <text:list-item>
              <text:list text:continue-numbering="true">
                <text:list-item>
                  <text:p text:style-name="P154"><text:s/>Wenn möglich vermeiden, den Code zu signieren.</text:p>
                </text:list-item>
              </text:list>
            </text:list-item>
          </text:list>
        </text:list-item>
      </text:list>
      <text:p text:style-name="P145"><text:tab/>Diese Regel erscheint widersinnig, macht aber Sinn, wenn man sich vor Augen hält,</text:p>
      <text:p text:style-name="P145"><text:tab/>dass die JVM signierten Code mit mehr Rechten versieht. Ist der Code also unsigniert,</text:p>
      <text:p text:style-name="P145"><text:tab/>dann kann er auch weniger Schaden anrichten.</text:p>
      <text:p text:style-name="P145"/>
      <text:list text:style-name="L71" text:continue-numbering="true">
        <text:list-item>
          <text:list text:continue-numbering="true">
            <text:list-item>
              <text:list text:continue-numbering="true">
                <text:list-item>
                  <text:p text:style-name="P154"><text:s/>Wenn der Code signiert werden muss, dann sollte alles in ein Archiv gepackt werden.</text:p>
                </text:list-item>
              </text:list>
            </text:list-item>
          </text:list>
        </text:list-item>
      </text:list>
      <text:p text:style-name="P145"><text:tab/>Der Grund für diese Regel sind die unzureichenden Code-Signatur Mechanismen, die eine </text:p>
      <text:p text:style-name="P145"><text:tab/>genaue Überprüfung von signierten Klassen schwer machen und die dadurch mögliche</text:p>
      <text:p text:style-name="P145"><text:tab/>sog <text:span text:style-name="T5">Mix-and-Match </text:span>Attacke. Bei diesem Angriff bündelt der Angreifer signierte Klassen</text:p>
      <text:p text:style-name="P145"><text:tab/>zusammen mit seinen unsignierten Klassen, oder mit anderen signierten Klassen.</text:p>
      <text:p text:style-name="P145"><text:tab/>Dieser Angriff kann erschwert werden, indem nur Gruppen von Klassen (in Archiven</text:p>
      <text:p text:style-name="P145"><text:tab/>zusammengefasst) signiert werden.</text:p>
      <text:p text:style-name="P145"><text:tab/>Desweiteren sollte es möglich sein die Signatur und Version einer Klasse genau zu</text:p>
      <text:p text:style-name="P145"><text:tab/>verifizieren, um somit nicht signierte Klassen besser zu erkennen. Die Versionsprüfung</text:p>
      <text:p text:style-name="P145"><text:tab/>kann durch eine spezielle Methode, die Teil der signierten Klasse ist und den Wert </text:p>
      <text:p text:style-name="P145"><text:tab/>einer als <text:span text:style-name="T5">final</text:span> deklarierten Variable zurückgibt, erreicht werden.</text:p>
      <text:p text:style-name="P145"/>
      <text:list text:style-name="L71" text:continue-numbering="true">
        <text:list-item>
          <text:list text:continue-numbering="true">
            <text:list-item>
              <text:list text:continue-numbering="true">
                <text:list-item>
                  <text:p text:style-name="P154"><text:s/>Klassen sollten nicht klonbar sein.</text:p>
                </text:list-item>
              </text:list>
            </text:list-item>
          </text:list>
        </text:list-item>
      </text:list>
      <text:p text:style-name="P145"><text:tab/>Mit Hilfe von Java's Cloning-Mechanismus ist es einem Angreifer möglich eine Instanz</text:p>
      <text:p text:style-name="P145"><text:tab/>einer Klasse zu kreieren ohne den <text:span text:style-name="T5">Constructor</text:span> auszuführen. Sollte die Klasse nicht klon-</text:p>
      <text:p text:style-name="P145"><text:tab/>bar sein, dann kann man immer noch eine Unterklasse erzeugen und diese <text:span text:style-name="T41">java.</text:span></text:p>
      <text:p text:style-name="P145"><text:span text:style-name="T41"><text:tab/>lang.Cloneable</text:span> implementieren lassen. Anschließend muss nur noch das Speicher-</text:p>
      <text:p text:style-name="P145"><text:tab/>abbild kopiert werden.</text:p>
      <text:p text:style-name="P145"><text:tab/>Um das zu verhindern, sollten alle Objekte nicht klonbar sein. Die sgeht wie folgt:</text:p>
      <text:p text:style-name="P145"/>
      <text:p text:style-name="P156"><text:tab/>public final void clone() throws java.lang.CloneNot</text:p>
      <text:p text:style-name="P156"><text:tab/>SupportedException {</text:p>
      <text:p text:style-name="P156"><text:tab/><text:tab/>throw new java.lang.CloneNotSupportedException();</text:p>
      <text:p text:style-name="P156"><text:tab/>}</text:p>
      <text:p text:style-name="P156"/>
      <text:p text:style-name="P145"><text:tab/>Wenn eine Klasse jedoch klonbar sein soll, dann empfiehlt es sich seine eigene <text:span text:style-name="T41">clone()</text:span></text:p>
      <text:p text:style-name="P145"><text:tab/>Methode zu definieren und diese <text:span text:style-name="T5">final</text:span> zu setzen:</text:p>
      <text:p text:style-name="P145"/>
      <text:p text:style-name="P156"><text:tab/>public final void clone() throws java.lang.CloneNot</text:p>
      <text:p text:style-name="P156"><text:tab/>SupportedException {</text:p>
      <text:p text:style-name="P156"><text:tab/><text:tab/>super.clone();</text:p>
      <text:p text:style-name="P156"><text:tab/>}</text:p>
      <text:p text:style-name="P153"/>
      <text:p text:style-name="P153"><text:tab/><text:span text:style-name="T117">Wenn das klonen von Objekten benötigt wird, dann ist es ratsam immer eine Kopie des </text:span></text:p>
      <text:p text:style-name="P145"><text:tab/>Objekts zurückzugeben.</text:p>
      <text:p text:style-name="P153"/>
      <text:list text:style-name="L71" text:continue-numbering="true">
        <text:list-item>
          <text:list text:continue-numbering="true">
            <text:list-item>
              <text:list text:continue-numbering="true">
                <text:list-item>
                  <text:p text:style-name="P154"><text:s/>Klassen sollten nicht serialisierbar sein.</text:p>
                </text:list-item>
              </text:list>
            </text:list-item>
          </text:list>
        </text:list-item>
      </text:list>
      <text:p text:style-name="P145"><text:tab/>Ein Angreifer kann ein komplettes Abbild einer Klasse inklusive ihrer privaten Daten</text:p>
      <text:p text:style-name="P145"><text:tab/>(nicht der Standard) und Methoden und allen referenzierten Objekten erhalten, indem er</text:p>
      <text:p text:style-name="P145"><text:tab/>sich der Serialisierbarkeit von Klassen bedient.</text:p>
      <text:p text:style-name="P145"><text:tab/>Zum Schutz kann die Methode <text:span text:style-name="T41">writeObject()</text:span> selbst definiert und <text:span text:style-name="T5">final</text:span> deklariert</text:p>
      <text:p text:style-name="P145"><text:tab/>werden:</text:p>
      <text:p text:style-name="P145"/>
      <text:p text:style-name="P145"><text:tab/><text:span text:style-name="T41">private final void writeObject(ObjectOutputStream out) throws</text:span></text:p>
      <text:p text:style-name="P156"><text:tab/>java.io.IOException</text:p>
      <text:p text:style-name="P156"><text:tab/>{</text:p>
      <text:p text:style-name="P156"><text:tab/><text:tab/>throw new java.io.IOException("Object cannot be</text:p>
      <text:p text:style-name="P156"><text:tab/><text:tab/><text:tab/><text:tab/><text:tab/><text:tab/><text:tab/><text:tab/><text:tab/><text:tab/><text:tab/>serialized");</text:p>
      <text:p text:style-name="P156"><text:tab/>}</text:p>
      <text:p text:style-name="P145"/>
      <text:p text:style-name="P145"><text:tab/>Serialisierte Objekte befinden sich bis zu ihrer Deserialisierung außerhalb des Einflusses</text:p>
      <text:p text:style-name="P145"><text:tab/>von Java's Sicherheitsmaschinerie.</text:p>
      <text:p text:style-name="P145"/>
      <text:p text:style-name="P145"><text:tab/>Ist es nötig Objekte zu serialisieren, dann sollten <text:span text:style-name="T5">Handles</text:span> zu Systemressourcen oder</text:p>
      <text:p text:style-name="P145"><text:tab/>relative Verweise im Adressraum mit dem Schlüsselwort <text:span text:style-name="T41">transient</text:span> versehen werden.</text:p>
      <text:p text:style-name="P145"><text:tab/>Ansonsten kann dieser Verweis im serialisierten Zustand geändert werden und nach dem</text:p>
      <text:p text:style-name="P145"><text:tab/>Deserialisieren auf ganz anderes Ressourcen oder Speicherbereiche zeigen.</text:p>
      <text:p text:style-name="P145"/>
      <text:p text:style-name="P145"><text:tab/>Desweiteren sollten keine privaten/sensiblen Daten mit den Methoden <text:span text:style-name="T41">DataOutput()</text:span></text:p>
      <text:p text:style-name="P145"><text:tab/>bzw. <text:span text:style-name="T41">DataInput()</text:span> verarbeitet werden, denn diese können vom Angreifer reimple-</text:p>
      <text:p text:style-name="P145"><text:tab/>mentiert werden.</text:p>
      <text:p text:style-name="P145"/>
      <text:p text:style-name="P145"/>
      <text:list text:style-name="L71" text:continue-numbering="true">
        <text:list-item>
          <text:list text:continue-numbering="true">
            <text:list-item>
              <text:list text:continue-numbering="true">
                <text:list-item>
                  <text:p text:style-name="P154"><text:s/>Klassen sollten nicht deserialisierbar sein.</text:p>
                </text:list-item>
              </text:list>
            </text:list-item>
          </text:list>
        </text:list-item>
      </text:list>
      <text:p text:style-name="P153"><text:tab/><text:span text:style-name="T117">Der umgekehrte Fall ist sogar noch wichtiger. Auch wenn eine Klasse nicht serialisiert</text:span></text:p>
      <text:p text:style-name="P145"><text:tab/>werden kann, so ist es immer noch möglich sie zu deserialisieren. Sprich, ein Angreifer</text:p>
      <text:p text:style-name="P145"><text:tab/>kann seinen Bytecode benutzen, um ein anders Objekt zu überschreiben.</text:p>
      <text:p text:style-name="P145"/>
      <text:p text:style-name="P145"><text:tab/>Hierfür ist die Methode <text:span text:style-name="T41">readObject() </text:span>verantwortlich:</text:p>
      <text:p text:style-name="P145"/>
      <text:p text:style-name="P145"><text:tab/><text:span text:style-name="T41">private final void readObject(ObjectInputStream in) throws</text:span></text:p>
      <text:p text:style-name="P156"><text:tab/>java.io.IOException</text:p>
      <text:p text:style-name="P156"><text:tab/>{</text:p>
      <text:p text:style-name="P156"><text:tab/><text:tab/>throw new java.io.IOException("Class cannot be</text:p>
      <text:p text:style-name="P156"><text:tab/><text:tab/><text:tab/><text:tab/><text:tab/><text:tab/><text:tab/><text:tab/><text:tab/><text:tab/><text:tab/>deserialized");</text:p>
      <text:p text:style-name="P156"><text:tab/>}</text:p>
      <text:p text:style-name="P145"/>
      <text:p text:style-name="P145"><text:tab/>Wenn man aber das Deserialisieren von Objekten unterstützen will, dann sollte die eigene</text:p>
      <text:p text:style-name="P145"><text:tab/><text:span text:style-name="T41">readObject()</text:span> Methode das <text:span text:style-name="T41">ObjectInputValidation</text:span> Interface benutzen, um die</text:p>
      <text:p text:style-name="P145"><text:tab/>Korrektheit des zu erstellenden Objekts zu verifizieren.</text:p>
      <text:p text:style-name="P145"/>
      <text:list text:style-name="L71" text:continue-numbering="true">
        <text:list-item>
          <text:list text:continue-numbering="true">
            <text:list-item>
              <text:list text:continue-numbering="true">
                <text:list-item>
                  <text:p text:style-name="P154"><text:s/>Klassen sollten nicht mit Hilfe ihres Namens identifiziert werden.</text:p>
                </text:list-item>
              </text:list>
            </text:list-item>
          </text:list>
        </text:list-item>
      </text:list>
      <text:p text:style-name="P145"><text:tab/>Es kann vorkommen, dass man die Klassen zweier Objekte vergleichen möchte oder eine</text:p>
      <text:p text:style-name="P145"><text:tab/>bestimmte Klasse in einem Objekt sucht. Hierfür sollte nicht der Name der Klasse be-</text:p>
      <text:p text:style-name="P145"><text:tab/>nutzt werden. Klassennamen sind nicht eindeutig in einer JVM, mehrere Klassen können</text:p>
      <text:p text:style-name="P145"><text:tab/>also den selben Namen tragen. Stattdessen sollte die Klassen direkt verglichen werden:</text:p>
      <text:p text:style-name="P145"/>
      <text:p text:style-name="P156"><text:tab/>if(a.getClass() == b.getClass()){</text:p>
      <text:p text:style-name="P156"><text:s text:c="5"/><text:tab/>// objects have the same class</text:p>
      <text:p text:style-name="P156"><text:tab/>}else{</text:p>
      <text:p text:style-name="P156"><text:s text:c="5"/><text:tab/>// objects have different classes</text:p>
      <text:p text:style-name="P156"><text:tab/>}</text:p>
      <text:p text:style-name="P145"/>
      <text:p text:style-name="P145"/>
      <text:p text:style-name="P145"><text:tab/>Hier ein negatives Beispiel zum Auffinden der Klasse <text:span text:style-name="T41">Foo</text:span>:</text:p>
      <text:p text:style-name="P145"/>
      <text:p text:style-name="P156"><text:tab/>if(obj.getClass().getName().equals("Foo")) <text:s text:c="2"/>// Wrong!</text:p>
      <text:p text:style-name="P156"><text:s text:c="5"/><text:tab/>// objects class is named Foo</text:p>
      <text:p text:style-name="P156"><text:tab/>}else{</text:p>
      <text:p text:style-name="P156"><text:s text:c="5"/><text:tab/>// object's class has some other name</text:p>
      <text:p text:style-name="P156"><text:tab/>}</text:p>
      <text:p text:style-name="P156"/>
      <text:p text:style-name="P156"/>
      <text:p text:style-name="P145"><text:tab/>Besser geht es mit:</text:p>
      <text:p text:style-name="P145"/>
      <text:p text:style-name="P156"><text:tab/>if(obj.getClass() == this.getClassLoader().loadClass("Foo")){</text:p>
      <text:p text:style-name="P156"><text:tab/><text:tab/>// object's class is equal to the class that this class</text:p>
      <text:p text:style-name="P156"><text:tab/><text:tab/> <text:s text:c="2"/>calls "Foo"</text:p>
      <text:p text:style-name="P156"><text:tab/>}else{</text:p>
      <text:p text:style-name="P156"><text:tab/><text:tab/>// object's class is not equal to the class that </text:p>
      <text:p text:style-name="P156"><text:tab/><text:tab/>// this class calls "Foo"</text:p>
      <text:p text:style-name="P156"><text:tab/>}</text:p>
      <text:p text:style-name="P145"/>
      <text:p text:style-name="P145"><text:tab/>Diese Vorsichtsmaßnahmen sollen helfen sich gegen die o.g. <text:span text:style-name="T5">Mix-and-Match</text:span> Attacke zu</text:p>
      <text:p text:style-name="P145"><text:tab/>schützen. Leider ist man bei bestimmten Methodenaufrufen dazu gezwungen Namen</text:p>
      <text:p text:style-name="P145"><text:tab/>zu verwenden. Dieser Umstand kann nur von den Java-Herstellern behoben werden.</text:p>
      <text:p text:style-name="P145"/>
      <text:list text:style-name="L71" text:continue-numbering="true">
        <text:list-item>
          <text:list text:continue-numbering="true">
            <text:list-item>
              <text:list text:continue-numbering="true">
                <text:list-item>
                  <text:p text:style-name="P154"><text:s/>„Geheimnisse“ sollten nicht im Code festverdrahtet werden.</text:p>
                </text:list-item>
              </text:list>
            </text:list-item>
          </text:list>
        </text:list-item>
      </text:list>
      <text:p text:style-name="P145"><text:tab/>Diese Regel ist natürlich nicht nur auf Java gemünzt und taucht auch schon weiter oben</text:p>
      <text:p text:style-name="P145"><text:tab/>im Text auf. Geheimnisse wie Passwörter, etc. sollten nicht im Code enthalten sein.</text:p>
      <text:p text:style-name="P145"/>
      <text:list text:style-name="L71" text:continue-numbering="true">
        <text:list-item>
          <text:list text:continue-numbering="true">
            <text:list-item>
              <text:list text:continue-numbering="true">
                <text:list-item>
                  <text:p text:style-name="P154"><text:s/>Keine Referenzen zu internen Arrays zurückgeben.</text:p>
                </text:list-item>
              </text:list>
            </text:list-item>
          </text:list>
        </text:list-item>
      </text:list>
      <text:p text:style-name="P145"><text:tab/>Diese Regel taucht indirekt mehrmals in dieser Sektion auf, wird hier aber genauer</text:p>
      <text:p text:style-name="P145"><text:tab/>beleuchtet. Wenn ein Array sensible Daten enthält oder die Operationen, die auf diesen</text:p>
      <text:p text:style-name="P145"><text:tab/>Daten basieren, sicherheitsrelevant sind, dann muss immer mit Kopien gearbeitet werden.</text:p>
      <text:p text:style-name="P145"><text:tab/>Auch wenn das Array nur unveränderbare Objekte wir <text:span text:style-name="T5">Strings</text:span> beherbergt ist diese Regel</text:p>
      <text:p text:style-name="P145"><text:tab/>zu beachten.</text:p>
      <text:p text:style-name="P153"/>
      <text:list text:style-name="L71" text:continue-numbering="true">
        <text:list-item>
          <text:list text:continue-numbering="true">
            <text:list-item>
              <text:list text:continue-numbering="true">
                <text:list-item>
                  <text:p text:style-name="P154"><text:s/>Keine Eingabedaten direkt benutzen.</text:p>
                </text:list-item>
              </text:list>
            </text:list-item>
          </text:list>
        </text:list-item>
      </text:list>
      <text:p text:style-name="P145"><text:tab/>Hierbei handelt es um eine Variation der vorherigen Regel. Wenn Objekte vom Benutzer </text:p>
      <text:p text:style-name="P145"><text:tab/>entgegengenommen werden, dann empfiehlt es sich diese Objekte zu kopieren (klonen).</text:p>
      <text:p text:style-name="P145"><text:tab/>Andererseits würde es dem Benutzer zu jeder Zeit möglich sein, die Objekte (oder deren</text:p>
      <text:p text:style-name="P145"><text:tab/>Inhalt) jederzeit zu ändern (bspw. <text:span text:style-name="T89">nach</text:span> einer Sicherheitsprüfung).</text:p>
      <text:p text:style-name="P145"/>
      <text:p text:style-name="P153"/>
      <text:list text:style-name="L71" text:continue-numbering="true">
        <text:list-item>
          <text:list text:continue-numbering="true">
            <text:list-item>
              <text:p text:style-name="P151"><text:s/>Sensible Daten im Speicher löschen</text:p>
            </text:list-item>
          </text:list>
        </text:list-item>
      </text:list>
      <text:p text:style-name="P101"><text:tab/>Die Verwaltung von sensiblen Klartextdaten unter Java gestaltet sich etwas schwierig.</text:p>
      <text:p text:style-name="P101"><text:tab/>Es ist leider nicht wie in C möglich mit <text:span text:style-name="T41">memset(3)</text:span> und <text:span text:style-name="T41">free(3)</text:span> Datenbereiche zu</text:p>
      <text:p text:style-name="P101"><text:tab/>überschreiben und anschließend zu entfernen. Genausowenig existiert ein Java-Äqui-</text:p>
      <text:p text:style-name="P101"><text:tab/>valent des Systemaufrufs <text:span text:style-name="T41">mlock(2)</text:span>, der das <text:span text:style-name="T5">Swapping</text:span> verhindert.</text:p>
      <text:p text:style-name="P101"><text:tab/>Der <text:span text:style-name="T5">Garbage Collector</text:span><text:span text:style-name="T36"> (GC) der JVM ist für die Objektverwaltung verantwortlich. Um ein </text:span></text:p>
      <text:p text:style-name="P145"><text:tab/>Objekt explizit frei zu geben müssen <text:span text:style-name="T89">alle</text:span> Referenzen auf <text:span text:style-name="T41">null</text:span> gesetzt werden. Bsp.:</text:p>
      <text:p text:style-name="P145"/>
      <text:p text:style-name="P156"><text:tab/>...</text:p>
      <text:p text:style-name="P156"><text:tab/>new CryptoKeyKeeper ckk = new CyptoKeyKeeper(strKey);</text:p>
      <text:p text:style-name="P156"><text:tab/>...<text:tab/><text:tab/><text:tab/>// ckk wird zum Ver- oder Entschlüsseln benutzt</text:p>
      <text:p text:style-name="P156"><text:tab/>ckk = null;<text:tab/>// lass den Garbage Collector seinen Job tun</text:p>
      <text:p text:style-name="P156"><text:tab/>...</text:p>
      <text:p text:style-name="P145"/>
      <text:p text:style-name="P145"><text:tab/>Dies löst zwar die Verbindung zwischen den laufenden Prozess und den Objekt auf, aber</text:p>
      <text:p text:style-name="P145"><text:tab/>der Speicherbereich ist immer noch nicht gelöscht. </text:p>
      <text:p text:style-name="P145"><text:tab/>Das Interval, in dem der <text:span text:style-name="T5">Garbage Collector</text:span> seine Arbeit verrichtet, ist nicht vorgege-</text:p>
      <text:p text:style-name="P145"><text:tab/>ben. Auch ist es unmöglich vorher zu sagen, ob der Speicherbereich durch ein neues Ob-</text:p>
      <text:p text:style-name="P145"><text:tab/>jekt überschrieben wird oder sogar jemals wieder von der JVM benutzt wird. Dieser Um-</text:p>
      <text:p text:style-name="P145"><text:tab/>stand erlaubt es einem Angreifer den <text:span text:style-name="T5">Heap</text:span> der JVM zu analysieren und sensible Daten in</text:p>
      <text:p text:style-name="P145"><text:tab/>Erfahrung zu bringen. Selbst Sun rät davon ab dem GC hier zu vertrauen.</text:p>
      <text:p text:style-name="P145"/>
      <text:p text:style-name="P145"><text:tab/>Ein Lösung wäre es eine spezielle Methode zur Verfügung zu stellen, die die sensiblen</text:p>
      <text:p text:style-name="P145"><text:tab/>Daten löscht. Damit diese Methode nicht explizit aufgerufen werden muss, kann einfach</text:p>
      <text:p text:style-name="P145"><text:tab/>die <text:span text:style-name="T5">finalize</text:span> Methode benutzt werden (sie wirkt ähnlich wie der <text:span text:style-name="T5">Destructor</text:span> in C++).</text:p>
      <text:p text:style-name="P145"><text:tab/>Zu Speicherung der Daten selbst sollten veränderbare Objekte wie Arrays benutzt werden</text:p>
      <text:p text:style-name="P145"><text:tab/>und keine <text:span text:style-name="T5">Strings</text:span>. Eine Zugriffsberechtigung von Typ <text:span text:style-name="T5">private</text:span> versteht sich von selbst.</text:p>
      <text:p text:style-name="P101"/>
      <text:p text:style-name="P152"/>
      <text:list text:style-name="L71" text:continue-numbering="true">
        <text:list-item>
          <text:list text:continue-numbering="true">
            <text:list-item>
              <text:p text:style-name="P151"><text:s/>Privilegierter Code</text:p>
            </text:list-item>
          </text:list>
        </text:list-item>
      </text:list>
      <text:p text:style-name="P152"><text:span text:style-name="T117"><text:tab/>Als erstes sollte geklärt werden, was privilegierter Code ist. Um Applets in einer S</text:span><text:span text:style-name="T118">andbox</text:span></text:p>
      <text:p text:style-name="P145"><text:tab/>den Zugriff auf Ressourcen zu erlauben, die sicherheitsrelevant sind, wie bspw. lokale</text:p>
      <text:p text:style-name="P145"><text:tab/>Dateien, können kurze Code-Stücke geschrieben werden, die mit höheren Privilegien</text:p>
      <text:p text:style-name="P145"><text:tab/>(<text:span text:style-name="T5">All Permissions</text:span>) ausgestattet werden. Hierfür dient die Methode <text:span text:style-name="T41">AccessControler</text:span></text:p>
      <text:p text:style-name="P145"><text:span text:style-name="T41"><text:tab/>.doPrivileged()</text:span> (s. Sun Java Dokumentation). Dieser Mechanismus hebelt die </text:p>
      <text:p text:style-name="P145"><text:tab/>eigentliche Vorschrift aus, die vorsieht, dass jede Methode im Ausführungspfad die </text:p>
      <text:p text:style-name="P145"><text:tab/>nötigen Privilegien haben muss, um auf die Ressource zuzugreifen.</text:p>
      <text:p text:style-name="P145"/>
      <text:p text:style-name="P101"><text:tab/>Dieser Code ist sehr sensibel. Aus diesem Grund sollte er kurz und sicher sein. Auf Ein-</text:p>
      <text:p text:style-name="P101"><text:tab/>gabedaten vom Benutzer sollte, wenn möglich, verzichtet werden (s. C SetUID Pro-</text:p>
      <text:p text:style-name="P101"><text:tab/>gramme). Der Rückgabewert sollte vor Manipulation geschützt sein (s. 12 Regeln), damit</text:p>
      <text:p text:style-name="P101"><text:tab/>der Ausgabe des privilegiertem Codes vertraut werden kann. Methoden mit der Dekla-</text:p>
      <text:p text:style-name="P101"><text:tab/>ration <text:span text:style-name="T5">protected</text:span><text:span text:style-name="T36"> können immer noch durch Vererbung/Erweiterung erreicht werden.</text:span></text:p>
      <text:p text:style-name="P145"/>
      <text:p text:style-name="P145"><text:tab/>Privilegierte Aufgaben sind:</text:p>
      <text:list text:style-name="L73">
        <text:list-item>
          <text:list>
            <text:list-item>
              <text:list>
                <text:list-item>
                  <text:p text:style-name="P158">Auslesen von Systemeigenschaften</text:p>
                </text:list-item>
                <text:list-item>
                  <text:p text:style-name="P158">Schreiben/Lesen von Dateien (auch wenn sie sich in java.home befinden)</text:p>
                </text:list-item>
                <text:list-item>
                  <text:p text:style-name="P158">Öffnen von Sockets</text:p>
                </text:list-item>
                <text:list-item>
                  <text:p text:style-name="P158">Laden von dynamischen Bibliotheken</text:p>
                </text:list-item>
              </text:list>
            </text:list-item>
          </text:list>
        </text:list-item>
      </text:list>
      <text:p text:style-name="P101"><text:tab/></text:p>
      <text:p text:style-name="P152"/>
      <text:list text:style-name="L71" text:continue-numbering="true">
        <text:list-item>
          <text:list text:continue-numbering="true">
            <text:list-item>
              <text:p text:style-name="P151"><text:s/>Mobiler Code und die JVM</text:p>
            </text:list-item>
          </text:list>
        </text:list-item>
      </text:list>
      <text:p text:style-name="P101"><text:tab/>Die JVM eines Browsers lädt Java-Bytecode (Applets) aus nicht vertrauenswürdigen</text:p>
      <text:p text:style-name="P101"><text:tab/>Quellen. Damit das Applet keinen Schaden anrichten kann gibt es die <text:span text:style-name="T5">Sandbox</text:span><text:span text:style-name="T36"> und</text:span></text:p>
      <text:p text:style-name="P145"><text:tab/>eine <text:span text:style-name="T5">Security Policy</text:span>, die die Aktionen des Applets überwacht und wenn nötig einschränkt.</text:p>
      <text:p text:style-name="P145"/>
      <text:p text:style-name="P145"><text:tab/>Die Java <text:span text:style-name="T5">Sandbox</text:span> (s.u.) ist soll gegen folg. Gefahren schützen:</text:p>
      <text:list text:style-name="L74">
        <text:list-item>
          <text:list>
            <text:list-item>
              <text:list>
                <text:list-item>
                  <text:p text:style-name="P159">Modifikation des Systems</text:p>
                </text:list-item>
                <text:list-item>
                  <text:p text:style-name="P159">Privatsspähre des Benutzers offen legen</text:p>
                </text:list-item>
                <text:list-item>
                  <text:p text:style-name="P160">Denial-of-Service</text:p>
                </text:list-item>
                <text:list-item>
                  <text:p text:style-name="P159">Lesen/Schreiben/Entfernen/Umbennen von Dateien/Verzeichnissen auf dem Client-System</text:p>
                </text:list-item>
                <text:list-item>
                  <text:p text:style-name="P159">Auslesen von Verzeichnisinhalten</text:p>
                </text:list-item>
                <text:list-item>
                  <text:p text:style-name="P159">Überprüfung der Existenz von Dateien</text:p>
                </text:list-item>
                <text:list-item>
                  <text:p text:style-name="P159">eruieren von Dateigröße, Zeitstempel, etc.</text:p>
                </text:list-item>
                <text:list-item>
                  <text:p text:style-name="P159">Öffnen/Entgegennehmen von Netzwerkverbindungen (Verbindungen zum Herkunftsrechner sind erlaubt</text:p>
                </text:list-item>
                <text:list-item>
                  <text:p text:style-name="P159">Erzeugen eines Top-Level Fenster ohne Warnung</text:p>
                </text:list-item>
                <text:list-item>
                  <text:p text:style-name="P159">definieren von Systemeigenschaften</text:p>
                </text:list-item>
                <text:list-item>
                  <text:p text:style-name="P159">Ausführen von Programmen auf dem Client-System (<text:span text:style-name="T41">Runtime.exec()</text:span>)</text:p>
                </text:list-item>
                <text:list-item>
                  <text:p text:style-name="P159">Beenden das Java-Interpreters (<text:span text:style-name="T41">System.exit()</text:span>, <text:span text:style-name="T41">Runtime.exit()</text:span>)</text:p>
                </text:list-item>
                <text:list-item>
                  <text:p text:style-name="P159">Laden von Bibliotheken des Client-Systems (<text:span text:style-name="T41">load()</text:span>, <text:span text:style-name="T41">loadLibrary()</text:span>)</text:p>
                </text:list-item>
                <text:list-item>
                  <text:p text:style-name="P159">erstellen/manipulieren eines Threads, der nicht Teil der Thread-Gruppe des Applets ist</text:p>
                </text:list-item>
                <text:list-item>
                  <text:p text:style-name="P159">erstellen des <text:span text:style-name="T5">ClassLoader</text:span></text:p>
                </text:list-item>
                <text:list-item>
                  <text:p text:style-name="P159">erstellen eines <text:span text:style-name="T5">SecurityManagers</text:span></text:p>
                </text:list-item>
                <text:list-item>
                  <text:p text:style-name="P159">erstellen von Netzerkkontrollfunktionen (<text:span text:style-name="T41">ContentHandlerFactory, SocketImplFactory, URLStreamHandlerFactory</text:span>)</text:p>
                </text:list-item>
                <text:list-item>
                  <text:p text:style-name="P159">definieren von Klassen, die Teil eines Pakets des Client-Systems sind</text:p>
                </text:list-item>
              </text:list>
            </text:list-item>
          </text:list>
        </text:list-item>
      </text:list>
      <text:p text:style-name="P145"><text:tab/></text:p>
      <text:p text:style-name="P145"><text:tab/>Wenn in der selben JVM zwei Applets in eigenen <text:span text:style-name="T5">Protection Domains</text:span> laufen, dann ist es</text:p>
      <text:p text:style-name="P101"><text:span text:style-name="T36"><text:tab/>möglich über von der JVM angebotene statische Variablen, die nicht als </text:span><text:span text:style-name="T5">final</text:span><text:span text:style-name="T36"> deklariert</text:span></text:p>
      <text:p text:style-name="P145"><text:tab/>sind, Daten auszutauschen. Das können einfache Informationen in Größe eines Bits sein,</text:p>
      <text:p text:style-name="P145"><text:tab/>oder aber komplette serialisierte Objekte. Hier wird diese statische Variable als sog.</text:p>
      <text:p text:style-name="P145"><text:tab/><text:span text:style-name="T5">Covert Channel</text:span> missbraucht.</text:p>
      <text:p text:style-name="P101"/>
      <text:p text:style-name="P101"><text:tab/>Desweiteren können statische Objekte, die von der JVM angeboten werden und nicht </text:p>
      <text:p text:style-name="P101"><text:tab/>als <text:span text:style-name="T5">private</text:span><text:span text:style-name="T36"> deklariert sind von allen Applets benutzt werden. Enthält bspw. eine solches</text:span></text:p>
      <text:p text:style-name="P145"><text:tab/>Objekt ein Array mit wichtigen Daten, dann können anderen Applets dieses Array aus-</text:p>
      <text:p text:style-name="P145"><text:tab/>lesen oder sogar manipulieren. Der Zugriff auf statische kann nicht geprüft werden!</text:p>
      <text:p text:style-name="P145"/>
      <text:list text:style-name="L75">
        <text:list-header>
          <text:p text:style-name="P161"/>
        </text:list-header>
      </text:list>
      <text:list text:style-name="L71" text:continue-numbering="true">
        <text:list-item>
          <text:list text:continue-numbering="true">
            <text:list-item>
              <text:p text:style-name="P151"><text:s/>Java's Sicherheitsmechanismen in der <text:span text:style-name="T5">Sandbox</text:span></text:p>
            </text:list-item>
          </text:list>
        </text:list-item>
      </text:list>
      <text:p text:style-name="P145"><text:tab/>Da mobiler Code, wie Java Applets, von überall her aus dem Internet geladen werden</text:p>
      <text:p text:style-name="P145"><text:tab/>kann, ohne, dass der Benutzer darauf großen Einfluss nehmen könnte, wurde die Java</text:p>
      <text:p text:style-name="P101"><text:span text:style-name="T36"><text:tab/></text:span><text:span text:style-name="T5">Sandbox</text:span><text:span text:style-name="T36"> entwickelt (stark verbessert mit JDK 1.1).</text:span></text:p>
      <text:p text:style-name="P145"/>
      <text:p text:style-name="P145"><text:tab/>Die verschiedenen Zugriffsebenen von Java:</text:p>
      <text:list text:style-name="L76">
        <text:list-item>
          <text:list>
            <text:list-item>
              <text:list>
                <text:list-item>
                  <text:p text:style-name="P162"><text:span text:style-name="T5">private:</text:span> Variablen und Klassen können nur aus der Klasse, die sie erstellt hat, erreicht werden.</text:p>
                </text:list-item>
                <text:list-item>
                  <text:p text:style-name="P162"><text:span text:style-name="T5">protected:</text:span> Variablen und Klassen können nur aus der Klasse, die sie erstellt hat, deren Unterklassen und Klassen aus dem selben Paket erreicht werden.</text:p>
                </text:list-item>
                <text:list-item>
                  <text:p text:style-name="P162"><text:span text:style-name="T5">public:</text:span> Variablen und Klassen können von überallher erreicht werden</text:p>
                </text:list-item>
                <text:list-item>
                  <text:p text:style-name="P162">Wenn nichts angegeben wurde, dann wird protected angenommen.</text:p>
                </text:list-item>
              </text:list>
            </text:list-item>
          </text:list>
        </text:list-item>
      </text:list>
      <text:p text:style-name="P145"/>
      <text:p text:style-name="P145"><text:tab/>Die <text:span text:style-name="T5">Sandbox</text:span> besteht aus drei Teilen:</text:p>
      <text:list text:style-name="L77">
        <text:list-item>
          <text:list>
            <text:list-item>
              <text:list>
                <text:list-item>
                  <text:p text:style-name="P163"><text:span text:style-name="T5">Verifier</text:span>: Überprüft den Bytecode jeder Klassendatei auf Korrektheit. Dies geschieht noch vor der Ausführung. Dabei werden mehrere Tests durchgeführt: Code-Format, Semantik, Speicherüber-/-unterläufe, Zeiger sind ok, Zugriffsbeschränkungen, Typisierung. Weitere Prüfungen finden zur Laufzeit statt. Dabei handelt es sich um die Zustandsübergänge von Datentypen</text:p>
                </text:list-item>
                <text:list-item>
                  <text:p text:style-name="P163"><text:span text:style-name="T5">Class Loader</text:span>: Verantwortlich dafür, dass Code von innerhalb und außerhalb des Systems geladen wird. Es wird zudem darauf geachtet, dass wichtige Teile der JVM nicht durch Klassen des Applets ersetzt werden. Als zweite Aufgabe hat der <text:span text:style-name="T5">Class Loader</text:span> dafür zu Sorgen, dass der <text:span text:style-name="T5">Namespace</text:span> vollständig und korrekt aufgebaut wird (sehr sicherheitskritisch).</text:p>
                </text:list-item>
                <text:list-item>
                  <text:p text:style-name="P164">Security Manager<text:span text:style-name="T36">: Der SM ist für die Kontrolle der Zugriffe auf die Java-API verantwortlich. Er ist der Grund für die bekannte </text:span>SecurityException<text:span text:style-name="T36">, die bei der Ausführung von Applets auftreten kann. Generell ist es so, dass der SM nicht vertrauenswürdigen Code kaum Rechte zuweist, wohingegen vertrauenswürdiger Code (signiert, Applikation) keinen Beschränkungen unterliegt. Jede JVM kann nur einen SM installieren (beim Start), der auch nicht deinstalliert werden kann. Leider ist es möglich, dass ein Applet alle </text:span>SecurityExceptions<text:span text:style-name="T36"> abfängt ohne sich zu beenden. Dadurch kann die </text:span>Policy<text:span text:style-name="T36"> des SMs eruiert werden ohne, dass es auffällt.</text:span></text:p>
                </text:list-item>
              </text:list>
            </text:list-item>
          </text:list>
        </text:list-item>
      </text:list>
      <text:p text:style-name="P145"/>
      <text:p text:style-name="P145"><text:tab/>Diese Mechanismen arbeiten Hand in Hand wie die Glieder einer Kette. Fällt nur eines</text:p>
      <text:p text:style-name="P145"><text:tab/>davon aus, dann ist die ganze Sicherheit der JVM gefährdet.</text:p>
      <text:p text:style-name="P145"><text:tab/></text:p>
      <text:p text:style-name="P101"/>
      <text:p text:style-name="P101"/>
      <text:p text:style-name="P101"/>
      <text:p text:style-name="P165"/>
      <text:list text:style-name="L71" text:continue-numbering="true">
        <text:list-item>
          <text:p text:style-name="P144">Kryptographie</text:p>
          <text:list>
            <text:list-item>
              <text:p text:style-name="P151"><text:s/>Kleine Einführung</text:p>
            </text:list-item>
          </text:list>
        </text:list-item>
      </text:list>
      <text:p text:style-name="P101"><text:tab/>Dieses Kapitel soll mit einer kleinen Einführung in die Kryptographie beginnen.</text:p>
      <text:p text:style-name="P101"><text:tab/>In der Kryptographie hat man sich u. a. folgende Ziele gesetzt:</text:p>
      <text:list text:style-name="L78">
        <text:list-item>
          <text:list>
            <text:list-item>
              <text:list>
                <text:list-item>
                  <text:list>
                    <text:list-item>
                      <text:p text:style-name="P166">Vertraulichkeit</text:p>
                    </text:list-item>
                    <text:list-item>
                      <text:p text:style-name="P166">Integrität</text:p>
                    </text:list-item>
                    <text:list-item>
                      <text:p text:style-name="P166">Authentizität</text:p>
                    </text:list-item>
                  </text:list>
                </text:list-item>
              </text:list>
            </text:list-item>
          </text:list>
        </text:list-item>
      </text:list>
      <text:p text:style-name="P101"><text:tab/>Dies wird mit Hilfe von Zahlentheorie, speziellen Algorithmen und Protokollen</text:p>
      <text:p text:style-name="P101"><text:tab/>erreicht.<text:note text:id="ftn4" text:note-class="footnote"><text:note-citation>4</text:note-citation><text:note-body><text:p text:style-name="Footnote">Die Mathematik, die als Grundlage dient, soll uns hier nicht interessieren.</text:p></text:note-body></text:note></text:p>
      <text:p text:style-name="P101"/>
      <text:p text:style-name="Standard"><text:span text:style-name="T119"><text:tab/>Zwei große Teilgebiete beherrschen die</text:span> Verschlüsselungstechnik. Zum einen sind es</text:p>
      <text:p text:style-name="Standard"><text:tab/>die klassischen symmetrischen Algorithmen und zum anderen die moderneren </text:p>
      <text:p text:style-name="Standard"><text:tab/>asymmetrischen Algorithmen.</text:p>
      <text:p text:style-name="Standard"/>
      <text:p text:style-name="Standard"><text:tab/>Die <text:span text:style-name="T89">symmetrischen Verfahren</text:span> wie bspw. DES, Blowfish, IDEA, usw. benutzen einen</text:p>
      <text:p text:style-name="Standard"><text:tab/>geheimen Schlüssel, der auf Sender- und Empfängerseite bekannt sein muss.</text:p>
      <text:p text:style-name="Standard"/>
      <text:p text:style-name="Standard"><draw:g text:anchor-type="paragraph" draw:z-index="4" draw:style-name="gr1"><draw:frame draw:style-name="gr31" draw:text-style-name="P167" svg:width="1.239cm" svg:height="0.9cm" svg:x="7.449cm" svg:y="2.61cm"><draw:image xlink:href="Pictures/2000021400002012000014BDE806DA07.wmf" xlink:type="simple" xlink:show="embed" xlink:actuate="onLoad"><text:p/></draw:image></draw:frame><draw:frame draw:style-name="gr32" draw:text-style-name="P167" svg:width="1.994cm" svg:height="1.239cm" svg:x="8.068cm" svg:y="0.049cm"><draw:image xlink:href="Pictures/200003EF000027110000104E5711B969.wmf" xlink:type="simple" xlink:show="embed" xlink:actuate="onLoad"><text:p/></draw:image></draw:frame><draw:frame draw:style-name="gr33" draw:text-style-name="P167" svg:width="0.966cm" svg:height="1.257cm" svg:x="5.35cm" svg:y="5.542cm"><draw:image xlink:href="Pictures/2000010A00001D0B000015E1CE431587.wmf" xlink:type="simple" xlink:show="embed" xlink:actuate="onLoad"><text:p/></draw:image></draw:frame><draw:frame draw:style-name="gr34" draw:text-style-name="P167" svg:width="1.241cm" svg:height="1.639cm" svg:x="3.12cm" svg:y="2.243cm"><draw:image xlink:href="Pictures/200000B8000022BF00002711669DE402.wmf" xlink:type="simple" xlink:show="embed" xlink:actuate="onLoad"><text:p/></draw:image></draw:frame><draw:frame draw:style-name="gr35" draw:text-style-name="P167" svg:width="1.237cm" svg:height="0.9cm" svg:x="9.304cm" svg:y="2.61cm"><draw:image xlink:href="Pictures/2000021400002012000014BDE806DA07.wmf" xlink:type="simple" xlink:show="embed" xlink:actuate="onLoad"><text:p/></draw:image></draw:frame><draw:frame draw:style-name="gr36" draw:text-style-name="P167" svg:width="0.966cm" svg:height="1.258cm" svg:x="12.051cm" svg:y="5.374cm"><draw:image xlink:href="Pictures/2000010A00001D0B000015E1CE431587.wmf" xlink:type="simple" xlink:show="embed" xlink:actuate="onLoad"><text:p/></draw:image></draw:frame><draw:frame draw:style-name="gr37" draw:text-style-name="P167" svg:width="1.546cm" svg:height="1.724cm" svg:x="4.976cm" svg:y="2.349cm"><draw:image xlink:href="Pictures/2000017B00002711000011FDEF655B50.wmf" xlink:type="simple" xlink:show="embed" xlink:actuate="onLoad"><text:p/></draw:image></draw:frame><draw:frame draw:style-name="gr38" draw:text-style-name="P167" svg:width="1.546cm" svg:height="1.724cm" svg:x="11.468cm" svg:y="2.349cm"><draw:image xlink:href="Pictures/2000017B00002711000011FDEF655B50.wmf" xlink:type="simple" xlink:show="embed" xlink:actuate="onLoad"><text:p/></draw:image></draw:frame><draw:line draw:style-name="gr39" draw:text-style-name="P167" svg:x1="4.356cm" svg:y1="2.975cm" svg:x2="5.185cm" svg:y2="2.975cm"><text:p/></draw:line><draw:line draw:style-name="gr40" draw:text-style-name="P167" svg:x1="5.732cm" svg:y1="5.311cm" svg:x2="5.732cm" svg:y2="4.12cm"><text:p/></draw:line><draw:line draw:style-name="gr41" draw:text-style-name="P167" svg:x1="6.62cm" svg:y1="2.975cm" svg:x2="7.449cm" svg:y2="2.975cm"><text:p/></draw:line><draw:line draw:style-name="gr42" draw:text-style-name="P167" svg:x1="12.396cm" svg:y1="5.264cm" svg:x2="12.396cm" svg:y2="4.072cm"><text:p/></draw:line><draw:line draw:style-name="gr43" draw:text-style-name="P167" svg:x1="10.541cm" svg:y1="2.975cm" svg:x2="11.469cm" svg:y2="2.975cm"><text:p/></draw:line><draw:line draw:style-name="gr44" draw:text-style-name="P167" svg:x1="13.015cm" svg:y1="2.975cm" svg:x2="13.941cm" svg:y2="2.975cm"><text:p/></draw:line><draw:line draw:style-name="gr45" draw:text-style-name="P167" svg:x1="6.521cm" svg:y1="6.267cm" svg:x2="11.777cm" svg:y2="6.267cm"><text:p/></draw:line><draw:line draw:style-name="gr46" draw:text-style-name="P167" svg:x1="8.068cm" svg:y1="2.61cm" svg:x2="8.685cm" svg:y2="1.146cm"><text:p/></draw:line><draw:line draw:style-name="gr47" draw:text-style-name="P167" svg:x1="9.304cm" svg:y1="1.146cm" svg:x2="9.921cm" svg:y2="2.608cm"><text:p/></draw:line><draw:frame draw:style-name="gr48" draw:text-style-name="P169" svg:width="2.657cm" svg:height="0.571cm" svg:x="7.759cm" svg:y="6.879cm"><draw:text-box><text:p text:style-name="P168"><text:span text:style-name="T120">sicherer Kanal</text:span></text:p></draw:text-box></draw:frame><draw:frame draw:style-name="gr49" draw:text-style-name="P169" svg:width="1.41cm" svg:height="0.518cm" svg:x="13.941cm" svg:y="1.728cm"><draw:text-box><text:p text:style-name="P168"><text:span text:style-name="T120">Klartext</text:span></text:p></draw:text-box></draw:frame><draw:frame draw:style-name="gr50" draw:text-style-name="P169" svg:width="1.41cm" svg:height="0.518cm" svg:x="3.12cm" svg:y="1.728cm"><draw:text-box><text:p text:style-name="P168"><text:span text:style-name="T120">Klartext</text:span></text:p></draw:text-box></draw:frame><draw:frame draw:style-name="gr51" draw:text-style-name="P169" svg:width="3.119cm" svg:height="0.572cm" svg:x="7.706cm" svg:y="1.644cm"><draw:text-box><text:p text:style-name="P168"><text:span text:style-name="T120">unsicherer Kanal</text:span></text:p></draw:text-box></draw:frame><draw:frame draw:style-name="gr52" draw:text-style-name="P170" svg:width="1.782cm" svg:height="1.022cm" svg:x="4.84cm" svg:y="6.849cm"><draw:text-box><text:p text:style-name="P168"><text:span text:style-name="T120">geheimer</text:span></text:p><text:p text:style-name="P168"><text:span text:style-name="T120">Schlüssel</text:span></text:p></draw:text-box></draw:frame><draw:frame draw:style-name="gr53" draw:text-style-name="P169" svg:width="1.782cm" svg:height="1.022cm" svg:x="11.641cm" svg:y="6.849cm"><draw:text-box><text:p text:style-name="P168"><text:span text:style-name="T120">geheimer</text:span></text:p><text:p text:style-name="P168"><text:span text:style-name="T120">Schlüssel</text:span></text:p></draw:text-box></draw:frame><draw:frame draw:style-name="gr54" draw:text-style-name="P169" svg:width="2.195cm" svg:height="0.518cm" svg:x="4.845cm" svg:y="1.728cm"><draw:text-box><text:p text:style-name="P168"><text:span text:style-name="T120">Algorithmus</text:span></text:p></draw:text-box></draw:frame><draw:frame draw:style-name="gr55" draw:text-style-name="P169" svg:width="2.195cm" svg:height="0.518cm" svg:x="11.338cm" svg:y="1.728cm"><draw:text-box><text:p text:style-name="P168"><text:span text:style-name="T120">Algorithmus</text:span></text:p></draw:text-box></draw:frame><draw:frame draw:style-name="gr56" draw:text-style-name="P169" svg:width="1.893cm" svg:height="0.581cm" svg:x="7.272cm" svg:y="3.536cm"><draw:text-box><text:p text:style-name="P168"><text:span text:style-name="T120">Chiffretext</text:span></text:p></draw:text-box></draw:frame><draw:frame draw:style-name="gr57" draw:text-style-name="P169" svg:width="2.008cm" svg:height="0.516cm" svg:x="9.195cm" svg:y="3.557cm"><draw:text-box><text:p text:style-name="P168"><text:span text:style-name="T120"><text:s/></text:span><text:span text:style-name="T120">Chiffretext</text:span></text:p></draw:text-box></draw:frame><draw:frame draw:style-name="gr58" draw:text-style-name="P171" svg:width="0.004cm" svg:height="0.69cm" svg:x="10.232cm" svg:y="5.535cm"><draw:text-box><text:p/></draw:text-box></draw:frame><draw:frame draw:style-name="gr59" draw:text-style-name="P167" svg:width="1.241cm" svg:height="1.639cm" svg:x="14.031cm" svg:y="2.323cm"><draw:image xlink:href="Pictures/200000B8000022BF00002711669DE402.wmf" xlink:type="simple" xlink:show="embed" xlink:actuate="onLoad"><text:p/></draw:image></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Symmetrische Algorithmen sind oft sog. Block-Chiffre, da sie Daten in Blöcke</text:p>
      <text:p text:style-name="Standard"><text:tab/>von <text:span text:style-name="T5">n</text:span><text:span text:style-name="T36"> Bits verarbeiten. Dabei müssen fehlende Bits vom Benutzer aufgefüllt werden</text:span></text:p>
      <text:p text:style-name="Standard"><text:span text:style-name="T36"><text:tab/>sog. </text:span><text:span text:style-name="T5">Padding</text:span><text:span text:style-name="T36">. Verwandte Systeme sind die Strom-Chiffre (</text:span><text:span text:style-name="T5">RC4</text:span><text:span text:style-name="T36"> ist am weitesten</text:span></text:p>
      <text:p text:style-name="P40"><text:tab/>verbreitet). Sie geben mit jeden Aufruf nur 1 Bit aus und benötigen kein <text:span text:style-name="T5">Padding</text:span>.</text:p>
      <text:p text:style-name="P40"><text:tab/>Zudem arbeiten die Algorithmen in verschiedenen Modi:</text:p>
      <text:list text:style-name="L79">
        <text:list-item>
          <text:list>
            <text:list-item>
              <text:list>
                <text:list-item>
                  <text:list>
                    <text:list-item>
                      <text:p text:style-name="P172"><text:span text:style-name="T89">Electronic Code Bock (ECB)</text:span>: jeder Block wird unabhängig verschlüsselt (unsicher)</text:p>
                    </text:list-item>
                    <text:list-item>
                      <text:p text:style-name="P173"><text:span text:style-name="T121">Cipher Block Chaining (CBC)</text:span><text:span text:style-name="T36">: XOR-Verknüpfung von jedem </text:span><text:span text:style-name="T5">i</text:span><text:span text:style-name="T36">-ten Klartextblock mit dem vorherigen Chiffretextblock: C</text:span><text:span text:style-name="T122">i</text:span><text:span text:style-name="T36"> := P</text:span><text:span text:style-name="T122">i</text:span> XOR C<text:span text:style-name="T123">i-1</text:span><text:span text:style-name="T124">. Für P</text:span><text:span text:style-name="T125">0</text:span><text:span text:style-name="T124"> wird ein zufälliger (aber nicht geheimer) Initialisierungsvektor IV benötigt. Der selbe IV sollte nicht wiederholt werden. In einigen Protokollen </text:span><text:span text:style-name="T126">(authenticate-then-encrypt</text:span><text:span text:style-name="T127"> AtE</text:span><text:span text:style-name="T126">)</text:span><text:span text:style-name="T124"> kann die Handhabung des </text:span><text:span text:style-name="T126">Padding-</text:span><text:span text:style-name="T127">Segments</text:span><text:span text:style-name="T124"> mit einem </text:span><text:span text:style-name="T126">Ciphertext Only</text:span><text:span text:style-name="T127"> Angriff ausgenutzt werden (</text:span><text:a xlink:type="simple" xlink:href="http://lasecwww.epfl.ch/pub/lasec/doc/Vau02a.ps"><text:span text:style-name="T128">Security Flaws Induced by CBC Padding Applications to SSL, IPSEC, WTLS, ...)</text:span></text:a><text:span text:style-name="T127"> (</text:span><text:a xlink:type="simple" xlink:href="http://www.openssl.org/~bodo/tls-cbc.txt"><text:span text:style-name="T128">http://www.openssl.org/~bodo/tls-cbc.txt</text:span></text:a><text:span text:style-name="T127">).</text:span></text:p>
                    </text:list-item>
                    <text:list-item>
                      <text:p text:style-name="P174"><text:span text:style-name="T89">Output Feedback (OFB)</text:span>: wiederholtes Verschlüsseln eines Initialwertes zum Erzeugen eines Schlüsselstroms. XOR-Verknüpfung des Klartextes mit dem Schlüsselstrom (s. <text:span text:style-name="T5">One-Time-Pad</text:span><text:span text:style-name="T36">) Schlüsselstrom darf nicht wiederverwendet werden!</text:span></text:p>
                    </text:list-item>
                    <text:list-item>
                      <text:p text:style-name="P173"><text:span text:style-name="T129">Counter (CTR)</text:span><text:span text:style-name="T127">: Ebenfalls ein Strom-Chiffre Modus, der seinen Schlüsselstrom mit Hilfe eines Zufallwertes </text:span><text:span text:style-name="T126">nonce</text:span><text:span text:style-name="T127"> und einem Zähler </text:span><text:span text:style-name="T126">i</text:span><text:span text:style-name="T127"> erzeugt: K</text:span><text:span text:style-name="T122">i</text:span><text:span text:style-name="T127"> := E(K, nonce || i), für i = 1, ..., k und C</text:span><text:span text:style-name="T122">i</text:span><text:span text:style-name="T127"> := P</text:span><text:span text:style-name="T122">i</text:span><text:span text:style-name="T127"> XOR K</text:span><text:span text:style-name="T122">i</text:span><text:span text:style-name="T127">. Schlüsselstrom und </text:span><text:span text:style-name="T126">Counter</text:span><text:span text:style-name="T127"> Paar darf nicht wiederbenutzt werden.</text:span></text:p>
                    </text:list-item>
                  </text:list>
                </text:list-item>
              </text:list>
            </text:list-item>
          </text:list>
        </text:list-item>
      </text:list>
      <text:p text:style-name="P175"><text:tab/>Jeder Modus bringt eigene Schwächen mit sich. Der ECB-Modus ist dabei am</text:p>
      <text:p text:style-name="P175"><text:tab/>anfälligsten, da er statistische Frequenzanalyse sowie den Austausch oder das</text:p>
      <text:p text:style-name="P175"><text:tab/>Entfernen von Chiffreblöcken erlaubt. Für genauere Informationen kann ich nur Bruce</text:p>
      <text:p text:style-name="P175"><text:tab/>Schneier's Buch <text:span text:style-name="T5">Applied Cryptography</text:span><text:span text:style-name="T130"> und </text:span><text:span text:style-name="T5">Practical Cryptography</text:span><text:span text:style-name="T130"> von Niels Ferguson</text:span></text:p>
      <text:p text:style-name="P176"><text:tab/>und Bruce Schneier empfehlen.</text:p>
      <text:p text:style-name="P176"><text:tab/>Statistisch betrachtet wiederholen sich (kollidieren) Chiffreblöcke nach 2<text:span text:style-name="T131">n/2 </text:span></text:p>
      <text:p text:style-name="P176"><text:span text:style-name="T131"><text:tab/></text:span>Durchläufen. Haben wir also einen Block-Chiffre mit 64-Bit Blocklänge, dann sollten</text:p>
      <text:p text:style-name="P176"><text:tab/>nicht mehr als 2<text:span text:style-name="T131">32</text:span> Blöcke verschickt werden. Ist diese Grenze erreicht müssen neue</text:p>
      <text:p text:style-name="P176"><text:tab/>Schlüssel ausgetauscht werden.</text:p>
      <text:p text:style-name="Standard"><text:tab/>Stromchiffre basieren lediglich auf einen Schlüsselstrom und der XOR-Operation.</text:p>
      <text:p text:style-name="Standard"><text:tab/>Das ist sehr einfach aber auch sehr gefährlich. Da XOR eine mathematische Operation</text:p>
      <text:p text:style-name="P177"><text:tab/>ist (<text:a xlink:type="simple" xlink:href="http://mathworld.wolfram.com/XOR.html">Addition Modulo 2</text:a>), besitzt sie Eigenschaften, die es einem Angreifer leicht machen</text:p>
      <text:p text:style-name="Standard"><text:tab/>den Chiffretext nach seinen Vorstellungen zu verändern. Dasselbe gilt für den </text:p>
      <text:p text:style-name="P178"><text:tab/>Initialisierugsvektor<text:span text:style-name="T36">, zwar ist hier das Problem nicht so drastisch aber trotzdem existent.</text:span></text:p>
      <text:p text:style-name="P176"><text:tab/>Wo möglich sollte statt eines Stromchiffre besser ein Blockchiffre mit entsprechendem</text:p>
      <text:p text:style-name="P176"><text:tab/>Modus eingesetzt werden. Ist das nicht realisierbar, dann muss der Chiffretext immer</text:p>
      <text:p text:style-name="P176"><text:tab/>mit Hilfe eines MACs überprüft werden (auch IVs sollten in der MAC-Berechnung</text:p>
      <text:p text:style-name="P176"><text:tab/>enthalten sein!). Desweiteren darf derselbe Schlüssel nicht mehrmals verwendet</text:p>
      <text:p text:style-name="P176"><text:tab/>werden und der Klartext darf nicht in die Hände des Angreifers gelangen bzw. bekannt</text:p>
      <text:p text:style-name="P176"><text:tab/>sein.</text:p>
      <text:p text:style-name="P176"/>
      <text:p text:style-name="P176"><text:tab/>Ein etwas moderneres Verfahren ist die <text:span text:style-name="T89">asymmetrische </text:span><text:span text:style-name="T51">bzw. </text:span><text:span text:style-name="T89">Public-Key </text:span></text:p>
      <text:p text:style-name="P176"><text:span text:style-name="T89"><text:tab/>Verschlüsselung</text:span>. Hier gibt es einen geheimen so wie einen öffentlichen Schlüssel.</text:p>
      <text:p text:style-name="P176"><text:tab/>Heutige Ansätze basieren auf die Faktorisierung von Primzahlen (RSA), diskreten</text:p>
      <text:p text:style-name="P176"><text:tab/>Logarithmen (ElGamal, DSA) und dessen Variationen mit elliptischen Kurven .</text:p>
      <text:p text:style-name="P176"><text:tab/>Die dafür notwendigen mathematischen Berechnungen sind wesentlich aufwendiger</text:p>
      <text:p text:style-name="P176"><text:tab/>als bei symmetrischen Algorithmen und werden deshalb nur zum Austausch geheimer</text:p>
      <text:p text:style-name="P176"><text:tab/>symmetrischer Schlüssel sowie für Digitale Signaturen benutzt.</text:p>
      <text:p text:style-name="P176"/>
      <text:p text:style-name="P176"><draw:g text:anchor-type="paragraph" draw:z-index="5" draw:style-name="gr1"><draw:frame draw:style-name="gr60" draw:text-style-name="P167" svg:width="1.304cm" svg:height="0.729cm" svg:x="7.198cm" svg:y="2.252cm"><draw:image xlink:href="Pictures/2000021400002012000014BDE806DA07.wmf" xlink:type="simple" xlink:show="embed" xlink:actuate="onLoad"><text:p/></draw:image></draw:frame><draw:frame draw:style-name="gr61" draw:text-style-name="P167" svg:width="2.102cm" svg:height="1.004cm" svg:x="7.851cm" svg:y="0.178cm"><draw:image xlink:href="Pictures/200003EF000027110000104E5711B969.wmf" xlink:type="simple" xlink:show="embed" xlink:actuate="onLoad"><text:p/></draw:image></draw:frame><draw:frame draw:style-name="gr62" draw:text-style-name="P167" svg:width="1.017cm" svg:height="0.886cm" svg:x="4.986cm" svg:y="4.625cm"><draw:image xlink:href="Pictures/2000010A00001D0B000015E1CE431587.wmf" xlink:type="simple" xlink:show="embed" xlink:actuate="onLoad"><text:p/></draw:image></draw:frame><draw:frame draw:style-name="gr63" draw:text-style-name="P167" svg:width="1.308cm" svg:height="1.329cm" svg:x="2.635cm" svg:y="1.954cm"><draw:image xlink:href="Pictures/200000B8000022BF00002711669DE402.wmf" xlink:type="simple" xlink:show="embed" xlink:actuate="onLoad"><text:p/></draw:image></draw:frame><draw:frame draw:style-name="gr64" draw:text-style-name="P167" svg:width="1.304cm" svg:height="0.729cm" svg:x="9.154cm" svg:y="2.252cm"><draw:image xlink:href="Pictures/2000021400002012000014BDE806DA07.wmf" xlink:type="simple" xlink:show="embed" xlink:actuate="onLoad"><text:p/></draw:image></draw:frame><draw:frame draw:style-name="gr65" draw:text-style-name="P167" svg:width="1.019cm" svg:height="1.02cm" svg:x="12.049cm" svg:y="4.491cm"><draw:image xlink:href="Pictures/2000010A00001D0B000015E1CE431587.wmf" xlink:type="simple" xlink:show="embed" xlink:actuate="onLoad"><text:p/></draw:image></draw:frame><draw:frame draw:style-name="gr66" draw:text-style-name="P167" svg:width="1.308cm" svg:height="1.329cm" svg:x="14.164cm" svg:y="1.954cm"><draw:image xlink:href="Pictures/200000B8000022BF00002711669DE402.wmf" xlink:type="simple" xlink:show="embed" xlink:actuate="onLoad"><text:p/></draw:image></draw:frame><draw:frame draw:style-name="gr67" draw:text-style-name="P167" svg:width="1.631cm" svg:height="1.398cm" svg:x="4.591cm" svg:y="2.039cm"><draw:image xlink:href="Pictures/2000017B00002711000011FDEF655B50.wmf" xlink:type="simple" xlink:show="embed" xlink:actuate="onLoad"><text:p/></draw:image></draw:frame><draw:frame draw:style-name="gr68" draw:text-style-name="P167" svg:width="1.629cm" svg:height="1.398cm" svg:x="11.437cm" svg:y="2.039cm"><draw:image xlink:href="Pictures/2000017B00002711000011FDEF655B50.wmf" xlink:type="simple" xlink:show="embed" xlink:actuate="onLoad"><text:p/></draw:image></draw:frame><draw:line draw:style-name="gr69" draw:text-style-name="P167" svg:x1="3.939cm" svg:y1="2.547cm" svg:x2="4.814cm" svg:y2="2.547cm"><text:p/></draw:line><draw:line draw:style-name="gr70" draw:text-style-name="P167" svg:x1="5.387cm" svg:y1="4.44cm" svg:x2="5.387cm" svg:y2="3.473cm"><text:p/></draw:line><draw:line draw:style-name="gr71" draw:text-style-name="P167" svg:x1="6.325cm" svg:y1="2.547cm" svg:x2="7.198cm" svg:y2="2.547cm"><text:p/></draw:line><draw:line draw:style-name="gr72" draw:text-style-name="P167" svg:x1="12.414cm" svg:y1="4.401cm" svg:x2="12.414cm" svg:y2="3.436cm"><text:p/></draw:line><draw:line draw:style-name="gr73" draw:text-style-name="P167" svg:x1="10.458cm" svg:y1="2.547cm" svg:x2="11.435cm" svg:y2="2.547cm"><text:p/></draw:line><draw:line draw:style-name="gr74" draw:text-style-name="P167" svg:x1="13.067cm" svg:y1="2.547cm" svg:x2="14.044cm" svg:y2="2.547cm"><text:p/></draw:line><draw:line draw:style-name="gr75" draw:text-style-name="P167" svg:x1="7.851cm" svg:y1="2.252cm" svg:x2="8.502cm" svg:y2="1.067cm"><text:p/></draw:line><draw:line draw:style-name="gr76" draw:text-style-name="P167" svg:x1="9.154cm" svg:y1="1.067cm" svg:x2="9.807cm" svg:y2="2.251cm"><text:p/></draw:line><draw:frame draw:style-name="gr77" draw:text-style-name="P169" svg:width="1.41cm" svg:height="0.512cm" svg:x="14.044cm" svg:y="1.538cm"><draw:text-box><text:p text:style-name="P168"><text:span text:style-name="T120">Klartext</text:span></text:p></draw:text-box></draw:frame><draw:frame draw:style-name="gr78" draw:text-style-name="P169" svg:width="1.41cm" svg:height="0.512cm" svg:x="2.635cm" svg:y="1.538cm"><draw:text-box><text:p text:style-name="P168"><text:span text:style-name="T120">Klartext</text:span></text:p></draw:text-box></draw:frame><draw:frame draw:style-name="gr79" draw:text-style-name="P169" svg:width="3.119cm" svg:height="0.512cm" svg:x="7.345cm" svg:y="1.492cm"><draw:text-box><text:p text:style-name="P168"><text:span text:style-name="T120">unsicherer Kanal</text:span></text:p></draw:text-box></draw:frame><draw:frame draw:style-name="gr80" draw:text-style-name="P180" svg:width="2.47cm" svg:height="2.042cm" svg:x="4.447cm" svg:y="5.685cm"><draw:text-box><text:p text:style-name="P179"><text:span text:style-name="T120">öffentlicher</text:span></text:p><text:p text:style-name="P179"><text:span text:style-name="T120">Schlüssel</text:span></text:p><text:p text:style-name="P179"><text:span text:style-name="T120">(für jederman</text:span></text:p><text:p text:style-name="P179"><text:span text:style-name="T120">zugänglich)</text:span></text:p></draw:text-box></draw:frame><draw:frame draw:style-name="gr81" draw:text-style-name="P169" svg:width="2.195cm" svg:height="0.512cm" svg:x="4.454cm" svg:y="1.538cm"><draw:text-box><text:p text:style-name="P168"><text:span text:style-name="T120">Algorithmus</text:span></text:p></draw:text-box></draw:frame><draw:frame draw:style-name="gr82" draw:text-style-name="P169" svg:width="2.195cm" svg:height="0.512cm" svg:x="11.299cm" svg:y="1.538cm"><draw:text-box><text:p text:style-name="P168"><text:span text:style-name="T120">Algorithmus</text:span></text:p></draw:text-box></draw:frame><draw:frame draw:style-name="gr83" draw:text-style-name="P169" svg:width="1.893cm" svg:height="0.512cm" svg:x="6.872cm" svg:y="3.02cm"><draw:text-box><text:p text:style-name="P168"><text:span text:style-name="T120">Chiffretext</text:span></text:p></draw:text-box></draw:frame><draw:frame draw:style-name="gr84" draw:text-style-name="P169" svg:width="1.893cm" svg:height="0.512cm" svg:x="9.04cm" svg:y="3.02cm"><draw:text-box><text:p text:style-name="P168"><text:span text:style-name="T120">Chiffretext</text:span></text:p></draw:text-box></draw:frame><draw:frame draw:style-name="gr85" draw:text-style-name="P171" svg:width="0.004cm" svg:height="0.558cm" svg:x="10.133cm" svg:y="4.621cm"><draw:text-box><text:p/></draw:text-box></draw:frame><draw:frame draw:style-name="gr86" draw:text-style-name="P180" svg:width="1.849cm" svg:height="1.532cm" svg:x="11.502cm" svg:y="5.565cm"><draw:text-box><text:p text:style-name="P179"><text:span text:style-name="T120">geheimer/</text:span></text:p><text:p text:style-name="P179"><text:span text:style-name="T120">privater</text:span></text:p><text:p text:style-name="P179"><text:span text:style-name="T120">Schlüssel</text:span></text:p></draw:text-box></draw:frame></draw:g><text:tab/></text:p>
      <text:list text:style-name="L79">
        <text:list-item>
          <text:list>
            <text:list-item>
              <text:list>
                <text:list-item>
                  <text:list>
                    <text:list-header>
                      <text:p text:style-name="P174"/>
                    </text:list-header>
                  </text:list>
                </text:list-item>
              </text:list>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Eine weitere wichtige Rolle spielen <text:span text:style-name="T89">kryptografische Hash-Funktionen</text:span><text:span text:style-name="T51"> und </text:span><text:span text:style-name="T89">Message</text:span></text:p>
      <text:p text:style-name="Standard"><text:span text:style-name="T89"><text:tab/>Authentication Codes</text:span> (MACs). Sie kommen überall da zum Einsatz wo Prüfsummen</text:p>
      <text:p text:style-name="Standard"><text:tab/>(auch <text:span text:style-name="T5">Message Digest</text:span>) mit fester Länge von Daten beliebiger Länge mit bestimmten</text:p>
      <text:p text:style-name="Standard"><text:tab/>Eigenschaften, die den Anforderungen in der Kryptographie genügen, erstellt werden</text:p>
      <text:p text:style-name="Standard"><text:tab/>müssen. Die bekanntesten Vertreter ihrer Art sind wohl MD5 und SHA1. Leider sind</text:p>
      <text:p text:style-name="Standard"><text:tab/>beide Algorithmen im Jahr 2004 und 2005 geschwächt worden. Durch die Arbeit</text:p>
      <text:p text:style-name="Standard"><text:tab/>einiger chinesischer Wissenschaftler konnte nachgewiesen werden, dass die</text:p>
      <text:p text:style-name="Standard"><text:tab/>Algorithmen in weniger Schritte als zunächst angenommen eine sog. Kollision</text:p>
      <text:p text:style-name="Standard"><text:tab/>erzeugen können. Ich will nicht weiter auf Angriffe gegen Hash-Funktionen eingehen,</text:p>
      <text:p text:style-name="Standard"><text:tab/>nur so viel, es gibt zwei Angriffsarten:</text:p>
      <text:list text:style-name="L80">
        <text:list-item>
          <text:list>
            <text:list-item>
              <text:list>
                <text:list-item>
                  <text:list>
                    <text:list-item>
                      <text:p text:style-name="P181"><text:span text:style-name="T89">Pre-Image:</text:span> Zu einer <text:span text:style-name="T89">gegebenen</text:span> Nachricht M<text:span text:style-name="T123">1</text:span> mit Message Digest H<text:span text:style-name="T123">1</text:span> kann eine Nachricht M<text:span text:style-name="T123">2</text:span> erzeugt werden, die ebenfalls die Prüfsumme H<text:span text:style-name="T123">1</text:span> erzeugt.</text:p>
                    </text:list-item>
                    <text:list-item>
                      <text:p text:style-name="P181"><text:span text:style-name="T89">Kollision</text:span>: Zu einer <text:span text:style-name="T89">beliebigen</text:span> Nachricht M<text:span text:style-name="T123">1</text:span> mit Message Digest H<text:span text:style-name="T123">1</text:span> kann eine Nachricht M<text:span text:style-name="T123">2</text:span> erzeugt werden, die ebenfalls die Prüfsumme H<text:span text:style-name="T123">1</text:span> erzeugt. (siehe auch Geburtstagsangriff/-paradoxon/-problem aus der Statistik; n-Bit Hash <text:span text:style-name="T132">*</text:span> O(2<text:span text:style-name="T131">n/2</text:span>) Operationen für Kollision)</text:p>
                    </text:list-item>
                  </text:list>
                </text:list-item>
              </text:list>
            </text:list-item>
          </text:list>
        </text:list-item>
      </text:list>
      <text:p text:style-name="Standard"><text:tab/>Trotz des großen Durchbruchs in der Kryptoanalyse dieser Hashalgorithmen ist die</text:p>
      <text:p text:style-name="Standard"><text:tab/>Auswirkung für den praktischen Bereich der Kryptographie nahezu bedeutungslos.</text:p>
      <text:p text:style-name="Standard"><text:tab/>Es besteht kein Grund in Panik zu verfallen, man sollte sich lediglich Gedanken um</text:p>
      <text:p text:style-name="Standard"><text:tab/>neue Standards machen. Hier ist das amerikanische NIST (National Institut of</text:p>
      <text:p text:style-name="Standard"><text:tab/>Standards and Technology) gefragt. Das NIST hatte 1997 bereits eine Ausschreibung</text:p>
      <text:p text:style-name="Standard"><text:tab/>gestartet, um einen Nachfolger für DES zu suchen. Der Nachfolger, der sog.</text:p>
      <text:p text:style-name="Standard"><text:tab/><text:span text:style-name="T5">Advanced Encryption Standard</text:span> (AES), wurde durch den Algorithmus <text:span text:style-name="T5">Rijndael</text:span></text:p>
      <text:p text:style-name="P40"><text:tab/>gefunden. (<text:a xlink:type="simple" xlink:href="http://csrc.nist.gov/CryptoToolkit/aes/round2/r2report.pdf">http://csrc.nist.gov/CryptoToolkit/aes/round2/r2report.pdf</text:a>)</text:p>
      <text:p text:style-name="P40"/>
      <text:p text:style-name="Standard"><draw:g text:anchor-type="paragraph" draw:z-index="6" draw:style-name="gr1"><draw:frame draw:style-name="gr87" draw:text-style-name="P182" svg:width="2.285cm" svg:height="0.946cm" svg:x="8.208cm" svg:y="1.202cm"><draw:image xlink:href="Pictures/200003EF000027110000104E5711B969.wmf" xlink:type="simple" xlink:show="embed" xlink:actuate="onLoad"><text:p/></draw:image></draw:frame><draw:frame draw:style-name="gr87" draw:text-style-name="P182" svg:width="1.417cm" svg:height="1.257cm" svg:x="2.74cm" svg:y="4.264cm"><draw:image xlink:href="Pictures/200000B8000022BF00002711669DE402.wmf" xlink:type="simple" xlink:show="embed" xlink:actuate="onLoad"><text:p/></draw:image></draw:frame><draw:frame draw:style-name="gr87" draw:text-style-name="P182" svg:width="1.422cm" svg:height="1.257cm" svg:x="14.79cm" svg:y="4.264cm"><draw:image xlink:href="Pictures/200000B8000022BF00002711669DE402.wmf" xlink:type="simple" xlink:show="embed" xlink:actuate="onLoad"><text:p/></draw:image></draw:frame><draw:frame draw:style-name="gr87" draw:text-style-name="P182" svg:width="1.77cm" svg:height="1.318cm" svg:x="2.387cm" svg:y="6.719cm"><draw:image xlink:href="Pictures/2000017B00002711000011FDEF655B50.wmf" xlink:type="simple" xlink:show="embed" xlink:actuate="onLoad"><text:p/></draw:image></draw:frame><draw:frame draw:style-name="gr87" draw:text-style-name="P182" svg:width="1.772cm" svg:height="1.318cm" svg:x="14.79cm" svg:y="6.719cm"><draw:image xlink:href="Pictures/2000017B00002711000011FDEF655B50.wmf" xlink:type="simple" xlink:show="embed" xlink:actuate="onLoad"><text:p/></draw:image></draw:frame><draw:line draw:style-name="gr88" draw:text-style-name="P182" svg:x1="4.156cm" svg:y1="4.4cm" svg:x2="8.885cm" svg:y2="2.054cm"><text:p/></draw:line><draw:line draw:style-name="gr88" draw:text-style-name="P182" svg:x1="9.673cm" svg:y1="2.048cm" svg:x2="14.436cm" svg:y2="4.401cm"><text:p/></draw:line><draw:frame draw:style-name="gr89" draw:text-style-name="P184" svg:width="2.618cm" svg:height="0.775cm" svg:x="14.78cm" svg:y="3.726cm"><draw:text-box><text:p text:style-name="P183"><text:span text:style-name="T133">Nachricht</text:span></text:p></draw:text-box></draw:frame><draw:frame draw:style-name="gr90" draw:text-style-name="P184" svg:width="2.22cm" svg:height="0.526cm" svg:x="2.385cm" svg:y="3.84cm"><draw:text-box><text:p text:style-name="P183"><text:span text:style-name="T133">Nachricht</text:span></text:p></draw:text-box></draw:frame><draw:frame draw:style-name="gr91" draw:text-style-name="P184" svg:width="4.25cm" svg:height="0.588cm" svg:x="7.744cm" svg:y="0.482cm"><draw:text-box><text:p text:style-name="P183"><text:span text:style-name="T133">unsicherer Kanal</text:span></text:p></draw:text-box></draw:frame><draw:frame draw:style-name="gr92" draw:text-style-name="P186" svg:width="3.352cm" svg:height="1.548cm" svg:x="4.156cm" svg:y="6.917cm"><draw:text-box><text:p text:style-name="P185"><text:span text:style-name="T133">Hash-</text:span></text:p><text:p text:style-name="P185"><text:span text:style-name="T133">Algorithmus</text:span></text:p></draw:text-box></draw:frame><draw:frame draw:style-name="gr92" draw:text-style-name="P186" svg:width="3.352cm" svg:height="1.548cm" svg:x="12.503cm" svg:y="6.917cm"><draw:text-box><text:p text:style-name="P185"><text:span text:style-name="T133">Hash-</text:span></text:p><text:p text:style-name="P185"><text:span text:style-name="T133">Algorithmus</text:span></text:p></draw:text-box></draw:frame><draw:line draw:style-name="gr93" draw:text-style-name="P182" svg:x1="3.447cm" svg:y1="5.798cm" svg:x2="3.449cm" svg:y2="6.631cm"><text:p/></draw:line><draw:line draw:style-name="gr94" draw:text-style-name="P182" svg:x1="15.501cm" svg:y1="5.798cm" svg:x2="15.503cm" svg:y2="6.631cm"><text:p/></draw:line><draw:frame draw:style-name="gr87" draw:text-style-name="P182" svg:width="1.772cm" svg:height="1.4cm" svg:x="2.385cm" svg:y="8.876cm"><draw:image xlink:href="Pictures/2000010C0000271100001E3C6F910856.wmf" xlink:type="simple" xlink:show="embed" xlink:actuate="onLoad"><text:p/></draw:image></draw:frame><draw:frame draw:style-name="gr95" draw:text-style-name="P184" svg:width="4.218cm" svg:height="0.775cm" svg:x="4.466cm" svg:y="9.323cm"><draw:text-box><text:p text:style-name="P183"><text:span text:style-name="T133">Message Digest</text:span></text:p></draw:text-box></draw:frame><draw:frame draw:style-name="gr87" draw:text-style-name="P182" svg:width="1.775cm" svg:height="1.4cm" svg:x="14.79cm" svg:y="8.876cm"><draw:image xlink:href="Pictures/2000010C0000271100001E3C6F910856.wmf" xlink:type="simple" xlink:show="embed" xlink:actuate="onLoad"><text:p/></draw:image></draw:frame><draw:frame draw:style-name="gr95" draw:text-style-name="P184" svg:width="4.218cm" svg:height="0.775cm" svg:x="11.6cm" svg:y="9.323cm"><draw:text-box><text:p text:style-name="P183"><text:span text:style-name="T133">Message Digest</text:span></text:p></draw:text-box></draw:frame><draw:line draw:style-name="gr96" draw:text-style-name="P182" svg:x1="3.447cm" svg:y1="8.037cm" svg:x2="3.449cm" svg:y2="8.87cm"><text:p/></draw:line><draw:line draw:style-name="gr97" draw:text-style-name="P182" svg:x1="15.501cm" svg:y1="8.037cm" svg:x2="15.503cm" svg:y2="8.87cm"><text:p/></draw:line><draw:line draw:style-name="gr88" draw:text-style-name="P182" svg:x1="6.638cm" svg:y1="9.155cm" svg:x2="8.885cm" svg:y2="2.054cm"><text:p/></draw:line><draw:line draw:style-name="gr88" draw:text-style-name="P182" svg:x1="9.673cm" svg:y1="2.048cm" svg:x2="11.954cm" svg:y2="9.156cm"><text:p/></draw:line><draw:frame draw:style-name="gr98" draw:text-style-name="P184" svg:width="0.376cm" svg:height="0.775cm" svg:x="9.139cm" svg:y="9.314cm"><draw:text-box><text:p text:style-name="P183"><text:span text:style-name="T133">=</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Der <text:span text:style-name="T5">Message Digest</text:span><text:span text:style-name="T36"> kann entweder über einen sicheren Kanal übertragen werden</text:span></text:p>
      <text:p text:style-name="P40"><text:tab/>oder er wird symmetrisch verschlüsselt (MAC). Für den Schlüsselaustausch ist dann</text:p>
      <text:p text:style-name="P40"><text:tab/>wieder ein sicherer Kanal notwendig. Die asymmetrische Kryptographie schafft hier</text:p>
      <text:p text:style-name="P40"><text:tab/>Abhilfe (<text:span text:style-name="T5">digitale Signatur</text:span>). Indem der Sender den <text:span text:style-name="T5">Message Digest</text:span> mit seinem privaten</text:p>
      <text:p text:style-name="P40"><text:tab/>Schlüssel signiert, kann der Empfänger mit Hilfe des öffentlichen Schlüssels des</text:p>
      <text:p text:style-name="P40"><text:tab/>Senders die Authentizität des Hash-Wertes prüfen. Der Empfänger generiert nun</text:p>
      <text:p text:style-name="P40"><text:tab/>selbst einen Hash-Wert und vergleicht beide Werte. Stimmen sie überein wurde die</text:p>
      <text:p text:style-name="P40"><text:tab/>Nachricht nicht manipuliert.</text:p>
      <text:p text:style-name="Standard"><text:tab/>Digitale Signaturen werden oft benutzt, um Software im Internet sicher zu verbreiten.</text:p>
      <text:p text:style-name="Standard"><text:tab/>Viele Linux-Distributoren bieten Updates für ihre Systeme an und vermeiden mit</text:p>
      <text:p text:style-name="Standard"><text:tab/>digitalen Signaturen, dass diese manipuliert werden.</text:p>
      <text:p text:style-name="Standard"/>
      <text:p text:style-name="Standard"><text:tab/>Generell sollten <text:span text:style-name="T21">keine</text:span><text:span text:style-name="T93"> eigene</text:span> Algorithmen entwickelt werden! Software-Bibliotheken,</text:p>
      <text:p text:style-name="Standard"><text:tab/>wie bspw. <text:span text:style-name="T5">OpenSSL</text:span><text:span text:style-name="T36">, bieten einfach zugängliche Implementierungen der</text:span></text:p>
      <text:p text:style-name="P40"><text:tab/>gebräuchlichsten Verfahren. <text:span text:style-name="T5">OpenSSL</text:span> kann in <text:span text:style-name="T5">C</text:span>, <text:span text:style-name="T5">C++</text:span>, <text:span text:style-name="T5">Perl, Python</text:span> und sogar in Shell-/</text:p>
      <text:p text:style-name="P40"><text:tab/>Batch-Skripten benutzt werden.</text:p>
      <text:p text:style-name="P40"/>
      <text:p text:style-name="Standard"><text:tab/>Als abschreckendes Beispiel für die fehlerhafte Benutzung von Strom-Chiffren soll </text:p>
      <text:p text:style-name="Standard"><text:tab/>die Verwendung von <text:span text:style-name="T5">RC4</text:span><text:span text:style-name="T36"> zur Verschlüsselung von </text:span><text:span text:style-name="T5">Mircosoft Exel</text:span><text:span text:style-name="T36"> und </text:span><text:span text:style-name="T5">Word</text:span></text:p>
      <text:p text:style-name="Standard"><text:span text:style-name="T36"><text:tab/>Dokumenten</text:span><text:tab/>herangezogen werden. Beim mehrmaligen Verschlüsseln eines </text:p>
      <text:p text:style-name="Standard"><text:tab/>Dokumentes wurde immer der selbe Schlüsselstrom benutzt (XOR-Verknüpfung).</text:p>
      <text:p text:style-name="Standard"><text:tab/>Ein Angreifer muss nun lediglich beide Chiffretexte XOR-verknüpfen, um den</text:p>
      <text:p text:style-name="Standard"><text:tab/>Schlüsselstrom zu entfernen. Was über bleibt ist der XOR-verknüpfte Klartext. Dieser</text:p>
      <text:p text:style-name="Standard"><text:tab/>kann bspw. mit Hilfe von Frequenzanalyse untersucht werden. </text:p>
      <text:p text:style-name="Standard"><text:tab/>(<text:a xlink:type="simple" xlink:href="http://eprint.iacr.org/2005/007.pdf">http://eprint.iacr.org/2005/007.pdf</text:a>)</text:p>
      <text:p text:style-name="Standard"><text:tab/>Den selben Fehler haben die Entwickler bereits 1999 in <text:span text:style-name="T5">Windows NT</text:span><text:span text:style-name="T36"> gemacht.</text:span></text:p>
      <text:p text:style-name="Standard"><text:span text:style-name="T36"><text:tab/>(</text:span><text:a xlink:type="simple" xlink:href="http://www.bindview.com/Support/RAZOR/Advisories/1999/adv_WinNT_syskey.cfm">RAZOR-Advisory</text:a>)</text:p>
      <text:p text:style-name="Standard"><text:tab/>Dieser Fall zeigt, dass Kryprographie kein Allheilmittel ist, und erst recht kein </text:p>
      <text:p text:style-name="Standard"><text:tab/>Werkzeug, welches man einfach benutzen kann.</text:p>
      <text:p text:style-name="Standard"/>
      <text:list text:style-name="L71" text:continue-numbering="true">
        <text:list-item>
          <text:list text:continue-numbering="true">
            <text:list-item>
              <text:p text:style-name="P151"><text:s/>Zufallszahlen</text:p>
            </text:list-item>
          </text:list>
        </text:list-item>
      </text:list>
      <text:p text:style-name="P101"><text:tab/>Zufallszahlen werden zur Initialisierung von kryptografischen Verfahren, zur</text:p>
      <text:p text:style-name="P101"><text:tab/>Generierung von <text:span text:style-name="T5">Cookies</text:span><text:span text:style-name="T36">, zur Authentifizierung und vielem mehr benutzt. Dabei</text:span></text:p>
      <text:p text:style-name="P145"><text:tab/>werden an kryptografisch sicheren Zufallszahlen höhere Anforderungen als an</text:p>
      <text:p text:style-name="P145"><text:tab/>gute statistische Zufallszahlen gestellt. Ein guter statistischer Zufallszahlengenerator</text:p>
      <text:p text:style-name="P145"><text:tab/>(<text:span text:style-name="T5">Random Number Generator</text:span>, RNG und <text:span text:style-name="T5">Pseudo RNG</text:span>, PRNG) verteilt Zahlen in einem</text:p>
      <text:p text:style-name="P145"><text:tab/>begrenzten Wertebereich gleichmässig hat aber den Nachteil, dass Vorhersagen über</text:p>
      <text:p text:style-name="P145"><text:tab/>die nächste Ausgabe gemacht werden können. <text:span text:style-name="T5">Lineare Kongruenzgeneratoren</text:span> sind</text:p>
      <text:p text:style-name="P145"><text:tab/>bspw. solche Systeme.</text:p>
      <text:p text:style-name="P145"><text:tab/>In der Kryptographie besteht aber die Anforderung, dass ein Angreifer keine</text:p>
      <text:p text:style-name="P145"><text:tab/>Vorhersagen<text:tab/>über die Ausgaben eines RNGs (nachfolgend wird mit RNG immer</text:p>
      <text:p text:style-name="P145"><text:tab/>ein kryptografisch sicherer RNG bezeichnet) machen kann. Das bedeutet, dass</text:p>
      <text:p text:style-name="P145"><text:tab/>jeder Wert mit einer Wahrscheinlichkeit von 50% (P = 0,5) auftreten kann oder nicht.</text:p>
      <text:p text:style-name="P145"><text:tab/>Nach Claude E. Shannon hat ein Wert, der mit P = 0,5 auftreten kann, eine maximale</text:p>
      <text:p text:style-name="P101"><text:span text:style-name="T36"><text:tab/></text:span><text:span text:style-name="T5">Entropie</text:span><text:span text:style-name="T36">. Sobald eine Gewichtung </text:span><text:span text:style-name="T5">e</text:span><text:span text:style-name="T36"> </text:span><text:span text:style-name="T134">≠</text:span><text:span text:style-name="T36"> 0 auftritt, sodass P = 0,5 </text:span><text:span text:style-name="T135">±</text:span><text:span text:style-name="T36"> e, verliert ein Wert</text:span></text:p>
      <text:p text:style-name="P145"><text:tab/>an Entropie (vorausgesetzt der Angreifer kennt diese Gewichtung).</text:p>
      <text:p text:style-name="P145"><text:tab/>Es ist schwierig einen guten RNG zu implementieren, da Computer deterministische</text:p>
      <text:p text:style-name="P145"><text:tab/>Maschinen sind, frei von Zufall. Oft werden physikalische Eigenschaften wie atomarer</text:p>
      <text:p text:style-name="P145"><text:tab/>Zerfall, thermische Schwankungen, Umgebungsgeräusche usw. als nicht-</text:p>
      <text:p text:style-name="P145"><text:tab/>deterministische Quellen für Entropie benutzt. Diese Lösungen setzen aber immer</text:p>
      <text:p text:style-name="P145"><text:tab/>besondere Meßgeräte und Apparaturen voraus. Moderne Betriebssysteme wie Linux,</text:p>
      <text:p text:style-name="P145"><text:tab/>BSD, Solaris stellen ein <text:span text:style-name="T5">Device File</text:span> (oft <text:span text:style-name="T5">/dev/random</text:span>) zur Verfügung. Der Kernel</text:p>
      <text:p text:style-name="P145"><text:tab/>sammelt Daten aus unterschiedlichen Quellen, wie ausgelöste Interrupts, Festplatten-</text:p>
      <text:p text:style-name="P145"><text:tab/>zugriff, Mausbewegung, Tippverhalten. Diese (hoffentlich) nicht-deterministischen</text:p>
      <text:p text:style-name="P145"><text:tab/>Daten werden in einem (oder mehreren) sog. <text:span text:style-name="T5">Pool(s)</text:span> gesammelt. Die Bits müssen im</text:p>
      <text:p text:style-name="P145"><text:tab/>Pool gleichmässig verteilt werden, um eine gute Entropiedurchmischung zu erreichen.</text:p>
      <text:p text:style-name="P145"><text:tab/>Fordert der Benutzer Entropie-Bits aus dem Entropie-Pool an dürfen nicht die rohen</text:p>
      <text:p text:style-name="P145"><text:tab/>Daten weitergegeben werden, da sie unter Umständen statistische Charakteristika</text:p>
      <text:p text:style-name="P145"><text:tab/>aufweisen und zudem der interne Zustands des Automaten preisgegeben würde. Um</text:p>
      <text:p text:style-name="P145"><text:tab/>alle statistischen Eigenschaften zu entfernen, werden die Bits oft erst mit einem</text:p>
      <text:p text:style-name="P145"><text:tab/>Hash-Algorithmus bearbeitet und lediglich der <text:span text:style-name="T5">Message Digest</text:span> als Ausgabe benutzt.</text:p>
      <text:p text:style-name="P145"><text:tab/>Dabei ist darauf zu achten, dass der Kernel nur so viele Bits ausgibt, wie er meint</text:p>
      <text:p text:style-name="P145"><text:tab/>Entropie im Pool zu beherbergen. Wird mehr angefordert muss die Leseoperation</text:p>
      <text:p text:style-name="P145"><text:tab/>aus dem <text:span text:style-name="T5">User Space</text:span> blockiert werden bis wieder genug Entropie vorhanden ist.</text:p>
      <text:p text:style-name="P145"><text:tab/>Aber hier besteht ein Problem; der Kernel kann nicht bestimmen wie viel Entropie</text:p>
      <text:p text:style-name="P145"><text:tab/>in den gesammelten Daten enthalten ist. Das einzige was möglich ist sind konservative</text:p>
      <text:p text:style-name="P145"><text:tab/>Schätzungen, um nicht Gefahr zu laufen zu viel deterministische Bits zu verwenden.</text:p>
      <text:p text:style-name="P145"><text:tab/>Aus diesen Gründen (blockierende Leseoperation, zu wenig Entropie) sollte zum Lesen</text:p>
      <text:p text:style-name="P145"><text:tab/>von der Gerätedatei der Systemaufruf <text:span text:style-name="T5">read(2)</text:span> und nicht der Bibliotheksaufruf <text:span text:style-name="T5">fread(3)</text:span></text:p>
      <text:p text:style-name="P145"><text:tab/>benutzt werden. Die gepufferte I/O-Operation liest nämlich mehr Bytes als vom Auf-</text:p>
      <text:p text:style-name="P145"><text:tab/>rufer angefordert und wirft die überflüssigen Bytes einfach weg. Das kann zum Einen</text:p>
      <text:p text:style-name="P145"><text:tab/>zu ungewollten Verzögerungen führen und zum Anderen werden Entropie-Bytes ver-</text:p>
      <text:p text:style-name="P145"><text:tab/>geudet.</text:p>
      <text:p text:style-name="P145"><text:tab/>Wer nicht das Glück hat einen kernel-basierten RNG benutzen zu können sollte</text:p>
      <text:p text:style-name="P145"><text:tab/>auf bewährte Benutzerdienste wie das <text:span text:style-name="T5">Entropy Gathering and Distribution System</text:span></text:p>
      <text:p text:style-name="P145"><text:span text:style-name="T5"><text:tab/></text:span>(EGADS) oder den <text:span text:style-name="T5">Entropy Gathering Daemon</text:span> (EGD) zurückgreifen.</text:p>
      <text:p text:style-name="P145"><text:tab/>Es sollte davon abgesehen werden eigene Lösungen zu implementieren, da die</text:p>
      <text:p text:style-name="P145"><text:tab/>Wahrscheinlichkeit Fehler zu machen recht hoch ist.</text:p>
      <text:p text:style-name="P145"><text:tab/>Bekannte Beispiele für solche Fehler sind frühe Versionen des Browsers <text:span text:style-name="T5">Netscape</text:span>,</text:p>
      <text:p text:style-name="Standard"><text:span text:style-name="T136"><text:tab/>dessen </text:span><text:span text:style-name="T137">SSL</text:span><text:span text:style-name="T136">-Verschlüsselung aufgrund von entropiearmen Zufallswerten (Zeit, </text:span><text:span text:style-name="T137">Process</text:span></text:p>
      <text:p text:style-name="P40"><text:span text:style-name="T137"><text:tab/>ID</text:span><text:span text:style-name="T119"> und </text:span><text:span text:style-name="T137">Parent Process ID</text:span><text:span text:style-name="T119">) gebrochen werden konnte. Oder ein Online-Pokerspiel,</text:span></text:p>
      <text:p text:style-name="P145"><text:tab/>bei dem die Karten auf der Hand der Mitspieler errechnet werden konnten, weil</text:p>
      <text:p text:style-name="P145"><text:tab/>die Zeit ab Mitternacht als Zufallswert benutzt und zudem der interne Zustand des</text:p>
      <text:p text:style-name="P145"><text:tab/>System in Form der ausgegebenen und gelegten Karten offenbart wurde.</text:p>
      <text:p text:style-name="P145"><text:tab/>Soll für eine Applikation das <text:span text:style-name="T5">One-Time-Pad</text:span> (jedes Bit im Klartext wird mit einem</text:p>
      <text:p text:style-name="P145"><text:tab/>Zufalls-Bit XOR-verknüpft) Verfahren implementiert werden ist es wichtig, dass</text:p>
      <text:p text:style-name="P145"><text:tab/>für n Bits im Klartext auch genau n Zufall-Bits mit maximaler Entropie benutzt</text:p>
      <text:p text:style-name="P145"><text:tab/>werden. Dies ist kein leichtes Unterfangen und fordert zudem noch einen großen</text:p>
      <text:p text:style-name="P145"><text:tab/>Pool an Entropie-Bits (1 MB Daten benötigen 1 MB Zufalls-Bits). (s. auch Stromchiffre)</text:p>
      <text:p text:style-name="P145"><text:tab/>Für die meisten anderen Anwendungen reicht es oft aus einige hundert Bits aus dem</text:p>
      <text:p text:style-name="P145"><text:tab/>Pool zu holen, um sie als Startwert (<text:span text:style-name="T5">Seed</text:span>) für einen statistischen PRNG oder noch</text:p>
      <text:p text:style-name="P145"><text:tab/>besser als <text:span text:style-name="T5">nonce</text:span> für den <text:span text:style-name="T5">Counter Mode</text:span> (CTR) eines Block-Chiffres zu benutzen.</text:p>
      <text:p text:style-name="P145"><text:tab/>Iterativ können dann so viele Zufalls-Bits erzeugt werden wie angefordert wurden</text:p>
      <text:p text:style-name="P145"><text:tab/>ohne den Aufrufer blockieren zu müssen.</text:p>
      <text:p text:style-name="P145"><text:tab/>Die Implementierung des RNGs <text:span text:style-name="T5">Fortuna</text:span> aus den Buch <text:span text:style-name="T5">Practical Cryptography</text:span></text:p>
      <text:p text:style-name="P145"><text:tab/>beschreibt dieses Verfahren sehr gut.</text:p>
      <text:p text:style-name="P145"><text:tab/>Die PRNGs (<text:span text:style-name="T5">rand()</text:span>,<text:span text:style-name="T5"> random()</text:span>,<text:span text:style-name="T5"> Random()</text:span>, etc.), die in Software-Bibliotheken</text:p>
      <text:p text:style-name="P145"><text:tab/>bereitgestellt werden, sollten gemieden werden.</text:p>
      <text:p text:style-name="P145"/>
      <text:p text:style-name="P145"/>
      <text:list text:style-name="L71" text:continue-numbering="true">
        <text:list-item>
          <text:list text:continue-numbering="true">
            <text:list-item>
              <text:p text:style-name="P151"><text:s/>OpenSSL (nicht vollständig)</text:p>
            </text:list-item>
          </text:list>
        </text:list-item>
      </text:list>
      <text:p text:style-name="P101"><text:tab/>Das <text:span text:style-name="T5">OpenSSL</text:span><text:span text:style-name="T36">-Paket bietet einige Bibliothek(en) für Programmierer sowie Kommando-</text:span></text:p>
      <text:p text:style-name="P145"><text:tab/>zeilen Werkzeuge für Administratoren. Es enthält neben der <text:span text:style-name="T5">SSL</text:span>-Implementierung</text:p>
      <text:p text:style-name="P145"><text:tab/>viele gebräuchliche symmetrische und asymmetrische Algorithmen und ist zudem</text:p>
      <text:p text:style-name="P145"><text:tab/>weit verbreitet. Im Internet werden die verschiedensten freien Krypto-Bibliotheken</text:p>
      <text:p text:style-name="P145"><text:tab/>angeboten (<text:span text:style-name="T5">Mcrypt</text:span>, <text:span text:style-name="T5">LibTomCrypt</text:span>, <text:span text:style-name="T5">OpenSSL</text:span> usw.) und jede bietet in etwa</text:p>
      <text:p text:style-name="P145"><text:tab/>die gleiche Flexibilität auch wenn die Schwerpunkte anders gelagert sind. Als</text:p>
      <text:p text:style-name="P145"><text:tab/>Programmierer sollte man sich also für einige wenige Angebote entscheiden und</text:p>
      <text:p text:style-name="Standard"><text:span text:style-name="T136"><text:tab/>diese gut beherrschen</text:span>, damit man sie je nach Aufgabenstellung sicher einsetzen kann.</text:p>
      <text:p text:style-name="P145"><text:tab/>Die <text:span text:style-name="T5">OpenSSL</text:span>-Bibliothek scheint hier die richtige Wahl zu sein, da sie in den letzten</text:p>
      <text:p text:style-name="P145"><text:tab/>Jahren ein Standard de facto geworden ist, von vielen Leuten bereits unter die Lupe</text:p>
      <text:p text:style-name="P145"><text:tab/>genommen wurde, und nicht nur Algorithmen, sondern auch Protokollimplemen-</text:p>
      <text:p text:style-name="P145"><text:tab/>tierungen enthält.</text:p>
      <text:p text:style-name="P145"><text:tab/>Die Kryptographie ist kein einfaches Feld, mal abgesehen von der mathematischen</text:p>
      <text:p text:style-name="P145"><text:tab/>Basis können auch Probleme in der Umsetzung und Benutzung entstehen. Letztere</text:p>
      <text:p text:style-name="Standard"><text:span text:style-name="T136"><text:tab/>sind meistens sogar wesentlich schwerwiegender</text:span> und verstecken sich hinter viele</text:p>
      <text:p text:style-name="Standard"><text:tab/>hundert Zeilen Code.</text:p>
      <text:p text:style-name="P101"/>
      <text:p text:style-name="P101"><text:tab/>Dieser Abschnitt enthält eine Liste mit potentiellen Problemquellen bei der Benutzung</text:p>
      <text:p text:style-name="P101"><text:tab/>von <text:span text:style-name="T36">SSL:</text:span></text:p>
      <text:list text:style-name="L81">
        <text:list-item>
          <text:list>
            <text:list-item>
              <text:list>
                <text:list-item>
                  <text:list>
                    <text:list-item>
                      <text:p text:style-name="P187"><text:span text:style-name="T136">Alte </text:span><text:span text:style-name="T137">SSL</text:span><text:span text:style-name="T136">-Versionen sollten nicht akzeptiert werden (Versionen &lt; 3 sind nicht fehlerfrei) Bsp.: </text:span><text:span text:style-name="T41">SSL_CTX_set_options(ctx, SSL_OP_ALL | SSL_OP_NO_SSLv2)</text:span><text:span text:style-name="T138"> oder noch besser </text:span><text:span text:style-name="T41">SSL_CTX_new(SSLv3_method())</text:span></text:p>
                    </text:list-item>
                    <text:list-item>
                      <text:p text:style-name="P188">Bestimmte Algorithmen sollten nicht akzeptiert werden. DES und seine Derivate sind etwas in die Jahre gekommen. AES ist ein zeitgemäßer Ersatz.</text:p>
                    </text:list-item>
                    <text:list-item>
                      <text:p text:style-name="P187"><text:span text:style-name="T136">Einige Schlüssellängen sind bei heutiger Rechenleistung nicht mehr ausreichend. Schlüssel für symmetrische Verfahren sollten mehr als 100 Bit lang sein. Sollen die verschlüsselten Daten mehrere Jahre gespeichert und sicher bleiben ist ein größerer Schlüssel erforderlich (AES bietet 256 Bit). </text:span><text:span text:style-name="T137">Public Key</text:span><text:span text:style-name="T136">-Verfahren benötigen wesentlich längere Schlüssel, da das mathematische Problem ein anderes ist. RSA-Schlüssel sollten bspw. nie kleiner als 1024 Bit sein (Schlüssellängen von über 2048 Bit benötige viel Rechenleistung und sind oft unverhältnismässig). Algorithmen basierend auf elliptische Kurven kommen mit weniger Schlüssel-Bits aus.</text:span><text:span text:style-name="T139"> Grob geschätzt reicht die Hälfte der Bits aus, die RSA-Schlüssel benötigen, um die gleiche Sicherheit zu erreichen. Auch wenn die zugrunde liegenden Probleme die gleichen sind, ist es schwerer den elliptischen Kurven beizukommen, da ihnen die Eigenschaft der „Glattheit“ fehlt und somit moderne Methoden, die diese Eigenschaft vorraussetzen, nicht angewendet werden können. Das mag sich in naher Zukunft ändern. (s. </text:span><text:a xlink:type="simple" xlink:href="http://www.schneier.com/crypto-gram-9911.html#EllipticCurvePublic-KeyCryptography"><text:span text:style-name="T140">Crypto-Gram November, 1999</text:span></text:a>) (s. a. Bemerkung über das C<text:span text:style-name="T5">ipher Suite</text:span><text:span text:style-name="T36"> weiter unten</text:span>)</text:p>
                    </text:list-item>
                    <text:list-item>
                      <text:p text:style-name="P189">Die Bibliothek ist nicht <text:span text:style-name="T5">thread-safe</text:span>. Der Programmierer muss <text:span text:style-name="T5">mutex</text:span> <text:span text:style-name="T5">Locks</text:span> benutzen, um seine Datenstrukturen zu schützen.</text:p>
                    </text:list-item>
                    <text:list-item>
                      <text:p text:style-name="P187"><text:span text:style-name="T139">Für den Programmierer sowie für dem Administrator ist es wichtig den privaten Schlüssel gut zu schützen. Gelangt ein Angreifer in dessen Besitz kann er Daten beliebig lesen, Zertifikate unterzeichnen und u. U. sogar alte Kommunikationen wieder in Klartext umwandeln (hier hilft </text:span><text:span text:style-name="T141">Ephemeral Keying</text:span><text:span text:style-name="T139">). Zudem kann aus dem privaten Schlüssel auch der öffentliche Schlüssel berechnet werden (aber nicht umgekehrt). Allgemein werden private Schlüssel nochmal extra chiffriert. Diese äußere Schale muss erst entfernt werden bevor der Schlüssel benutzt werden kann. Dazu muss der Benutzer interaktiv ein Passwort eingeben. Diese Lösung taugt aber nicht für automatisierte Systeme, die ohne Benutzereingaben auskommen müssen. Hier ist zu empfehlen den Rechner auf dem sich der Schlüssel befindet stark abzusichern (</text:span><text:span text:style-name="T141">Intrusion Detection Systeme</text:span><text:span text:style-name="T139">, </text:span><text:span text:style-name="T141">Firewalls</text:span><text:span text:style-name="T139">, den Rechner speziell härten, keine Benutzerkonten, gut eingeschlossen im Server-Raum mit beschränkten, authentifizierten Zugang, Kameraüberwachung, usw.)</text:span>. Diese Möglichkeiten liegen i. d. R. außerhalb<text:span text:style-name="T124"> des Einflusskreises eines Entwicklers.</text:span></text:p>
                    </text:list-item>
                    <text:list-item>
                      <text:p text:style-name="P190">Self Signed<text:span text:style-name="T36"> Zertifikate verbieten oder Rückfrage mit dem Anwender (Hinweis: alle </text:span>Root CA Certificates<text:span text:style-name="T36"> sind </text:span>self signed<text:span text:style-name="T36">)</text:span></text:p>
                    </text:list-item>
                    <text:list-item>
                      <text:p text:style-name="P191">Der <text:span text:style-name="T5">Pseudo Random Number Generator</text:span> (PRNG) muss mit ausreichend Entropie versorgt werden, bevor <text:span text:style-name="T5">Session Keys</text:span>, Schlüsselpaare, usw. generiert werden können. Benötigt ein Algorithmus bspw. einen 128 Bit Schlüssel und die Applikation verwendet lediglich einen <text:span text:style-name="T5">Seed</text:span> von 64 Bit mit der Hoffnung, dass jedes Bit einem Bit Entropie entspricht, dann ist der 128 Bit Schlüssel nicht sicherer als maximal 64 Bit (in der Realität wird es noch weniger sein). Viele Unix-Systeme bieten als Entropiequelle <text:span text:style-name="T5">/dev/random</text:span> an. Nach einigen Untersuchungen des <text:span text:style-name="T5">Entropy Pools</text:span> von Linux kann man annehmen, dass im <text:span text:style-name="T5">Worst Case</text:span> 1/4 bis 1/6 der Ausgabe-Bits auch Entropie-Bits sind (grobe Schätzung). Für einen 128 Bit Schlüssel wäre dann also ein 96 Byte <text:span text:style-name="T5">Seed</text:span> angebracht.<text:note text:id="ftn5" text:note-class="footnote"><text:note-citation>5</text:note-citation><text:note-body><text:p text:style-name="P192">Leider können wir die Ausgabe von <text:span text:style-name="T5">/dev/random</text:span> nicht sinnvoll nachbearbeiten (bspw. mit John von Neumann's <text:span text:style-name="T5">Transition Mapping</text:span><text:span text:style-name="T36"> o. ä.</text:span>), da es sich um ein Hash-Wert handelt, der keine statistischen Gewichtungen mehr enthält. Zudem sind die Entropie-Bits im <text:span text:style-name="T5">Pool</text:span><text:span text:style-name="T36"> alle gleichmäßig verteilt, sodass wir auch nicht annehmen können, dass in den LSBs mehr Entropie steckt als in den höheren Bits. Wir müssen der vorhandenen Implementierung also vertrauen.</text:span></text:p></text:note-body></text:note></text:p>
                    </text:list-item>
                    <text:list-item>
                      <text:p text:style-name="P191">Der PRNG sollte nicht mit statischen Werten initialisiert werden, auch wenn sie reine Entropie enthalten. Man könnte z. B. auf die Idee kommen als <text:span text:style-name="T5">Fallback</text:span> eine Datei mit vielen Entropie-Bits zu benutzen. Diese Datei wäre dann statischer Bestandteil des Applikationspakets und und somit völlig nutzlos.</text:p>
                    </text:list-item>
                    <text:list-item>
                      <text:p text:style-name="P191">Generell ist es eine gute Idee den <text:span text:style-name="T5">Seed</text:span> direkt nach der Verwendung zu löschen und ihn für keine weiteren Operationen zu benutzen. Sollte es dennoch mal nötig sein Entropie-Bits in eine Datei zu schreiben, dann ist darauf zu achten, dass sie nur von der Applikation zu lesen und zu schreiben ist und von keinem anderen Benutzer (0700). Das selbe gilt für das entsprechende Verzeichnis.</text:p>
                    </text:list-item>
                    <text:list-item>
                      <text:p text:style-name="P191">Der Standardpfad (s. <text:span text:style-name="T5">SSL_CTX_load_verify_locatios()</text:span>, und <text:span text:style-name="T5">SSL_CTX_set_default_verify_paths()</text:span>) für CA-Zertifikate sollte nur für <text:span text:style-name="T5">root</text:span> schreibbar sein. Ist es einem Angreifer möglich eigene Zertifikate unterzubringen, kann er die SSL-Authentifizierung umgehen.</text:p>
                    </text:list-item>
                    <text:list-item>
                      <text:p text:style-name="P191">OpenSSL Version &gt; 0.9.6 benutzen</text:p>
                    </text:list-item>
                    <text:list-item>
                      <text:p text:style-name="P190">Certificate Revoke List<text:span text:style-name="T36"> (CRL) evaluieren!</text:span></text:p>
                    </text:list-item>
                    <text:list-item>
                      <text:p text:style-name="P187"><text:span text:style-name="T127">Das </text:span><text:span text:style-name="T126">Cipher Suite</text:span><text:span text:style-name="T127"> sollte keine schwachen, anonymen oder für den Export geschwächte Algorithmen enthalten. Bsp.: </text:span><text:span text:style-name="T142">ALL:!ADH:!LOW:!EXP:!MD5:@STRENGTH</text:span><text:span text:style-name="T142"><text:note text:id="ftn6" text:note-class="footnote"><text:note-citation>6</text:note-citation><text:note-body><text:p text:style-name="Footnote">s. „Network Security with OpenSSL“ , S. 146 ff.</text:p></text:note-body></text:note></text:span></text:p>
                    </text:list-item>
                    <text:list-item>
                      <text:p text:style-name="P187">Wenn möglich <text:span text:style-name="T5">Ephemeral Keying</text:span><text:span text:style-name="T36"> verwenden, um für wenigstens jede Session ein eigenen Schlüssel zu generieren. Diese Sessions können später nicht entschlüsselt werden, auch wenn ein Unbefugter im Besitz des privaten Schlüssels ist.</text:span></text:p>
                    </text:list-item>
                    <text:list-item>
                      <text:p text:style-name="P193">Beim Austausch großer Datenmengen und/oder lange andauernden SSL-Sitzungen sollten die Schlüssel ab und an erneuert werden (SSL-<text:span text:style-name="T5">Renegotiation</text:span>)</text:p>
                    </text:list-item>
                  </text:list>
                </text:list-item>
              </text:list>
            </text:list-item>
          </text:list>
        </text:list-item>
      </text:list>
      <text:p text:style-name="P101"/>
      <text:p text:style-name="P101"/>
      <text:p text:style-name="P101"/>
      <text:p text:style-name="P101"/>
      <text:p text:style-name="P101"/>
      <text:p text:style-name="P101"/>
      <text:p text:style-name="P101"/>
      <text:p text:style-name="P101"/>
      <text:p text:style-name="P104"/>
      <text:list text:style-name="L71" text:continue-numbering="true">
        <text:list-item>
          <text:p text:style-name="P144"><text:s/>Tools</text:p>
        </text:list-item>
      </text:list>
      <text:list text:style-name="L82">
        <text:list-item>
          <text:list>
            <text:list-item>
              <text:p text:style-name="P194">SecProgLib: <text:a xlink:type="simple" xlink:href="http://www.suse.de/~thomas">http://www.suse.de/~thomas</text:a></text:p>
            </text:list-item>
          </text:list>
        </text:list-item>
      </text:list>
      <text:list text:style-name="L83">
        <text:list-item>
          <text:list>
            <text:list-item>
              <text:p text:style-name="P195"><text:span text:style-name="T1">flawfinder: </text:span><text:a xlink:type="simple" xlink:href="http://www.dwheeler.com/flawfinder"><text:span text:style-name="T2">http://www.dwheeler.com/flawfinder</text:span></text:a></text:p>
            </text:list-item>
          </text:list>
        </text:list-item>
      </text:list>
      <text:list text:style-name="L83">
        <text:list-item text:start-value="1">
          <text:list>
            <text:list-item text:start-value="1">
              <text:p text:style-name="P196">ITS4: <text:a xlink:type="simple" xlink:href="http://www.rstcorp.com/its4">http://www.rstcorp.com/its4</text:a></text:p>
            </text:list-item>
          </text:list>
        </text:list-item>
      </text:list>
      <text:list text:style-name="L84">
        <text:list-item>
          <text:list>
            <text:list-item>
              <text:p text:style-name="P197">PSCAN: <text:a xlink:type="simple" xlink:href="http://www.striker.ottawa.on.ca/~aland/pscan/">http://www.striker.ottawa.on.ca/~aland/pscan/</text:a></text:p>
            </text:list-item>
          </text:list>
        </text:list-item>
      </text:list>
      <text:list text:style-name="L84">
        <text:list-item text:start-value="1">
          <text:list>
            <text:list-item text:start-value="1">
              <text:p text:style-name="P197">frc-scanner: <text:a xlink:type="simple" xlink:href="http://www.notatla.demon.co.uk/SOFTWARE">http://www.notatla.demon.co.uk/SOFTWARE</text:a></text:p>
            </text:list-item>
          </text:list>
        </text:list-item>
      </text:list>
      <text:list text:style-name="L85">
        <text:list-item>
          <text:list>
            <text:list-item>
              <text:p text:style-name="P198"><text:span text:style-name="T1">sscc: </text:span><text:a xlink:type="simple" xlink:href="http://packetstormsecurity.nl/UNIX/misc/sscc.tar.gz"><text:span text:style-name="T2">http://packetstormsecurity.nl/UNIX/misc/sscc.tar.gz</text:span></text:a></text:p>
            </text:list-item>
          </text:list>
        </text:list-item>
      </text:list>
      <text:list text:style-name="L84">
        <text:list-item text:start-value="1">
          <text:list>
            <text:list-item text:start-value="1">
              <text:p text:style-name="P197">initd_: <text:a xlink:type="simple" xlink:href="http://www.securityfocus.com/data/tools/initd_.tar.gz">http://www.securityfocus.com/data/tools/initd_.tar.gz</text:a></text:p>
            </text:list-item>
          </text:list>
        </text:list-item>
      </text:list>
      <text:list text:style-name="L84">
        <text:list-item text:start-value="1">
          <text:list>
            <text:list-item text:start-value="1">
              <text:p text:style-name="P199"><text:span text:style-name="T1">LibSafe: </text:span><text:a xlink:type="simple" xlink:href="http://www.bell-labs.com/org/11356/libsafe.html"><text:span text:style-name="T2">http://www.bell-labs.com/org/11356/libsafe.html</text:span></text:a></text:p>
            </text:list-item>
          </text:list>
        </text:list-item>
      </text:list>
      <text:list text:style-name="L86">
        <text:list-item>
          <text:list>
            <text:list-item>
              <text:p text:style-name="P200">Grsecurity: www.grsecurity.org</text:p>
            </text:list-item>
          </text:list>
        </text:list-item>
      </text:list>
      <text:list text:style-name="L84">
        <text:list-item text:start-value="1">
          <text:list>
            <text:list-item text:start-value="1">
              <text:p text:style-name="P197">Openwall Patches: <text:a xlink:type="simple" xlink:href="http://www.openwall.com/">http://www.openwall.com</text:a></text:p>
            </text:list-item>
          </text:list>
        </text:list-item>
      </text:list>
      <text:list text:style-name="L84">
        <text:list-item text:start-value="1">
          <text:list>
            <text:list-item text:start-value="1">
              <text:p text:style-name="P197">lclint</text:p>
            </text:list-item>
            <text:list-item>
              <text:p text:style-name="P197">doxygen: <text:a xlink:type="simple" xlink:href="http://www.graphviz.org/">http://www.graphviz.org/</text:a></text:p>
            </text:list-item>
            <text:list-item>
              <text:p text:style-name="P199"><text:span text:style-name="T1">EGADS: </text:span><text:a xlink:type="simple" xlink:href="http://www.securesw.com/egads">http://www.securesw.com/egads</text:a></text:p>
            </text:list-item>
            <text:list-item>
              <text:p text:style-name="P199"><text:span text:style-name="T1">EGD: </text:span><text:a xlink:type="simple" xlink:href="http://egd.sourceforge.net/">http://egd.sourceforge.net</text:a></text:p>
            </text:list-item>
            <text:list-item>
              <text:p text:style-name="P199">Mcrypt: <text:a xlink:type="simple" xlink:href="http://mcrypt.hellug.gr/">http://mcrypt.hellug.gr</text:a></text:p>
            </text:list-item>
            <text:list-item>
              <text:p text:style-name="P199">LibTomCrypt: <text:a xlink:type="simple" xlink:href="http://www.libtomcrypt.org/">http://www.libtomcrypt.org</text:a></text:p>
            </text:list-item>
            <text:list-item>
              <text:p text:style-name="P199">OpenSSL: <text:a xlink:type="simple" xlink:href="http://www.openssl.org/">http://www.openssl.org</text:a></text:p>
            </text:list-item>
            <text:list-item>
              <text:p text:style-name="P199">OpenPGP: <text:a xlink:type="simple" xlink:href="http://www.openpgp.org/">http://www.openpgp.org</text:a>, <text:a xlink:type="simple" xlink:href="http://www.cypherspace.org/openpgp/">http://www.cypherspace.org/openpgp/</text:a></text:p>
            </text:list-item>
            <text:list-item>
              <text:p text:style-name="P199">GSSAPI: <text:a xlink:type="simple" xlink:href="http://www.faqs.org/faqs/kerberos-faq/general/section-84.html">What is GSSAPI?</text:a></text:p>
            </text:list-item>
            <text:list-item>
              <text:p text:style-name="P199">Java ByteCode Verifier: <text:a xlink:type="simple" xlink:href="http://findbugs.sourceforge.net/">Findbugs</text:a></text:p>
            </text:list-item>
          </text:list>
        </text:list-item>
      </text:list>
      <text:p text:style-name="P10"/>
      <text:p text:style-name="P201"/>
      <text:list text:style-name="L87">
        <text:list-item>
          <text:p text:style-name="P202"><text:s/>Quellen</text:p>
        </text:list-item>
      </text:list>
      <text:list text:style-name="L88">
        <text:list-item>
          <text:list>
            <text:list-item>
              <text:p text:style-name="P203">W. Richard Stevens; Advanced Programming in the UNIX® <text:span text:style-name="T36">Environment</text:span>; Addison Wesley</text:p>
            </text:list-item>
          </text:list>
        </text:list-item>
      </text:list>
      <text:list text:style-name="L89">
        <text:list-item>
          <text:list>
            <text:list-item>
              <text:p text:style-name="P204">W. Richard Stevens; UNIX® Network Programming; Prentice Hall</text:p>
            </text:list-item>
            <text:list-item>
              <text:p text:style-name="P204">Trutz Eyke Podschun; Das Assembler-Buch; Addison Wesley</text:p>
            </text:list-item>
            <text:list-item>
              <text:p text:style-name="P204">Matt Bishop; Unix Security: Writing Secure Programs; SANS '96</text:p>
            </text:list-item>
            <text:list-item>
              <text:p text:style-name="P204">Bruce Schneier; Applied Cryptography; Addison Wesley</text:p>
            </text:list-item>
            <text:list-item>
              <text:p text:style-name="P204">Niels Ferguson, Bruce Schneier; Practical Cryptography; Wiley</text:p>
            </text:list-item>
            <text:list-item>
              <text:p text:style-name="P204">John Viega, Gary McGraw; Building Secure Software; Addison Wesley</text:p>
            </text:list-item>
            <text:list-item>
              <text:p text:style-name="P204">John Viega, Matt Messier, Pravir Chandra; Network Security with OpenSSL, O'Reilly</text:p>
            </text:list-item>
          </text:list>
        </text:list-item>
      </text:list>
      <text:list text:style-name="L88">
        <text:list-item text:start-value="1">
          <text:list>
            <text:list-item text:start-value="1">
              <text:p text:style-name="P205"><text:a xlink:type="simple" xlink:href="mailto:Bugtraq@securityfocus.com"><text:span text:style-name="T143">Bugtraq@securityfocus.com</text:span></text:a></text:p>
            </text:list-item>
          </text:list>
        </text:list-item>
      </text:list>
      <text:list text:style-name="L89">
        <text:list-item text:start-value="1">
          <text:list>
            <text:list-item text:start-value="1">
              <text:p text:style-name="P204"><text:a xlink:type="simple" xlink:href="mailto:Secprog@securityfocus.com">Secprog@securityfocus.com</text:a></text:p>
            </text:list-item>
            <text:list-item>
              <text:p text:style-name="P204"><text:a xlink:type="simple" xlink:href="mailto:Security-Audit@*ferret*uk">Security-Audit@*ferret*uk</text:a></text:p>
            </text:list-item>
            <text:list-item>
              <text:p text:style-name="P204"><text:a xlink:type="simple" xlink:href="http://www.pharck.com/">Aleph One; Smashing the Stack for Fun and Profit; Pharck49-7</text:a></text:p>
            </text:list-item>
            <text:list-item>
              <text:p text:style-name="P206">perlsec(1) Man -Page</text:p>
            </text:list-item>
            <text:list-item>
              <text:p text:style-name="P206"><text:a xlink:type="simple" xlink:href="http://java.sun.com/sfaq/chronology.html">Java Security Issue History</text:a></text:p>
            </text:list-item>
            <text:list-item>
              <text:p text:style-name="P206"><text:a xlink:type="simple" xlink:href="http://java.sun.com/security/seccodeguide.html">Java Security Guidelines</text:a></text:p>
            </text:list-item>
            <text:list-item>
              <text:p text:style-name="P206"><text:a xlink:type="simple" xlink:href="http://www.javaworld.com/javaworld/jw-12-1998/jw-12-securityrules.html">12 Rules fro Java Security</text:a></text:p>
            </text:list-item>
            <text:list-item>
              <text:p text:style-name="P206"><text:a xlink:type="simple" xlink:href="http://lsd-pl.net/projects/javasecurity.zip" office:name="LSD Java Security">LSD Java Security</text:a></text:p>
            </text:list-item>
            <text:list-item>
              <text:p text:style-name="P206"><text:a xlink:type="simple" xlink:href="http://www.securingjava.com/">Buch: Securing Java</text:a></text:p>
            </text:list-item>
          </text:list>
        </text:list-item>
      </text:list>
      <text:p text:style-name="P101"/>
      <text:p text:style-name="P101"/>
      <text:p text:style-name="P207">Copyright Notes</text:p>
      <text:p text:style-name="P208"><text:tab/>SUSE Linux and its logo are registered trademarks of SUSE Linux GmbH. </text:p>
      <text:p text:style-name="P36"><text:tab/>Linux is a registered trademark of Linus Torvalds.</text:p>
      <text:p text:style-name="P36"><text:tab/>Solaris is a registered trademark of Sun Microsystems.</text:p>
      <text:p text:style-name="P36"><text:tab/>UNIX is a registered trademark of The Open Group in the United States</text:p>
      <text:p text:style-name="P36"><text:tab/>and other countries.</text:p>
      <text:p text:style-name="P36"><text:tab/>Intel and Pentium are trademarks of Intel Corporation in the United</text:p>
      <text:p text:style-name="P36"><text:tab/>States, other countries, or both.</text:p>
      <text:p text:style-name="P36"><text:tab/>Other company, product, and service names may be trademarks or service</text:p>
      <text:p text:style-name="P36"><text:tab/>marks of others.</text:p>
      <text:p text:style-name="P36"/>
      <text:p text:style-name="P36"><text:tab/>The distribution and modification of this document is protected</text:p>
      <text:p text:style-name="P36"><text:tab/>by the <text:span text:style-name="T89">GNU Free Documentation Licence</text:span> </text:p>
      <text:p text:style-name="P36"/>
      <text:p text:style-name="P36"/>
      <text:p text:style-name="P209">Danke für Eure Anregungen und Eure Korrekturen</text:p>
      <text:list text:style-name="L90">
        <text:list-item>
          <text:list>
            <text:list-item>
              <text:p text:style-name="P210">Andrea Arcangeli &lt;<text:a xlink:type="simple" xlink:href="mailto:andrea@suse.de">andrea@suse.de</text:a>&gt;</text:p>
            </text:list-item>
            <text:list-item>
              <text:p text:style-name="P210">Andreas Jäger &lt;<text:a xlink:type="simple" xlink:href="mailto:aj@suse.de">aj@suse.de</text:a>&gt;</text:p>
            </text:list-item>
            <text:list-item>
              <text:p text:style-name="P210">Frank Heimann &lt;<text:a xlink:type="simple" xlink:href="mailto:homy@UnixIsNot4Dummies.ORG">homy@UnixIsNot4Dummies.ORG</text:a>&gt;</text:p>
            </text:list-item>
            <text:list-item>
              <text:p text:style-name="P210">Frank Hofmann &lt;<text:a xlink:type="simple" xlink:href="mailto:Frank.Hofmann@Sun.COM">Frank.Hofmann@Sun.COM</text:a>"&gt;</text:p>
            </text:list-item>
            <text:list-item>
              <text:p text:style-name="P210">Olaf Kirch &lt;<text:a xlink:type="simple" xlink:href="../okir@suse.de">okir@suse.de</text:a>&gt;</text:p>
            </text:list-item>
            <text:list-item>
              <text:p text:style-name="P210">Scut &lt;<text:a xlink:type="simple" xlink:href="mailto:scut@nb.in-berlin.de">scut@nb.in-berlin.de</text:a>&gt;</text:p>
            </text:list-item>
            <text:list-item>
              <text:p text:style-name="P210">Stefan Nordhausen &lt;<text:a xlink:type="simple" xlink:href="mailto:nordhaus@informatik.hu-berlin.de">nordhaus@informatik.hu-berlin.de</text:a>&gt;</text:p>
            </text:list-item>
            <text:list-item>
              <text:p text:style-name="P210">Ludwig Nussel &lt;<text:a xlink:type="simple" xlink:href="mailto:lnussel@suse.de">lnussel@suse.de</text:a>&gt;</text:p>
            </text:list-item>
            <text:list-item>
              <text:p text:style-name="P210"><text:span text:style-name="T144">Harald Dunkel &lt;</text:span><text:a xlink:type="simple" xlink:href="mailto:harald.dunkel@t-online.de"><text:span text:style-name="T145">harald.dunkel@t-online.de&gt;</text:span></text:a> </text:p>
            </text:list-item>
            <text:list-item>
              <text:p text:style-name="P210"><text:span text:style-name="T146">Enno Bartels &lt;</text:span><text:a xlink:type="simple" xlink:href="mailto:ennobartels@t-online.de"><text:span text:style-name="T147">ennobartels@t-online.de&gt;</text:span></text:a></text:p>
            </text:list-item>
            <text:list-item>
              <text:p text:style-name="P210"><text:span text:style-name="T144">Philipp Gühring &lt;pg@futureware.at&gt;</text:span></text:p>
            </text:list-item>
          </text:list>
        </text:list-item>
      </text:list>
      <text:p text:style-name="P7"><text:tab/></text:p>
      <text:p text:style-name="P7"><text:s/></text:p>
      <text:p text:style-name="P209">ToDo</text:p>
      <text:list text:style-name="L91">
        <text:list-item>
          <text:list>
            <text:list-item>
              <text:list>
                <text:list-item>
                  <text:list>
                    <text:list-item>
                      <text:p text:style-name="P211">Perl Environ-Var.s zum Umbiegen von Libs (s. sudo Bug CVE-2005-4158)</text:p>
                    </text:list-item>
                    <text:list-item>
                      <text:p text:style-name="P211">PHP</text:p>
                    </text:list-item>
                    <text:list-item>
                      <text:p text:style-name="P211">PRNG Bsp.code</text:p>
                    </text:list-item>
                    <text:list-item>
                      <text:p text:style-name="P211">SSL Client Bsp.code</text:p>
                    </text:list-item>
                    <text:list-item>
                      <text:p text:style-name="P211">Timing-Attacks (Crypto, Auth, Exec Path)</text:p>
                    </text:list-item>
                    <text:list-item>
                      <text:p text:style-name="P211">Meet-In-The-Middle Attack (Crypto)</text:p>
                    </text:list-item>
                    <text:list-item>
                      <text:p text:style-name="P211">Protokolldesign? better SSL (Crypto)</text:p>
                    </text:list-item>
                  </text:list>
                </text:list-item>
              </text:list>
            </text:list-item>
          </text:list>
        </text:list-item>
      </text:list>
      <text:p text:style-name="P209"/>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harter1" svg:font-family="Charter"/>
    <style:font-face style:name="Courier1" svg:font-family="Courier" style:font-family-generic="modern" style:font-pitch="fixed"/>
    <style:font-face style:name="Cumberland" svg:font-family="Cumberland" style:font-family-generic="modern" style:font-pitch="fixed"/>
    <style:font-face style:name="Nimbus Mono L" svg:font-family="'Nimbus Mono L'" style:font-family-generic="modern" style:font-pitch="fixed"/>
    <style:font-face style:name="Courier" svg:font-family="Courier" style:font-family-generic="roman" style:font-pitch="fixed"/>
    <style:font-face style:name="Albany AMT" svg:font-family="'Albany AMT'" style:font-pitch="variable"/>
    <style:font-face style:name="Andale Sans UI" svg:font-family="'Andale Sans UI'" style:font-pitch="variable"/>
    <style:font-face style:name="Arial Unicode MS" svg:font-family="'Arial Unicode MS'" style:font-pitch="variable"/>
    <style:font-face style:name="Charter" svg:font-family="Charter" style:font-pitch="variable"/>
    <style:font-face style:name="HG Mincho Light J" svg:font-family="'HG Mincho Light J'" style:font-pitch="variable"/>
    <style:font-face style:name="Lucidasans" svg:font-family="Lucidasans" style:font-pitch="variable"/>
    <style:font-face style:name="Thorndale" svg:font-family="Thorndale" style:font-pitch="variable"/>
    <style:font-face style:name="cmmi10" svg:font-family="cmmi10" style:font-pitch="variable"/>
    <style:font-face style:name="Courier2" svg:font-family="Courier" style:font-family-generic="modern" style:font-pitch="variable"/>
    <style:font-face style:name="Charter2" svg:font-family="Charter" style:font-family-generic="roman" style:font-pitch="variable"/>
    <style:font-face style:name="Thorndale1" svg:font-family="Thorndale" style:font-family-generic="roman" style:font-pitch="variable"/>
    <style:font-face style:name="Times" svg:font-family="Times" style:font-family-generic="roman" style:font-pitch="variable"/>
    <style:font-face style:name="Arial" svg:font-family="Arial" style:font-family-generic="swiss" style:font-pitch="variable"/>
    <style:font-face style:name="Lucidatypewriter" svg:font-family="Lucidatypewriter" style:font-family-generic="swiss" style:font-pitch="variable"/>
    <style:font-face style:name="helvetica" svg:font-family="helvetica" style:font-family-generic="swiss" style:font-pitch="variable"/>
  </office:font-face-decls>
  <office:styles>
    <draw:gradient draw:name="Gradient_20_30" draw:display-name="Gradient 30" draw:style="linear" draw:start-color="#000000" draw:end-color="#ffffff" draw:start-intensity="100%" draw:end-intensity="100%" draw:angle="0" draw:border="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fill-image draw:name="Bitmape_20_1" draw:display-name="Bitmape 1" xlink:href="Pictures/10000000000000400000004077CDC8F9.png" xlink:type="simple" xlink:show="embed" xlink:actuate="onLoad"/>
    <draw:opacity draw:name="Transparency_20_1" draw:display-name="Transparency 1" draw:style="linear" draw:start="100%" draw:end="0%" draw:angle="0" draw:border="0%"/>
    <draw:marker draw:name="Arrow" svg:viewBox="0 0 250 250" svg:d="m125 0 125 250h-250z"/>
    <draw:marker draw:name="Linienende_20_1" draw:display-name="Linienende 1" svg:viewBox="0 0 20 30" svg:d="m10 0-10 30h20z"/>
    <draw:marker draw:name="Linienende_20_10" draw:display-name="Linienende 10" svg:viewBox="0 0 20 30" svg:d="m10 0-10 30h20z"/>
    <draw:marker draw:name="Linienende_20_11" draw:display-name="Linienende 11" svg:viewBox="0 0 20 30" svg:d="m10 0-10 30h20z"/>
    <draw:marker draw:name="Linienende_20_12" draw:display-name="Linienende 12" svg:viewBox="0 0 20 30" svg:d="m10 0-10 30h20z"/>
    <draw:marker draw:name="Linienende_20_13" draw:display-name="Linienende 13" svg:viewBox="0 0 20 30" svg:d="m10 0-10 30h20z"/>
    <draw:marker draw:name="Linienende_20_14" draw:display-name="Linienende 14" svg:viewBox="0 0 20 30" svg:d="m10 0-10 30h20z"/>
    <draw:marker draw:name="Linienende_20_15" draw:display-name="Linienende 15" svg:viewBox="0 0 20 30" svg:d="m10 0-10 30h20z"/>
    <draw:marker draw:name="Linienende_20_16" draw:display-name="Linienende 16" svg:viewBox="0 0 20 30" svg:d="m10 0-10 30h20z"/>
    <draw:marker draw:name="Linienende_20_2" draw:display-name="Linienende 2" svg:viewBox="0 0 20 30" svg:d="m10 0-10 30h20z"/>
    <draw:marker draw:name="Linienende_20_3" draw:display-name="Linienende 3" svg:viewBox="0 0 20 30" svg:d="m10 0-10 30h20z"/>
    <draw:marker draw:name="Linienende_20_4" draw:display-name="Linienende 4" svg:viewBox="0 0 20 30" svg:d="m10 0-10 30h20z"/>
    <draw:marker draw:name="Linienende_20_5" draw:display-name="Linienende 5" svg:viewBox="0 0 20 30" svg:d="m10 0-10 30h20z"/>
    <draw:marker draw:name="Linienende_20_6" draw:display-name="Linienende 6" svg:viewBox="0 0 20 30" svg:d="m10 0-10 30h20z"/>
    <draw:marker draw:name="Linienende_20_7" draw:display-name="Linienende 7" svg:viewBox="0 0 20 30" svg:d="m10 0-10 30h20z"/>
    <draw:marker draw:name="Linienende_20_8" draw:display-name="Linienende 8" svg:viewBox="0 0 20 30" svg:d="m10 0-10 30h20z"/>
    <draw:marker draw:name="Linienende_20_9" draw:display-name="Linienende 9" svg:viewBox="0 0 20 30" svg:d="m10 0-10 30h20z"/>
    <draw:marker draw:name="Symmetric_20_Arrow" draw:display-name="Symmetric Arrow" svg:viewBox="0 0 1131 902" svg:d="m564 0-564 902h1131z"/>
    <draw:stroke-dash draw:name="Dash_20_1" draw:display-name="Dash 1"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text-scale="0%"/>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Charter"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style>
    <style:style style:name="Text"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left="0.644cm" fo:margin-right="0cm" fo:margin-top="0.63cm" fo:margin-bottom="0cm" fo:line-height="100%" fo:text-align="start" style:justify-single-word="false" fo:text-indent="0cm" style:auto-text-indent="false" style:text-autospace="none" style:writing-mode="lr-tb">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 style:position="27.296cm"/>
        </style:tab-stops>
      </style:paragraph-properties>
      <style:text-properties fo:color="#f8f8f8" style:text-outline="false" style:text-line-through-style="none" style:font-name="Albany AMT" fo:font-size="22pt" fo:font-style="normal" fo:text-shadow="none" style:text-underline-style="none" fo:font-weight="normal" style:font-name-asian="Albany AMT" style:font-size-asian="22pt" style:font-style-asian="normal" style:font-weight-asian="normal" style:font-name-complex="Albany AMT" style:font-size-complex="2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1.582cm" fo:margin-right="0cm" fo:margin-top="0.22cm" fo:margin-bottom="0.22cm" fo:line-height="115%" fo:text-indent="0cm" style:auto-text-indent="false">
        <style:tab-stops>
          <style:tab-stop style:position="-0.626cm"/>
          <style:tab-stop style:position="1.914cm"/>
          <style:tab-stop style:position="4.454cm"/>
          <style:tab-stop style:position="6.994cm"/>
          <style:tab-stop style:position="9.534cm"/>
          <style:tab-stop style:position="12.074cm"/>
          <style:tab-stop style:position="14.614cm"/>
          <style:tab-stop style:position="17.154cm"/>
          <style:tab-stop style:position="19.694cm"/>
          <style:tab-stop style:position="22.234cm"/>
          <style:tab-stop style:position="24.774cm"/>
        </style:tab-stops>
      </style:paragraph-properties>
      <style:text-properties fo:font-size="20pt" style:font-size-asian="20pt" style:font-size-complex="20pt"/>
    </style:style>
    <style:style style:name="Standard_7e_LT_7e_Gliederung_20_3" style:display-name="Standard~LT~Gliederung 3" style:family="paragraph" style:parent-style-name="Standard_7e_LT_7e_Gliederung_20_2">
      <style:paragraph-properties fo:margin-left="2.852cm" fo:margin-right="0cm" fo:margin-top="0.132cm" fo:margin-bottom="0.22cm" fo:text-indent="0cm" style:auto-text-indent="false">
        <style:tab-stops>
          <style:tab-stop style:position="-0.626cm"/>
          <style:tab-stop style:position="1.914cm"/>
          <style:tab-stop style:position="4.454cm"/>
          <style:tab-stop style:position="6.994cm"/>
          <style:tab-stop style:position="9.534cm"/>
          <style:tab-stop style:position="12.074cm"/>
          <style:tab-stop style:position="14.614cm"/>
          <style:tab-stop style:position="17.154cm"/>
          <style:tab-stop style:position="19.694cm"/>
          <style:tab-stop style:position="22.234cm"/>
        </style:tab-stops>
      </style:paragraph-properties>
    </style:style>
    <style:style style:name="Standard_7e_LT_7e_Gliederung_20_4" style:display-name="Standard~LT~Gliederung 4" style:family="paragraph" style:parent-style-name="Standard_7e_LT_7e_Gliederung_20_3">
      <style:paragraph-properties fo:margin-left="4.625cm" fo:margin-right="0cm" fo:margin-top="0.176cm" fo:margin-bottom="0cm" fo:line-height="100%" fo:text-indent="0cm" style:auto-text-indent="false">
        <style:tab-stops>
          <style:tab-stop style:position="-4.172cm"/>
          <style:tab-stop style:position="-1.632cm"/>
          <style:tab-stop style:position="0.908cm"/>
          <style:tab-stop style:position="3.448cm"/>
          <style:tab-stop style:position="5.988cm"/>
          <style:tab-stop style:position="8.528cm"/>
          <style:tab-stop style:position="11.068cm"/>
          <style:tab-stop style:position="13.608cm"/>
          <style:tab-stop style:position="16.148cm"/>
          <style:tab-stop style:position="18.688cm"/>
        </style:tab-stops>
      </style:paragraph-properties>
    </style:style>
    <style:style style:name="Standard_7e_LT_7e_Gliederung_20_5" style:display-name="Standard~LT~Gliederung 5" style:family="paragraph" style:parent-style-name="Standard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text-properties fo:color="#000000"/>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fo:line-height="85%"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font-name="Albany AMT" fo:font-size="28pt" fo:font-style="normal" fo:text-shadow="none" style:text-underline-style="none" fo:font-weight="normal" style:font-name-asian="Albany AMT" style:font-size-asian="28pt" style:font-style-asian="normal" style:font-weight-asian="normal" style:font-name-complex="Albany AMT" style:font-size-complex="28pt" style:font-style-complex="normal" style:font-weight-complex="normal" style:text-emphasize="none"/>
    </style:style>
    <style:style style:name="Standard_7e_LT_7e_Untertitel" style:display-name="Standard~LT~Untertitel" style:family="paragraph">
      <style:paragraph-properties fo:margin-left="0cm" fo:margin-right="0cm" fo:margin-top="0.686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font-name="Albany AMT" fo:font-size="24pt" fo:font-style="normal" fo:text-shadow="none" style:text-underline-style="none" fo:font-weight="normal" style:font-name-asian="Albany AMT" style:font-size-asian="24pt" style:font-style-asian="normal" style:font-weight-asian="normal" style:font-name-complex="Albany AMT" style:font-size-complex="24pt" style:font-style-complex="normal" style:font-weight-complex="normal" style:text-emphasize="none"/>
    </style:style>
    <style:style style:name="Standard_7e_LT_7e_Notizen" style:display-name="Standard~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lbany AMT" fo:font-size="12pt" fo:font-style="normal" fo:text-shadow="none" style:text-underline-style="none" fo:font-weight="normal" style:font-name-asian="Albany AMT" style:font-size-asian="12pt" style:font-style-asian="normal" style:font-weight-asian="normal" style:font-name-complex="Albany AMT" style:font-size-complex="12pt" style:font-style-complex="normal" style:font-weight-complex="normal" style:text-emphasize="none"/>
    </style:style>
    <style:style style:name="Standard_7e_LT_7e_Hintergrundobjekte" style:display-name="Standard~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fo:line-height="85%"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font-name="Albany AMT" fo:font-size="28pt" fo:font-style="normal" fo:text-shadow="none" style:text-underline-style="none" fo:font-weight="normal" style:font-name-asian="Albany AMT" style:font-size-asian="28pt" style:font-style-asian="normal" style:font-weight-asian="normal" style:font-name-complex="Albany AMT" style:font-size-complex="28pt" style:font-style-complex="normal" style:font-weight-complex="normal" style:text-emphasize="none"/>
    </style:style>
    <style:style style:name="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lbany AMT" fo:font-size="12pt" fo:font-style="normal" fo:text-shadow="none" style:text-underline-style="none" fo:font-weight="normal" style:font-name-asian="Albany AMT" style:font-size-asian="12pt" style:font-style-asian="normal" style:font-weight-asian="normal" style:font-name-complex="Albany AMT" style:font-size-complex="12pt" style:font-style-complex="normal" style:font-weight-complex="normal" style:text-emphasize="none"/>
    </style:style>
    <style:style style:name="Gliederung_20_1" style:display-name="Gliederung 1" style:family="paragraph">
      <style:paragraph-properties fo:margin-left="0.644cm" fo:margin-right="0cm" fo:margin-top="0.63cm" fo:margin-bottom="0cm" fo:line-height="100%" fo:text-align="start" style:justify-single-word="false" fo:text-indent="0cm" style:auto-text-indent="false" style:text-autospace="none" style:writing-mode="lr-tb">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 style:position="27.296cm"/>
        </style:tab-stops>
      </style:paragraph-properties>
      <style:text-properties fo:color="#f8f8f8" style:text-outline="false" style:text-line-through-style="none" style:font-name="Albany AMT" fo:font-size="22pt" fo:font-style="normal" fo:text-shadow="none" style:text-underline-style="none" fo:font-weight="normal" style:font-name-asian="Albany AMT" style:font-size-asian="22pt" style:font-style-asian="normal" style:font-weight-asian="normal" style:font-name-complex="Albany AMT" style:font-size-complex="22pt" style:font-style-complex="normal" style:font-weight-complex="normal" style:text-emphasize="none"/>
    </style:style>
    <style:style style:name="Gliederung_20_2" style:display-name="Gliederung 2" style:family="paragraph" style:parent-style-name="Gliederung_20_1">
      <style:paragraph-properties fo:margin-left="1.582cm" fo:margin-right="0cm" fo:margin-top="0.22cm" fo:margin-bottom="0.22cm" fo:line-height="115%" fo:text-indent="0cm" style:auto-text-indent="false">
        <style:tab-stops>
          <style:tab-stop style:position="-0.626cm"/>
          <style:tab-stop style:position="1.914cm"/>
          <style:tab-stop style:position="4.454cm"/>
          <style:tab-stop style:position="6.994cm"/>
          <style:tab-stop style:position="9.534cm"/>
          <style:tab-stop style:position="12.074cm"/>
          <style:tab-stop style:position="14.614cm"/>
          <style:tab-stop style:position="17.154cm"/>
          <style:tab-stop style:position="19.694cm"/>
          <style:tab-stop style:position="22.234cm"/>
          <style:tab-stop style:position="24.774cm"/>
        </style:tab-stops>
      </style:paragraph-properties>
      <style:text-properties fo:font-size="20pt" style:font-size-asian="20pt" style:font-size-complex="20pt"/>
    </style:style>
    <style:style style:name="Gliederung_20_3" style:display-name="Gliederung 3" style:family="paragraph" style:parent-style-name="Gliederung_20_2">
      <style:paragraph-properties fo:margin-left="2.852cm" fo:margin-right="0cm" fo:margin-top="0.132cm" fo:margin-bottom="0.22cm" fo:text-indent="0cm" style:auto-text-indent="false">
        <style:tab-stops>
          <style:tab-stop style:position="-0.626cm"/>
          <style:tab-stop style:position="1.914cm"/>
          <style:tab-stop style:position="4.454cm"/>
          <style:tab-stop style:position="6.994cm"/>
          <style:tab-stop style:position="9.534cm"/>
          <style:tab-stop style:position="12.074cm"/>
          <style:tab-stop style:position="14.614cm"/>
          <style:tab-stop style:position="17.154cm"/>
          <style:tab-stop style:position="19.694cm"/>
          <style:tab-stop style:position="22.234cm"/>
        </style:tab-stops>
      </style:paragraph-properties>
    </style:style>
    <style:style style:name="Gliederung_20_4" style:display-name="Gliederung 4" style:family="paragraph" style:parent-style-name="Gliederung_20_3">
      <style:paragraph-properties fo:margin-left="4.625cm" fo:margin-right="0cm" fo:margin-top="0.176cm" fo:margin-bottom="0cm" fo:line-height="100%" fo:text-indent="0cm" style:auto-text-indent="false">
        <style:tab-stops>
          <style:tab-stop style:position="-4.172cm"/>
          <style:tab-stop style:position="-1.632cm"/>
          <style:tab-stop style:position="0.908cm"/>
          <style:tab-stop style:position="3.448cm"/>
          <style:tab-stop style:position="5.988cm"/>
          <style:tab-stop style:position="8.528cm"/>
          <style:tab-stop style:position="11.068cm"/>
          <style:tab-stop style:position="13.608cm"/>
          <style:tab-stop style:position="16.148cm"/>
          <style:tab-stop style:position="18.688cm"/>
        </style:tab-stops>
      </style:paragraph-properties>
    </style:style>
    <style:style style:name="Gliederung_20_5" style:display-name="Gliederung 5" style:family="paragraph" style:parent-style-name="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text-properties fo:color="#000000"/>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itel1_7e_LT_7e_Gliederung_20_1" style:display-name="Titel1~LT~Gliederung 1" style:family="paragraph">
      <style:paragraph-properties fo:margin-left="0.644cm" fo:margin-right="0cm" fo:margin-top="0.63cm" fo:margin-bottom="0cm" fo:line-height="100%" fo:text-align="start" style:justify-single-word="false" fo:text-indent="0cm" style:auto-text-indent="false" style:text-autospace="none" style:writing-mode="lr-tb">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 style:position="27.296cm"/>
        </style:tab-stops>
      </style:paragraph-properties>
      <style:text-properties fo:color="#f8f8f8" style:text-outline="false" style:text-line-through-style="none" style:font-name="Albany AMT" fo:font-size="22pt" fo:font-style="normal" fo:text-shadow="none" style:text-underline-style="none" fo:font-weight="normal" style:font-name-asian="Albany AMT" style:font-size-asian="22pt" style:font-style-asian="normal" style:font-weight-asian="normal" style:font-name-complex="Albany AMT" style:font-size-complex="22pt" style:font-style-complex="normal" style:font-weight-complex="normal" style:text-emphasize="none"/>
    </style:style>
    <style:style style:name="Titel1_7e_LT_7e_Gliederung_20_2" style:display-name="Titel1~LT~Gliederung 2" style:family="paragraph" style:parent-style-name="Titel1_7e_LT_7e_Gliederung_20_1">
      <style:paragraph-properties fo:margin-left="1.582cm" fo:margin-right="0cm" fo:margin-top="0.22cm" fo:margin-bottom="0.22cm" fo:line-height="115%" fo:text-indent="0cm" style:auto-text-indent="false">
        <style:tab-stops>
          <style:tab-stop style:position="-0.626cm"/>
          <style:tab-stop style:position="1.914cm"/>
          <style:tab-stop style:position="4.454cm"/>
          <style:tab-stop style:position="6.994cm"/>
          <style:tab-stop style:position="9.534cm"/>
          <style:tab-stop style:position="12.074cm"/>
          <style:tab-stop style:position="14.614cm"/>
          <style:tab-stop style:position="17.154cm"/>
          <style:tab-stop style:position="19.694cm"/>
          <style:tab-stop style:position="22.234cm"/>
          <style:tab-stop style:position="24.774cm"/>
        </style:tab-stops>
      </style:paragraph-properties>
      <style:text-properties fo:font-size="20pt" style:font-size-asian="20pt" style:font-size-complex="20pt"/>
    </style:style>
    <style:style style:name="Titel1_7e_LT_7e_Gliederung_20_3" style:display-name="Titel1~LT~Gliederung 3" style:family="paragraph" style:parent-style-name="Titel1_7e_LT_7e_Gliederung_20_2">
      <style:paragraph-properties fo:margin-left="2.852cm" fo:margin-right="0cm" fo:margin-top="0.132cm" fo:margin-bottom="0.22cm" fo:text-indent="0cm" style:auto-text-indent="false">
        <style:tab-stops>
          <style:tab-stop style:position="-0.626cm"/>
          <style:tab-stop style:position="1.914cm"/>
          <style:tab-stop style:position="4.454cm"/>
          <style:tab-stop style:position="6.994cm"/>
          <style:tab-stop style:position="9.534cm"/>
          <style:tab-stop style:position="12.074cm"/>
          <style:tab-stop style:position="14.614cm"/>
          <style:tab-stop style:position="17.154cm"/>
          <style:tab-stop style:position="19.694cm"/>
          <style:tab-stop style:position="22.234cm"/>
        </style:tab-stops>
      </style:paragraph-properties>
    </style:style>
    <style:style style:name="Titel1_7e_LT_7e_Gliederung_20_4" style:display-name="Titel1~LT~Gliederung 4" style:family="paragraph" style:parent-style-name="Titel1_7e_LT_7e_Gliederung_20_3">
      <style:paragraph-properties fo:margin-left="4.625cm" fo:margin-right="0cm" fo:margin-top="0.176cm" fo:margin-bottom="0cm" fo:line-height="100%" fo:text-indent="0cm" style:auto-text-indent="false">
        <style:tab-stops>
          <style:tab-stop style:position="-4.172cm"/>
          <style:tab-stop style:position="-1.632cm"/>
          <style:tab-stop style:position="0.908cm"/>
          <style:tab-stop style:position="3.448cm"/>
          <style:tab-stop style:position="5.988cm"/>
          <style:tab-stop style:position="8.528cm"/>
          <style:tab-stop style:position="11.068cm"/>
          <style:tab-stop style:position="13.608cm"/>
          <style:tab-stop style:position="16.148cm"/>
          <style:tab-stop style:position="18.688cm"/>
        </style:tab-stops>
      </style:paragraph-properties>
    </style:style>
    <style:style style:name="Titel1_7e_LT_7e_Gliederung_20_5" style:display-name="Titel1~LT~Gliederung 5" style:family="paragraph" style:parent-style-name="Titel1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text-properties fo:color="#000000"/>
    </style:style>
    <style:style style:name="Titel1_7e_LT_7e_Gliederung_20_6" style:display-name="Titel1~LT~Gliederung 6" style:family="paragraph" style:parent-style-name="Titel1_7e_LT_7e_Gliederung_20_5"/>
    <style:style style:name="Titel1_7e_LT_7e_Gliederung_20_7" style:display-name="Titel1~LT~Gliederung 7" style:family="paragraph" style:parent-style-name="Titel1_7e_LT_7e_Gliederung_20_6"/>
    <style:style style:name="Titel1_7e_LT_7e_Gliederung_20_8" style:display-name="Titel1~LT~Gliederung 8" style:family="paragraph" style:parent-style-name="Titel1_7e_LT_7e_Gliederung_20_7"/>
    <style:style style:name="Titel1_7e_LT_7e_Gliederung_20_9" style:display-name="Titel1~LT~Gliederung 9" style:family="paragraph" style:parent-style-name="Titel1_7e_LT_7e_Gliederung_20_8"/>
    <style:style style:name="Titel1_7e_LT_7e_Titel" style:display-name="Titel1~LT~Titel" style:family="paragraph">
      <style:paragraph-properties fo:margin-left="0cm" fo:margin-right="0cm" fo:margin-top="0cm" fo:margin-bottom="0cm" fo:line-height="85%"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font-name="Albany AMT" fo:font-size="28pt" fo:font-style="normal" fo:text-shadow="none" style:text-underline-style="none" fo:font-weight="normal" style:font-name-asian="Albany AMT" style:font-size-asian="28pt" style:font-style-asian="normal" style:font-weight-asian="normal" style:font-name-complex="Albany AMT" style:font-size-complex="28pt" style:font-style-complex="normal" style:font-weight-complex="normal" style:text-emphasize="none"/>
    </style:style>
    <style:style style:name="Titel1_7e_LT_7e_Untertitel" style:display-name="Titel1~LT~Untertitel" style:family="paragraph">
      <style:paragraph-properties fo:margin-left="0cm" fo:margin-right="0cm" fo:margin-top="0.686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font-name="Albany AMT" fo:font-size="24pt" fo:font-style="normal" fo:text-shadow="none" style:text-underline-style="none" fo:font-weight="normal" style:font-name-asian="Albany AMT" style:font-size-asian="24pt" style:font-style-asian="normal" style:font-weight-asian="normal" style:font-name-complex="Albany AMT" style:font-size-complex="24pt" style:font-style-complex="normal" style:font-weight-complex="normal" style:text-emphasize="none"/>
    </style:style>
    <style:style style:name="Titel1_7e_LT_7e_Notizen" style:display-name="Titel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lbany AMT" fo:font-size="12pt" fo:font-style="normal" fo:text-shadow="none" style:text-underline-style="none" fo:font-weight="normal" style:font-name-asian="Albany AMT" style:font-size-asian="12pt" style:font-style-asian="normal" style:font-weight-asian="normal" style:font-name-complex="Albany AMT" style:font-size-complex="12pt" style:font-style-complex="normal" style:font-weight-complex="normal" style:text-emphasize="none"/>
    </style:style>
    <style:style style:name="Titel1_7e_LT_7e_Hintergrundobjekte" style:display-name="Titel1~LT~Hintergrundobjekte" style:family="paragraph">
      <style:paragraph-properties style:text-autospace="none"/>
    </style:style>
    <style:style style:name="Titel1_7e_LT_7e_Hintergrund" style:display-name="Titel1~LT~Hintergrund" style:family="paragraph">
      <style:paragraph-properties fo:text-align="center" style:justify-single-word="false" style:text-autospace="non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style>
    <style:style style:name="Source_20_Text" style:display-name="Source Text" style:family="text">
      <style:text-properties style:font-name="Courier"/>
    </style:style>
    <style:style style:name="Teletype" style:family="text">
      <style:text-properties style:font-name="Nimbus Mono L" style:font-name-asian="Nimbus Mono L" style:font-name-complex="Nimbus Mono 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1.12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Sicherheitsrelevante Programmierfehler</dc:title>
    <dc:subject>Sicherheit in der Programmierung</dc:subject>
    <meta:initial-creator> </meta:initial-creator>
    <meta:creation-date>2000-10-15T17:29:48</meta:creation-date>
    <dc:date>2007-01-19T14:34:27</dc:date>
    <meta:print-date>2005-05-24T15:12:04</meta:print-date>
    <meta:keyword>Unix</meta:keyword>
    <meta:keyword>Sicherheit</meta:keyword>
    <meta:keyword>Programmierung</meta:keyword>
    <dc:language>de-DE</dc:language>
    <meta:editing-cycles>1336</meta:editing-cycles>
    <meta:editing-duration>P13DT21H9M28S</meta:editing-duration>
    <meta:user-defined meta:name="Info 0"/>
    <meta:user-defined meta:name="Info 2"/>
    <meta:user-defined meta:name="Info 3"/>
    <meta:user-defined meta:name="Info 4"/>
    <meta:document-statistic meta:table-count="0" meta:image-count="0" meta:object-count="0" meta:page-count="65" meta:paragraph-count="2539" meta:word-count="18349" meta:character-count="129453"/>
  </office:meta>
</office:document-meta>
</file>